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9.9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  <style:style style:name="ce3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-coordinate</text:p>
          </table:table-cell>
          <table:table-cell office:value-type="string" calcext:value-type="string">
            <text:p>Y-coordinate</text:p>
          </table:table-cell>
          <table:table-cell office:value-type="string" calcext:value-type="string">
            <text:p>Indicato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0.637165748377987" calcext:value-type="float">
            <text:p>0.637165748377987</text:p>
          </table:table-cell>
          <table:table-cell office:value-type="float" office:value="0.481058741325171" calcext:value-type="float">
            <text:p>0.481058741325171</text:p>
          </table:table-cell>
          <table:table-cell table:formula="of:=IF(([.A2]-0.5)^2+([.B2]-0.5)^2&lt;=0.5^2;1;0)" office:value-type="float" office:value="1" calcext:value-type="float">
            <text:p>1</text:p>
          </table:table-cell>
          <table:table-cell table:formula="of:=AVERAGE([.$C$2:.C2])*4" office:value-type="float" office:value="4" calcext:value-type="float">
            <text:p>4.000000</text:p>
          </table:table-cell>
          <table:table-cell table:formula="of:=STDEV([.$C$2:.C2])*4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lumn A has random x coordinates between 0 and 1 generated by RAND()</text:p>
          </table:table-cell>
        </table:table-row>
        <table:table-row table:style-name="ro1">
          <table:table-cell office:value-type="float" office:value="0.758196535015213" calcext:value-type="float">
            <text:p>0.758196535015213</text:p>
          </table:table-cell>
          <table:table-cell office:value-type="float" office:value="0.341190559226003" calcext:value-type="float">
            <text:p>0.341190559226003</text:p>
          </table:table-cell>
          <table:table-cell table:formula="of:=IF(([.A3]-0.5)^2+([.B3]-0.5)^2&lt;=0.5^2;1;0)" office:value-type="float" office:value="1" calcext:value-type="float">
            <text:p>1</text:p>
          </table:table-cell>
          <table:table-cell table:formula="of:=AVERAGE([.$C$2:.C3])*4" office:value-type="float" office:value="4" calcext:value-type="float">
            <text:p>4.000000</text:p>
          </table:table-cell>
          <table:table-cell table:formula="of:=STDEV([.$C$2:.C3])*4" office:value-type="float" office:value="0" calcext:value-type="float">
            <text:p>0.000000</text:p>
          </table:table-cell>
          <table:table-cell/>
          <table:table-cell office:value-type="string" calcext:value-type="string">
            <text:p>Column B has random y coordinates between 0 and 1 generated by RAND()</text:p>
          </table:table-cell>
        </table:table-row>
        <table:table-row table:style-name="ro1">
          <table:table-cell office:value-type="float" office:value="0.175723571544018" calcext:value-type="float">
            <text:p>0.175723571544018</text:p>
          </table:table-cell>
          <table:table-cell office:value-type="float" office:value="0.64574417947698" calcext:value-type="float">
            <text:p>0.64574417947698</text:p>
          </table:table-cell>
          <table:table-cell table:formula="of:=IF(([.A4]-0.5)^2+([.B4]-0.5)^2&lt;=0.5^2;1;0)" office:value-type="float" office:value="1" calcext:value-type="float">
            <text:p>1</text:p>
          </table:table-cell>
          <table:table-cell table:formula="of:=AVERAGE([.$C$2:.C4])*4" office:value-type="float" office:value="4" calcext:value-type="float">
            <text:p>4.000000</text:p>
          </table:table-cell>
          <table:table-cell table:formula="of:=STDEV([.$C$2:.C4])*4" office:value-type="float" office:value="0" calcext:value-type="float">
            <text:p>0.000000</text:p>
          </table:table-cell>
          <table:table-cell/>
          <table:table-cell office:value-type="string" calcext:value-type="string">
            <text:p>Column C is an indicator function that has value 1 if the (x,y) coordinate is in a circle with radius 0.5 centered at (0.5,0.5) and 0 otherwise</text:p>
          </table:table-cell>
        </table:table-row>
        <table:table-row table:style-name="ro1">
          <table:table-cell office:value-type="float" office:value="0.0611664875919518" calcext:value-type="float">
            <text:p>0.0611664875919518</text:p>
          </table:table-cell>
          <table:table-cell office:value-type="float" office:value="0.864127058508562" calcext:value-type="float">
            <text:p>0.864127058508562</text:p>
          </table:table-cell>
          <table:table-cell table:formula="of:=IF(([.A5]-0.5)^2+([.B5]-0.5)^2&lt;=0.5^2;1;0)" office:value-type="float" office:value="0" calcext:value-type="float">
            <text:p>0</text:p>
          </table:table-cell>
          <table:table-cell table:formula="of:=AVERAGE([.$C$2:.C5])*4" office:value-type="float" office:value="3" calcext:value-type="float">
            <text:p>3.000000</text:p>
          </table:table-cell>
          <table:table-cell table:formula="of:=STDEV([.$C$2:.C5])*4" office:value-type="float" office:value="2" calcext:value-type="float">
            <text:p>2.000000</text:p>
          </table:table-cell>
          <table:table-cell/>
          <table:table-cell office:value-type="string" calcext:value-type="string">
            <text:p>Column D is 4 times the mean of values of Column C which is an estimate of \pi by Monte-Carlo simulation (since average of column C values estimates \pi/4)</text:p>
          </table:table-cell>
        </table:table-row>
        <table:table-row table:style-name="ro1">
          <table:table-cell office:value-type="float" office:value="0.17684313139778" calcext:value-type="float">
            <text:p>0.17684313139778</text:p>
          </table:table-cell>
          <table:table-cell office:value-type="float" office:value="0.211737209039125" calcext:value-type="float">
            <text:p>0.211737209039125</text:p>
          </table:table-cell>
          <table:table-cell table:formula="of:=IF(([.A6]-0.5)^2+([.B6]-0.5)^2&lt;=0.5^2;1;0)" office:value-type="float" office:value="1" calcext:value-type="float">
            <text:p>1</text:p>
          </table:table-cell>
          <table:table-cell table:formula="of:=AVERAGE([.$C$2:.C6])*4" office:value-type="float" office:value="3.2" calcext:value-type="float">
            <text:p>3.200000</text:p>
          </table:table-cell>
          <table:table-cell table:formula="of:=STDEV([.$C$2:.C6])*4" office:value-type="float" office:value="1.78885438199983" calcext:value-type="float">
            <text:p>1.788854</text:p>
          </table:table-cell>
          <table:table-cell/>
          <table:table-cell office:value-type="string" calcext:value-type="string">
            <text:p>Column E is 4 times the standard deviation of values in Column C which gives the standard deviation of distribution to estimate \pi</text:p>
          </table:table-cell>
        </table:table-row>
        <table:table-row table:style-name="ro1">
          <table:table-cell office:value-type="float" office:value="0.863236570250575" calcext:value-type="float">
            <text:p>0.863236570250575</text:p>
          </table:table-cell>
          <table:table-cell office:value-type="float" office:value="0.646093252543718" calcext:value-type="float">
            <text:p>0.646093252543718</text:p>
          </table:table-cell>
          <table:table-cell table:formula="of:=IF(([.A7]-0.5)^2+([.B7]-0.5)^2&lt;=0.5^2;1;0)" office:value-type="float" office:value="1" calcext:value-type="float">
            <text:p>1</text:p>
          </table:table-cell>
          <table:table-cell table:formula="of:=AVERAGE([.$C$2:.C7])*4" office:value-type="float" office:value="3.33333333333333" calcext:value-type="float">
            <text:p>3.333333</text:p>
          </table:table-cell>
          <table:table-cell table:formula="of:=STDEV([.$C$2:.C7])*4" office:value-type="float" office:value="1.63299316185545" calcext:value-type="float">
            <text:p>1.632993</text:p>
          </table:table-cell>
          <table:table-cell table:number-columns-repeated="2"/>
        </table:table-row>
        <table:table-row table:style-name="ro1">
          <table:table-cell office:value-type="float" office:value="0.183094092536369" calcext:value-type="float">
            <text:p>0.183094092536369</text:p>
          </table:table-cell>
          <table:table-cell office:value-type="float" office:value="0.409692148605347" calcext:value-type="float">
            <text:p>0.409692148605347</text:p>
          </table:table-cell>
          <table:table-cell table:formula="of:=IF(([.A8]-0.5)^2+([.B8]-0.5)^2&lt;=0.5^2;1;0)" office:value-type="float" office:value="1" calcext:value-type="float">
            <text:p>1</text:p>
          </table:table-cell>
          <table:table-cell table:formula="of:=AVERAGE([.$C$2:.C8])*4" office:value-type="float" office:value="3.42857142857143" calcext:value-type="float">
            <text:p>3.428571</text:p>
          </table:table-cell>
          <table:table-cell table:formula="of:=STDEV([.$C$2:.C8])*4" office:value-type="float" office:value="1.51185789203691" calcext:value-type="float">
            <text:p>1.511858</text:p>
          </table:table-cell>
          <table:table-cell table:number-columns-repeated="2"/>
        </table:table-row>
        <table:table-row table:style-name="ro1">
          <table:table-cell office:value-type="float" office:value="0.340936211904514" calcext:value-type="float">
            <text:p>0.340936211904514</text:p>
          </table:table-cell>
          <table:table-cell office:value-type="float" office:value="0.191105618576436" calcext:value-type="float">
            <text:p>0.191105618576436</text:p>
          </table:table-cell>
          <table:table-cell table:formula="of:=IF(([.A9]-0.5)^2+([.B9]-0.5)^2&lt;=0.5^2;1;0)" office:value-type="float" office:value="1" calcext:value-type="float">
            <text:p>1</text:p>
          </table:table-cell>
          <table:table-cell table:formula="of:=AVERAGE([.$C$2:.C9])*4" office:value-type="float" office:value="3.5" calcext:value-type="float">
            <text:p>3.500000</text:p>
          </table:table-cell>
          <table:table-cell table:formula="of:=STDEV([.$C$2:.C9])*4" office:value-type="float" office:value="1.4142135623731" calcext:value-type="float">
            <text:p>1.414214</text:p>
          </table:table-cell>
          <table:table-cell table:number-columns-repeated="2"/>
        </table:table-row>
        <table:table-row table:style-name="ro1">
          <table:table-cell office:value-type="float" office:value="0.399178879913186" calcext:value-type="float">
            <text:p>0.399178879913186</text:p>
          </table:table-cell>
          <table:table-cell office:value-type="float" office:value="0.274759544345995" calcext:value-type="float">
            <text:p>0.274759544345995</text:p>
          </table:table-cell>
          <table:table-cell table:formula="of:=IF(([.A10]-0.5)^2+([.B10]-0.5)^2&lt;=0.5^2;1;0)" office:value-type="float" office:value="1" calcext:value-type="float">
            <text:p>1</text:p>
          </table:table-cell>
          <table:table-cell table:formula="of:=AVERAGE([.$C$2:.C10])*4" office:value-type="float" office:value="3.55555555555556" calcext:value-type="float">
            <text:p>3.555556</text:p>
          </table:table-cell>
          <table:table-cell table:formula="of:=STDEV([.$C$2:.C10])*4" office:value-type="float" office:value="1.33333333333333" calcext:value-type="float">
            <text:p>1.333333</text:p>
          </table:table-cell>
          <table:table-cell table:number-columns-repeated="2"/>
        </table:table-row>
        <table:table-row table:style-name="ro1">
          <table:table-cell office:value-type="float" office:value="0.0636154158921363" calcext:value-type="float">
            <text:p>0.0636154158921363</text:p>
          </table:table-cell>
          <table:table-cell office:value-type="float" office:value="0.355996458468289" calcext:value-type="float">
            <text:p>0.355996458468289</text:p>
          </table:table-cell>
          <table:table-cell table:formula="of:=IF(([.A11]-0.5)^2+([.B11]-0.5)^2&lt;=0.5^2;1;0)" office:value-type="float" office:value="1" calcext:value-type="float">
            <text:p>1</text:p>
          </table:table-cell>
          <table:table-cell table:formula="of:=AVERAGE([.$C$2:.C11])*4" office:value-type="float" office:value="3.6" calcext:value-type="float">
            <text:p>3.600000</text:p>
          </table:table-cell>
          <table:table-cell table:formula="of:=STDEV([.$C$2:.C11])*4" office:value-type="float" office:value="1.26491106406735" calcext:value-type="float">
            <text:p>1.264911</text:p>
          </table:table-cell>
          <table:table-cell table:number-columns-repeated="2"/>
        </table:table-row>
        <table:table-row table:style-name="ro1">
          <table:table-cell office:value-type="float" office:value="0.355959207926585" calcext:value-type="float">
            <text:p>0.355959207926585</text:p>
          </table:table-cell>
          <table:table-cell office:value-type="float" office:value="0.426792590245229" calcext:value-type="float">
            <text:p>0.426792590245229</text:p>
          </table:table-cell>
          <table:table-cell table:formula="of:=IF(([.A12]-0.5)^2+([.B12]-0.5)^2&lt;=0.5^2;1;0)" office:value-type="float" office:value="1" calcext:value-type="float">
            <text:p>1</text:p>
          </table:table-cell>
          <table:table-cell table:formula="of:=AVERAGE([.$C$2:.C12])*4" office:value-type="float" office:value="3.63636363636364" calcext:value-type="float">
            <text:p>3.636364</text:p>
          </table:table-cell>
          <table:table-cell table:formula="of:=STDEV([.$C$2:.C12])*4" office:value-type="float" office:value="1.20604537831105" calcext:value-type="float">
            <text:p>1.206045</text:p>
          </table:table-cell>
          <table:table-cell table:number-columns-repeated="2"/>
        </table:table-row>
        <table:table-row table:style-name="ro1">
          <table:table-cell office:value-type="float" office:value="0.494526875204425" calcext:value-type="float">
            <text:p>0.494526875204425</text:p>
          </table:table-cell>
          <table:table-cell office:value-type="float" office:value="0.0954338840349882" calcext:value-type="float">
            <text:p>0.0954338840349882</text:p>
          </table:table-cell>
          <table:table-cell table:formula="of:=IF(([.A13]-0.5)^2+([.B13]-0.5)^2&lt;=0.5^2;1;0)" office:value-type="float" office:value="1" calcext:value-type="float">
            <text:p>1</text:p>
          </table:table-cell>
          <table:table-cell table:formula="of:=AVERAGE([.$C$2:.C13])*4" office:value-type="float" office:value="3.66666666666667" calcext:value-type="float">
            <text:p>3.666667</text:p>
          </table:table-cell>
          <table:table-cell table:formula="of:=STDEV([.$C$2:.C13])*4" office:value-type="float" office:value="1.15470053837925" calcext:value-type="float">
            <text:p>1.154701</text:p>
          </table:table-cell>
          <table:table-cell table:number-columns-repeated="2"/>
        </table:table-row>
        <table:table-row table:style-name="ro1">
          <table:table-cell office:value-type="float" office:value="0.214666787120501" calcext:value-type="float">
            <text:p>0.214666787120501</text:p>
          </table:table-cell>
          <table:table-cell office:value-type="float" office:value="0.0238525598469428" calcext:value-type="float">
            <text:p>0.0238525598469428</text:p>
          </table:table-cell>
          <table:table-cell table:formula="of:=IF(([.A14]-0.5)^2+([.B14]-0.5)^2&lt;=0.5^2;1;0)" office:value-type="float" office:value="0" calcext:value-type="float">
            <text:p>0</text:p>
          </table:table-cell>
          <table:table-cell table:formula="of:=AVERAGE([.$C$2:.C14])*4" office:value-type="float" office:value="3.38461538461538" calcext:value-type="float">
            <text:p>3.384615</text:p>
          </table:table-cell>
          <table:table-cell table:formula="of:=STDEV([.$C$2:.C14])*4" office:value-type="float" office:value="1.50213523239762" calcext:value-type="float">
            <text:p>1.502135</text:p>
          </table:table-cell>
          <table:table-cell table:number-columns-repeated="2"/>
        </table:table-row>
        <table:table-row table:style-name="ro1">
          <table:table-cell office:value-type="float" office:value="0.847648657530579" calcext:value-type="float">
            <text:p>0.847648657530579</text:p>
          </table:table-cell>
          <table:table-cell office:value-type="float" office:value="0.90851098253179" calcext:value-type="float">
            <text:p>0.90851098253179</text:p>
          </table:table-cell>
          <table:table-cell table:formula="of:=IF(([.A15]-0.5)^2+([.B15]-0.5)^2&lt;=0.5^2;1;0)" office:value-type="float" office:value="0" calcext:value-type="float">
            <text:p>0</text:p>
          </table:table-cell>
          <table:table-cell table:formula="of:=AVERAGE([.$C$2:.C15])*4" office:value-type="float" office:value="3.14285714285714" calcext:value-type="float">
            <text:p>3.142857</text:p>
          </table:table-cell>
          <table:table-cell table:formula="of:=STDEV([.$C$2:.C15])*4" office:value-type="float" office:value="1.70326125450528" calcext:value-type="float">
            <text:p>1.703261</text:p>
          </table:table-cell>
          <table:table-cell table:number-columns-repeated="2"/>
        </table:table-row>
        <table:table-row table:style-name="ro1">
          <table:table-cell office:value-type="float" office:value="0.0550674668044927" calcext:value-type="float">
            <text:p>0.0550674668044927</text:p>
          </table:table-cell>
          <table:table-cell office:value-type="float" office:value="0.359580903922865" calcext:value-type="float">
            <text:p>0.359580903922865</text:p>
          </table:table-cell>
          <table:table-cell table:formula="of:=IF(([.A16]-0.5)^2+([.B16]-0.5)^2&lt;=0.5^2;1;0)" office:value-type="float" office:value="1" calcext:value-type="float">
            <text:p>1</text:p>
          </table:table-cell>
          <table:table-cell table:formula="of:=AVERAGE([.$C$2:.C16])*4" office:value-type="float" office:value="3.2" calcext:value-type="float">
            <text:p>3.200000</text:p>
          </table:table-cell>
          <table:table-cell table:formula="of:=STDEV([.$C$2:.C16])*4" office:value-type="float" office:value="1.65615734242165" calcext:value-type="float">
            <text:p>1.656157</text:p>
          </table:table-cell>
          <table:table-cell table:number-columns-repeated="2"/>
        </table:table-row>
        <table:table-row table:style-name="ro1">
          <table:table-cell office:value-type="float" office:value="0.0926019096019298" calcext:value-type="float">
            <text:p>0.0926019096019298</text:p>
          </table:table-cell>
          <table:table-cell office:value-type="float" office:value="0.466620211323179" calcext:value-type="float">
            <text:p>0.466620211323179</text:p>
          </table:table-cell>
          <table:table-cell table:formula="of:=IF(([.A17]-0.5)^2+([.B17]-0.5)^2&lt;=0.5^2;1;0)" office:value-type="float" office:value="1" calcext:value-type="float">
            <text:p>1</text:p>
          </table:table-cell>
          <table:table-cell table:formula="of:=AVERAGE([.$C$2:.C17])*4" office:value-type="float" office:value="3.25" calcext:value-type="float">
            <text:p>3.250000</text:p>
          </table:table-cell>
          <table:table-cell table:formula="of:=STDEV([.$C$2:.C17])*4" office:value-type="float" office:value="1.61245154965971" calcext:value-type="float">
            <text:p>1.612452</text:p>
          </table:table-cell>
          <table:table-cell table:number-columns-repeated="2"/>
        </table:table-row>
        <table:table-row table:style-name="ro1">
          <table:table-cell office:value-type="float" office:value="0.312165058822184" calcext:value-type="float">
            <text:p>0.312165058822184</text:p>
          </table:table-cell>
          <table:table-cell office:value-type="float" office:value="0.0793718022409169" calcext:value-type="float">
            <text:p>0.0793718022409169</text:p>
          </table:table-cell>
          <table:table-cell table:formula="of:=IF(([.A18]-0.5)^2+([.B18]-0.5)^2&lt;=0.5^2;1;0)" office:value-type="float" office:value="1" calcext:value-type="float">
            <text:p>1</text:p>
          </table:table-cell>
          <table:table-cell table:formula="of:=AVERAGE([.$C$2:.C18])*4" office:value-type="float" office:value="3.29411764705882" calcext:value-type="float">
            <text:p>3.294118</text:p>
          </table:table-cell>
          <table:table-cell table:formula="of:=STDEV([.$C$2:.C18])*4" office:value-type="float" office:value="1.57181049598675" calcext:value-type="float">
            <text:p>1.571810</text:p>
          </table:table-cell>
          <table:table-cell table:number-columns-repeated="2"/>
        </table:table-row>
        <table:table-row table:style-name="ro1">
          <table:table-cell office:value-type="float" office:value="0.554740933430824" calcext:value-type="float">
            <text:p>0.554740933430824</text:p>
          </table:table-cell>
          <table:table-cell office:value-type="float" office:value="0.865170302110324" calcext:value-type="float">
            <text:p>0.865170302110324</text:p>
          </table:table-cell>
          <table:table-cell table:formula="of:=IF(([.A19]-0.5)^2+([.B19]-0.5)^2&lt;=0.5^2;1;0)" office:value-type="float" office:value="1" calcext:value-type="float">
            <text:p>1</text:p>
          </table:table-cell>
          <table:table-cell table:formula="of:=AVERAGE([.$C$2:.C19])*4" office:value-type="float" office:value="3.33333333333333" calcext:value-type="float">
            <text:p>3.333333</text:p>
          </table:table-cell>
          <table:table-cell table:formula="of:=STDEV([.$C$2:.C19])*4" office:value-type="float" office:value="1.53392997769474" calcext:value-type="float">
            <text:p>1.533930</text:p>
          </table:table-cell>
          <table:table-cell table:number-columns-repeated="2"/>
        </table:table-row>
        <table:table-row table:style-name="ro1">
          <table:table-cell office:value-type="float" office:value="0.465317907241393" calcext:value-type="float">
            <text:p>0.465317907241393</text:p>
          </table:table-cell>
          <table:table-cell office:value-type="float" office:value="0.622923770421402" calcext:value-type="float">
            <text:p>0.622923770421402</text:p>
          </table:table-cell>
          <table:table-cell table:formula="of:=IF(([.A20]-0.5)^2+([.B20]-0.5)^2&lt;=0.5^2;1;0)" office:value-type="float" office:value="1" calcext:value-type="float">
            <text:p>1</text:p>
          </table:table-cell>
          <table:table-cell table:formula="of:=AVERAGE([.$C$2:.C20])*4" office:value-type="float" office:value="3.36842105263158" calcext:value-type="float">
            <text:p>3.368421</text:p>
          </table:table-cell>
          <table:table-cell table:formula="of:=STDEV([.$C$2:.C20])*4" office:value-type="float" office:value="1.49853729853071" calcext:value-type="float">
            <text:p>1.498537</text:p>
          </table:table-cell>
          <table:table-cell table:number-columns-repeated="2"/>
        </table:table-row>
        <table:table-row table:style-name="ro1">
          <table:table-cell office:value-type="float" office:value="0.210891634837208" calcext:value-type="float">
            <text:p>0.210891634837208</text:p>
          </table:table-cell>
          <table:table-cell office:value-type="float" office:value="0.618444904958049" calcext:value-type="float">
            <text:p>0.618444904958049</text:p>
          </table:table-cell>
          <table:table-cell table:formula="of:=IF(([.A21]-0.5)^2+([.B21]-0.5)^2&lt;=0.5^2;1;0)" office:value-type="float" office:value="1" calcext:value-type="float">
            <text:p>1</text:p>
          </table:table-cell>
          <table:table-cell table:formula="of:=AVERAGE([.$C$2:.C21])*4" office:value-type="float" office:value="3.4" calcext:value-type="float">
            <text:p>3.400000</text:p>
          </table:table-cell>
          <table:table-cell table:formula="of:=STDEV([.$C$2:.C21])*4" office:value-type="float" office:value="1.46539019413009" calcext:value-type="float">
            <text:p>1.465390</text:p>
          </table:table-cell>
          <table:table-cell table:number-columns-repeated="2"/>
        </table:table-row>
        <table:table-row table:style-name="ro1">
          <table:table-cell office:value-type="float" office:value="0.407090957233605" calcext:value-type="float">
            <text:p>0.407090957233605</text:p>
          </table:table-cell>
          <table:table-cell office:value-type="float" office:value="0.263257931178361" calcext:value-type="float">
            <text:p>0.263257931178361</text:p>
          </table:table-cell>
          <table:table-cell table:formula="of:=IF(([.A22]-0.5)^2+([.B22]-0.5)^2&lt;=0.5^2;1;0)" office:value-type="float" office:value="1" calcext:value-type="float">
            <text:p>1</text:p>
          </table:table-cell>
          <table:table-cell table:formula="of:=AVERAGE([.$C$2:.C22])*4" office:value-type="float" office:value="3.42857142857143" calcext:value-type="float">
            <text:p>3.428571</text:p>
          </table:table-cell>
          <table:table-cell table:formula="of:=STDEV([.$C$2:.C22])*4" office:value-type="float" office:value="1.43427433120127" calcext:value-type="float">
            <text:p>1.434274</text:p>
          </table:table-cell>
          <table:table-cell table:number-columns-repeated="2"/>
        </table:table-row>
        <table:table-row table:style-name="ro1">
          <table:table-cell office:value-type="float" office:value="0.284255782309752" calcext:value-type="float">
            <text:p>0.284255782309752</text:p>
          </table:table-cell>
          <table:table-cell office:value-type="float" office:value="0.0471983155582321" calcext:value-type="float">
            <text:p>0.0471983155582321</text:p>
          </table:table-cell>
          <table:table-cell table:formula="of:=IF(([.A23]-0.5)^2+([.B23]-0.5)^2&lt;=0.5^2;1;0)" office:value-type="float" office:value="0" calcext:value-type="float">
            <text:p>0</text:p>
          </table:table-cell>
          <table:table-cell table:formula="of:=AVERAGE([.$C$2:.C23])*4" office:value-type="float" office:value="3.27272727272727" calcext:value-type="float">
            <text:p>3.272727</text:p>
          </table:table-cell>
          <table:table-cell table:formula="of:=STDEV([.$C$2:.C23])*4" office:value-type="float" office:value="1.57908406790345" calcext:value-type="float">
            <text:p>1.579084</text:p>
          </table:table-cell>
          <table:table-cell table:number-columns-repeated="2"/>
        </table:table-row>
        <table:table-row table:style-name="ro1">
          <table:table-cell office:value-type="float" office:value="0.13585068952352" calcext:value-type="float">
            <text:p>0.13585068952352</text:p>
          </table:table-cell>
          <table:table-cell office:value-type="float" office:value="0.128185507770968" calcext:value-type="float">
            <text:p>0.128185507770968</text:p>
          </table:table-cell>
          <table:table-cell table:formula="of:=IF(([.A24]-0.5)^2+([.B24]-0.5)^2&lt;=0.5^2;1;0)" office:value-type="float" office:value="0" calcext:value-type="float">
            <text:p>0</text:p>
          </table:table-cell>
          <table:table-cell table:formula="of:=AVERAGE([.$C$2:.C24])*4" office:value-type="float" office:value="3.1304347826087" calcext:value-type="float">
            <text:p>3.130435</text:p>
          </table:table-cell>
          <table:table-cell table:formula="of:=STDEV([.$C$2:.C24])*4" office:value-type="float" office:value="1.6869646713466" calcext:value-type="float">
            <text:p>1.686965</text:p>
          </table:table-cell>
          <table:table-cell table:number-columns-repeated="2"/>
        </table:table-row>
        <table:table-row table:style-name="ro1">
          <table:table-cell office:value-type="float" office:value="0.618472017643158" calcext:value-type="float">
            <text:p>0.618472017643158</text:p>
          </table:table-cell>
          <table:table-cell office:value-type="float" office:value="0.642170536808417" calcext:value-type="float">
            <text:p>0.642170536808417</text:p>
          </table:table-cell>
          <table:table-cell table:formula="of:=IF(([.A25]-0.5)^2+([.B25]-0.5)^2&lt;=0.5^2;1;0)" office:value-type="float" office:value="1" calcext:value-type="float">
            <text:p>1</text:p>
          </table:table-cell>
          <table:table-cell table:formula="of:=AVERAGE([.$C$2:.C25])*4" office:value-type="float" office:value="3.16666666666667" calcext:value-type="float">
            <text:p>3.166667</text:p>
          </table:table-cell>
          <table:table-cell table:formula="of:=STDEV([.$C$2:.C25])*4" office:value-type="float" office:value="1.65940446799621" calcext:value-type="float">
            <text:p>1.659404</text:p>
          </table:table-cell>
          <table:table-cell table:number-columns-repeated="2"/>
        </table:table-row>
        <table:table-row table:style-name="ro1">
          <table:table-cell office:value-type="float" office:value="0.226595868855946" calcext:value-type="float">
            <text:p>0.226595868855946</text:p>
          </table:table-cell>
          <table:table-cell office:value-type="float" office:value="0.857520848638415" calcext:value-type="float">
            <text:p>0.857520848638415</text:p>
          </table:table-cell>
          <table:table-cell table:formula="of:=IF(([.A26]-0.5)^2+([.B26]-0.5)^2&lt;=0.5^2;1;0)" office:value-type="float" office:value="1" calcext:value-type="float">
            <text:p>1</text:p>
          </table:table-cell>
          <table:table-cell table:formula="of:=AVERAGE([.$C$2:.C26])*4" office:value-type="float" office:value="3.2" calcext:value-type="float">
            <text:p>3.200000</text:p>
          </table:table-cell>
          <table:table-cell table:formula="of:=STDEV([.$C$2:.C26])*4" office:value-type="float" office:value="1.63299316185545" calcext:value-type="float">
            <text:p>1.632993</text:p>
          </table:table-cell>
          <table:table-cell table:number-columns-repeated="2"/>
        </table:table-row>
        <table:table-row table:style-name="ro1">
          <table:table-cell office:value-type="float" office:value="0.856240722546923" calcext:value-type="float">
            <text:p>0.856240722546923</text:p>
          </table:table-cell>
          <table:table-cell office:value-type="float" office:value="0.521955085106769" calcext:value-type="float">
            <text:p>0.521955085106769</text:p>
          </table:table-cell>
          <table:table-cell table:formula="of:=IF(([.A27]-0.5)^2+([.B27]-0.5)^2&lt;=0.5^2;1;0)" office:value-type="float" office:value="1" calcext:value-type="float">
            <text:p>1</text:p>
          </table:table-cell>
          <table:table-cell table:formula="of:=AVERAGE([.$C$2:.C27])*4" office:value-type="float" office:value="3.23076923076923" calcext:value-type="float">
            <text:p>3.230769</text:p>
          </table:table-cell>
          <table:table-cell table:formula="of:=STDEV([.$C$2:.C27])*4" office:value-type="float" office:value="1.607673904937" calcext:value-type="float">
            <text:p>1.607674</text:p>
          </table:table-cell>
          <table:table-cell table:number-columns-repeated="2"/>
        </table:table-row>
        <table:table-row table:style-name="ro1">
          <table:table-cell office:value-type="float" office:value="0.999951085336815" calcext:value-type="float">
            <text:p>0.999951085336815</text:p>
          </table:table-cell>
          <table:table-cell office:value-type="float" office:value="0.507497592999924" calcext:value-type="float">
            <text:p>0.507497592999924</text:p>
          </table:table-cell>
          <table:table-cell table:formula="of:=IF(([.A28]-0.5)^2+([.B28]-0.5)^2&lt;=0.5^2;1;0)" office:value-type="float" office:value="0" calcext:value-type="float">
            <text:p>0</text:p>
          </table:table-cell>
          <table:table-cell table:formula="of:=AVERAGE([.$C$2:.C28])*4" office:value-type="float" office:value="3.11111111111111" calcext:value-type="float">
            <text:p>3.111111</text:p>
          </table:table-cell>
          <table:table-cell table:formula="of:=STDEV([.$C$2:.C28])*4" office:value-type="float" office:value="1.69463709147265" calcext:value-type="float">
            <text:p>1.694637</text:p>
          </table:table-cell>
          <table:table-cell table:number-columns-repeated="2"/>
        </table:table-row>
        <table:table-row table:style-name="ro1">
          <table:table-cell office:value-type="float" office:value="0.0997787772466423" calcext:value-type="float">
            <text:p>0.0997787772466423</text:p>
          </table:table-cell>
          <table:table-cell office:value-type="float" office:value="0.719625056041068" calcext:value-type="float">
            <text:p>0.719625056041068</text:p>
          </table:table-cell>
          <table:table-cell table:formula="of:=IF(([.A29]-0.5)^2+([.B29]-0.5)^2&lt;=0.5^2;1;0)" office:value-type="float" office:value="1" calcext:value-type="float">
            <text:p>1</text:p>
          </table:table-cell>
          <table:table-cell table:formula="of:=AVERAGE([.$C$2:.C29])*4" office:value-type="float" office:value="3.14285714285714" calcext:value-type="float">
            <text:p>3.142857</text:p>
          </table:table-cell>
          <table:table-cell table:formula="of:=STDEV([.$C$2:.C29])*4" office:value-type="float" office:value="1.67142178807469" calcext:value-type="float">
            <text:p>1.671422</text:p>
          </table:table-cell>
          <table:table-cell table:number-columns-repeated="2"/>
        </table:table-row>
        <table:table-row table:style-name="ro1">
          <table:table-cell office:value-type="float" office:value="0.836543899581003" calcext:value-type="float">
            <text:p>0.836543899581003</text:p>
          </table:table-cell>
          <table:table-cell office:value-type="float" office:value="0.123114408702276" calcext:value-type="float">
            <text:p>0.123114408702276</text:p>
          </table:table-cell>
          <table:table-cell table:formula="of:=IF(([.A30]-0.5)^2+([.B30]-0.5)^2&lt;=0.5^2;1;0)" office:value-type="float" office:value="0" calcext:value-type="float">
            <text:p>0</text:p>
          </table:table-cell>
          <table:table-cell table:formula="of:=AVERAGE([.$C$2:.C30])*4" office:value-type="float" office:value="3.03448275862069" calcext:value-type="float">
            <text:p>3.034483</text:p>
          </table:table-cell>
          <table:table-cell table:formula="of:=STDEV([.$C$2:.C30])*4" office:value-type="float" office:value="1.74197668142277" calcext:value-type="float">
            <text:p>1.741977</text:p>
          </table:table-cell>
          <table:table-cell table:number-columns-repeated="2"/>
        </table:table-row>
        <table:table-row table:style-name="ro1">
          <table:table-cell office:value-type="float" office:value="0.114479177267996" calcext:value-type="float">
            <text:p>0.114479177267996</text:p>
          </table:table-cell>
          <table:table-cell office:value-type="float" office:value="0.463166545701" calcext:value-type="float">
            <text:p>0.463166545701</text:p>
          </table:table-cell>
          <table:table-cell table:formula="of:=IF(([.A31]-0.5)^2+([.B31]-0.5)^2&lt;=0.5^2;1;0)" office:value-type="float" office:value="1" calcext:value-type="float">
            <text:p>1</text:p>
          </table:table-cell>
          <table:table-cell table:formula="of:=AVERAGE([.$C$2:.C31])*4" office:value-type="float" office:value="3.06666666666667" calcext:value-type="float">
            <text:p>3.066667</text:p>
          </table:table-cell>
          <table:table-cell table:formula="of:=STDEV([.$C$2:.C31])*4" office:value-type="float" office:value="1.72073226860831" calcext:value-type="float">
            <text:p>1.720732</text:p>
          </table:table-cell>
          <table:table-cell table:number-columns-repeated="2"/>
        </table:table-row>
        <table:table-row table:style-name="ro1">
          <table:table-cell office:value-type="float" office:value="0.784632548999889" calcext:value-type="float">
            <text:p>0.784632548999889</text:p>
          </table:table-cell>
          <table:table-cell office:value-type="float" office:value="0.388295066200879" calcext:value-type="float">
            <text:p>0.388295066200879</text:p>
          </table:table-cell>
          <table:table-cell table:formula="of:=IF(([.A32]-0.5)^2+([.B32]-0.5)^2&lt;=0.5^2;1;0)" office:value-type="float" office:value="1" calcext:value-type="float">
            <text:p>1</text:p>
          </table:table-cell>
          <table:table-cell table:formula="of:=AVERAGE([.$C$2:.C32])*4" office:value-type="float" office:value="3.09677419354839" calcext:value-type="float">
            <text:p>3.096774</text:p>
          </table:table-cell>
          <table:table-cell table:formula="of:=STDEV([.$C$2:.C32])*4" office:value-type="float" office:value="1.70009487401297" calcext:value-type="float">
            <text:p>1.700095</text:p>
          </table:table-cell>
          <table:table-cell table:number-columns-repeated="2"/>
        </table:table-row>
        <table:table-row table:style-name="ro1">
          <table:table-cell office:value-type="float" office:value="0.531500125754271" calcext:value-type="float">
            <text:p>0.531500125754271</text:p>
          </table:table-cell>
          <table:table-cell office:value-type="float" office:value="0.0393173309513685" calcext:value-type="float">
            <text:p>0.0393173309513685</text:p>
          </table:table-cell>
          <table:table-cell table:formula="of:=IF(([.A33]-0.5)^2+([.B33]-0.5)^2&lt;=0.5^2;1;0)" office:value-type="float" office:value="1" calcext:value-type="float">
            <text:p>1</text:p>
          </table:table-cell>
          <table:table-cell table:formula="of:=AVERAGE([.$C$2:.C33])*4" office:value-type="float" office:value="3.125" calcext:value-type="float">
            <text:p>3.125000</text:p>
          </table:table-cell>
          <table:table-cell table:formula="of:=STDEV([.$C$2:.C33])*4" office:value-type="float" office:value="1.68005376258062" calcext:value-type="float">
            <text:p>1.680054</text:p>
          </table:table-cell>
          <table:table-cell table:number-columns-repeated="2"/>
        </table:table-row>
        <table:table-row table:style-name="ro1">
          <table:table-cell office:value-type="float" office:value="0.495074156554175" calcext:value-type="float">
            <text:p>0.495074156554175</text:p>
          </table:table-cell>
          <table:table-cell office:value-type="float" office:value="0.145055148486836" calcext:value-type="float">
            <text:p>0.145055148486836</text:p>
          </table:table-cell>
          <table:table-cell table:formula="of:=IF(([.A34]-0.5)^2+([.B34]-0.5)^2&lt;=0.5^2;1;0)" office:value-type="float" office:value="1" calcext:value-type="float">
            <text:p>1</text:p>
          </table:table-cell>
          <table:table-cell table:formula="of:=AVERAGE([.$C$2:.C34])*4" office:value-type="float" office:value="3.15151515151515" calcext:value-type="float">
            <text:p>3.151515</text:p>
          </table:table-cell>
          <table:table-cell table:formula="of:=STDEV([.$C$2:.C34])*4" office:value-type="float" office:value="1.66059500106912" calcext:value-type="float">
            <text:p>1.660595</text:p>
          </table:table-cell>
          <table:table-cell table:number-columns-repeated="2"/>
        </table:table-row>
        <table:table-row table:style-name="ro1">
          <table:table-cell office:value-type="float" office:value="0.804912007866306" calcext:value-type="float">
            <text:p>0.804912007866306</text:p>
          </table:table-cell>
          <table:table-cell office:value-type="float" office:value="0.596817592486801" calcext:value-type="float">
            <text:p>0.596817592486801</text:p>
          </table:table-cell>
          <table:table-cell table:formula="of:=IF(([.A35]-0.5)^2+([.B35]-0.5)^2&lt;=0.5^2;1;0)" office:value-type="float" office:value="1" calcext:value-type="float">
            <text:p>1</text:p>
          </table:table-cell>
          <table:table-cell table:formula="of:=AVERAGE([.$C$2:.C35])*4" office:value-type="float" office:value="3.17647058823529" calcext:value-type="float">
            <text:p>3.176471</text:p>
          </table:table-cell>
          <table:table-cell table:formula="of:=STDEV([.$C$2:.C35])*4" office:value-type="float" office:value="1.64170252048762" calcext:value-type="float">
            <text:p>1.641703</text:p>
          </table:table-cell>
          <table:table-cell table:number-columns-repeated="2"/>
        </table:table-row>
        <table:table-row table:style-name="ro1">
          <table:table-cell office:value-type="float" office:value="0.721376381209831" calcext:value-type="float">
            <text:p>0.721376381209831</text:p>
          </table:table-cell>
          <table:table-cell office:value-type="float" office:value="0.160541157335939" calcext:value-type="float">
            <text:p>0.160541157335939</text:p>
          </table:table-cell>
          <table:table-cell table:formula="of:=IF(([.A36]-0.5)^2+([.B36]-0.5)^2&lt;=0.5^2;1;0)" office:value-type="float" office:value="1" calcext:value-type="float">
            <text:p>1</text:p>
          </table:table-cell>
          <table:table-cell table:formula="of:=AVERAGE([.$C$2:.C36])*4" office:value-type="float" office:value="3.2" calcext:value-type="float">
            <text:p>3.200000</text:p>
          </table:table-cell>
          <table:table-cell table:formula="of:=STDEV([.$C$2:.C36])*4" office:value-type="float" office:value="1.62335889982686" calcext:value-type="float">
            <text:p>1.623359</text:p>
          </table:table-cell>
          <table:table-cell table:number-columns-repeated="2"/>
        </table:table-row>
        <table:table-row table:style-name="ro1">
          <table:table-cell office:value-type="float" office:value="0.733996612952107" calcext:value-type="float">
            <text:p>0.733996612952107</text:p>
          </table:table-cell>
          <table:table-cell office:value-type="float" office:value="0.556272550718025" calcext:value-type="float">
            <text:p>0.556272550718025</text:p>
          </table:table-cell>
          <table:table-cell table:formula="of:=IF(([.A37]-0.5)^2+([.B37]-0.5)^2&lt;=0.5^2;1;0)" office:value-type="float" office:value="1" calcext:value-type="float">
            <text:p>1</text:p>
          </table:table-cell>
          <table:table-cell table:formula="of:=AVERAGE([.$C$2:.C37])*4" office:value-type="float" office:value="3.22222222222222" calcext:value-type="float">
            <text:p>3.222222</text:p>
          </table:table-cell>
          <table:table-cell table:formula="of:=STDEV([.$C$2:.C37])*4" office:value-type="float" office:value="1.60554594383897" calcext:value-type="float">
            <text:p>1.605546</text:p>
          </table:table-cell>
          <table:table-cell table:number-columns-repeated="2"/>
        </table:table-row>
        <table:table-row table:style-name="ro1">
          <table:table-cell office:value-type="float" office:value="0.260033765321896" calcext:value-type="float">
            <text:p>0.260033765321896</text:p>
          </table:table-cell>
          <table:table-cell office:value-type="float" office:value="0.79305085431612" calcext:value-type="float">
            <text:p>0.79305085431612</text:p>
          </table:table-cell>
          <table:table-cell table:formula="of:=IF(([.A38]-0.5)^2+([.B38]-0.5)^2&lt;=0.5^2;1;0)" office:value-type="float" office:value="1" calcext:value-type="float">
            <text:p>1</text:p>
          </table:table-cell>
          <table:table-cell table:formula="of:=AVERAGE([.$C$2:.C38])*4" office:value-type="float" office:value="3.24324324324324" calcext:value-type="float">
            <text:p>3.243243</text:p>
          </table:table-cell>
          <table:table-cell table:formula="of:=STDEV([.$C$2:.C38])*4" office:value-type="float" office:value="1.58824510782263" calcext:value-type="float">
            <text:p>1.588245</text:p>
          </table:table-cell>
          <table:table-cell table:number-columns-repeated="2"/>
        </table:table-row>
        <table:table-row table:style-name="ro1">
          <table:table-cell office:value-type="float" office:value="0.502405282150427" calcext:value-type="float">
            <text:p>0.502405282150427</text:p>
          </table:table-cell>
          <table:table-cell office:value-type="float" office:value="0.200370915913037" calcext:value-type="float">
            <text:p>0.200370915913037</text:p>
          </table:table-cell>
          <table:table-cell table:formula="of:=IF(([.A39]-0.5)^2+([.B39]-0.5)^2&lt;=0.5^2;1;0)" office:value-type="float" office:value="1" calcext:value-type="float">
            <text:p>1</text:p>
          </table:table-cell>
          <table:table-cell table:formula="of:=AVERAGE([.$C$2:.C39])*4" office:value-type="float" office:value="3.26315789473684" calcext:value-type="float">
            <text:p>3.263158</text:p>
          </table:table-cell>
          <table:table-cell table:formula="of:=STDEV([.$C$2:.C39])*4" office:value-type="float" office:value="1.57143780825277" calcext:value-type="float">
            <text:p>1.571438</text:p>
          </table:table-cell>
          <table:table-cell table:number-columns-repeated="2"/>
        </table:table-row>
        <table:table-row table:style-name="ro1">
          <table:table-cell office:value-type="float" office:value="0.565368740937432" calcext:value-type="float">
            <text:p>0.565368740937432</text:p>
          </table:table-cell>
          <table:table-cell office:value-type="float" office:value="0.193621599029662" calcext:value-type="float">
            <text:p>0.193621599029662</text:p>
          </table:table-cell>
          <table:table-cell table:formula="of:=IF(([.A40]-0.5)^2+([.B40]-0.5)^2&lt;=0.5^2;1;0)" office:value-type="float" office:value="1" calcext:value-type="float">
            <text:p>1</text:p>
          </table:table-cell>
          <table:table-cell table:formula="of:=AVERAGE([.$C$2:.C40])*4" office:value-type="float" office:value="3.28205128205128" calcext:value-type="float">
            <text:p>3.282051</text:p>
          </table:table-cell>
          <table:table-cell table:formula="of:=STDEV([.$C$2:.C40])*4" office:value-type="float" office:value="1.55510564793789" calcext:value-type="float">
            <text:p>1.555106</text:p>
          </table:table-cell>
          <table:table-cell table:number-columns-repeated="2"/>
        </table:table-row>
        <table:table-row table:style-name="ro1">
          <table:table-cell office:value-type="float" office:value="0.957276875380087" calcext:value-type="float">
            <text:p>0.957276875380087</text:p>
          </table:table-cell>
          <table:table-cell office:value-type="float" office:value="0.263221929522951" calcext:value-type="float">
            <text:p>0.263221929522951</text:p>
          </table:table-cell>
          <table:table-cell table:formula="of:=IF(([.A41]-0.5)^2+([.B41]-0.5)^2&lt;=0.5^2;1;0)" office:value-type="float" office:value="0" calcext:value-type="float">
            <text:p>0</text:p>
          </table:table-cell>
          <table:table-cell table:formula="of:=AVERAGE([.$C$2:.C41])*4" office:value-type="float" office:value="3.2" calcext:value-type="float">
            <text:p>3.200000</text:p>
          </table:table-cell>
          <table:table-cell table:formula="of:=STDEV([.$C$2:.C41])*4" office:value-type="float" office:value="1.62038298733387" calcext:value-type="float">
            <text:p>1.620383</text:p>
          </table:table-cell>
          <table:table-cell table:number-columns-repeated="2"/>
        </table:table-row>
        <table:table-row table:style-name="ro1">
          <table:table-cell office:value-type="float" office:value="0.412118966315152" calcext:value-type="float">
            <text:p>0.412118966315152</text:p>
          </table:table-cell>
          <table:table-cell office:value-type="float" office:value="0.632561955227852" calcext:value-type="float">
            <text:p>0.632561955227852</text:p>
          </table:table-cell>
          <table:table-cell table:formula="of:=IF(([.A42]-0.5)^2+([.B42]-0.5)^2&lt;=0.5^2;1;0)" office:value-type="float" office:value="1" calcext:value-type="float">
            <text:p>1</text:p>
          </table:table-cell>
          <table:table-cell table:formula="of:=AVERAGE([.$C$2:.C42])*4" office:value-type="float" office:value="3.21951219512195" calcext:value-type="float">
            <text:p>3.219512</text:p>
          </table:table-cell>
          <table:table-cell table:formula="of:=STDEV([.$C$2:.C42])*4" office:value-type="float" office:value="1.60487063531537" calcext:value-type="float">
            <text:p>1.604871</text:p>
          </table:table-cell>
          <table:table-cell table:number-columns-repeated="2"/>
        </table:table-row>
        <table:table-row table:style-name="ro1">
          <table:table-cell office:value-type="float" office:value="0.421212085043172" calcext:value-type="float">
            <text:p>0.421212085043172</text:p>
          </table:table-cell>
          <table:table-cell office:value-type="float" office:value="0.772020183286848" calcext:value-type="float">
            <text:p>0.772020183286848</text:p>
          </table:table-cell>
          <table:table-cell table:formula="of:=IF(([.A43]-0.5)^2+([.B43]-0.5)^2&lt;=0.5^2;1;0)" office:value-type="float" office:value="1" calcext:value-type="float">
            <text:p>1</text:p>
          </table:table-cell>
          <table:table-cell table:formula="of:=AVERAGE([.$C$2:.C43])*4" office:value-type="float" office:value="3.23809523809524" calcext:value-type="float">
            <text:p>3.238095</text:p>
          </table:table-cell>
          <table:table-cell table:formula="of:=STDEV([.$C$2:.C43])*4" office:value-type="float" office:value="1.58974647172655" calcext:value-type="float">
            <text:p>1.589746</text:p>
          </table:table-cell>
          <table:table-cell table:number-columns-repeated="2"/>
        </table:table-row>
        <table:table-row table:style-name="ro1">
          <table:table-cell office:value-type="float" office:value="0.930034458740731" calcext:value-type="float">
            <text:p>0.930034458740731</text:p>
          </table:table-cell>
          <table:table-cell office:value-type="float" office:value="0.695387999221168" calcext:value-type="float">
            <text:p>0.695387999221168</text:p>
          </table:table-cell>
          <table:table-cell table:formula="of:=IF(([.A44]-0.5)^2+([.B44]-0.5)^2&lt;=0.5^2;1;0)" office:value-type="float" office:value="1" calcext:value-type="float">
            <text:p>1</text:p>
          </table:table-cell>
          <table:table-cell table:formula="of:=AVERAGE([.$C$2:.C44])*4" office:value-type="float" office:value="3.25581395348837" calcext:value-type="float">
            <text:p>3.255814</text:p>
          </table:table-cell>
          <table:table-cell table:formula="of:=STDEV([.$C$2:.C44])*4" office:value-type="float" office:value="1.57499846191631" calcext:value-type="float">
            <text:p>1.574998</text:p>
          </table:table-cell>
          <table:table-cell table:number-columns-repeated="2"/>
        </table:table-row>
        <table:table-row table:style-name="ro1">
          <table:table-cell office:value-type="float" office:value="0.544196314857519" calcext:value-type="float">
            <text:p>0.544196314857519</text:p>
          </table:table-cell>
          <table:table-cell office:value-type="float" office:value="0.018532731498394" calcext:value-type="float">
            <text:p>0.018532731498394</text:p>
          </table:table-cell>
          <table:table-cell table:formula="of:=IF(([.A45]-0.5)^2+([.B45]-0.5)^2&lt;=0.5^2;1;0)" office:value-type="float" office:value="1" calcext:value-type="float">
            <text:p>1</text:p>
          </table:table-cell>
          <table:table-cell table:formula="of:=AVERAGE([.$C$2:.C45])*4" office:value-type="float" office:value="3.27272727272727" calcext:value-type="float">
            <text:p>3.272727</text:p>
          </table:table-cell>
          <table:table-cell table:formula="of:=STDEV([.$C$2:.C45])*4" office:value-type="float" office:value="1.56061461302965" calcext:value-type="float">
            <text:p>1.560615</text:p>
          </table:table-cell>
          <table:table-cell table:number-columns-repeated="2"/>
        </table:table-row>
        <table:table-row table:style-name="ro1">
          <table:table-cell office:value-type="float" office:value="0.263598239244876" calcext:value-type="float">
            <text:p>0.263598239244876</text:p>
          </table:table-cell>
          <table:table-cell office:value-type="float" office:value="0.508800402261299" calcext:value-type="float">
            <text:p>0.508800402261299</text:p>
          </table:table-cell>
          <table:table-cell table:formula="of:=IF(([.A46]-0.5)^2+([.B46]-0.5)^2&lt;=0.5^2;1;0)" office:value-type="float" office:value="1" calcext:value-type="float">
            <text:p>1</text:p>
          </table:table-cell>
          <table:table-cell table:formula="of:=AVERAGE([.$C$2:.C46])*4" office:value-type="float" office:value="3.28888888888889" calcext:value-type="float">
            <text:p>3.288889</text:p>
          </table:table-cell>
          <table:table-cell table:formula="of:=STDEV([.$C$2:.C46])*4" office:value-type="float" office:value="1.54658306984112" calcext:value-type="float">
            <text:p>1.546583</text:p>
          </table:table-cell>
          <table:table-cell table:number-columns-repeated="2"/>
        </table:table-row>
        <table:table-row table:style-name="ro1">
          <table:table-cell office:value-type="float" office:value="0.735218677221087" calcext:value-type="float">
            <text:p>0.735218677221087</text:p>
          </table:table-cell>
          <table:table-cell office:value-type="float" office:value="0.819103929775461" calcext:value-type="float">
            <text:p>0.819103929775461</text:p>
          </table:table-cell>
          <table:table-cell table:formula="of:=IF(([.A47]-0.5)^2+([.B47]-0.5)^2&lt;=0.5^2;1;0)" office:value-type="float" office:value="1" calcext:value-type="float">
            <text:p>1</text:p>
          </table:table-cell>
          <table:table-cell table:formula="of:=AVERAGE([.$C$2:.C47])*4" office:value-type="float" office:value="3.30434782608696" calcext:value-type="float">
            <text:p>3.304348</text:p>
          </table:table-cell>
          <table:table-cell table:formula="of:=STDEV([.$C$2:.C47])*4" office:value-type="float" office:value="1.53289218606733" calcext:value-type="float">
            <text:p>1.532892</text:p>
          </table:table-cell>
          <table:table-cell table:number-columns-repeated="2"/>
        </table:table-row>
        <table:table-row table:style-name="ro1">
          <table:table-cell office:value-type="float" office:value="0.528566213297829" calcext:value-type="float">
            <text:p>0.528566213297829</text:p>
          </table:table-cell>
          <table:table-cell office:value-type="float" office:value="0.137713932932078" calcext:value-type="float">
            <text:p>0.137713932932078</text:p>
          </table:table-cell>
          <table:table-cell table:formula="of:=IF(([.A48]-0.5)^2+([.B48]-0.5)^2&lt;=0.5^2;1;0)" office:value-type="float" office:value="1" calcext:value-type="float">
            <text:p>1</text:p>
          </table:table-cell>
          <table:table-cell table:formula="of:=AVERAGE([.$C$2:.C48])*4" office:value-type="float" office:value="3.31914893617021" calcext:value-type="float">
            <text:p>3.319149</text:p>
          </table:table-cell>
          <table:table-cell table:formula="of:=STDEV([.$C$2:.C48])*4" office:value-type="float" office:value="1.51953057652289" calcext:value-type="float">
            <text:p>1.519531</text:p>
          </table:table-cell>
          <table:table-cell table:number-columns-repeated="2"/>
        </table:table-row>
        <table:table-row table:style-name="ro1">
          <table:table-cell office:value-type="float" office:value="0.782848504376668" calcext:value-type="float">
            <text:p>0.782848504376668</text:p>
          </table:table-cell>
          <table:table-cell office:value-type="float" office:value="0.0736404787663061" calcext:value-type="float">
            <text:p>0.0736404787663061</text:p>
          </table:table-cell>
          <table:table-cell table:formula="of:=IF(([.A49]-0.5)^2+([.B49]-0.5)^2&lt;=0.5^2;1;0)" office:value-type="float" office:value="0" calcext:value-type="float">
            <text:p>0</text:p>
          </table:table-cell>
          <table:table-cell table:formula="of:=AVERAGE([.$C$2:.C49])*4" office:value-type="float" office:value="3.25" calcext:value-type="float">
            <text:p>3.250000</text:p>
          </table:table-cell>
          <table:table-cell table:formula="of:=STDEV([.$C$2:.C49])*4" office:value-type="float" office:value="1.57777111842233" calcext:value-type="float">
            <text:p>1.577771</text:p>
          </table:table-cell>
          <table:table-cell table:number-columns-repeated="2"/>
        </table:table-row>
        <table:table-row table:style-name="ro1">
          <table:table-cell office:value-type="float" office:value="0.913410013272353" calcext:value-type="float">
            <text:p>0.913410013272353</text:p>
          </table:table-cell>
          <table:table-cell office:value-type="float" office:value="0.55075735390476" calcext:value-type="float">
            <text:p>0.55075735390476</text:p>
          </table:table-cell>
          <table:table-cell table:formula="of:=IF(([.A50]-0.5)^2+([.B50]-0.5)^2&lt;=0.5^2;1;0)" office:value-type="float" office:value="1" calcext:value-type="float">
            <text:p>1</text:p>
          </table:table-cell>
          <table:table-cell table:formula="of:=AVERAGE([.$C$2:.C50])*4" office:value-type="float" office:value="3.26530612244898" calcext:value-type="float">
            <text:p>3.265306</text:p>
          </table:table-cell>
          <table:table-cell table:formula="of:=STDEV([.$C$2:.C50])*4" office:value-type="float" office:value="1.5649215928719" calcext:value-type="float">
            <text:p>1.564922</text:p>
          </table:table-cell>
          <table:table-cell table:number-columns-repeated="2"/>
        </table:table-row>
        <table:table-row table:style-name="ro1">
          <table:table-cell office:value-type="float" office:value="0.343673484814808" calcext:value-type="float">
            <text:p>0.343673484814808</text:p>
          </table:table-cell>
          <table:table-cell office:value-type="float" office:value="0.580555629675928" calcext:value-type="float">
            <text:p>0.580555629675928</text:p>
          </table:table-cell>
          <table:table-cell table:formula="of:=IF(([.A51]-0.5)^2+([.B51]-0.5)^2&lt;=0.5^2;1;0)" office:value-type="float" office:value="1" calcext:value-type="float">
            <text:p>1</text:p>
          </table:table-cell>
          <table:table-cell table:formula="of:=AVERAGE([.$C$2:.C51])*4" office:value-type="float" office:value="3.28" calcext:value-type="float">
            <text:p>3.280000</text:p>
          </table:table-cell>
          <table:table-cell table:formula="of:=STDEV([.$C$2:.C51])*4" office:value-type="float" office:value="1.55235173796641" calcext:value-type="float">
            <text:p>1.552352</text:p>
          </table:table-cell>
          <table:table-cell table:number-columns-repeated="2"/>
        </table:table-row>
        <table:table-row table:style-name="ro1">
          <table:table-cell office:value-type="float" office:value="0.567523062537819" calcext:value-type="float">
            <text:p>0.567523062537819</text:p>
          </table:table-cell>
          <table:table-cell office:value-type="float" office:value="0.707384420064052" calcext:value-type="float">
            <text:p>0.707384420064052</text:p>
          </table:table-cell>
          <table:table-cell table:formula="of:=IF(([.A52]-0.5)^2+([.B52]-0.5)^2&lt;=0.5^2;1;0)" office:value-type="float" office:value="1" calcext:value-type="float">
            <text:p>1</text:p>
          </table:table-cell>
          <table:table-cell table:formula="of:=AVERAGE([.$C$2:.C52])*4" office:value-type="float" office:value="3.29411764705882" calcext:value-type="float">
            <text:p>3.294118</text:p>
          </table:table-cell>
          <table:table-cell table:formula="of:=STDEV([.$C$2:.C52])*4" office:value-type="float" office:value="1.5400534750074" calcext:value-type="float">
            <text:p>1.540053</text:p>
          </table:table-cell>
          <table:table-cell table:number-columns-repeated="2"/>
        </table:table-row>
        <table:table-row table:style-name="ro1">
          <table:table-cell office:value-type="float" office:value="0.220876965159908" calcext:value-type="float">
            <text:p>0.220876965159908</text:p>
          </table:table-cell>
          <table:table-cell office:value-type="float" office:value="0.771557799299648" calcext:value-type="float">
            <text:p>0.771557799299648</text:p>
          </table:table-cell>
          <table:table-cell table:formula="of:=IF(([.A53]-0.5)^2+([.B53]-0.5)^2&lt;=0.5^2;1;0)" office:value-type="float" office:value="1" calcext:value-type="float">
            <text:p>1</text:p>
          </table:table-cell>
          <table:table-cell table:formula="of:=AVERAGE([.$C$2:.C53])*4" office:value-type="float" office:value="3.30769230769231" calcext:value-type="float">
            <text:p>3.307692</text:p>
          </table:table-cell>
          <table:table-cell table:formula="of:=STDEV([.$C$2:.C53])*4" office:value-type="float" office:value="1.52801885752738" calcext:value-type="float">
            <text:p>1.528019</text:p>
          </table:table-cell>
          <table:table-cell table:number-columns-repeated="2"/>
        </table:table-row>
        <table:table-row table:style-name="ro1">
          <table:table-cell office:value-type="float" office:value="0.259140167691123" calcext:value-type="float">
            <text:p>0.259140167691123</text:p>
          </table:table-cell>
          <table:table-cell office:value-type="float" office:value="0.270837098872981" calcext:value-type="float">
            <text:p>0.270837098872981</text:p>
          </table:table-cell>
          <table:table-cell table:formula="of:=IF(([.A54]-0.5)^2+([.B54]-0.5)^2&lt;=0.5^2;1;0)" office:value-type="float" office:value="1" calcext:value-type="float">
            <text:p>1</text:p>
          </table:table-cell>
          <table:table-cell table:formula="of:=AVERAGE([.$C$2:.C54])*4" office:value-type="float" office:value="3.32075471698113" calcext:value-type="float">
            <text:p>3.320755</text:p>
          </table:table-cell>
          <table:table-cell table:formula="of:=STDEV([.$C$2:.C54])*4" office:value-type="float" office:value="1.5162400980165" calcext:value-type="float">
            <text:p>1.516240</text:p>
          </table:table-cell>
          <table:table-cell table:number-columns-repeated="2"/>
        </table:table-row>
        <table:table-row table:style-name="ro1">
          <table:table-cell office:value-type="float" office:value="0.657385509942612" calcext:value-type="float">
            <text:p>0.657385509942612</text:p>
          </table:table-cell>
          <table:table-cell office:value-type="float" office:value="0.564908743847629" calcext:value-type="float">
            <text:p>0.564908743847629</text:p>
          </table:table-cell>
          <table:table-cell table:formula="of:=IF(([.A55]-0.5)^2+([.B55]-0.5)^2&lt;=0.5^2;1;0)" office:value-type="float" office:value="1" calcext:value-type="float">
            <text:p>1</text:p>
          </table:table-cell>
          <table:table-cell table:formula="of:=AVERAGE([.$C$2:.C55])*4" office:value-type="float" office:value="3.33333333333333" calcext:value-type="float">
            <text:p>3.333333</text:p>
          </table:table-cell>
          <table:table-cell table:formula="of:=STDEV([.$C$2:.C55])*4" office:value-type="float" office:value="1.50470958772656" calcext:value-type="float">
            <text:p>1.504710</text:p>
          </table:table-cell>
          <table:table-cell table:number-columns-repeated="2"/>
        </table:table-row>
        <table:table-row table:style-name="ro1">
          <table:table-cell office:value-type="float" office:value="0.697107107025587" calcext:value-type="float">
            <text:p>0.697107107025587</text:p>
          </table:table-cell>
          <table:table-cell office:value-type="float" office:value="0.625000066249785" calcext:value-type="float">
            <text:p>0.625000066249785</text:p>
          </table:table-cell>
          <table:table-cell table:formula="of:=IF(([.A56]-0.5)^2+([.B56]-0.5)^2&lt;=0.5^2;1;0)" office:value-type="float" office:value="1" calcext:value-type="float">
            <text:p>1</text:p>
          </table:table-cell>
          <table:table-cell table:formula="of:=AVERAGE([.$C$2:.C56])*4" office:value-type="float" office:value="3.34545454545455" calcext:value-type="float">
            <text:p>3.345455</text:p>
          </table:table-cell>
          <table:table-cell table:formula="of:=STDEV([.$C$2:.C56])*4" office:value-type="float" office:value="1.4934199109102" calcext:value-type="float">
            <text:p>1.493420</text:p>
          </table:table-cell>
          <table:table-cell table:number-columns-repeated="2"/>
        </table:table-row>
        <table:table-row table:style-name="ro1">
          <table:table-cell office:value-type="float" office:value="0.591876420287277" calcext:value-type="float">
            <text:p>0.591876420287277</text:p>
          </table:table-cell>
          <table:table-cell office:value-type="float" office:value="0.756218942084878" calcext:value-type="float">
            <text:p>0.756218942084878</text:p>
          </table:table-cell>
          <table:table-cell table:formula="of:=IF(([.A57]-0.5)^2+([.B57]-0.5)^2&lt;=0.5^2;1;0)" office:value-type="float" office:value="1" calcext:value-type="float">
            <text:p>1</text:p>
          </table:table-cell>
          <table:table-cell table:formula="of:=AVERAGE([.$C$2:.C57])*4" office:value-type="float" office:value="3.35714285714286" calcext:value-type="float">
            <text:p>3.357143</text:p>
          </table:table-cell>
          <table:table-cell table:formula="of:=STDEV([.$C$2:.C57])*4" office:value-type="float" office:value="1.48236385459259" calcext:value-type="float">
            <text:p>1.482364</text:p>
          </table:table-cell>
          <table:table-cell table:number-columns-repeated="2"/>
        </table:table-row>
        <table:table-row table:style-name="ro1">
          <table:table-cell office:value-type="float" office:value="0.178561914768018" calcext:value-type="float">
            <text:p>0.178561914768018</text:p>
          </table:table-cell>
          <table:table-cell office:value-type="float" office:value="0.559680584560169" calcext:value-type="float">
            <text:p>0.559680584560169</text:p>
          </table:table-cell>
          <table:table-cell table:formula="of:=IF(([.A58]-0.5)^2+([.B58]-0.5)^2&lt;=0.5^2;1;0)" office:value-type="float" office:value="1" calcext:value-type="float">
            <text:p>1</text:p>
          </table:table-cell>
          <table:table-cell table:formula="of:=AVERAGE([.$C$2:.C58])*4" office:value-type="float" office:value="3.36842105263158" calcext:value-type="float">
            <text:p>3.368421</text:p>
          </table:table-cell>
          <table:table-cell table:formula="of:=STDEV([.$C$2:.C58])*4" office:value-type="float" office:value="1.47153441476392" calcext:value-type="float">
            <text:p>1.471534</text:p>
          </table:table-cell>
          <table:table-cell table:number-columns-repeated="2"/>
        </table:table-row>
        <table:table-row table:style-name="ro1">
          <table:table-cell office:value-type="float" office:value="0.301799721725757" calcext:value-type="float">
            <text:p>0.301799721725757</text:p>
          </table:table-cell>
          <table:table-cell office:value-type="float" office:value="0.343296581279668" calcext:value-type="float">
            <text:p>0.343296581279668</text:p>
          </table:table-cell>
          <table:table-cell table:formula="of:=IF(([.A59]-0.5)^2+([.B59]-0.5)^2&lt;=0.5^2;1;0)" office:value-type="float" office:value="1" calcext:value-type="float">
            <text:p>1</text:p>
          </table:table-cell>
          <table:table-cell table:formula="of:=AVERAGE([.$C$2:.C59])*4" office:value-type="float" office:value="3.37931034482759" calcext:value-type="float">
            <text:p>3.379310</text:p>
          </table:table-cell>
          <table:table-cell table:formula="of:=STDEV([.$C$2:.C59])*4" office:value-type="float" office:value="1.46092479971333" calcext:value-type="float">
            <text:p>1.460925</text:p>
          </table:table-cell>
          <table:table-cell table:number-columns-repeated="2"/>
        </table:table-row>
        <table:table-row table:style-name="ro1">
          <table:table-cell office:value-type="float" office:value="0.221337880410518" calcext:value-type="float">
            <text:p>0.221337880410518</text:p>
          </table:table-cell>
          <table:table-cell office:value-type="float" office:value="0.626784695052482" calcext:value-type="float">
            <text:p>0.626784695052482</text:p>
          </table:table-cell>
          <table:table-cell table:formula="of:=IF(([.A60]-0.5)^2+([.B60]-0.5)^2&lt;=0.5^2;1;0)" office:value-type="float" office:value="1" calcext:value-type="float">
            <text:p>1</text:p>
          </table:table-cell>
          <table:table-cell table:formula="of:=AVERAGE([.$C$2:.C60])*4" office:value-type="float" office:value="3.38983050847458" calcext:value-type="float">
            <text:p>3.389831</text:p>
          </table:table-cell>
          <table:table-cell table:formula="of:=STDEV([.$C$2:.C60])*4" office:value-type="float" office:value="1.45052843108917" calcext:value-type="float">
            <text:p>1.450528</text:p>
          </table:table-cell>
          <table:table-cell table:number-columns-repeated="2"/>
        </table:table-row>
        <table:table-row table:style-name="ro1">
          <table:table-cell office:value-type="float" office:value="0.482622956175612" calcext:value-type="float">
            <text:p>0.482622956175612</text:p>
          </table:table-cell>
          <table:table-cell office:value-type="float" office:value="0.32437388124529" calcext:value-type="float">
            <text:p>0.32437388124529</text:p>
          </table:table-cell>
          <table:table-cell table:formula="of:=IF(([.A61]-0.5)^2+([.B61]-0.5)^2&lt;=0.5^2;1;0)" office:value-type="float" office:value="1" calcext:value-type="float">
            <text:p>1</text:p>
          </table:table-cell>
          <table:table-cell table:formula="of:=AVERAGE([.$C$2:.C61])*4" office:value-type="float" office:value="3.4" calcext:value-type="float">
            <text:p>3.400000</text:p>
          </table:table-cell>
          <table:table-cell table:formula="of:=STDEV([.$C$2:.C61])*4" office:value-type="float" office:value="1.4403389431611" calcext:value-type="float">
            <text:p>1.440339</text:p>
          </table:table-cell>
          <table:table-cell table:number-columns-repeated="2"/>
        </table:table-row>
        <table:table-row table:style-name="ro1">
          <table:table-cell office:value-type="float" office:value="0.509686987492494" calcext:value-type="float">
            <text:p>0.509686987492494</text:p>
          </table:table-cell>
          <table:table-cell office:value-type="float" office:value="0.824384315547376" calcext:value-type="float">
            <text:p>0.824384315547376</text:p>
          </table:table-cell>
          <table:table-cell table:formula="of:=IF(([.A62]-0.5)^2+([.B62]-0.5)^2&lt;=0.5^2;1;0)" office:value-type="float" office:value="1" calcext:value-type="float">
            <text:p>1</text:p>
          </table:table-cell>
          <table:table-cell table:formula="of:=AVERAGE([.$C$2:.C62])*4" office:value-type="float" office:value="3.40983606557377" calcext:value-type="float">
            <text:p>3.409836</text:p>
          </table:table-cell>
          <table:table-cell table:formula="of:=STDEV([.$C$2:.C62])*4" office:value-type="float" office:value="1.43035018067055" calcext:value-type="float">
            <text:p>1.430350</text:p>
          </table:table-cell>
          <table:table-cell table:number-columns-repeated="2"/>
        </table:table-row>
        <table:table-row table:style-name="ro1">
          <table:table-cell office:value-type="float" office:value="0.0829385160794549" calcext:value-type="float">
            <text:p>0.0829385160794549</text:p>
          </table:table-cell>
          <table:table-cell office:value-type="float" office:value="0.939064109605709" calcext:value-type="float">
            <text:p>0.939064109605709</text:p>
          </table:table-cell>
          <table:table-cell table:formula="of:=IF(([.A63]-0.5)^2+([.B63]-0.5)^2&lt;=0.5^2;1;0)" office:value-type="float" office:value="0" calcext:value-type="float">
            <text:p>0</text:p>
          </table:table-cell>
          <table:table-cell table:formula="of:=AVERAGE([.$C$2:.C63])*4" office:value-type="float" office:value="3.35483870967742" calcext:value-type="float">
            <text:p>3.354839</text:p>
          </table:table-cell>
          <table:table-cell table:formula="of:=STDEV([.$C$2:.C63])*4" office:value-type="float" office:value="1.48320404390429" calcext:value-type="float">
            <text:p>1.483204</text:p>
          </table:table-cell>
          <table:table-cell table:number-columns-repeated="2"/>
        </table:table-row>
        <table:table-row table:style-name="ro1">
          <table:table-cell office:value-type="float" office:value="0.45206326403868" calcext:value-type="float">
            <text:p>0.45206326403868</text:p>
          </table:table-cell>
          <table:table-cell office:value-type="float" office:value="0.730430634710427" calcext:value-type="float">
            <text:p>0.730430634710427</text:p>
          </table:table-cell>
          <table:table-cell table:formula="of:=IF(([.A64]-0.5)^2+([.B64]-0.5)^2&lt;=0.5^2;1;0)" office:value-type="float" office:value="1" calcext:value-type="float">
            <text:p>1</text:p>
          </table:table-cell>
          <table:table-cell table:formula="of:=AVERAGE([.$C$2:.C64])*4" office:value-type="float" office:value="3.36507936507937" calcext:value-type="float">
            <text:p>3.365079</text:p>
          </table:table-cell>
          <table:table-cell table:formula="of:=STDEV([.$C$2:.C64])*4" office:value-type="float" office:value="1.4734377982163" calcext:value-type="float">
            <text:p>1.473438</text:p>
          </table:table-cell>
          <table:table-cell table:number-columns-repeated="2"/>
        </table:table-row>
        <table:table-row table:style-name="ro1">
          <table:table-cell office:value-type="float" office:value="0.411542341090189" calcext:value-type="float">
            <text:p>0.411542341090189</text:p>
          </table:table-cell>
          <table:table-cell office:value-type="float" office:value="0.408721020372958" calcext:value-type="float">
            <text:p>0.408721020372958</text:p>
          </table:table-cell>
          <table:table-cell table:formula="of:=IF(([.A65]-0.5)^2+([.B65]-0.5)^2&lt;=0.5^2;1;0)" office:value-type="float" office:value="1" calcext:value-type="float">
            <text:p>1</text:p>
          </table:table-cell>
          <table:table-cell table:formula="of:=AVERAGE([.$C$2:.C65])*4" office:value-type="float" office:value="3.375" calcext:value-type="float">
            <text:p>3.375000</text:p>
          </table:table-cell>
          <table:table-cell table:formula="of:=STDEV([.$C$2:.C65])*4" office:value-type="float" office:value="1.4638501094228" calcext:value-type="float">
            <text:p>1.463850</text:p>
          </table:table-cell>
          <table:table-cell table:number-columns-repeated="2"/>
        </table:table-row>
        <table:table-row table:style-name="ro1">
          <table:table-cell office:value-type="float" office:value="0.944312831191484" calcext:value-type="float">
            <text:p>0.944312831191484</text:p>
          </table:table-cell>
          <table:table-cell office:value-type="float" office:value="0.416509795388693" calcext:value-type="float">
            <text:p>0.416509795388693</text:p>
          </table:table-cell>
          <table:table-cell table:formula="of:=IF(([.A66]-0.5)^2+([.B66]-0.5)^2&lt;=0.5^2;1;0)" office:value-type="float" office:value="1" calcext:value-type="float">
            <text:p>1</text:p>
          </table:table-cell>
          <table:table-cell table:formula="of:=AVERAGE([.$C$2:.C66])*4" office:value-type="float" office:value="3.38461538461538" calcext:value-type="float">
            <text:p>3.384615</text:p>
          </table:table-cell>
          <table:table-cell table:formula="of:=STDEV([.$C$2:.C66])*4" office:value-type="float" office:value="1.45443618470685" calcext:value-type="float">
            <text:p>1.454436</text:p>
          </table:table-cell>
          <table:table-cell table:number-columns-repeated="2"/>
        </table:table-row>
        <table:table-row table:style-name="ro1">
          <table:table-cell office:value-type="float" office:value="0.616851290674437" calcext:value-type="float">
            <text:p>0.616851290674437</text:p>
          </table:table-cell>
          <table:table-cell office:value-type="float" office:value="0.607278410628499" calcext:value-type="float">
            <text:p>0.607278410628499</text:p>
          </table:table-cell>
          <table:table-cell table:formula="of:=IF(([.A67]-0.5)^2+([.B67]-0.5)^2&lt;=0.5^2;1;0)" office:value-type="float" office:value="1" calcext:value-type="float">
            <text:p>1</text:p>
          </table:table-cell>
          <table:table-cell table:formula="of:=AVERAGE([.$C$2:.C67])*4" office:value-type="float" office:value="3.39393939393939" calcext:value-type="float">
            <text:p>3.393939</text:p>
          </table:table-cell>
          <table:table-cell table:formula="of:=STDEV([.$C$2:.C67])*4" office:value-type="float" office:value="1.44519136745902" calcext:value-type="float">
            <text:p>1.445191</text:p>
          </table:table-cell>
          <table:table-cell table:number-columns-repeated="2"/>
        </table:table-row>
        <table:table-row table:style-name="ro1">
          <table:table-cell office:value-type="float" office:value="0.734697464498376" calcext:value-type="float">
            <text:p>0.734697464498376</text:p>
          </table:table-cell>
          <table:table-cell office:value-type="float" office:value="0.157289863155681" calcext:value-type="float">
            <text:p>0.157289863155681</text:p>
          </table:table-cell>
          <table:table-cell table:formula="of:=IF(([.A68]-0.5)^2+([.B68]-0.5)^2&lt;=0.5^2;1;0)" office:value-type="float" office:value="1" calcext:value-type="float">
            <text:p>1</text:p>
          </table:table-cell>
          <table:table-cell table:formula="of:=AVERAGE([.$C$2:.C68])*4" office:value-type="float" office:value="3.40298507462687" calcext:value-type="float">
            <text:p>3.402985</text:p>
          </table:table-cell>
          <table:table-cell table:formula="of:=STDEV([.$C$2:.C68])*4" office:value-type="float" office:value="1.43611113662681" calcext:value-type="float">
            <text:p>1.436111</text:p>
          </table:table-cell>
          <table:table-cell table:number-columns-repeated="2"/>
        </table:table-row>
        <table:table-row table:style-name="ro1">
          <table:table-cell office:value-type="float" office:value="0.450192628608943" calcext:value-type="float">
            <text:p>0.450192628608943</text:p>
          </table:table-cell>
          <table:table-cell office:value-type="float" office:value="0.418716828102487" calcext:value-type="float">
            <text:p>0.418716828102487</text:p>
          </table:table-cell>
          <table:table-cell table:formula="of:=IF(([.A69]-0.5)^2+([.B69]-0.5)^2&lt;=0.5^2;1;0)" office:value-type="float" office:value="1" calcext:value-type="float">
            <text:p>1</text:p>
          </table:table-cell>
          <table:table-cell table:formula="of:=AVERAGE([.$C$2:.C69])*4" office:value-type="float" office:value="3.41176470588235" calcext:value-type="float">
            <text:p>3.411765</text:p>
          </table:table-cell>
          <table:table-cell table:formula="of:=STDEV([.$C$2:.C69])*4" office:value-type="float" office:value="1.42719110537904" calcext:value-type="float">
            <text:p>1.427191</text:p>
          </table:table-cell>
          <table:table-cell table:number-columns-repeated="2"/>
        </table:table-row>
        <table:table-row table:style-name="ro1">
          <table:table-cell office:value-type="float" office:value="0.329634383079621" calcext:value-type="float">
            <text:p>0.329634383079621</text:p>
          </table:table-cell>
          <table:table-cell office:value-type="float" office:value="0.778379978436953" calcext:value-type="float">
            <text:p>0.778379978436953</text:p>
          </table:table-cell>
          <table:table-cell table:formula="of:=IF(([.A70]-0.5)^2+([.B70]-0.5)^2&lt;=0.5^2;1;0)" office:value-type="float" office:value="1" calcext:value-type="float">
            <text:p>1</text:p>
          </table:table-cell>
          <table:table-cell table:formula="of:=AVERAGE([.$C$2:.C70])*4" office:value-type="float" office:value="3.42028985507246" calcext:value-type="float">
            <text:p>3.420290</text:p>
          </table:table-cell>
          <table:table-cell table:formula="of:=STDEV([.$C$2:.C70])*4" office:value-type="float" office:value="1.41842701922452" calcext:value-type="float">
            <text:p>1.418427</text:p>
          </table:table-cell>
          <table:table-cell table:number-columns-repeated="2"/>
        </table:table-row>
        <table:table-row table:style-name="ro1">
          <table:table-cell office:value-type="float" office:value="0.810282856819563" calcext:value-type="float">
            <text:p>0.810282856819563</text:p>
          </table:table-cell>
          <table:table-cell office:value-type="float" office:value="0.0135115114205503" calcext:value-type="float">
            <text:p>0.0135115114205503</text:p>
          </table:table-cell>
          <table:table-cell table:formula="of:=IF(([.A71]-0.5)^2+([.B71]-0.5)^2&lt;=0.5^2;1;0)" office:value-type="float" office:value="0" calcext:value-type="float">
            <text:p>0</text:p>
          </table:table-cell>
          <table:table-cell table:formula="of:=AVERAGE([.$C$2:.C71])*4" office:value-type="float" office:value="3.37142857142857" calcext:value-type="float">
            <text:p>3.371429</text:p>
          </table:table-cell>
          <table:table-cell table:formula="of:=STDEV([.$C$2:.C71])*4" office:value-type="float" office:value="1.46625252952255" calcext:value-type="float">
            <text:p>1.466253</text:p>
          </table:table-cell>
          <table:table-cell table:number-columns-repeated="2"/>
        </table:table-row>
        <table:table-row table:style-name="ro1">
          <table:table-cell office:value-type="float" office:value="0.187446902222483" calcext:value-type="float">
            <text:p>0.187446902222483</text:p>
          </table:table-cell>
          <table:table-cell office:value-type="float" office:value="0.330740924565195" calcext:value-type="float">
            <text:p>0.330740924565195</text:p>
          </table:table-cell>
          <table:table-cell table:formula="of:=IF(([.A72]-0.5)^2+([.B72]-0.5)^2&lt;=0.5^2;1;0)" office:value-type="float" office:value="1" calcext:value-type="float">
            <text:p>1</text:p>
          </table:table-cell>
          <table:table-cell table:formula="of:=AVERAGE([.$C$2:.C72])*4" office:value-type="float" office:value="3.38028169014085" calcext:value-type="float">
            <text:p>3.380282</text:p>
          </table:table-cell>
          <table:table-cell table:formula="of:=STDEV([.$C$2:.C72])*4" office:value-type="float" office:value="1.45765170426466" calcext:value-type="float">
            <text:p>1.457652</text:p>
          </table:table-cell>
          <table:table-cell table:number-columns-repeated="2"/>
        </table:table-row>
        <table:table-row table:style-name="ro1">
          <table:table-cell office:value-type="float" office:value="0.975582088394867" calcext:value-type="float">
            <text:p>0.975582088394867</text:p>
          </table:table-cell>
          <table:table-cell office:value-type="float" office:value="0.0091735166720735" calcext:value-type="float">
            <text:p>0.0091735166720735</text:p>
          </table:table-cell>
          <table:table-cell table:formula="of:=IF(([.A73]-0.5)^2+([.B73]-0.5)^2&lt;=0.5^2;1;0)" office:value-type="float" office:value="0" calcext:value-type="float">
            <text:p>0</text:p>
          </table:table-cell>
          <table:table-cell table:formula="of:=AVERAGE([.$C$2:.C73])*4" office:value-type="float" office:value="3.33333333333333" calcext:value-type="float">
            <text:p>3.333333</text:p>
          </table:table-cell>
          <table:table-cell table:formula="of:=STDEV([.$C$2:.C73])*4" office:value-type="float" office:value="1.5011732500816" calcext:value-type="float">
            <text:p>1.501173</text:p>
          </table:table-cell>
          <table:table-cell table:number-columns-repeated="2"/>
        </table:table-row>
        <table:table-row table:style-name="ro1">
          <table:table-cell office:value-type="float" office:value="0.36144211295725" calcext:value-type="float">
            <text:p>0.36144211295725</text:p>
          </table:table-cell>
          <table:table-cell office:value-type="float" office:value="0.929933510887905" calcext:value-type="float">
            <text:p>0.929933510887905</text:p>
          </table:table-cell>
          <table:table-cell table:formula="of:=IF(([.A74]-0.5)^2+([.B74]-0.5)^2&lt;=0.5^2;1;0)" office:value-type="float" office:value="1" calcext:value-type="float">
            <text:p>1</text:p>
          </table:table-cell>
          <table:table-cell table:formula="of:=AVERAGE([.$C$2:.C74])*4" office:value-type="float" office:value="3.34246575342466" calcext:value-type="float">
            <text:p>3.342466</text:p>
          </table:table-cell>
          <table:table-cell table:formula="of:=STDEV([.$C$2:.C74])*4" office:value-type="float" office:value="1.492752659446" calcext:value-type="float">
            <text:p>1.492753</text:p>
          </table:table-cell>
          <table:table-cell table:number-columns-repeated="2"/>
        </table:table-row>
        <table:table-row table:style-name="ro1">
          <table:table-cell office:value-type="float" office:value="0.245964728353565" calcext:value-type="float">
            <text:p>0.245964728353565</text:p>
          </table:table-cell>
          <table:table-cell office:value-type="float" office:value="0.0683447072915447" calcext:value-type="float">
            <text:p>0.0683447072915447</text:p>
          </table:table-cell>
          <table:table-cell table:formula="of:=IF(([.A75]-0.5)^2+([.B75]-0.5)^2&lt;=0.5^2;1;0)" office:value-type="float" office:value="0" calcext:value-type="float">
            <text:p>0</text:p>
          </table:table-cell>
          <table:table-cell table:formula="of:=AVERAGE([.$C$2:.C75])*4" office:value-type="float" office:value="3.2972972972973" calcext:value-type="float">
            <text:p>3.297297</text:p>
          </table:table-cell>
          <table:table-cell table:formula="of:=STDEV([.$C$2:.C75])*4" office:value-type="float" office:value="1.53256638310474" calcext:value-type="float">
            <text:p>1.532566</text:p>
          </table:table-cell>
          <table:table-cell table:number-columns-repeated="2"/>
        </table:table-row>
        <table:table-row table:style-name="ro1">
          <table:table-cell office:value-type="float" office:value="0.335070338234039" calcext:value-type="float">
            <text:p>0.335070338234039</text:p>
          </table:table-cell>
          <table:table-cell office:value-type="float" office:value="0.836386566366251" calcext:value-type="float">
            <text:p>0.836386566366251</text:p>
          </table:table-cell>
          <table:table-cell table:formula="of:=IF(([.A76]-0.5)^2+([.B76]-0.5)^2&lt;=0.5^2;1;0)" office:value-type="float" office:value="1" calcext:value-type="float">
            <text:p>1</text:p>
          </table:table-cell>
          <table:table-cell table:formula="of:=AVERAGE([.$C$2:.C76])*4" office:value-type="float" office:value="3.30666666666667" calcext:value-type="float">
            <text:p>3.306667</text:p>
          </table:table-cell>
          <table:table-cell table:formula="of:=STDEV([.$C$2:.C76])*4" office:value-type="float" office:value="1.52433710300694" calcext:value-type="float">
            <text:p>1.524337</text:p>
          </table:table-cell>
          <table:table-cell table:number-columns-repeated="2"/>
        </table:table-row>
        <table:table-row table:style-name="ro1">
          <table:table-cell office:value-type="float" office:value="0.341724633905709" calcext:value-type="float">
            <text:p>0.341724633905709</text:p>
          </table:table-cell>
          <table:table-cell office:value-type="float" office:value="0.452739115910749" calcext:value-type="float">
            <text:p>0.452739115910749</text:p>
          </table:table-cell>
          <table:table-cell table:formula="of:=IF(([.A77]-0.5)^2+([.B77]-0.5)^2&lt;=0.5^2;1;0)" office:value-type="float" office:value="1" calcext:value-type="float">
            <text:p>1</text:p>
          </table:table-cell>
          <table:table-cell table:formula="of:=AVERAGE([.$C$2:.C77])*4" office:value-type="float" office:value="3.31578947368421" calcext:value-type="float">
            <text:p>3.315789</text:p>
          </table:table-cell>
          <table:table-cell table:formula="of:=STDEV([.$C$2:.C77])*4" office:value-type="float" office:value="1.51622800673944" calcext:value-type="float">
            <text:p>1.516228</text:p>
          </table:table-cell>
          <table:table-cell table:number-columns-repeated="2"/>
        </table:table-row>
        <table:table-row table:style-name="ro1">
          <table:table-cell office:value-type="float" office:value="0.123946316706189" calcext:value-type="float">
            <text:p>0.123946316706189</text:p>
          </table:table-cell>
          <table:table-cell office:value-type="float" office:value="0.246891781308785" calcext:value-type="float">
            <text:p>0.246891781308785</text:p>
          </table:table-cell>
          <table:table-cell table:formula="of:=IF(([.A78]-0.5)^2+([.B78]-0.5)^2&lt;=0.5^2;1;0)" office:value-type="float" office:value="1" calcext:value-type="float">
            <text:p>1</text:p>
          </table:table-cell>
          <table:table-cell table:formula="of:=AVERAGE([.$C$2:.C78])*4" office:value-type="float" office:value="3.32467532467533" calcext:value-type="float">
            <text:p>3.324675</text:p>
          </table:table-cell>
          <table:table-cell table:formula="of:=STDEV([.$C$2:.C78])*4" office:value-type="float" office:value="1.50823667032904" calcext:value-type="float">
            <text:p>1.508237</text:p>
          </table:table-cell>
          <table:table-cell table:number-columns-repeated="2"/>
        </table:table-row>
        <table:table-row table:style-name="ro1">
          <table:table-cell office:value-type="float" office:value="0.901847618384782" calcext:value-type="float">
            <text:p>0.901847618384782</text:p>
          </table:table-cell>
          <table:table-cell office:value-type="float" office:value="0.898131048981328" calcext:value-type="float">
            <text:p>0.898131048981328</text:p>
          </table:table-cell>
          <table:table-cell table:formula="of:=IF(([.A79]-0.5)^2+([.B79]-0.5)^2&lt;=0.5^2;1;0)" office:value-type="float" office:value="0" calcext:value-type="float">
            <text:p>0</text:p>
          </table:table-cell>
          <table:table-cell table:formula="of:=AVERAGE([.$C$2:.C79])*4" office:value-type="float" office:value="3.28205128205128" calcext:value-type="float">
            <text:p>3.282051</text:p>
          </table:table-cell>
          <table:table-cell table:formula="of:=STDEV([.$C$2:.C79])*4" office:value-type="float" office:value="1.54497455867286" calcext:value-type="float">
            <text:p>1.544975</text:p>
          </table:table-cell>
          <table:table-cell table:number-columns-repeated="2"/>
        </table:table-row>
        <table:table-row table:style-name="ro1">
          <table:table-cell office:value-type="float" office:value="0.150276550846332" calcext:value-type="float">
            <text:p>0.150276550846332</text:p>
          </table:table-cell>
          <table:table-cell office:value-type="float" office:value="0.555712345144555" calcext:value-type="float">
            <text:p>0.555712345144555</text:p>
          </table:table-cell>
          <table:table-cell table:formula="of:=IF(([.A80]-0.5)^2+([.B80]-0.5)^2&lt;=0.5^2;1;0)" office:value-type="float" office:value="1" calcext:value-type="float">
            <text:p>1</text:p>
          </table:table-cell>
          <table:table-cell table:formula="of:=AVERAGE([.$C$2:.C80])*4" office:value-type="float" office:value="3.29113924050633" calcext:value-type="float">
            <text:p>3.291139</text:p>
          </table:table-cell>
          <table:table-cell table:formula="of:=STDEV([.$C$2:.C80])*4" office:value-type="float" office:value="1.53716271042211" calcext:value-type="float">
            <text:p>1.537163</text:p>
          </table:table-cell>
          <table:table-cell table:number-columns-repeated="2"/>
        </table:table-row>
        <table:table-row table:style-name="ro1">
          <table:table-cell office:value-type="float" office:value="0.83919398743214" calcext:value-type="float">
            <text:p>0.83919398743214</text:p>
          </table:table-cell>
          <table:table-cell office:value-type="float" office:value="0.85683309646045" calcext:value-type="float">
            <text:p>0.85683309646045</text:p>
          </table:table-cell>
          <table:table-cell table:formula="of:=IF(([.A81]-0.5)^2+([.B81]-0.5)^2&lt;=0.5^2;1;0)" office:value-type="float" office:value="1" calcext:value-type="float">
            <text:p>1</text:p>
          </table:table-cell>
          <table:table-cell table:formula="of:=AVERAGE([.$C$2:.C81])*4" office:value-type="float" office:value="3.3" calcext:value-type="float">
            <text:p>3.300000</text:p>
          </table:table-cell>
          <table:table-cell table:formula="of:=STDEV([.$C$2:.C81])*4" office:value-type="float" office:value="1.52945758565876" calcext:value-type="float">
            <text:p>1.529458</text:p>
          </table:table-cell>
          <table:table-cell table:number-columns-repeated="2"/>
        </table:table-row>
        <table:table-row table:style-name="ro1">
          <table:table-cell office:value-type="float" office:value="0.819999658198982" calcext:value-type="float">
            <text:p>0.819999658198982</text:p>
          </table:table-cell>
          <table:table-cell office:value-type="float" office:value="0.576259858089613" calcext:value-type="float">
            <text:p>0.576259858089613</text:p>
          </table:table-cell>
          <table:table-cell table:formula="of:=IF(([.A82]-0.5)^2+([.B82]-0.5)^2&lt;=0.5^2;1;0)" office:value-type="float" office:value="1" calcext:value-type="float">
            <text:p>1</text:p>
          </table:table-cell>
          <table:table-cell table:formula="of:=AVERAGE([.$C$2:.C82])*4" office:value-type="float" office:value="3.30864197530864" calcext:value-type="float">
            <text:p>3.308642</text:p>
          </table:table-cell>
          <table:table-cell table:formula="of:=STDEV([.$C$2:.C82])*4" office:value-type="float" office:value="1.52185721495679" calcext:value-type="float">
            <text:p>1.521857</text:p>
          </table:table-cell>
          <table:table-cell table:number-columns-repeated="2"/>
        </table:table-row>
        <table:table-row table:style-name="ro1">
          <table:table-cell office:value-type="float" office:value="0.631161489799323" calcext:value-type="float">
            <text:p>0.631161489799323</text:p>
          </table:table-cell>
          <table:table-cell office:value-type="float" office:value="0.887523031991333" calcext:value-type="float">
            <text:p>0.887523031991333</text:p>
          </table:table-cell>
          <table:table-cell table:formula="of:=IF(([.A83]-0.5)^2+([.B83]-0.5)^2&lt;=0.5^2;1;0)" office:value-type="float" office:value="1" calcext:value-type="float">
            <text:p>1</text:p>
          </table:table-cell>
          <table:table-cell table:formula="of:=AVERAGE([.$C$2:.C83])*4" office:value-type="float" office:value="3.31707317073171" calcext:value-type="float">
            <text:p>3.317073</text:p>
          </table:table-cell>
          <table:table-cell table:formula="of:=STDEV([.$C$2:.C83])*4" office:value-type="float" office:value="1.51435965182442" calcext:value-type="float">
            <text:p>1.514360</text:p>
          </table:table-cell>
          <table:table-cell table:number-columns-repeated="2"/>
        </table:table-row>
        <table:table-row table:style-name="ro1">
          <table:table-cell office:value-type="float" office:value="0.0363023260580764" calcext:value-type="float">
            <text:p>0.0363023260580764</text:p>
          </table:table-cell>
          <table:table-cell office:value-type="float" office:value="0.34941448719783" calcext:value-type="float">
            <text:p>0.34941448719783</text:p>
          </table:table-cell>
          <table:table-cell table:formula="of:=IF(([.A84]-0.5)^2+([.B84]-0.5)^2&lt;=0.5^2;1;0)" office:value-type="float" office:value="1" calcext:value-type="float">
            <text:p>1</text:p>
          </table:table-cell>
          <table:table-cell table:formula="of:=AVERAGE([.$C$2:.C84])*4" office:value-type="float" office:value="3.32530120481928" calcext:value-type="float">
            <text:p>3.325301</text:p>
          </table:table-cell>
          <table:table-cell table:formula="of:=STDEV([.$C$2:.C84])*4" office:value-type="float" office:value="1.50696297504924" calcext:value-type="float">
            <text:p>1.506963</text:p>
          </table:table-cell>
          <table:table-cell table:number-columns-repeated="2"/>
        </table:table-row>
        <table:table-row table:style-name="ro1">
          <table:table-cell office:value-type="float" office:value="0.480278205824818" calcext:value-type="float">
            <text:p>0.480278205824818</text:p>
          </table:table-cell>
          <table:table-cell office:value-type="float" office:value="0.516288913202942" calcext:value-type="float">
            <text:p>0.516288913202942</text:p>
          </table:table-cell>
          <table:table-cell table:formula="of:=IF(([.A85]-0.5)^2+([.B85]-0.5)^2&lt;=0.5^2;1;0)" office:value-type="float" office:value="1" calcext:value-type="float">
            <text:p>1</text:p>
          </table:table-cell>
          <table:table-cell table:formula="of:=AVERAGE([.$C$2:.C85])*4" office:value-type="float" office:value="3.33333333333333" calcext:value-type="float">
            <text:p>3.333333</text:p>
          </table:table-cell>
          <table:table-cell table:formula="of:=STDEV([.$C$2:.C85])*4" office:value-type="float" office:value="1.49966529063513" calcext:value-type="float">
            <text:p>1.499665</text:p>
          </table:table-cell>
          <table:table-cell table:number-columns-repeated="2"/>
        </table:table-row>
        <table:table-row table:style-name="ro1">
          <table:table-cell office:value-type="float" office:value="0.353511341679545" calcext:value-type="float">
            <text:p>0.353511341679545</text:p>
          </table:table-cell>
          <table:table-cell office:value-type="float" office:value="0.151357746652898" calcext:value-type="float">
            <text:p>0.151357746652898</text:p>
          </table:table-cell>
          <table:table-cell table:formula="of:=IF(([.A86]-0.5)^2+([.B86]-0.5)^2&lt;=0.5^2;1;0)" office:value-type="float" office:value="1" calcext:value-type="float">
            <text:p>1</text:p>
          </table:table-cell>
          <table:table-cell table:formula="of:=AVERAGE([.$C$2:.C86])*4" office:value-type="float" office:value="3.34117647058824" calcext:value-type="float">
            <text:p>3.341176</text:p>
          </table:table-cell>
          <table:table-cell table:formula="of:=STDEV([.$C$2:.C86])*4" office:value-type="float" office:value="1.49246473338306" calcext:value-type="float">
            <text:p>1.492465</text:p>
          </table:table-cell>
          <table:table-cell table:number-columns-repeated="2"/>
        </table:table-row>
        <table:table-row table:style-name="ro1">
          <table:table-cell office:value-type="float" office:value="0.679297531889371" calcext:value-type="float">
            <text:p>0.679297531889371</text:p>
          </table:table-cell>
          <table:table-cell office:value-type="float" office:value="0.0840608012994708" calcext:value-type="float">
            <text:p>0.0840608012994708</text:p>
          </table:table-cell>
          <table:table-cell table:formula="of:=IF(([.A87]-0.5)^2+([.B87]-0.5)^2&lt;=0.5^2;1;0)" office:value-type="float" office:value="1" calcext:value-type="float">
            <text:p>1</text:p>
          </table:table-cell>
          <table:table-cell table:formula="of:=AVERAGE([.$C$2:.C87])*4" office:value-type="float" office:value="3.34883720930233" calcext:value-type="float">
            <text:p>3.348837</text:p>
          </table:table-cell>
          <table:table-cell table:formula="of:=STDEV([.$C$2:.C87])*4" office:value-type="float" office:value="1.48535946816183" calcext:value-type="float">
            <text:p>1.485359</text:p>
          </table:table-cell>
          <table:table-cell table:number-columns-repeated="2"/>
        </table:table-row>
        <table:table-row table:style-name="ro1">
          <table:table-cell office:value-type="float" office:value="0.585196723963889" calcext:value-type="float">
            <text:p>0.585196723963889</text:p>
          </table:table-cell>
          <table:table-cell office:value-type="float" office:value="0.906866001545444" calcext:value-type="float">
            <text:p>0.906866001545444</text:p>
          </table:table-cell>
          <table:table-cell table:formula="of:=IF(([.A88]-0.5)^2+([.B88]-0.5)^2&lt;=0.5^2;1;0)" office:value-type="float" office:value="1" calcext:value-type="float">
            <text:p>1</text:p>
          </table:table-cell>
          <table:table-cell table:formula="of:=AVERAGE([.$C$2:.C88])*4" office:value-type="float" office:value="3.35632183908046" calcext:value-type="float">
            <text:p>3.356322</text:p>
          </table:table-cell>
          <table:table-cell table:formula="of:=STDEV([.$C$2:.C88])*4" office:value-type="float" office:value="1.47834769090873" calcext:value-type="float">
            <text:p>1.478348</text:p>
          </table:table-cell>
          <table:table-cell table:number-columns-repeated="2"/>
        </table:table-row>
        <table:table-row table:style-name="ro1">
          <table:table-cell office:value-type="float" office:value="0.655984775933519" calcext:value-type="float">
            <text:p>0.655984775933519</text:p>
          </table:table-cell>
          <table:table-cell office:value-type="float" office:value="0.744861660040831" calcext:value-type="float">
            <text:p>0.744861660040831</text:p>
          </table:table-cell>
          <table:table-cell table:formula="of:=IF(([.A89]-0.5)^2+([.B89]-0.5)^2&lt;=0.5^2;1;0)" office:value-type="float" office:value="1" calcext:value-type="float">
            <text:p>1</text:p>
          </table:table-cell>
          <table:table-cell table:formula="of:=AVERAGE([.$C$2:.C89])*4" office:value-type="float" office:value="3.36363636363636" calcext:value-type="float">
            <text:p>3.363636</text:p>
          </table:table-cell>
          <table:table-cell table:formula="of:=STDEV([.$C$2:.C89])*4" office:value-type="float" office:value="1.47142762939519" calcext:value-type="float">
            <text:p>1.471428</text:p>
          </table:table-cell>
          <table:table-cell table:number-columns-repeated="2"/>
        </table:table-row>
        <table:table-row table:style-name="ro1">
          <table:table-cell office:value-type="float" office:value="0.235231610322698" calcext:value-type="float">
            <text:p>0.235231610322698</text:p>
          </table:table-cell>
          <table:table-cell office:value-type="float" office:value="0.556724900880611" calcext:value-type="float">
            <text:p>0.556724900880611</text:p>
          </table:table-cell>
          <table:table-cell table:formula="of:=IF(([.A90]-0.5)^2+([.B90]-0.5)^2&lt;=0.5^2;1;0)" office:value-type="float" office:value="1" calcext:value-type="float">
            <text:p>1</text:p>
          </table:table-cell>
          <table:table-cell table:formula="of:=AVERAGE([.$C$2:.C90])*4" office:value-type="float" office:value="3.37078651685393" calcext:value-type="float">
            <text:p>3.370787</text:p>
          </table:table-cell>
          <table:table-cell table:formula="of:=STDEV([.$C$2:.C90])*4" office:value-type="float" office:value="1.46459754378829" calcext:value-type="float">
            <text:p>1.464598</text:p>
          </table:table-cell>
          <table:table-cell table:number-columns-repeated="2"/>
        </table:table-row>
        <table:table-row table:style-name="ro1">
          <table:table-cell office:value-type="float" office:value="0.762428639106919" calcext:value-type="float">
            <text:p>0.762428639106919</text:p>
          </table:table-cell>
          <table:table-cell office:value-type="float" office:value="0.248736657894896" calcext:value-type="float">
            <text:p>0.248736657894896</text:p>
          </table:table-cell>
          <table:table-cell table:formula="of:=IF(([.A91]-0.5)^2+([.B91]-0.5)^2&lt;=0.5^2;1;0)" office:value-type="float" office:value="1" calcext:value-type="float">
            <text:p>1</text:p>
          </table:table-cell>
          <table:table-cell table:formula="of:=AVERAGE([.$C$2:.C91])*4" office:value-type="float" office:value="3.37777777777778" calcext:value-type="float">
            <text:p>3.377778</text:p>
          </table:table-cell>
          <table:table-cell table:formula="of:=STDEV([.$C$2:.C91])*4" office:value-type="float" office:value="1.45785572703507" calcext:value-type="float">
            <text:p>1.457856</text:p>
          </table:table-cell>
          <table:table-cell table:number-columns-repeated="2"/>
        </table:table-row>
        <table:table-row table:style-name="ro1">
          <table:table-cell office:value-type="float" office:value="0.876285586954809" calcext:value-type="float">
            <text:p>0.876285586954809</text:p>
          </table:table-cell>
          <table:table-cell office:value-type="float" office:value="0.831019916289114" calcext:value-type="float">
            <text:p>0.831019916289114</text:p>
          </table:table-cell>
          <table:table-cell table:formula="of:=IF(([.A92]-0.5)^2+([.B92]-0.5)^2&lt;=0.5^2;1;0)" office:value-type="float" office:value="0" calcext:value-type="float">
            <text:p>0</text:p>
          </table:table-cell>
          <table:table-cell table:formula="of:=AVERAGE([.$C$2:.C92])*4" office:value-type="float" office:value="3.34065934065934" calcext:value-type="float">
            <text:p>3.340659</text:p>
          </table:table-cell>
          <table:table-cell table:formula="of:=STDEV([.$C$2:.C92])*4" office:value-type="float" office:value="1.49234923094637" calcext:value-type="float">
            <text:p>1.492349</text:p>
          </table:table-cell>
          <table:table-cell table:number-columns-repeated="2"/>
        </table:table-row>
        <table:table-row table:style-name="ro1">
          <table:table-cell office:value-type="float" office:value="0.734369724353804" calcext:value-type="float">
            <text:p>0.734369724353804</text:p>
          </table:table-cell>
          <table:table-cell office:value-type="float" office:value="0.434467458755242" calcext:value-type="float">
            <text:p>0.434467458755242</text:p>
          </table:table-cell>
          <table:table-cell table:formula="of:=IF(([.A93]-0.5)^2+([.B93]-0.5)^2&lt;=0.5^2;1;0)" office:value-type="float" office:value="1" calcext:value-type="float">
            <text:p>1</text:p>
          </table:table-cell>
          <table:table-cell table:formula="of:=AVERAGE([.$C$2:.C93])*4" office:value-type="float" office:value="3.34782608695652" calcext:value-type="float">
            <text:p>3.347826</text:p>
          </table:table-cell>
          <table:table-cell table:formula="of:=STDEV([.$C$2:.C93])*4" office:value-type="float" office:value="1.48571796096425" calcext:value-type="float">
            <text:p>1.485718</text:p>
          </table:table-cell>
          <table:table-cell table:number-columns-repeated="2"/>
        </table:table-row>
        <table:table-row table:style-name="ro1">
          <table:table-cell office:value-type="float" office:value="0.847235045331123" calcext:value-type="float">
            <text:p>0.847235045331123</text:p>
          </table:table-cell>
          <table:table-cell office:value-type="float" office:value="0.0547701029251981" calcext:value-type="float">
            <text:p>0.0547701029251981</text:p>
          </table:table-cell>
          <table:table-cell table:formula="of:=IF(([.A94]-0.5)^2+([.B94]-0.5)^2&lt;=0.5^2;1;0)" office:value-type="float" office:value="0" calcext:value-type="float">
            <text:p>0</text:p>
          </table:table-cell>
          <table:table-cell table:formula="of:=AVERAGE([.$C$2:.C94])*4" office:value-type="float" office:value="3.31182795698925" calcext:value-type="float">
            <text:p>3.311828</text:p>
          </table:table-cell>
          <table:table-cell table:formula="of:=STDEV([.$C$2:.C94])*4" office:value-type="float" office:value="1.51785385261743" calcext:value-type="float">
            <text:p>1.517854</text:p>
          </table:table-cell>
          <table:table-cell table:number-columns-repeated="2"/>
        </table:table-row>
        <table:table-row table:style-name="ro1">
          <table:table-cell office:value-type="float" office:value="0.185130320245878" calcext:value-type="float">
            <text:p>0.185130320245878</text:p>
          </table:table-cell>
          <table:table-cell office:value-type="float" office:value="0.119756652003199" calcext:value-type="float">
            <text:p>0.119756652003199</text:p>
          </table:table-cell>
          <table:table-cell table:formula="of:=IF(([.A95]-0.5)^2+([.B95]-0.5)^2&lt;=0.5^2;1;0)" office:value-type="float" office:value="1" calcext:value-type="float">
            <text:p>1</text:p>
          </table:table-cell>
          <table:table-cell table:formula="of:=AVERAGE([.$C$2:.C95])*4" office:value-type="float" office:value="3.31914893617021" calcext:value-type="float">
            <text:p>3.319149</text:p>
          </table:table-cell>
          <table:table-cell table:formula="of:=STDEV([.$C$2:.C95])*4" office:value-type="float" office:value="1.51133897735128" calcext:value-type="float">
            <text:p>1.511339</text:p>
          </table:table-cell>
          <table:table-cell table:number-columns-repeated="2"/>
        </table:table-row>
        <table:table-row table:style-name="ro1">
          <table:table-cell office:value-type="float" office:value="0.844332142677526" calcext:value-type="float">
            <text:p>0.844332142677526</text:p>
          </table:table-cell>
          <table:table-cell office:value-type="float" office:value="0.558444506096019" calcext:value-type="float">
            <text:p>0.558444506096019</text:p>
          </table:table-cell>
          <table:table-cell table:formula="of:=IF(([.A96]-0.5)^2+([.B96]-0.5)^2&lt;=0.5^2;1;0)" office:value-type="float" office:value="1" calcext:value-type="float">
            <text:p>1</text:p>
          </table:table-cell>
          <table:table-cell table:formula="of:=AVERAGE([.$C$2:.C96])*4" office:value-type="float" office:value="3.32631578947368" calcext:value-type="float">
            <text:p>3.326316</text:p>
          </table:table-cell>
          <table:table-cell table:formula="of:=STDEV([.$C$2:.C96])*4" office:value-type="float" office:value="1.50490054285889" calcext:value-type="float">
            <text:p>1.504901</text:p>
          </table:table-cell>
          <table:table-cell table:number-columns-repeated="2"/>
        </table:table-row>
        <table:table-row table:style-name="ro1">
          <table:table-cell office:value-type="float" office:value="0.445820764638948" calcext:value-type="float">
            <text:p>0.445820764638948</text:p>
          </table:table-cell>
          <table:table-cell office:value-type="float" office:value="0.126365109388368" calcext:value-type="float">
            <text:p>0.126365109388368</text:p>
          </table:table-cell>
          <table:table-cell table:formula="of:=IF(([.A97]-0.5)^2+([.B97]-0.5)^2&lt;=0.5^2;1;0)" office:value-type="float" office:value="1" calcext:value-type="float">
            <text:p>1</text:p>
          </table:table-cell>
          <table:table-cell table:formula="of:=AVERAGE([.$C$2:.C97])*4" office:value-type="float" office:value="3.33333333333333" calcext:value-type="float">
            <text:p>3.333333</text:p>
          </table:table-cell>
          <table:table-cell table:formula="of:=STDEV([.$C$2:.C97])*4" office:value-type="float" office:value="1.49853729853071" calcext:value-type="float">
            <text:p>1.498537</text:p>
          </table:table-cell>
          <table:table-cell table:number-columns-repeated="2"/>
        </table:table-row>
        <table:table-row table:style-name="ro1">
          <table:table-cell office:value-type="float" office:value="0.581797894150265" calcext:value-type="float">
            <text:p>0.581797894150265</text:p>
          </table:table-cell>
          <table:table-cell office:value-type="float" office:value="0.918015739463815" calcext:value-type="float">
            <text:p>0.918015739463815</text:p>
          </table:table-cell>
          <table:table-cell table:formula="of:=IF(([.A98]-0.5)^2+([.B98]-0.5)^2&lt;=0.5^2;1;0)" office:value-type="float" office:value="1" calcext:value-type="float">
            <text:p>1</text:p>
          </table:table-cell>
          <table:table-cell table:formula="of:=AVERAGE([.$C$2:.C98])*4" office:value-type="float" office:value="3.34020618556701" calcext:value-type="float">
            <text:p>3.340206</text:p>
          </table:table-cell>
          <table:table-cell table:formula="of:=STDEV([.$C$2:.C98])*4" office:value-type="float" office:value="1.49224801012142" calcext:value-type="float">
            <text:p>1.492248</text:p>
          </table:table-cell>
          <table:table-cell table:number-columns-repeated="2"/>
        </table:table-row>
        <table:table-row table:style-name="ro1">
          <table:table-cell office:value-type="float" office:value="0.410705381518819" calcext:value-type="float">
            <text:p>0.410705381518819</text:p>
          </table:table-cell>
          <table:table-cell office:value-type="float" office:value="0.790176130715696" calcext:value-type="float">
            <text:p>0.790176130715696</text:p>
          </table:table-cell>
          <table:table-cell table:formula="of:=IF(([.A99]-0.5)^2+([.B99]-0.5)^2&lt;=0.5^2;1;0)" office:value-type="float" office:value="1" calcext:value-type="float">
            <text:p>1</text:p>
          </table:table-cell>
          <table:table-cell table:formula="of:=AVERAGE([.$C$2:.C99])*4" office:value-type="float" office:value="3.3469387755102" calcext:value-type="float">
            <text:p>3.346939</text:p>
          </table:table-cell>
          <table:table-cell table:formula="of:=STDEV([.$C$2:.C99])*4" office:value-type="float" office:value="1.48603146042322" calcext:value-type="float">
            <text:p>1.486031</text:p>
          </table:table-cell>
          <table:table-cell table:number-columns-repeated="2"/>
        </table:table-row>
        <table:table-row table:style-name="ro1">
          <table:table-cell office:value-type="float" office:value="0.513291370986963" calcext:value-type="float">
            <text:p>0.513291370986963</text:p>
          </table:table-cell>
          <table:table-cell office:value-type="float" office:value="0.935370850065073" calcext:value-type="float">
            <text:p>0.935370850065073</text:p>
          </table:table-cell>
          <table:table-cell table:formula="of:=IF(([.A100]-0.5)^2+([.B100]-0.5)^2&lt;=0.5^2;1;0)" office:value-type="float" office:value="1" calcext:value-type="float">
            <text:p>1</text:p>
          </table:table-cell>
          <table:table-cell table:formula="of:=AVERAGE([.$C$2:.C100])*4" office:value-type="float" office:value="3.35353535353535" calcext:value-type="float">
            <text:p>3.353535</text:p>
          </table:table-cell>
          <table:table-cell table:formula="of:=STDEV([.$C$2:.C100])*4" office:value-type="float" office:value="1.47988644981621" calcext:value-type="float">
            <text:p>1.479886</text:p>
          </table:table-cell>
          <table:table-cell table:number-columns-repeated="2"/>
        </table:table-row>
        <table:table-row table:style-name="ro1">
          <table:table-cell office:value-type="float" office:value="0.664190044627526" calcext:value-type="float">
            <text:p>0.664190044627526</text:p>
          </table:table-cell>
          <table:table-cell office:value-type="float" office:value="0.929251773214928" calcext:value-type="float">
            <text:p>0.929251773214928</text:p>
          </table:table-cell>
          <table:table-cell table:formula="of:=IF(([.A101]-0.5)^2+([.B101]-0.5)^2&lt;=0.5^2;1;0)" office:value-type="float" office:value="1" calcext:value-type="float">
            <text:p>1</text:p>
          </table:table-cell>
          <table:table-cell table:formula="of:=AVERAGE([.$C$2:.C101])*4" office:value-type="float" office:value="3.36" calcext:value-type="float">
            <text:p>3.360000</text:p>
          </table:table-cell>
          <table:table-cell table:formula="of:=STDEV([.$C$2:.C101])*4" office:value-type="float" office:value="1.47381179670988" calcext:value-type="float">
            <text:p>1.473812</text:p>
          </table:table-cell>
          <table:table-cell table:number-columns-repeated="2"/>
        </table:table-row>
        <table:table-row table:style-name="ro1">
          <table:table-cell office:value-type="float" office:value="0.102392488667618" calcext:value-type="float">
            <text:p>0.102392488667618</text:p>
          </table:table-cell>
          <table:table-cell office:value-type="float" office:value="0.554811632074539" calcext:value-type="float">
            <text:p>0.554811632074539</text:p>
          </table:table-cell>
          <table:table-cell table:formula="of:=IF(([.A102]-0.5)^2+([.B102]-0.5)^2&lt;=0.5^2;1;0)" office:value-type="float" office:value="1" calcext:value-type="float">
            <text:p>1</text:p>
          </table:table-cell>
          <table:table-cell table:formula="of:=AVERAGE([.$C$2:.C102])*4" office:value-type="float" office:value="3.36633663366337" calcext:value-type="float">
            <text:p>3.366337</text:p>
          </table:table-cell>
          <table:table-cell table:formula="of:=STDEV([.$C$2:.C102])*4" office:value-type="float" office:value="1.46780633788813" calcext:value-type="float">
            <text:p>1.467806</text:p>
          </table:table-cell>
          <table:table-cell table:number-columns-repeated="2"/>
        </table:table-row>
        <table:table-row table:style-name="ro1">
          <table:table-cell office:value-type="float" office:value="0.42061022373587" calcext:value-type="float">
            <text:p>0.42061022373587</text:p>
          </table:table-cell>
          <table:table-cell office:value-type="float" office:value="0.937369611007659" calcext:value-type="float">
            <text:p>0.937369611007659</text:p>
          </table:table-cell>
          <table:table-cell table:formula="of:=IF(([.A103]-0.5)^2+([.B103]-0.5)^2&lt;=0.5^2;1;0)" office:value-type="float" office:value="1" calcext:value-type="float">
            <text:p>1</text:p>
          </table:table-cell>
          <table:table-cell table:formula="of:=AVERAGE([.$C$2:.C103])*4" office:value-type="float" office:value="3.37254901960784" calcext:value-type="float">
            <text:p>3.372549</text:p>
          </table:table-cell>
          <table:table-cell table:formula="of:=STDEV([.$C$2:.C103])*4" office:value-type="float" office:value="1.46186892876893" calcext:value-type="float">
            <text:p>1.461869</text:p>
          </table:table-cell>
          <table:table-cell table:number-columns-repeated="2"/>
        </table:table-row>
        <table:table-row table:style-name="ro1">
          <table:table-cell office:value-type="float" office:value="0.323887103203019" calcext:value-type="float">
            <text:p>0.323887103203019</text:p>
          </table:table-cell>
          <table:table-cell office:value-type="float" office:value="0.377437435809933" calcext:value-type="float">
            <text:p>0.377437435809933</text:p>
          </table:table-cell>
          <table:table-cell table:formula="of:=IF(([.A104]-0.5)^2+([.B104]-0.5)^2&lt;=0.5^2;1;0)" office:value-type="float" office:value="1" calcext:value-type="float">
            <text:p>1</text:p>
          </table:table-cell>
          <table:table-cell table:formula="of:=AVERAGE([.$C$2:.C104])*4" office:value-type="float" office:value="3.37864077669903" calcext:value-type="float">
            <text:p>3.378641</text:p>
          </table:table-cell>
          <table:table-cell table:formula="of:=STDEV([.$C$2:.C104])*4" office:value-type="float" office:value="1.4559984435887" calcext:value-type="float">
            <text:p>1.455998</text:p>
          </table:table-cell>
          <table:table-cell table:number-columns-repeated="2"/>
        </table:table-row>
        <table:table-row table:style-name="ro1">
          <table:table-cell office:value-type="float" office:value="0.945035220579306" calcext:value-type="float">
            <text:p>0.945035220579306</text:p>
          </table:table-cell>
          <table:table-cell office:value-type="float" office:value="0.540793105111964" calcext:value-type="float">
            <text:p>0.540793105111964</text:p>
          </table:table-cell>
          <table:table-cell table:formula="of:=IF(([.A105]-0.5)^2+([.B105]-0.5)^2&lt;=0.5^2;1;0)" office:value-type="float" office:value="1" calcext:value-type="float">
            <text:p>1</text:p>
          </table:table-cell>
          <table:table-cell table:formula="of:=AVERAGE([.$C$2:.C105])*4" office:value-type="float" office:value="3.38461538461538" calcext:value-type="float">
            <text:p>3.384615</text:p>
          </table:table-cell>
          <table:table-cell table:formula="of:=STDEV([.$C$2:.C105])*4" office:value-type="float" office:value="1.45019377552006" calcext:value-type="float">
            <text:p>1.450194</text:p>
          </table:table-cell>
          <table:table-cell table:number-columns-repeated="2"/>
        </table:table-row>
        <table:table-row table:style-name="ro1">
          <table:table-cell office:value-type="float" office:value="0.379796026913421" calcext:value-type="float">
            <text:p>0.379796026913421</text:p>
          </table:table-cell>
          <table:table-cell office:value-type="float" office:value="0.503181725995125" calcext:value-type="float">
            <text:p>0.503181725995125</text:p>
          </table:table-cell>
          <table:table-cell table:formula="of:=IF(([.A106]-0.5)^2+([.B106]-0.5)^2&lt;=0.5^2;1;0)" office:value-type="float" office:value="1" calcext:value-type="float">
            <text:p>1</text:p>
          </table:table-cell>
          <table:table-cell table:formula="of:=AVERAGE([.$C$2:.C106])*4" office:value-type="float" office:value="3.39047619047619" calcext:value-type="float">
            <text:p>3.390476</text:p>
          </table:table-cell>
          <table:table-cell table:formula="of:=STDEV([.$C$2:.C106])*4" office:value-type="float" office:value="1.44445383673099" calcext:value-type="float">
            <text:p>1.444454</text:p>
          </table:table-cell>
          <table:table-cell table:number-columns-repeated="2"/>
        </table:table-row>
        <table:table-row table:style-name="ro1">
          <table:table-cell office:value-type="float" office:value="0.885502653355274" calcext:value-type="float">
            <text:p>0.885502653355274</text:p>
          </table:table-cell>
          <table:table-cell office:value-type="float" office:value="0.0987734654917174" calcext:value-type="float">
            <text:p>0.0987734654917174</text:p>
          </table:table-cell>
          <table:table-cell table:formula="of:=IF(([.A107]-0.5)^2+([.B107]-0.5)^2&lt;=0.5^2;1;0)" office:value-type="float" office:value="0" calcext:value-type="float">
            <text:p>0</text:p>
          </table:table-cell>
          <table:table-cell table:formula="of:=AVERAGE([.$C$2:.C107])*4" office:value-type="float" office:value="3.35849056603774" calcext:value-type="float">
            <text:p>3.358491</text:p>
          </table:table-cell>
          <table:table-cell table:formula="of:=STDEV([.$C$2:.C107])*4" office:value-type="float" office:value="1.47479573562406" calcext:value-type="float">
            <text:p>1.474796</text:p>
          </table:table-cell>
          <table:table-cell table:number-columns-repeated="2"/>
        </table:table-row>
        <table:table-row table:style-name="ro1">
          <table:table-cell office:value-type="float" office:value="0.237454812048341" calcext:value-type="float">
            <text:p>0.237454812048341</text:p>
          </table:table-cell>
          <table:table-cell office:value-type="float" office:value="0.155102655911566" calcext:value-type="float">
            <text:p>0.155102655911566</text:p>
          </table:table-cell>
          <table:table-cell table:formula="of:=IF(([.A108]-0.5)^2+([.B108]-0.5)^2&lt;=0.5^2;1;0)" office:value-type="float" office:value="1" calcext:value-type="float">
            <text:p>1</text:p>
          </table:table-cell>
          <table:table-cell table:formula="of:=AVERAGE([.$C$2:.C108])*4" office:value-type="float" office:value="3.36448598130841" calcext:value-type="float">
            <text:p>3.364486</text:p>
          </table:table-cell>
          <table:table-cell table:formula="of:=STDEV([.$C$2:.C108])*4" office:value-type="float" office:value="1.46913222599027" calcext:value-type="float">
            <text:p>1.469132</text:p>
          </table:table-cell>
          <table:table-cell table:number-columns-repeated="2"/>
        </table:table-row>
        <table:table-row table:style-name="ro1">
          <table:table-cell office:value-type="float" office:value="0.875564712722169" calcext:value-type="float">
            <text:p>0.875564712722169</text:p>
          </table:table-cell>
          <table:table-cell office:value-type="float" office:value="0.863499635422503" calcext:value-type="float">
            <text:p>0.863499635422503</text:p>
          </table:table-cell>
          <table:table-cell table:formula="of:=IF(([.A109]-0.5)^2+([.B109]-0.5)^2&lt;=0.5^2;1;0)" office:value-type="float" office:value="0" calcext:value-type="float">
            <text:p>0</text:p>
          </table:table-cell>
          <table:table-cell table:formula="of:=AVERAGE([.$C$2:.C109])*4" office:value-type="float" office:value="3.33333333333333" calcext:value-type="float">
            <text:p>3.333333</text:p>
          </table:table-cell>
          <table:table-cell table:formula="of:=STDEV([.$C$2:.C109])*4" office:value-type="float" office:value="1.49766172889796" calcext:value-type="float">
            <text:p>1.497662</text:p>
          </table:table-cell>
          <table:table-cell table:number-columns-repeated="2"/>
        </table:table-row>
        <table:table-row table:style-name="ro1">
          <table:table-cell office:value-type="float" office:value="0.173674191233962" calcext:value-type="float">
            <text:p>0.173674191233962</text:p>
          </table:table-cell>
          <table:table-cell office:value-type="float" office:value="0.431004989905562" calcext:value-type="float">
            <text:p>0.431004989905562</text:p>
          </table:table-cell>
          <table:table-cell table:formula="of:=IF(([.A110]-0.5)^2+([.B110]-0.5)^2&lt;=0.5^2;1;0)" office:value-type="float" office:value="1" calcext:value-type="float">
            <text:p>1</text:p>
          </table:table-cell>
          <table:table-cell table:formula="of:=AVERAGE([.$C$2:.C110])*4" office:value-type="float" office:value="3.3394495412844" calcext:value-type="float">
            <text:p>3.339450</text:p>
          </table:table-cell>
          <table:table-cell table:formula="of:=STDEV([.$C$2:.C110])*4" office:value-type="float" office:value="1.49207898389784" calcext:value-type="float">
            <text:p>1.492079</text:p>
          </table:table-cell>
          <table:table-cell table:number-columns-repeated="2"/>
        </table:table-row>
        <table:table-row table:style-name="ro1">
          <table:table-cell office:value-type="float" office:value="0.814356331883155" calcext:value-type="float">
            <text:p>0.814356331883155</text:p>
          </table:table-cell>
          <table:table-cell office:value-type="float" office:value="0.676793823511382" calcext:value-type="float">
            <text:p>0.676793823511382</text:p>
          </table:table-cell>
          <table:table-cell table:formula="of:=IF(([.A111]-0.5)^2+([.B111]-0.5)^2&lt;=0.5^2;1;0)" office:value-type="float" office:value="1" calcext:value-type="float">
            <text:p>1</text:p>
          </table:table-cell>
          <table:table-cell table:formula="of:=AVERAGE([.$C$2:.C111])*4" office:value-type="float" office:value="3.34545454545455" calcext:value-type="float">
            <text:p>3.345455</text:p>
          </table:table-cell>
          <table:table-cell table:formula="of:=STDEV([.$C$2:.C111])*4" office:value-type="float" office:value="1.48655357609882" calcext:value-type="float">
            <text:p>1.486554</text:p>
          </table:table-cell>
          <table:table-cell table:number-columns-repeated="2"/>
        </table:table-row>
        <table:table-row table:style-name="ro1">
          <table:table-cell office:value-type="float" office:value="0.277923934977727" calcext:value-type="float">
            <text:p>0.277923934977727</text:p>
          </table:table-cell>
          <table:table-cell office:value-type="float" office:value="0.263744288880192" calcext:value-type="float">
            <text:p>0.263744288880192</text:p>
          </table:table-cell>
          <table:table-cell table:formula="of:=IF(([.A112]-0.5)^2+([.B112]-0.5)^2&lt;=0.5^2;1;0)" office:value-type="float" office:value="1" calcext:value-type="float">
            <text:p>1</text:p>
          </table:table-cell>
          <table:table-cell table:formula="of:=AVERAGE([.$C$2:.C112])*4" office:value-type="float" office:value="3.35135135135135" calcext:value-type="float">
            <text:p>3.351351</text:p>
          </table:table-cell>
          <table:table-cell table:formula="of:=STDEV([.$C$2:.C112])*4" office:value-type="float" office:value="1.48108466794164" calcext:value-type="float">
            <text:p>1.481085</text:p>
          </table:table-cell>
          <table:table-cell table:number-columns-repeated="2"/>
        </table:table-row>
        <table:table-row table:style-name="ro1">
          <table:table-cell office:value-type="float" office:value="0.543091442285437" calcext:value-type="float">
            <text:p>0.543091442285437</text:p>
          </table:table-cell>
          <table:table-cell office:value-type="float" office:value="0.520271272190343" calcext:value-type="float">
            <text:p>0.520271272190343</text:p>
          </table:table-cell>
          <table:table-cell table:formula="of:=IF(([.A113]-0.5)^2+([.B113]-0.5)^2&lt;=0.5^2;1;0)" office:value-type="float" office:value="1" calcext:value-type="float">
            <text:p>1</text:p>
          </table:table-cell>
          <table:table-cell table:formula="of:=AVERAGE([.$C$2:.C113])*4" office:value-type="float" office:value="3.35714285714286" calcext:value-type="float">
            <text:p>3.357143</text:p>
          </table:table-cell>
          <table:table-cell table:formula="of:=STDEV([.$C$2:.C113])*4" office:value-type="float" office:value="1.47567143280819" calcext:value-type="float">
            <text:p>1.475671</text:p>
          </table:table-cell>
          <table:table-cell table:number-columns-repeated="2"/>
        </table:table-row>
        <table:table-row table:style-name="ro1">
          <table:table-cell office:value-type="float" office:value="0.568540680254307" calcext:value-type="float">
            <text:p>0.568540680254307</text:p>
          </table:table-cell>
          <table:table-cell office:value-type="float" office:value="0.489544416021343" calcext:value-type="float">
            <text:p>0.489544416021343</text:p>
          </table:table-cell>
          <table:table-cell table:formula="of:=IF(([.A114]-0.5)^2+([.B114]-0.5)^2&lt;=0.5^2;1;0)" office:value-type="float" office:value="1" calcext:value-type="float">
            <text:p>1</text:p>
          </table:table-cell>
          <table:table-cell table:formula="of:=AVERAGE([.$C$2:.C114])*4" office:value-type="float" office:value="3.36283185840708" calcext:value-type="float">
            <text:p>3.362832</text:p>
          </table:table-cell>
          <table:table-cell table:formula="of:=STDEV([.$C$2:.C114])*4" office:value-type="float" office:value="1.47031305523843" calcext:value-type="float">
            <text:p>1.470313</text:p>
          </table:table-cell>
          <table:table-cell table:number-columns-repeated="2"/>
        </table:table-row>
        <table:table-row table:style-name="ro1">
          <table:table-cell office:value-type="float" office:value="0.0258386069940075" calcext:value-type="float">
            <text:p>0.0258386069940075</text:p>
          </table:table-cell>
          <table:table-cell office:value-type="float" office:value="0.851456439350305" calcext:value-type="float">
            <text:p>0.851456439350305</text:p>
          </table:table-cell>
          <table:table-cell table:formula="of:=IF(([.A115]-0.5)^2+([.B115]-0.5)^2&lt;=0.5^2;1;0)" office:value-type="float" office:value="0" calcext:value-type="float">
            <text:p>0</text:p>
          </table:table-cell>
          <table:table-cell table:formula="of:=AVERAGE([.$C$2:.C115])*4" office:value-type="float" office:value="3.33333333333333" calcext:value-type="float">
            <text:p>3.333333</text:p>
          </table:table-cell>
          <table:table-cell table:formula="of:=STDEV([.$C$2:.C115])*4" office:value-type="float" office:value="1.49729352686931" calcext:value-type="float">
            <text:p>1.497294</text:p>
          </table:table-cell>
          <table:table-cell table:number-columns-repeated="2"/>
        </table:table-row>
        <table:table-row table:style-name="ro1">
          <table:table-cell office:value-type="float" office:value="0.419960843301017" calcext:value-type="float">
            <text:p>0.419960843301017</text:p>
          </table:table-cell>
          <table:table-cell office:value-type="float" office:value="0.479336863144841" calcext:value-type="float">
            <text:p>0.479336863144841</text:p>
          </table:table-cell>
          <table:table-cell table:formula="of:=IF(([.A116]-0.5)^2+([.B116]-0.5)^2&lt;=0.5^2;1;0)" office:value-type="float" office:value="1" calcext:value-type="float">
            <text:p>1</text:p>
          </table:table-cell>
          <table:table-cell table:formula="of:=AVERAGE([.$C$2:.C116])*4" office:value-type="float" office:value="3.33913043478261" calcext:value-type="float">
            <text:p>3.339130</text:p>
          </table:table-cell>
          <table:table-cell table:formula="of:=STDEV([.$C$2:.C116])*4" office:value-type="float" office:value="1.4920076931845" calcext:value-type="float">
            <text:p>1.492008</text:p>
          </table:table-cell>
          <table:table-cell table:number-columns-repeated="2"/>
        </table:table-row>
        <table:table-row table:style-name="ro1">
          <table:table-cell office:value-type="float" office:value="0.944183782989138" calcext:value-type="float">
            <text:p>0.944183782989138</text:p>
          </table:table-cell>
          <table:table-cell office:value-type="float" office:value="0.500672682997955" calcext:value-type="float">
            <text:p>0.500672682997955</text:p>
          </table:table-cell>
          <table:table-cell table:formula="of:=IF(([.A117]-0.5)^2+([.B117]-0.5)^2&lt;=0.5^2;1;0)" office:value-type="float" office:value="1" calcext:value-type="float">
            <text:p>1</text:p>
          </table:table-cell>
          <table:table-cell table:formula="of:=AVERAGE([.$C$2:.C117])*4" office:value-type="float" office:value="3.3448275862069" calcext:value-type="float">
            <text:p>3.344828</text:p>
          </table:table-cell>
          <table:table-cell table:formula="of:=STDEV([.$C$2:.C117])*4" office:value-type="float" office:value="1.48677326873457" calcext:value-type="float">
            <text:p>1.486773</text:p>
          </table:table-cell>
          <table:table-cell table:number-columns-repeated="2"/>
        </table:table-row>
        <table:table-row table:style-name="ro1">
          <table:table-cell office:value-type="float" office:value="0.0356621689816943" calcext:value-type="float">
            <text:p>0.0356621689816943</text:p>
          </table:table-cell>
          <table:table-cell office:value-type="float" office:value="0.646380296340887" calcext:value-type="float">
            <text:p>0.646380296340887</text:p>
          </table:table-cell>
          <table:table-cell table:formula="of:=IF(([.A118]-0.5)^2+([.B118]-0.5)^2&lt;=0.5^2;1;0)" office:value-type="float" office:value="1" calcext:value-type="float">
            <text:p>1</text:p>
          </table:table-cell>
          <table:table-cell table:formula="of:=AVERAGE([.$C$2:.C118])*4" office:value-type="float" office:value="3.35042735042735" calcext:value-type="float">
            <text:p>3.350427</text:p>
          </table:table-cell>
          <table:table-cell table:formula="of:=STDEV([.$C$2:.C118])*4" office:value-type="float" office:value="1.48158954316569" calcext:value-type="float">
            <text:p>1.481590</text:p>
          </table:table-cell>
          <table:table-cell table:number-columns-repeated="2"/>
        </table:table-row>
        <table:table-row table:style-name="ro1">
          <table:table-cell office:value-type="float" office:value="0.00649974617846213" calcext:value-type="float">
            <text:p>0.00649974617846213</text:p>
          </table:table-cell>
          <table:table-cell office:value-type="float" office:value="0.901616133414706" calcext:value-type="float">
            <text:p>0.901616133414706</text:p>
          </table:table-cell>
          <table:table-cell table:formula="of:=IF(([.A119]-0.5)^2+([.B119]-0.5)^2&lt;=0.5^2;1;0)" office:value-type="float" office:value="0" calcext:value-type="float">
            <text:p>0</text:p>
          </table:table-cell>
          <table:table-cell table:formula="of:=AVERAGE([.$C$2:.C119])*4" office:value-type="float" office:value="3.32203389830508" calcext:value-type="float">
            <text:p>3.322034</text:p>
          </table:table-cell>
          <table:table-cell table:formula="of:=STDEV([.$C$2:.C119])*4" office:value-type="float" office:value="1.50714172186336" calcext:value-type="float">
            <text:p>1.507142</text:p>
          </table:table-cell>
          <table:table-cell table:number-columns-repeated="2"/>
        </table:table-row>
        <table:table-row table:style-name="ro1">
          <table:table-cell office:value-type="float" office:value="0.735474454676218" calcext:value-type="float">
            <text:p>0.735474454676218</text:p>
          </table:table-cell>
          <table:table-cell office:value-type="float" office:value="0.0319103173850282" calcext:value-type="float">
            <text:p>0.0319103173850282</text:p>
          </table:table-cell>
          <table:table-cell table:formula="of:=IF(([.A120]-0.5)^2+([.B120]-0.5)^2&lt;=0.5^2;1;0)" office:value-type="float" office:value="0" calcext:value-type="float">
            <text:p>0</text:p>
          </table:table-cell>
          <table:table-cell table:formula="of:=AVERAGE([.$C$2:.C120])*4" office:value-type="float" office:value="3.29411764705882" calcext:value-type="float">
            <text:p>3.294118</text:p>
          </table:table-cell>
          <table:table-cell table:formula="of:=STDEV([.$C$2:.C120])*4" office:value-type="float" office:value="1.53132788934504" calcext:value-type="float">
            <text:p>1.531328</text:p>
          </table:table-cell>
          <table:table-cell table:number-columns-repeated="2"/>
        </table:table-row>
        <table:table-row table:style-name="ro1">
          <table:table-cell office:value-type="float" office:value="0.20014207171053" calcext:value-type="float">
            <text:p>0.20014207171053</text:p>
          </table:table-cell>
          <table:table-cell office:value-type="float" office:value="0.58752524206211" calcext:value-type="float">
            <text:p>0.58752524206211</text:p>
          </table:table-cell>
          <table:table-cell table:formula="of:=IF(([.A121]-0.5)^2+([.B121]-0.5)^2&lt;=0.5^2;1;0)" office:value-type="float" office:value="1" calcext:value-type="float">
            <text:p>1</text:p>
          </table:table-cell>
          <table:table-cell table:formula="of:=AVERAGE([.$C$2:.C121])*4" office:value-type="float" office:value="3.3" calcext:value-type="float">
            <text:p>3.300000</text:p>
          </table:table-cell>
          <table:table-cell table:formula="of:=STDEV([.$C$2:.C121])*4" office:value-type="float" office:value="1.52624105720751" calcext:value-type="float">
            <text:p>1.526241</text:p>
          </table:table-cell>
          <table:table-cell table:number-columns-repeated="2"/>
        </table:table-row>
        <table:table-row table:style-name="ro1">
          <table:table-cell office:value-type="float" office:value="0.363726682689805" calcext:value-type="float">
            <text:p>0.363726682689805</text:p>
          </table:table-cell>
          <table:table-cell office:value-type="float" office:value="0.526973259499532" calcext:value-type="float">
            <text:p>0.526973259499532</text:p>
          </table:table-cell>
          <table:table-cell table:formula="of:=IF(([.A122]-0.5)^2+([.B122]-0.5)^2&lt;=0.5^2;1;0)" office:value-type="float" office:value="1" calcext:value-type="float">
            <text:p>1</text:p>
          </table:table-cell>
          <table:table-cell table:formula="of:=AVERAGE([.$C$2:.C122])*4" office:value-type="float" office:value="3.30578512396694" calcext:value-type="float">
            <text:p>3.305785</text:p>
          </table:table-cell>
          <table:table-cell table:formula="of:=STDEV([.$C$2:.C122])*4" office:value-type="float" office:value="1.52120004824377" calcext:value-type="float">
            <text:p>1.521200</text:p>
          </table:table-cell>
          <table:table-cell table:number-columns-repeated="2"/>
        </table:table-row>
        <table:table-row table:style-name="ro1">
          <table:table-cell office:value-type="float" office:value="0.692526489350781" calcext:value-type="float">
            <text:p>0.692526489350781</text:p>
          </table:table-cell>
          <table:table-cell office:value-type="float" office:value="0.849200291801195" calcext:value-type="float">
            <text:p>0.849200291801195</text:p>
          </table:table-cell>
          <table:table-cell table:formula="of:=IF(([.A123]-0.5)^2+([.B123]-0.5)^2&lt;=0.5^2;1;0)" office:value-type="float" office:value="1" calcext:value-type="float">
            <text:p>1</text:p>
          </table:table-cell>
          <table:table-cell table:formula="of:=AVERAGE([.$C$2:.C123])*4" office:value-type="float" office:value="3.31147540983607" calcext:value-type="float">
            <text:p>3.311475</text:p>
          </table:table-cell>
          <table:table-cell table:formula="of:=STDEV([.$C$2:.C123])*4" office:value-type="float" office:value="1.51620430388713" calcext:value-type="float">
            <text:p>1.516204</text:p>
          </table:table-cell>
          <table:table-cell table:number-columns-repeated="2"/>
        </table:table-row>
        <table:table-row table:style-name="ro1">
          <table:table-cell office:value-type="float" office:value="0.660384355586828" calcext:value-type="float">
            <text:p>0.660384355586828</text:p>
          </table:table-cell>
          <table:table-cell office:value-type="float" office:value="0.361578313264885" calcext:value-type="float">
            <text:p>0.361578313264885</text:p>
          </table:table-cell>
          <table:table-cell table:formula="of:=IF(([.A124]-0.5)^2+([.B124]-0.5)^2&lt;=0.5^2;1;0)" office:value-type="float" office:value="1" calcext:value-type="float">
            <text:p>1</text:p>
          </table:table-cell>
          <table:table-cell table:formula="of:=AVERAGE([.$C$2:.C124])*4" office:value-type="float" office:value="3.31707317073171" calcext:value-type="float">
            <text:p>3.317073</text:p>
          </table:table-cell>
          <table:table-cell table:formula="of:=STDEV([.$C$2:.C124])*4" office:value-type="float" office:value="1.51125326978036" calcext:value-type="float">
            <text:p>1.511253</text:p>
          </table:table-cell>
          <table:table-cell table:number-columns-repeated="2"/>
        </table:table-row>
        <table:table-row table:style-name="ro1">
          <table:table-cell office:value-type="float" office:value="0.431832042787594" calcext:value-type="float">
            <text:p>0.431832042787594</text:p>
          </table:table-cell>
          <table:table-cell office:value-type="float" office:value="0.0603857354135957" calcext:value-type="float">
            <text:p>0.0603857354135957</text:p>
          </table:table-cell>
          <table:table-cell table:formula="of:=IF(([.A125]-0.5)^2+([.B125]-0.5)^2&lt;=0.5^2;1;0)" office:value-type="float" office:value="1" calcext:value-type="float">
            <text:p>1</text:p>
          </table:table-cell>
          <table:table-cell table:formula="of:=AVERAGE([.$C$2:.C125])*4" office:value-type="float" office:value="3.32258064516129" calcext:value-type="float">
            <text:p>3.322581</text:p>
          </table:table-cell>
          <table:table-cell table:formula="of:=STDEV([.$C$2:.C125])*4" office:value-type="float" office:value="1.50634639608166" calcext:value-type="float">
            <text:p>1.506346</text:p>
          </table:table-cell>
          <table:table-cell table:number-columns-repeated="2"/>
        </table:table-row>
        <table:table-row table:style-name="ro1">
          <table:table-cell office:value-type="float" office:value="0.23631405079265" calcext:value-type="float">
            <text:p>0.23631405079265</text:p>
          </table:table-cell>
          <table:table-cell office:value-type="float" office:value="0.350072467906748" calcext:value-type="float">
            <text:p>0.350072467906748</text:p>
          </table:table-cell>
          <table:table-cell table:formula="of:=IF(([.A126]-0.5)^2+([.B126]-0.5)^2&lt;=0.5^2;1;0)" office:value-type="float" office:value="1" calcext:value-type="float">
            <text:p>1</text:p>
          </table:table-cell>
          <table:table-cell table:formula="of:=AVERAGE([.$C$2:.C126])*4" office:value-type="float" office:value="3.328" calcext:value-type="float">
            <text:p>3.328000</text:p>
          </table:table-cell>
          <table:table-cell table:formula="of:=STDEV([.$C$2:.C126])*4" office:value-type="float" office:value="1.50148313773523" calcext:value-type="float">
            <text:p>1.501483</text:p>
          </table:table-cell>
          <table:table-cell table:number-columns-repeated="2"/>
        </table:table-row>
        <table:table-row table:style-name="ro1">
          <table:table-cell office:value-type="float" office:value="0.59420883145345" calcext:value-type="float">
            <text:p>0.59420883145345</text:p>
          </table:table-cell>
          <table:table-cell office:value-type="float" office:value="0.0948504019967344" calcext:value-type="float">
            <text:p>0.0948504019967344</text:p>
          </table:table-cell>
          <table:table-cell table:formula="of:=IF(([.A127]-0.5)^2+([.B127]-0.5)^2&lt;=0.5^2;1;0)" office:value-type="float" office:value="1" calcext:value-type="float">
            <text:p>1</text:p>
          </table:table-cell>
          <table:table-cell table:formula="of:=AVERAGE([.$C$2:.C127])*4" office:value-type="float" office:value="3.33333333333333" calcext:value-type="float">
            <text:p>3.333333</text:p>
          </table:table-cell>
          <table:table-cell table:formula="of:=STDEV([.$C$2:.C127])*4" office:value-type="float" office:value="1.49666295470958" calcext:value-type="float">
            <text:p>1.496663</text:p>
          </table:table-cell>
          <table:table-cell table:number-columns-repeated="2"/>
        </table:table-row>
        <table:table-row table:style-name="ro1">
          <table:table-cell office:value-type="float" office:value="0.143676515569364" calcext:value-type="float">
            <text:p>0.143676515569364</text:p>
          </table:table-cell>
          <table:table-cell office:value-type="float" office:value="0.963874123921455" calcext:value-type="float">
            <text:p>0.963874123921455</text:p>
          </table:table-cell>
          <table:table-cell table:formula="of:=IF(([.A128]-0.5)^2+([.B128]-0.5)^2&lt;=0.5^2;1;0)" office:value-type="float" office:value="0" calcext:value-type="float">
            <text:p>0</text:p>
          </table:table-cell>
          <table:table-cell table:formula="of:=AVERAGE([.$C$2:.C128])*4" office:value-type="float" office:value="3.30708661417323" calcext:value-type="float">
            <text:p>3.307087</text:p>
          </table:table-cell>
          <table:table-cell table:formula="of:=STDEV([.$C$2:.C128])*4" office:value-type="float" office:value="1.51977343248566" calcext:value-type="float">
            <text:p>1.519773</text:p>
          </table:table-cell>
          <table:table-cell table:number-columns-repeated="2"/>
        </table:table-row>
        <table:table-row table:style-name="ro1">
          <table:table-cell office:value-type="float" office:value="0.751901326416782" calcext:value-type="float">
            <text:p>0.751901326416782</text:p>
          </table:table-cell>
          <table:table-cell office:value-type="float" office:value="0.863332372288253" calcext:value-type="float">
            <text:p>0.863332372288253</text:p>
          </table:table-cell>
          <table:table-cell table:formula="of:=IF(([.A129]-0.5)^2+([.B129]-0.5)^2&lt;=0.5^2;1;0)" office:value-type="float" office:value="1" calcext:value-type="float">
            <text:p>1</text:p>
          </table:table-cell>
          <table:table-cell table:formula="of:=AVERAGE([.$C$2:.C129])*4" office:value-type="float" office:value="3.3125" calcext:value-type="float">
            <text:p>3.312500</text:p>
          </table:table-cell>
          <table:table-cell table:formula="of:=STDEV([.$C$2:.C129])*4" office:value-type="float" office:value="1.51501669645954" calcext:value-type="float">
            <text:p>1.515017</text:p>
          </table:table-cell>
          <table:table-cell table:number-columns-repeated="2"/>
        </table:table-row>
        <table:table-row table:style-name="ro1">
          <table:table-cell office:value-type="float" office:value="0.768126220957558" calcext:value-type="float">
            <text:p>0.768126220957558</text:p>
          </table:table-cell>
          <table:table-cell office:value-type="float" office:value="0.618977550142037" calcext:value-type="float">
            <text:p>0.618977550142037</text:p>
          </table:table-cell>
          <table:table-cell table:formula="of:=IF(([.A130]-0.5)^2+([.B130]-0.5)^2&lt;=0.5^2;1;0)" office:value-type="float" office:value="1" calcext:value-type="float">
            <text:p>1</text:p>
          </table:table-cell>
          <table:table-cell table:formula="of:=AVERAGE([.$C$2:.C130])*4" office:value-type="float" office:value="3.31782945736434" calcext:value-type="float">
            <text:p>3.317829</text:p>
          </table:table-cell>
          <table:table-cell table:formula="of:=STDEV([.$C$2:.C130])*4" office:value-type="float" office:value="1.51030055020118" calcext:value-type="float">
            <text:p>1.510301</text:p>
          </table:table-cell>
          <table:table-cell table:number-columns-repeated="2"/>
        </table:table-row>
        <table:table-row table:style-name="ro1">
          <table:table-cell office:value-type="float" office:value="0.579399937324559" calcext:value-type="float">
            <text:p>0.579399937324559</text:p>
          </table:table-cell>
          <table:table-cell office:value-type="float" office:value="0.884345711741292" calcext:value-type="float">
            <text:p>0.884345711741292</text:p>
          </table:table-cell>
          <table:table-cell table:formula="of:=IF(([.A131]-0.5)^2+([.B131]-0.5)^2&lt;=0.5^2;1;0)" office:value-type="float" office:value="1" calcext:value-type="float">
            <text:p>1</text:p>
          </table:table-cell>
          <table:table-cell table:formula="of:=AVERAGE([.$C$2:.C131])*4" office:value-type="float" office:value="3.32307692307692" calcext:value-type="float">
            <text:p>3.323077</text:p>
          </table:table-cell>
          <table:table-cell table:formula="of:=STDEV([.$C$2:.C131])*4" office:value-type="float" office:value="1.50562451754593" calcext:value-type="float">
            <text:p>1.505625</text:p>
          </table:table-cell>
          <table:table-cell table:number-columns-repeated="2"/>
        </table:table-row>
        <table:table-row table:style-name="ro1">
          <table:table-cell office:value-type="float" office:value="0.466600692956407" calcext:value-type="float">
            <text:p>0.466600692956407</text:p>
          </table:table-cell>
          <table:table-cell office:value-type="float" office:value="0.945505899687905" calcext:value-type="float">
            <text:p>0.945505899687905</text:p>
          </table:table-cell>
          <table:table-cell table:formula="of:=IF(([.A132]-0.5)^2+([.B132]-0.5)^2&lt;=0.5^2;1;0)" office:value-type="float" office:value="1" calcext:value-type="float">
            <text:p>1</text:p>
          </table:table-cell>
          <table:table-cell table:formula="of:=AVERAGE([.$C$2:.C132])*4" office:value-type="float" office:value="3.32824427480916" calcext:value-type="float">
            <text:p>3.328244</text:p>
          </table:table-cell>
          <table:table-cell table:formula="of:=STDEV([.$C$2:.C132])*4" office:value-type="float" office:value="1.50098812628729" calcext:value-type="float">
            <text:p>1.500988</text:p>
          </table:table-cell>
          <table:table-cell table:number-columns-repeated="2"/>
        </table:table-row>
        <table:table-row table:style-name="ro1">
          <table:table-cell office:value-type="float" office:value="0.276715391880539" calcext:value-type="float">
            <text:p>0.276715391880539</text:p>
          </table:table-cell>
          <table:table-cell office:value-type="float" office:value="0.54938655932726" calcext:value-type="float">
            <text:p>0.54938655932726</text:p>
          </table:table-cell>
          <table:table-cell table:formula="of:=IF(([.A133]-0.5)^2+([.B133]-0.5)^2&lt;=0.5^2;1;0)" office:value-type="float" office:value="1" calcext:value-type="float">
            <text:p>1</text:p>
          </table:table-cell>
          <table:table-cell table:formula="of:=AVERAGE([.$C$2:.C133])*4" office:value-type="float" office:value="3.33333333333333" calcext:value-type="float">
            <text:p>3.333333</text:p>
          </table:table-cell>
          <table:table-cell table:formula="of:=STDEV([.$C$2:.C133])*4" office:value-type="float" office:value="1.49639090836457" calcext:value-type="float">
            <text:p>1.496391</text:p>
          </table:table-cell>
          <table:table-cell table:number-columns-repeated="2"/>
        </table:table-row>
        <table:table-row table:style-name="ro1">
          <table:table-cell office:value-type="float" office:value="0.249533533217559" calcext:value-type="float">
            <text:p>0.249533533217559</text:p>
          </table:table-cell>
          <table:table-cell office:value-type="float" office:value="0.913580679841117" calcext:value-type="float">
            <text:p>0.913580679841117</text:p>
          </table:table-cell>
          <table:table-cell table:formula="of:=IF(([.A134]-0.5)^2+([.B134]-0.5)^2&lt;=0.5^2;1;0)" office:value-type="float" office:value="1" calcext:value-type="float">
            <text:p>1</text:p>
          </table:table-cell>
          <table:table-cell table:formula="of:=AVERAGE([.$C$2:.C134])*4" office:value-type="float" office:value="3.33834586466165" calcext:value-type="float">
            <text:p>3.338346</text:p>
          </table:table-cell>
          <table:table-cell table:formula="of:=STDEV([.$C$2:.C134])*4" office:value-type="float" office:value="1.49183240002838" calcext:value-type="float">
            <text:p>1.491832</text:p>
          </table:table-cell>
          <table:table-cell table:number-columns-repeated="2"/>
        </table:table-row>
        <table:table-row table:style-name="ro1">
          <table:table-cell office:value-type="float" office:value="0.402170918032981" calcext:value-type="float">
            <text:p>0.402170918032981</text:p>
          </table:table-cell>
          <table:table-cell office:value-type="float" office:value="0.459706995503223" calcext:value-type="float">
            <text:p>0.459706995503223</text:p>
          </table:table-cell>
          <table:table-cell table:formula="of:=IF(([.A135]-0.5)^2+([.B135]-0.5)^2&lt;=0.5^2;1;0)" office:value-type="float" office:value="1" calcext:value-type="float">
            <text:p>1</text:p>
          </table:table-cell>
          <table:table-cell table:formula="of:=AVERAGE([.$C$2:.C135])*4" office:value-type="float" office:value="3.34328358208955" calcext:value-type="float">
            <text:p>3.343284</text:p>
          </table:table-cell>
          <table:table-cell table:formula="of:=STDEV([.$C$2:.C135])*4" office:value-type="float" office:value="1.48731214198579" calcext:value-type="float">
            <text:p>1.487312</text:p>
          </table:table-cell>
          <table:table-cell table:number-columns-repeated="2"/>
        </table:table-row>
        <table:table-row table:style-name="ro1">
          <table:table-cell office:value-type="float" office:value="0.403718671915293" calcext:value-type="float">
            <text:p>0.403718671915293</text:p>
          </table:table-cell>
          <table:table-cell office:value-type="float" office:value="0.614471996567352" calcext:value-type="float">
            <text:p>0.614471996567352</text:p>
          </table:table-cell>
          <table:table-cell table:formula="of:=IF(([.A136]-0.5)^2+([.B136]-0.5)^2&lt;=0.5^2;1;0)" office:value-type="float" office:value="1" calcext:value-type="float">
            <text:p>1</text:p>
          </table:table-cell>
          <table:table-cell table:formula="of:=AVERAGE([.$C$2:.C136])*4" office:value-type="float" office:value="3.34814814814815" calcext:value-type="float">
            <text:p>3.348148</text:p>
          </table:table-cell>
          <table:table-cell table:formula="of:=STDEV([.$C$2:.C136])*4" office:value-type="float" office:value="1.48282967952673" calcext:value-type="float">
            <text:p>1.482830</text:p>
          </table:table-cell>
          <table:table-cell table:number-columns-repeated="2"/>
        </table:table-row>
        <table:table-row table:style-name="ro1">
          <table:table-cell office:value-type="float" office:value="0.266331988672412" calcext:value-type="float">
            <text:p>0.266331988672412</text:p>
          </table:table-cell>
          <table:table-cell office:value-type="float" office:value="0.335108656475695" calcext:value-type="float">
            <text:p>0.335108656475695</text:p>
          </table:table-cell>
          <table:table-cell table:formula="of:=IF(([.A137]-0.5)^2+([.B137]-0.5)^2&lt;=0.5^2;1;0)" office:value-type="float" office:value="1" calcext:value-type="float">
            <text:p>1</text:p>
          </table:table-cell>
          <table:table-cell table:formula="of:=AVERAGE([.$C$2:.C137])*4" office:value-type="float" office:value="3.35294117647059" calcext:value-type="float">
            <text:p>3.352941</text:p>
          </table:table-cell>
          <table:table-cell table:formula="of:=STDEV([.$C$2:.C137])*4" office:value-type="float" office:value="1.47838456263338" calcext:value-type="float">
            <text:p>1.478385</text:p>
          </table:table-cell>
          <table:table-cell table:number-columns-repeated="2"/>
        </table:table-row>
        <table:table-row table:style-name="ro1">
          <table:table-cell office:value-type="float" office:value="0.0969499488726347" calcext:value-type="float">
            <text:p>0.0969499488726347</text:p>
          </table:table-cell>
          <table:table-cell office:value-type="float" office:value="0.810657935934192" calcext:value-type="float">
            <text:p>0.810657935934192</text:p>
          </table:table-cell>
          <table:table-cell table:formula="of:=IF(([.A138]-0.5)^2+([.B138]-0.5)^2&lt;=0.5^2;1;0)" office:value-type="float" office:value="0" calcext:value-type="float">
            <text:p>0</text:p>
          </table:table-cell>
          <table:table-cell table:formula="of:=AVERAGE([.$C$2:.C138])*4" office:value-type="float" office:value="3.32846715328467" calcext:value-type="float">
            <text:p>3.328467</text:p>
          </table:table-cell>
          <table:table-cell table:formula="of:=STDEV([.$C$2:.C138])*4" office:value-type="float" office:value="1.50053661504954" calcext:value-type="float">
            <text:p>1.500537</text:p>
          </table:table-cell>
          <table:table-cell table:number-columns-repeated="2"/>
        </table:table-row>
        <table:table-row table:style-name="ro1">
          <table:table-cell office:value-type="float" office:value="0.410704645452558" calcext:value-type="float">
            <text:p>0.410704645452558</text:p>
          </table:table-cell>
          <table:table-cell office:value-type="float" office:value="0.693468715948037" calcext:value-type="float">
            <text:p>0.693468715948037</text:p>
          </table:table-cell>
          <table:table-cell table:formula="of:=IF(([.A139]-0.5)^2+([.B139]-0.5)^2&lt;=0.5^2;1;0)" office:value-type="float" office:value="1" calcext:value-type="float">
            <text:p>1</text:p>
          </table:table-cell>
          <table:table-cell table:formula="of:=AVERAGE([.$C$2:.C139])*4" office:value-type="float" office:value="3.33333333333333" calcext:value-type="float">
            <text:p>3.333333</text:p>
          </table:table-cell>
          <table:table-cell table:formula="of:=STDEV([.$C$2:.C139])*4" office:value-type="float" office:value="1.49614264773932" calcext:value-type="float">
            <text:p>1.496143</text:p>
          </table:table-cell>
          <table:table-cell table:number-columns-repeated="2"/>
        </table:table-row>
        <table:table-row table:style-name="ro1">
          <table:table-cell office:value-type="float" office:value="0.230980872464714" calcext:value-type="float">
            <text:p>0.230980872464714</text:p>
          </table:table-cell>
          <table:table-cell office:value-type="float" office:value="0.714905929886531" calcext:value-type="float">
            <text:p>0.714905929886531</text:p>
          </table:table-cell>
          <table:table-cell table:formula="of:=IF(([.A140]-0.5)^2+([.B140]-0.5)^2&lt;=0.5^2;1;0)" office:value-type="float" office:value="1" calcext:value-type="float">
            <text:p>1</text:p>
          </table:table-cell>
          <table:table-cell table:formula="of:=AVERAGE([.$C$2:.C140])*4" office:value-type="float" office:value="3.33812949640288" calcext:value-type="float">
            <text:p>3.338129</text:p>
          </table:table-cell>
          <table:table-cell table:formula="of:=STDEV([.$C$2:.C140])*4" office:value-type="float" office:value="1.49178405416755" calcext:value-type="float">
            <text:p>1.491784</text:p>
          </table:table-cell>
          <table:table-cell table:number-columns-repeated="2"/>
        </table:table-row>
        <table:table-row table:style-name="ro1">
          <table:table-cell office:value-type="float" office:value="0.52515355630696" calcext:value-type="float">
            <text:p>0.52515355630696</text:p>
          </table:table-cell>
          <table:table-cell office:value-type="float" office:value="0.0935367426402823" calcext:value-type="float">
            <text:p>0.0935367426402823</text:p>
          </table:table-cell>
          <table:table-cell table:formula="of:=IF(([.A141]-0.5)^2+([.B141]-0.5)^2&lt;=0.5^2;1;0)" office:value-type="float" office:value="1" calcext:value-type="float">
            <text:p>1</text:p>
          </table:table-cell>
          <table:table-cell table:formula="of:=AVERAGE([.$C$2:.C141])*4" office:value-type="float" office:value="3.34285714285714" calcext:value-type="float">
            <text:p>3.342857</text:p>
          </table:table-cell>
          <table:table-cell table:formula="of:=STDEV([.$C$2:.C141])*4" office:value-type="float" office:value="1.48746043328759" calcext:value-type="float">
            <text:p>1.487460</text:p>
          </table:table-cell>
          <table:table-cell table:number-columns-repeated="2"/>
        </table:table-row>
        <table:table-row table:style-name="ro1">
          <table:table-cell office:value-type="float" office:value="0.288779293908756" calcext:value-type="float">
            <text:p>0.288779293908756</text:p>
          </table:table-cell>
          <table:table-cell office:value-type="float" office:value="0.359531362593997" calcext:value-type="float">
            <text:p>0.359531362593997</text:p>
          </table:table-cell>
          <table:table-cell table:formula="of:=IF(([.A142]-0.5)^2+([.B142]-0.5)^2&lt;=0.5^2;1;0)" office:value-type="float" office:value="1" calcext:value-type="float">
            <text:p>1</text:p>
          </table:table-cell>
          <table:table-cell table:formula="of:=AVERAGE([.$C$2:.C142])*4" office:value-type="float" office:value="3.34751773049645" calcext:value-type="float">
            <text:p>3.347518</text:p>
          </table:table-cell>
          <table:table-cell table:formula="of:=STDEV([.$C$2:.C142])*4" office:value-type="float" office:value="1.48317138785604" calcext:value-type="float">
            <text:p>1.483171</text:p>
          </table:table-cell>
          <table:table-cell table:number-columns-repeated="2"/>
        </table:table-row>
        <table:table-row table:style-name="ro1">
          <table:table-cell office:value-type="float" office:value="0.994095562978088" calcext:value-type="float">
            <text:p>0.994095562978088</text:p>
          </table:table-cell>
          <table:table-cell office:value-type="float" office:value="0.826847236885217" calcext:value-type="float">
            <text:p>0.826847236885217</text:p>
          </table:table-cell>
          <table:table-cell table:formula="of:=IF(([.A143]-0.5)^2+([.B143]-0.5)^2&lt;=0.5^2;1;0)" office:value-type="float" office:value="0" calcext:value-type="float">
            <text:p>0</text:p>
          </table:table-cell>
          <table:table-cell table:formula="of:=AVERAGE([.$C$2:.C143])*4" office:value-type="float" office:value="3.32394366197183" calcext:value-type="float">
            <text:p>3.323944</text:p>
          </table:table-cell>
          <table:table-cell table:formula="of:=STDEV([.$C$2:.C143])*4" office:value-type="float" office:value="1.50436384507333" calcext:value-type="float">
            <text:p>1.504364</text:p>
          </table:table-cell>
          <table:table-cell table:number-columns-repeated="2"/>
        </table:table-row>
        <table:table-row table:style-name="ro1">
          <table:table-cell office:value-type="float" office:value="0.855566861593389" calcext:value-type="float">
            <text:p>0.855566861593389</text:p>
          </table:table-cell>
          <table:table-cell office:value-type="float" office:value="0.669505439475669" calcext:value-type="float">
            <text:p>0.669505439475669</text:p>
          </table:table-cell>
          <table:table-cell table:formula="of:=IF(([.A144]-0.5)^2+([.B144]-0.5)^2&lt;=0.5^2;1;0)" office:value-type="float" office:value="1" calcext:value-type="float">
            <text:p>1</text:p>
          </table:table-cell>
          <table:table-cell table:formula="of:=AVERAGE([.$C$2:.C144])*4" office:value-type="float" office:value="3.32867132867133" calcext:value-type="float">
            <text:p>3.328671</text:p>
          </table:table-cell>
          <table:table-cell table:formula="of:=STDEV([.$C$2:.C144])*4" office:value-type="float" office:value="1.50012311126817" calcext:value-type="float">
            <text:p>1.500123</text:p>
          </table:table-cell>
          <table:table-cell table:number-columns-repeated="2"/>
        </table:table-row>
        <table:table-row table:style-name="ro1">
          <table:table-cell office:value-type="float" office:value="0.314020511005204" calcext:value-type="float">
            <text:p>0.314020511005204</text:p>
          </table:table-cell>
          <table:table-cell office:value-type="float" office:value="0.273812169400643" calcext:value-type="float">
            <text:p>0.273812169400643</text:p>
          </table:table-cell>
          <table:table-cell table:formula="of:=IF(([.A145]-0.5)^2+([.B145]-0.5)^2&lt;=0.5^2;1;0)" office:value-type="float" office:value="1" calcext:value-type="float">
            <text:p>1</text:p>
          </table:table-cell>
          <table:table-cell table:formula="of:=AVERAGE([.$C$2:.C145])*4" office:value-type="float" office:value="3.33333333333333" calcext:value-type="float">
            <text:p>3.333333</text:p>
          </table:table-cell>
          <table:table-cell table:formula="of:=STDEV([.$C$2:.C145])*4" office:value-type="float" office:value="1.49591518401353" calcext:value-type="float">
            <text:p>1.495915</text:p>
          </table:table-cell>
          <table:table-cell table:number-columns-repeated="2"/>
        </table:table-row>
        <table:table-row table:style-name="ro1">
          <table:table-cell office:value-type="float" office:value="0.771259644254315" calcext:value-type="float">
            <text:p>0.771259644254315</text:p>
          </table:table-cell>
          <table:table-cell office:value-type="float" office:value="0.65078516631473" calcext:value-type="float">
            <text:p>0.65078516631473</text:p>
          </table:table-cell>
          <table:table-cell table:formula="of:=IF(([.A146]-0.5)^2+([.B146]-0.5)^2&lt;=0.5^2;1;0)" office:value-type="float" office:value="1" calcext:value-type="float">
            <text:p>1</text:p>
          </table:table-cell>
          <table:table-cell table:formula="of:=AVERAGE([.$C$2:.C146])*4" office:value-type="float" office:value="3.33793103448276" calcext:value-type="float">
            <text:p>3.337931</text:p>
          </table:table-cell>
          <table:table-cell table:formula="of:=STDEV([.$C$2:.C146])*4" office:value-type="float" office:value="1.49173970796578" calcext:value-type="float">
            <text:p>1.491740</text:p>
          </table:table-cell>
          <table:table-cell table:number-columns-repeated="2"/>
        </table:table-row>
        <table:table-row table:style-name="ro1">
          <table:table-cell office:value-type="float" office:value="0.995151335891216" calcext:value-type="float">
            <text:p>0.995151335891216</text:p>
          </table:table-cell>
          <table:table-cell office:value-type="float" office:value="0.27570024873341" calcext:value-type="float">
            <text:p>0.27570024873341</text:p>
          </table:table-cell>
          <table:table-cell table:formula="of:=IF(([.A147]-0.5)^2+([.B147]-0.5)^2&lt;=0.5^2;1;0)" office:value-type="float" office:value="0" calcext:value-type="float">
            <text:p>0</text:p>
          </table:table-cell>
          <table:table-cell table:formula="of:=AVERAGE([.$C$2:.C147])*4" office:value-type="float" office:value="3.31506849315069" calcext:value-type="float">
            <text:p>3.315068</text:p>
          </table:table-cell>
          <table:table-cell table:formula="of:=STDEV([.$C$2:.C147])*4" office:value-type="float" office:value="1.51203641927282" calcext:value-type="float">
            <text:p>1.512036</text:p>
          </table:table-cell>
          <table:table-cell table:number-columns-repeated="2"/>
        </table:table-row>
        <table:table-row table:style-name="ro1">
          <table:table-cell office:value-type="float" office:value="0.0430880168695382" calcext:value-type="float">
            <text:p>0.0430880168695382</text:p>
          </table:table-cell>
          <table:table-cell office:value-type="float" office:value="0.0606016199292492" calcext:value-type="float">
            <text:p>0.0606016199292492</text:p>
          </table:table-cell>
          <table:table-cell table:formula="of:=IF(([.A148]-0.5)^2+([.B148]-0.5)^2&lt;=0.5^2;1;0)" office:value-type="float" office:value="0" calcext:value-type="float">
            <text:p>0</text:p>
          </table:table-cell>
          <table:table-cell table:formula="of:=AVERAGE([.$C$2:.C148])*4" office:value-type="float" office:value="3.29251700680272" calcext:value-type="float">
            <text:p>3.292517</text:p>
          </table:table-cell>
          <table:table-cell table:formula="of:=STDEV([.$C$2:.C148])*4" office:value-type="float" office:value="1.53145505327066" calcext:value-type="float">
            <text:p>1.531455</text:p>
          </table:table-cell>
          <table:table-cell table:number-columns-repeated="2"/>
        </table:table-row>
        <table:table-row table:style-name="ro1">
          <table:table-cell office:value-type="float" office:value="0.768372652325391" calcext:value-type="float">
            <text:p>0.768372652325391</text:p>
          </table:table-cell>
          <table:table-cell office:value-type="float" office:value="0.806466988513674" calcext:value-type="float">
            <text:p>0.806466988513674</text:p>
          </table:table-cell>
          <table:table-cell table:formula="of:=IF(([.A149]-0.5)^2+([.B149]-0.5)^2&lt;=0.5^2;1;0)" office:value-type="float" office:value="1" calcext:value-type="float">
            <text:p>1</text:p>
          </table:table-cell>
          <table:table-cell table:formula="of:=AVERAGE([.$C$2:.C149])*4" office:value-type="float" office:value="3.2972972972973" calcext:value-type="float">
            <text:p>3.297297</text:p>
          </table:table-cell>
          <table:table-cell table:formula="of:=STDEV([.$C$2:.C149])*4" office:value-type="float" office:value="1.52734467667033" calcext:value-type="float">
            <text:p>1.527345</text:p>
          </table:table-cell>
          <table:table-cell table:number-columns-repeated="2"/>
        </table:table-row>
        <table:table-row table:style-name="ro1">
          <table:table-cell office:value-type="float" office:value="0.923139824172346" calcext:value-type="float">
            <text:p>0.923139824172346</text:p>
          </table:table-cell>
          <table:table-cell office:value-type="float" office:value="0.84749551251652" calcext:value-type="float">
            <text:p>0.84749551251652</text:p>
          </table:table-cell>
          <table:table-cell table:formula="of:=IF(([.A150]-0.5)^2+([.B150]-0.5)^2&lt;=0.5^2;1;0)" office:value-type="float" office:value="0" calcext:value-type="float">
            <text:p>0</text:p>
          </table:table-cell>
          <table:table-cell table:formula="of:=AVERAGE([.$C$2:.C150])*4" office:value-type="float" office:value="3.2751677852349" calcext:value-type="float">
            <text:p>3.275168</text:p>
          </table:table-cell>
          <table:table-cell table:formula="of:=STDEV([.$C$2:.C150])*4" office:value-type="float" office:value="1.54595837678088" calcext:value-type="float">
            <text:p>1.545958</text:p>
          </table:table-cell>
          <table:table-cell table:number-columns-repeated="2"/>
        </table:table-row>
        <table:table-row table:style-name="ro1">
          <table:table-cell office:value-type="float" office:value="0.616615563499583" calcext:value-type="float">
            <text:p>0.616615563499583</text:p>
          </table:table-cell>
          <table:table-cell office:value-type="float" office:value="0.434491421534512" calcext:value-type="float">
            <text:p>0.434491421534512</text:p>
          </table:table-cell>
          <table:table-cell table:formula="of:=IF(([.A151]-0.5)^2+([.B151]-0.5)^2&lt;=0.5^2;1;0)" office:value-type="float" office:value="1" calcext:value-type="float">
            <text:p>1</text:p>
          </table:table-cell>
          <table:table-cell table:formula="of:=AVERAGE([.$C$2:.C151])*4" office:value-type="float" office:value="3.28" calcext:value-type="float">
            <text:p>3.280000</text:p>
          </table:table-cell>
          <table:table-cell table:formula="of:=STDEV([.$C$2:.C151])*4" office:value-type="float" office:value="1.54189807199748" calcext:value-type="float">
            <text:p>1.541898</text:p>
          </table:table-cell>
          <table:table-cell table:number-columns-repeated="2"/>
        </table:table-row>
        <table:table-row table:style-name="ro1">
          <table:table-cell office:value-type="float" office:value="0.378579147188553" calcext:value-type="float">
            <text:p>0.378579147188553</text:p>
          </table:table-cell>
          <table:table-cell office:value-type="float" office:value="0.603097564839637" calcext:value-type="float">
            <text:p>0.603097564839637</text:p>
          </table:table-cell>
          <table:table-cell table:formula="of:=IF(([.A152]-0.5)^2+([.B152]-0.5)^2&lt;=0.5^2;1;0)" office:value-type="float" office:value="1" calcext:value-type="float">
            <text:p>1</text:p>
          </table:table-cell>
          <table:table-cell table:formula="of:=AVERAGE([.$C$2:.C152])*4" office:value-type="float" office:value="3.28476821192053" calcext:value-type="float">
            <text:p>3.284768</text:p>
          </table:table-cell>
          <table:table-cell table:formula="of:=STDEV([.$C$2:.C152])*4" office:value-type="float" office:value="1.53786641571457" calcext:value-type="float">
            <text:p>1.537866</text:p>
          </table:table-cell>
          <table:table-cell table:number-columns-repeated="2"/>
        </table:table-row>
        <table:table-row table:style-name="ro1">
          <table:table-cell office:value-type="float" office:value="0.417975404564099" calcext:value-type="float">
            <text:p>0.417975404564099</text:p>
          </table:table-cell>
          <table:table-cell office:value-type="float" office:value="0.226860298960458" calcext:value-type="float">
            <text:p>0.226860298960458</text:p>
          </table:table-cell>
          <table:table-cell table:formula="of:=IF(([.A153]-0.5)^2+([.B153]-0.5)^2&lt;=0.5^2;1;0)" office:value-type="float" office:value="1" calcext:value-type="float">
            <text:p>1</text:p>
          </table:table-cell>
          <table:table-cell table:formula="of:=AVERAGE([.$C$2:.C153])*4" office:value-type="float" office:value="3.28947368421053" calcext:value-type="float">
            <text:p>3.289474</text:p>
          </table:table-cell>
          <table:table-cell table:formula="of:=STDEV([.$C$2:.C153])*4" office:value-type="float" office:value="1.53386314415539" calcext:value-type="float">
            <text:p>1.533863</text:p>
          </table:table-cell>
          <table:table-cell table:number-columns-repeated="2"/>
        </table:table-row>
        <table:table-row table:style-name="ro1">
          <table:table-cell office:value-type="float" office:value="0.560011338030675" calcext:value-type="float">
            <text:p>0.560011338030675</text:p>
          </table:table-cell>
          <table:table-cell office:value-type="float" office:value="0.37701698842785" calcext:value-type="float">
            <text:p>0.37701698842785</text:p>
          </table:table-cell>
          <table:table-cell table:formula="of:=IF(([.A154]-0.5)^2+([.B154]-0.5)^2&lt;=0.5^2;1;0)" office:value-type="float" office:value="1" calcext:value-type="float">
            <text:p>1</text:p>
          </table:table-cell>
          <table:table-cell table:formula="of:=AVERAGE([.$C$2:.C154])*4" office:value-type="float" office:value="3.29411764705882" calcext:value-type="float">
            <text:p>3.294118</text:p>
          </table:table-cell>
          <table:table-cell table:formula="of:=STDEV([.$C$2:.C154])*4" office:value-type="float" office:value="1.52988799444332" calcext:value-type="float">
            <text:p>1.529888</text:p>
          </table:table-cell>
          <table:table-cell table:number-columns-repeated="2"/>
        </table:table-row>
        <table:table-row table:style-name="ro1">
          <table:table-cell office:value-type="float" office:value="0.899158163763906" calcext:value-type="float">
            <text:p>0.899158163763906</text:p>
          </table:table-cell>
          <table:table-cell office:value-type="float" office:value="0.664353138844368" calcext:value-type="float">
            <text:p>0.664353138844368</text:p>
          </table:table-cell>
          <table:table-cell table:formula="of:=IF(([.A155]-0.5)^2+([.B155]-0.5)^2&lt;=0.5^2;1;0)" office:value-type="float" office:value="1" calcext:value-type="float">
            <text:p>1</text:p>
          </table:table-cell>
          <table:table-cell table:formula="of:=AVERAGE([.$C$2:.C155])*4" office:value-type="float" office:value="3.2987012987013" calcext:value-type="float">
            <text:p>3.298701</text:p>
          </table:table-cell>
          <table:table-cell table:formula="of:=STDEV([.$C$2:.C155])*4" office:value-type="float" office:value="1.52594070473836" calcext:value-type="float">
            <text:p>1.525941</text:p>
          </table:table-cell>
          <table:table-cell table:number-columns-repeated="2"/>
        </table:table-row>
        <table:table-row table:style-name="ro1">
          <table:table-cell office:value-type="float" office:value="0.0926155639040934" calcext:value-type="float">
            <text:p>0.0926155639040934</text:p>
          </table:table-cell>
          <table:table-cell office:value-type="float" office:value="0.612372897996753" calcext:value-type="float">
            <text:p>0.612372897996753</text:p>
          </table:table-cell>
          <table:table-cell table:formula="of:=IF(([.A156]-0.5)^2+([.B156]-0.5)^2&lt;=0.5^2;1;0)" office:value-type="float" office:value="1" calcext:value-type="float">
            <text:p>1</text:p>
          </table:table-cell>
          <table:table-cell table:formula="of:=AVERAGE([.$C$2:.C156])*4" office:value-type="float" office:value="3.30322580645161" calcext:value-type="float">
            <text:p>3.303226</text:p>
          </table:table-cell>
          <table:table-cell table:formula="of:=STDEV([.$C$2:.C156])*4" office:value-type="float" office:value="1.52202101436244" calcext:value-type="float">
            <text:p>1.522021</text:p>
          </table:table-cell>
          <table:table-cell table:number-columns-repeated="2"/>
        </table:table-row>
        <table:table-row table:style-name="ro1">
          <table:table-cell office:value-type="float" office:value="0.739017200862152" calcext:value-type="float">
            <text:p>0.739017200862152</text:p>
          </table:table-cell>
          <table:table-cell office:value-type="float" office:value="0.300817861629921" calcext:value-type="float">
            <text:p>0.300817861629921</text:p>
          </table:table-cell>
          <table:table-cell table:formula="of:=IF(([.A157]-0.5)^2+([.B157]-0.5)^2&lt;=0.5^2;1;0)" office:value-type="float" office:value="1" calcext:value-type="float">
            <text:p>1</text:p>
          </table:table-cell>
          <table:table-cell table:formula="of:=AVERAGE([.$C$2:.C157])*4" office:value-type="float" office:value="3.30769230769231" calcext:value-type="float">
            <text:p>3.307692</text:p>
          </table:table-cell>
          <table:table-cell table:formula="of:=STDEV([.$C$2:.C157])*4" office:value-type="float" office:value="1.5181286639144" calcext:value-type="float">
            <text:p>1.518129</text:p>
          </table:table-cell>
          <table:table-cell table:number-columns-repeated="2"/>
        </table:table-row>
        <table:table-row table:style-name="ro1">
          <table:table-cell office:value-type="float" office:value="0.179980533858931" calcext:value-type="float">
            <text:p>0.179980533858931</text:p>
          </table:table-cell>
          <table:table-cell office:value-type="float" office:value="0.523893297661549" calcext:value-type="float">
            <text:p>0.523893297661549</text:p>
          </table:table-cell>
          <table:table-cell table:formula="of:=IF(([.A158]-0.5)^2+([.B158]-0.5)^2&lt;=0.5^2;1;0)" office:value-type="float" office:value="1" calcext:value-type="float">
            <text:p>1</text:p>
          </table:table-cell>
          <table:table-cell table:formula="of:=AVERAGE([.$C$2:.C158])*4" office:value-type="float" office:value="3.31210191082803" calcext:value-type="float">
            <text:p>3.312102</text:p>
          </table:table-cell>
          <table:table-cell table:formula="of:=STDEV([.$C$2:.C158])*4" office:value-type="float" office:value="1.51426339537521" calcext:value-type="float">
            <text:p>1.514263</text:p>
          </table:table-cell>
          <table:table-cell table:number-columns-repeated="2"/>
        </table:table-row>
        <table:table-row table:style-name="ro1">
          <table:table-cell office:value-type="float" office:value="0.837345441575547" calcext:value-type="float">
            <text:p>0.837345441575547</text:p>
          </table:table-cell>
          <table:table-cell office:value-type="float" office:value="0.733112570288833" calcext:value-type="float">
            <text:p>0.733112570288833</text:p>
          </table:table-cell>
          <table:table-cell table:formula="of:=IF(([.A159]-0.5)^2+([.B159]-0.5)^2&lt;=0.5^2;1;0)" office:value-type="float" office:value="1" calcext:value-type="float">
            <text:p>1</text:p>
          </table:table-cell>
          <table:table-cell table:formula="of:=AVERAGE([.$C$2:.C159])*4" office:value-type="float" office:value="3.31645569620253" calcext:value-type="float">
            <text:p>3.316456</text:p>
          </table:table-cell>
          <table:table-cell table:formula="of:=STDEV([.$C$2:.C159])*4" office:value-type="float" office:value="1.51042495220426" calcext:value-type="float">
            <text:p>1.510425</text:p>
          </table:table-cell>
          <table:table-cell table:number-columns-repeated="2"/>
        </table:table-row>
        <table:table-row table:style-name="ro1">
          <table:table-cell office:value-type="float" office:value="0.42775563593482" calcext:value-type="float">
            <text:p>0.42775563593482</text:p>
          </table:table-cell>
          <table:table-cell office:value-type="float" office:value="0.762819614606814" calcext:value-type="float">
            <text:p>0.762819614606814</text:p>
          </table:table-cell>
          <table:table-cell table:formula="of:=IF(([.A160]-0.5)^2+([.B160]-0.5)^2&lt;=0.5^2;1;0)" office:value-type="float" office:value="1" calcext:value-type="float">
            <text:p>1</text:p>
          </table:table-cell>
          <table:table-cell table:formula="of:=AVERAGE([.$C$2:.C160])*4" office:value-type="float" office:value="3.32075471698113" calcext:value-type="float">
            <text:p>3.320755</text:p>
          </table:table-cell>
          <table:table-cell table:formula="of:=STDEV([.$C$2:.C160])*4" office:value-type="float" office:value="1.50661307942717" calcext:value-type="float">
            <text:p>1.506613</text:p>
          </table:table-cell>
          <table:table-cell table:number-columns-repeated="2"/>
        </table:table-row>
        <table:table-row table:style-name="ro1">
          <table:table-cell office:value-type="float" office:value="0.561844097341579" calcext:value-type="float">
            <text:p>0.561844097341579</text:p>
          </table:table-cell>
          <table:table-cell office:value-type="float" office:value="0.515472653397859" calcext:value-type="float">
            <text:p>0.515472653397859</text:p>
          </table:table-cell>
          <table:table-cell table:formula="of:=IF(([.A161]-0.5)^2+([.B161]-0.5)^2&lt;=0.5^2;1;0)" office:value-type="float" office:value="1" calcext:value-type="float">
            <text:p>1</text:p>
          </table:table-cell>
          <table:table-cell table:formula="of:=AVERAGE([.$C$2:.C161])*4" office:value-type="float" office:value="3.325" calcext:value-type="float">
            <text:p>3.325000</text:p>
          </table:table-cell>
          <table:table-cell table:formula="of:=STDEV([.$C$2:.C161])*4" office:value-type="float" office:value="1.50282752371579" calcext:value-type="float">
            <text:p>1.502828</text:p>
          </table:table-cell>
          <table:table-cell table:number-columns-repeated="2"/>
        </table:table-row>
        <table:table-row table:style-name="ro1">
          <table:table-cell office:value-type="float" office:value="0.502435728552993" calcext:value-type="float">
            <text:p>0.502435728552993</text:p>
          </table:table-cell>
          <table:table-cell office:value-type="float" office:value="0.44167694125974" calcext:value-type="float">
            <text:p>0.44167694125974</text:p>
          </table:table-cell>
          <table:table-cell table:formula="of:=IF(([.A162]-0.5)^2+([.B162]-0.5)^2&lt;=0.5^2;1;0)" office:value-type="float" office:value="1" calcext:value-type="float">
            <text:p>1</text:p>
          </table:table-cell>
          <table:table-cell table:formula="of:=AVERAGE([.$C$2:.C162])*4" office:value-type="float" office:value="3.32919254658385" calcext:value-type="float">
            <text:p>3.329193</text:p>
          </table:table-cell>
          <table:table-cell table:formula="of:=STDEV([.$C$2:.C162])*4" office:value-type="float" office:value="1.49906803346082" calcext:value-type="float">
            <text:p>1.499068</text:p>
          </table:table-cell>
          <table:table-cell table:number-columns-repeated="2"/>
        </table:table-row>
        <table:table-row table:style-name="ro1">
          <table:table-cell office:value-type="float" office:value="0.541623876020936" calcext:value-type="float">
            <text:p>0.541623876020936</text:p>
          </table:table-cell>
          <table:table-cell office:value-type="float" office:value="0.0186839126808758" calcext:value-type="float">
            <text:p>0.0186839126808758</text:p>
          </table:table-cell>
          <table:table-cell table:formula="of:=IF(([.A163]-0.5)^2+([.B163]-0.5)^2&lt;=0.5^2;1;0)" office:value-type="float" office:value="1" calcext:value-type="float">
            <text:p>1</text:p>
          </table:table-cell>
          <table:table-cell table:formula="of:=AVERAGE([.$C$2:.C163])*4" office:value-type="float" office:value="3.33333333333333" calcext:value-type="float">
            <text:p>3.333333</text:p>
          </table:table-cell>
          <table:table-cell table:formula="of:=STDEV([.$C$2:.C163])*4" office:value-type="float" office:value="1.49533435883768" calcext:value-type="float">
            <text:p>1.495334</text:p>
          </table:table-cell>
          <table:table-cell table:number-columns-repeated="2"/>
        </table:table-row>
        <table:table-row table:style-name="ro1">
          <table:table-cell office:value-type="float" office:value="0.861321979992744" calcext:value-type="float">
            <text:p>0.861321979992744</text:p>
          </table:table-cell>
          <table:table-cell office:value-type="float" office:value="0.750737260905805" calcext:value-type="float">
            <text:p>0.750737260905805</text:p>
          </table:table-cell>
          <table:table-cell table:formula="of:=IF(([.A164]-0.5)^2+([.B164]-0.5)^2&lt;=0.5^2;1;0)" office:value-type="float" office:value="1" calcext:value-type="float">
            <text:p>1</text:p>
          </table:table-cell>
          <table:table-cell table:formula="of:=AVERAGE([.$C$2:.C164])*4" office:value-type="float" office:value="3.33742331288344" calcext:value-type="float">
            <text:p>3.337423</text:p>
          </table:table-cell>
          <table:table-cell table:formula="of:=STDEV([.$C$2:.C164])*4" office:value-type="float" office:value="1.49162625186594" calcext:value-type="float">
            <text:p>1.491626</text:p>
          </table:table-cell>
          <table:table-cell table:number-columns-repeated="2"/>
        </table:table-row>
        <table:table-row table:style-name="ro1">
          <table:table-cell office:value-type="float" office:value="0.865277053555267" calcext:value-type="float">
            <text:p>0.865277053555267</text:p>
          </table:table-cell>
          <table:table-cell office:value-type="float" office:value="0.299727837858099" calcext:value-type="float">
            <text:p>0.299727837858099</text:p>
          </table:table-cell>
          <table:table-cell table:formula="of:=IF(([.A165]-0.5)^2+([.B165]-0.5)^2&lt;=0.5^2;1;0)" office:value-type="float" office:value="1" calcext:value-type="float">
            <text:p>1</text:p>
          </table:table-cell>
          <table:table-cell table:formula="of:=AVERAGE([.$C$2:.C165])*4" office:value-type="float" office:value="3.34146341463415" calcext:value-type="float">
            <text:p>3.341463</text:p>
          </table:table-cell>
          <table:table-cell table:formula="of:=STDEV([.$C$2:.C165])*4" office:value-type="float" office:value="1.48794346646285" calcext:value-type="float">
            <text:p>1.487943</text:p>
          </table:table-cell>
          <table:table-cell table:number-columns-repeated="2"/>
        </table:table-row>
        <table:table-row table:style-name="ro1">
          <table:table-cell office:value-type="float" office:value="0.110507526605728" calcext:value-type="float">
            <text:p>0.110507526605728</text:p>
          </table:table-cell>
          <table:table-cell office:value-type="float" office:value="0.740138711961101" calcext:value-type="float">
            <text:p>0.740138711961101</text:p>
          </table:table-cell>
          <table:table-cell table:formula="of:=IF(([.A166]-0.5)^2+([.B166]-0.5)^2&lt;=0.5^2;1;0)" office:value-type="float" office:value="1" calcext:value-type="float">
            <text:p>1</text:p>
          </table:table-cell>
          <table:table-cell table:formula="of:=AVERAGE([.$C$2:.C166])*4" office:value-type="float" office:value="3.34545454545455" calcext:value-type="float">
            <text:p>3.345455</text:p>
          </table:table-cell>
          <table:table-cell table:formula="of:=STDEV([.$C$2:.C166])*4" office:value-type="float" office:value="1.48428575849137" calcext:value-type="float">
            <text:p>1.484286</text:p>
          </table:table-cell>
          <table:table-cell table:number-columns-repeated="2"/>
        </table:table-row>
        <table:table-row table:style-name="ro1">
          <table:table-cell office:value-type="float" office:value="0.0258477618997225" calcext:value-type="float">
            <text:p>0.0258477618997225</text:p>
          </table:table-cell>
          <table:table-cell office:value-type="float" office:value="0.370709587214363" calcext:value-type="float">
            <text:p>0.370709587214363</text:p>
          </table:table-cell>
          <table:table-cell table:formula="of:=IF(([.A167]-0.5)^2+([.B167]-0.5)^2&lt;=0.5^2;1;0)" office:value-type="float" office:value="1" calcext:value-type="float">
            <text:p>1</text:p>
          </table:table-cell>
          <table:table-cell table:formula="of:=AVERAGE([.$C$2:.C167])*4" office:value-type="float" office:value="3.34939759036145" calcext:value-type="float">
            <text:p>3.349398</text:p>
          </table:table-cell>
          <table:table-cell table:formula="of:=STDEV([.$C$2:.C167])*4" office:value-type="float" office:value="1.48065288580294" calcext:value-type="float">
            <text:p>1.480653</text:p>
          </table:table-cell>
          <table:table-cell table:number-columns-repeated="2"/>
        </table:table-row>
        <table:table-row table:style-name="ro1">
          <table:table-cell office:value-type="float" office:value="0.0526022593720821" calcext:value-type="float">
            <text:p>0.0526022593720821</text:p>
          </table:table-cell>
          <table:table-cell office:value-type="float" office:value="0.183049614262502" calcext:value-type="float">
            <text:p>0.183049614262502</text:p>
          </table:table-cell>
          <table:table-cell table:formula="of:=IF(([.A168]-0.5)^2+([.B168]-0.5)^2&lt;=0.5^2;1;0)" office:value-type="float" office:value="0" calcext:value-type="float">
            <text:p>0</text:p>
          </table:table-cell>
          <table:table-cell table:formula="of:=AVERAGE([.$C$2:.C168])*4" office:value-type="float" office:value="3.32934131736527" calcext:value-type="float">
            <text:p>3.329341</text:p>
          </table:table-cell>
          <table:table-cell table:formula="of:=STDEV([.$C$2:.C168])*4" office:value-type="float" office:value="1.49876701844274" calcext:value-type="float">
            <text:p>1.498767</text:p>
          </table:table-cell>
          <table:table-cell table:number-columns-repeated="2"/>
        </table:table-row>
        <table:table-row table:style-name="ro1">
          <table:table-cell office:value-type="float" office:value="0.0577086442650975" calcext:value-type="float">
            <text:p>0.0577086442650975</text:p>
          </table:table-cell>
          <table:table-cell office:value-type="float" office:value="0.144463909732571" calcext:value-type="float">
            <text:p>0.144463909732571</text:p>
          </table:table-cell>
          <table:table-cell table:formula="of:=IF(([.A169]-0.5)^2+([.B169]-0.5)^2&lt;=0.5^2;1;0)" office:value-type="float" office:value="0" calcext:value-type="float">
            <text:p>0</text:p>
          </table:table-cell>
          <table:table-cell table:formula="of:=AVERAGE([.$C$2:.C169])*4" office:value-type="float" office:value="3.30952380952381" calcext:value-type="float">
            <text:p>3.309524</text:p>
          </table:table-cell>
          <table:table-cell table:formula="of:=STDEV([.$C$2:.C169])*4" office:value-type="float" office:value="1.51618960213074" calcext:value-type="float">
            <text:p>1.516190</text:p>
          </table:table-cell>
          <table:table-cell table:number-columns-repeated="2"/>
        </table:table-row>
        <table:table-row table:style-name="ro1">
          <table:table-cell office:value-type="float" office:value="0.0166137814367432" calcext:value-type="float">
            <text:p>0.0166137814367432</text:p>
          </table:table-cell>
          <table:table-cell office:value-type="float" office:value="0.384775963230723" calcext:value-type="float">
            <text:p>0.384775963230723</text:p>
          </table:table-cell>
          <table:table-cell table:formula="of:=IF(([.A170]-0.5)^2+([.B170]-0.5)^2&lt;=0.5^2;1;0)" office:value-type="float" office:value="1" calcext:value-type="float">
            <text:p>1</text:p>
          </table:table-cell>
          <table:table-cell table:formula="of:=AVERAGE([.$C$2:.C170])*4" office:value-type="float" office:value="3.31360946745562" calcext:value-type="float">
            <text:p>3.313609</text:p>
          </table:table-cell>
          <table:table-cell table:formula="of:=STDEV([.$C$2:.C170])*4" office:value-type="float" office:value="1.51260320038488" calcext:value-type="float">
            <text:p>1.512603</text:p>
          </table:table-cell>
          <table:table-cell table:number-columns-repeated="2"/>
        </table:table-row>
        <table:table-row table:style-name="ro1">
          <table:table-cell office:value-type="float" office:value="0.590675203570413" calcext:value-type="float">
            <text:p>0.590675203570413</text:p>
          </table:table-cell>
          <table:table-cell office:value-type="float" office:value="0.0148190445999928" calcext:value-type="float">
            <text:p>0.0148190445999928</text:p>
          </table:table-cell>
          <table:table-cell table:formula="of:=IF(([.A171]-0.5)^2+([.B171]-0.5)^2&lt;=0.5^2;1;0)" office:value-type="float" office:value="1" calcext:value-type="float">
            <text:p>1</text:p>
          </table:table-cell>
          <table:table-cell table:formula="of:=AVERAGE([.$C$2:.C171])*4" office:value-type="float" office:value="3.31764705882353" calcext:value-type="float">
            <text:p>3.317647</text:p>
          </table:table-cell>
          <table:table-cell table:formula="of:=STDEV([.$C$2:.C171])*4" office:value-type="float" office:value="1.50903993701299" calcext:value-type="float">
            <text:p>1.509040</text:p>
          </table:table-cell>
          <table:table-cell table:number-columns-repeated="2"/>
        </table:table-row>
        <table:table-row table:style-name="ro1">
          <table:table-cell office:value-type="float" office:value="0.945364085272459" calcext:value-type="float">
            <text:p>0.945364085272459</text:p>
          </table:table-cell>
          <table:table-cell office:value-type="float" office:value="0.0169687016301858" calcext:value-type="float">
            <text:p>0.0169687016301858</text:p>
          </table:table-cell>
          <table:table-cell table:formula="of:=IF(([.A172]-0.5)^2+([.B172]-0.5)^2&lt;=0.5^2;1;0)" office:value-type="float" office:value="0" calcext:value-type="float">
            <text:p>0</text:p>
          </table:table-cell>
          <table:table-cell table:formula="of:=AVERAGE([.$C$2:.C172])*4" office:value-type="float" office:value="3.29824561403509" calcext:value-type="float">
            <text:p>3.298246</text:p>
          </table:table-cell>
          <table:table-cell table:formula="of:=STDEV([.$C$2:.C172])*4" office:value-type="float" office:value="1.52583530389521" calcext:value-type="float">
            <text:p>1.525835</text:p>
          </table:table-cell>
          <table:table-cell table:number-columns-repeated="2"/>
        </table:table-row>
        <table:table-row table:style-name="ro1">
          <table:table-cell office:value-type="float" office:value="0.690774967066375" calcext:value-type="float">
            <text:p>0.690774967066375</text:p>
          </table:table-cell>
          <table:table-cell office:value-type="float" office:value="0.884357303630449" calcext:value-type="float">
            <text:p>0.884357303630449</text:p>
          </table:table-cell>
          <table:table-cell table:formula="of:=IF(([.A173]-0.5)^2+([.B173]-0.5)^2&lt;=0.5^2;1;0)" office:value-type="float" office:value="1" calcext:value-type="float">
            <text:p>1</text:p>
          </table:table-cell>
          <table:table-cell table:formula="of:=AVERAGE([.$C$2:.C173])*4" office:value-type="float" office:value="3.30232558139535" calcext:value-type="float">
            <text:p>3.302326</text:p>
          </table:table-cell>
          <table:table-cell table:formula="of:=STDEV([.$C$2:.C173])*4" office:value-type="float" office:value="1.52230793883114" calcext:value-type="float">
            <text:p>1.522308</text:p>
          </table:table-cell>
          <table:table-cell table:number-columns-repeated="2"/>
        </table:table-row>
        <table:table-row table:style-name="ro1">
          <table:table-cell office:value-type="float" office:value="0.429375541281946" calcext:value-type="float">
            <text:p>0.429375541281946</text:p>
          </table:table-cell>
          <table:table-cell office:value-type="float" office:value="0.87868927305285" calcext:value-type="float">
            <text:p>0.87868927305285</text:p>
          </table:table-cell>
          <table:table-cell table:formula="of:=IF(([.A174]-0.5)^2+([.B174]-0.5)^2&lt;=0.5^2;1;0)" office:value-type="float" office:value="1" calcext:value-type="float">
            <text:p>1</text:p>
          </table:table-cell>
          <table:table-cell table:formula="of:=AVERAGE([.$C$2:.C174])*4" office:value-type="float" office:value="3.30635838150289" calcext:value-type="float">
            <text:p>3.306358</text:p>
          </table:table-cell>
          <table:table-cell table:formula="of:=STDEV([.$C$2:.C174])*4" office:value-type="float" office:value="1.51880270657964" calcext:value-type="float">
            <text:p>1.518803</text:p>
          </table:table-cell>
          <table:table-cell table:number-columns-repeated="2"/>
        </table:table-row>
        <table:table-row table:style-name="ro1">
          <table:table-cell office:value-type="float" office:value="0.157194800796878" calcext:value-type="float">
            <text:p>0.157194800796878</text:p>
          </table:table-cell>
          <table:table-cell office:value-type="float" office:value="0.702437920917126" calcext:value-type="float">
            <text:p>0.702437920917126</text:p>
          </table:table-cell>
          <table:table-cell table:formula="of:=IF(([.A175]-0.5)^2+([.B175]-0.5)^2&lt;=0.5^2;1;0)" office:value-type="float" office:value="1" calcext:value-type="float">
            <text:p>1</text:p>
          </table:table-cell>
          <table:table-cell table:formula="of:=AVERAGE([.$C$2:.C175])*4" office:value-type="float" office:value="3.31034482758621" calcext:value-type="float">
            <text:p>3.310345</text:p>
          </table:table-cell>
          <table:table-cell table:formula="of:=STDEV([.$C$2:.C175])*4" office:value-type="float" office:value="1.51531941978925" calcext:value-type="float">
            <text:p>1.515319</text:p>
          </table:table-cell>
          <table:table-cell table:number-columns-repeated="2"/>
        </table:table-row>
        <table:table-row table:style-name="ro1">
          <table:table-cell office:value-type="float" office:value="0.339109511604359" calcext:value-type="float">
            <text:p>0.339109511604359</text:p>
          </table:table-cell>
          <table:table-cell office:value-type="float" office:value="0.823734929627035" calcext:value-type="float">
            <text:p>0.823734929627035</text:p>
          </table:table-cell>
          <table:table-cell table:formula="of:=IF(([.A176]-0.5)^2+([.B176]-0.5)^2&lt;=0.5^2;1;0)" office:value-type="float" office:value="1" calcext:value-type="float">
            <text:p>1</text:p>
          </table:table-cell>
          <table:table-cell table:formula="of:=AVERAGE([.$C$2:.C176])*4" office:value-type="float" office:value="3.31428571428571" calcext:value-type="float">
            <text:p>3.314286</text:p>
          </table:table-cell>
          <table:table-cell table:formula="of:=STDEV([.$C$2:.C176])*4" office:value-type="float" office:value="1.51185789203691" calcext:value-type="float">
            <text:p>1.511858</text:p>
          </table:table-cell>
          <table:table-cell table:number-columns-repeated="2"/>
        </table:table-row>
        <table:table-row table:style-name="ro1">
          <table:table-cell office:value-type="float" office:value="0.764838304868406" calcext:value-type="float">
            <text:p>0.764838304868406</text:p>
          </table:table-cell>
          <table:table-cell office:value-type="float" office:value="0.627364451778561" calcext:value-type="float">
            <text:p>0.627364451778561</text:p>
          </table:table-cell>
          <table:table-cell table:formula="of:=IF(([.A177]-0.5)^2+([.B177]-0.5)^2&lt;=0.5^2;1;0)" office:value-type="float" office:value="1" calcext:value-type="float">
            <text:p>1</text:p>
          </table:table-cell>
          <table:table-cell table:formula="of:=AVERAGE([.$C$2:.C177])*4" office:value-type="float" office:value="3.31818181818182" calcext:value-type="float">
            <text:p>3.318182</text:p>
          </table:table-cell>
          <table:table-cell table:formula="of:=STDEV([.$C$2:.C177])*4" office:value-type="float" office:value="1.50841793788216" calcext:value-type="float">
            <text:p>1.508418</text:p>
          </table:table-cell>
          <table:table-cell table:number-columns-repeated="2"/>
        </table:table-row>
        <table:table-row table:style-name="ro1">
          <table:table-cell office:value-type="float" office:value="0.457641239802368" calcext:value-type="float">
            <text:p>0.457641239802368</text:p>
          </table:table-cell>
          <table:table-cell office:value-type="float" office:value="0.218110437192217" calcext:value-type="float">
            <text:p>0.218110437192217</text:p>
          </table:table-cell>
          <table:table-cell table:formula="of:=IF(([.A178]-0.5)^2+([.B178]-0.5)^2&lt;=0.5^2;1;0)" office:value-type="float" office:value="1" calcext:value-type="float">
            <text:p>1</text:p>
          </table:table-cell>
          <table:table-cell table:formula="of:=AVERAGE([.$C$2:.C178])*4" office:value-type="float" office:value="3.32203389830508" calcext:value-type="float">
            <text:p>3.322034</text:p>
          </table:table-cell>
          <table:table-cell table:formula="of:=STDEV([.$C$2:.C178])*4" office:value-type="float" office:value="1.50499937291706" calcext:value-type="float">
            <text:p>1.504999</text:p>
          </table:table-cell>
          <table:table-cell table:number-columns-repeated="2"/>
        </table:table-row>
        <table:table-row table:style-name="ro1">
          <table:table-cell office:value-type="float" office:value="0.752615977110067" calcext:value-type="float">
            <text:p>0.752615977110067</text:p>
          </table:table-cell>
          <table:table-cell office:value-type="float" office:value="0.252831580394134" calcext:value-type="float">
            <text:p>0.252831580394134</text:p>
          </table:table-cell>
          <table:table-cell table:formula="of:=IF(([.A179]-0.5)^2+([.B179]-0.5)^2&lt;=0.5^2;1;0)" office:value-type="float" office:value="1" calcext:value-type="float">
            <text:p>1</text:p>
          </table:table-cell>
          <table:table-cell table:formula="of:=AVERAGE([.$C$2:.C179])*4" office:value-type="float" office:value="3.32584269662921" calcext:value-type="float">
            <text:p>3.325843</text:p>
          </table:table-cell>
          <table:table-cell table:formula="of:=STDEV([.$C$2:.C179])*4" office:value-type="float" office:value="1.50160201381199" calcext:value-type="float">
            <text:p>1.501602</text:p>
          </table:table-cell>
          <table:table-cell table:number-columns-repeated="2"/>
        </table:table-row>
        <table:table-row table:style-name="ro1">
          <table:table-cell office:value-type="float" office:value="0.0345196498616521" calcext:value-type="float">
            <text:p>0.0345196498616521</text:p>
          </table:table-cell>
          <table:table-cell office:value-type="float" office:value="0.0321327433236374" calcext:value-type="float">
            <text:p>0.0321327433236374</text:p>
          </table:table-cell>
          <table:table-cell table:formula="of:=IF(([.A180]-0.5)^2+([.B180]-0.5)^2&lt;=0.5^2;1;0)" office:value-type="float" office:value="0" calcext:value-type="float">
            <text:p>0</text:p>
          </table:table-cell>
          <table:table-cell table:formula="of:=AVERAGE([.$C$2:.C180])*4" office:value-type="float" office:value="3.3072625698324" calcext:value-type="float">
            <text:p>3.307263</text:p>
          </table:table-cell>
          <table:table-cell table:formula="of:=STDEV([.$C$2:.C180])*4" office:value-type="float" office:value="1.51787210357282" calcext:value-type="float">
            <text:p>1.517872</text:p>
          </table:table-cell>
          <table:table-cell table:number-columns-repeated="2"/>
        </table:table-row>
        <table:table-row table:style-name="ro1">
          <table:table-cell office:value-type="float" office:value="0.33713385546898" calcext:value-type="float">
            <text:p>0.33713385546898</text:p>
          </table:table-cell>
          <table:table-cell office:value-type="float" office:value="0.0805247241918501" calcext:value-type="float">
            <text:p>0.0805247241918501</text:p>
          </table:table-cell>
          <table:table-cell table:formula="of:=IF(([.A181]-0.5)^2+([.B181]-0.5)^2&lt;=0.5^2;1;0)" office:value-type="float" office:value="1" calcext:value-type="float">
            <text:p>1</text:p>
          </table:table-cell>
          <table:table-cell table:formula="of:=AVERAGE([.$C$2:.C181])*4" office:value-type="float" office:value="3.31111111111111" calcext:value-type="float">
            <text:p>3.311111</text:p>
          </table:table-cell>
          <table:table-cell table:formula="of:=STDEV([.$C$2:.C181])*4" office:value-type="float" office:value="1.51450671907077" calcext:value-type="float">
            <text:p>1.514507</text:p>
          </table:table-cell>
          <table:table-cell table:number-columns-repeated="2"/>
        </table:table-row>
        <table:table-row table:style-name="ro1">
          <table:table-cell office:value-type="float" office:value="0.252344397756064" calcext:value-type="float">
            <text:p>0.252344397756064</text:p>
          </table:table-cell>
          <table:table-cell office:value-type="float" office:value="0.377715763060555" calcext:value-type="float">
            <text:p>0.377715763060555</text:p>
          </table:table-cell>
          <table:table-cell table:formula="of:=IF(([.A182]-0.5)^2+([.B182]-0.5)^2&lt;=0.5^2;1;0)" office:value-type="float" office:value="1" calcext:value-type="float">
            <text:p>1</text:p>
          </table:table-cell>
          <table:table-cell table:formula="of:=AVERAGE([.$C$2:.C182])*4" office:value-type="float" office:value="3.31491712707182" calcext:value-type="float">
            <text:p>3.314917</text:p>
          </table:table-cell>
          <table:table-cell table:formula="of:=STDEV([.$C$2:.C182])*4" office:value-type="float" office:value="1.51116166455719" calcext:value-type="float">
            <text:p>1.511162</text:p>
          </table:table-cell>
          <table:table-cell table:number-columns-repeated="2"/>
        </table:table-row>
        <table:table-row table:style-name="ro1">
          <table:table-cell office:value-type="float" office:value="0.829476925650303" calcext:value-type="float">
            <text:p>0.829476925650303</text:p>
          </table:table-cell>
          <table:table-cell office:value-type="float" office:value="0.162532218386335" calcext:value-type="float">
            <text:p>0.162532218386335</text:p>
          </table:table-cell>
          <table:table-cell table:formula="of:=IF(([.A183]-0.5)^2+([.B183]-0.5)^2&lt;=0.5^2;1;0)" office:value-type="float" office:value="1" calcext:value-type="float">
            <text:p>1</text:p>
          </table:table-cell>
          <table:table-cell table:formula="of:=AVERAGE([.$C$2:.C183])*4" office:value-type="float" office:value="3.31868131868132" calcext:value-type="float">
            <text:p>3.318681</text:p>
          </table:table-cell>
          <table:table-cell table:formula="of:=STDEV([.$C$2:.C183])*4" office:value-type="float" office:value="1.50783677237799" calcext:value-type="float">
            <text:p>1.507837</text:p>
          </table:table-cell>
          <table:table-cell table:number-columns-repeated="2"/>
        </table:table-row>
        <table:table-row table:style-name="ro1">
          <table:table-cell office:value-type="float" office:value="0.641589965590151" calcext:value-type="float">
            <text:p>0.641589965590151</text:p>
          </table:table-cell>
          <table:table-cell office:value-type="float" office:value="0.460234796843953" calcext:value-type="float">
            <text:p>0.460234796843953</text:p>
          </table:table-cell>
          <table:table-cell table:formula="of:=IF(([.A184]-0.5)^2+([.B184]-0.5)^2&lt;=0.5^2;1;0)" office:value-type="float" office:value="1" calcext:value-type="float">
            <text:p>1</text:p>
          </table:table-cell>
          <table:table-cell table:formula="of:=AVERAGE([.$C$2:.C184])*4" office:value-type="float" office:value="3.3224043715847" calcext:value-type="float">
            <text:p>3.322404</text:p>
          </table:table-cell>
          <table:table-cell table:formula="of:=STDEV([.$C$2:.C184])*4" office:value-type="float" office:value="1.50453187578579" calcext:value-type="float">
            <text:p>1.504532</text:p>
          </table:table-cell>
          <table:table-cell table:number-columns-repeated="2"/>
        </table:table-row>
        <table:table-row table:style-name="ro1">
          <table:table-cell office:value-type="float" office:value="0.657163173634641" calcext:value-type="float">
            <text:p>0.657163173634641</text:p>
          </table:table-cell>
          <table:table-cell office:value-type="float" office:value="0.84385033988219" calcext:value-type="float">
            <text:p>0.84385033988219</text:p>
          </table:table-cell>
          <table:table-cell table:formula="of:=IF(([.A185]-0.5)^2+([.B185]-0.5)^2&lt;=0.5^2;1;0)" office:value-type="float" office:value="1" calcext:value-type="float">
            <text:p>1</text:p>
          </table:table-cell>
          <table:table-cell table:formula="of:=AVERAGE([.$C$2:.C185])*4" office:value-type="float" office:value="3.32608695652174" calcext:value-type="float">
            <text:p>3.326087</text:p>
          </table:table-cell>
          <table:table-cell table:formula="of:=STDEV([.$C$2:.C185])*4" office:value-type="float" office:value="1.50124680897855" calcext:value-type="float">
            <text:p>1.501247</text:p>
          </table:table-cell>
          <table:table-cell table:number-columns-repeated="2"/>
        </table:table-row>
        <table:table-row table:style-name="ro1">
          <table:table-cell office:value-type="float" office:value="0.719844581131818" calcext:value-type="float">
            <text:p>0.719844581131818</text:p>
          </table:table-cell>
          <table:table-cell office:value-type="float" office:value="0.246869919958931" calcext:value-type="float">
            <text:p>0.246869919958931</text:p>
          </table:table-cell>
          <table:table-cell table:formula="of:=IF(([.A186]-0.5)^2+([.B186]-0.5)^2&lt;=0.5^2;1;0)" office:value-type="float" office:value="1" calcext:value-type="float">
            <text:p>1</text:p>
          </table:table-cell>
          <table:table-cell table:formula="of:=AVERAGE([.$C$2:.C186])*4" office:value-type="float" office:value="3.32972972972973" calcext:value-type="float">
            <text:p>3.329730</text:p>
          </table:table-cell>
          <table:table-cell table:formula="of:=STDEV([.$C$2:.C186])*4" office:value-type="float" office:value="1.49798140713502" calcext:value-type="float">
            <text:p>1.497981</text:p>
          </table:table-cell>
          <table:table-cell table:number-columns-repeated="2"/>
        </table:table-row>
        <table:table-row table:style-name="ro1">
          <table:table-cell office:value-type="float" office:value="0.982489224747969" calcext:value-type="float">
            <text:p>0.982489224747969</text:p>
          </table:table-cell>
          <table:table-cell office:value-type="float" office:value="0.976575765445163" calcext:value-type="float">
            <text:p>0.976575765445163</text:p>
          </table:table-cell>
          <table:table-cell table:formula="of:=IF(([.A187]-0.5)^2+([.B187]-0.5)^2&lt;=0.5^2;1;0)" office:value-type="float" office:value="0" calcext:value-type="float">
            <text:p>0</text:p>
          </table:table-cell>
          <table:table-cell table:formula="of:=AVERAGE([.$C$2:.C187])*4" office:value-type="float" office:value="3.31182795698925" calcext:value-type="float">
            <text:p>3.311828</text:p>
          </table:table-cell>
          <table:table-cell table:formula="of:=STDEV([.$C$2:.C187])*4" office:value-type="float" office:value="1.51374598621491" calcext:value-type="float">
            <text:p>1.513746</text:p>
          </table:table-cell>
          <table:table-cell table:number-columns-repeated="2"/>
        </table:table-row>
        <table:table-row table:style-name="ro1">
          <table:table-cell office:value-type="float" office:value="0.998818889070819" calcext:value-type="float">
            <text:p>0.998818889070819</text:p>
          </table:table-cell>
          <table:table-cell office:value-type="float" office:value="0.2303905150426" calcext:value-type="float">
            <text:p>0.2303905150426</text:p>
          </table:table-cell>
          <table:table-cell table:formula="of:=IF(([.A188]-0.5)^2+([.B188]-0.5)^2&lt;=0.5^2;1;0)" office:value-type="float" office:value="0" calcext:value-type="float">
            <text:p>0</text:p>
          </table:table-cell>
          <table:table-cell table:formula="of:=AVERAGE([.$C$2:.C188])*4" office:value-type="float" office:value="3.29411764705882" calcext:value-type="float">
            <text:p>3.294118</text:p>
          </table:table-cell>
          <table:table-cell table:formula="of:=STDEV([.$C$2:.C188])*4" office:value-type="float" office:value="1.52897380972204" calcext:value-type="float">
            <text:p>1.528974</text:p>
          </table:table-cell>
          <table:table-cell table:number-columns-repeated="2"/>
        </table:table-row>
        <table:table-row table:style-name="ro1">
          <table:table-cell office:value-type="float" office:value="0.0453541938737188" calcext:value-type="float">
            <text:p>0.0453541938737188</text:p>
          </table:table-cell>
          <table:table-cell office:value-type="float" office:value="0.319193154319408" calcext:value-type="float">
            <text:p>0.319193154319408</text:p>
          </table:table-cell>
          <table:table-cell table:formula="of:=IF(([.A189]-0.5)^2+([.B189]-0.5)^2&lt;=0.5^2;1;0)" office:value-type="float" office:value="1" calcext:value-type="float">
            <text:p>1</text:p>
          </table:table-cell>
          <table:table-cell table:formula="of:=AVERAGE([.$C$2:.C189])*4" office:value-type="float" office:value="3.29787234042553" calcext:value-type="float">
            <text:p>3.297872</text:p>
          </table:table-cell>
          <table:table-cell table:formula="of:=STDEV([.$C$2:.C189])*4" office:value-type="float" office:value="1.5257489594816" calcext:value-type="float">
            <text:p>1.525749</text:p>
          </table:table-cell>
          <table:table-cell table:number-columns-repeated="2"/>
        </table:table-row>
        <table:table-row table:style-name="ro1">
          <table:table-cell office:value-type="float" office:value="0.13070056986339" calcext:value-type="float">
            <text:p>0.13070056986339</text:p>
          </table:table-cell>
          <table:table-cell office:value-type="float" office:value="0.67267900051705" calcext:value-type="float">
            <text:p>0.67267900051705</text:p>
          </table:table-cell>
          <table:table-cell table:formula="of:=IF(([.A190]-0.5)^2+([.B190]-0.5)^2&lt;=0.5^2;1;0)" office:value-type="float" office:value="1" calcext:value-type="float">
            <text:p>1</text:p>
          </table:table-cell>
          <table:table-cell table:formula="of:=AVERAGE([.$C$2:.C190])*4" office:value-type="float" office:value="3.3015873015873" calcext:value-type="float">
            <text:p>3.301587</text:p>
          </table:table-cell>
          <table:table-cell table:formula="of:=STDEV([.$C$2:.C190])*4" office:value-type="float" office:value="1.52254253304933" calcext:value-type="float">
            <text:p>1.522543</text:p>
          </table:table-cell>
          <table:table-cell table:number-columns-repeated="2"/>
        </table:table-row>
        <table:table-row table:style-name="ro1">
          <table:table-cell office:value-type="float" office:value="0.738532403550908" calcext:value-type="float">
            <text:p>0.738532403550908</text:p>
          </table:table-cell>
          <table:table-cell office:value-type="float" office:value="0.0252744284812251" calcext:value-type="float">
            <text:p>0.0252744284812251</text:p>
          </table:table-cell>
          <table:table-cell table:formula="of:=IF(([.A191]-0.5)^2+([.B191]-0.5)^2&lt;=0.5^2;1;0)" office:value-type="float" office:value="0" calcext:value-type="float">
            <text:p>0</text:p>
          </table:table-cell>
          <table:table-cell table:formula="of:=AVERAGE([.$C$2:.C191])*4" office:value-type="float" office:value="3.28421052631579" calcext:value-type="float">
            <text:p>3.284211</text:p>
          </table:table-cell>
          <table:table-cell table:formula="of:=STDEV([.$C$2:.C191])*4" office:value-type="float" office:value="1.53728378542338" calcext:value-type="float">
            <text:p>1.537284</text:p>
          </table:table-cell>
          <table:table-cell table:number-columns-repeated="2"/>
        </table:table-row>
        <table:table-row table:style-name="ro1">
          <table:table-cell office:value-type="float" office:value="0.653478048080834" calcext:value-type="float">
            <text:p>0.653478048080834</text:p>
          </table:table-cell>
          <table:table-cell office:value-type="float" office:value="0.10207771180442" calcext:value-type="float">
            <text:p>0.10207771180442</text:p>
          </table:table-cell>
          <table:table-cell table:formula="of:=IF(([.A192]-0.5)^2+([.B192]-0.5)^2&lt;=0.5^2;1;0)" office:value-type="float" office:value="1" calcext:value-type="float">
            <text:p>1</text:p>
          </table:table-cell>
          <table:table-cell table:formula="of:=AVERAGE([.$C$2:.C192])*4" office:value-type="float" office:value="3.28795811518325" calcext:value-type="float">
            <text:p>3.287958</text:p>
          </table:table-cell>
          <table:table-cell table:formula="of:=STDEV([.$C$2:.C192])*4" office:value-type="float" office:value="1.53410749583031" calcext:value-type="float">
            <text:p>1.534107</text:p>
          </table:table-cell>
          <table:table-cell table:number-columns-repeated="2"/>
        </table:table-row>
        <table:table-row table:style-name="ro1">
          <table:table-cell office:value-type="float" office:value="0.172743183188568" calcext:value-type="float">
            <text:p>0.172743183188568</text:p>
          </table:table-cell>
          <table:table-cell office:value-type="float" office:value="0.0412982541552496" calcext:value-type="float">
            <text:p>0.0412982541552496</text:p>
          </table:table-cell>
          <table:table-cell table:formula="of:=IF(([.A193]-0.5)^2+([.B193]-0.5)^2&lt;=0.5^2;1;0)" office:value-type="float" office:value="0" calcext:value-type="float">
            <text:p>0</text:p>
          </table:table-cell>
          <table:table-cell table:formula="of:=AVERAGE([.$C$2:.C193])*4" office:value-type="float" office:value="3.27083333333333" calcext:value-type="float">
            <text:p>3.270833</text:p>
          </table:table-cell>
          <table:table-cell table:formula="of:=STDEV([.$C$2:.C193])*4" office:value-type="float" office:value="1.54837639448158" calcext:value-type="float">
            <text:p>1.548376</text:p>
          </table:table-cell>
          <table:table-cell table:number-columns-repeated="2"/>
        </table:table-row>
        <table:table-row table:style-name="ro1">
          <table:table-cell office:value-type="float" office:value="0.331990545201943" calcext:value-type="float">
            <text:p>0.331990545201943</text:p>
          </table:table-cell>
          <table:table-cell office:value-type="float" office:value="0.165420537803367" calcext:value-type="float">
            <text:p>0.165420537803367</text:p>
          </table:table-cell>
          <table:table-cell table:formula="of:=IF(([.A194]-0.5)^2+([.B194]-0.5)^2&lt;=0.5^2;1;0)" office:value-type="float" office:value="1" calcext:value-type="float">
            <text:p>1</text:p>
          </table:table-cell>
          <table:table-cell table:formula="of:=AVERAGE([.$C$2:.C194])*4" office:value-type="float" office:value="3.27461139896373" calcext:value-type="float">
            <text:p>3.274611</text:p>
          </table:table-cell>
          <table:table-cell table:formula="of:=STDEV([.$C$2:.C194])*4" office:value-type="float" office:value="1.5452305583346" calcext:value-type="float">
            <text:p>1.545231</text:p>
          </table:table-cell>
          <table:table-cell table:number-columns-repeated="2"/>
        </table:table-row>
        <table:table-row table:style-name="ro1">
          <table:table-cell office:value-type="float" office:value="0.923015904199426" calcext:value-type="float">
            <text:p>0.923015904199426</text:p>
          </table:table-cell>
          <table:table-cell office:value-type="float" office:value="0.351069498269767" calcext:value-type="float">
            <text:p>0.351069498269767</text:p>
          </table:table-cell>
          <table:table-cell table:formula="of:=IF(([.A195]-0.5)^2+([.B195]-0.5)^2&lt;=0.5^2;1;0)" office:value-type="float" office:value="1" calcext:value-type="float">
            <text:p>1</text:p>
          </table:table-cell>
          <table:table-cell table:formula="of:=AVERAGE([.$C$2:.C195])*4" office:value-type="float" office:value="3.27835051546392" calcext:value-type="float">
            <text:p>3.278351</text:p>
          </table:table-cell>
          <table:table-cell table:formula="of:=STDEV([.$C$2:.C195])*4" office:value-type="float" office:value="1.5421018429789" calcext:value-type="float">
            <text:p>1.542102</text:p>
          </table:table-cell>
          <table:table-cell table:number-columns-repeated="2"/>
        </table:table-row>
        <table:table-row table:style-name="ro1">
          <table:table-cell office:value-type="float" office:value="0.131611622895912" calcext:value-type="float">
            <text:p>0.131611622895912</text:p>
          </table:table-cell>
          <table:table-cell office:value-type="float" office:value="0.70762170285447" calcext:value-type="float">
            <text:p>0.70762170285447</text:p>
          </table:table-cell>
          <table:table-cell table:formula="of:=IF(([.A196]-0.5)^2+([.B196]-0.5)^2&lt;=0.5^2;1;0)" office:value-type="float" office:value="1" calcext:value-type="float">
            <text:p>1</text:p>
          </table:table-cell>
          <table:table-cell table:formula="of:=AVERAGE([.$C$2:.C196])*4" office:value-type="float" office:value="3.28205128205128" calcext:value-type="float">
            <text:p>3.282051</text:p>
          </table:table-cell>
          <table:table-cell table:formula="of:=STDEV([.$C$2:.C196])*4" office:value-type="float" office:value="1.53899012859514" calcext:value-type="float">
            <text:p>1.538990</text:p>
          </table:table-cell>
          <table:table-cell table:number-columns-repeated="2"/>
        </table:table-row>
        <table:table-row table:style-name="ro1">
          <table:table-cell office:value-type="float" office:value="0.539918951551957" calcext:value-type="float">
            <text:p>0.539918951551957</text:p>
          </table:table-cell>
          <table:table-cell office:value-type="float" office:value="0.98850646501415" calcext:value-type="float">
            <text:p>0.98850646501415</text:p>
          </table:table-cell>
          <table:table-cell table:formula="of:=IF(([.A197]-0.5)^2+([.B197]-0.5)^2&lt;=0.5^2;1;0)" office:value-type="float" office:value="1" calcext:value-type="float">
            <text:p>1</text:p>
          </table:table-cell>
          <table:table-cell table:formula="of:=AVERAGE([.$C$2:.C197])*4" office:value-type="float" office:value="3.28571428571429" calcext:value-type="float">
            <text:p>3.285714</text:p>
          </table:table-cell>
          <table:table-cell table:formula="of:=STDEV([.$C$2:.C197])*4" office:value-type="float" office:value="1.53589529557661" calcext:value-type="float">
            <text:p>1.535895</text:p>
          </table:table-cell>
          <table:table-cell table:number-columns-repeated="2"/>
        </table:table-row>
        <table:table-row table:style-name="ro1">
          <table:table-cell office:value-type="float" office:value="0.819420189163208" calcext:value-type="float">
            <text:p>0.819420189163208</text:p>
          </table:table-cell>
          <table:table-cell office:value-type="float" office:value="0.339676190264615" calcext:value-type="float">
            <text:p>0.339676190264615</text:p>
          </table:table-cell>
          <table:table-cell table:formula="of:=IF(([.A198]-0.5)^2+([.B198]-0.5)^2&lt;=0.5^2;1;0)" office:value-type="float" office:value="1" calcext:value-type="float">
            <text:p>1</text:p>
          </table:table-cell>
          <table:table-cell table:formula="of:=AVERAGE([.$C$2:.C198])*4" office:value-type="float" office:value="3.28934010152284" calcext:value-type="float">
            <text:p>3.289340</text:p>
          </table:table-cell>
          <table:table-cell table:formula="of:=STDEV([.$C$2:.C198])*4" office:value-type="float" office:value="1.53281722457209" calcext:value-type="float">
            <text:p>1.532817</text:p>
          </table:table-cell>
          <table:table-cell table:number-columns-repeated="2"/>
        </table:table-row>
        <table:table-row table:style-name="ro1">
          <table:table-cell office:value-type="float" office:value="0.246772899663439" calcext:value-type="float">
            <text:p>0.246772899663439</text:p>
          </table:table-cell>
          <table:table-cell office:value-type="float" office:value="0.765042607142104" calcext:value-type="float">
            <text:p>0.765042607142104</text:p>
          </table:table-cell>
          <table:table-cell table:formula="of:=IF(([.A199]-0.5)^2+([.B199]-0.5)^2&lt;=0.5^2;1;0)" office:value-type="float" office:value="1" calcext:value-type="float">
            <text:p>1</text:p>
          </table:table-cell>
          <table:table-cell table:formula="of:=AVERAGE([.$C$2:.C199])*4" office:value-type="float" office:value="3.29292929292929" calcext:value-type="float">
            <text:p>3.292929</text:p>
          </table:table-cell>
          <table:table-cell table:formula="of:=STDEV([.$C$2:.C199])*4" office:value-type="float" office:value="1.52975579652623" calcext:value-type="float">
            <text:p>1.529756</text:p>
          </table:table-cell>
          <table:table-cell table:number-columns-repeated="2"/>
        </table:table-row>
        <table:table-row table:style-name="ro1">
          <table:table-cell office:value-type="float" office:value="0.144654368410752" calcext:value-type="float">
            <text:p>0.144654368410752</text:p>
          </table:table-cell>
          <table:table-cell office:value-type="float" office:value="0.291715514332517" calcext:value-type="float">
            <text:p>0.291715514332517</text:p>
          </table:table-cell>
          <table:table-cell table:formula="of:=IF(([.A200]-0.5)^2+([.B200]-0.5)^2&lt;=0.5^2;1;0)" office:value-type="float" office:value="1" calcext:value-type="float">
            <text:p>1</text:p>
          </table:table-cell>
          <table:table-cell table:formula="of:=AVERAGE([.$C$2:.C200])*4" office:value-type="float" office:value="3.2964824120603" calcext:value-type="float">
            <text:p>3.296482</text:p>
          </table:table-cell>
          <table:table-cell table:formula="of:=STDEV([.$C$2:.C200])*4" office:value-type="float" office:value="1.52671089271729" calcext:value-type="float">
            <text:p>1.526711</text:p>
          </table:table-cell>
          <table:table-cell table:number-columns-repeated="2"/>
        </table:table-row>
        <table:table-row table:style-name="ro1">
          <table:table-cell office:value-type="float" office:value="0.999261602125024" calcext:value-type="float">
            <text:p>0.999261602125024</text:p>
          </table:table-cell>
          <table:table-cell office:value-type="float" office:value="0.275068796581177" calcext:value-type="float">
            <text:p>0.275068796581177</text:p>
          </table:table-cell>
          <table:table-cell table:formula="of:=IF(([.A201]-0.5)^2+([.B201]-0.5)^2&lt;=0.5^2;1;0)" office:value-type="float" office:value="0" calcext:value-type="float">
            <text:p>0</text:p>
          </table:table-cell>
          <table:table-cell table:formula="of:=AVERAGE([.$C$2:.C201])*4" office:value-type="float" office:value="3.28" calcext:value-type="float">
            <text:p>3.280000</text:p>
          </table:table-cell>
          <table:table-cell table:formula="of:=STDEV([.$C$2:.C201])*4" office:value-type="float" office:value="1.54060615884898" calcext:value-type="float">
            <text:p>1.540606</text:p>
          </table:table-cell>
          <table:table-cell table:number-columns-repeated="2"/>
        </table:table-row>
        <table:table-row table:style-name="ro1">
          <table:table-cell office:value-type="float" office:value="0.504352680212316" calcext:value-type="float">
            <text:p>0.504352680212316</text:p>
          </table:table-cell>
          <table:table-cell office:value-type="float" office:value="0.0540333063063678" calcext:value-type="float">
            <text:p>0.0540333063063678</text:p>
          </table:table-cell>
          <table:table-cell table:formula="of:=IF(([.A202]-0.5)^2+([.B202]-0.5)^2&lt;=0.5^2;1;0)" office:value-type="float" office:value="1" calcext:value-type="float">
            <text:p>1</text:p>
          </table:table-cell>
          <table:table-cell table:formula="of:=AVERAGE([.$C$2:.C202])*4" office:value-type="float" office:value="3.28358208955224" calcext:value-type="float">
            <text:p>3.283582</text:p>
          </table:table-cell>
          <table:table-cell table:formula="of:=STDEV([.$C$2:.C202])*4" office:value-type="float" office:value="1.53758873060309" calcext:value-type="float">
            <text:p>1.537589</text:p>
          </table:table-cell>
          <table:table-cell table:number-columns-repeated="2"/>
        </table:table-row>
        <table:table-row table:style-name="ro1">
          <table:table-cell office:value-type="float" office:value="0.315806734264586" calcext:value-type="float">
            <text:p>0.315806734264586</text:p>
          </table:table-cell>
          <table:table-cell office:value-type="float" office:value="0.149349952764503" calcext:value-type="float">
            <text:p>0.149349952764503</text:p>
          </table:table-cell>
          <table:table-cell table:formula="of:=IF(([.A203]-0.5)^2+([.B203]-0.5)^2&lt;=0.5^2;1;0)" office:value-type="float" office:value="1" calcext:value-type="float">
            <text:p>1</text:p>
          </table:table-cell>
          <table:table-cell table:formula="of:=AVERAGE([.$C$2:.C203])*4" office:value-type="float" office:value="3.28712871287129" calcext:value-type="float">
            <text:p>3.287129</text:p>
          </table:table-cell>
          <table:table-cell table:formula="of:=STDEV([.$C$2:.C203])*4" office:value-type="float" office:value="1.53458720307713" calcext:value-type="float">
            <text:p>1.534587</text:p>
          </table:table-cell>
          <table:table-cell table:number-columns-repeated="2"/>
        </table:table-row>
        <table:table-row table:style-name="ro1">
          <table:table-cell office:value-type="float" office:value="0.00374807556915595" calcext:value-type="float">
            <text:p>0.00374807556915595</text:p>
          </table:table-cell>
          <table:table-cell office:value-type="float" office:value="0.0530651152607982" calcext:value-type="float">
            <text:p>0.0530651152607982</text:p>
          </table:table-cell>
          <table:table-cell table:formula="of:=IF(([.A204]-0.5)^2+([.B204]-0.5)^2&lt;=0.5^2;1;0)" office:value-type="float" office:value="0" calcext:value-type="float">
            <text:p>0</text:p>
          </table:table-cell>
          <table:table-cell table:formula="of:=AVERAGE([.$C$2:.C204])*4" office:value-type="float" office:value="3.27093596059113" calcext:value-type="float">
            <text:p>3.270936</text:p>
          </table:table-cell>
          <table:table-cell table:formula="of:=STDEV([.$C$2:.C204])*4" office:value-type="float" office:value="1.54807213574265" calcext:value-type="float">
            <text:p>1.548072</text:p>
          </table:table-cell>
          <table:table-cell table:number-columns-repeated="2"/>
        </table:table-row>
        <table:table-row table:style-name="ro1">
          <table:table-cell office:value-type="float" office:value="0.7395958720035" calcext:value-type="float">
            <text:p>0.7395958720035</text:p>
          </table:table-cell>
          <table:table-cell office:value-type="float" office:value="0.599836406103298" calcext:value-type="float">
            <text:p>0.599836406103298</text:p>
          </table:table-cell>
          <table:table-cell table:formula="of:=IF(([.A205]-0.5)^2+([.B205]-0.5)^2&lt;=0.5^2;1;0)" office:value-type="float" office:value="1" calcext:value-type="float">
            <text:p>1</text:p>
          </table:table-cell>
          <table:table-cell table:formula="of:=AVERAGE([.$C$2:.C205])*4" office:value-type="float" office:value="3.27450980392157" calcext:value-type="float">
            <text:p>3.274510</text:p>
          </table:table-cell>
          <table:table-cell table:formula="of:=STDEV([.$C$2:.C205])*4" office:value-type="float" office:value="1.54509784309312" calcext:value-type="float">
            <text:p>1.545098</text:p>
          </table:table-cell>
          <table:table-cell table:number-columns-repeated="2"/>
        </table:table-row>
        <table:table-row table:style-name="ro1">
          <table:table-cell office:value-type="float" office:value="0.0570132106922119" calcext:value-type="float">
            <text:p>0.0570132106922119</text:p>
          </table:table-cell>
          <table:table-cell office:value-type="float" office:value="0.385818135891942" calcext:value-type="float">
            <text:p>0.385818135891942</text:p>
          </table:table-cell>
          <table:table-cell table:formula="of:=IF(([.A206]-0.5)^2+([.B206]-0.5)^2&lt;=0.5^2;1;0)" office:value-type="float" office:value="1" calcext:value-type="float">
            <text:p>1</text:p>
          </table:table-cell>
          <table:table-cell table:formula="of:=AVERAGE([.$C$2:.C206])*4" office:value-type="float" office:value="3.2780487804878" calcext:value-type="float">
            <text:p>3.278049</text:p>
          </table:table-cell>
          <table:table-cell table:formula="of:=STDEV([.$C$2:.C206])*4" office:value-type="float" office:value="1.54213885642985" calcext:value-type="float">
            <text:p>1.542139</text:p>
          </table:table-cell>
          <table:table-cell table:number-columns-repeated="2"/>
        </table:table-row>
        <table:table-row table:style-name="ro1">
          <table:table-cell office:value-type="float" office:value="0.576763330263151" calcext:value-type="float">
            <text:p>0.576763330263151</text:p>
          </table:table-cell>
          <table:table-cell office:value-type="float" office:value="0.543111883543218" calcext:value-type="float">
            <text:p>0.543111883543218</text:p>
          </table:table-cell>
          <table:table-cell table:formula="of:=IF(([.A207]-0.5)^2+([.B207]-0.5)^2&lt;=0.5^2;1;0)" office:value-type="float" office:value="1" calcext:value-type="float">
            <text:p>1</text:p>
          </table:table-cell>
          <table:table-cell table:formula="of:=AVERAGE([.$C$2:.C207])*4" office:value-type="float" office:value="3.28155339805825" calcext:value-type="float">
            <text:p>3.281553</text:p>
          </table:table-cell>
          <table:table-cell table:formula="of:=STDEV([.$C$2:.C207])*4" office:value-type="float" office:value="1.53919507458364" calcext:value-type="float">
            <text:p>1.539195</text:p>
          </table:table-cell>
          <table:table-cell table:number-columns-repeated="2"/>
        </table:table-row>
        <table:table-row table:style-name="ro1">
          <table:table-cell office:value-type="float" office:value="0.75316253809198" calcext:value-type="float">
            <text:p>0.75316253809198</text:p>
          </table:table-cell>
          <table:table-cell office:value-type="float" office:value="0.668571278246677" calcext:value-type="float">
            <text:p>0.668571278246677</text:p>
          </table:table-cell>
          <table:table-cell table:formula="of:=IF(([.A208]-0.5)^2+([.B208]-0.5)^2&lt;=0.5^2;1;0)" office:value-type="float" office:value="1" calcext:value-type="float">
            <text:p>1</text:p>
          </table:table-cell>
          <table:table-cell table:formula="of:=AVERAGE([.$C$2:.C208])*4" office:value-type="float" office:value="3.28502415458937" calcext:value-type="float">
            <text:p>3.285024</text:p>
          </table:table-cell>
          <table:table-cell table:formula="of:=STDEV([.$C$2:.C208])*4" office:value-type="float" office:value="1.53626639654759" calcext:value-type="float">
            <text:p>1.536266</text:p>
          </table:table-cell>
          <table:table-cell table:number-columns-repeated="2"/>
        </table:table-row>
        <table:table-row table:style-name="ro1">
          <table:table-cell office:value-type="float" office:value="0.163619499714398" calcext:value-type="float">
            <text:p>0.163619499714398</text:p>
          </table:table-cell>
          <table:table-cell office:value-type="float" office:value="0.0794597125398132" calcext:value-type="float">
            <text:p>0.0794597125398132</text:p>
          </table:table-cell>
          <table:table-cell table:formula="of:=IF(([.A209]-0.5)^2+([.B209]-0.5)^2&lt;=0.5^2;1;0)" office:value-type="float" office:value="0" calcext:value-type="float">
            <text:p>0</text:p>
          </table:table-cell>
          <table:table-cell table:formula="of:=AVERAGE([.$C$2:.C209])*4" office:value-type="float" office:value="3.26923076923077" calcext:value-type="float">
            <text:p>3.269231</text:p>
          </table:table-cell>
          <table:table-cell table:formula="of:=STDEV([.$C$2:.C209])*4" office:value-type="float" office:value="1.54938522469644" calcext:value-type="float">
            <text:p>1.549385</text:p>
          </table:table-cell>
          <table:table-cell table:number-columns-repeated="2"/>
        </table:table-row>
        <table:table-row table:style-name="ro1">
          <table:table-cell office:value-type="float" office:value="0.965298561151371" calcext:value-type="float">
            <text:p>0.965298561151371</text:p>
          </table:table-cell>
          <table:table-cell office:value-type="float" office:value="0.594567490303167" calcext:value-type="float">
            <text:p>0.594567490303167</text:p>
          </table:table-cell>
          <table:table-cell table:formula="of:=IF(([.A210]-0.5)^2+([.B210]-0.5)^2&lt;=0.5^2;1;0)" office:value-type="float" office:value="1" calcext:value-type="float">
            <text:p>1</text:p>
          </table:table-cell>
          <table:table-cell table:formula="of:=AVERAGE([.$C$2:.C210])*4" office:value-type="float" office:value="3.27272727272727" calcext:value-type="float">
            <text:p>3.272727</text:p>
          </table:table-cell>
          <table:table-cell table:formula="of:=STDEV([.$C$2:.C210])*4" office:value-type="float" office:value="1.54648258690759" calcext:value-type="float">
            <text:p>1.546483</text:p>
          </table:table-cell>
          <table:table-cell table:number-columns-repeated="2"/>
        </table:table-row>
        <table:table-row table:style-name="ro1">
          <table:table-cell office:value-type="float" office:value="0.479345861407748" calcext:value-type="float">
            <text:p>0.479345861407748</text:p>
          </table:table-cell>
          <table:table-cell office:value-type="float" office:value="0.867786409012987" calcext:value-type="float">
            <text:p>0.867786409012987</text:p>
          </table:table-cell>
          <table:table-cell table:formula="of:=IF(([.A211]-0.5)^2+([.B211]-0.5)^2&lt;=0.5^2;1;0)" office:value-type="float" office:value="1" calcext:value-type="float">
            <text:p>1</text:p>
          </table:table-cell>
          <table:table-cell table:formula="of:=AVERAGE([.$C$2:.C211])*4" office:value-type="float" office:value="3.27619047619048" calcext:value-type="float">
            <text:p>3.276190</text:p>
          </table:table-cell>
          <table:table-cell table:formula="of:=STDEV([.$C$2:.C211])*4" office:value-type="float" office:value="1.54359450073003" calcext:value-type="float">
            <text:p>1.543595</text:p>
          </table:table-cell>
          <table:table-cell table:number-columns-repeated="2"/>
        </table:table-row>
        <table:table-row table:style-name="ro1">
          <table:table-cell office:value-type="float" office:value="0.730366225242648" calcext:value-type="float">
            <text:p>0.730366225242648</text:p>
          </table:table-cell>
          <table:table-cell office:value-type="float" office:value="0.102203701407203" calcext:value-type="float">
            <text:p>0.102203701407203</text:p>
          </table:table-cell>
          <table:table-cell table:formula="of:=IF(([.A212]-0.5)^2+([.B212]-0.5)^2&lt;=0.5^2;1;0)" office:value-type="float" office:value="1" calcext:value-type="float">
            <text:p>1</text:p>
          </table:table-cell>
          <table:table-cell table:formula="of:=AVERAGE([.$C$2:.C212])*4" office:value-type="float" office:value="3.27962085308057" calcext:value-type="float">
            <text:p>3.279621</text:p>
          </table:table-cell>
          <table:table-cell table:formula="of:=STDEV([.$C$2:.C212])*4" office:value-type="float" office:value="1.54072087282026" calcext:value-type="float">
            <text:p>1.540721</text:p>
          </table:table-cell>
          <table:table-cell table:number-columns-repeated="2"/>
        </table:table-row>
        <table:table-row table:style-name="ro1">
          <table:table-cell office:value-type="float" office:value="0.343945640939489" calcext:value-type="float">
            <text:p>0.343945640939489</text:p>
          </table:table-cell>
          <table:table-cell office:value-type="float" office:value="0.156031906549475" calcext:value-type="float">
            <text:p>0.156031906549475</text:p>
          </table:table-cell>
          <table:table-cell table:formula="of:=IF(([.A213]-0.5)^2+([.B213]-0.5)^2&lt;=0.5^2;1;0)" office:value-type="float" office:value="1" calcext:value-type="float">
            <text:p>1</text:p>
          </table:table-cell>
          <table:table-cell table:formula="of:=AVERAGE([.$C$2:.C213])*4" office:value-type="float" office:value="3.28301886792453" calcext:value-type="float">
            <text:p>3.283019</text:p>
          </table:table-cell>
          <table:table-cell table:formula="of:=STDEV([.$C$2:.C213])*4" office:value-type="float" office:value="1.53786160996231" calcext:value-type="float">
            <text:p>1.537862</text:p>
          </table:table-cell>
          <table:table-cell table:number-columns-repeated="2"/>
        </table:table-row>
        <table:table-row table:style-name="ro1">
          <table:table-cell office:value-type="float" office:value="0.974210862991271" calcext:value-type="float">
            <text:p>0.974210862991271</text:p>
          </table:table-cell>
          <table:table-cell office:value-type="float" office:value="0.606119383288833" calcext:value-type="float">
            <text:p>0.606119383288833</text:p>
          </table:table-cell>
          <table:table-cell table:formula="of:=IF(([.A214]-0.5)^2+([.B214]-0.5)^2&lt;=0.5^2;1;0)" office:value-type="float" office:value="1" calcext:value-type="float">
            <text:p>1</text:p>
          </table:table-cell>
          <table:table-cell table:formula="of:=AVERAGE([.$C$2:.C214])*4" office:value-type="float" office:value="3.28638497652582" calcext:value-type="float">
            <text:p>3.286385</text:p>
          </table:table-cell>
          <table:table-cell table:formula="of:=STDEV([.$C$2:.C214])*4" office:value-type="float" office:value="1.53501661909743" calcext:value-type="float">
            <text:p>1.535017</text:p>
          </table:table-cell>
          <table:table-cell table:number-columns-repeated="2"/>
        </table:table-row>
        <table:table-row table:style-name="ro1">
          <table:table-cell office:value-type="float" office:value="0.788919057672063" calcext:value-type="float">
            <text:p>0.788919057672063</text:p>
          </table:table-cell>
          <table:table-cell office:value-type="float" office:value="0.329371258259812" calcext:value-type="float">
            <text:p>0.329371258259812</text:p>
          </table:table-cell>
          <table:table-cell table:formula="of:=IF(([.A215]-0.5)^2+([.B215]-0.5)^2&lt;=0.5^2;1;0)" office:value-type="float" office:value="1" calcext:value-type="float">
            <text:p>1</text:p>
          </table:table-cell>
          <table:table-cell table:formula="of:=AVERAGE([.$C$2:.C215])*4" office:value-type="float" office:value="3.28971962616822" calcext:value-type="float">
            <text:p>3.289720</text:p>
          </table:table-cell>
          <table:table-cell table:formula="of:=STDEV([.$C$2:.C215])*4" office:value-type="float" office:value="1.5321858073522" calcext:value-type="float">
            <text:p>1.532186</text:p>
          </table:table-cell>
          <table:table-cell table:number-columns-repeated="2"/>
        </table:table-row>
        <table:table-row table:style-name="ro1">
          <table:table-cell office:value-type="float" office:value="0.933059038662151" calcext:value-type="float">
            <text:p>0.933059038662151</text:p>
          </table:table-cell>
          <table:table-cell office:value-type="float" office:value="0.603636206426803" calcext:value-type="float">
            <text:p>0.603636206426803</text:p>
          </table:table-cell>
          <table:table-cell table:formula="of:=IF(([.A216]-0.5)^2+([.B216]-0.5)^2&lt;=0.5^2;1;0)" office:value-type="float" office:value="1" calcext:value-type="float">
            <text:p>1</text:p>
          </table:table-cell>
          <table:table-cell table:formula="of:=AVERAGE([.$C$2:.C216])*4" office:value-type="float" office:value="3.29302325581395" calcext:value-type="float">
            <text:p>3.293023</text:p>
          </table:table-cell>
          <table:table-cell table:formula="of:=STDEV([.$C$2:.C216])*4" office:value-type="float" office:value="1.52936908206497" calcext:value-type="float">
            <text:p>1.529369</text:p>
          </table:table-cell>
          <table:table-cell table:number-columns-repeated="2"/>
        </table:table-row>
        <table:table-row table:style-name="ro1">
          <table:table-cell office:value-type="float" office:value="0.866558946452493" calcext:value-type="float">
            <text:p>0.866558946452493</text:p>
          </table:table-cell>
          <table:table-cell office:value-type="float" office:value="0.336540974647117" calcext:value-type="float">
            <text:p>0.336540974647117</text:p>
          </table:table-cell>
          <table:table-cell table:formula="of:=IF(([.A217]-0.5)^2+([.B217]-0.5)^2&lt;=0.5^2;1;0)" office:value-type="float" office:value="1" calcext:value-type="float">
            <text:p>1</text:p>
          </table:table-cell>
          <table:table-cell table:formula="of:=AVERAGE([.$C$2:.C217])*4" office:value-type="float" office:value="3.2962962962963" calcext:value-type="float">
            <text:p>3.296296</text:p>
          </table:table-cell>
          <table:table-cell table:formula="of:=STDEV([.$C$2:.C217])*4" office:value-type="float" office:value="1.52656635081089" calcext:value-type="float">
            <text:p>1.526566</text:p>
          </table:table-cell>
          <table:table-cell table:number-columns-repeated="2"/>
        </table:table-row>
        <table:table-row table:style-name="ro1">
          <table:table-cell office:value-type="float" office:value="0.896695391897277" calcext:value-type="float">
            <text:p>0.896695391897277</text:p>
          </table:table-cell>
          <table:table-cell office:value-type="float" office:value="0.342528253687378" calcext:value-type="float">
            <text:p>0.342528253687378</text:p>
          </table:table-cell>
          <table:table-cell table:formula="of:=IF(([.A218]-0.5)^2+([.B218]-0.5)^2&lt;=0.5^2;1;0)" office:value-type="float" office:value="1" calcext:value-type="float">
            <text:p>1</text:p>
          </table:table-cell>
          <table:table-cell table:formula="of:=AVERAGE([.$C$2:.C218])*4" office:value-type="float" office:value="3.29953917050691" calcext:value-type="float">
            <text:p>3.299539</text:p>
          </table:table-cell>
          <table:table-cell table:formula="of:=STDEV([.$C$2:.C218])*4" office:value-type="float" office:value="1.52377752142534" calcext:value-type="float">
            <text:p>1.523778</text:p>
          </table:table-cell>
          <table:table-cell table:number-columns-repeated="2"/>
        </table:table-row>
        <table:table-row table:style-name="ro1">
          <table:table-cell office:value-type="float" office:value="0.0071721055844141" calcext:value-type="float">
            <text:p>0.0071721055844141</text:p>
          </table:table-cell>
          <table:table-cell office:value-type="float" office:value="0.76759129722064" calcext:value-type="float">
            <text:p>0.76759129722064</text:p>
          </table:table-cell>
          <table:table-cell table:formula="of:=IF(([.A219]-0.5)^2+([.B219]-0.5)^2&lt;=0.5^2;1;0)" office:value-type="float" office:value="0" calcext:value-type="float">
            <text:p>0</text:p>
          </table:table-cell>
          <table:table-cell table:formula="of:=AVERAGE([.$C$2:.C219])*4" office:value-type="float" office:value="3.28440366972477" calcext:value-type="float">
            <text:p>3.284404</text:p>
          </table:table-cell>
          <table:table-cell table:formula="of:=STDEV([.$C$2:.C219])*4" office:value-type="float" office:value="1.53659953208835" calcext:value-type="float">
            <text:p>1.536600</text:p>
          </table:table-cell>
          <table:table-cell table:number-columns-repeated="2"/>
        </table:table-row>
        <table:table-row table:style-name="ro1">
          <table:table-cell office:value-type="float" office:value="0.20697474036466" calcext:value-type="float">
            <text:p>0.20697474036466</text:p>
          </table:table-cell>
          <table:table-cell office:value-type="float" office:value="0.963133269033345" calcext:value-type="float">
            <text:p>0.963133269033345</text:p>
          </table:table-cell>
          <table:table-cell table:formula="of:=IF(([.A220]-0.5)^2+([.B220]-0.5)^2&lt;=0.5^2;1;0)" office:value-type="float" office:value="0" calcext:value-type="float">
            <text:p>0</text:p>
          </table:table-cell>
          <table:table-cell table:formula="of:=AVERAGE([.$C$2:.C220])*4" office:value-type="float" office:value="3.26940639269406" calcext:value-type="float">
            <text:p>3.269406</text:p>
          </table:table-cell>
          <table:table-cell table:formula="of:=STDEV([.$C$2:.C220])*4" office:value-type="float" office:value="1.54905271857128" calcext:value-type="float">
            <text:p>1.549053</text:p>
          </table:table-cell>
          <table:table-cell table:number-columns-repeated="2"/>
        </table:table-row>
        <table:table-row table:style-name="ro1">
          <table:table-cell office:value-type="float" office:value="0.0734092963188376" calcext:value-type="float">
            <text:p>0.0734092963188376</text:p>
          </table:table-cell>
          <table:table-cell office:value-type="float" office:value="0.874870095516045" calcext:value-type="float">
            <text:p>0.874870095516045</text:p>
          </table:table-cell>
          <table:table-cell table:formula="of:=IF(([.A221]-0.5)^2+([.B221]-0.5)^2&lt;=0.5^2;1;0)" office:value-type="float" office:value="0" calcext:value-type="float">
            <text:p>0</text:p>
          </table:table-cell>
          <table:table-cell table:formula="of:=AVERAGE([.$C$2:.C221])*4" office:value-type="float" office:value="3.25454545454545" calcext:value-type="float">
            <text:p>3.254545</text:p>
          </table:table-cell>
          <table:table-cell table:formula="of:=STDEV([.$C$2:.C221])*4" office:value-type="float" office:value="1.56115145209295" calcext:value-type="float">
            <text:p>1.561151</text:p>
          </table:table-cell>
          <table:table-cell table:number-columns-repeated="2"/>
        </table:table-row>
        <table:table-row table:style-name="ro1">
          <table:table-cell office:value-type="float" office:value="0.0664642536541894" calcext:value-type="float">
            <text:p>0.0664642536541894</text:p>
          </table:table-cell>
          <table:table-cell office:value-type="float" office:value="0.578017212167388" calcext:value-type="float">
            <text:p>0.578017212167388</text:p>
          </table:table-cell>
          <table:table-cell table:formula="of:=IF(([.A222]-0.5)^2+([.B222]-0.5)^2&lt;=0.5^2;1;0)" office:value-type="float" office:value="1" calcext:value-type="float">
            <text:p>1</text:p>
          </table:table-cell>
          <table:table-cell table:formula="of:=AVERAGE([.$C$2:.C222])*4" office:value-type="float" office:value="3.2579185520362" calcext:value-type="float">
            <text:p>3.257919</text:p>
          </table:table-cell>
          <table:table-cell table:formula="of:=STDEV([.$C$2:.C222])*4" office:value-type="float" office:value="1.55840629918391" calcext:value-type="float">
            <text:p>1.558406</text:p>
          </table:table-cell>
          <table:table-cell table:number-columns-repeated="2"/>
        </table:table-row>
        <table:table-row table:style-name="ro1">
          <table:table-cell office:value-type="float" office:value="0.311516792806547" calcext:value-type="float">
            <text:p>0.311516792806547</text:p>
          </table:table-cell>
          <table:table-cell office:value-type="float" office:value="0.00103881943283412" calcext:value-type="float">
            <text:p>0.00103881943283412</text:p>
          </table:table-cell>
          <table:table-cell table:formula="of:=IF(([.A223]-0.5)^2+([.B223]-0.5)^2&lt;=0.5^2;1;0)" office:value-type="float" office:value="0" calcext:value-type="float">
            <text:p>0</text:p>
          </table:table-cell>
          <table:table-cell table:formula="of:=AVERAGE([.$C$2:.C223])*4" office:value-type="float" office:value="3.24324324324324" calcext:value-type="float">
            <text:p>3.243243</text:p>
          </table:table-cell>
          <table:table-cell table:formula="of:=STDEV([.$C$2:.C223])*4" office:value-type="float" office:value="1.57017574723869" calcext:value-type="float">
            <text:p>1.570176</text:p>
          </table:table-cell>
          <table:table-cell table:number-columns-repeated="2"/>
        </table:table-row>
        <table:table-row table:style-name="ro1">
          <table:table-cell office:value-type="float" office:value="0.197098606843889" calcext:value-type="float">
            <text:p>0.197098606843889</text:p>
          </table:table-cell>
          <table:table-cell office:value-type="float" office:value="0.583587085890238" calcext:value-type="float">
            <text:p>0.583587085890238</text:p>
          </table:table-cell>
          <table:table-cell table:formula="of:=IF(([.A224]-0.5)^2+([.B224]-0.5)^2&lt;=0.5^2;1;0)" office:value-type="float" office:value="1" calcext:value-type="float">
            <text:p>1</text:p>
          </table:table-cell>
          <table:table-cell table:formula="of:=AVERAGE([.$C$2:.C224])*4" office:value-type="float" office:value="3.24663677130045" calcext:value-type="float">
            <text:p>3.246637</text:p>
          </table:table-cell>
          <table:table-cell table:formula="of:=STDEV([.$C$2:.C224])*4" office:value-type="float" office:value="1.56745472451888" calcext:value-type="float">
            <text:p>1.567455</text:p>
          </table:table-cell>
          <table:table-cell table:number-columns-repeated="2"/>
        </table:table-row>
        <table:table-row table:style-name="ro1">
          <table:table-cell office:value-type="float" office:value="0.661115126343232" calcext:value-type="float">
            <text:p>0.661115126343232</text:p>
          </table:table-cell>
          <table:table-cell office:value-type="float" office:value="0.436301316107977" calcext:value-type="float">
            <text:p>0.436301316107977</text:p>
          </table:table-cell>
          <table:table-cell table:formula="of:=IF(([.A225]-0.5)^2+([.B225]-0.5)^2&lt;=0.5^2;1;0)" office:value-type="float" office:value="1" calcext:value-type="float">
            <text:p>1</text:p>
          </table:table-cell>
          <table:table-cell table:formula="of:=AVERAGE([.$C$2:.C225])*4" office:value-type="float" office:value="3.25" calcext:value-type="float">
            <text:p>3.250000</text:p>
          </table:table-cell>
          <table:table-cell table:formula="of:=STDEV([.$C$2:.C225])*4" office:value-type="float" office:value="1.56474614339628" calcext:value-type="float">
            <text:p>1.564746</text:p>
          </table:table-cell>
          <table:table-cell table:number-columns-repeated="2"/>
        </table:table-row>
        <table:table-row table:style-name="ro1">
          <table:table-cell office:value-type="float" office:value="0.0402424099036164" calcext:value-type="float">
            <text:p>0.0402424099036164</text:p>
          </table:table-cell>
          <table:table-cell office:value-type="float" office:value="0.834124812785018" calcext:value-type="float">
            <text:p>0.834124812785018</text:p>
          </table:table-cell>
          <table:table-cell table:formula="of:=IF(([.A226]-0.5)^2+([.B226]-0.5)^2&lt;=0.5^2;1;0)" office:value-type="float" office:value="0" calcext:value-type="float">
            <text:p>0</text:p>
          </table:table-cell>
          <table:table-cell table:formula="of:=AVERAGE([.$C$2:.C226])*4" office:value-type="float" office:value="3.23555555555556" calcext:value-type="float">
            <text:p>3.235556</text:p>
          </table:table-cell>
          <table:table-cell table:formula="of:=STDEV([.$C$2:.C226])*4" office:value-type="float" office:value="1.57621205567159" calcext:value-type="float">
            <text:p>1.576212</text:p>
          </table:table-cell>
          <table:table-cell table:number-columns-repeated="2"/>
        </table:table-row>
        <table:table-row table:style-name="ro1">
          <table:table-cell office:value-type="float" office:value="0.657068776464772" calcext:value-type="float">
            <text:p>0.657068776464772</text:p>
          </table:table-cell>
          <table:table-cell office:value-type="float" office:value="0.335169353386428" calcext:value-type="float">
            <text:p>0.335169353386428</text:p>
          </table:table-cell>
          <table:table-cell table:formula="of:=IF(([.A227]-0.5)^2+([.B227]-0.5)^2&lt;=0.5^2;1;0)" office:value-type="float" office:value="1" calcext:value-type="float">
            <text:p>1</text:p>
          </table:table-cell>
          <table:table-cell table:formula="of:=AVERAGE([.$C$2:.C227])*4" office:value-type="float" office:value="3.23893805309735" calcext:value-type="float">
            <text:p>3.238938</text:p>
          </table:table-cell>
          <table:table-cell table:formula="of:=STDEV([.$C$2:.C227])*4" office:value-type="float" office:value="1.5735273116759" calcext:value-type="float">
            <text:p>1.573527</text:p>
          </table:table-cell>
          <table:table-cell table:number-columns-repeated="2"/>
        </table:table-row>
        <table:table-row table:style-name="ro1">
          <table:table-cell office:value-type="float" office:value="0.508209508053018" calcext:value-type="float">
            <text:p>0.508209508053018</text:p>
          </table:table-cell>
          <table:table-cell office:value-type="float" office:value="0.621287053745821" calcext:value-type="float">
            <text:p>0.621287053745821</text:p>
          </table:table-cell>
          <table:table-cell table:formula="of:=IF(([.A228]-0.5)^2+([.B228]-0.5)^2&lt;=0.5^2;1;0)" office:value-type="float" office:value="1" calcext:value-type="float">
            <text:p>1</text:p>
          </table:table-cell>
          <table:table-cell table:formula="of:=AVERAGE([.$C$2:.C228])*4" office:value-type="float" office:value="3.24229074889868" calcext:value-type="float">
            <text:p>3.242291</text:p>
          </table:table-cell>
          <table:table-cell table:formula="of:=STDEV([.$C$2:.C228])*4" office:value-type="float" office:value="1.57085457945072" calcext:value-type="float">
            <text:p>1.570855</text:p>
          </table:table-cell>
          <table:table-cell table:number-columns-repeated="2"/>
        </table:table-row>
        <table:table-row table:style-name="ro1">
          <table:table-cell office:value-type="float" office:value="0.558908185349587" calcext:value-type="float">
            <text:p>0.558908185349587</text:p>
          </table:table-cell>
          <table:table-cell office:value-type="float" office:value="0.475025626614531" calcext:value-type="float">
            <text:p>0.475025626614531</text:p>
          </table:table-cell>
          <table:table-cell table:formula="of:=IF(([.A229]-0.5)^2+([.B229]-0.5)^2&lt;=0.5^2;1;0)" office:value-type="float" office:value="1" calcext:value-type="float">
            <text:p>1</text:p>
          </table:table-cell>
          <table:table-cell table:formula="of:=AVERAGE([.$C$2:.C229])*4" office:value-type="float" office:value="3.24561403508772" calcext:value-type="float">
            <text:p>3.245614</text:p>
          </table:table-cell>
          <table:table-cell table:formula="of:=STDEV([.$C$2:.C229])*4" office:value-type="float" office:value="1.56819379538699" calcext:value-type="float">
            <text:p>1.568194</text:p>
          </table:table-cell>
          <table:table-cell table:number-columns-repeated="2"/>
        </table:table-row>
        <table:table-row table:style-name="ro1">
          <table:table-cell office:value-type="float" office:value="0.51809867497088" calcext:value-type="float">
            <text:p>0.51809867497088</text:p>
          </table:table-cell>
          <table:table-cell office:value-type="float" office:value="0.165464407277043" calcext:value-type="float">
            <text:p>0.165464407277043</text:p>
          </table:table-cell>
          <table:table-cell table:formula="of:=IF(([.A230]-0.5)^2+([.B230]-0.5)^2&lt;=0.5^2;1;0)" office:value-type="float" office:value="1" calcext:value-type="float">
            <text:p>1</text:p>
          </table:table-cell>
          <table:table-cell table:formula="of:=AVERAGE([.$C$2:.C230])*4" office:value-type="float" office:value="3.24890829694323" calcext:value-type="float">
            <text:p>3.248908</text:p>
          </table:table-cell>
          <table:table-cell table:formula="of:=STDEV([.$C$2:.C230])*4" office:value-type="float" office:value="1.56554489571556" calcext:value-type="float">
            <text:p>1.565545</text:p>
          </table:table-cell>
          <table:table-cell table:number-columns-repeated="2"/>
        </table:table-row>
        <table:table-row table:style-name="ro1">
          <table:table-cell office:value-type="float" office:value="0.294821428032008" calcext:value-type="float">
            <text:p>0.294821428032008</text:p>
          </table:table-cell>
          <table:table-cell office:value-type="float" office:value="0.641874905179322" calcext:value-type="float">
            <text:p>0.641874905179322</text:p>
          </table:table-cell>
          <table:table-cell table:formula="of:=IF(([.A231]-0.5)^2+([.B231]-0.5)^2&lt;=0.5^2;1;0)" office:value-type="float" office:value="1" calcext:value-type="float">
            <text:p>1</text:p>
          </table:table-cell>
          <table:table-cell table:formula="of:=AVERAGE([.$C$2:.C231])*4" office:value-type="float" office:value="3.25217391304348" calcext:value-type="float">
            <text:p>3.252174</text:p>
          </table:table-cell>
          <table:table-cell table:formula="of:=STDEV([.$C$2:.C231])*4" office:value-type="float" office:value="1.5629078165345" calcext:value-type="float">
            <text:p>1.562908</text:p>
          </table:table-cell>
          <table:table-cell table:number-columns-repeated="2"/>
        </table:table-row>
        <table:table-row table:style-name="ro1">
          <table:table-cell office:value-type="float" office:value="0.134071938919528" calcext:value-type="float">
            <text:p>0.134071938919528</text:p>
          </table:table-cell>
          <table:table-cell office:value-type="float" office:value="0.744857969367412" calcext:value-type="float">
            <text:p>0.744857969367412</text:p>
          </table:table-cell>
          <table:table-cell table:formula="of:=IF(([.A232]-0.5)^2+([.B232]-0.5)^2&lt;=0.5^2;1;0)" office:value-type="float" office:value="1" calcext:value-type="float">
            <text:p>1</text:p>
          </table:table-cell>
          <table:table-cell table:formula="of:=AVERAGE([.$C$2:.C232])*4" office:value-type="float" office:value="3.25541125541126" calcext:value-type="float">
            <text:p>3.255411</text:p>
          </table:table-cell>
          <table:table-cell table:formula="of:=STDEV([.$C$2:.C232])*4" office:value-type="float" office:value="1.56028249383514" calcext:value-type="float">
            <text:p>1.560282</text:p>
          </table:table-cell>
          <table:table-cell table:number-columns-repeated="2"/>
        </table:table-row>
        <table:table-row table:style-name="ro1">
          <table:table-cell office:value-type="float" office:value="0.300525647926047" calcext:value-type="float">
            <text:p>0.300525647926047</text:p>
          </table:table-cell>
          <table:table-cell office:value-type="float" office:value="0.949177654790494" calcext:value-type="float">
            <text:p>0.949177654790494</text:p>
          </table:table-cell>
          <table:table-cell table:formula="of:=IF(([.A233]-0.5)^2+([.B233]-0.5)^2&lt;=0.5^2;1;0)" office:value-type="float" office:value="1" calcext:value-type="float">
            <text:p>1</text:p>
          </table:table-cell>
          <table:table-cell table:formula="of:=AVERAGE([.$C$2:.C233])*4" office:value-type="float" office:value="3.25862068965517" calcext:value-type="float">
            <text:p>3.258621</text:p>
          </table:table-cell>
          <table:table-cell table:formula="of:=STDEV([.$C$2:.C233])*4" office:value-type="float" office:value="1.55766886352692" calcext:value-type="float">
            <text:p>1.557669</text:p>
          </table:table-cell>
          <table:table-cell table:number-columns-repeated="2"/>
        </table:table-row>
        <table:table-row table:style-name="ro1">
          <table:table-cell office:value-type="float" office:value="0.0567304214488165" calcext:value-type="float">
            <text:p>0.0567304214488165</text:p>
          </table:table-cell>
          <table:table-cell office:value-type="float" office:value="0.714004371654888" calcext:value-type="float">
            <text:p>0.714004371654888</text:p>
          </table:table-cell>
          <table:table-cell table:formula="of:=IF(([.A234]-0.5)^2+([.B234]-0.5)^2&lt;=0.5^2;1;0)" office:value-type="float" office:value="1" calcext:value-type="float">
            <text:p>1</text:p>
          </table:table-cell>
          <table:table-cell table:formula="of:=AVERAGE([.$C$2:.C234])*4" office:value-type="float" office:value="3.2618025751073" calcext:value-type="float">
            <text:p>3.261803</text:p>
          </table:table-cell>
          <table:table-cell table:formula="of:=STDEV([.$C$2:.C234])*4" office:value-type="float" office:value="1.55506686146096" calcext:value-type="float">
            <text:p>1.555067</text:p>
          </table:table-cell>
          <table:table-cell table:number-columns-repeated="2"/>
        </table:table-row>
        <table:table-row table:style-name="ro1">
          <table:table-cell office:value-type="float" office:value="0.658414815882965" calcext:value-type="float">
            <text:p>0.658414815882965</text:p>
          </table:table-cell>
          <table:table-cell office:value-type="float" office:value="0.604502155489994" calcext:value-type="float">
            <text:p>0.604502155489994</text:p>
          </table:table-cell>
          <table:table-cell table:formula="of:=IF(([.A235]-0.5)^2+([.B235]-0.5)^2&lt;=0.5^2;1;0)" office:value-type="float" office:value="1" calcext:value-type="float">
            <text:p>1</text:p>
          </table:table-cell>
          <table:table-cell table:formula="of:=AVERAGE([.$C$2:.C235])*4" office:value-type="float" office:value="3.26495726495727" calcext:value-type="float">
            <text:p>3.264957</text:p>
          </table:table-cell>
          <table:table-cell table:formula="of:=STDEV([.$C$2:.C235])*4" office:value-type="float" office:value="1.5524764234526" calcext:value-type="float">
            <text:p>1.552476</text:p>
          </table:table-cell>
          <table:table-cell table:number-columns-repeated="2"/>
        </table:table-row>
        <table:table-row table:style-name="ro1">
          <table:table-cell office:value-type="float" office:value="0.522491870096601" calcext:value-type="float">
            <text:p>0.522491870096601</text:p>
          </table:table-cell>
          <table:table-cell office:value-type="float" office:value="0.234274252375959" calcext:value-type="float">
            <text:p>0.234274252375959</text:p>
          </table:table-cell>
          <table:table-cell table:formula="of:=IF(([.A236]-0.5)^2+([.B236]-0.5)^2&lt;=0.5^2;1;0)" office:value-type="float" office:value="1" calcext:value-type="float">
            <text:p>1</text:p>
          </table:table-cell>
          <table:table-cell table:formula="of:=AVERAGE([.$C$2:.C236])*4" office:value-type="float" office:value="3.26808510638298" calcext:value-type="float">
            <text:p>3.268085</text:p>
          </table:table-cell>
          <table:table-cell table:formula="of:=STDEV([.$C$2:.C236])*4" office:value-type="float" office:value="1.54989748530287" calcext:value-type="float">
            <text:p>1.549897</text:p>
          </table:table-cell>
          <table:table-cell table:number-columns-repeated="2"/>
        </table:table-row>
        <table:table-row table:style-name="ro1">
          <table:table-cell office:value-type="float" office:value="0.407203434603798" calcext:value-type="float">
            <text:p>0.407203434603798</text:p>
          </table:table-cell>
          <table:table-cell office:value-type="float" office:value="0.393553080637701" calcext:value-type="float">
            <text:p>0.393553080637701</text:p>
          </table:table-cell>
          <table:table-cell table:formula="of:=IF(([.A237]-0.5)^2+([.B237]-0.5)^2&lt;=0.5^2;1;0)" office:value-type="float" office:value="1" calcext:value-type="float">
            <text:p>1</text:p>
          </table:table-cell>
          <table:table-cell table:formula="of:=AVERAGE([.$C$2:.C237])*4" office:value-type="float" office:value="3.27118644067797" calcext:value-type="float">
            <text:p>3.271186</text:p>
          </table:table-cell>
          <table:table-cell table:formula="of:=STDEV([.$C$2:.C237])*4" office:value-type="float" office:value="1.54732998281887" calcext:value-type="float">
            <text:p>1.547330</text:p>
          </table:table-cell>
          <table:table-cell table:number-columns-repeated="2"/>
        </table:table-row>
        <table:table-row table:style-name="ro1">
          <table:table-cell office:value-type="float" office:value="0.659961174730171" calcext:value-type="float">
            <text:p>0.659961174730171</text:p>
          </table:table-cell>
          <table:table-cell office:value-type="float" office:value="0.705275601150189" calcext:value-type="float">
            <text:p>0.705275601150189</text:p>
          </table:table-cell>
          <table:table-cell table:formula="of:=IF(([.A238]-0.5)^2+([.B238]-0.5)^2&lt;=0.5^2;1;0)" office:value-type="float" office:value="1" calcext:value-type="float">
            <text:p>1</text:p>
          </table:table-cell>
          <table:table-cell table:formula="of:=AVERAGE([.$C$2:.C238])*4" office:value-type="float" office:value="3.27426160337553" calcext:value-type="float">
            <text:p>3.274262</text:p>
          </table:table-cell>
          <table:table-cell table:formula="of:=STDEV([.$C$2:.C238])*4" office:value-type="float" office:value="1.5447738518332" calcext:value-type="float">
            <text:p>1.544774</text:p>
          </table:table-cell>
          <table:table-cell table:number-columns-repeated="2"/>
        </table:table-row>
        <table:table-row table:style-name="ro1">
          <table:table-cell office:value-type="float" office:value="0.159472359066183" calcext:value-type="float">
            <text:p>0.159472359066183</text:p>
          </table:table-cell>
          <table:table-cell office:value-type="float" office:value="0.27589213346629" calcext:value-type="float">
            <text:p>0.27589213346629</text:p>
          </table:table-cell>
          <table:table-cell table:formula="of:=IF(([.A239]-0.5)^2+([.B239]-0.5)^2&lt;=0.5^2;1;0)" office:value-type="float" office:value="1" calcext:value-type="float">
            <text:p>1</text:p>
          </table:table-cell>
          <table:table-cell table:formula="of:=AVERAGE([.$C$2:.C239])*4" office:value-type="float" office:value="3.27731092436975" calcext:value-type="float">
            <text:p>3.277311</text:p>
          </table:table-cell>
          <table:table-cell table:formula="of:=STDEV([.$C$2:.C239])*4" office:value-type="float" office:value="1.54222902822245" calcext:value-type="float">
            <text:p>1.542229</text:p>
          </table:table-cell>
          <table:table-cell table:number-columns-repeated="2"/>
        </table:table-row>
        <table:table-row table:style-name="ro1">
          <table:table-cell office:value-type="float" office:value="0.0976080613124161" calcext:value-type="float">
            <text:p>0.0976080613124161</text:p>
          </table:table-cell>
          <table:table-cell office:value-type="float" office:value="0.221364147666156" calcext:value-type="float">
            <text:p>0.221364147666156</text:p>
          </table:table-cell>
          <table:table-cell table:formula="of:=IF(([.A240]-0.5)^2+([.B240]-0.5)^2&lt;=0.5^2;1;0)" office:value-type="float" office:value="1" calcext:value-type="float">
            <text:p>1</text:p>
          </table:table-cell>
          <table:table-cell table:formula="of:=AVERAGE([.$C$2:.C240])*4" office:value-type="float" office:value="3.28033472803347" calcext:value-type="float">
            <text:p>3.280335</text:p>
          </table:table-cell>
          <table:table-cell table:formula="of:=STDEV([.$C$2:.C240])*4" office:value-type="float" office:value="1.53969544792479" calcext:value-type="float">
            <text:p>1.539695</text:p>
          </table:table-cell>
          <table:table-cell table:number-columns-repeated="2"/>
        </table:table-row>
        <table:table-row table:style-name="ro1">
          <table:table-cell office:value-type="float" office:value="0.198891448004346" calcext:value-type="float">
            <text:p>0.198891448004346</text:p>
          </table:table-cell>
          <table:table-cell office:value-type="float" office:value="0.0274249773705121" calcext:value-type="float">
            <text:p>0.0274249773705121</text:p>
          </table:table-cell>
          <table:table-cell table:formula="of:=IF(([.A241]-0.5)^2+([.B241]-0.5)^2&lt;=0.5^2;1;0)" office:value-type="float" office:value="0" calcext:value-type="float">
            <text:p>0</text:p>
          </table:table-cell>
          <table:table-cell table:formula="of:=AVERAGE([.$C$2:.C241])*4" office:value-type="float" office:value="3.26666666666667" calcext:value-type="float">
            <text:p>3.266667</text:p>
          </table:table-cell>
          <table:table-cell table:formula="of:=STDEV([.$C$2:.C241])*4" office:value-type="float" office:value="1.55099284349022" calcext:value-type="float">
            <text:p>1.550993</text:p>
          </table:table-cell>
          <table:table-cell table:number-columns-repeated="2"/>
        </table:table-row>
        <table:table-row table:style-name="ro1">
          <table:table-cell office:value-type="float" office:value="0.962778776659089" calcext:value-type="float">
            <text:p>0.962778776659089</text:p>
          </table:table-cell>
          <table:table-cell office:value-type="float" office:value="0.383915392027059" calcext:value-type="float">
            <text:p>0.383915392027059</text:p>
          </table:table-cell>
          <table:table-cell table:formula="of:=IF(([.A242]-0.5)^2+([.B242]-0.5)^2&lt;=0.5^2;1;0)" office:value-type="float" office:value="1" calcext:value-type="float">
            <text:p>1</text:p>
          </table:table-cell>
          <table:table-cell table:formula="of:=AVERAGE([.$C$2:.C242])*4" office:value-type="float" office:value="3.26970954356846" calcext:value-type="float">
            <text:p>3.269710</text:p>
          </table:table-cell>
          <table:table-cell table:formula="of:=STDEV([.$C$2:.C242])*4" office:value-type="float" office:value="1.54847893063383" calcext:value-type="float">
            <text:p>1.548479</text:p>
          </table:table-cell>
          <table:table-cell table:number-columns-repeated="2"/>
        </table:table-row>
        <table:table-row table:style-name="ro1">
          <table:table-cell office:value-type="float" office:value="0.425289938815173" calcext:value-type="float">
            <text:p>0.425289938815173</text:p>
          </table:table-cell>
          <table:table-cell office:value-type="float" office:value="0.194962947410111" calcext:value-type="float">
            <text:p>0.194962947410111</text:p>
          </table:table-cell>
          <table:table-cell table:formula="of:=IF(([.A243]-0.5)^2+([.B243]-0.5)^2&lt;=0.5^2;1;0)" office:value-type="float" office:value="1" calcext:value-type="float">
            <text:p>1</text:p>
          </table:table-cell>
          <table:table-cell table:formula="of:=AVERAGE([.$C$2:.C243])*4" office:value-type="float" office:value="3.27272727272727" calcext:value-type="float">
            <text:p>3.272727</text:p>
          </table:table-cell>
          <table:table-cell table:formula="of:=STDEV([.$C$2:.C243])*4" office:value-type="float" office:value="1.54597590336199" calcext:value-type="float">
            <text:p>1.545976</text:p>
          </table:table-cell>
          <table:table-cell table:number-columns-repeated="2"/>
        </table:table-row>
        <table:table-row table:style-name="ro1">
          <table:table-cell office:value-type="float" office:value="0.627535108486951" calcext:value-type="float">
            <text:p>0.627535108486951</text:p>
          </table:table-cell>
          <table:table-cell office:value-type="float" office:value="0.411093432955757" calcext:value-type="float">
            <text:p>0.411093432955757</text:p>
          </table:table-cell>
          <table:table-cell table:formula="of:=IF(([.A244]-0.5)^2+([.B244]-0.5)^2&lt;=0.5^2;1;0)" office:value-type="float" office:value="1" calcext:value-type="float">
            <text:p>1</text:p>
          </table:table-cell>
          <table:table-cell table:formula="of:=AVERAGE([.$C$2:.C244])*4" office:value-type="float" office:value="3.27572016460905" calcext:value-type="float">
            <text:p>3.275720</text:p>
          </table:table-cell>
          <table:table-cell table:formula="of:=STDEV([.$C$2:.C244])*4" office:value-type="float" office:value="1.54348370185678" calcext:value-type="float">
            <text:p>1.543484</text:p>
          </table:table-cell>
          <table:table-cell table:number-columns-repeated="2"/>
        </table:table-row>
        <table:table-row table:style-name="ro1">
          <table:table-cell office:value-type="float" office:value="0.723119738213812" calcext:value-type="float">
            <text:p>0.723119738213812</text:p>
          </table:table-cell>
          <table:table-cell office:value-type="float" office:value="0.678488736715374" calcext:value-type="float">
            <text:p>0.678488736715374</text:p>
          </table:table-cell>
          <table:table-cell table:formula="of:=IF(([.A245]-0.5)^2+([.B245]-0.5)^2&lt;=0.5^2;1;0)" office:value-type="float" office:value="1" calcext:value-type="float">
            <text:p>1</text:p>
          </table:table-cell>
          <table:table-cell table:formula="of:=AVERAGE([.$C$2:.C245])*4" office:value-type="float" office:value="3.27868852459016" calcext:value-type="float">
            <text:p>3.278689</text:p>
          </table:table-cell>
          <table:table-cell table:formula="of:=STDEV([.$C$2:.C245])*4" office:value-type="float" office:value="1.54100226634757" calcext:value-type="float">
            <text:p>1.541002</text:p>
          </table:table-cell>
          <table:table-cell table:number-columns-repeated="2"/>
        </table:table-row>
        <table:table-row table:style-name="ro1">
          <table:table-cell office:value-type="float" office:value="0.569916242407656" calcext:value-type="float">
            <text:p>0.569916242407656</text:p>
          </table:table-cell>
          <table:table-cell office:value-type="float" office:value="0.737018664413688" calcext:value-type="float">
            <text:p>0.737018664413688</text:p>
          </table:table-cell>
          <table:table-cell table:formula="of:=IF(([.A246]-0.5)^2+([.B246]-0.5)^2&lt;=0.5^2;1;0)" office:value-type="float" office:value="1" calcext:value-type="float">
            <text:p>1</text:p>
          </table:table-cell>
          <table:table-cell table:formula="of:=AVERAGE([.$C$2:.C246])*4" office:value-type="float" office:value="3.28163265306122" calcext:value-type="float">
            <text:p>3.281633</text:p>
          </table:table-cell>
          <table:table-cell table:formula="of:=STDEV([.$C$2:.C246])*4" office:value-type="float" office:value="1.53853153712645" calcext:value-type="float">
            <text:p>1.538532</text:p>
          </table:table-cell>
          <table:table-cell table:number-columns-repeated="2"/>
        </table:table-row>
        <table:table-row table:style-name="ro1">
          <table:table-cell office:value-type="float" office:value="0.811297217678057" calcext:value-type="float">
            <text:p>0.811297217678057</text:p>
          </table:table-cell>
          <table:table-cell office:value-type="float" office:value="0.662477320570086" calcext:value-type="float">
            <text:p>0.662477320570086</text:p>
          </table:table-cell>
          <table:table-cell table:formula="of:=IF(([.A247]-0.5)^2+([.B247]-0.5)^2&lt;=0.5^2;1;0)" office:value-type="float" office:value="1" calcext:value-type="float">
            <text:p>1</text:p>
          </table:table-cell>
          <table:table-cell table:formula="of:=AVERAGE([.$C$2:.C247])*4" office:value-type="float" office:value="3.28455284552846" calcext:value-type="float">
            <text:p>3.284553</text:p>
          </table:table-cell>
          <table:table-cell table:formula="of:=STDEV([.$C$2:.C247])*4" office:value-type="float" office:value="1.53607145456274" calcext:value-type="float">
            <text:p>1.536071</text:p>
          </table:table-cell>
          <table:table-cell table:number-columns-repeated="2"/>
        </table:table-row>
        <table:table-row table:style-name="ro1">
          <table:table-cell office:value-type="float" office:value="0.882222043194343" calcext:value-type="float">
            <text:p>0.882222043194343</text:p>
          </table:table-cell>
          <table:table-cell office:value-type="float" office:value="0.722766921315699" calcext:value-type="float">
            <text:p>0.722766921315699</text:p>
          </table:table-cell>
          <table:table-cell table:formula="of:=IF(([.A248]-0.5)^2+([.B248]-0.5)^2&lt;=0.5^2;1;0)" office:value-type="float" office:value="1" calcext:value-type="float">
            <text:p>1</text:p>
          </table:table-cell>
          <table:table-cell table:formula="of:=AVERAGE([.$C$2:.C248])*4" office:value-type="float" office:value="3.28744939271255" calcext:value-type="float">
            <text:p>3.287449</text:p>
          </table:table-cell>
          <table:table-cell table:formula="of:=STDEV([.$C$2:.C248])*4" office:value-type="float" office:value="1.53362195911685" calcext:value-type="float">
            <text:p>1.533622</text:p>
          </table:table-cell>
          <table:table-cell table:number-columns-repeated="2"/>
        </table:table-row>
        <table:table-row table:style-name="ro1">
          <table:table-cell office:value-type="float" office:value="0.74376089981618" calcext:value-type="float">
            <text:p>0.74376089981618</text:p>
          </table:table-cell>
          <table:table-cell office:value-type="float" office:value="0.246373227307446" calcext:value-type="float">
            <text:p>0.246373227307446</text:p>
          </table:table-cell>
          <table:table-cell table:formula="of:=IF(([.A249]-0.5)^2+([.B249]-0.5)^2&lt;=0.5^2;1;0)" office:value-type="float" office:value="1" calcext:value-type="float">
            <text:p>1</text:p>
          </table:table-cell>
          <table:table-cell table:formula="of:=AVERAGE([.$C$2:.C249])*4" office:value-type="float" office:value="3.29032258064516" calcext:value-type="float">
            <text:p>3.290323</text:p>
          </table:table-cell>
          <table:table-cell table:formula="of:=STDEV([.$C$2:.C249])*4" office:value-type="float" office:value="1.53118299135352" calcext:value-type="float">
            <text:p>1.531183</text:p>
          </table:table-cell>
          <table:table-cell table:number-columns-repeated="2"/>
        </table:table-row>
        <table:table-row table:style-name="ro1">
          <table:table-cell office:value-type="float" office:value="0.344521241869018" calcext:value-type="float">
            <text:p>0.344521241869018</text:p>
          </table:table-cell>
          <table:table-cell office:value-type="float" office:value="0.540078374277382" calcext:value-type="float">
            <text:p>0.540078374277382</text:p>
          </table:table-cell>
          <table:table-cell table:formula="of:=IF(([.A250]-0.5)^2+([.B250]-0.5)^2&lt;=0.5^2;1;0)" office:value-type="float" office:value="1" calcext:value-type="float">
            <text:p>1</text:p>
          </table:table-cell>
          <table:table-cell table:formula="of:=AVERAGE([.$C$2:.C250])*4" office:value-type="float" office:value="3.29317269076305" calcext:value-type="float">
            <text:p>3.293173</text:p>
          </table:table-cell>
          <table:table-cell table:formula="of:=STDEV([.$C$2:.C250])*4" office:value-type="float" office:value="1.52875449195433" calcext:value-type="float">
            <text:p>1.528754</text:p>
          </table:table-cell>
          <table:table-cell table:number-columns-repeated="2"/>
        </table:table-row>
        <table:table-row table:style-name="ro1">
          <table:table-cell office:value-type="float" office:value="0.48866764186816" calcext:value-type="float">
            <text:p>0.48866764186816</text:p>
          </table:table-cell>
          <table:table-cell office:value-type="float" office:value="0.286633269128843" calcext:value-type="float">
            <text:p>0.286633269128843</text:p>
          </table:table-cell>
          <table:table-cell table:formula="of:=IF(([.A251]-0.5)^2+([.B251]-0.5)^2&lt;=0.5^2;1;0)" office:value-type="float" office:value="1" calcext:value-type="float">
            <text:p>1</text:p>
          </table:table-cell>
          <table:table-cell table:formula="of:=AVERAGE([.$C$2:.C251])*4" office:value-type="float" office:value="3.296" calcext:value-type="float">
            <text:p>3.296000</text:p>
          </table:table-cell>
          <table:table-cell table:formula="of:=STDEV([.$C$2:.C251])*4" office:value-type="float" office:value="1.52633640172964" calcext:value-type="float">
            <text:p>1.526336</text:p>
          </table:table-cell>
          <table:table-cell table:number-columns-repeated="2"/>
        </table:table-row>
        <table:table-row table:style-name="ro1">
          <table:table-cell office:value-type="float" office:value="0.0645212704529612" calcext:value-type="float">
            <text:p>0.0645212704529612</text:p>
          </table:table-cell>
          <table:table-cell office:value-type="float" office:value="0.193020546828745" calcext:value-type="float">
            <text:p>0.193020546828745</text:p>
          </table:table-cell>
          <table:table-cell table:formula="of:=IF(([.A252]-0.5)^2+([.B252]-0.5)^2&lt;=0.5^2;1;0)" office:value-type="float" office:value="0" calcext:value-type="float">
            <text:p>0</text:p>
          </table:table-cell>
          <table:table-cell table:formula="of:=AVERAGE([.$C$2:.C252])*4" office:value-type="float" office:value="3.28286852589641" calcext:value-type="float">
            <text:p>3.282869</text:p>
          </table:table-cell>
          <table:table-cell table:formula="of:=STDEV([.$C$2:.C252])*4" office:value-type="float" office:value="1.53742165284785" calcext:value-type="float">
            <text:p>1.537422</text:p>
          </table:table-cell>
          <table:table-cell table:number-columns-repeated="2"/>
        </table:table-row>
        <table:table-row table:style-name="ro1">
          <table:table-cell office:value-type="float" office:value="0.984918077515477" calcext:value-type="float">
            <text:p>0.984918077515477</text:p>
          </table:table-cell>
          <table:table-cell office:value-type="float" office:value="0.311904635131984" calcext:value-type="float">
            <text:p>0.311904635131984</text:p>
          </table:table-cell>
          <table:table-cell table:formula="of:=IF(([.A253]-0.5)^2+([.B253]-0.5)^2&lt;=0.5^2;1;0)" office:value-type="float" office:value="0" calcext:value-type="float">
            <text:p>0</text:p>
          </table:table-cell>
          <table:table-cell table:formula="of:=AVERAGE([.$C$2:.C253])*4" office:value-type="float" office:value="3.26984126984127" calcext:value-type="float">
            <text:p>3.269841</text:p>
          </table:table-cell>
          <table:table-cell table:formula="of:=STDEV([.$C$2:.C253])*4" office:value-type="float" office:value="1.54822967099413" calcext:value-type="float">
            <text:p>1.548230</text:p>
          </table:table-cell>
          <table:table-cell table:number-columns-repeated="2"/>
        </table:table-row>
        <table:table-row table:style-name="ro1">
          <table:table-cell office:value-type="float" office:value="0.982592830001639" calcext:value-type="float">
            <text:p>0.982592830001639</text:p>
          </table:table-cell>
          <table:table-cell office:value-type="float" office:value="0.554608187973298" calcext:value-type="float">
            <text:p>0.554608187973298</text:p>
          </table:table-cell>
          <table:table-cell table:formula="of:=IF(([.A254]-0.5)^2+([.B254]-0.5)^2&lt;=0.5^2;1;0)" office:value-type="float" office:value="1" calcext:value-type="float">
            <text:p>1</text:p>
          </table:table-cell>
          <table:table-cell table:formula="of:=AVERAGE([.$C$2:.C254])*4" office:value-type="float" office:value="3.27272727272727" calcext:value-type="float">
            <text:p>3.272727</text:p>
          </table:table-cell>
          <table:table-cell table:formula="of:=STDEV([.$C$2:.C254])*4" office:value-type="float" office:value="1.54583646923288" calcext:value-type="float">
            <text:p>1.545836</text:p>
          </table:table-cell>
          <table:table-cell table:number-columns-repeated="2"/>
        </table:table-row>
        <table:table-row table:style-name="ro1">
          <table:table-cell office:value-type="float" office:value="0.781633855356906" calcext:value-type="float">
            <text:p>0.781633855356906</text:p>
          </table:table-cell>
          <table:table-cell office:value-type="float" office:value="0.509981278077124" calcext:value-type="float">
            <text:p>0.509981278077124</text:p>
          </table:table-cell>
          <table:table-cell table:formula="of:=IF(([.A255]-0.5)^2+([.B255]-0.5)^2&lt;=0.5^2;1;0)" office:value-type="float" office:value="1" calcext:value-type="float">
            <text:p>1</text:p>
          </table:table-cell>
          <table:table-cell table:formula="of:=AVERAGE([.$C$2:.C255])*4" office:value-type="float" office:value="3.2755905511811" calcext:value-type="float">
            <text:p>3.275591</text:p>
          </table:table-cell>
          <table:table-cell table:formula="of:=STDEV([.$C$2:.C255])*4" office:value-type="float" office:value="1.54345316533618" calcext:value-type="float">
            <text:p>1.543453</text:p>
          </table:table-cell>
          <table:table-cell table:number-columns-repeated="2"/>
        </table:table-row>
        <table:table-row table:style-name="ro1">
          <table:table-cell office:value-type="float" office:value="0.122880506311574" calcext:value-type="float">
            <text:p>0.122880506311574</text:p>
          </table:table-cell>
          <table:table-cell office:value-type="float" office:value="0.339132845213371" calcext:value-type="float">
            <text:p>0.339132845213371</text:p>
          </table:table-cell>
          <table:table-cell table:formula="of:=IF(([.A256]-0.5)^2+([.B256]-0.5)^2&lt;=0.5^2;1;0)" office:value-type="float" office:value="1" calcext:value-type="float">
            <text:p>1</text:p>
          </table:table-cell>
          <table:table-cell table:formula="of:=AVERAGE([.$C$2:.C256])*4" office:value-type="float" office:value="3.27843137254902" calcext:value-type="float">
            <text:p>3.278431</text:p>
          </table:table-cell>
          <table:table-cell table:formula="of:=STDEV([.$C$2:.C256])*4" office:value-type="float" office:value="1.54107970708164" calcext:value-type="float">
            <text:p>1.541080</text:p>
          </table:table-cell>
          <table:table-cell table:number-columns-repeated="2"/>
        </table:table-row>
        <table:table-row table:style-name="ro1">
          <table:table-cell office:value-type="float" office:value="0.807316872068435" calcext:value-type="float">
            <text:p>0.807316872068435</text:p>
          </table:table-cell>
          <table:table-cell office:value-type="float" office:value="0.760250963920765" calcext:value-type="float">
            <text:p>0.760250963920765</text:p>
          </table:table-cell>
          <table:table-cell table:formula="of:=IF(([.A257]-0.5)^2+([.B257]-0.5)^2&lt;=0.5^2;1;0)" office:value-type="float" office:value="1" calcext:value-type="float">
            <text:p>1</text:p>
          </table:table-cell>
          <table:table-cell table:formula="of:=AVERAGE([.$C$2:.C257])*4" office:value-type="float" office:value="3.28125" calcext:value-type="float">
            <text:p>3.281250</text:p>
          </table:table-cell>
          <table:table-cell table:formula="of:=STDEV([.$C$2:.C257])*4" office:value-type="float" office:value="1.53871604229745" calcext:value-type="float">
            <text:p>1.538716</text:p>
          </table:table-cell>
          <table:table-cell table:number-columns-repeated="2"/>
        </table:table-row>
        <table:table-row table:style-name="ro1">
          <table:table-cell office:value-type="float" office:value="0.935216311658655" calcext:value-type="float">
            <text:p>0.935216311658655</text:p>
          </table:table-cell>
          <table:table-cell office:value-type="float" office:value="0.856598081893284" calcext:value-type="float">
            <text:p>0.856598081893284</text:p>
          </table:table-cell>
          <table:table-cell table:formula="of:=IF(([.A258]-0.5)^2+([.B258]-0.5)^2&lt;=0.5^2;1;0)" office:value-type="float" office:value="0" calcext:value-type="float">
            <text:p>0</text:p>
          </table:table-cell>
          <table:table-cell table:formula="of:=AVERAGE([.$C$2:.C258])*4" office:value-type="float" office:value="3.26848249027237" calcext:value-type="float">
            <text:p>3.268482</text:p>
          </table:table-cell>
          <table:table-cell table:formula="of:=STDEV([.$C$2:.C258])*4" office:value-type="float" office:value="1.54928752295814" calcext:value-type="float">
            <text:p>1.549288</text:p>
          </table:table-cell>
          <table:table-cell table:number-columns-repeated="2"/>
        </table:table-row>
        <table:table-row table:style-name="ro1">
          <table:table-cell office:value-type="float" office:value="0.0270473147985405" calcext:value-type="float">
            <text:p>0.0270473147985405</text:p>
          </table:table-cell>
          <table:table-cell office:value-type="float" office:value="0.857430147217701" calcext:value-type="float">
            <text:p>0.857430147217701</text:p>
          </table:table-cell>
          <table:table-cell table:formula="of:=IF(([.A259]-0.5)^2+([.B259]-0.5)^2&lt;=0.5^2;1;0)" office:value-type="float" office:value="0" calcext:value-type="float">
            <text:p>0</text:p>
          </table:table-cell>
          <table:table-cell table:formula="of:=AVERAGE([.$C$2:.C259])*4" office:value-type="float" office:value="3.25581395348837" calcext:value-type="float">
            <text:p>3.255814</text:p>
          </table:table-cell>
          <table:table-cell table:formula="of:=STDEV([.$C$2:.C259])*4" office:value-type="float" office:value="1.55960221291465" calcext:value-type="float">
            <text:p>1.559602</text:p>
          </table:table-cell>
          <table:table-cell table:number-columns-repeated="2"/>
        </table:table-row>
        <table:table-row table:style-name="ro1">
          <table:table-cell office:value-type="float" office:value="0.514890971400652" calcext:value-type="float">
            <text:p>0.514890971400652</text:p>
          </table:table-cell>
          <table:table-cell office:value-type="float" office:value="0.825688303228771" calcext:value-type="float">
            <text:p>0.825688303228771</text:p>
          </table:table-cell>
          <table:table-cell table:formula="of:=IF(([.A260]-0.5)^2+([.B260]-0.5)^2&lt;=0.5^2;1;0)" office:value-type="float" office:value="1" calcext:value-type="float">
            <text:p>1</text:p>
          </table:table-cell>
          <table:table-cell table:formula="of:=AVERAGE([.$C$2:.C260])*4" office:value-type="float" office:value="3.25868725868726" calcext:value-type="float">
            <text:p>3.258687</text:p>
          </table:table-cell>
          <table:table-cell table:formula="of:=STDEV([.$C$2:.C260])*4" office:value-type="float" office:value="1.55726349339484" calcext:value-type="float">
            <text:p>1.557263</text:p>
          </table:table-cell>
          <table:table-cell table:number-columns-repeated="2"/>
        </table:table-row>
        <table:table-row table:style-name="ro1">
          <table:table-cell office:value-type="float" office:value="0.769228157402284" calcext:value-type="float">
            <text:p>0.769228157402284</text:p>
          </table:table-cell>
          <table:table-cell office:value-type="float" office:value="0.804183881002771" calcext:value-type="float">
            <text:p>0.804183881002771</text:p>
          </table:table-cell>
          <table:table-cell table:formula="of:=IF(([.A261]-0.5)^2+([.B261]-0.5)^2&lt;=0.5^2;1;0)" office:value-type="float" office:value="1" calcext:value-type="float">
            <text:p>1</text:p>
          </table:table-cell>
          <table:table-cell table:formula="of:=AVERAGE([.$C$2:.C261])*4" office:value-type="float" office:value="3.26153846153846" calcext:value-type="float">
            <text:p>3.261538</text:p>
          </table:table-cell>
          <table:table-cell table:formula="of:=STDEV([.$C$2:.C261])*4" office:value-type="float" office:value="1.55493408793428" calcext:value-type="float">
            <text:p>1.554934</text:p>
          </table:table-cell>
          <table:table-cell table:number-columns-repeated="2"/>
        </table:table-row>
        <table:table-row table:style-name="ro1">
          <table:table-cell office:value-type="float" office:value="0.705212940298609" calcext:value-type="float">
            <text:p>0.705212940298609</text:p>
          </table:table-cell>
          <table:table-cell office:value-type="float" office:value="0.708708682760133" calcext:value-type="float">
            <text:p>0.708708682760133</text:p>
          </table:table-cell>
          <table:table-cell table:formula="of:=IF(([.A262]-0.5)^2+([.B262]-0.5)^2&lt;=0.5^2;1;0)" office:value-type="float" office:value="1" calcext:value-type="float">
            <text:p>1</text:p>
          </table:table-cell>
          <table:table-cell table:formula="of:=AVERAGE([.$C$2:.C262])*4" office:value-type="float" office:value="3.26436781609195" calcext:value-type="float">
            <text:p>3.264368</text:p>
          </table:table-cell>
          <table:table-cell table:formula="of:=STDEV([.$C$2:.C262])*4" office:value-type="float" office:value="1.55261395059287" calcext:value-type="float">
            <text:p>1.552614</text:p>
          </table:table-cell>
          <table:table-cell table:number-columns-repeated="2"/>
        </table:table-row>
        <table:table-row table:style-name="ro1">
          <table:table-cell office:value-type="float" office:value="0.818299757383885" calcext:value-type="float">
            <text:p>0.818299757383885</text:p>
          </table:table-cell>
          <table:table-cell office:value-type="float" office:value="0.183140288804162" calcext:value-type="float">
            <text:p>0.183140288804162</text:p>
          </table:table-cell>
          <table:table-cell table:formula="of:=IF(([.A263]-0.5)^2+([.B263]-0.5)^2&lt;=0.5^2;1;0)" office:value-type="float" office:value="1" calcext:value-type="float">
            <text:p>1</text:p>
          </table:table-cell>
          <table:table-cell table:formula="of:=AVERAGE([.$C$2:.C263])*4" office:value-type="float" office:value="3.26717557251908" calcext:value-type="float">
            <text:p>3.267176</text:p>
          </table:table-cell>
          <table:table-cell table:formula="of:=STDEV([.$C$2:.C263])*4" office:value-type="float" office:value="1.55030303541702" calcext:value-type="float">
            <text:p>1.550303</text:p>
          </table:table-cell>
          <table:table-cell table:number-columns-repeated="2"/>
        </table:table-row>
        <table:table-row table:style-name="ro1">
          <table:table-cell office:value-type="float" office:value="0.338721677122179" calcext:value-type="float">
            <text:p>0.338721677122179</text:p>
          </table:table-cell>
          <table:table-cell office:value-type="float" office:value="0.734222520169297" calcext:value-type="float">
            <text:p>0.734222520169297</text:p>
          </table:table-cell>
          <table:table-cell table:formula="of:=IF(([.A264]-0.5)^2+([.B264]-0.5)^2&lt;=0.5^2;1;0)" office:value-type="float" office:value="1" calcext:value-type="float">
            <text:p>1</text:p>
          </table:table-cell>
          <table:table-cell table:formula="of:=AVERAGE([.$C$2:.C264])*4" office:value-type="float" office:value="3.26996197718631" calcext:value-type="float">
            <text:p>3.269962</text:p>
          </table:table-cell>
          <table:table-cell table:formula="of:=STDEV([.$C$2:.C264])*4" office:value-type="float" office:value="1.54800129645163" calcext:value-type="float">
            <text:p>1.548001</text:p>
          </table:table-cell>
          <table:table-cell table:number-columns-repeated="2"/>
        </table:table-row>
        <table:table-row table:style-name="ro1">
          <table:table-cell office:value-type="float" office:value="0.489647204250592" calcext:value-type="float">
            <text:p>0.489647204250592</text:p>
          </table:table-cell>
          <table:table-cell office:value-type="float" office:value="0.890582225211171" calcext:value-type="float">
            <text:p>0.890582225211171</text:p>
          </table:table-cell>
          <table:table-cell table:formula="of:=IF(([.A265]-0.5)^2+([.B265]-0.5)^2&lt;=0.5^2;1;0)" office:value-type="float" office:value="1" calcext:value-type="float">
            <text:p>1</text:p>
          </table:table-cell>
          <table:table-cell table:formula="of:=AVERAGE([.$C$2:.C265])*4" office:value-type="float" office:value="3.27272727272727" calcext:value-type="float">
            <text:p>3.272727</text:p>
          </table:table-cell>
          <table:table-cell table:formula="of:=STDEV([.$C$2:.C265])*4" office:value-type="float" office:value="1.54570868775143" calcext:value-type="float">
            <text:p>1.545709</text:p>
          </table:table-cell>
          <table:table-cell table:number-columns-repeated="2"/>
        </table:table-row>
        <table:table-row table:style-name="ro1">
          <table:table-cell office:value-type="float" office:value="0.875428995866971" calcext:value-type="float">
            <text:p>0.875428995866971</text:p>
          </table:table-cell>
          <table:table-cell office:value-type="float" office:value="0.863915851359072" calcext:value-type="float">
            <text:p>0.863915851359072</text:p>
          </table:table-cell>
          <table:table-cell table:formula="of:=IF(([.A266]-0.5)^2+([.B266]-0.5)^2&lt;=0.5^2;1;0)" office:value-type="float" office:value="0" calcext:value-type="float">
            <text:p>0</text:p>
          </table:table-cell>
          <table:table-cell table:formula="of:=AVERAGE([.$C$2:.C266])*4" office:value-type="float" office:value="3.26037735849057" calcext:value-type="float">
            <text:p>3.260377</text:p>
          </table:table-cell>
          <table:table-cell table:formula="of:=STDEV([.$C$2:.C266])*4" office:value-type="float" office:value="1.55582235181094" calcext:value-type="float">
            <text:p>1.555822</text:p>
          </table:table-cell>
          <table:table-cell table:number-columns-repeated="2"/>
        </table:table-row>
        <table:table-row table:style-name="ro1">
          <table:table-cell office:value-type="float" office:value="0.879932566759834" calcext:value-type="float">
            <text:p>0.879932566759834</text:p>
          </table:table-cell>
          <table:table-cell office:value-type="float" office:value="0.517032348329109" calcext:value-type="float">
            <text:p>0.517032348329109</text:p>
          </table:table-cell>
          <table:table-cell table:formula="of:=IF(([.A267]-0.5)^2+([.B267]-0.5)^2&lt;=0.5^2;1;0)" office:value-type="float" office:value="1" calcext:value-type="float">
            <text:p>1</text:p>
          </table:table-cell>
          <table:table-cell table:formula="of:=AVERAGE([.$C$2:.C267])*4" office:value-type="float" office:value="3.26315789473684" calcext:value-type="float">
            <text:p>3.263158</text:p>
          </table:table-cell>
          <table:table-cell table:formula="of:=STDEV([.$C$2:.C267])*4" office:value-type="float" office:value="1.55354609257905" calcext:value-type="float">
            <text:p>1.553546</text:p>
          </table:table-cell>
          <table:table-cell table:number-columns-repeated="2"/>
        </table:table-row>
        <table:table-row table:style-name="ro1">
          <table:table-cell office:value-type="float" office:value="0.783671878983386" calcext:value-type="float">
            <text:p>0.783671878983386</text:p>
          </table:table-cell>
          <table:table-cell office:value-type="float" office:value="0.988657550655032" calcext:value-type="float">
            <text:p>0.988657550655032</text:p>
          </table:table-cell>
          <table:table-cell table:formula="of:=IF(([.A268]-0.5)^2+([.B268]-0.5)^2&lt;=0.5^2;1;0)" office:value-type="float" office:value="0" calcext:value-type="float">
            <text:p>0</text:p>
          </table:table-cell>
          <table:table-cell table:formula="of:=AVERAGE([.$C$2:.C268])*4" office:value-type="float" office:value="3.25093632958802" calcext:value-type="float">
            <text:p>3.250936</text:p>
          </table:table-cell>
          <table:table-cell table:formula="of:=STDEV([.$C$2:.C268])*4" office:value-type="float" office:value="1.56342989282073" calcext:value-type="float">
            <text:p>1.563430</text:p>
          </table:table-cell>
          <table:table-cell table:number-columns-repeated="2"/>
        </table:table-row>
        <table:table-row table:style-name="ro1">
          <table:table-cell office:value-type="float" office:value="0.814371669026462" calcext:value-type="float">
            <text:p>0.814371669026462</text:p>
          </table:table-cell>
          <table:table-cell office:value-type="float" office:value="0.850441553354362" calcext:value-type="float">
            <text:p>0.850441553354362</text:p>
          </table:table-cell>
          <table:table-cell table:formula="of:=IF(([.A269]-0.5)^2+([.B269]-0.5)^2&lt;=0.5^2;1;0)" office:value-type="float" office:value="1" calcext:value-type="float">
            <text:p>1</text:p>
          </table:table-cell>
          <table:table-cell table:formula="of:=AVERAGE([.$C$2:.C269])*4" office:value-type="float" office:value="3.25373134328358" calcext:value-type="float">
            <text:p>3.253731</text:p>
          </table:table-cell>
          <table:table-cell table:formula="of:=STDEV([.$C$2:.C269])*4" office:value-type="float" office:value="1.56117005561038" calcext:value-type="float">
            <text:p>1.561170</text:p>
          </table:table-cell>
          <table:table-cell table:number-columns-repeated="2"/>
        </table:table-row>
        <table:table-row table:style-name="ro1">
          <table:table-cell office:value-type="float" office:value="0.629822105557217" calcext:value-type="float">
            <text:p>0.629822105557217</text:p>
          </table:table-cell>
          <table:table-cell office:value-type="float" office:value="0.172388582553751" calcext:value-type="float">
            <text:p>0.172388582553751</text:p>
          </table:table-cell>
          <table:table-cell table:formula="of:=IF(([.A270]-0.5)^2+([.B270]-0.5)^2&lt;=0.5^2;1;0)" office:value-type="float" office:value="1" calcext:value-type="float">
            <text:p>1</text:p>
          </table:table-cell>
          <table:table-cell table:formula="of:=AVERAGE([.$C$2:.C270])*4" office:value-type="float" office:value="3.25650557620818" calcext:value-type="float">
            <text:p>3.256506</text:p>
          </table:table-cell>
          <table:table-cell table:formula="of:=STDEV([.$C$2:.C270])*4" office:value-type="float" office:value="1.55891886958443" calcext:value-type="float">
            <text:p>1.558919</text:p>
          </table:table-cell>
          <table:table-cell table:number-columns-repeated="2"/>
        </table:table-row>
        <table:table-row table:style-name="ro1">
          <table:table-cell office:value-type="float" office:value="0.123372332089742" calcext:value-type="float">
            <text:p>0.123372332089742</text:p>
          </table:table-cell>
          <table:table-cell office:value-type="float" office:value="0.998242980155243" calcext:value-type="float">
            <text:p>0.998242980155243</text:p>
          </table:table-cell>
          <table:table-cell table:formula="of:=IF(([.A271]-0.5)^2+([.B271]-0.5)^2&lt;=0.5^2;1;0)" office:value-type="float" office:value="0" calcext:value-type="float">
            <text:p>0</text:p>
          </table:table-cell>
          <table:table-cell table:formula="of:=AVERAGE([.$C$2:.C271])*4" office:value-type="float" office:value="3.24444444444444" calcext:value-type="float">
            <text:p>3.244444</text:p>
          </table:table-cell>
          <table:table-cell table:formula="of:=STDEV([.$C$2:.C271])*4" office:value-type="float" office:value="1.56858881795126" calcext:value-type="float">
            <text:p>1.568589</text:p>
          </table:table-cell>
          <table:table-cell table:number-columns-repeated="2"/>
        </table:table-row>
        <table:table-row table:style-name="ro1">
          <table:table-cell office:value-type="float" office:value="0.106714761507564" calcext:value-type="float">
            <text:p>0.106714761507564</text:p>
          </table:table-cell>
          <table:table-cell office:value-type="float" office:value="0.24897109633955" calcext:value-type="float">
            <text:p>0.24897109633955</text:p>
          </table:table-cell>
          <table:table-cell table:formula="of:=IF(([.A272]-0.5)^2+([.B272]-0.5)^2&lt;=0.5^2;1;0)" office:value-type="float" office:value="1" calcext:value-type="float">
            <text:p>1</text:p>
          </table:table-cell>
          <table:table-cell table:formula="of:=AVERAGE([.$C$2:.C272])*4" office:value-type="float" office:value="3.24723247232472" calcext:value-type="float">
            <text:p>3.247232</text:p>
          </table:table-cell>
          <table:table-cell table:formula="of:=STDEV([.$C$2:.C272])*4" office:value-type="float" office:value="1.5663538982763" calcext:value-type="float">
            <text:p>1.566354</text:p>
          </table:table-cell>
          <table:table-cell table:number-columns-repeated="2"/>
        </table:table-row>
        <table:table-row table:style-name="ro1">
          <table:table-cell office:value-type="float" office:value="0.0622876797279092" calcext:value-type="float">
            <text:p>0.0622876797279092</text:p>
          </table:table-cell>
          <table:table-cell office:value-type="float" office:value="0.0920653871658427" calcext:value-type="float">
            <text:p>0.0920653871658427</text:p>
          </table:table-cell>
          <table:table-cell table:formula="of:=IF(([.A273]-0.5)^2+([.B273]-0.5)^2&lt;=0.5^2;1;0)" office:value-type="float" office:value="0" calcext:value-type="float">
            <text:p>0</text:p>
          </table:table-cell>
          <table:table-cell table:formula="of:=AVERAGE([.$C$2:.C273])*4" office:value-type="float" office:value="3.23529411764706" calcext:value-type="float">
            <text:p>3.235294</text:p>
          </table:table-cell>
          <table:table-cell table:formula="of:=STDEV([.$C$2:.C273])*4" office:value-type="float" office:value="1.57581019572606" calcext:value-type="float">
            <text:p>1.575810</text:p>
          </table:table-cell>
          <table:table-cell table:number-columns-repeated="2"/>
        </table:table-row>
        <table:table-row table:style-name="ro1">
          <table:table-cell office:value-type="float" office:value="0.470440309368331" calcext:value-type="float">
            <text:p>0.470440309368331</text:p>
          </table:table-cell>
          <table:table-cell office:value-type="float" office:value="0.38748222756745" calcext:value-type="float">
            <text:p>0.38748222756745</text:p>
          </table:table-cell>
          <table:table-cell table:formula="of:=IF(([.A274]-0.5)^2+([.B274]-0.5)^2&lt;=0.5^2;1;0)" office:value-type="float" office:value="1" calcext:value-type="float">
            <text:p>1</text:p>
          </table:table-cell>
          <table:table-cell table:formula="of:=AVERAGE([.$C$2:.C274])*4" office:value-type="float" office:value="3.23809523809524" calcext:value-type="float">
            <text:p>3.238095</text:p>
          </table:table-cell>
          <table:table-cell table:formula="of:=STDEV([.$C$2:.C274])*4" office:value-type="float" office:value="1.57359158493888" calcext:value-type="float">
            <text:p>1.573592</text:p>
          </table:table-cell>
          <table:table-cell table:number-columns-repeated="2"/>
        </table:table-row>
        <table:table-row table:style-name="ro1">
          <table:table-cell office:value-type="float" office:value="0.0227823230454224" calcext:value-type="float">
            <text:p>0.0227823230454224</text:p>
          </table:table-cell>
          <table:table-cell office:value-type="float" office:value="0.460395152731317" calcext:value-type="float">
            <text:p>0.460395152731317</text:p>
          </table:table-cell>
          <table:table-cell table:formula="of:=IF(([.A275]-0.5)^2+([.B275]-0.5)^2&lt;=0.5^2;1;0)" office:value-type="float" office:value="1" calcext:value-type="float">
            <text:p>1</text:p>
          </table:table-cell>
          <table:table-cell table:formula="of:=AVERAGE([.$C$2:.C275])*4" office:value-type="float" office:value="3.24087591240876" calcext:value-type="float">
            <text:p>3.240876</text:p>
          </table:table-cell>
          <table:table-cell table:formula="of:=STDEV([.$C$2:.C275])*4" office:value-type="float" office:value="1.57138117285612" calcext:value-type="float">
            <text:p>1.571381</text:p>
          </table:table-cell>
          <table:table-cell table:number-columns-repeated="2"/>
        </table:table-row>
        <table:table-row table:style-name="ro1">
          <table:table-cell office:value-type="float" office:value="0.574880249888794" calcext:value-type="float">
            <text:p>0.574880249888794</text:p>
          </table:table-cell>
          <table:table-cell office:value-type="float" office:value="0.769631552755697" calcext:value-type="float">
            <text:p>0.769631552755697</text:p>
          </table:table-cell>
          <table:table-cell table:formula="of:=IF(([.A276]-0.5)^2+([.B276]-0.5)^2&lt;=0.5^2;1;0)" office:value-type="float" office:value="1" calcext:value-type="float">
            <text:p>1</text:p>
          </table:table-cell>
          <table:table-cell table:formula="of:=AVERAGE([.$C$2:.C276])*4" office:value-type="float" office:value="3.24363636363636" calcext:value-type="float">
            <text:p>3.243636</text:p>
          </table:table-cell>
          <table:table-cell table:formula="of:=STDEV([.$C$2:.C276])*4" office:value-type="float" office:value="1.56917892383986" calcext:value-type="float">
            <text:p>1.569179</text:p>
          </table:table-cell>
          <table:table-cell table:number-columns-repeated="2"/>
        </table:table-row>
        <table:table-row table:style-name="ro1">
          <table:table-cell office:value-type="float" office:value="0.661763981667358" calcext:value-type="float">
            <text:p>0.661763981667358</text:p>
          </table:table-cell>
          <table:table-cell office:value-type="float" office:value="0.757241923097305" calcext:value-type="float">
            <text:p>0.757241923097305</text:p>
          </table:table-cell>
          <table:table-cell table:formula="of:=IF(([.A277]-0.5)^2+([.B277]-0.5)^2&lt;=0.5^2;1;0)" office:value-type="float" office:value="1" calcext:value-type="float">
            <text:p>1</text:p>
          </table:table-cell>
          <table:table-cell table:formula="of:=AVERAGE([.$C$2:.C277])*4" office:value-type="float" office:value="3.2463768115942" calcext:value-type="float">
            <text:p>3.246377</text:p>
          </table:table-cell>
          <table:table-cell table:formula="of:=STDEV([.$C$2:.C277])*4" office:value-type="float" office:value="1.56698480216752" calcext:value-type="float">
            <text:p>1.566985</text:p>
          </table:table-cell>
          <table:table-cell table:number-columns-repeated="2"/>
        </table:table-row>
        <table:table-row table:style-name="ro1">
          <table:table-cell office:value-type="float" office:value="0.191855213404113" calcext:value-type="float">
            <text:p>0.191855213404113</text:p>
          </table:table-cell>
          <table:table-cell office:value-type="float" office:value="0.158682236126709" calcext:value-type="float">
            <text:p>0.158682236126709</text:p>
          </table:table-cell>
          <table:table-cell table:formula="of:=IF(([.A278]-0.5)^2+([.B278]-0.5)^2&lt;=0.5^2;1;0)" office:value-type="float" office:value="1" calcext:value-type="float">
            <text:p>1</text:p>
          </table:table-cell>
          <table:table-cell table:formula="of:=AVERAGE([.$C$2:.C278])*4" office:value-type="float" office:value="3.24909747292419" calcext:value-type="float">
            <text:p>3.249097</text:p>
          </table:table-cell>
          <table:table-cell table:formula="of:=STDEV([.$C$2:.C278])*4" office:value-type="float" office:value="1.5647987720427" calcext:value-type="float">
            <text:p>1.564799</text:p>
          </table:table-cell>
          <table:table-cell table:number-columns-repeated="2"/>
        </table:table-row>
        <table:table-row table:style-name="ro1">
          <table:table-cell office:value-type="float" office:value="0.141053698514983" calcext:value-type="float">
            <text:p>0.141053698514983</text:p>
          </table:table-cell>
          <table:table-cell office:value-type="float" office:value="0.336071962284265" calcext:value-type="float">
            <text:p>0.336071962284265</text:p>
          </table:table-cell>
          <table:table-cell table:formula="of:=IF(([.A279]-0.5)^2+([.B279]-0.5)^2&lt;=0.5^2;1;0)" office:value-type="float" office:value="1" calcext:value-type="float">
            <text:p>1</text:p>
          </table:table-cell>
          <table:table-cell table:formula="of:=AVERAGE([.$C$2:.C279])*4" office:value-type="float" office:value="3.25179856115108" calcext:value-type="float">
            <text:p>3.251799</text:p>
          </table:table-cell>
          <table:table-cell table:formula="of:=STDEV([.$C$2:.C279])*4" office:value-type="float" office:value="1.56262079760569" calcext:value-type="float">
            <text:p>1.562621</text:p>
          </table:table-cell>
          <table:table-cell table:number-columns-repeated="2"/>
        </table:table-row>
        <table:table-row table:style-name="ro1">
          <table:table-cell office:value-type="float" office:value="0.285010670912909" calcext:value-type="float">
            <text:p>0.285010670912909</text:p>
          </table:table-cell>
          <table:table-cell office:value-type="float" office:value="0.37719651977695" calcext:value-type="float">
            <text:p>0.37719651977695</text:p>
          </table:table-cell>
          <table:table-cell table:formula="of:=IF(([.A280]-0.5)^2+([.B280]-0.5)^2&lt;=0.5^2;1;0)" office:value-type="float" office:value="1" calcext:value-type="float">
            <text:p>1</text:p>
          </table:table-cell>
          <table:table-cell table:formula="of:=AVERAGE([.$C$2:.C280])*4" office:value-type="float" office:value="3.25448028673835" calcext:value-type="float">
            <text:p>3.254480</text:p>
          </table:table-cell>
          <table:table-cell table:formula="of:=STDEV([.$C$2:.C280])*4" office:value-type="float" office:value="1.5604508429435" calcext:value-type="float">
            <text:p>1.560451</text:p>
          </table:table-cell>
          <table:table-cell table:number-columns-repeated="2"/>
        </table:table-row>
        <table:table-row table:style-name="ro1">
          <table:table-cell office:value-type="float" office:value="0.281880778174448" calcext:value-type="float">
            <text:p>0.281880778174448</text:p>
          </table:table-cell>
          <table:table-cell office:value-type="float" office:value="0.536868503579565" calcext:value-type="float">
            <text:p>0.536868503579565</text:p>
          </table:table-cell>
          <table:table-cell table:formula="of:=IF(([.A281]-0.5)^2+([.B281]-0.5)^2&lt;=0.5^2;1;0)" office:value-type="float" office:value="1" calcext:value-type="float">
            <text:p>1</text:p>
          </table:table-cell>
          <table:table-cell table:formula="of:=AVERAGE([.$C$2:.C281])*4" office:value-type="float" office:value="3.25714285714286" calcext:value-type="float">
            <text:p>3.257143</text:p>
          </table:table-cell>
          <table:table-cell table:formula="of:=STDEV([.$C$2:.C281])*4" office:value-type="float" office:value="1.55828887209958" calcext:value-type="float">
            <text:p>1.558289</text:p>
          </table:table-cell>
          <table:table-cell table:number-columns-repeated="2"/>
        </table:table-row>
        <table:table-row table:style-name="ro1">
          <table:table-cell office:value-type="float" office:value="0.773916488689401" calcext:value-type="float">
            <text:p>0.773916488689401</text:p>
          </table:table-cell>
          <table:table-cell office:value-type="float" office:value="0.400195787796732" calcext:value-type="float">
            <text:p>0.400195787796732</text:p>
          </table:table-cell>
          <table:table-cell table:formula="of:=IF(([.A282]-0.5)^2+([.B282]-0.5)^2&lt;=0.5^2;1;0)" office:value-type="float" office:value="1" calcext:value-type="float">
            <text:p>1</text:p>
          </table:table-cell>
          <table:table-cell table:formula="of:=AVERAGE([.$C$2:.C282])*4" office:value-type="float" office:value="3.25978647686833" calcext:value-type="float">
            <text:p>3.259786</text:p>
          </table:table-cell>
          <table:table-cell table:formula="of:=STDEV([.$C$2:.C282])*4" office:value-type="float" office:value="1.55613484908306" calcext:value-type="float">
            <text:p>1.556135</text:p>
          </table:table-cell>
          <table:table-cell table:number-columns-repeated="2"/>
        </table:table-row>
        <table:table-row table:style-name="ro1">
          <table:table-cell office:value-type="float" office:value="0.868855252283264" calcext:value-type="float">
            <text:p>0.868855252283264</text:p>
          </table:table-cell>
          <table:table-cell office:value-type="float" office:value="0.422542978427269" calcext:value-type="float">
            <text:p>0.422542978427269</text:p>
          </table:table-cell>
          <table:table-cell table:formula="of:=IF(([.A283]-0.5)^2+([.B283]-0.5)^2&lt;=0.5^2;1;0)" office:value-type="float" office:value="1" calcext:value-type="float">
            <text:p>1</text:p>
          </table:table-cell>
          <table:table-cell table:formula="of:=AVERAGE([.$C$2:.C283])*4" office:value-type="float" office:value="3.26241134751773" calcext:value-type="float">
            <text:p>3.262411</text:p>
          </table:table-cell>
          <table:table-cell table:formula="of:=STDEV([.$C$2:.C283])*4" office:value-type="float" office:value="1.55398873787774" calcext:value-type="float">
            <text:p>1.553989</text:p>
          </table:table-cell>
          <table:table-cell table:number-columns-repeated="2"/>
        </table:table-row>
        <table:table-row table:style-name="ro1">
          <table:table-cell office:value-type="float" office:value="0.379153778871782" calcext:value-type="float">
            <text:p>0.379153778871782</text:p>
          </table:table-cell>
          <table:table-cell office:value-type="float" office:value="0.381611250031001" calcext:value-type="float">
            <text:p>0.381611250031001</text:p>
          </table:table-cell>
          <table:table-cell table:formula="of:=IF(([.A284]-0.5)^2+([.B284]-0.5)^2&lt;=0.5^2;1;0)" office:value-type="float" office:value="1" calcext:value-type="float">
            <text:p>1</text:p>
          </table:table-cell>
          <table:table-cell table:formula="of:=AVERAGE([.$C$2:.C284])*4" office:value-type="float" office:value="3.26501766784452" calcext:value-type="float">
            <text:p>3.265018</text:p>
          </table:table-cell>
          <table:table-cell table:formula="of:=STDEV([.$C$2:.C284])*4" office:value-type="float" office:value="1.55185050245062" calcext:value-type="float">
            <text:p>1.551851</text:p>
          </table:table-cell>
          <table:table-cell table:number-columns-repeated="2"/>
        </table:table-row>
        <table:table-row table:style-name="ro1">
          <table:table-cell office:value-type="float" office:value="0.0306609027910792" calcext:value-type="float">
            <text:p>0.0306609027910792</text:p>
          </table:table-cell>
          <table:table-cell office:value-type="float" office:value="0.0184639575165041" calcext:value-type="float">
            <text:p>0.0184639575165041</text:p>
          </table:table-cell>
          <table:table-cell table:formula="of:=IF(([.A285]-0.5)^2+([.B285]-0.5)^2&lt;=0.5^2;1;0)" office:value-type="float" office:value="0" calcext:value-type="float">
            <text:p>0</text:p>
          </table:table-cell>
          <table:table-cell table:formula="of:=AVERAGE([.$C$2:.C285])*4" office:value-type="float" office:value="3.25352112676056" calcext:value-type="float">
            <text:p>3.253521</text:p>
          </table:table-cell>
          <table:table-cell table:formula="of:=STDEV([.$C$2:.C285])*4" office:value-type="float" office:value="1.56117478515362" calcext:value-type="float">
            <text:p>1.561175</text:p>
          </table:table-cell>
          <table:table-cell table:number-columns-repeated="2"/>
        </table:table-row>
        <table:table-row table:style-name="ro1">
          <table:table-cell office:value-type="float" office:value="0.841088175214315" calcext:value-type="float">
            <text:p>0.841088175214315</text:p>
          </table:table-cell>
          <table:table-cell office:value-type="float" office:value="0.690024372167098" calcext:value-type="float">
            <text:p>0.690024372167098</text:p>
          </table:table-cell>
          <table:table-cell table:formula="of:=IF(([.A286]-0.5)^2+([.B286]-0.5)^2&lt;=0.5^2;1;0)" office:value-type="float" office:value="1" calcext:value-type="float">
            <text:p>1</text:p>
          </table:table-cell>
          <table:table-cell table:formula="of:=AVERAGE([.$C$2:.C286])*4" office:value-type="float" office:value="3.25614035087719" calcext:value-type="float">
            <text:p>3.256140</text:p>
          </table:table-cell>
          <table:table-cell table:formula="of:=STDEV([.$C$2:.C286])*4" office:value-type="float" office:value="1.55905098705343" calcext:value-type="float">
            <text:p>1.559051</text:p>
          </table:table-cell>
          <table:table-cell table:number-columns-repeated="2"/>
        </table:table-row>
        <table:table-row table:style-name="ro1">
          <table:table-cell office:value-type="float" office:value="0.0380179060524742" calcext:value-type="float">
            <text:p>0.0380179060524742</text:p>
          </table:table-cell>
          <table:table-cell office:value-type="float" office:value="0.90349511848609" calcext:value-type="float">
            <text:p>0.90349511848609</text:p>
          </table:table-cell>
          <table:table-cell table:formula="of:=IF(([.A287]-0.5)^2+([.B287]-0.5)^2&lt;=0.5^2;1;0)" office:value-type="float" office:value="0" calcext:value-type="float">
            <text:p>0</text:p>
          </table:table-cell>
          <table:table-cell table:formula="of:=AVERAGE([.$C$2:.C287])*4" office:value-type="float" office:value="3.24475524475524" calcext:value-type="float">
            <text:p>3.244755</text:p>
          </table:table-cell>
          <table:table-cell table:formula="of:=STDEV([.$C$2:.C287])*4" office:value-type="float" office:value="1.56817821765921" calcext:value-type="float">
            <text:p>1.568178</text:p>
          </table:table-cell>
          <table:table-cell table:number-columns-repeated="2"/>
        </table:table-row>
        <table:table-row table:style-name="ro1">
          <table:table-cell office:value-type="float" office:value="0.80244581314868" calcext:value-type="float">
            <text:p>0.80244581314868</text:p>
          </table:table-cell>
          <table:table-cell office:value-type="float" office:value="0.0251673727612612" calcext:value-type="float">
            <text:p>0.0251673727612612</text:p>
          </table:table-cell>
          <table:table-cell table:formula="of:=IF(([.A288]-0.5)^2+([.B288]-0.5)^2&lt;=0.5^2;1;0)" office:value-type="float" office:value="0" calcext:value-type="float">
            <text:p>0</text:p>
          </table:table-cell>
          <table:table-cell table:formula="of:=AVERAGE([.$C$2:.C288])*4" office:value-type="float" office:value="3.23344947735192" calcext:value-type="float">
            <text:p>3.233449</text:p>
          </table:table-cell>
          <table:table-cell table:formula="of:=STDEV([.$C$2:.C288])*4" office:value-type="float" office:value="1.57710774163728" calcext:value-type="float">
            <text:p>1.577108</text:p>
          </table:table-cell>
          <table:table-cell table:number-columns-repeated="2"/>
        </table:table-row>
        <table:table-row table:style-name="ro1">
          <table:table-cell office:value-type="float" office:value="0.815537257467599" calcext:value-type="float">
            <text:p>0.815537257467599</text:p>
          </table:table-cell>
          <table:table-cell office:value-type="float" office:value="0.160722122674843" calcext:value-type="float">
            <text:p>0.160722122674843</text:p>
          </table:table-cell>
          <table:table-cell table:formula="of:=IF(([.A289]-0.5)^2+([.B289]-0.5)^2&lt;=0.5^2;1;0)" office:value-type="float" office:value="1" calcext:value-type="float">
            <text:p>1</text:p>
          </table:table-cell>
          <table:table-cell table:formula="of:=AVERAGE([.$C$2:.C289])*4" office:value-type="float" office:value="3.23611111111111" calcext:value-type="float">
            <text:p>3.236111</text:p>
          </table:table-cell>
          <table:table-cell table:formula="of:=STDEV([.$C$2:.C289])*4" office:value-type="float" office:value="1.5750056074724" calcext:value-type="float">
            <text:p>1.575006</text:p>
          </table:table-cell>
          <table:table-cell table:number-columns-repeated="2"/>
        </table:table-row>
        <table:table-row table:style-name="ro1">
          <table:table-cell office:value-type="float" office:value="0.380583775060135" calcext:value-type="float">
            <text:p>0.380583775060135</text:p>
          </table:table-cell>
          <table:table-cell office:value-type="float" office:value="0.89648597281448" calcext:value-type="float">
            <text:p>0.89648597281448</text:p>
          </table:table-cell>
          <table:table-cell table:formula="of:=IF(([.A290]-0.5)^2+([.B290]-0.5)^2&lt;=0.5^2;1;0)" office:value-type="float" office:value="1" calcext:value-type="float">
            <text:p>1</text:p>
          </table:table-cell>
          <table:table-cell table:formula="of:=AVERAGE([.$C$2:.C290])*4" office:value-type="float" office:value="3.23875432525952" calcext:value-type="float">
            <text:p>3.238754</text:p>
          </table:table-cell>
          <table:table-cell table:formula="of:=STDEV([.$C$2:.C290])*4" office:value-type="float" office:value="1.57291081848482" calcext:value-type="float">
            <text:p>1.572911</text:p>
          </table:table-cell>
          <table:table-cell table:number-columns-repeated="2"/>
        </table:table-row>
        <table:table-row table:style-name="ro1">
          <table:table-cell office:value-type="float" office:value="0.604901419681096" calcext:value-type="float">
            <text:p>0.604901419681096</text:p>
          </table:table-cell>
          <table:table-cell office:value-type="float" office:value="0.179024761097545" calcext:value-type="float">
            <text:p>0.179024761097545</text:p>
          </table:table-cell>
          <table:table-cell table:formula="of:=IF(([.A291]-0.5)^2+([.B291]-0.5)^2&lt;=0.5^2;1;0)" office:value-type="float" office:value="1" calcext:value-type="float">
            <text:p>1</text:p>
          </table:table-cell>
          <table:table-cell table:formula="of:=AVERAGE([.$C$2:.C291])*4" office:value-type="float" office:value="3.24137931034483" calcext:value-type="float">
            <text:p>3.241379</text:p>
          </table:table-cell>
          <table:table-cell table:formula="of:=STDEV([.$C$2:.C291])*4" office:value-type="float" office:value="1.57082334468052" calcext:value-type="float">
            <text:p>1.570823</text:p>
          </table:table-cell>
          <table:table-cell table:number-columns-repeated="2"/>
        </table:table-row>
        <table:table-row table:style-name="ro1">
          <table:table-cell office:value-type="float" office:value="0.786695733794704" calcext:value-type="float">
            <text:p>0.786695733794704</text:p>
          </table:table-cell>
          <table:table-cell office:value-type="float" office:value="0.318257159278538" calcext:value-type="float">
            <text:p>0.318257159278538</text:p>
          </table:table-cell>
          <table:table-cell table:formula="of:=IF(([.A292]-0.5)^2+([.B292]-0.5)^2&lt;=0.5^2;1;0)" office:value-type="float" office:value="1" calcext:value-type="float">
            <text:p>1</text:p>
          </table:table-cell>
          <table:table-cell table:formula="of:=AVERAGE([.$C$2:.C292])*4" office:value-type="float" office:value="3.24398625429553" calcext:value-type="float">
            <text:p>3.243986</text:p>
          </table:table-cell>
          <table:table-cell table:formula="of:=STDEV([.$C$2:.C292])*4" office:value-type="float" office:value="1.56874315599003" calcext:value-type="float">
            <text:p>1.568743</text:p>
          </table:table-cell>
          <table:table-cell table:number-columns-repeated="2"/>
        </table:table-row>
        <table:table-row table:style-name="ro1">
          <table:table-cell office:value-type="float" office:value="0.442710358284643" calcext:value-type="float">
            <text:p>0.442710358284643</text:p>
          </table:table-cell>
          <table:table-cell office:value-type="float" office:value="0.394281948530657" calcext:value-type="float">
            <text:p>0.394281948530657</text:p>
          </table:table-cell>
          <table:table-cell table:formula="of:=IF(([.A293]-0.5)^2+([.B293]-0.5)^2&lt;=0.5^2;1;0)" office:value-type="float" office:value="1" calcext:value-type="float">
            <text:p>1</text:p>
          </table:table-cell>
          <table:table-cell table:formula="of:=AVERAGE([.$C$2:.C293])*4" office:value-type="float" office:value="3.24657534246575" calcext:value-type="float">
            <text:p>3.246575</text:p>
          </table:table-cell>
          <table:table-cell table:formula="of:=STDEV([.$C$2:.C293])*4" office:value-type="float" office:value="1.56667022227695" calcext:value-type="float">
            <text:p>1.566670</text:p>
          </table:table-cell>
          <table:table-cell table:number-columns-repeated="2"/>
        </table:table-row>
        <table:table-row table:style-name="ro1">
          <table:table-cell office:value-type="float" office:value="0.773227260835636" calcext:value-type="float">
            <text:p>0.773227260835636</text:p>
          </table:table-cell>
          <table:table-cell office:value-type="float" office:value="0.0926358882096179" calcext:value-type="float">
            <text:p>0.0926358882096179</text:p>
          </table:table-cell>
          <table:table-cell table:formula="of:=IF(([.A294]-0.5)^2+([.B294]-0.5)^2&lt;=0.5^2;1;0)" office:value-type="float" office:value="1" calcext:value-type="float">
            <text:p>1</text:p>
          </table:table-cell>
          <table:table-cell table:formula="of:=AVERAGE([.$C$2:.C294])*4" office:value-type="float" office:value="3.24914675767918" calcext:value-type="float">
            <text:p>3.249147</text:p>
          </table:table-cell>
          <table:table-cell table:formula="of:=STDEV([.$C$2:.C294])*4" office:value-type="float" office:value="1.56460451334609" calcext:value-type="float">
            <text:p>1.564605</text:p>
          </table:table-cell>
          <table:table-cell table:number-columns-repeated="2"/>
        </table:table-row>
        <table:table-row table:style-name="ro1">
          <table:table-cell office:value-type="float" office:value="0.150930303865086" calcext:value-type="float">
            <text:p>0.150930303865086</text:p>
          </table:table-cell>
          <table:table-cell office:value-type="float" office:value="0.369771452973276" calcext:value-type="float">
            <text:p>0.369771452973276</text:p>
          </table:table-cell>
          <table:table-cell table:formula="of:=IF(([.A295]-0.5)^2+([.B295]-0.5)^2&lt;=0.5^2;1;0)" office:value-type="float" office:value="1" calcext:value-type="float">
            <text:p>1</text:p>
          </table:table-cell>
          <table:table-cell table:formula="of:=AVERAGE([.$C$2:.C295])*4" office:value-type="float" office:value="3.25170068027211" calcext:value-type="float">
            <text:p>3.251701</text:p>
          </table:table-cell>
          <table:table-cell table:formula="of:=STDEV([.$C$2:.C295])*4" office:value-type="float" office:value="1.56254599895143" calcext:value-type="float">
            <text:p>1.562546</text:p>
          </table:table-cell>
          <table:table-cell table:number-columns-repeated="2"/>
        </table:table-row>
        <table:table-row table:style-name="ro1">
          <table:table-cell office:value-type="float" office:value="0.516629703481969" calcext:value-type="float">
            <text:p>0.516629703481969</text:p>
          </table:table-cell>
          <table:table-cell office:value-type="float" office:value="0.94484706595496" calcext:value-type="float">
            <text:p>0.94484706595496</text:p>
          </table:table-cell>
          <table:table-cell table:formula="of:=IF(([.A296]-0.5)^2+([.B296]-0.5)^2&lt;=0.5^2;1;0)" office:value-type="float" office:value="1" calcext:value-type="float">
            <text:p>1</text:p>
          </table:table-cell>
          <table:table-cell table:formula="of:=AVERAGE([.$C$2:.C296])*4" office:value-type="float" office:value="3.25423728813559" calcext:value-type="float">
            <text:p>3.254237</text:p>
          </table:table-cell>
          <table:table-cell table:formula="of:=STDEV([.$C$2:.C296])*4" office:value-type="float" office:value="1.5604946488037" calcext:value-type="float">
            <text:p>1.560495</text:p>
          </table:table-cell>
          <table:table-cell table:number-columns-repeated="2"/>
        </table:table-row>
        <table:table-row table:style-name="ro1">
          <table:table-cell office:value-type="float" office:value="0.817579148915434" calcext:value-type="float">
            <text:p>0.817579148915434</text:p>
          </table:table-cell>
          <table:table-cell office:value-type="float" office:value="0.586121112660384" calcext:value-type="float">
            <text:p>0.586121112660384</text:p>
          </table:table-cell>
          <table:table-cell table:formula="of:=IF(([.A297]-0.5)^2+([.B297]-0.5)^2&lt;=0.5^2;1;0)" office:value-type="float" office:value="1" calcext:value-type="float">
            <text:p>1</text:p>
          </table:table-cell>
          <table:table-cell table:formula="of:=AVERAGE([.$C$2:.C297])*4" office:value-type="float" office:value="3.25675675675676" calcext:value-type="float">
            <text:p>3.256757</text:p>
          </table:table-cell>
          <table:table-cell table:formula="of:=STDEV([.$C$2:.C297])*4" office:value-type="float" office:value="1.55845043257771" calcext:value-type="float">
            <text:p>1.558450</text:p>
          </table:table-cell>
          <table:table-cell table:number-columns-repeated="2"/>
        </table:table-row>
        <table:table-row table:style-name="ro1">
          <table:table-cell office:value-type="float" office:value="0.752942592782885" calcext:value-type="float">
            <text:p>0.752942592782885</text:p>
          </table:table-cell>
          <table:table-cell office:value-type="float" office:value="0.578469189546462" calcext:value-type="float">
            <text:p>0.578469189546462</text:p>
          </table:table-cell>
          <table:table-cell table:formula="of:=IF(([.A298]-0.5)^2+([.B298]-0.5)^2&lt;=0.5^2;1;0)" office:value-type="float" office:value="1" calcext:value-type="float">
            <text:p>1</text:p>
          </table:table-cell>
          <table:table-cell table:formula="of:=AVERAGE([.$C$2:.C298])*4" office:value-type="float" office:value="3.25925925925926" calcext:value-type="float">
            <text:p>3.259259</text:p>
          </table:table-cell>
          <table:table-cell table:formula="of:=STDEV([.$C$2:.C298])*4" office:value-type="float" office:value="1.55641331991937" calcext:value-type="float">
            <text:p>1.556413</text:p>
          </table:table-cell>
          <table:table-cell table:number-columns-repeated="2"/>
        </table:table-row>
        <table:table-row table:style-name="ro1">
          <table:table-cell office:value-type="float" office:value="0.650349318398272" calcext:value-type="float">
            <text:p>0.650349318398272</text:p>
          </table:table-cell>
          <table:table-cell office:value-type="float" office:value="0.093094125471885" calcext:value-type="float">
            <text:p>0.093094125471885</text:p>
          </table:table-cell>
          <table:table-cell table:formula="of:=IF(([.A299]-0.5)^2+([.B299]-0.5)^2&lt;=0.5^2;1;0)" office:value-type="float" office:value="1" calcext:value-type="float">
            <text:p>1</text:p>
          </table:table-cell>
          <table:table-cell table:formula="of:=AVERAGE([.$C$2:.C299])*4" office:value-type="float" office:value="3.26174496644295" calcext:value-type="float">
            <text:p>3.261745</text:p>
          </table:table-cell>
          <table:table-cell table:formula="of:=STDEV([.$C$2:.C299])*4" office:value-type="float" office:value="1.55438328045252" calcext:value-type="float">
            <text:p>1.554383</text:p>
          </table:table-cell>
          <table:table-cell table:number-columns-repeated="2"/>
        </table:table-row>
        <table:table-row table:style-name="ro1">
          <table:table-cell office:value-type="float" office:value="0.372000229319712" calcext:value-type="float">
            <text:p>0.372000229319712</text:p>
          </table:table-cell>
          <table:table-cell office:value-type="float" office:value="0.996560770267479" calcext:value-type="float">
            <text:p>0.996560770267479</text:p>
          </table:table-cell>
          <table:table-cell table:formula="of:=IF(([.A300]-0.5)^2+([.B300]-0.5)^2&lt;=0.5^2;1;0)" office:value-type="float" office:value="0" calcext:value-type="float">
            <text:p>0</text:p>
          </table:table-cell>
          <table:table-cell table:formula="of:=AVERAGE([.$C$2:.C300])*4" office:value-type="float" office:value="3.25083612040134" calcext:value-type="float">
            <text:p>3.250836</text:p>
          </table:table-cell>
          <table:table-cell table:formula="of:=STDEV([.$C$2:.C300])*4" office:value-type="float" office:value="1.56319592928136" calcext:value-type="float">
            <text:p>1.563196</text:p>
          </table:table-cell>
          <table:table-cell table:number-columns-repeated="2"/>
        </table:table-row>
        <table:table-row table:style-name="ro1">
          <table:table-cell office:value-type="float" office:value="0.348823606917812" calcext:value-type="float">
            <text:p>0.348823606917812</text:p>
          </table:table-cell>
          <table:table-cell office:value-type="float" office:value="0.412061536087772" calcext:value-type="float">
            <text:p>0.412061536087772</text:p>
          </table:table-cell>
          <table:table-cell table:formula="of:=IF(([.A301]-0.5)^2+([.B301]-0.5)^2&lt;=0.5^2;1;0)" office:value-type="float" office:value="1" calcext:value-type="float">
            <text:p>1</text:p>
          </table:table-cell>
          <table:table-cell table:formula="of:=AVERAGE([.$C$2:.C301])*4" office:value-type="float" office:value="3.25333333333333" calcext:value-type="float">
            <text:p>3.253333</text:p>
          </table:table-cell>
          <table:table-cell table:formula="of:=STDEV([.$C$2:.C301])*4" office:value-type="float" office:value="1.56117898449462" calcext:value-type="float">
            <text:p>1.561179</text:p>
          </table:table-cell>
          <table:table-cell table:number-columns-repeated="2"/>
        </table:table-row>
        <table:table-row table:style-name="ro1">
          <table:table-cell office:value-type="float" office:value="0.751495632342875" calcext:value-type="float">
            <text:p>0.751495632342875</text:p>
          </table:table-cell>
          <table:table-cell office:value-type="float" office:value="0.439482306347838" calcext:value-type="float">
            <text:p>0.439482306347838</text:p>
          </table:table-cell>
          <table:table-cell table:formula="of:=IF(([.A302]-0.5)^2+([.B302]-0.5)^2&lt;=0.5^2;1;0)" office:value-type="float" office:value="1" calcext:value-type="float">
            <text:p>1</text:p>
          </table:table-cell>
          <table:table-cell table:formula="of:=AVERAGE([.$C$2:.C302])*4" office:value-type="float" office:value="3.25581395348837" calcext:value-type="float">
            <text:p>3.255814</text:p>
          </table:table-cell>
          <table:table-cell table:formula="of:=STDEV([.$C$2:.C302])*4" office:value-type="float" office:value="1.55916892989118" calcext:value-type="float">
            <text:p>1.559169</text:p>
          </table:table-cell>
          <table:table-cell table:number-columns-repeated="2"/>
        </table:table-row>
        <table:table-row table:style-name="ro1">
          <table:table-cell office:value-type="float" office:value="0.452027448557129" calcext:value-type="float">
            <text:p>0.452027448557129</text:p>
          </table:table-cell>
          <table:table-cell office:value-type="float" office:value="0.364645394715531" calcext:value-type="float">
            <text:p>0.364645394715531</text:p>
          </table:table-cell>
          <table:table-cell table:formula="of:=IF(([.A303]-0.5)^2+([.B303]-0.5)^2&lt;=0.5^2;1;0)" office:value-type="float" office:value="1" calcext:value-type="float">
            <text:p>1</text:p>
          </table:table-cell>
          <table:table-cell table:formula="of:=AVERAGE([.$C$2:.C303])*4" office:value-type="float" office:value="3.25827814569536" calcext:value-type="float">
            <text:p>3.258278</text:p>
          </table:table-cell>
          <table:table-cell table:formula="of:=STDEV([.$C$2:.C303])*4" office:value-type="float" office:value="1.55716573674104" calcext:value-type="float">
            <text:p>1.557166</text:p>
          </table:table-cell>
          <table:table-cell table:number-columns-repeated="2"/>
        </table:table-row>
        <table:table-row table:style-name="ro1">
          <table:table-cell office:value-type="float" office:value="0.329891717716614" calcext:value-type="float">
            <text:p>0.329891717716614</text:p>
          </table:table-cell>
          <table:table-cell office:value-type="float" office:value="0.256648540578387" calcext:value-type="float">
            <text:p>0.256648540578387</text:p>
          </table:table-cell>
          <table:table-cell table:formula="of:=IF(([.A304]-0.5)^2+([.B304]-0.5)^2&lt;=0.5^2;1;0)" office:value-type="float" office:value="1" calcext:value-type="float">
            <text:p>1</text:p>
          </table:table-cell>
          <table:table-cell table:formula="of:=AVERAGE([.$C$2:.C304])*4" office:value-type="float" office:value="3.26072607260726" calcext:value-type="float">
            <text:p>3.260726</text:p>
          </table:table-cell>
          <table:table-cell table:formula="of:=STDEV([.$C$2:.C304])*4" office:value-type="float" office:value="1.55516937629113" calcext:value-type="float">
            <text:p>1.555169</text:p>
          </table:table-cell>
          <table:table-cell table:number-columns-repeated="2"/>
        </table:table-row>
        <table:table-row table:style-name="ro1">
          <table:table-cell office:value-type="float" office:value="0.0108509652214114" calcext:value-type="float">
            <text:p>0.0108509652214114</text:p>
          </table:table-cell>
          <table:table-cell office:value-type="float" office:value="0.638648711722803" calcext:value-type="float">
            <text:p>0.638648711722803</text:p>
          </table:table-cell>
          <table:table-cell table:formula="of:=IF(([.A305]-0.5)^2+([.B305]-0.5)^2&lt;=0.5^2;1;0)" office:value-type="float" office:value="0" calcext:value-type="float">
            <text:p>0</text:p>
          </table:table-cell>
          <table:table-cell table:formula="of:=AVERAGE([.$C$2:.C305])*4" office:value-type="float" office:value="3.25" calcext:value-type="float">
            <text:p>3.250000</text:p>
          </table:table-cell>
          <table:table-cell table:formula="of:=STDEV([.$C$2:.C305])*4" office:value-type="float" office:value="1.56382369673037" calcext:value-type="float">
            <text:p>1.563824</text:p>
          </table:table-cell>
          <table:table-cell table:number-columns-repeated="2"/>
        </table:table-row>
        <table:table-row table:style-name="ro1">
          <table:table-cell office:value-type="float" office:value="0.972784008235558" calcext:value-type="float">
            <text:p>0.972784008235558</text:p>
          </table:table-cell>
          <table:table-cell office:value-type="float" office:value="0.241616241877097" calcext:value-type="float">
            <text:p>0.241616241877097</text:p>
          </table:table-cell>
          <table:table-cell table:formula="of:=IF(([.A306]-0.5)^2+([.B306]-0.5)^2&lt;=0.5^2;1;0)" office:value-type="float" office:value="0" calcext:value-type="float">
            <text:p>0</text:p>
          </table:table-cell>
          <table:table-cell table:formula="of:=AVERAGE([.$C$2:.C306])*4" office:value-type="float" office:value="3.23934426229508" calcext:value-type="float">
            <text:p>3.239344</text:p>
          </table:table-cell>
          <table:table-cell table:formula="of:=STDEV([.$C$2:.C306])*4" office:value-type="float" office:value="1.57230122671865" calcext:value-type="float">
            <text:p>1.572301</text:p>
          </table:table-cell>
          <table:table-cell table:number-columns-repeated="2"/>
        </table:table-row>
        <table:table-row table:style-name="ro1">
          <table:table-cell office:value-type="float" office:value="0.673625080813775" calcext:value-type="float">
            <text:p>0.673625080813775</text:p>
          </table:table-cell>
          <table:table-cell office:value-type="float" office:value="0.916622584586751" calcext:value-type="float">
            <text:p>0.916622584586751</text:p>
          </table:table-cell>
          <table:table-cell table:formula="of:=IF(([.A307]-0.5)^2+([.B307]-0.5)^2&lt;=0.5^2;1;0)" office:value-type="float" office:value="1" calcext:value-type="float">
            <text:p>1</text:p>
          </table:table-cell>
          <table:table-cell table:formula="of:=AVERAGE([.$C$2:.C307])*4" office:value-type="float" office:value="3.24183006535948" calcext:value-type="float">
            <text:p>3.241830</text:p>
          </table:table-cell>
          <table:table-cell table:formula="of:=STDEV([.$C$2:.C307])*4" office:value-type="float" office:value="1.57032373728477" calcext:value-type="float">
            <text:p>1.570324</text:p>
          </table:table-cell>
          <table:table-cell table:number-columns-repeated="2"/>
        </table:table-row>
        <table:table-row table:style-name="ro1">
          <table:table-cell office:value-type="float" office:value="0.803592256854771" calcext:value-type="float">
            <text:p>0.803592256854771</text:p>
          </table:table-cell>
          <table:table-cell office:value-type="float" office:value="0.0070632510372339" calcext:value-type="float">
            <text:p>0.0070632510372339</text:p>
          </table:table-cell>
          <table:table-cell table:formula="of:=IF(([.A308]-0.5)^2+([.B308]-0.5)^2&lt;=0.5^2;1;0)" office:value-type="float" office:value="0" calcext:value-type="float">
            <text:p>0</text:p>
          </table:table-cell>
          <table:table-cell table:formula="of:=AVERAGE([.$C$2:.C308])*4" office:value-type="float" office:value="3.23127035830619" calcext:value-type="float">
            <text:p>3.231270</text:p>
          </table:table-cell>
          <table:table-cell table:formula="of:=STDEV([.$C$2:.C308])*4" office:value-type="float" office:value="1.57863576057811" calcext:value-type="float">
            <text:p>1.578636</text:p>
          </table:table-cell>
          <table:table-cell table:number-columns-repeated="2"/>
        </table:table-row>
        <table:table-row table:style-name="ro1">
          <table:table-cell office:value-type="float" office:value="0.335173759902146" calcext:value-type="float">
            <text:p>0.335173759902146</text:p>
          </table:table-cell>
          <table:table-cell office:value-type="float" office:value="0.316056067628138" calcext:value-type="float">
            <text:p>0.316056067628138</text:p>
          </table:table-cell>
          <table:table-cell table:formula="of:=IF(([.A309]-0.5)^2+([.B309]-0.5)^2&lt;=0.5^2;1;0)" office:value-type="float" office:value="1" calcext:value-type="float">
            <text:p>1</text:p>
          </table:table-cell>
          <table:table-cell table:formula="of:=AVERAGE([.$C$2:.C309])*4" office:value-type="float" office:value="3.23376623376623" calcext:value-type="float">
            <text:p>3.233766</text:p>
          </table:table-cell>
          <table:table-cell table:formula="of:=STDEV([.$C$2:.C309])*4" office:value-type="float" office:value="1.57667116362438" calcext:value-type="float">
            <text:p>1.576671</text:p>
          </table:table-cell>
          <table:table-cell table:number-columns-repeated="2"/>
        </table:table-row>
        <table:table-row table:style-name="ro1">
          <table:table-cell office:value-type="float" office:value="0.141590792883975" calcext:value-type="float">
            <text:p>0.141590792883975</text:p>
          </table:table-cell>
          <table:table-cell office:value-type="float" office:value="0.824209876790093" calcext:value-type="float">
            <text:p>0.824209876790093</text:p>
          </table:table-cell>
          <table:table-cell table:formula="of:=IF(([.A310]-0.5)^2+([.B310]-0.5)^2&lt;=0.5^2;1;0)" office:value-type="float" office:value="1" calcext:value-type="float">
            <text:p>1</text:p>
          </table:table-cell>
          <table:table-cell table:formula="of:=AVERAGE([.$C$2:.C310])*4" office:value-type="float" office:value="3.23624595469256" calcext:value-type="float">
            <text:p>3.236246</text:p>
          </table:table-cell>
          <table:table-cell table:formula="of:=STDEV([.$C$2:.C310])*4" office:value-type="float" office:value="1.57471296632843" calcext:value-type="float">
            <text:p>1.574713</text:p>
          </table:table-cell>
          <table:table-cell table:number-columns-repeated="2"/>
        </table:table-row>
        <table:table-row table:style-name="ro1">
          <table:table-cell office:value-type="float" office:value="0.61855679470086" calcext:value-type="float">
            <text:p>0.61855679470086</text:p>
          </table:table-cell>
          <table:table-cell office:value-type="float" office:value="0.752451789227232" calcext:value-type="float">
            <text:p>0.752451789227232</text:p>
          </table:table-cell>
          <table:table-cell table:formula="of:=IF(([.A311]-0.5)^2+([.B311]-0.5)^2&lt;=0.5^2;1;0)" office:value-type="float" office:value="1" calcext:value-type="float">
            <text:p>1</text:p>
          </table:table-cell>
          <table:table-cell table:formula="of:=AVERAGE([.$C$2:.C311])*4" office:value-type="float" office:value="3.23870967741936" calcext:value-type="float">
            <text:p>3.238710</text:p>
          </table:table-cell>
          <table:table-cell table:formula="of:=STDEV([.$C$2:.C311])*4" office:value-type="float" office:value="1.57276114451794" calcext:value-type="float">
            <text:p>1.572761</text:p>
          </table:table-cell>
          <table:table-cell table:number-columns-repeated="2"/>
        </table:table-row>
        <table:table-row table:style-name="ro1">
          <table:table-cell office:value-type="float" office:value="0.299432845956196" calcext:value-type="float">
            <text:p>0.299432845956196</text:p>
          </table:table-cell>
          <table:table-cell office:value-type="float" office:value="0.853234267678962" calcext:value-type="float">
            <text:p>0.853234267678962</text:p>
          </table:table-cell>
          <table:table-cell table:formula="of:=IF(([.A312]-0.5)^2+([.B312]-0.5)^2&lt;=0.5^2;1;0)" office:value-type="float" office:value="1" calcext:value-type="float">
            <text:p>1</text:p>
          </table:table-cell>
          <table:table-cell table:formula="of:=AVERAGE([.$C$2:.C312])*4" office:value-type="float" office:value="3.2411575562701" calcext:value-type="float">
            <text:p>3.241158</text:p>
          </table:table-cell>
          <table:table-cell table:formula="of:=STDEV([.$C$2:.C312])*4" office:value-type="float" office:value="1.57081567395655" calcext:value-type="float">
            <text:p>1.570816</text:p>
          </table:table-cell>
          <table:table-cell table:number-columns-repeated="2"/>
        </table:table-row>
        <table:table-row table:style-name="ro1">
          <table:table-cell office:value-type="float" office:value="0.5737637651015" calcext:value-type="float">
            <text:p>0.5737637651015</text:p>
          </table:table-cell>
          <table:table-cell office:value-type="float" office:value="0.898573419763129" calcext:value-type="float">
            <text:p>0.898573419763129</text:p>
          </table:table-cell>
          <table:table-cell table:formula="of:=IF(([.A313]-0.5)^2+([.B313]-0.5)^2&lt;=0.5^2;1;0)" office:value-type="float" office:value="1" calcext:value-type="float">
            <text:p>1</text:p>
          </table:table-cell>
          <table:table-cell table:formula="of:=AVERAGE([.$C$2:.C313])*4" office:value-type="float" office:value="3.24358974358974" calcext:value-type="float">
            <text:p>3.243590</text:p>
          </table:table-cell>
          <table:table-cell table:formula="of:=STDEV([.$C$2:.C313])*4" office:value-type="float" office:value="1.56887653034995" calcext:value-type="float">
            <text:p>1.568877</text:p>
          </table:table-cell>
          <table:table-cell table:number-columns-repeated="2"/>
        </table:table-row>
        <table:table-row table:style-name="ro1">
          <table:table-cell office:value-type="float" office:value="0.337849248851053" calcext:value-type="float">
            <text:p>0.337849248851053</text:p>
          </table:table-cell>
          <table:table-cell office:value-type="float" office:value="0.413154877734733" calcext:value-type="float">
            <text:p>0.413154877734733</text:p>
          </table:table-cell>
          <table:table-cell table:formula="of:=IF(([.A314]-0.5)^2+([.B314]-0.5)^2&lt;=0.5^2;1;0)" office:value-type="float" office:value="1" calcext:value-type="float">
            <text:p>1</text:p>
          </table:table-cell>
          <table:table-cell table:formula="of:=AVERAGE([.$C$2:.C314])*4" office:value-type="float" office:value="3.24600638977636" calcext:value-type="float">
            <text:p>3.246006</text:p>
          </table:table-cell>
          <table:table-cell table:formula="of:=STDEV([.$C$2:.C314])*4" office:value-type="float" office:value="1.566943689352" calcext:value-type="float">
            <text:p>1.566944</text:p>
          </table:table-cell>
          <table:table-cell table:number-columns-repeated="2"/>
        </table:table-row>
        <table:table-row table:style-name="ro1">
          <table:table-cell office:value-type="float" office:value="0.836212077216171" calcext:value-type="float">
            <text:p>0.836212077216171</text:p>
          </table:table-cell>
          <table:table-cell office:value-type="float" office:value="0.852646450581595" calcext:value-type="float">
            <text:p>0.852646450581595</text:p>
          </table:table-cell>
          <table:table-cell table:formula="of:=IF(([.A315]-0.5)^2+([.B315]-0.5)^2&lt;=0.5^2;1;0)" office:value-type="float" office:value="1" calcext:value-type="float">
            <text:p>1</text:p>
          </table:table-cell>
          <table:table-cell table:formula="of:=AVERAGE([.$C$2:.C315])*4" office:value-type="float" office:value="3.2484076433121" calcext:value-type="float">
            <text:p>3.248408</text:p>
          </table:table-cell>
          <table:table-cell table:formula="of:=STDEV([.$C$2:.C315])*4" office:value-type="float" office:value="1.5650171265705" calcext:value-type="float">
            <text:p>1.565017</text:p>
          </table:table-cell>
          <table:table-cell table:number-columns-repeated="2"/>
        </table:table-row>
        <table:table-row table:style-name="ro1">
          <table:table-cell office:value-type="float" office:value="0.858092674722374" calcext:value-type="float">
            <text:p>0.858092674722374</text:p>
          </table:table-cell>
          <table:table-cell office:value-type="float" office:value="0.318901718169704" calcext:value-type="float">
            <text:p>0.318901718169704</text:p>
          </table:table-cell>
          <table:table-cell table:formula="of:=IF(([.A316]-0.5)^2+([.B316]-0.5)^2&lt;=0.5^2;1;0)" office:value-type="float" office:value="1" calcext:value-type="float">
            <text:p>1</text:p>
          </table:table-cell>
          <table:table-cell table:formula="of:=AVERAGE([.$C$2:.C316])*4" office:value-type="float" office:value="3.25079365079365" calcext:value-type="float">
            <text:p>3.250794</text:p>
          </table:table-cell>
          <table:table-cell table:formula="of:=STDEV([.$C$2:.C316])*4" office:value-type="float" office:value="1.56309681757275" calcext:value-type="float">
            <text:p>1.563097</text:p>
          </table:table-cell>
          <table:table-cell table:number-columns-repeated="2"/>
        </table:table-row>
        <table:table-row table:style-name="ro1">
          <table:table-cell office:value-type="float" office:value="0.903621379797609" calcext:value-type="float">
            <text:p>0.903621379797609</text:p>
          </table:table-cell>
          <table:table-cell office:value-type="float" office:value="0.291047710413808" calcext:value-type="float">
            <text:p>0.291047710413808</text:p>
          </table:table-cell>
          <table:table-cell table:formula="of:=IF(([.A317]-0.5)^2+([.B317]-0.5)^2&lt;=0.5^2;1;0)" office:value-type="float" office:value="1" calcext:value-type="float">
            <text:p>1</text:p>
          </table:table-cell>
          <table:table-cell table:formula="of:=AVERAGE([.$C$2:.C317])*4" office:value-type="float" office:value="3.25316455696203" calcext:value-type="float">
            <text:p>3.253165</text:p>
          </table:table-cell>
          <table:table-cell table:formula="of:=STDEV([.$C$2:.C317])*4" office:value-type="float" office:value="1.56118273789106" calcext:value-type="float">
            <text:p>1.561183</text:p>
          </table:table-cell>
          <table:table-cell table:number-columns-repeated="2"/>
        </table:table-row>
        <table:table-row table:style-name="ro1">
          <table:table-cell office:value-type="float" office:value="0.108647975744873" calcext:value-type="float">
            <text:p>0.108647975744873</text:p>
          </table:table-cell>
          <table:table-cell office:value-type="float" office:value="0.641231701926801" calcext:value-type="float">
            <text:p>0.641231701926801</text:p>
          </table:table-cell>
          <table:table-cell table:formula="of:=IF(([.A318]-0.5)^2+([.B318]-0.5)^2&lt;=0.5^2;1;0)" office:value-type="float" office:value="1" calcext:value-type="float">
            <text:p>1</text:p>
          </table:table-cell>
          <table:table-cell table:formula="of:=AVERAGE([.$C$2:.C318])*4" office:value-type="float" office:value="3.25552050473186" calcext:value-type="float">
            <text:p>3.255521</text:p>
          </table:table-cell>
          <table:table-cell table:formula="of:=STDEV([.$C$2:.C318])*4" office:value-type="float" office:value="1.55927486302789" calcext:value-type="float">
            <text:p>1.559275</text:p>
          </table:table-cell>
          <table:table-cell table:number-columns-repeated="2"/>
        </table:table-row>
        <table:table-row table:style-name="ro1">
          <table:table-cell office:value-type="float" office:value="0.464023569629471" calcext:value-type="float">
            <text:p>0.464023569629471</text:p>
          </table:table-cell>
          <table:table-cell office:value-type="float" office:value="0.109127952710877" calcext:value-type="float">
            <text:p>0.109127952710877</text:p>
          </table:table-cell>
          <table:table-cell table:formula="of:=IF(([.A319]-0.5)^2+([.B319]-0.5)^2&lt;=0.5^2;1;0)" office:value-type="float" office:value="1" calcext:value-type="float">
            <text:p>1</text:p>
          </table:table-cell>
          <table:table-cell table:formula="of:=AVERAGE([.$C$2:.C319])*4" office:value-type="float" office:value="3.25786163522013" calcext:value-type="float">
            <text:p>3.257862</text:p>
          </table:table-cell>
          <table:table-cell table:formula="of:=STDEV([.$C$2:.C319])*4" office:value-type="float" office:value="1.55737316846095" calcext:value-type="float">
            <text:p>1.557373</text:p>
          </table:table-cell>
          <table:table-cell table:number-columns-repeated="2"/>
        </table:table-row>
        <table:table-row table:style-name="ro1">
          <table:table-cell office:value-type="float" office:value="0.312774274672627" calcext:value-type="float">
            <text:p>0.312774274672627</text:p>
          </table:table-cell>
          <table:table-cell office:value-type="float" office:value="0.91152071614987" calcext:value-type="float">
            <text:p>0.91152071614987</text:p>
          </table:table-cell>
          <table:table-cell table:formula="of:=IF(([.A320]-0.5)^2+([.B320]-0.5)^2&lt;=0.5^2;1;0)" office:value-type="float" office:value="1" calcext:value-type="float">
            <text:p>1</text:p>
          </table:table-cell>
          <table:table-cell table:formula="of:=AVERAGE([.$C$2:.C320])*4" office:value-type="float" office:value="3.2601880877743" calcext:value-type="float">
            <text:p>3.260188</text:p>
          </table:table-cell>
          <table:table-cell table:formula="of:=STDEV([.$C$2:.C320])*4" office:value-type="float" office:value="1.55547762964809" calcext:value-type="float">
            <text:p>1.555478</text:p>
          </table:table-cell>
          <table:table-cell table:number-columns-repeated="2"/>
        </table:table-row>
        <table:table-row table:style-name="ro1">
          <table:table-cell office:value-type="float" office:value="0.990154534319485" calcext:value-type="float">
            <text:p>0.990154534319485</text:p>
          </table:table-cell>
          <table:table-cell office:value-type="float" office:value="0.840686596028187" calcext:value-type="float">
            <text:p>0.840686596028187</text:p>
          </table:table-cell>
          <table:table-cell table:formula="of:=IF(([.A321]-0.5)^2+([.B321]-0.5)^2&lt;=0.5^2;1;0)" office:value-type="float" office:value="0" calcext:value-type="float">
            <text:p>0</text:p>
          </table:table-cell>
          <table:table-cell table:formula="of:=AVERAGE([.$C$2:.C321])*4" office:value-type="float" office:value="3.25" calcext:value-type="float">
            <text:p>3.250000</text:p>
          </table:table-cell>
          <table:table-cell table:formula="of:=STDEV([.$C$2:.C321])*4" office:value-type="float" office:value="1.56369468433922" calcext:value-type="float">
            <text:p>1.563695</text:p>
          </table:table-cell>
          <table:table-cell table:number-columns-repeated="2"/>
        </table:table-row>
        <table:table-row table:style-name="ro1">
          <table:table-cell office:value-type="float" office:value="0.611251841004749" calcext:value-type="float">
            <text:p>0.611251841004749</text:p>
          </table:table-cell>
          <table:table-cell office:value-type="float" office:value="0.243222799114857" calcext:value-type="float">
            <text:p>0.243222799114857</text:p>
          </table:table-cell>
          <table:table-cell table:formula="of:=IF(([.A322]-0.5)^2+([.B322]-0.5)^2&lt;=0.5^2;1;0)" office:value-type="float" office:value="1" calcext:value-type="float">
            <text:p>1</text:p>
          </table:table-cell>
          <table:table-cell table:formula="of:=AVERAGE([.$C$2:.C322])*4" office:value-type="float" office:value="3.25233644859813" calcext:value-type="float">
            <text:p>3.252336</text:p>
          </table:table-cell>
          <table:table-cell table:formula="of:=STDEV([.$C$2:.C322])*4" office:value-type="float" office:value="1.56181059557444" calcext:value-type="float">
            <text:p>1.561811</text:p>
          </table:table-cell>
          <table:table-cell table:number-columns-repeated="2"/>
        </table:table-row>
        <table:table-row table:style-name="ro1">
          <table:table-cell office:value-type="float" office:value="0.0765587850554332" calcext:value-type="float">
            <text:p>0.0765587850554332</text:p>
          </table:table-cell>
          <table:table-cell office:value-type="float" office:value="0.201120930596318" calcext:value-type="float">
            <text:p>0.201120930596318</text:p>
          </table:table-cell>
          <table:table-cell table:formula="of:=IF(([.A323]-0.5)^2+([.B323]-0.5)^2&lt;=0.5^2;1;0)" office:value-type="float" office:value="0" calcext:value-type="float">
            <text:p>0</text:p>
          </table:table-cell>
          <table:table-cell table:formula="of:=AVERAGE([.$C$2:.C323])*4" office:value-type="float" office:value="3.24223602484472" calcext:value-type="float">
            <text:p>3.242236</text:p>
          </table:table-cell>
          <table:table-cell table:formula="of:=STDEV([.$C$2:.C323])*4" office:value-type="float" office:value="1.56987368785904" calcext:value-type="float">
            <text:p>1.569874</text:p>
          </table:table-cell>
          <table:table-cell table:number-columns-repeated="2"/>
        </table:table-row>
        <table:table-row table:style-name="ro1">
          <table:table-cell office:value-type="float" office:value="0.214155244105954" calcext:value-type="float">
            <text:p>0.214155244105954</text:p>
          </table:table-cell>
          <table:table-cell office:value-type="float" office:value="0.128622617878018" calcext:value-type="float">
            <text:p>0.128622617878018</text:p>
          </table:table-cell>
          <table:table-cell table:formula="of:=IF(([.A324]-0.5)^2+([.B324]-0.5)^2&lt;=0.5^2;1;0)" office:value-type="float" office:value="1" calcext:value-type="float">
            <text:p>1</text:p>
          </table:table-cell>
          <table:table-cell table:formula="of:=AVERAGE([.$C$2:.C324])*4" office:value-type="float" office:value="3.24458204334365" calcext:value-type="float">
            <text:p>3.244582</text:p>
          </table:table-cell>
          <table:table-cell table:formula="of:=STDEV([.$C$2:.C324])*4" office:value-type="float" office:value="1.56800108000012" calcext:value-type="float">
            <text:p>1.568001</text:p>
          </table:table-cell>
          <table:table-cell table:number-columns-repeated="2"/>
        </table:table-row>
        <table:table-row table:style-name="ro1">
          <table:table-cell office:value-type="float" office:value="0.278162268263625" calcext:value-type="float">
            <text:p>0.278162268263625</text:p>
          </table:table-cell>
          <table:table-cell office:value-type="float" office:value="0.207684679768665" calcext:value-type="float">
            <text:p>0.207684679768665</text:p>
          </table:table-cell>
          <table:table-cell table:formula="of:=IF(([.A325]-0.5)^2+([.B325]-0.5)^2&lt;=0.5^2;1;0)" office:value-type="float" office:value="1" calcext:value-type="float">
            <text:p>1</text:p>
          </table:table-cell>
          <table:table-cell table:formula="of:=AVERAGE([.$C$2:.C325])*4" office:value-type="float" office:value="3.24691358024691" calcext:value-type="float">
            <text:p>3.246914</text:p>
          </table:table-cell>
          <table:table-cell table:formula="of:=STDEV([.$C$2:.C325])*4" office:value-type="float" office:value="1.56613435637874" calcext:value-type="float">
            <text:p>1.566134</text:p>
          </table:table-cell>
          <table:table-cell table:number-columns-repeated="2"/>
        </table:table-row>
        <table:table-row table:style-name="ro1">
          <table:table-cell office:value-type="float" office:value="0.569413746808191" calcext:value-type="float">
            <text:p>0.569413746808191</text:p>
          </table:table-cell>
          <table:table-cell office:value-type="float" office:value="0.719426977225761" calcext:value-type="float">
            <text:p>0.719426977225761</text:p>
          </table:table-cell>
          <table:table-cell table:formula="of:=IF(([.A326]-0.5)^2+([.B326]-0.5)^2&lt;=0.5^2;1;0)" office:value-type="float" office:value="1" calcext:value-type="float">
            <text:p>1</text:p>
          </table:table-cell>
          <table:table-cell table:formula="of:=AVERAGE([.$C$2:.C326])*4" office:value-type="float" office:value="3.24923076923077" calcext:value-type="float">
            <text:p>3.249231</text:p>
          </table:table-cell>
          <table:table-cell table:formula="of:=STDEV([.$C$2:.C326])*4" office:value-type="float" office:value="1.56427349493353" calcext:value-type="float">
            <text:p>1.564273</text:p>
          </table:table-cell>
          <table:table-cell table:number-columns-repeated="2"/>
        </table:table-row>
        <table:table-row table:style-name="ro1">
          <table:table-cell office:value-type="float" office:value="0.964042088946351" calcext:value-type="float">
            <text:p>0.964042088946351</text:p>
          </table:table-cell>
          <table:table-cell office:value-type="float" office:value="0.610042592462239" calcext:value-type="float">
            <text:p>0.610042592462239</text:p>
          </table:table-cell>
          <table:table-cell table:formula="of:=IF(([.A327]-0.5)^2+([.B327]-0.5)^2&lt;=0.5^2;1;0)" office:value-type="float" office:value="1" calcext:value-type="float">
            <text:p>1</text:p>
          </table:table-cell>
          <table:table-cell table:formula="of:=AVERAGE([.$C$2:.C327])*4" office:value-type="float" office:value="3.25153374233129" calcext:value-type="float">
            <text:p>3.251534</text:p>
          </table:table-cell>
          <table:table-cell table:formula="of:=STDEV([.$C$2:.C327])*4" office:value-type="float" office:value="1.56241847356919" calcext:value-type="float">
            <text:p>1.562418</text:p>
          </table:table-cell>
          <table:table-cell table:number-columns-repeated="2"/>
        </table:table-row>
        <table:table-row table:style-name="ro1">
          <table:table-cell office:value-type="float" office:value="0.566006322453306" calcext:value-type="float">
            <text:p>0.566006322453306</text:p>
          </table:table-cell>
          <table:table-cell office:value-type="float" office:value="0.856597447905935" calcext:value-type="float">
            <text:p>0.856597447905935</text:p>
          </table:table-cell>
          <table:table-cell table:formula="of:=IF(([.A328]-0.5)^2+([.B328]-0.5)^2&lt;=0.5^2;1;0)" office:value-type="float" office:value="1" calcext:value-type="float">
            <text:p>1</text:p>
          </table:table-cell>
          <table:table-cell table:formula="of:=AVERAGE([.$C$2:.C328])*4" office:value-type="float" office:value="3.25382262996942" calcext:value-type="float">
            <text:p>3.253823</text:p>
          </table:table-cell>
          <table:table-cell table:formula="of:=STDEV([.$C$2:.C328])*4" office:value-type="float" office:value="1.56056927016105" calcext:value-type="float">
            <text:p>1.560569</text:p>
          </table:table-cell>
          <table:table-cell table:number-columns-repeated="2"/>
        </table:table-row>
        <table:table-row table:style-name="ro1">
          <table:table-cell office:value-type="float" office:value="0.504118539076251" calcext:value-type="float">
            <text:p>0.504118539076251</text:p>
          </table:table-cell>
          <table:table-cell office:value-type="float" office:value="0.741434097752154" calcext:value-type="float">
            <text:p>0.741434097752154</text:p>
          </table:table-cell>
          <table:table-cell table:formula="of:=IF(([.A329]-0.5)^2+([.B329]-0.5)^2&lt;=0.5^2;1;0)" office:value-type="float" office:value="1" calcext:value-type="float">
            <text:p>1</text:p>
          </table:table-cell>
          <table:table-cell table:formula="of:=AVERAGE([.$C$2:.C329])*4" office:value-type="float" office:value="3.25609756097561" calcext:value-type="float">
            <text:p>3.256098</text:p>
          </table:table-cell>
          <table:table-cell table:formula="of:=STDEV([.$C$2:.C329])*4" office:value-type="float" office:value="1.55872586255947" calcext:value-type="float">
            <text:p>1.558726</text:p>
          </table:table-cell>
          <table:table-cell table:number-columns-repeated="2"/>
        </table:table-row>
        <table:table-row table:style-name="ro1">
          <table:table-cell office:value-type="float" office:value="0.101329847985108" calcext:value-type="float">
            <text:p>0.101329847985108</text:p>
          </table:table-cell>
          <table:table-cell office:value-type="float" office:value="0.810917863673708" calcext:value-type="float">
            <text:p>0.810917863673708</text:p>
          </table:table-cell>
          <table:table-cell table:formula="of:=IF(([.A330]-0.5)^2+([.B330]-0.5)^2&lt;=0.5^2;1;0)" office:value-type="float" office:value="0" calcext:value-type="float">
            <text:p>0</text:p>
          </table:table-cell>
          <table:table-cell table:formula="of:=AVERAGE([.$C$2:.C330])*4" office:value-type="float" office:value="3.24620060790274" calcext:value-type="float">
            <text:p>3.246201</text:p>
          </table:table-cell>
          <table:table-cell table:formula="of:=STDEV([.$C$2:.C330])*4" office:value-type="float" office:value="1.56666664037784" calcext:value-type="float">
            <text:p>1.566667</text:p>
          </table:table-cell>
          <table:table-cell table:number-columns-repeated="2"/>
        </table:table-row>
        <table:table-row table:style-name="ro1">
          <table:table-cell office:value-type="float" office:value="0.938184174560344" calcext:value-type="float">
            <text:p>0.938184174560344</text:p>
          </table:table-cell>
          <table:table-cell office:value-type="float" office:value="0.502281579732249" calcext:value-type="float">
            <text:p>0.502281579732249</text:p>
          </table:table-cell>
          <table:table-cell table:formula="of:=IF(([.A331]-0.5)^2+([.B331]-0.5)^2&lt;=0.5^2;1;0)" office:value-type="float" office:value="1" calcext:value-type="float">
            <text:p>1</text:p>
          </table:table-cell>
          <table:table-cell table:formula="of:=AVERAGE([.$C$2:.C331])*4" office:value-type="float" office:value="3.24848484848485" calcext:value-type="float">
            <text:p>3.248485</text:p>
          </table:table-cell>
          <table:table-cell table:formula="of:=STDEV([.$C$2:.C331])*4" office:value-type="float" office:value="1.56483414585222" calcext:value-type="float">
            <text:p>1.564834</text:p>
          </table:table-cell>
          <table:table-cell table:number-columns-repeated="2"/>
        </table:table-row>
        <table:table-row table:style-name="ro1">
          <table:table-cell office:value-type="float" office:value="0.0909704763121787" calcext:value-type="float">
            <text:p>0.0909704763121787</text:p>
          </table:table-cell>
          <table:table-cell office:value-type="float" office:value="0.241487280586839" calcext:value-type="float">
            <text:p>0.241487280586839</text:p>
          </table:table-cell>
          <table:table-cell table:formula="of:=IF(([.A332]-0.5)^2+([.B332]-0.5)^2&lt;=0.5^2;1;0)" office:value-type="float" office:value="1" calcext:value-type="float">
            <text:p>1</text:p>
          </table:table-cell>
          <table:table-cell table:formula="of:=AVERAGE([.$C$2:.C332])*4" office:value-type="float" office:value="3.25075528700906" calcext:value-type="float">
            <text:p>3.250755</text:p>
          </table:table-cell>
          <table:table-cell table:formula="of:=STDEV([.$C$2:.C332])*4" office:value-type="float" office:value="1.56300731030129" calcext:value-type="float">
            <text:p>1.563007</text:p>
          </table:table-cell>
          <table:table-cell table:number-columns-repeated="2"/>
        </table:table-row>
        <table:table-row table:style-name="ro1">
          <table:table-cell office:value-type="float" office:value="0.889405300236093" calcext:value-type="float">
            <text:p>0.889405300236093</text:p>
          </table:table-cell>
          <table:table-cell office:value-type="float" office:value="0.864423576118163" calcext:value-type="float">
            <text:p>0.864423576118163</text:p>
          </table:table-cell>
          <table:table-cell table:formula="of:=IF(([.A333]-0.5)^2+([.B333]-0.5)^2&lt;=0.5^2;1;0)" office:value-type="float" office:value="0" calcext:value-type="float">
            <text:p>0</text:p>
          </table:table-cell>
          <table:table-cell table:formula="of:=AVERAGE([.$C$2:.C333])*4" office:value-type="float" office:value="3.24096385542169" calcext:value-type="float">
            <text:p>3.240964</text:p>
          </table:table-cell>
          <table:table-cell table:formula="of:=STDEV([.$C$2:.C333])*4" office:value-type="float" office:value="1.57080895083359" calcext:value-type="float">
            <text:p>1.570809</text:p>
          </table:table-cell>
          <table:table-cell table:number-columns-repeated="2"/>
        </table:table-row>
        <table:table-row table:style-name="ro1">
          <table:table-cell office:value-type="float" office:value="0.00591563314793763" calcext:value-type="float">
            <text:p>0.00591563314793763</text:p>
          </table:table-cell>
          <table:table-cell office:value-type="float" office:value="0.215452427866402" calcext:value-type="float">
            <text:p>0.215452427866402</text:p>
          </table:table-cell>
          <table:table-cell table:formula="of:=IF(([.A334]-0.5)^2+([.B334]-0.5)^2&lt;=0.5^2;1;0)" office:value-type="float" office:value="0" calcext:value-type="float">
            <text:p>0</text:p>
          </table:table-cell>
          <table:table-cell table:formula="of:=AVERAGE([.$C$2:.C334])*4" office:value-type="float" office:value="3.23123123123123" calcext:value-type="float">
            <text:p>3.231231</text:p>
          </table:table-cell>
          <table:table-cell table:formula="of:=STDEV([.$C$2:.C334])*4" office:value-type="float" office:value="1.57846501157188" calcext:value-type="float">
            <text:p>1.578465</text:p>
          </table:table-cell>
          <table:table-cell table:number-columns-repeated="2"/>
        </table:table-row>
        <table:table-row table:style-name="ro1">
          <table:table-cell office:value-type="float" office:value="0.872127751417529" calcext:value-type="float">
            <text:p>0.872127751417529</text:p>
          </table:table-cell>
          <table:table-cell office:value-type="float" office:value="0.610018806894299" calcext:value-type="float">
            <text:p>0.610018806894299</text:p>
          </table:table-cell>
          <table:table-cell table:formula="of:=IF(([.A335]-0.5)^2+([.B335]-0.5)^2&lt;=0.5^2;1;0)" office:value-type="float" office:value="1" calcext:value-type="float">
            <text:p>1</text:p>
          </table:table-cell>
          <table:table-cell table:formula="of:=AVERAGE([.$C$2:.C335])*4" office:value-type="float" office:value="3.23353293413174" calcext:value-type="float">
            <text:p>3.233533</text:p>
          </table:table-cell>
          <table:table-cell table:formula="of:=STDEV([.$C$2:.C335])*4" office:value-type="float" office:value="1.57665441126003" calcext:value-type="float">
            <text:p>1.576654</text:p>
          </table:table-cell>
          <table:table-cell table:number-columns-repeated="2"/>
        </table:table-row>
        <table:table-row table:style-name="ro1">
          <table:table-cell office:value-type="float" office:value="0.791370974754215" calcext:value-type="float">
            <text:p>0.791370974754215</text:p>
          </table:table-cell>
          <table:table-cell office:value-type="float" office:value="0.93185968198894" calcext:value-type="float">
            <text:p>0.93185968198894</text:p>
          </table:table-cell>
          <table:table-cell table:formula="of:=IF(([.A336]-0.5)^2+([.B336]-0.5)^2&lt;=0.5^2;1;0)" office:value-type="float" office:value="0" calcext:value-type="float">
            <text:p>0</text:p>
          </table:table-cell>
          <table:table-cell table:formula="of:=AVERAGE([.$C$2:.C336])*4" office:value-type="float" office:value="3.22388059701493" calcext:value-type="float">
            <text:p>3.223881</text:p>
          </table:table-cell>
          <table:table-cell table:formula="of:=STDEV([.$C$2:.C336])*4" office:value-type="float" office:value="1.58417412249124" calcext:value-type="float">
            <text:p>1.584174</text:p>
          </table:table-cell>
          <table:table-cell table:number-columns-repeated="2"/>
        </table:table-row>
        <table:table-row table:style-name="ro1">
          <table:table-cell office:value-type="float" office:value="0.563622405027203" calcext:value-type="float">
            <text:p>0.563622405027203</text:p>
          </table:table-cell>
          <table:table-cell office:value-type="float" office:value="0.671983273304257" calcext:value-type="float">
            <text:p>0.671983273304257</text:p>
          </table:table-cell>
          <table:table-cell table:formula="of:=IF(([.A337]-0.5)^2+([.B337]-0.5)^2&lt;=0.5^2;1;0)" office:value-type="float" office:value="1" calcext:value-type="float">
            <text:p>1</text:p>
          </table:table-cell>
          <table:table-cell table:formula="of:=AVERAGE([.$C$2:.C337])*4" office:value-type="float" office:value="3.22619047619048" calcext:value-type="float">
            <text:p>3.226190</text:p>
          </table:table-cell>
          <table:table-cell table:formula="of:=STDEV([.$C$2:.C337])*4" office:value-type="float" office:value="1.58237448990341" calcext:value-type="float">
            <text:p>1.582374</text:p>
          </table:table-cell>
          <table:table-cell table:number-columns-repeated="2"/>
        </table:table-row>
        <table:table-row table:style-name="ro1">
          <table:table-cell office:value-type="float" office:value="0.94080733913675" calcext:value-type="float">
            <text:p>0.94080733913675</text:p>
          </table:table-cell>
          <table:table-cell office:value-type="float" office:value="0.912474493928329" calcext:value-type="float">
            <text:p>0.912474493928329</text:p>
          </table:table-cell>
          <table:table-cell table:formula="of:=IF(([.A338]-0.5)^2+([.B338]-0.5)^2&lt;=0.5^2;1;0)" office:value-type="float" office:value="0" calcext:value-type="float">
            <text:p>0</text:p>
          </table:table-cell>
          <table:table-cell table:formula="of:=AVERAGE([.$C$2:.C338])*4" office:value-type="float" office:value="3.21661721068249" calcext:value-type="float">
            <text:p>3.216617</text:p>
          </table:table-cell>
          <table:table-cell table:formula="of:=STDEV([.$C$2:.C338])*4" office:value-type="float" office:value="1.58976164694827" calcext:value-type="float">
            <text:p>1.589762</text:p>
          </table:table-cell>
          <table:table-cell table:number-columns-repeated="2"/>
        </table:table-row>
        <table:table-row table:style-name="ro1">
          <table:table-cell office:value-type="float" office:value="0.832916567518747" calcext:value-type="float">
            <text:p>0.832916567518747</text:p>
          </table:table-cell>
          <table:table-cell office:value-type="float" office:value="0.599518659009044" calcext:value-type="float">
            <text:p>0.599518659009044</text:p>
          </table:table-cell>
          <table:table-cell table:formula="of:=IF(([.A339]-0.5)^2+([.B339]-0.5)^2&lt;=0.5^2;1;0)" office:value-type="float" office:value="1" calcext:value-type="float">
            <text:p>1</text:p>
          </table:table-cell>
          <table:table-cell table:formula="of:=AVERAGE([.$C$2:.C339])*4" office:value-type="float" office:value="3.2189349112426" calcext:value-type="float">
            <text:p>3.218935</text:p>
          </table:table-cell>
          <table:table-cell table:formula="of:=STDEV([.$C$2:.C339])*4" office:value-type="float" office:value="1.58797298761684" calcext:value-type="float">
            <text:p>1.587973</text:p>
          </table:table-cell>
          <table:table-cell table:number-columns-repeated="2"/>
        </table:table-row>
        <table:table-row table:style-name="ro1">
          <table:table-cell office:value-type="float" office:value="0.277557097700932" calcext:value-type="float">
            <text:p>0.277557097700932</text:p>
          </table:table-cell>
          <table:table-cell office:value-type="float" office:value="0.275817659261606" calcext:value-type="float">
            <text:p>0.275817659261606</text:p>
          </table:table-cell>
          <table:table-cell table:formula="of:=IF(([.A340]-0.5)^2+([.B340]-0.5)^2&lt;=0.5^2;1;0)" office:value-type="float" office:value="1" calcext:value-type="float">
            <text:p>1</text:p>
          </table:table-cell>
          <table:table-cell table:formula="of:=AVERAGE([.$C$2:.C340])*4" office:value-type="float" office:value="3.2212389380531" calcext:value-type="float">
            <text:p>3.221239</text:p>
          </table:table-cell>
          <table:table-cell table:formula="of:=STDEV([.$C$2:.C340])*4" office:value-type="float" office:value="1.58618954638442" calcext:value-type="float">
            <text:p>1.586190</text:p>
          </table:table-cell>
          <table:table-cell table:number-columns-repeated="2"/>
        </table:table-row>
        <table:table-row table:style-name="ro1">
          <table:table-cell office:value-type="float" office:value="0.924178347923596" calcext:value-type="float">
            <text:p>0.924178347923596</text:p>
          </table:table-cell>
          <table:table-cell office:value-type="float" office:value="0.326140059978291" calcext:value-type="float">
            <text:p>0.326140059978291</text:p>
          </table:table-cell>
          <table:table-cell table:formula="of:=IF(([.A341]-0.5)^2+([.B341]-0.5)^2&lt;=0.5^2;1;0)" office:value-type="float" office:value="1" calcext:value-type="float">
            <text:p>1</text:p>
          </table:table-cell>
          <table:table-cell table:formula="of:=AVERAGE([.$C$2:.C341])*4" office:value-type="float" office:value="3.22352941176471" calcext:value-type="float">
            <text:p>3.223529</text:p>
          </table:table-cell>
          <table:table-cell table:formula="of:=STDEV([.$C$2:.C341])*4" office:value-type="float" office:value="1.5844113064236" calcext:value-type="float">
            <text:p>1.584411</text:p>
          </table:table-cell>
          <table:table-cell table:number-columns-repeated="2"/>
        </table:table-row>
        <table:table-row table:style-name="ro1">
          <table:table-cell office:value-type="float" office:value="0.805914459091789" calcext:value-type="float">
            <text:p>0.805914459091789</text:p>
          </table:table-cell>
          <table:table-cell office:value-type="float" office:value="0.668270876549847" calcext:value-type="float">
            <text:p>0.668270876549847</text:p>
          </table:table-cell>
          <table:table-cell table:formula="of:=IF(([.A342]-0.5)^2+([.B342]-0.5)^2&lt;=0.5^2;1;0)" office:value-type="float" office:value="1" calcext:value-type="float">
            <text:p>1</text:p>
          </table:table-cell>
          <table:table-cell table:formula="of:=AVERAGE([.$C$2:.C342])*4" office:value-type="float" office:value="3.2258064516129" calcext:value-type="float">
            <text:p>3.225806</text:p>
          </table:table-cell>
          <table:table-cell table:formula="of:=STDEV([.$C$2:.C342])*4" office:value-type="float" office:value="1.58263825083848" calcext:value-type="float">
            <text:p>1.582638</text:p>
          </table:table-cell>
          <table:table-cell table:number-columns-repeated="2"/>
        </table:table-row>
        <table:table-row table:style-name="ro1">
          <table:table-cell office:value-type="float" office:value="0.795733836509245" calcext:value-type="float">
            <text:p>0.795733836509245</text:p>
          </table:table-cell>
          <table:table-cell office:value-type="float" office:value="0.0249422287355575" calcext:value-type="float">
            <text:p>0.0249422287355575</text:p>
          </table:table-cell>
          <table:table-cell table:formula="of:=IF(([.A343]-0.5)^2+([.B343]-0.5)^2&lt;=0.5^2;1;0)" office:value-type="float" office:value="0" calcext:value-type="float">
            <text:p>0</text:p>
          </table:table-cell>
          <table:table-cell table:formula="of:=AVERAGE([.$C$2:.C343])*4" office:value-type="float" office:value="3.21637426900585" calcext:value-type="float">
            <text:p>3.216374</text:p>
          </table:table-cell>
          <table:table-cell table:formula="of:=STDEV([.$C$2:.C343])*4" office:value-type="float" office:value="1.58991350038007" calcext:value-type="float">
            <text:p>1.589914</text:p>
          </table:table-cell>
          <table:table-cell table:number-columns-repeated="2"/>
        </table:table-row>
        <table:table-row table:style-name="ro1">
          <table:table-cell office:value-type="float" office:value="0.137709449674411" calcext:value-type="float">
            <text:p>0.137709449674411</text:p>
          </table:table-cell>
          <table:table-cell office:value-type="float" office:value="0.154464825490297" calcext:value-type="float">
            <text:p>0.154464825490297</text:p>
          </table:table-cell>
          <table:table-cell table:formula="of:=IF(([.A344]-0.5)^2+([.B344]-0.5)^2&lt;=0.5^2;1;0)" office:value-type="float" office:value="0" calcext:value-type="float">
            <text:p>0</text:p>
          </table:table-cell>
          <table:table-cell table:formula="of:=AVERAGE([.$C$2:.C344])*4" office:value-type="float" office:value="3.20699708454811" calcext:value-type="float">
            <text:p>3.206997</text:p>
          </table:table-cell>
          <table:table-cell table:formula="of:=STDEV([.$C$2:.C344])*4" office:value-type="float" office:value="1.59705797405921" calcext:value-type="float">
            <text:p>1.597058</text:p>
          </table:table-cell>
          <table:table-cell table:number-columns-repeated="2"/>
        </table:table-row>
        <table:table-row table:style-name="ro1">
          <table:table-cell office:value-type="float" office:value="0.0157432598823519" calcext:value-type="float">
            <text:p>0.0157432598823519</text:p>
          </table:table-cell>
          <table:table-cell office:value-type="float" office:value="0.216328132063745" calcext:value-type="float">
            <text:p>0.216328132063745</text:p>
          </table:table-cell>
          <table:table-cell table:formula="of:=IF(([.A345]-0.5)^2+([.B345]-0.5)^2&lt;=0.5^2;1;0)" office:value-type="float" office:value="0" calcext:value-type="float">
            <text:p>0</text:p>
          </table:table-cell>
          <table:table-cell table:formula="of:=AVERAGE([.$C$2:.C345])*4" office:value-type="float" office:value="3.19767441860465" calcext:value-type="float">
            <text:p>3.197674</text:p>
          </table:table-cell>
          <table:table-cell table:formula="of:=STDEV([.$C$2:.C345])*4" office:value-type="float" office:value="1.60407474900431" calcext:value-type="float">
            <text:p>1.604075</text:p>
          </table:table-cell>
          <table:table-cell table:number-columns-repeated="2"/>
        </table:table-row>
        <table:table-row table:style-name="ro1">
          <table:table-cell office:value-type="float" office:value="0.403063026585585" calcext:value-type="float">
            <text:p>0.403063026585585</text:p>
          </table:table-cell>
          <table:table-cell office:value-type="float" office:value="0.895290500581593" calcext:value-type="float">
            <text:p>0.895290500581593</text:p>
          </table:table-cell>
          <table:table-cell table:formula="of:=IF(([.A346]-0.5)^2+([.B346]-0.5)^2&lt;=0.5^2;1;0)" office:value-type="float" office:value="1" calcext:value-type="float">
            <text:p>1</text:p>
          </table:table-cell>
          <table:table-cell table:formula="of:=AVERAGE([.$C$2:.C346])*4" office:value-type="float" office:value="3.2" calcext:value-type="float">
            <text:p>3.200000</text:p>
          </table:table-cell>
          <table:table-cell table:formula="of:=STDEV([.$C$2:.C346])*4" office:value-type="float" office:value="1.60232389374468" calcext:value-type="float">
            <text:p>1.602324</text:p>
          </table:table-cell>
          <table:table-cell table:number-columns-repeated="2"/>
        </table:table-row>
        <table:table-row table:style-name="ro1">
          <table:table-cell office:value-type="float" office:value="0.868336452614328" calcext:value-type="float">
            <text:p>0.868336452614328</text:p>
          </table:table-cell>
          <table:table-cell office:value-type="float" office:value="0.757734219863696" calcext:value-type="float">
            <text:p>0.757734219863696</text:p>
          </table:table-cell>
          <table:table-cell table:formula="of:=IF(([.A347]-0.5)^2+([.B347]-0.5)^2&lt;=0.5^2;1;0)" office:value-type="float" office:value="1" calcext:value-type="float">
            <text:p>1</text:p>
          </table:table-cell>
          <table:table-cell table:formula="of:=AVERAGE([.$C$2:.C347])*4" office:value-type="float" office:value="3.20231213872832" calcext:value-type="float">
            <text:p>3.202312</text:p>
          </table:table-cell>
          <table:table-cell table:formula="of:=STDEV([.$C$2:.C347])*4" office:value-type="float" office:value="1.60057793030601" calcext:value-type="float">
            <text:p>1.600578</text:p>
          </table:table-cell>
          <table:table-cell table:number-columns-repeated="2"/>
        </table:table-row>
        <table:table-row table:style-name="ro1">
          <table:table-cell office:value-type="float" office:value="0.681879408065986" calcext:value-type="float">
            <text:p>0.681879408065986</text:p>
          </table:table-cell>
          <table:table-cell office:value-type="float" office:value="0.369987100663101" calcext:value-type="float">
            <text:p>0.369987100663101</text:p>
          </table:table-cell>
          <table:table-cell table:formula="of:=IF(([.A348]-0.5)^2+([.B348]-0.5)^2&lt;=0.5^2;1;0)" office:value-type="float" office:value="1" calcext:value-type="float">
            <text:p>1</text:p>
          </table:table-cell>
          <table:table-cell table:formula="of:=AVERAGE([.$C$2:.C348])*4" office:value-type="float" office:value="3.20461095100865" calcext:value-type="float">
            <text:p>3.204611</text:p>
          </table:table-cell>
          <table:table-cell table:formula="of:=STDEV([.$C$2:.C348])*4" office:value-type="float" office:value="1.59883684462108" calcext:value-type="float">
            <text:p>1.598837</text:p>
          </table:table-cell>
          <table:table-cell table:number-columns-repeated="2"/>
        </table:table-row>
        <table:table-row table:style-name="ro1">
          <table:table-cell office:value-type="float" office:value="0.215373271675756" calcext:value-type="float">
            <text:p>0.215373271675756</text:p>
          </table:table-cell>
          <table:table-cell office:value-type="float" office:value="0.984746387259185" calcext:value-type="float">
            <text:p>0.984746387259185</text:p>
          </table:table-cell>
          <table:table-cell table:formula="of:=IF(([.A349]-0.5)^2+([.B349]-0.5)^2&lt;=0.5^2;1;0)" office:value-type="float" office:value="0" calcext:value-type="float">
            <text:p>0</text:p>
          </table:table-cell>
          <table:table-cell table:formula="of:=AVERAGE([.$C$2:.C349])*4" office:value-type="float" office:value="3.19540229885057" calcext:value-type="float">
            <text:p>3.195402</text:p>
          </table:table-cell>
          <table:table-cell table:formula="of:=STDEV([.$C$2:.C349])*4" office:value-type="float" office:value="1.60574674349968" calcext:value-type="float">
            <text:p>1.605747</text:p>
          </table:table-cell>
          <table:table-cell table:number-columns-repeated="2"/>
        </table:table-row>
        <table:table-row table:style-name="ro1">
          <table:table-cell office:value-type="float" office:value="0.581003607787016" calcext:value-type="float">
            <text:p>0.581003607787016</text:p>
          </table:table-cell>
          <table:table-cell office:value-type="float" office:value="0.307643939243391" calcext:value-type="float">
            <text:p>0.307643939243391</text:p>
          </table:table-cell>
          <table:table-cell table:formula="of:=IF(([.A350]-0.5)^2+([.B350]-0.5)^2&lt;=0.5^2;1;0)" office:value-type="float" office:value="1" calcext:value-type="float">
            <text:p>1</text:p>
          </table:table-cell>
          <table:table-cell table:formula="of:=AVERAGE([.$C$2:.C350])*4" office:value-type="float" office:value="3.19770773638968" calcext:value-type="float">
            <text:p>3.197708</text:p>
          </table:table-cell>
          <table:table-cell table:formula="of:=STDEV([.$C$2:.C350])*4" office:value-type="float" office:value="1.60401630092929" calcext:value-type="float">
            <text:p>1.604016</text:p>
          </table:table-cell>
          <table:table-cell table:number-columns-repeated="2"/>
        </table:table-row>
        <table:table-row table:style-name="ro1">
          <table:table-cell office:value-type="float" office:value="0.129914168071078" calcext:value-type="float">
            <text:p>0.129914168071078</text:p>
          </table:table-cell>
          <table:table-cell office:value-type="float" office:value="0.581985663111607" calcext:value-type="float">
            <text:p>0.581985663111607</text:p>
          </table:table-cell>
          <table:table-cell table:formula="of:=IF(([.A351]-0.5)^2+([.B351]-0.5)^2&lt;=0.5^2;1;0)" office:value-type="float" office:value="1" calcext:value-type="float">
            <text:p>1</text:p>
          </table:table-cell>
          <table:table-cell table:formula="of:=AVERAGE([.$C$2:.C351])*4" office:value-type="float" office:value="3.2" calcext:value-type="float">
            <text:p>3.200000</text:p>
          </table:table-cell>
          <table:table-cell table:formula="of:=STDEV([.$C$2:.C351])*4" office:value-type="float" office:value="1.60229062393593" calcext:value-type="float">
            <text:p>1.602291</text:p>
          </table:table-cell>
          <table:table-cell table:number-columns-repeated="2"/>
        </table:table-row>
        <table:table-row table:style-name="ro1">
          <table:table-cell office:value-type="float" office:value="0.741164933576466" calcext:value-type="float">
            <text:p>0.741164933576466</text:p>
          </table:table-cell>
          <table:table-cell office:value-type="float" office:value="0.623520966022744" calcext:value-type="float">
            <text:p>0.623520966022744</text:p>
          </table:table-cell>
          <table:table-cell table:formula="of:=IF(([.A352]-0.5)^2+([.B352]-0.5)^2&lt;=0.5^2;1;0)" office:value-type="float" office:value="1" calcext:value-type="float">
            <text:p>1</text:p>
          </table:table-cell>
          <table:table-cell table:formula="of:=AVERAGE([.$C$2:.C352])*4" office:value-type="float" office:value="3.2022792022792" calcext:value-type="float">
            <text:p>3.202279</text:p>
          </table:table-cell>
          <table:table-cell table:formula="of:=STDEV([.$C$2:.C352])*4" office:value-type="float" office:value="1.6005696991457" calcext:value-type="float">
            <text:p>1.600570</text:p>
          </table:table-cell>
          <table:table-cell table:number-columns-repeated="2"/>
        </table:table-row>
        <table:table-row table:style-name="ro1">
          <table:table-cell office:value-type="float" office:value="0.891199707518372" calcext:value-type="float">
            <text:p>0.891199707518372</text:p>
          </table:table-cell>
          <table:table-cell office:value-type="float" office:value="0.449461591178475" calcext:value-type="float">
            <text:p>0.449461591178475</text:p>
          </table:table-cell>
          <table:table-cell table:formula="of:=IF(([.A353]-0.5)^2+([.B353]-0.5)^2&lt;=0.5^2;1;0)" office:value-type="float" office:value="1" calcext:value-type="float">
            <text:p>1</text:p>
          </table:table-cell>
          <table:table-cell table:formula="of:=AVERAGE([.$C$2:.C353])*4" office:value-type="float" office:value="3.20454545454545" calcext:value-type="float">
            <text:p>3.204545</text:p>
          </table:table-cell>
          <table:table-cell table:formula="of:=STDEV([.$C$2:.C353])*4" office:value-type="float" office:value="1.59885351309385" calcext:value-type="float">
            <text:p>1.598854</text:p>
          </table:table-cell>
          <table:table-cell table:number-columns-repeated="2"/>
        </table:table-row>
        <table:table-row table:style-name="ro1">
          <table:table-cell office:value-type="float" office:value="0.995261259882685" calcext:value-type="float">
            <text:p>0.995261259882685</text:p>
          </table:table-cell>
          <table:table-cell office:value-type="float" office:value="0.205243303951116" calcext:value-type="float">
            <text:p>0.205243303951116</text:p>
          </table:table-cell>
          <table:table-cell table:formula="of:=IF(([.A354]-0.5)^2+([.B354]-0.5)^2&lt;=0.5^2;1;0)" office:value-type="float" office:value="0" calcext:value-type="float">
            <text:p>0</text:p>
          </table:table-cell>
          <table:table-cell table:formula="of:=AVERAGE([.$C$2:.C354])*4" office:value-type="float" office:value="3.19546742209632" calcext:value-type="float">
            <text:p>3.195467</text:p>
          </table:table-cell>
          <table:table-cell table:formula="of:=STDEV([.$C$2:.C354])*4" office:value-type="float" office:value="1.60566534980207" calcext:value-type="float">
            <text:p>1.605665</text:p>
          </table:table-cell>
          <table:table-cell table:number-columns-repeated="2"/>
        </table:table-row>
        <table:table-row table:style-name="ro1">
          <table:table-cell office:value-type="float" office:value="0.380921198296779" calcext:value-type="float">
            <text:p>0.380921198296779</text:p>
          </table:table-cell>
          <table:table-cell office:value-type="float" office:value="0.347551218591661" calcext:value-type="float">
            <text:p>0.347551218591661</text:p>
          </table:table-cell>
          <table:table-cell table:formula="of:=IF(([.A355]-0.5)^2+([.B355]-0.5)^2&lt;=0.5^2;1;0)" office:value-type="float" office:value="1" calcext:value-type="float">
            <text:p>1</text:p>
          </table:table-cell>
          <table:table-cell table:formula="of:=AVERAGE([.$C$2:.C355])*4" office:value-type="float" office:value="3.19774011299435" calcext:value-type="float">
            <text:p>3.197740</text:p>
          </table:table-cell>
          <table:table-cell table:formula="of:=STDEV([.$C$2:.C355])*4" office:value-type="float" office:value="1.60395950590199" calcext:value-type="float">
            <text:p>1.603960</text:p>
          </table:table-cell>
          <table:table-cell table:number-columns-repeated="2"/>
        </table:table-row>
        <table:table-row table:style-name="ro1">
          <table:table-cell office:value-type="float" office:value="0.734287214071251" calcext:value-type="float">
            <text:p>0.734287214071251</text:p>
          </table:table-cell>
          <table:table-cell office:value-type="float" office:value="0.562059083206857" calcext:value-type="float">
            <text:p>0.562059083206857</text:p>
          </table:table-cell>
          <table:table-cell table:formula="of:=IF(([.A356]-0.5)^2+([.B356]-0.5)^2&lt;=0.5^2;1;0)" office:value-type="float" office:value="1" calcext:value-type="float">
            <text:p>1</text:p>
          </table:table-cell>
          <table:table-cell table:formula="of:=AVERAGE([.$C$2:.C356])*4" office:value-type="float" office:value="3.2" calcext:value-type="float">
            <text:p>3.200000</text:p>
          </table:table-cell>
          <table:table-cell table:formula="of:=STDEV([.$C$2:.C356])*4" office:value-type="float" office:value="1.60225829329046" calcext:value-type="float">
            <text:p>1.602258</text:p>
          </table:table-cell>
          <table:table-cell table:number-columns-repeated="2"/>
        </table:table-row>
        <table:table-row table:style-name="ro1">
          <table:table-cell office:value-type="float" office:value="0.898230451828699" calcext:value-type="float">
            <text:p>0.898230451828699</text:p>
          </table:table-cell>
          <table:table-cell office:value-type="float" office:value="0.539803547586824" calcext:value-type="float">
            <text:p>0.539803547586824</text:p>
          </table:table-cell>
          <table:table-cell table:formula="of:=IF(([.A357]-0.5)^2+([.B357]-0.5)^2&lt;=0.5^2;1;0)" office:value-type="float" office:value="1" calcext:value-type="float">
            <text:p>1</text:p>
          </table:table-cell>
          <table:table-cell table:formula="of:=AVERAGE([.$C$2:.C357])*4" office:value-type="float" office:value="3.20224719101124" calcext:value-type="float">
            <text:p>3.202247</text:p>
          </table:table-cell>
          <table:table-cell table:formula="of:=STDEV([.$C$2:.C357])*4" office:value-type="float" office:value="1.6005616991572" calcext:value-type="float">
            <text:p>1.600562</text:p>
          </table:table-cell>
          <table:table-cell table:number-columns-repeated="2"/>
        </table:table-row>
        <table:table-row table:style-name="ro1">
          <table:table-cell office:value-type="float" office:value="0.447499830634164" calcext:value-type="float">
            <text:p>0.447499830634164</text:p>
          </table:table-cell>
          <table:table-cell office:value-type="float" office:value="0.18705347123411" calcext:value-type="float">
            <text:p>0.18705347123411</text:p>
          </table:table-cell>
          <table:table-cell table:formula="of:=IF(([.A358]-0.5)^2+([.B358]-0.5)^2&lt;=0.5^2;1;0)" office:value-type="float" office:value="1" calcext:value-type="float">
            <text:p>1</text:p>
          </table:table-cell>
          <table:table-cell table:formula="of:=AVERAGE([.$C$2:.C358])*4" office:value-type="float" office:value="3.20448179271709" calcext:value-type="float">
            <text:p>3.204482</text:p>
          </table:table-cell>
          <table:table-cell table:formula="of:=STDEV([.$C$2:.C358])*4" office:value-type="float" office:value="1.59886971060603" calcext:value-type="float">
            <text:p>1.598870</text:p>
          </table:table-cell>
          <table:table-cell table:number-columns-repeated="2"/>
        </table:table-row>
        <table:table-row table:style-name="ro1">
          <table:table-cell office:value-type="float" office:value="0.535605833929989" calcext:value-type="float">
            <text:p>0.535605833929989</text:p>
          </table:table-cell>
          <table:table-cell office:value-type="float" office:value="0.236077098688159" calcext:value-type="float">
            <text:p>0.236077098688159</text:p>
          </table:table-cell>
          <table:table-cell table:formula="of:=IF(([.A359]-0.5)^2+([.B359]-0.5)^2&lt;=0.5^2;1;0)" office:value-type="float" office:value="1" calcext:value-type="float">
            <text:p>1</text:p>
          </table:table-cell>
          <table:table-cell table:formula="of:=AVERAGE([.$C$2:.C359])*4" office:value-type="float" office:value="3.20670391061453" calcext:value-type="float">
            <text:p>3.206704</text:p>
          </table:table-cell>
          <table:table-cell table:formula="of:=STDEV([.$C$2:.C359])*4" office:value-type="float" office:value="1.59718231465891" calcext:value-type="float">
            <text:p>1.597182</text:p>
          </table:table-cell>
          <table:table-cell table:number-columns-repeated="2"/>
        </table:table-row>
        <table:table-row table:style-name="ro1">
          <table:table-cell office:value-type="float" office:value="0.798033744621647" calcext:value-type="float">
            <text:p>0.798033744621647</text:p>
          </table:table-cell>
          <table:table-cell office:value-type="float" office:value="0.578943842993896" calcext:value-type="float">
            <text:p>0.578943842993896</text:p>
          </table:table-cell>
          <table:table-cell table:formula="of:=IF(([.A360]-0.5)^2+([.B360]-0.5)^2&lt;=0.5^2;1;0)" office:value-type="float" office:value="1" calcext:value-type="float">
            <text:p>1</text:p>
          </table:table-cell>
          <table:table-cell table:formula="of:=AVERAGE([.$C$2:.C360])*4" office:value-type="float" office:value="3.20891364902507" calcext:value-type="float">
            <text:p>3.208914</text:p>
          </table:table-cell>
          <table:table-cell table:formula="of:=STDEV([.$C$2:.C360])*4" office:value-type="float" office:value="1.59549949825979" calcext:value-type="float">
            <text:p>1.595499</text:p>
          </table:table-cell>
          <table:table-cell table:number-columns-repeated="2"/>
        </table:table-row>
        <table:table-row table:style-name="ro1">
          <table:table-cell office:value-type="float" office:value="0.645792204167733" calcext:value-type="float">
            <text:p>0.645792204167733</text:p>
          </table:table-cell>
          <table:table-cell office:value-type="float" office:value="0.761169047721019" calcext:value-type="float">
            <text:p>0.761169047721019</text:p>
          </table:table-cell>
          <table:table-cell table:formula="of:=IF(([.A361]-0.5)^2+([.B361]-0.5)^2&lt;=0.5^2;1;0)" office:value-type="float" office:value="1" calcext:value-type="float">
            <text:p>1</text:p>
          </table:table-cell>
          <table:table-cell table:formula="of:=AVERAGE([.$C$2:.C361])*4" office:value-type="float" office:value="3.21111111111111" calcext:value-type="float">
            <text:p>3.211111</text:p>
          </table:table-cell>
          <table:table-cell table:formula="of:=STDEV([.$C$2:.C361])*4" office:value-type="float" office:value="1.59382124827847" calcext:value-type="float">
            <text:p>1.593821</text:p>
          </table:table-cell>
          <table:table-cell table:number-columns-repeated="2"/>
        </table:table-row>
        <table:table-row table:style-name="ro1">
          <table:table-cell office:value-type="float" office:value="0.491204407953631" calcext:value-type="float">
            <text:p>0.491204407953631</text:p>
          </table:table-cell>
          <table:table-cell office:value-type="float" office:value="0.712571169268278" calcext:value-type="float">
            <text:p>0.712571169268278</text:p>
          </table:table-cell>
          <table:table-cell table:formula="of:=IF(([.A362]-0.5)^2+([.B362]-0.5)^2&lt;=0.5^2;1;0)" office:value-type="float" office:value="1" calcext:value-type="float">
            <text:p>1</text:p>
          </table:table-cell>
          <table:table-cell table:formula="of:=AVERAGE([.$C$2:.C362])*4" office:value-type="float" office:value="3.21329639889197" calcext:value-type="float">
            <text:p>3.213296</text:p>
          </table:table-cell>
          <table:table-cell table:formula="of:=STDEV([.$C$2:.C362])*4" office:value-type="float" office:value="1.59214755151416" calcext:value-type="float">
            <text:p>1.592148</text:p>
          </table:table-cell>
          <table:table-cell table:number-columns-repeated="2"/>
        </table:table-row>
        <table:table-row table:style-name="ro1">
          <table:table-cell office:value-type="float" office:value="0.249648271122532" calcext:value-type="float">
            <text:p>0.249648271122532</text:p>
          </table:table-cell>
          <table:table-cell office:value-type="float" office:value="0.907868126671047" calcext:value-type="float">
            <text:p>0.907868126671047</text:p>
          </table:table-cell>
          <table:table-cell table:formula="of:=IF(([.A363]-0.5)^2+([.B363]-0.5)^2&lt;=0.5^2;1;0)" office:value-type="float" office:value="1" calcext:value-type="float">
            <text:p>1</text:p>
          </table:table-cell>
          <table:table-cell table:formula="of:=AVERAGE([.$C$2:.C363])*4" office:value-type="float" office:value="3.21546961325967" calcext:value-type="float">
            <text:p>3.215470</text:p>
          </table:table-cell>
          <table:table-cell table:formula="of:=STDEV([.$C$2:.C363])*4" office:value-type="float" office:value="1.59047839469917" calcext:value-type="float">
            <text:p>1.590478</text:p>
          </table:table-cell>
          <table:table-cell table:number-columns-repeated="2"/>
        </table:table-row>
        <table:table-row table:style-name="ro1">
          <table:table-cell office:value-type="float" office:value="0.451559225995744" calcext:value-type="float">
            <text:p>0.451559225995744</text:p>
          </table:table-cell>
          <table:table-cell office:value-type="float" office:value="0.926633294528963" calcext:value-type="float">
            <text:p>0.926633294528963</text:p>
          </table:table-cell>
          <table:table-cell table:formula="of:=IF(([.A364]-0.5)^2+([.B364]-0.5)^2&lt;=0.5^2;1;0)" office:value-type="float" office:value="1" calcext:value-type="float">
            <text:p>1</text:p>
          </table:table-cell>
          <table:table-cell table:formula="of:=AVERAGE([.$C$2:.C364])*4" office:value-type="float" office:value="3.21763085399449" calcext:value-type="float">
            <text:p>3.217631</text:p>
          </table:table-cell>
          <table:table-cell table:formula="of:=STDEV([.$C$2:.C364])*4" office:value-type="float" office:value="1.58881376450229" calcext:value-type="float">
            <text:p>1.588814</text:p>
          </table:table-cell>
          <table:table-cell table:number-columns-repeated="2"/>
        </table:table-row>
        <table:table-row table:style-name="ro1">
          <table:table-cell office:value-type="float" office:value="0.369405527436235" calcext:value-type="float">
            <text:p>0.369405527436235</text:p>
          </table:table-cell>
          <table:table-cell office:value-type="float" office:value="0.997620912494945" calcext:value-type="float">
            <text:p>0.997620912494945</text:p>
          </table:table-cell>
          <table:table-cell table:formula="of:=IF(([.A365]-0.5)^2+([.B365]-0.5)^2&lt;=0.5^2;1;0)" office:value-type="float" office:value="0" calcext:value-type="float">
            <text:p>0</text:p>
          </table:table-cell>
          <table:table-cell table:formula="of:=AVERAGE([.$C$2:.C365])*4" office:value-type="float" office:value="3.20879120879121" calcext:value-type="float">
            <text:p>3.208791</text:p>
          </table:table-cell>
          <table:table-cell table:formula="of:=STDEV([.$C$2:.C365])*4" office:value-type="float" office:value="1.59556191310305" calcext:value-type="float">
            <text:p>1.595562</text:p>
          </table:table-cell>
          <table:table-cell table:number-columns-repeated="2"/>
        </table:table-row>
        <table:table-row table:style-name="ro1">
          <table:table-cell office:value-type="float" office:value="0.0291719247958252" calcext:value-type="float">
            <text:p>0.0291719247958252</text:p>
          </table:table-cell>
          <table:table-cell office:value-type="float" office:value="0.857570505544711" calcext:value-type="float">
            <text:p>0.857570505544711</text:p>
          </table:table-cell>
          <table:table-cell table:formula="of:=IF(([.A366]-0.5)^2+([.B366]-0.5)^2&lt;=0.5^2;1;0)" office:value-type="float" office:value="0" calcext:value-type="float">
            <text:p>0</text:p>
          </table:table-cell>
          <table:table-cell table:formula="of:=AVERAGE([.$C$2:.C366])*4" office:value-type="float" office:value="3.2" calcext:value-type="float">
            <text:p>3.200000</text:p>
          </table:table-cell>
          <table:table-cell table:formula="of:=STDEV([.$C$2:.C366])*4" office:value-type="float" office:value="1.60219629478818" calcext:value-type="float">
            <text:p>1.602196</text:p>
          </table:table-cell>
          <table:table-cell table:number-columns-repeated="2"/>
        </table:table-row>
        <table:table-row table:style-name="ro1">
          <table:table-cell office:value-type="float" office:value="0.717062778217389" calcext:value-type="float">
            <text:p>0.717062778217389</text:p>
          </table:table-cell>
          <table:table-cell office:value-type="float" office:value="0.378682749056667" calcext:value-type="float">
            <text:p>0.378682749056667</text:p>
          </table:table-cell>
          <table:table-cell table:formula="of:=IF(([.A367]-0.5)^2+([.B367]-0.5)^2&lt;=0.5^2;1;0)" office:value-type="float" office:value="1" calcext:value-type="float">
            <text:p>1</text:p>
          </table:table-cell>
          <table:table-cell table:formula="of:=AVERAGE([.$C$2:.C367])*4" office:value-type="float" office:value="3.20218579234973" calcext:value-type="float">
            <text:p>3.202186</text:p>
          </table:table-cell>
          <table:table-cell table:formula="of:=STDEV([.$C$2:.C367])*4" office:value-type="float" office:value="1.60054635480506" calcext:value-type="float">
            <text:p>1.600546</text:p>
          </table:table-cell>
          <table:table-cell table:number-columns-repeated="2"/>
        </table:table-row>
        <table:table-row table:style-name="ro1">
          <table:table-cell office:value-type="float" office:value="0.793930916367331" calcext:value-type="float">
            <text:p>0.793930916367331</text:p>
          </table:table-cell>
          <table:table-cell office:value-type="float" office:value="0.862579693938874" calcext:value-type="float">
            <text:p>0.862579693938874</text:p>
          </table:table-cell>
          <table:table-cell table:formula="of:=IF(([.A368]-0.5)^2+([.B368]-0.5)^2&lt;=0.5^2;1;0)" office:value-type="float" office:value="1" calcext:value-type="float">
            <text:p>1</text:p>
          </table:table-cell>
          <table:table-cell table:formula="of:=AVERAGE([.$C$2:.C368])*4" office:value-type="float" office:value="3.20435967302452" calcext:value-type="float">
            <text:p>3.204360</text:p>
          </table:table-cell>
          <table:table-cell table:formula="of:=STDEV([.$C$2:.C368])*4" office:value-type="float" office:value="1.59890077039213" calcext:value-type="float">
            <text:p>1.598901</text:p>
          </table:table-cell>
          <table:table-cell table:number-columns-repeated="2"/>
        </table:table-row>
        <table:table-row table:style-name="ro1">
          <table:table-cell office:value-type="float" office:value="0.266943215469306" calcext:value-type="float">
            <text:p>0.266943215469306</text:p>
          </table:table-cell>
          <table:table-cell office:value-type="float" office:value="0.357620387242854" calcext:value-type="float">
            <text:p>0.357620387242854</text:p>
          </table:table-cell>
          <table:table-cell table:formula="of:=IF(([.A369]-0.5)^2+([.B369]-0.5)^2&lt;=0.5^2;1;0)" office:value-type="float" office:value="1" calcext:value-type="float">
            <text:p>1</text:p>
          </table:table-cell>
          <table:table-cell table:formula="of:=AVERAGE([.$C$2:.C369])*4" office:value-type="float" office:value="3.20652173913043" calcext:value-type="float">
            <text:p>3.206522</text:p>
          </table:table-cell>
          <table:table-cell table:formula="of:=STDEV([.$C$2:.C369])*4" office:value-type="float" office:value="1.59725952962432" calcext:value-type="float">
            <text:p>1.597260</text:p>
          </table:table-cell>
          <table:table-cell table:number-columns-repeated="2"/>
        </table:table-row>
        <table:table-row table:style-name="ro1">
          <table:table-cell office:value-type="float" office:value="0.088803820554954" calcext:value-type="float">
            <text:p>0.088803820554954</text:p>
          </table:table-cell>
          <table:table-cell office:value-type="float" office:value="0.589532406915457" calcext:value-type="float">
            <text:p>0.589532406915457</text:p>
          </table:table-cell>
          <table:table-cell table:formula="of:=IF(([.A370]-0.5)^2+([.B370]-0.5)^2&lt;=0.5^2;1;0)" office:value-type="float" office:value="1" calcext:value-type="float">
            <text:p>1</text:p>
          </table:table-cell>
          <table:table-cell table:formula="of:=AVERAGE([.$C$2:.C370])*4" office:value-type="float" office:value="3.20867208672087" calcext:value-type="float">
            <text:p>3.208672</text:p>
          </table:table-cell>
          <table:table-cell table:formula="of:=STDEV([.$C$2:.C370])*4" office:value-type="float" office:value="1.59562262050649" calcext:value-type="float">
            <text:p>1.595623</text:p>
          </table:table-cell>
          <table:table-cell table:number-columns-repeated="2"/>
        </table:table-row>
        <table:table-row table:style-name="ro1">
          <table:table-cell office:value-type="float" office:value="0.0209280917326855" calcext:value-type="float">
            <text:p>0.0209280917326855</text:p>
          </table:table-cell>
          <table:table-cell office:value-type="float" office:value="0.612788627221588" calcext:value-type="float">
            <text:p>0.612788627221588</text:p>
          </table:table-cell>
          <table:table-cell table:formula="of:=IF(([.A371]-0.5)^2+([.B371]-0.5)^2&lt;=0.5^2;1;0)" office:value-type="float" office:value="1" calcext:value-type="float">
            <text:p>1</text:p>
          </table:table-cell>
          <table:table-cell table:formula="of:=AVERAGE([.$C$2:.C371])*4" office:value-type="float" office:value="3.21081081081081" calcext:value-type="float">
            <text:p>3.210811</text:p>
          </table:table-cell>
          <table:table-cell table:formula="of:=STDEV([.$C$2:.C371])*4" office:value-type="float" office:value="1.59399003097667" calcext:value-type="float">
            <text:p>1.593990</text:p>
          </table:table-cell>
          <table:table-cell table:number-columns-repeated="2"/>
        </table:table-row>
        <table:table-row table:style-name="ro1">
          <table:table-cell office:value-type="float" office:value="0.953748887731151" calcext:value-type="float">
            <text:p>0.953748887731151</text:p>
          </table:table-cell>
          <table:table-cell office:value-type="float" office:value="0.700597539501325" calcext:value-type="float">
            <text:p>0.700597539501325</text:p>
          </table:table-cell>
          <table:table-cell table:formula="of:=IF(([.A372]-0.5)^2+([.B372]-0.5)^2&lt;=0.5^2;1;0)" office:value-type="float" office:value="1" calcext:value-type="float">
            <text:p>1</text:p>
          </table:table-cell>
          <table:table-cell table:formula="of:=AVERAGE([.$C$2:.C372])*4" office:value-type="float" office:value="3.21293800539084" calcext:value-type="float">
            <text:p>3.212938</text:p>
          </table:table-cell>
          <table:table-cell table:formula="of:=STDEV([.$C$2:.C372])*4" office:value-type="float" office:value="1.59236174890931" calcext:value-type="float">
            <text:p>1.592362</text:p>
          </table:table-cell>
          <table:table-cell table:number-columns-repeated="2"/>
        </table:table-row>
        <table:table-row table:style-name="ro1">
          <table:table-cell office:value-type="float" office:value="0.814067465944496" calcext:value-type="float">
            <text:p>0.814067465944496</text:p>
          </table:table-cell>
          <table:table-cell office:value-type="float" office:value="0.957066766957956" calcext:value-type="float">
            <text:p>0.957066766957956</text:p>
          </table:table-cell>
          <table:table-cell table:formula="of:=IF(([.A373]-0.5)^2+([.B373]-0.5)^2&lt;=0.5^2;1;0)" office:value-type="float" office:value="0" calcext:value-type="float">
            <text:p>0</text:p>
          </table:table-cell>
          <table:table-cell table:formula="of:=AVERAGE([.$C$2:.C373])*4" office:value-type="float" office:value="3.20430107526882" calcext:value-type="float">
            <text:p>3.204301</text:p>
          </table:table-cell>
          <table:table-cell table:formula="of:=STDEV([.$C$2:.C373])*4" office:value-type="float" office:value="1.59891566885731" calcext:value-type="float">
            <text:p>1.598916</text:p>
          </table:table-cell>
          <table:table-cell table:number-columns-repeated="2"/>
        </table:table-row>
        <table:table-row table:style-name="ro1">
          <table:table-cell office:value-type="float" office:value="0.619011350243834" calcext:value-type="float">
            <text:p>0.619011350243834</text:p>
          </table:table-cell>
          <table:table-cell office:value-type="float" office:value="0.570045588136702" calcext:value-type="float">
            <text:p>0.570045588136702</text:p>
          </table:table-cell>
          <table:table-cell table:formula="of:=IF(([.A374]-0.5)^2+([.B374]-0.5)^2&lt;=0.5^2;1;0)" office:value-type="float" office:value="1" calcext:value-type="float">
            <text:p>1</text:p>
          </table:table-cell>
          <table:table-cell table:formula="of:=AVERAGE([.$C$2:.C374])*4" office:value-type="float" office:value="3.20643431635389" calcext:value-type="float">
            <text:p>3.206434</text:p>
          </table:table-cell>
          <table:table-cell table:formula="of:=STDEV([.$C$2:.C374])*4" office:value-type="float" office:value="1.59729657163094" calcext:value-type="float">
            <text:p>1.597297</text:p>
          </table:table-cell>
          <table:table-cell table:number-columns-repeated="2"/>
        </table:table-row>
        <table:table-row table:style-name="ro1">
          <table:table-cell office:value-type="float" office:value="0.0979640278606366" calcext:value-type="float">
            <text:p>0.0979640278606366</text:p>
          </table:table-cell>
          <table:table-cell office:value-type="float" office:value="0.373460061915526" calcext:value-type="float">
            <text:p>0.373460061915526</text:p>
          </table:table-cell>
          <table:table-cell table:formula="of:=IF(([.A375]-0.5)^2+([.B375]-0.5)^2&lt;=0.5^2;1;0)" office:value-type="float" office:value="1" calcext:value-type="float">
            <text:p>1</text:p>
          </table:table-cell>
          <table:table-cell table:formula="of:=AVERAGE([.$C$2:.C375])*4" office:value-type="float" office:value="3.20855614973262" calcext:value-type="float">
            <text:p>3.208556</text:p>
          </table:table-cell>
          <table:table-cell table:formula="of:=STDEV([.$C$2:.C375])*4" office:value-type="float" office:value="1.59568168958584" calcext:value-type="float">
            <text:p>1.595682</text:p>
          </table:table-cell>
          <table:table-cell table:number-columns-repeated="2"/>
        </table:table-row>
        <table:table-row table:style-name="ro1">
          <table:table-cell office:value-type="float" office:value="0.073154094157449" calcext:value-type="float">
            <text:p>0.073154094157449</text:p>
          </table:table-cell>
          <table:table-cell office:value-type="float" office:value="0.525844501602007" calcext:value-type="float">
            <text:p>0.525844501602007</text:p>
          </table:table-cell>
          <table:table-cell table:formula="of:=IF(([.A376]-0.5)^2+([.B376]-0.5)^2&lt;=0.5^2;1;0)" office:value-type="float" office:value="1" calcext:value-type="float">
            <text:p>1</text:p>
          </table:table-cell>
          <table:table-cell table:formula="of:=AVERAGE([.$C$2:.C376])*4" office:value-type="float" office:value="3.21066666666667" calcext:value-type="float">
            <text:p>3.210667</text:p>
          </table:table-cell>
          <table:table-cell table:formula="of:=STDEV([.$C$2:.C376])*4" office:value-type="float" office:value="1.59407101115094" calcext:value-type="float">
            <text:p>1.594071</text:p>
          </table:table-cell>
          <table:table-cell table:number-columns-repeated="2"/>
        </table:table-row>
        <table:table-row table:style-name="ro1">
          <table:table-cell office:value-type="float" office:value="0.00363783407069036" calcext:value-type="float">
            <text:p>0.00363783407069036</text:p>
          </table:table-cell>
          <table:table-cell office:value-type="float" office:value="0.415298914163189" calcext:value-type="float">
            <text:p>0.415298914163189</text:p>
          </table:table-cell>
          <table:table-cell table:formula="of:=IF(([.A377]-0.5)^2+([.B377]-0.5)^2&lt;=0.5^2;1;0)" office:value-type="float" office:value="0" calcext:value-type="float">
            <text:p>0</text:p>
          </table:table-cell>
          <table:table-cell table:formula="of:=AVERAGE([.$C$2:.C377])*4" office:value-type="float" office:value="3.20212765957447" calcext:value-type="float">
            <text:p>3.202128</text:p>
          </table:table-cell>
          <table:table-cell table:formula="of:=STDEV([.$C$2:.C377])*4" office:value-type="float" office:value="1.60053182650629" calcext:value-type="float">
            <text:p>1.600532</text:p>
          </table:table-cell>
          <table:table-cell table:number-columns-repeated="2"/>
        </table:table-row>
        <table:table-row table:style-name="ro1">
          <table:table-cell office:value-type="float" office:value="0.797573330230436" calcext:value-type="float">
            <text:p>0.797573330230436</text:p>
          </table:table-cell>
          <table:table-cell office:value-type="float" office:value="0.866391122137385" calcext:value-type="float">
            <text:p>0.866391122137385</text:p>
          </table:table-cell>
          <table:table-cell table:formula="of:=IF(([.A378]-0.5)^2+([.B378]-0.5)^2&lt;=0.5^2;1;0)" office:value-type="float" office:value="1" calcext:value-type="float">
            <text:p>1</text:p>
          </table:table-cell>
          <table:table-cell table:formula="of:=AVERAGE([.$C$2:.C378])*4" office:value-type="float" office:value="3.20424403183024" calcext:value-type="float">
            <text:p>3.204244</text:p>
          </table:table-cell>
          <table:table-cell table:formula="of:=STDEV([.$C$2:.C378])*4" office:value-type="float" office:value="1.5989301688851" calcext:value-type="float">
            <text:p>1.598930</text:p>
          </table:table-cell>
          <table:table-cell table:number-columns-repeated="2"/>
        </table:table-row>
        <table:table-row table:style-name="ro1">
          <table:table-cell office:value-type="float" office:value="0.0571315765861119" calcext:value-type="float">
            <text:p>0.0571315765861119</text:p>
          </table:table-cell>
          <table:table-cell office:value-type="float" office:value="0.383708319951993" calcext:value-type="float">
            <text:p>0.383708319951993</text:p>
          </table:table-cell>
          <table:table-cell table:formula="of:=IF(([.A379]-0.5)^2+([.B379]-0.5)^2&lt;=0.5^2;1;0)" office:value-type="float" office:value="1" calcext:value-type="float">
            <text:p>1</text:p>
          </table:table-cell>
          <table:table-cell table:formula="of:=AVERAGE([.$C$2:.C379])*4" office:value-type="float" office:value="3.20634920634921" calcext:value-type="float">
            <text:p>3.206349</text:p>
          </table:table-cell>
          <table:table-cell table:formula="of:=STDEV([.$C$2:.C379])*4" office:value-type="float" office:value="1.59733262565715" calcext:value-type="float">
            <text:p>1.597333</text:p>
          </table:table-cell>
          <table:table-cell table:number-columns-repeated="2"/>
        </table:table-row>
        <table:table-row table:style-name="ro1">
          <table:table-cell office:value-type="float" office:value="0.38906296968774" calcext:value-type="float">
            <text:p>0.38906296968774</text:p>
          </table:table-cell>
          <table:table-cell office:value-type="float" office:value="0.291967192158606" calcext:value-type="float">
            <text:p>0.291967192158606</text:p>
          </table:table-cell>
          <table:table-cell table:formula="of:=IF(([.A380]-0.5)^2+([.B380]-0.5)^2&lt;=0.5^2;1;0)" office:value-type="float" office:value="1" calcext:value-type="float">
            <text:p>1</text:p>
          </table:table-cell>
          <table:table-cell table:formula="of:=AVERAGE([.$C$2:.C380])*4" office:value-type="float" office:value="3.20844327176781" calcext:value-type="float">
            <text:p>3.208443</text:p>
          </table:table-cell>
          <table:table-cell table:formula="of:=STDEV([.$C$2:.C380])*4" office:value-type="float" office:value="1.59573918577632" calcext:value-type="float">
            <text:p>1.595739</text:p>
          </table:table-cell>
          <table:table-cell table:number-columns-repeated="2"/>
        </table:table-row>
        <table:table-row table:style-name="ro1">
          <table:table-cell office:value-type="float" office:value="0.527883494450339" calcext:value-type="float">
            <text:p>0.527883494450339</text:p>
          </table:table-cell>
          <table:table-cell office:value-type="float" office:value="0.0694977857225898" calcext:value-type="float">
            <text:p>0.0694977857225898</text:p>
          </table:table-cell>
          <table:table-cell table:formula="of:=IF(([.A381]-0.5)^2+([.B381]-0.5)^2&lt;=0.5^2;1;0)" office:value-type="float" office:value="1" calcext:value-type="float">
            <text:p>1</text:p>
          </table:table-cell>
          <table:table-cell table:formula="of:=AVERAGE([.$C$2:.C381])*4" office:value-type="float" office:value="3.21052631578947" calcext:value-type="float">
            <text:p>3.210526</text:p>
          </table:table-cell>
          <table:table-cell table:formula="of:=STDEV([.$C$2:.C381])*4" office:value-type="float" office:value="1.5941498381362" calcext:value-type="float">
            <text:p>1.594150</text:p>
          </table:table-cell>
          <table:table-cell table:number-columns-repeated="2"/>
        </table:table-row>
        <table:table-row table:style-name="ro1">
          <table:table-cell office:value-type="float" office:value="0.10104124087027" calcext:value-type="float">
            <text:p>0.10104124087027</text:p>
          </table:table-cell>
          <table:table-cell office:value-type="float" office:value="0.95270085118951" calcext:value-type="float">
            <text:p>0.95270085118951</text:p>
          </table:table-cell>
          <table:table-cell table:formula="of:=IF(([.A382]-0.5)^2+([.B382]-0.5)^2&lt;=0.5^2;1;0)" office:value-type="float" office:value="0" calcext:value-type="float">
            <text:p>0</text:p>
          </table:table-cell>
          <table:table-cell table:formula="of:=AVERAGE([.$C$2:.C382])*4" office:value-type="float" office:value="3.20209973753281" calcext:value-type="float">
            <text:p>3.202100</text:p>
          </table:table-cell>
          <table:table-cell table:formula="of:=STDEV([.$C$2:.C382])*4" office:value-type="float" office:value="1.60052484830015" calcext:value-type="float">
            <text:p>1.600525</text:p>
          </table:table-cell>
          <table:table-cell table:number-columns-repeated="2"/>
        </table:table-row>
        <table:table-row table:style-name="ro1">
          <table:table-cell office:value-type="float" office:value="0.154563890990008" calcext:value-type="float">
            <text:p>0.154563890990008</text:p>
          </table:table-cell>
          <table:table-cell office:value-type="float" office:value="0.258103995199795" calcext:value-type="float">
            <text:p>0.258103995199795</text:p>
          </table:table-cell>
          <table:table-cell table:formula="of:=IF(([.A383]-0.5)^2+([.B383]-0.5)^2&lt;=0.5^2;1;0)" office:value-type="float" office:value="1" calcext:value-type="float">
            <text:p>1</text:p>
          </table:table-cell>
          <table:table-cell table:formula="of:=AVERAGE([.$C$2:.C383])*4" office:value-type="float" office:value="3.20418848167539" calcext:value-type="float">
            <text:p>3.204188</text:p>
          </table:table-cell>
          <table:table-cell table:formula="of:=STDEV([.$C$2:.C383])*4" office:value-type="float" office:value="1.59894428624739" calcext:value-type="float">
            <text:p>1.598944</text:p>
          </table:table-cell>
          <table:table-cell table:number-columns-repeated="2"/>
        </table:table-row>
        <table:table-row table:style-name="ro1">
          <table:table-cell office:value-type="float" office:value="0.0651406432282481" calcext:value-type="float">
            <text:p>0.0651406432282481</text:p>
          </table:table-cell>
          <table:table-cell office:value-type="float" office:value="0.713777811244221" calcext:value-type="float">
            <text:p>0.713777811244221</text:p>
          </table:table-cell>
          <table:table-cell table:formula="of:=IF(([.A384]-0.5)^2+([.B384]-0.5)^2&lt;=0.5^2;1;0)" office:value-type="float" office:value="1" calcext:value-type="float">
            <text:p>1</text:p>
          </table:table-cell>
          <table:table-cell table:formula="of:=AVERAGE([.$C$2:.C384])*4" office:value-type="float" office:value="3.20626631853786" calcext:value-type="float">
            <text:p>3.206266</text:p>
          </table:table-cell>
          <table:table-cell table:formula="of:=STDEV([.$C$2:.C384])*4" office:value-type="float" office:value="1.59736773070845" calcext:value-type="float">
            <text:p>1.597368</text:p>
          </table:table-cell>
          <table:table-cell table:number-columns-repeated="2"/>
        </table:table-row>
        <table:table-row table:style-name="ro1">
          <table:table-cell office:value-type="float" office:value="0.624806065558868" calcext:value-type="float">
            <text:p>0.624806065558868</text:p>
          </table:table-cell>
          <table:table-cell office:value-type="float" office:value="0.195941319007198" calcext:value-type="float">
            <text:p>0.195941319007198</text:p>
          </table:table-cell>
          <table:table-cell table:formula="of:=IF(([.A385]-0.5)^2+([.B385]-0.5)^2&lt;=0.5^2;1;0)" office:value-type="float" office:value="1" calcext:value-type="float">
            <text:p>1</text:p>
          </table:table-cell>
          <table:table-cell table:formula="of:=AVERAGE([.$C$2:.C385])*4" office:value-type="float" office:value="3.20833333333333" calcext:value-type="float">
            <text:p>3.208333</text:p>
          </table:table-cell>
          <table:table-cell table:formula="of:=STDEV([.$C$2:.C385])*4" office:value-type="float" office:value="1.5957951710744" calcext:value-type="float">
            <text:p>1.595795</text:p>
          </table:table-cell>
          <table:table-cell table:number-columns-repeated="2"/>
        </table:table-row>
        <table:table-row table:style-name="ro1">
          <table:table-cell office:value-type="float" office:value="0.690649032119078" calcext:value-type="float">
            <text:p>0.690649032119078</text:p>
          </table:table-cell>
          <table:table-cell office:value-type="float" office:value="0.044682135923956" calcext:value-type="float">
            <text:p>0.044682135923956</text:p>
          </table:table-cell>
          <table:table-cell table:formula="of:=IF(([.A386]-0.5)^2+([.B386]-0.5)^2&lt;=0.5^2;1;0)" office:value-type="float" office:value="1" calcext:value-type="float">
            <text:p>1</text:p>
          </table:table-cell>
          <table:table-cell table:formula="of:=AVERAGE([.$C$2:.C386])*4" office:value-type="float" office:value="3.21038961038961" calcext:value-type="float">
            <text:p>3.210390</text:p>
          </table:table-cell>
          <table:table-cell table:formula="of:=STDEV([.$C$2:.C386])*4" office:value-type="float" office:value="1.59422659667891" calcext:value-type="float">
            <text:p>1.594227</text:p>
          </table:table-cell>
          <table:table-cell table:number-columns-repeated="2"/>
        </table:table-row>
        <table:table-row table:style-name="ro1">
          <table:table-cell office:value-type="float" office:value="0.0956338422498254" calcext:value-type="float">
            <text:p>0.0956338422498254</text:p>
          </table:table-cell>
          <table:table-cell office:value-type="float" office:value="0.588079706833257" calcext:value-type="float">
            <text:p>0.588079706833257</text:p>
          </table:table-cell>
          <table:table-cell table:formula="of:=IF(([.A387]-0.5)^2+([.B387]-0.5)^2&lt;=0.5^2;1;0)" office:value-type="float" office:value="1" calcext:value-type="float">
            <text:p>1</text:p>
          </table:table-cell>
          <table:table-cell table:formula="of:=AVERAGE([.$C$2:.C387])*4" office:value-type="float" office:value="3.21243523316062" calcext:value-type="float">
            <text:p>3.212435</text:p>
          </table:table-cell>
          <table:table-cell table:formula="of:=STDEV([.$C$2:.C387])*4" office:value-type="float" office:value="1.59266199680099" calcext:value-type="float">
            <text:p>1.592662</text:p>
          </table:table-cell>
          <table:table-cell table:number-columns-repeated="2"/>
        </table:table-row>
        <table:table-row table:style-name="ro1">
          <table:table-cell office:value-type="float" office:value="0.387930868596659" calcext:value-type="float">
            <text:p>0.387930868596659</text:p>
          </table:table-cell>
          <table:table-cell office:value-type="float" office:value="0.779677485985317" calcext:value-type="float">
            <text:p>0.779677485985317</text:p>
          </table:table-cell>
          <table:table-cell table:formula="of:=IF(([.A388]-0.5)^2+([.B388]-0.5)^2&lt;=0.5^2;1;0)" office:value-type="float" office:value="1" calcext:value-type="float">
            <text:p>1</text:p>
          </table:table-cell>
          <table:table-cell table:formula="of:=AVERAGE([.$C$2:.C388])*4" office:value-type="float" office:value="3.21447028423773" calcext:value-type="float">
            <text:p>3.214470</text:p>
          </table:table-cell>
          <table:table-cell table:formula="of:=STDEV([.$C$2:.C388])*4" office:value-type="float" office:value="1.59110136066744" calcext:value-type="float">
            <text:p>1.591101</text:p>
          </table:table-cell>
          <table:table-cell table:number-columns-repeated="2"/>
        </table:table-row>
        <table:table-row table:style-name="ro1">
          <table:table-cell office:value-type="float" office:value="0.157779383144434" calcext:value-type="float">
            <text:p>0.157779383144434</text:p>
          </table:table-cell>
          <table:table-cell office:value-type="float" office:value="0.430008984657334" calcext:value-type="float">
            <text:p>0.430008984657334</text:p>
          </table:table-cell>
          <table:table-cell table:formula="of:=IF(([.A389]-0.5)^2+([.B389]-0.5)^2&lt;=0.5^2;1;0)" office:value-type="float" office:value="1" calcext:value-type="float">
            <text:p>1</text:p>
          </table:table-cell>
          <table:table-cell table:formula="of:=AVERAGE([.$C$2:.C389])*4" office:value-type="float" office:value="3.21649484536083" calcext:value-type="float">
            <text:p>3.216495</text:p>
          </table:table-cell>
          <table:table-cell table:formula="of:=STDEV([.$C$2:.C389])*4" office:value-type="float" office:value="1.5895446774555" calcext:value-type="float">
            <text:p>1.589545</text:p>
          </table:table-cell>
          <table:table-cell table:number-columns-repeated="2"/>
        </table:table-row>
        <table:table-row table:style-name="ro1">
          <table:table-cell office:value-type="float" office:value="0.52074618233496" calcext:value-type="float">
            <text:p>0.52074618233496</text:p>
          </table:table-cell>
          <table:table-cell office:value-type="float" office:value="0.82028629128618" calcext:value-type="float">
            <text:p>0.82028629128618</text:p>
          </table:table-cell>
          <table:table-cell table:formula="of:=IF(([.A390]-0.5)^2+([.B390]-0.5)^2&lt;=0.5^2;1;0)" office:value-type="float" office:value="1" calcext:value-type="float">
            <text:p>1</text:p>
          </table:table-cell>
          <table:table-cell table:formula="of:=AVERAGE([.$C$2:.C390])*4" office:value-type="float" office:value="3.21850899742931" calcext:value-type="float">
            <text:p>3.218509</text:p>
          </table:table-cell>
          <table:table-cell table:formula="of:=STDEV([.$C$2:.C390])*4" office:value-type="float" office:value="1.58799193629515" calcext:value-type="float">
            <text:p>1.587992</text:p>
          </table:table-cell>
          <table:table-cell table:number-columns-repeated="2"/>
        </table:table-row>
        <table:table-row table:style-name="ro1">
          <table:table-cell office:value-type="float" office:value="0.690337793833079" calcext:value-type="float">
            <text:p>0.690337793833079</text:p>
          </table:table-cell>
          <table:table-cell office:value-type="float" office:value="0.837230091998981" calcext:value-type="float">
            <text:p>0.837230091998981</text:p>
          </table:table-cell>
          <table:table-cell table:formula="of:=IF(([.A391]-0.5)^2+([.B391]-0.5)^2&lt;=0.5^2;1;0)" office:value-type="float" office:value="1" calcext:value-type="float">
            <text:p>1</text:p>
          </table:table-cell>
          <table:table-cell table:formula="of:=AVERAGE([.$C$2:.C391])*4" office:value-type="float" office:value="3.22051282051282" calcext:value-type="float">
            <text:p>3.220513</text:p>
          </table:table-cell>
          <table:table-cell table:formula="of:=STDEV([.$C$2:.C391])*4" office:value-type="float" office:value="1.58644312627158" calcext:value-type="float">
            <text:p>1.586443</text:p>
          </table:table-cell>
          <table:table-cell table:number-columns-repeated="2"/>
        </table:table-row>
        <table:table-row table:style-name="ro1">
          <table:table-cell office:value-type="float" office:value="0.440374231976924" calcext:value-type="float">
            <text:p>0.440374231976924</text:p>
          </table:table-cell>
          <table:table-cell office:value-type="float" office:value="0.186841099308591" calcext:value-type="float">
            <text:p>0.186841099308591</text:p>
          </table:table-cell>
          <table:table-cell table:formula="of:=IF(([.A392]-0.5)^2+([.B392]-0.5)^2&lt;=0.5^2;1;0)" office:value-type="float" office:value="1" calcext:value-type="float">
            <text:p>1</text:p>
          </table:table-cell>
          <table:table-cell table:formula="of:=AVERAGE([.$C$2:.C392])*4" office:value-type="float" office:value="3.22250639386189" calcext:value-type="float">
            <text:p>3.222506</text:p>
          </table:table-cell>
          <table:table-cell table:formula="of:=STDEV([.$C$2:.C392])*4" office:value-type="float" office:value="1.58489823642745" calcext:value-type="float">
            <text:p>1.584898</text:p>
          </table:table-cell>
          <table:table-cell table:number-columns-repeated="2"/>
        </table:table-row>
        <table:table-row table:style-name="ro1">
          <table:table-cell office:value-type="float" office:value="0.384943188080681" calcext:value-type="float">
            <text:p>0.384943188080681</text:p>
          </table:table-cell>
          <table:table-cell office:value-type="float" office:value="0.461979141275466" calcext:value-type="float">
            <text:p>0.461979141275466</text:p>
          </table:table-cell>
          <table:table-cell table:formula="of:=IF(([.A393]-0.5)^2+([.B393]-0.5)^2&lt;=0.5^2;1;0)" office:value-type="float" office:value="1" calcext:value-type="float">
            <text:p>1</text:p>
          </table:table-cell>
          <table:table-cell table:formula="of:=AVERAGE([.$C$2:.C393])*4" office:value-type="float" office:value="3.22448979591837" calcext:value-type="float">
            <text:p>3.224490</text:p>
          </table:table-cell>
          <table:table-cell table:formula="of:=STDEV([.$C$2:.C393])*4" office:value-type="float" office:value="1.58335725576514" calcext:value-type="float">
            <text:p>1.583357</text:p>
          </table:table-cell>
          <table:table-cell table:number-columns-repeated="2"/>
        </table:table-row>
        <table:table-row table:style-name="ro1">
          <table:table-cell office:value-type="float" office:value="0.129960334561253" calcext:value-type="float">
            <text:p>0.129960334561253</text:p>
          </table:table-cell>
          <table:table-cell office:value-type="float" office:value="0.706799446553713" calcext:value-type="float">
            <text:p>0.706799446553713</text:p>
          </table:table-cell>
          <table:table-cell table:formula="of:=IF(([.A394]-0.5)^2+([.B394]-0.5)^2&lt;=0.5^2;1;0)" office:value-type="float" office:value="1" calcext:value-type="float">
            <text:p>1</text:p>
          </table:table-cell>
          <table:table-cell table:formula="of:=AVERAGE([.$C$2:.C394])*4" office:value-type="float" office:value="3.2264631043257" calcext:value-type="float">
            <text:p>3.226463</text:p>
          </table:table-cell>
          <table:table-cell table:formula="of:=STDEV([.$C$2:.C394])*4" office:value-type="float" office:value="1.58182017324899" calcext:value-type="float">
            <text:p>1.581820</text:p>
          </table:table-cell>
          <table:table-cell table:number-columns-repeated="2"/>
        </table:table-row>
        <table:table-row table:style-name="ro1">
          <table:table-cell office:value-type="float" office:value="0.760011250463878" calcext:value-type="float">
            <text:p>0.760011250463878</text:p>
          </table:table-cell>
          <table:table-cell office:value-type="float" office:value="0.28164209271491" calcext:value-type="float">
            <text:p>0.28164209271491</text:p>
          </table:table-cell>
          <table:table-cell table:formula="of:=IF(([.A395]-0.5)^2+([.B395]-0.5)^2&lt;=0.5^2;1;0)" office:value-type="float" office:value="1" calcext:value-type="float">
            <text:p>1</text:p>
          </table:table-cell>
          <table:table-cell table:formula="of:=AVERAGE([.$C$2:.C395])*4" office:value-type="float" office:value="3.22842639593909" calcext:value-type="float">
            <text:p>3.228426</text:p>
          </table:table-cell>
          <table:table-cell table:formula="of:=STDEV([.$C$2:.C395])*4" office:value-type="float" office:value="1.58028697780741" calcext:value-type="float">
            <text:p>1.580287</text:p>
          </table:table-cell>
          <table:table-cell table:number-columns-repeated="2"/>
        </table:table-row>
        <table:table-row table:style-name="ro1">
          <table:table-cell office:value-type="float" office:value="0.550690113955939" calcext:value-type="float">
            <text:p>0.550690113955939</text:p>
          </table:table-cell>
          <table:table-cell office:value-type="float" office:value="0.914315042252786" calcext:value-type="float">
            <text:p>0.914315042252786</text:p>
          </table:table-cell>
          <table:table-cell table:formula="of:=IF(([.A396]-0.5)^2+([.B396]-0.5)^2&lt;=0.5^2;1;0)" office:value-type="float" office:value="1" calcext:value-type="float">
            <text:p>1</text:p>
          </table:table-cell>
          <table:table-cell table:formula="of:=AVERAGE([.$C$2:.C396])*4" office:value-type="float" office:value="3.23037974683544" calcext:value-type="float">
            <text:p>3.230380</text:p>
          </table:table-cell>
          <table:table-cell table:formula="of:=STDEV([.$C$2:.C396])*4" office:value-type="float" office:value="1.57875765833493" calcext:value-type="float">
            <text:p>1.578758</text:p>
          </table:table-cell>
          <table:table-cell table:number-columns-repeated="2"/>
        </table:table-row>
        <table:table-row table:style-name="ro1">
          <table:table-cell office:value-type="float" office:value="0.487628148130365" calcext:value-type="float">
            <text:p>0.487628148130365</text:p>
          </table:table-cell>
          <table:table-cell office:value-type="float" office:value="0.599794212661241" calcext:value-type="float">
            <text:p>0.599794212661241</text:p>
          </table:table-cell>
          <table:table-cell table:formula="of:=IF(([.A397]-0.5)^2+([.B397]-0.5)^2&lt;=0.5^2;1;0)" office:value-type="float" office:value="1" calcext:value-type="float">
            <text:p>1</text:p>
          </table:table-cell>
          <table:table-cell table:formula="of:=AVERAGE([.$C$2:.C397])*4" office:value-type="float" office:value="3.23232323232323" calcext:value-type="float">
            <text:p>3.232323</text:p>
          </table:table-cell>
          <table:table-cell table:formula="of:=STDEV([.$C$2:.C397])*4" office:value-type="float" office:value="1.57723220369427" calcext:value-type="float">
            <text:p>1.577232</text:p>
          </table:table-cell>
          <table:table-cell table:number-columns-repeated="2"/>
        </table:table-row>
        <table:table-row table:style-name="ro1">
          <table:table-cell office:value-type="float" office:value="0.356412925982623" calcext:value-type="float">
            <text:p>0.356412925982623</text:p>
          </table:table-cell>
          <table:table-cell office:value-type="float" office:value="0.803810310356466" calcext:value-type="float">
            <text:p>0.803810310356466</text:p>
          </table:table-cell>
          <table:table-cell table:formula="of:=IF(([.A398]-0.5)^2+([.B398]-0.5)^2&lt;=0.5^2;1;0)" office:value-type="float" office:value="1" calcext:value-type="float">
            <text:p>1</text:p>
          </table:table-cell>
          <table:table-cell table:formula="of:=AVERAGE([.$C$2:.C398])*4" office:value-type="float" office:value="3.23425692695214" calcext:value-type="float">
            <text:p>3.234257</text:p>
          </table:table-cell>
          <table:table-cell table:formula="of:=STDEV([.$C$2:.C398])*4" office:value-type="float" office:value="1.57571060271828" calcext:value-type="float">
            <text:p>1.575711</text:p>
          </table:table-cell>
          <table:table-cell table:number-columns-repeated="2"/>
        </table:table-row>
        <table:table-row table:style-name="ro1">
          <table:table-cell office:value-type="float" office:value="0.837479198885543" calcext:value-type="float">
            <text:p>0.837479198885543</text:p>
          </table:table-cell>
          <table:table-cell office:value-type="float" office:value="0.0668063501228213" calcext:value-type="float">
            <text:p>0.0668063501228213</text:p>
          </table:table-cell>
          <table:table-cell table:formula="of:=IF(([.A399]-0.5)^2+([.B399]-0.5)^2&lt;=0.5^2;1;0)" office:value-type="float" office:value="0" calcext:value-type="float">
            <text:p>0</text:p>
          </table:table-cell>
          <table:table-cell table:formula="of:=AVERAGE([.$C$2:.C399])*4" office:value-type="float" office:value="3.22613065326633" calcext:value-type="float">
            <text:p>3.226131</text:p>
          </table:table-cell>
          <table:table-cell table:formula="of:=STDEV([.$C$2:.C399])*4" office:value-type="float" office:value="1.58205318975984" calcext:value-type="float">
            <text:p>1.582053</text:p>
          </table:table-cell>
          <table:table-cell table:number-columns-repeated="2"/>
        </table:table-row>
        <table:table-row table:style-name="ro1">
          <table:table-cell office:value-type="float" office:value="0.323793048817048" calcext:value-type="float">
            <text:p>0.323793048817048</text:p>
          </table:table-cell>
          <table:table-cell office:value-type="float" office:value="0.687069730802808" calcext:value-type="float">
            <text:p>0.687069730802808</text:p>
          </table:table-cell>
          <table:table-cell table:formula="of:=IF(([.A400]-0.5)^2+([.B400]-0.5)^2&lt;=0.5^2;1;0)" office:value-type="float" office:value="1" calcext:value-type="float">
            <text:p>1</text:p>
          </table:table-cell>
          <table:table-cell table:formula="of:=AVERAGE([.$C$2:.C400])*4" office:value-type="float" office:value="3.2280701754386" calcext:value-type="float">
            <text:p>3.228070</text:p>
          </table:table-cell>
          <table:table-cell table:formula="of:=STDEV([.$C$2:.C400])*4" office:value-type="float" office:value="1.58053932500179" calcext:value-type="float">
            <text:p>1.580539</text:p>
          </table:table-cell>
          <table:table-cell table:number-columns-repeated="2"/>
        </table:table-row>
        <table:table-row table:style-name="ro1">
          <table:table-cell office:value-type="float" office:value="0.358785535978259" calcext:value-type="float">
            <text:p>0.358785535978259</text:p>
          </table:table-cell>
          <table:table-cell office:value-type="float" office:value="0.753047341471071" calcext:value-type="float">
            <text:p>0.753047341471071</text:p>
          </table:table-cell>
          <table:table-cell table:formula="of:=IF(([.A401]-0.5)^2+([.B401]-0.5)^2&lt;=0.5^2;1;0)" office:value-type="float" office:value="1" calcext:value-type="float">
            <text:p>1</text:p>
          </table:table-cell>
          <table:table-cell table:formula="of:=AVERAGE([.$C$2:.C401])*4" office:value-type="float" office:value="3.23" calcext:value-type="float">
            <text:p>3.230000</text:p>
          </table:table-cell>
          <table:table-cell table:formula="of:=STDEV([.$C$2:.C401])*4" office:value-type="float" office:value="1.5790292376436" calcext:value-type="float">
            <text:p>1.579029</text:p>
          </table:table-cell>
          <table:table-cell table:number-columns-repeated="2"/>
        </table:table-row>
        <table:table-row table:style-name="ro1">
          <table:table-cell office:value-type="float" office:value="0.108066303352765" calcext:value-type="float">
            <text:p>0.108066303352765</text:p>
          </table:table-cell>
          <table:table-cell office:value-type="float" office:value="0.633889502069573" calcext:value-type="float">
            <text:p>0.633889502069573</text:p>
          </table:table-cell>
          <table:table-cell table:formula="of:=IF(([.A402]-0.5)^2+([.B402]-0.5)^2&lt;=0.5^2;1;0)" office:value-type="float" office:value="1" calcext:value-type="float">
            <text:p>1</text:p>
          </table:table-cell>
          <table:table-cell table:formula="of:=AVERAGE([.$C$2:.C402])*4" office:value-type="float" office:value="3.23192019950125" calcext:value-type="float">
            <text:p>3.231920</text:p>
          </table:table-cell>
          <table:table-cell table:formula="of:=STDEV([.$C$2:.C402])*4" office:value-type="float" office:value="1.57752291698598" calcext:value-type="float">
            <text:p>1.577523</text:p>
          </table:table-cell>
          <table:table-cell table:number-columns-repeated="2"/>
        </table:table-row>
        <table:table-row table:style-name="ro1">
          <table:table-cell office:value-type="float" office:value="0.886897457378513" calcext:value-type="float">
            <text:p>0.886897457378513</text:p>
          </table:table-cell>
          <table:table-cell office:value-type="float" office:value="0.328309965568869" calcext:value-type="float">
            <text:p>0.328309965568869</text:p>
          </table:table-cell>
          <table:table-cell table:formula="of:=IF(([.A403]-0.5)^2+([.B403]-0.5)^2&lt;=0.5^2;1;0)" office:value-type="float" office:value="1" calcext:value-type="float">
            <text:p>1</text:p>
          </table:table-cell>
          <table:table-cell table:formula="of:=AVERAGE([.$C$2:.C403])*4" office:value-type="float" office:value="3.23383084577114" calcext:value-type="float">
            <text:p>3.233831</text:p>
          </table:table-cell>
          <table:table-cell table:formula="of:=STDEV([.$C$2:.C403])*4" office:value-type="float" office:value="1.57602035230088" calcext:value-type="float">
            <text:p>1.576020</text:p>
          </table:table-cell>
          <table:table-cell table:number-columns-repeated="2"/>
        </table:table-row>
        <table:table-row table:style-name="ro1">
          <table:table-cell office:value-type="float" office:value="0.947421601633703" calcext:value-type="float">
            <text:p>0.947421601633703</text:p>
          </table:table-cell>
          <table:table-cell office:value-type="float" office:value="0.19770786558653" calcext:value-type="float">
            <text:p>0.19770786558653</text:p>
          </table:table-cell>
          <table:table-cell table:formula="of:=IF(([.A404]-0.5)^2+([.B404]-0.5)^2&lt;=0.5^2;1;0)" office:value-type="float" office:value="0" calcext:value-type="float">
            <text:p>0</text:p>
          </table:table-cell>
          <table:table-cell table:formula="of:=AVERAGE([.$C$2:.C404])*4" office:value-type="float" office:value="3.2258064516129" calcext:value-type="float">
            <text:p>3.225806</text:p>
          </table:table-cell>
          <table:table-cell table:formula="of:=STDEV([.$C$2:.C404])*4" office:value-type="float" office:value="1.58228030935457" calcext:value-type="float">
            <text:p>1.582280</text:p>
          </table:table-cell>
          <table:table-cell table:number-columns-repeated="2"/>
        </table:table-row>
        <table:table-row table:style-name="ro1">
          <table:table-cell office:value-type="float" office:value="0.246331428634577" calcext:value-type="float">
            <text:p>0.246331428634577</text:p>
          </table:table-cell>
          <table:table-cell office:value-type="float" office:value="0.619731689722092" calcext:value-type="float">
            <text:p>0.619731689722092</text:p>
          </table:table-cell>
          <table:table-cell table:formula="of:=IF(([.A405]-0.5)^2+([.B405]-0.5)^2&lt;=0.5^2;1;0)" office:value-type="float" office:value="1" calcext:value-type="float">
            <text:p>1</text:p>
          </table:table-cell>
          <table:table-cell table:formula="of:=AVERAGE([.$C$2:.C405])*4" office:value-type="float" office:value="3.22772277227723" calcext:value-type="float">
            <text:p>3.227723</text:p>
          </table:table-cell>
          <table:table-cell table:formula="of:=STDEV([.$C$2:.C405])*4" office:value-type="float" office:value="1.58078529417475" calcext:value-type="float">
            <text:p>1.580785</text:p>
          </table:table-cell>
          <table:table-cell table:number-columns-repeated="2"/>
        </table:table-row>
        <table:table-row table:style-name="ro1">
          <table:table-cell office:value-type="float" office:value="0.558352071500736" calcext:value-type="float">
            <text:p>0.558352071500736</text:p>
          </table:table-cell>
          <table:table-cell office:value-type="float" office:value="0.156833637078383" calcext:value-type="float">
            <text:p>0.156833637078383</text:p>
          </table:table-cell>
          <table:table-cell table:formula="of:=IF(([.A406]-0.5)^2+([.B406]-0.5)^2&lt;=0.5^2;1;0)" office:value-type="float" office:value="1" calcext:value-type="float">
            <text:p>1</text:p>
          </table:table-cell>
          <table:table-cell table:formula="of:=AVERAGE([.$C$2:.C406])*4" office:value-type="float" office:value="3.22962962962963" calcext:value-type="float">
            <text:p>3.229630</text:p>
          </table:table-cell>
          <table:table-cell table:formula="of:=STDEV([.$C$2:.C406])*4" office:value-type="float" office:value="1.57929396153524" calcext:value-type="float">
            <text:p>1.579294</text:p>
          </table:table-cell>
          <table:table-cell table:number-columns-repeated="2"/>
        </table:table-row>
        <table:table-row table:style-name="ro1">
          <table:table-cell office:value-type="float" office:value="0.62677269959395" calcext:value-type="float">
            <text:p>0.62677269959395</text:p>
          </table:table-cell>
          <table:table-cell office:value-type="float" office:value="0.222435871387869" calcext:value-type="float">
            <text:p>0.222435871387869</text:p>
          </table:table-cell>
          <table:table-cell table:formula="of:=IF(([.A407]-0.5)^2+([.B407]-0.5)^2&lt;=0.5^2;1;0)" office:value-type="float" office:value="1" calcext:value-type="float">
            <text:p>1</text:p>
          </table:table-cell>
          <table:table-cell table:formula="of:=AVERAGE([.$C$2:.C407])*4" office:value-type="float" office:value="3.23152709359606" calcext:value-type="float">
            <text:p>3.231527</text:p>
          </table:table-cell>
          <table:table-cell table:formula="of:=STDEV([.$C$2:.C407])*4" office:value-type="float" office:value="1.57780630115217" calcext:value-type="float">
            <text:p>1.577806</text:p>
          </table:table-cell>
          <table:table-cell table:number-columns-repeated="2"/>
        </table:table-row>
        <table:table-row table:style-name="ro1">
          <table:table-cell office:value-type="float" office:value="0.462718068877636" calcext:value-type="float">
            <text:p>0.462718068877636</text:p>
          </table:table-cell>
          <table:table-cell office:value-type="float" office:value="0.663609579848322" calcext:value-type="float">
            <text:p>0.663609579848322</text:p>
          </table:table-cell>
          <table:table-cell table:formula="of:=IF(([.A408]-0.5)^2+([.B408]-0.5)^2&lt;=0.5^2;1;0)" office:value-type="float" office:value="1" calcext:value-type="float">
            <text:p>1</text:p>
          </table:table-cell>
          <table:table-cell table:formula="of:=AVERAGE([.$C$2:.C408])*4" office:value-type="float" office:value="3.23341523341523" calcext:value-type="float">
            <text:p>3.233415</text:p>
          </table:table-cell>
          <table:table-cell table:formula="of:=STDEV([.$C$2:.C408])*4" office:value-type="float" office:value="1.57632230271395" calcext:value-type="float">
            <text:p>1.576322</text:p>
          </table:table-cell>
          <table:table-cell table:number-columns-repeated="2"/>
        </table:table-row>
        <table:table-row table:style-name="ro1">
          <table:table-cell office:value-type="float" office:value="0.117393200304323" calcext:value-type="float">
            <text:p>0.117393200304323</text:p>
          </table:table-cell>
          <table:table-cell office:value-type="float" office:value="0.540793826341599" calcext:value-type="float">
            <text:p>0.540793826341599</text:p>
          </table:table-cell>
          <table:table-cell table:formula="of:=IF(([.A409]-0.5)^2+([.B409]-0.5)^2&lt;=0.5^2;1;0)" office:value-type="float" office:value="1" calcext:value-type="float">
            <text:p>1</text:p>
          </table:table-cell>
          <table:table-cell table:formula="of:=AVERAGE([.$C$2:.C409])*4" office:value-type="float" office:value="3.23529411764706" calcext:value-type="float">
            <text:p>3.235294</text:p>
          </table:table-cell>
          <table:table-cell table:formula="of:=STDEV([.$C$2:.C409])*4" office:value-type="float" office:value="1.57484195588304" calcext:value-type="float">
            <text:p>1.574842</text:p>
          </table:table-cell>
          <table:table-cell table:number-columns-repeated="2"/>
        </table:table-row>
        <table:table-row table:style-name="ro1">
          <table:table-cell office:value-type="float" office:value="0.304406705251188" calcext:value-type="float">
            <text:p>0.304406705251188</text:p>
          </table:table-cell>
          <table:table-cell office:value-type="float" office:value="0.795744079650066" calcext:value-type="float">
            <text:p>0.795744079650066</text:p>
          </table:table-cell>
          <table:table-cell table:formula="of:=IF(([.A410]-0.5)^2+([.B410]-0.5)^2&lt;=0.5^2;1;0)" office:value-type="float" office:value="1" calcext:value-type="float">
            <text:p>1</text:p>
          </table:table-cell>
          <table:table-cell table:formula="of:=AVERAGE([.$C$2:.C410])*4" office:value-type="float" office:value="3.23716381418093" calcext:value-type="float">
            <text:p>3.237164</text:p>
          </table:table-cell>
          <table:table-cell table:formula="of:=STDEV([.$C$2:.C410])*4" office:value-type="float" office:value="1.57336525029767" calcext:value-type="float">
            <text:p>1.573365</text:p>
          </table:table-cell>
          <table:table-cell table:number-columns-repeated="2"/>
        </table:table-row>
        <table:table-row table:style-name="ro1">
          <table:table-cell office:value-type="float" office:value="0.906556374638748" calcext:value-type="float">
            <text:p>0.906556374638748</text:p>
          </table:table-cell>
          <table:table-cell office:value-type="float" office:value="0.415484651445379" calcext:value-type="float">
            <text:p>0.415484651445379</text:p>
          </table:table-cell>
          <table:table-cell table:formula="of:=IF(([.A411]-0.5)^2+([.B411]-0.5)^2&lt;=0.5^2;1;0)" office:value-type="float" office:value="1" calcext:value-type="float">
            <text:p>1</text:p>
          </table:table-cell>
          <table:table-cell table:formula="of:=AVERAGE([.$C$2:.C411])*4" office:value-type="float" office:value="3.2390243902439" calcext:value-type="float">
            <text:p>3.239024</text:p>
          </table:table-cell>
          <table:table-cell table:formula="of:=STDEV([.$C$2:.C411])*4" office:value-type="float" office:value="1.57189217557332" calcext:value-type="float">
            <text:p>1.571892</text:p>
          </table:table-cell>
          <table:table-cell table:number-columns-repeated="2"/>
        </table:table-row>
        <table:table-row table:style-name="ro1">
          <table:table-cell office:value-type="float" office:value="0.150728347145801" calcext:value-type="float">
            <text:p>0.150728347145801</text:p>
          </table:table-cell>
          <table:table-cell office:value-type="float" office:value="0.757314417671069" calcext:value-type="float">
            <text:p>0.757314417671069</text:p>
          </table:table-cell>
          <table:table-cell table:formula="of:=IF(([.A412]-0.5)^2+([.B412]-0.5)^2&lt;=0.5^2;1;0)" office:value-type="float" office:value="1" calcext:value-type="float">
            <text:p>1</text:p>
          </table:table-cell>
          <table:table-cell table:formula="of:=AVERAGE([.$C$2:.C412])*4" office:value-type="float" office:value="3.24087591240876" calcext:value-type="float">
            <text:p>3.240876</text:p>
          </table:table-cell>
          <table:table-cell table:formula="of:=STDEV([.$C$2:.C412])*4" office:value-type="float" office:value="1.5704227213044" calcext:value-type="float">
            <text:p>1.570423</text:p>
          </table:table-cell>
          <table:table-cell table:number-columns-repeated="2"/>
        </table:table-row>
        <table:table-row table:style-name="ro1">
          <table:table-cell office:value-type="float" office:value="0.31910146246847" calcext:value-type="float">
            <text:p>0.31910146246847</text:p>
          </table:table-cell>
          <table:table-cell office:value-type="float" office:value="0.88265394768917" calcext:value-type="float">
            <text:p>0.88265394768917</text:p>
          </table:table-cell>
          <table:table-cell table:formula="of:=IF(([.A413]-0.5)^2+([.B413]-0.5)^2&lt;=0.5^2;1;0)" office:value-type="float" office:value="1" calcext:value-type="float">
            <text:p>1</text:p>
          </table:table-cell>
          <table:table-cell table:formula="of:=AVERAGE([.$C$2:.C413])*4" office:value-type="float" office:value="3.24271844660194" calcext:value-type="float">
            <text:p>3.242718</text:p>
          </table:table-cell>
          <table:table-cell table:formula="of:=STDEV([.$C$2:.C413])*4" office:value-type="float" office:value="1.56895687706577" calcext:value-type="float">
            <text:p>1.568957</text:p>
          </table:table-cell>
          <table:table-cell table:number-columns-repeated="2"/>
        </table:table-row>
        <table:table-row table:style-name="ro1">
          <table:table-cell office:value-type="float" office:value="0.209946988142546" calcext:value-type="float">
            <text:p>0.209946988142546</text:p>
          </table:table-cell>
          <table:table-cell office:value-type="float" office:value="0.683648932837066" calcext:value-type="float">
            <text:p>0.683648932837066</text:p>
          </table:table-cell>
          <table:table-cell table:formula="of:=IF(([.A414]-0.5)^2+([.B414]-0.5)^2&lt;=0.5^2;1;0)" office:value-type="float" office:value="1" calcext:value-type="float">
            <text:p>1</text:p>
          </table:table-cell>
          <table:table-cell table:formula="of:=AVERAGE([.$C$2:.C414])*4" office:value-type="float" office:value="3.24455205811138" calcext:value-type="float">
            <text:p>3.244552</text:p>
          </table:table-cell>
          <table:table-cell table:formula="of:=STDEV([.$C$2:.C414])*4" office:value-type="float" office:value="1.56749463241424" calcext:value-type="float">
            <text:p>1.567495</text:p>
          </table:table-cell>
          <table:table-cell table:number-columns-repeated="2"/>
        </table:table-row>
        <table:table-row table:style-name="ro1">
          <table:table-cell office:value-type="float" office:value="0.904721092725546" calcext:value-type="float">
            <text:p>0.904721092725546</text:p>
          </table:table-cell>
          <table:table-cell office:value-type="float" office:value="0.425334735361809" calcext:value-type="float">
            <text:p>0.425334735361809</text:p>
          </table:table-cell>
          <table:table-cell table:formula="of:=IF(([.A415]-0.5)^2+([.B415]-0.5)^2&lt;=0.5^2;1;0)" office:value-type="float" office:value="1" calcext:value-type="float">
            <text:p>1</text:p>
          </table:table-cell>
          <table:table-cell table:formula="of:=AVERAGE([.$C$2:.C415])*4" office:value-type="float" office:value="3.2463768115942" calcext:value-type="float">
            <text:p>3.246377</text:p>
          </table:table-cell>
          <table:table-cell table:formula="of:=STDEV([.$C$2:.C415])*4" office:value-type="float" office:value="1.56603597688999" calcext:value-type="float">
            <text:p>1.566036</text:p>
          </table:table-cell>
          <table:table-cell table:number-columns-repeated="2"/>
        </table:table-row>
        <table:table-row table:style-name="ro1">
          <table:table-cell office:value-type="float" office:value="0.311152278879242" calcext:value-type="float">
            <text:p>0.311152278879242</text:p>
          </table:table-cell>
          <table:table-cell office:value-type="float" office:value="0.900289278208247" calcext:value-type="float">
            <text:p>0.900289278208247</text:p>
          </table:table-cell>
          <table:table-cell table:formula="of:=IF(([.A416]-0.5)^2+([.B416]-0.5)^2&lt;=0.5^2;1;0)" office:value-type="float" office:value="1" calcext:value-type="float">
            <text:p>1</text:p>
          </table:table-cell>
          <table:table-cell table:formula="of:=AVERAGE([.$C$2:.C416])*4" office:value-type="float" office:value="3.24819277108434" calcext:value-type="float">
            <text:p>3.248193</text:p>
          </table:table-cell>
          <table:table-cell table:formula="of:=STDEV([.$C$2:.C416])*4" office:value-type="float" office:value="1.56458090001803" calcext:value-type="float">
            <text:p>1.564581</text:p>
          </table:table-cell>
          <table:table-cell table:number-columns-repeated="2"/>
        </table:table-row>
        <table:table-row table:style-name="ro1">
          <table:table-cell office:value-type="float" office:value="0.711632578750008" calcext:value-type="float">
            <text:p>0.711632578750008</text:p>
          </table:table-cell>
          <table:table-cell office:value-type="float" office:value="0.491136100800504" calcext:value-type="float">
            <text:p>0.491136100800504</text:p>
          </table:table-cell>
          <table:table-cell table:formula="of:=IF(([.A417]-0.5)^2+([.B417]-0.5)^2&lt;=0.5^2;1;0)" office:value-type="float" office:value="1" calcext:value-type="float">
            <text:p>1</text:p>
          </table:table-cell>
          <table:table-cell table:formula="of:=AVERAGE([.$C$2:.C417])*4" office:value-type="float" office:value="3.25" calcext:value-type="float">
            <text:p>3.250000</text:p>
          </table:table-cell>
          <table:table-cell table:formula="of:=STDEV([.$C$2:.C417])*4" office:value-type="float" office:value="1.56312939130959" calcext:value-type="float">
            <text:p>1.563129</text:p>
          </table:table-cell>
          <table:table-cell table:number-columns-repeated="2"/>
        </table:table-row>
        <table:table-row table:style-name="ro1">
          <table:table-cell office:value-type="float" office:value="0.16842625197188" calcext:value-type="float">
            <text:p>0.16842625197188</text:p>
          </table:table-cell>
          <table:table-cell office:value-type="float" office:value="0.460486618449912" calcext:value-type="float">
            <text:p>0.460486618449912</text:p>
          </table:table-cell>
          <table:table-cell table:formula="of:=IF(([.A418]-0.5)^2+([.B418]-0.5)^2&lt;=0.5^2;1;0)" office:value-type="float" office:value="1" calcext:value-type="float">
            <text:p>1</text:p>
          </table:table-cell>
          <table:table-cell table:formula="of:=AVERAGE([.$C$2:.C418])*4" office:value-type="float" office:value="3.25179856115108" calcext:value-type="float">
            <text:p>3.251799</text:p>
          </table:table-cell>
          <table:table-cell table:formula="of:=STDEV([.$C$2:.C418])*4" office:value-type="float" office:value="1.56168144026345" calcext:value-type="float">
            <text:p>1.561681</text:p>
          </table:table-cell>
          <table:table-cell table:number-columns-repeated="2"/>
        </table:table-row>
        <table:table-row table:style-name="ro1">
          <table:table-cell office:value-type="float" office:value="0.635670781744256" calcext:value-type="float">
            <text:p>0.635670781744256</text:p>
          </table:table-cell>
          <table:table-cell office:value-type="float" office:value="0.86151570226037" calcext:value-type="float">
            <text:p>0.86151570226037</text:p>
          </table:table-cell>
          <table:table-cell table:formula="of:=IF(([.A419]-0.5)^2+([.B419]-0.5)^2&lt;=0.5^2;1;0)" office:value-type="float" office:value="1" calcext:value-type="float">
            <text:p>1</text:p>
          </table:table-cell>
          <table:table-cell table:formula="of:=AVERAGE([.$C$2:.C419])*4" office:value-type="float" office:value="3.25358851674641" calcext:value-type="float">
            <text:p>3.253589</text:p>
          </table:table-cell>
          <table:table-cell table:formula="of:=STDEV([.$C$2:.C419])*4" office:value-type="float" office:value="1.56023703636723" calcext:value-type="float">
            <text:p>1.560237</text:p>
          </table:table-cell>
          <table:table-cell table:number-columns-repeated="2"/>
        </table:table-row>
        <table:table-row table:style-name="ro1">
          <table:table-cell office:value-type="float" office:value="0.87133229155063" calcext:value-type="float">
            <text:p>0.87133229155063</text:p>
          </table:table-cell>
          <table:table-cell office:value-type="float" office:value="0.250105541467216" calcext:value-type="float">
            <text:p>0.250105541467216</text:p>
          </table:table-cell>
          <table:table-cell table:formula="of:=IF(([.A420]-0.5)^2+([.B420]-0.5)^2&lt;=0.5^2;1;0)" office:value-type="float" office:value="1" calcext:value-type="float">
            <text:p>1</text:p>
          </table:table-cell>
          <table:table-cell table:formula="of:=AVERAGE([.$C$2:.C420])*4" office:value-type="float" office:value="3.25536992840095" calcext:value-type="float">
            <text:p>3.255370</text:p>
          </table:table-cell>
          <table:table-cell table:formula="of:=STDEV([.$C$2:.C420])*4" office:value-type="float" office:value="1.55879616909874" calcext:value-type="float">
            <text:p>1.558796</text:p>
          </table:table-cell>
          <table:table-cell table:number-columns-repeated="2"/>
        </table:table-row>
        <table:table-row table:style-name="ro1">
          <table:table-cell office:value-type="float" office:value="0.415230917371054" calcext:value-type="float">
            <text:p>0.415230917371054</text:p>
          </table:table-cell>
          <table:table-cell office:value-type="float" office:value="0.243046933721408" calcext:value-type="float">
            <text:p>0.243046933721408</text:p>
          </table:table-cell>
          <table:table-cell table:formula="of:=IF(([.A421]-0.5)^2+([.B421]-0.5)^2&lt;=0.5^2;1;0)" office:value-type="float" office:value="1" calcext:value-type="float">
            <text:p>1</text:p>
          </table:table-cell>
          <table:table-cell table:formula="of:=AVERAGE([.$C$2:.C421])*4" office:value-type="float" office:value="3.25714285714286" calcext:value-type="float">
            <text:p>3.257143</text:p>
          </table:table-cell>
          <table:table-cell table:formula="of:=STDEV([.$C$2:.C421])*4" office:value-type="float" office:value="1.55735882792714" calcext:value-type="float">
            <text:p>1.557359</text:p>
          </table:table-cell>
          <table:table-cell table:number-columns-repeated="2"/>
        </table:table-row>
        <table:table-row table:style-name="ro1">
          <table:table-cell office:value-type="float" office:value="0.0380808807623656" calcext:value-type="float">
            <text:p>0.0380808807623656</text:p>
          </table:table-cell>
          <table:table-cell office:value-type="float" office:value="0.0246541658813129" calcext:value-type="float">
            <text:p>0.0246541658813129</text:p>
          </table:table-cell>
          <table:table-cell table:formula="of:=IF(([.A422]-0.5)^2+([.B422]-0.5)^2&lt;=0.5^2;1;0)" office:value-type="float" office:value="0" calcext:value-type="float">
            <text:p>0</text:p>
          </table:table-cell>
          <table:table-cell table:formula="of:=AVERAGE([.$C$2:.C422])*4" office:value-type="float" office:value="3.24940617577197" calcext:value-type="float">
            <text:p>3.249406</text:p>
          </table:table-cell>
          <table:table-cell table:formula="of:=STDEV([.$C$2:.C422])*4" office:value-type="float" office:value="1.5635828450069" calcext:value-type="float">
            <text:p>1.563583</text:p>
          </table:table-cell>
          <table:table-cell table:number-columns-repeated="2"/>
        </table:table-row>
        <table:table-row table:style-name="ro1">
          <table:table-cell office:value-type="float" office:value="0.200271449546359" calcext:value-type="float">
            <text:p>0.200271449546359</text:p>
          </table:table-cell>
          <table:table-cell office:value-type="float" office:value="0.914150175564325" calcext:value-type="float">
            <text:p>0.914150175564325</text:p>
          </table:table-cell>
          <table:table-cell table:formula="of:=IF(([.A423]-0.5)^2+([.B423]-0.5)^2&lt;=0.5^2;1;0)" office:value-type="float" office:value="0" calcext:value-type="float">
            <text:p>0</text:p>
          </table:table-cell>
          <table:table-cell table:formula="of:=AVERAGE([.$C$2:.C423])*4" office:value-type="float" office:value="3.24170616113744" calcext:value-type="float">
            <text:p>3.241706</text:p>
          </table:table-cell>
          <table:table-cell table:formula="of:=STDEV([.$C$2:.C423])*4" office:value-type="float" office:value="1.56971484131667" calcext:value-type="float">
            <text:p>1.569715</text:p>
          </table:table-cell>
          <table:table-cell table:number-columns-repeated="2"/>
        </table:table-row>
        <table:table-row table:style-name="ro1">
          <table:table-cell office:value-type="float" office:value="0.954297741854557" calcext:value-type="float">
            <text:p>0.954297741854557</text:p>
          </table:table-cell>
          <table:table-cell office:value-type="float" office:value="0.115636880481894" calcext:value-type="float">
            <text:p>0.115636880481894</text:p>
          </table:table-cell>
          <table:table-cell table:formula="of:=IF(([.A424]-0.5)^2+([.B424]-0.5)^2&lt;=0.5^2;1;0)" office:value-type="float" office:value="0" calcext:value-type="float">
            <text:p>0</text:p>
          </table:table-cell>
          <table:table-cell table:formula="of:=AVERAGE([.$C$2:.C424])*4" office:value-type="float" office:value="3.23404255319149" calcext:value-type="float">
            <text:p>3.234043</text:p>
          </table:table-cell>
          <table:table-cell table:formula="of:=STDEV([.$C$2:.C424])*4" office:value-type="float" office:value="1.57575663555267" calcext:value-type="float">
            <text:p>1.575757</text:p>
          </table:table-cell>
          <table:table-cell table:number-columns-repeated="2"/>
        </table:table-row>
        <table:table-row table:style-name="ro1">
          <table:table-cell office:value-type="float" office:value="0.480232646422894" calcext:value-type="float">
            <text:p>0.480232646422894</text:p>
          </table:table-cell>
          <table:table-cell office:value-type="float" office:value="0.381644703424706" calcext:value-type="float">
            <text:p>0.381644703424706</text:p>
          </table:table-cell>
          <table:table-cell table:formula="of:=IF(([.A425]-0.5)^2+([.B425]-0.5)^2&lt;=0.5^2;1;0)" office:value-type="float" office:value="1" calcext:value-type="float">
            <text:p>1</text:p>
          </table:table-cell>
          <table:table-cell table:formula="of:=AVERAGE([.$C$2:.C425])*4" office:value-type="float" office:value="3.23584905660377" calcext:value-type="float">
            <text:p>3.235849</text:p>
          </table:table-cell>
          <table:table-cell table:formula="of:=STDEV([.$C$2:.C425])*4" office:value-type="float" office:value="1.57433245588534" calcext:value-type="float">
            <text:p>1.574332</text:p>
          </table:table-cell>
          <table:table-cell table:number-columns-repeated="2"/>
        </table:table-row>
        <table:table-row table:style-name="ro1">
          <table:table-cell office:value-type="float" office:value="0.52624539577177" calcext:value-type="float">
            <text:p>0.52624539577177</text:p>
          </table:table-cell>
          <table:table-cell office:value-type="float" office:value="0.454540524346083" calcext:value-type="float">
            <text:p>0.454540524346083</text:p>
          </table:table-cell>
          <table:table-cell table:formula="of:=IF(([.A426]-0.5)^2+([.B426]-0.5)^2&lt;=0.5^2;1;0)" office:value-type="float" office:value="1" calcext:value-type="float">
            <text:p>1</text:p>
          </table:table-cell>
          <table:table-cell table:formula="of:=AVERAGE([.$C$2:.C426])*4" office:value-type="float" office:value="3.23764705882353" calcext:value-type="float">
            <text:p>3.237647</text:p>
          </table:table-cell>
          <table:table-cell table:formula="of:=STDEV([.$C$2:.C426])*4" office:value-type="float" office:value="1.57291164862622" calcext:value-type="float">
            <text:p>1.572912</text:p>
          </table:table-cell>
          <table:table-cell table:number-columns-repeated="2"/>
        </table:table-row>
        <table:table-row table:style-name="ro1">
          <table:table-cell office:value-type="float" office:value="0.457424573186999" calcext:value-type="float">
            <text:p>0.457424573186999</text:p>
          </table:table-cell>
          <table:table-cell office:value-type="float" office:value="0.675599179107513" calcext:value-type="float">
            <text:p>0.675599179107513</text:p>
          </table:table-cell>
          <table:table-cell table:formula="of:=IF(([.A427]-0.5)^2+([.B427]-0.5)^2&lt;=0.5^2;1;0)" office:value-type="float" office:value="1" calcext:value-type="float">
            <text:p>1</text:p>
          </table:table-cell>
          <table:table-cell table:formula="of:=AVERAGE([.$C$2:.C427])*4" office:value-type="float" office:value="3.23943661971831" calcext:value-type="float">
            <text:p>3.239437</text:p>
          </table:table-cell>
          <table:table-cell table:formula="of:=STDEV([.$C$2:.C427])*4" office:value-type="float" office:value="1.57149420450634" calcext:value-type="float">
            <text:p>1.571494</text:p>
          </table:table-cell>
          <table:table-cell table:number-columns-repeated="2"/>
        </table:table-row>
        <table:table-row table:style-name="ro1">
          <table:table-cell office:value-type="float" office:value="0.236620768453475" calcext:value-type="float">
            <text:p>0.236620768453475</text:p>
          </table:table-cell>
          <table:table-cell office:value-type="float" office:value="0.58722694664757" calcext:value-type="float">
            <text:p>0.58722694664757</text:p>
          </table:table-cell>
          <table:table-cell table:formula="of:=IF(([.A428]-0.5)^2+([.B428]-0.5)^2&lt;=0.5^2;1;0)" office:value-type="float" office:value="1" calcext:value-type="float">
            <text:p>1</text:p>
          </table:table-cell>
          <table:table-cell table:formula="of:=AVERAGE([.$C$2:.C428])*4" office:value-type="float" office:value="3.24121779859485" calcext:value-type="float">
            <text:p>3.241218</text:p>
          </table:table-cell>
          <table:table-cell table:formula="of:=STDEV([.$C$2:.C428])*4" office:value-type="float" office:value="1.57008011423891" calcext:value-type="float">
            <text:p>1.570080</text:p>
          </table:table-cell>
          <table:table-cell table:number-columns-repeated="2"/>
        </table:table-row>
        <table:table-row table:style-name="ro1">
          <table:table-cell office:value-type="float" office:value="0.0430638992617018" calcext:value-type="float">
            <text:p>0.0430638992617018</text:p>
          </table:table-cell>
          <table:table-cell office:value-type="float" office:value="0.913135128992665" calcext:value-type="float">
            <text:p>0.913135128992665</text:p>
          </table:table-cell>
          <table:table-cell table:formula="of:=IF(([.A429]-0.5)^2+([.B429]-0.5)^2&lt;=0.5^2;1;0)" office:value-type="float" office:value="0" calcext:value-type="float">
            <text:p>0</text:p>
          </table:table-cell>
          <table:table-cell table:formula="of:=AVERAGE([.$C$2:.C429])*4" office:value-type="float" office:value="3.23364485981308" calcext:value-type="float">
            <text:p>3.233645</text:p>
          </table:table-cell>
          <table:table-cell table:formula="of:=STDEV([.$C$2:.C429])*4" office:value-type="float" office:value="1.57604692836809" calcext:value-type="float">
            <text:p>1.576047</text:p>
          </table:table-cell>
          <table:table-cell table:number-columns-repeated="2"/>
        </table:table-row>
        <table:table-row table:style-name="ro1">
          <table:table-cell office:value-type="float" office:value="0.419292574625014" calcext:value-type="float">
            <text:p>0.419292574625014</text:p>
          </table:table-cell>
          <table:table-cell office:value-type="float" office:value="0.406099929757535" calcext:value-type="float">
            <text:p>0.406099929757535</text:p>
          </table:table-cell>
          <table:table-cell table:formula="of:=IF(([.A430]-0.5)^2+([.B430]-0.5)^2&lt;=0.5^2;1;0)" office:value-type="float" office:value="1" calcext:value-type="float">
            <text:p>1</text:p>
          </table:table-cell>
          <table:table-cell table:formula="of:=AVERAGE([.$C$2:.C430])*4" office:value-type="float" office:value="3.23543123543124" calcext:value-type="float">
            <text:p>3.235431</text:p>
          </table:table-cell>
          <table:table-cell table:formula="of:=STDEV([.$C$2:.C430])*4" office:value-type="float" office:value="1.57463943745673" calcext:value-type="float">
            <text:p>1.574639</text:p>
          </table:table-cell>
          <table:table-cell table:number-columns-repeated="2"/>
        </table:table-row>
        <table:table-row table:style-name="ro1">
          <table:table-cell office:value-type="float" office:value="0.478894670380058" calcext:value-type="float">
            <text:p>0.478894670380058</text:p>
          </table:table-cell>
          <table:table-cell office:value-type="float" office:value="0.123554597213887" calcext:value-type="float">
            <text:p>0.123554597213887</text:p>
          </table:table-cell>
          <table:table-cell table:formula="of:=IF(([.A431]-0.5)^2+([.B431]-0.5)^2&lt;=0.5^2;1;0)" office:value-type="float" office:value="1" calcext:value-type="float">
            <text:p>1</text:p>
          </table:table-cell>
          <table:table-cell table:formula="of:=AVERAGE([.$C$2:.C431])*4" office:value-type="float" office:value="3.23720930232558" calcext:value-type="float">
            <text:p>3.237209</text:p>
          </table:table-cell>
          <table:table-cell table:formula="of:=STDEV([.$C$2:.C431])*4" office:value-type="float" office:value="1.57323523890408" calcext:value-type="float">
            <text:p>1.573235</text:p>
          </table:table-cell>
          <table:table-cell table:number-columns-repeated="2"/>
        </table:table-row>
        <table:table-row table:style-name="ro1">
          <table:table-cell office:value-type="float" office:value="0.990502744089284" calcext:value-type="float">
            <text:p>0.990502744089284</text:p>
          </table:table-cell>
          <table:table-cell office:value-type="float" office:value="0.64315834010641" calcext:value-type="float">
            <text:p>0.64315834010641</text:p>
          </table:table-cell>
          <table:table-cell table:formula="of:=IF(([.A432]-0.5)^2+([.B432]-0.5)^2&lt;=0.5^2;1;0)" office:value-type="float" office:value="0" calcext:value-type="float">
            <text:p>0</text:p>
          </table:table-cell>
          <table:table-cell table:formula="of:=AVERAGE([.$C$2:.C432])*4" office:value-type="float" office:value="3.22969837587007" calcext:value-type="float">
            <text:p>3.229698</text:p>
          </table:table-cell>
          <table:table-cell table:formula="of:=STDEV([.$C$2:.C432])*4" office:value-type="float" office:value="1.57912240919756" calcext:value-type="float">
            <text:p>1.579122</text:p>
          </table:table-cell>
          <table:table-cell table:number-columns-repeated="2"/>
        </table:table-row>
        <table:table-row table:style-name="ro1">
          <table:table-cell office:value-type="float" office:value="0.795445653200356" calcext:value-type="float">
            <text:p>0.795445653200356</text:p>
          </table:table-cell>
          <table:table-cell office:value-type="float" office:value="0.886241447497241" calcext:value-type="float">
            <text:p>0.886241447497241</text:p>
          </table:table-cell>
          <table:table-cell table:formula="of:=IF(([.A433]-0.5)^2+([.B433]-0.5)^2&lt;=0.5^2;1;0)" office:value-type="float" office:value="1" calcext:value-type="float">
            <text:p>1</text:p>
          </table:table-cell>
          <table:table-cell table:formula="of:=AVERAGE([.$C$2:.C433])*4" office:value-type="float" office:value="3.23148148148148" calcext:value-type="float">
            <text:p>3.231481</text:p>
          </table:table-cell>
          <table:table-cell table:formula="of:=STDEV([.$C$2:.C433])*4" office:value-type="float" office:value="1.57772476482148" calcext:value-type="float">
            <text:p>1.577725</text:p>
          </table:table-cell>
          <table:table-cell table:number-columns-repeated="2"/>
        </table:table-row>
        <table:table-row table:style-name="ro1">
          <table:table-cell office:value-type="float" office:value="0.403783790575548" calcext:value-type="float">
            <text:p>0.403783790575548</text:p>
          </table:table-cell>
          <table:table-cell office:value-type="float" office:value="0.00150493812973378" calcext:value-type="float">
            <text:p>0.00150493812973378</text:p>
          </table:table-cell>
          <table:table-cell table:formula="of:=IF(([.A434]-0.5)^2+([.B434]-0.5)^2&lt;=0.5^2;1;0)" office:value-type="float" office:value="0" calcext:value-type="float">
            <text:p>0</text:p>
          </table:table-cell>
          <table:table-cell table:formula="of:=AVERAGE([.$C$2:.C434])*4" office:value-type="float" office:value="3.22401847575058" calcext:value-type="float">
            <text:p>3.224018</text:p>
          </table:table-cell>
          <table:table-cell table:formula="of:=STDEV([.$C$2:.C434])*4" office:value-type="float" office:value="1.58353084137436" calcext:value-type="float">
            <text:p>1.583531</text:p>
          </table:table-cell>
          <table:table-cell table:number-columns-repeated="2"/>
        </table:table-row>
        <table:table-row table:style-name="ro1">
          <table:table-cell office:value-type="float" office:value="0.49683751233167" calcext:value-type="float">
            <text:p>0.49683751233167</text:p>
          </table:table-cell>
          <table:table-cell office:value-type="float" office:value="0.0525000503616656" calcext:value-type="float">
            <text:p>0.0525000503616656</text:p>
          </table:table-cell>
          <table:table-cell table:formula="of:=IF(([.A435]-0.5)^2+([.B435]-0.5)^2&lt;=0.5^2;1;0)" office:value-type="float" office:value="1" calcext:value-type="float">
            <text:p>1</text:p>
          </table:table-cell>
          <table:table-cell table:formula="of:=AVERAGE([.$C$2:.C435])*4" office:value-type="float" office:value="3.2258064516129" calcext:value-type="float">
            <text:p>3.225806</text:p>
          </table:table-cell>
          <table:table-cell table:formula="of:=STDEV([.$C$2:.C435])*4" office:value-type="float" office:value="1.58213975591798" calcext:value-type="float">
            <text:p>1.582140</text:p>
          </table:table-cell>
          <table:table-cell table:number-columns-repeated="2"/>
        </table:table-row>
        <table:table-row table:style-name="ro1">
          <table:table-cell office:value-type="float" office:value="0.0224098198791181" calcext:value-type="float">
            <text:p>0.0224098198791181</text:p>
          </table:table-cell>
          <table:table-cell office:value-type="float" office:value="0.769677909196682" calcext:value-type="float">
            <text:p>0.769677909196682</text:p>
          </table:table-cell>
          <table:table-cell table:formula="of:=IF(([.A436]-0.5)^2+([.B436]-0.5)^2&lt;=0.5^2;1;0)" office:value-type="float" office:value="0" calcext:value-type="float">
            <text:p>0</text:p>
          </table:table-cell>
          <table:table-cell table:formula="of:=AVERAGE([.$C$2:.C436])*4" office:value-type="float" office:value="3.2183908045977" calcext:value-type="float">
            <text:p>3.218391</text:p>
          </table:table-cell>
          <table:table-cell table:formula="of:=STDEV([.$C$2:.C436])*4" office:value-type="float" office:value="1.58786648845824" calcext:value-type="float">
            <text:p>1.587866</text:p>
          </table:table-cell>
          <table:table-cell table:number-columns-repeated="2"/>
        </table:table-row>
        <table:table-row table:style-name="ro1">
          <table:table-cell office:value-type="float" office:value="0.205334916317104" calcext:value-type="float">
            <text:p>0.205334916317104</text:p>
          </table:table-cell>
          <table:table-cell office:value-type="float" office:value="0.174340965745618" calcext:value-type="float">
            <text:p>0.174340965745618</text:p>
          </table:table-cell>
          <table:table-cell table:formula="of:=IF(([.A437]-0.5)^2+([.B437]-0.5)^2&lt;=0.5^2;1;0)" office:value-type="float" office:value="1" calcext:value-type="float">
            <text:p>1</text:p>
          </table:table-cell>
          <table:table-cell table:formula="of:=AVERAGE([.$C$2:.C437])*4" office:value-type="float" office:value="3.22018348623853" calcext:value-type="float">
            <text:p>3.220183</text:p>
          </table:table-cell>
          <table:table-cell table:formula="of:=STDEV([.$C$2:.C437])*4" office:value-type="float" office:value="1.58648196451351" calcext:value-type="float">
            <text:p>1.586482</text:p>
          </table:table-cell>
          <table:table-cell table:number-columns-repeated="2"/>
        </table:table-row>
        <table:table-row table:style-name="ro1">
          <table:table-cell office:value-type="float" office:value="0.159841592955733" calcext:value-type="float">
            <text:p>0.159841592955733</text:p>
          </table:table-cell>
          <table:table-cell office:value-type="float" office:value="0.805562852141605" calcext:value-type="float">
            <text:p>0.805562852141605</text:p>
          </table:table-cell>
          <table:table-cell table:formula="of:=IF(([.A438]-0.5)^2+([.B438]-0.5)^2&lt;=0.5^2;1;0)" office:value-type="float" office:value="1" calcext:value-type="float">
            <text:p>1</text:p>
          </table:table-cell>
          <table:table-cell table:formula="of:=AVERAGE([.$C$2:.C438])*4" office:value-type="float" office:value="3.22196796338673" calcext:value-type="float">
            <text:p>3.221968</text:p>
          </table:table-cell>
          <table:table-cell table:formula="of:=STDEV([.$C$2:.C438])*4" office:value-type="float" office:value="1.58510057241153" calcext:value-type="float">
            <text:p>1.585101</text:p>
          </table:table-cell>
          <table:table-cell table:number-columns-repeated="2"/>
        </table:table-row>
        <table:table-row table:style-name="ro1">
          <table:table-cell office:value-type="float" office:value="0.408804186864843" calcext:value-type="float">
            <text:p>0.408804186864843</text:p>
          </table:table-cell>
          <table:table-cell office:value-type="float" office:value="0.203219386546235" calcext:value-type="float">
            <text:p>0.203219386546235</text:p>
          </table:table-cell>
          <table:table-cell table:formula="of:=IF(([.A439]-0.5)^2+([.B439]-0.5)^2&lt;=0.5^2;1;0)" office:value-type="float" office:value="1" calcext:value-type="float">
            <text:p>1</text:p>
          </table:table-cell>
          <table:table-cell table:formula="of:=AVERAGE([.$C$2:.C439])*4" office:value-type="float" office:value="3.22374429223744" calcext:value-type="float">
            <text:p>3.223744</text:p>
          </table:table-cell>
          <table:table-cell table:formula="of:=STDEV([.$C$2:.C439])*4" office:value-type="float" office:value="1.58372230432292" calcext:value-type="float">
            <text:p>1.583722</text:p>
          </table:table-cell>
          <table:table-cell table:number-columns-repeated="2"/>
        </table:table-row>
        <table:table-row table:style-name="ro1">
          <table:table-cell office:value-type="float" office:value="0.487525810616287" calcext:value-type="float">
            <text:p>0.487525810616287</text:p>
          </table:table-cell>
          <table:table-cell office:value-type="float" office:value="0.199277529924211" calcext:value-type="float">
            <text:p>0.199277529924211</text:p>
          </table:table-cell>
          <table:table-cell table:formula="of:=IF(([.A440]-0.5)^2+([.B440]-0.5)^2&lt;=0.5^2;1;0)" office:value-type="float" office:value="1" calcext:value-type="float">
            <text:p>1</text:p>
          </table:table-cell>
          <table:table-cell table:formula="of:=AVERAGE([.$C$2:.C440])*4" office:value-type="float" office:value="3.2255125284738" calcext:value-type="float">
            <text:p>3.225513</text:p>
          </table:table-cell>
          <table:table-cell table:formula="of:=STDEV([.$C$2:.C440])*4" office:value-type="float" office:value="1.58234715239337" calcext:value-type="float">
            <text:p>1.582347</text:p>
          </table:table-cell>
          <table:table-cell table:number-columns-repeated="2"/>
        </table:table-row>
        <table:table-row table:style-name="ro1">
          <table:table-cell office:value-type="float" office:value="0.762441958373772" calcext:value-type="float">
            <text:p>0.762441958373772</text:p>
          </table:table-cell>
          <table:table-cell office:value-type="float" office:value="0.00225412274683668" calcext:value-type="float">
            <text:p>0.00225412274683668</text:p>
          </table:table-cell>
          <table:table-cell table:formula="of:=IF(([.A441]-0.5)^2+([.B441]-0.5)^2&lt;=0.5^2;1;0)" office:value-type="float" office:value="0" calcext:value-type="float">
            <text:p>0</text:p>
          </table:table-cell>
          <table:table-cell table:formula="of:=AVERAGE([.$C$2:.C441])*4" office:value-type="float" office:value="3.21818181818182" calcext:value-type="float">
            <text:p>3.218182</text:p>
          </table:table-cell>
          <table:table-cell table:formula="of:=STDEV([.$C$2:.C441])*4" office:value-type="float" office:value="1.58800640440873" calcext:value-type="float">
            <text:p>1.588006</text:p>
          </table:table-cell>
          <table:table-cell table:number-columns-repeated="2"/>
        </table:table-row>
        <table:table-row table:style-name="ro1">
          <table:table-cell office:value-type="float" office:value="0.498118767128043" calcext:value-type="float">
            <text:p>0.498118767128043</text:p>
          </table:table-cell>
          <table:table-cell office:value-type="float" office:value="0.492369569405561" calcext:value-type="float">
            <text:p>0.492369569405561</text:p>
          </table:table-cell>
          <table:table-cell table:formula="of:=IF(([.A442]-0.5)^2+([.B442]-0.5)^2&lt;=0.5^2;1;0)" office:value-type="float" office:value="1" calcext:value-type="float">
            <text:p>1</text:p>
          </table:table-cell>
          <table:table-cell table:formula="of:=AVERAGE([.$C$2:.C442])*4" office:value-type="float" office:value="3.21995464852608" calcext:value-type="float">
            <text:p>3.219955</text:p>
          </table:table-cell>
          <table:table-cell table:formula="of:=STDEV([.$C$2:.C442])*4" office:value-type="float" office:value="1.58663766778923" calcext:value-type="float">
            <text:p>1.586638</text:p>
          </table:table-cell>
          <table:table-cell table:number-columns-repeated="2"/>
        </table:table-row>
        <table:table-row table:style-name="ro1">
          <table:table-cell office:value-type="float" office:value="0.191109885091593" calcext:value-type="float">
            <text:p>0.191109885091593</text:p>
          </table:table-cell>
          <table:table-cell office:value-type="float" office:value="0.4449807274418" calcext:value-type="float">
            <text:p>0.4449807274418</text:p>
          </table:table-cell>
          <table:table-cell table:formula="of:=IF(([.A443]-0.5)^2+([.B443]-0.5)^2&lt;=0.5^2;1;0)" office:value-type="float" office:value="1" calcext:value-type="float">
            <text:p>1</text:p>
          </table:table-cell>
          <table:table-cell table:formula="of:=AVERAGE([.$C$2:.C443])*4" office:value-type="float" office:value="3.22171945701357" calcext:value-type="float">
            <text:p>3.221719</text:p>
          </table:table-cell>
          <table:table-cell table:formula="of:=STDEV([.$C$2:.C443])*4" office:value-type="float" office:value="1.58527199123574" calcext:value-type="float">
            <text:p>1.585272</text:p>
          </table:table-cell>
          <table:table-cell table:number-columns-repeated="2"/>
        </table:table-row>
        <table:table-row table:style-name="ro1">
          <table:table-cell office:value-type="float" office:value="0.659866138170205" calcext:value-type="float">
            <text:p>0.659866138170205</text:p>
          </table:table-cell>
          <table:table-cell office:value-type="float" office:value="0.438573184657772" calcext:value-type="float">
            <text:p>0.438573184657772</text:p>
          </table:table-cell>
          <table:table-cell table:formula="of:=IF(([.A444]-0.5)^2+([.B444]-0.5)^2&lt;=0.5^2;1;0)" office:value-type="float" office:value="1" calcext:value-type="float">
            <text:p>1</text:p>
          </table:table-cell>
          <table:table-cell table:formula="of:=AVERAGE([.$C$2:.C444])*4" office:value-type="float" office:value="3.2234762979684" calcext:value-type="float">
            <text:p>3.223476</text:p>
          </table:table-cell>
          <table:table-cell table:formula="of:=STDEV([.$C$2:.C444])*4" office:value-type="float" office:value="1.58390936719457" calcext:value-type="float">
            <text:p>1.583909</text:p>
          </table:table-cell>
          <table:table-cell table:number-columns-repeated="2"/>
        </table:table-row>
        <table:table-row table:style-name="ro1">
          <table:table-cell office:value-type="float" office:value="0.286833930770019" calcext:value-type="float">
            <text:p>0.286833930770019</text:p>
          </table:table-cell>
          <table:table-cell office:value-type="float" office:value="0.0894360476014591" calcext:value-type="float">
            <text:p>0.0894360476014591</text:p>
          </table:table-cell>
          <table:table-cell table:formula="of:=IF(([.A445]-0.5)^2+([.B445]-0.5)^2&lt;=0.5^2;1;0)" office:value-type="float" office:value="1" calcext:value-type="float">
            <text:p>1</text:p>
          </table:table-cell>
          <table:table-cell table:formula="of:=AVERAGE([.$C$2:.C445])*4" office:value-type="float" office:value="3.22522522522523" calcext:value-type="float">
            <text:p>3.225225</text:p>
          </table:table-cell>
          <table:table-cell table:formula="of:=STDEV([.$C$2:.C445])*4" office:value-type="float" office:value="1.58254978808807" calcext:value-type="float">
            <text:p>1.582550</text:p>
          </table:table-cell>
          <table:table-cell table:number-columns-repeated="2"/>
        </table:table-row>
        <table:table-row table:style-name="ro1">
          <table:table-cell office:value-type="float" office:value="0.850702074504036" calcext:value-type="float">
            <text:p>0.850702074504036</text:p>
          </table:table-cell>
          <table:table-cell office:value-type="float" office:value="0.104292510575934" calcext:value-type="float">
            <text:p>0.104292510575934</text:p>
          </table:table-cell>
          <table:table-cell table:formula="of:=IF(([.A446]-0.5)^2+([.B446]-0.5)^2&lt;=0.5^2;1;0)" office:value-type="float" office:value="0" calcext:value-type="float">
            <text:p>0</text:p>
          </table:table-cell>
          <table:table-cell table:formula="of:=AVERAGE([.$C$2:.C446])*4" office:value-type="float" office:value="3.21797752808989" calcext:value-type="float">
            <text:p>3.217978</text:p>
          </table:table-cell>
          <table:table-cell table:formula="of:=STDEV([.$C$2:.C446])*4" office:value-type="float" office:value="1.58814313054506" calcext:value-type="float">
            <text:p>1.588143</text:p>
          </table:table-cell>
          <table:table-cell table:number-columns-repeated="2"/>
        </table:table-row>
        <table:table-row table:style-name="ro1">
          <table:table-cell office:value-type="float" office:value="0.312510406265679" calcext:value-type="float">
            <text:p>0.312510406265679</text:p>
          </table:table-cell>
          <table:table-cell office:value-type="float" office:value="0.240728283392778" calcext:value-type="float">
            <text:p>0.240728283392778</text:p>
          </table:table-cell>
          <table:table-cell table:formula="of:=IF(([.A447]-0.5)^2+([.B447]-0.5)^2&lt;=0.5^2;1;0)" office:value-type="float" office:value="1" calcext:value-type="float">
            <text:p>1</text:p>
          </table:table-cell>
          <table:table-cell table:formula="of:=AVERAGE([.$C$2:.C447])*4" office:value-type="float" office:value="3.21973094170404" calcext:value-type="float">
            <text:p>3.219731</text:p>
          </table:table-cell>
          <table:table-cell table:formula="of:=STDEV([.$C$2:.C447])*4" office:value-type="float" office:value="1.58678982537602" calcext:value-type="float">
            <text:p>1.586790</text:p>
          </table:table-cell>
          <table:table-cell table:number-columns-repeated="2"/>
        </table:table-row>
        <table:table-row table:style-name="ro1">
          <table:table-cell office:value-type="float" office:value="0.625616744398576" calcext:value-type="float">
            <text:p>0.625616744398576</text:p>
          </table:table-cell>
          <table:table-cell office:value-type="float" office:value="0.348027344909329" calcext:value-type="float">
            <text:p>0.348027344909329</text:p>
          </table:table-cell>
          <table:table-cell table:formula="of:=IF(([.A448]-0.5)^2+([.B448]-0.5)^2&lt;=0.5^2;1;0)" office:value-type="float" office:value="1" calcext:value-type="float">
            <text:p>1</text:p>
          </table:table-cell>
          <table:table-cell table:formula="of:=AVERAGE([.$C$2:.C448])*4" office:value-type="float" office:value="3.22147651006711" calcext:value-type="float">
            <text:p>3.221477</text:p>
          </table:table-cell>
          <table:table-cell table:formula="of:=STDEV([.$C$2:.C448])*4" office:value-type="float" office:value="1.58543951093462" calcext:value-type="float">
            <text:p>1.585440</text:p>
          </table:table-cell>
          <table:table-cell table:number-columns-repeated="2"/>
        </table:table-row>
        <table:table-row table:style-name="ro1">
          <table:table-cell office:value-type="float" office:value="0.341106825874492" calcext:value-type="float">
            <text:p>0.341106825874492</text:p>
          </table:table-cell>
          <table:table-cell office:value-type="float" office:value="0.952352327135729" calcext:value-type="float">
            <text:p>0.952352327135729</text:p>
          </table:table-cell>
          <table:table-cell table:formula="of:=IF(([.A449]-0.5)^2+([.B449]-0.5)^2&lt;=0.5^2;1;0)" office:value-type="float" office:value="1" calcext:value-type="float">
            <text:p>1</text:p>
          </table:table-cell>
          <table:table-cell table:formula="of:=AVERAGE([.$C$2:.C449])*4" office:value-type="float" office:value="3.22321428571429" calcext:value-type="float">
            <text:p>3.223214</text:p>
          </table:table-cell>
          <table:table-cell table:formula="of:=STDEV([.$C$2:.C449])*4" office:value-type="float" office:value="1.58409217993013" calcext:value-type="float">
            <text:p>1.584092</text:p>
          </table:table-cell>
          <table:table-cell table:number-columns-repeated="2"/>
        </table:table-row>
        <table:table-row table:style-name="ro1">
          <table:table-cell office:value-type="float" office:value="0.540678756863897" calcext:value-type="float">
            <text:p>0.540678756863897</text:p>
          </table:table-cell>
          <table:table-cell office:value-type="float" office:value="0.568560569468094" calcext:value-type="float">
            <text:p>0.568560569468094</text:p>
          </table:table-cell>
          <table:table-cell table:formula="of:=IF(([.A450]-0.5)^2+([.B450]-0.5)^2&lt;=0.5^2;1;0)" office:value-type="float" office:value="1" calcext:value-type="float">
            <text:p>1</text:p>
          </table:table-cell>
          <table:table-cell table:formula="of:=AVERAGE([.$C$2:.C450])*4" office:value-type="float" office:value="3.2249443207127" calcext:value-type="float">
            <text:p>3.224944</text:p>
          </table:table-cell>
          <table:table-cell table:formula="of:=STDEV([.$C$2:.C450])*4" office:value-type="float" office:value="1.58274782504873" calcext:value-type="float">
            <text:p>1.582748</text:p>
          </table:table-cell>
          <table:table-cell table:number-columns-repeated="2"/>
        </table:table-row>
        <table:table-row table:style-name="ro1">
          <table:table-cell office:value-type="float" office:value="0.128209185957889" calcext:value-type="float">
            <text:p>0.128209185957889</text:p>
          </table:table-cell>
          <table:table-cell office:value-type="float" office:value="0.356608465554461" calcext:value-type="float">
            <text:p>0.356608465554461</text:p>
          </table:table-cell>
          <table:table-cell table:formula="of:=IF(([.A451]-0.5)^2+([.B451]-0.5)^2&lt;=0.5^2;1;0)" office:value-type="float" office:value="1" calcext:value-type="float">
            <text:p>1</text:p>
          </table:table-cell>
          <table:table-cell table:formula="of:=AVERAGE([.$C$2:.C451])*4" office:value-type="float" office:value="3.22666666666667" calcext:value-type="float">
            <text:p>3.226667</text:p>
          </table:table-cell>
          <table:table-cell table:formula="of:=STDEV([.$C$2:.C451])*4" office:value-type="float" office:value="1.58140643895459" calcext:value-type="float">
            <text:p>1.581406</text:p>
          </table:table-cell>
          <table:table-cell table:number-columns-repeated="2"/>
        </table:table-row>
        <table:table-row table:style-name="ro1">
          <table:table-cell office:value-type="float" office:value="0.778108231919067" calcext:value-type="float">
            <text:p>0.778108231919067</text:p>
          </table:table-cell>
          <table:table-cell office:value-type="float" office:value="0.455101438178887" calcext:value-type="float">
            <text:p>0.455101438178887</text:p>
          </table:table-cell>
          <table:table-cell table:formula="of:=IF(([.A452]-0.5)^2+([.B452]-0.5)^2&lt;=0.5^2;1;0)" office:value-type="float" office:value="1" calcext:value-type="float">
            <text:p>1</text:p>
          </table:table-cell>
          <table:table-cell table:formula="of:=AVERAGE([.$C$2:.C452])*4" office:value-type="float" office:value="3.22838137472284" calcext:value-type="float">
            <text:p>3.228381</text:p>
          </table:table-cell>
          <table:table-cell table:formula="of:=STDEV([.$C$2:.C452])*4" office:value-type="float" office:value="1.58006801429105" calcext:value-type="float">
            <text:p>1.580068</text:p>
          </table:table-cell>
          <table:table-cell table:number-columns-repeated="2"/>
        </table:table-row>
        <table:table-row table:style-name="ro1">
          <table:table-cell office:value-type="float" office:value="0.193037774381667" calcext:value-type="float">
            <text:p>0.193037774381667</text:p>
          </table:table-cell>
          <table:table-cell office:value-type="float" office:value="0.776804171011748" calcext:value-type="float">
            <text:p>0.776804171011748</text:p>
          </table:table-cell>
          <table:table-cell table:formula="of:=IF(([.A453]-0.5)^2+([.B453]-0.5)^2&lt;=0.5^2;1;0)" office:value-type="float" office:value="1" calcext:value-type="float">
            <text:p>1</text:p>
          </table:table-cell>
          <table:table-cell table:formula="of:=AVERAGE([.$C$2:.C453])*4" office:value-type="float" office:value="3.23008849557522" calcext:value-type="float">
            <text:p>3.230088</text:p>
          </table:table-cell>
          <table:table-cell table:formula="of:=STDEV([.$C$2:.C453])*4" office:value-type="float" office:value="1.57873254368158" calcext:value-type="float">
            <text:p>1.578733</text:p>
          </table:table-cell>
          <table:table-cell table:number-columns-repeated="2"/>
        </table:table-row>
        <table:table-row table:style-name="ro1">
          <table:table-cell office:value-type="float" office:value="0.452928769776933" calcext:value-type="float">
            <text:p>0.452928769776933</text:p>
          </table:table-cell>
          <table:table-cell office:value-type="float" office:value="0.177731539558508" calcext:value-type="float">
            <text:p>0.177731539558508</text:p>
          </table:table-cell>
          <table:table-cell table:formula="of:=IF(([.A454]-0.5)^2+([.B454]-0.5)^2&lt;=0.5^2;1;0)" office:value-type="float" office:value="1" calcext:value-type="float">
            <text:p>1</text:p>
          </table:table-cell>
          <table:table-cell table:formula="of:=AVERAGE([.$C$2:.C454])*4" office:value-type="float" office:value="3.2317880794702" calcext:value-type="float">
            <text:p>3.231788</text:p>
          </table:table-cell>
          <table:table-cell table:formula="of:=STDEV([.$C$2:.C454])*4" office:value-type="float" office:value="1.57740001973087" calcext:value-type="float">
            <text:p>1.577400</text:p>
          </table:table-cell>
          <table:table-cell table:number-columns-repeated="2"/>
        </table:table-row>
        <table:table-row table:style-name="ro1">
          <table:table-cell office:value-type="float" office:value="0.970008746936055" calcext:value-type="float">
            <text:p>0.970008746936055</text:p>
          </table:table-cell>
          <table:table-cell office:value-type="float" office:value="0.255465548496914" calcext:value-type="float">
            <text:p>0.255465548496914</text:p>
          </table:table-cell>
          <table:table-cell table:formula="of:=IF(([.A455]-0.5)^2+([.B455]-0.5)^2&lt;=0.5^2;1;0)" office:value-type="float" office:value="0" calcext:value-type="float">
            <text:p>0</text:p>
          </table:table-cell>
          <table:table-cell table:formula="of:=AVERAGE([.$C$2:.C455])*4" office:value-type="float" office:value="3.22466960352423" calcext:value-type="float">
            <text:p>3.224670</text:p>
          </table:table-cell>
          <table:table-cell table:formula="of:=STDEV([.$C$2:.C455])*4" office:value-type="float" office:value="1.582941418051" calcext:value-type="float">
            <text:p>1.582941</text:p>
          </table:table-cell>
          <table:table-cell table:number-columns-repeated="2"/>
        </table:table-row>
        <table:table-row table:style-name="ro1">
          <table:table-cell office:value-type="float" office:value="0.407520752385221" calcext:value-type="float">
            <text:p>0.407520752385221</text:p>
          </table:table-cell>
          <table:table-cell office:value-type="float" office:value="0.617653017230111" calcext:value-type="float">
            <text:p>0.617653017230111</text:p>
          </table:table-cell>
          <table:table-cell table:formula="of:=IF(([.A456]-0.5)^2+([.B456]-0.5)^2&lt;=0.5^2;1;0)" office:value-type="float" office:value="1" calcext:value-type="float">
            <text:p>1</text:p>
          </table:table-cell>
          <table:table-cell table:formula="of:=AVERAGE([.$C$2:.C456])*4" office:value-type="float" office:value="3.22637362637363" calcext:value-type="float">
            <text:p>3.226374</text:p>
          </table:table-cell>
          <table:table-cell table:formula="of:=STDEV([.$C$2:.C456])*4" office:value-type="float" office:value="1.58161485290042" calcext:value-type="float">
            <text:p>1.581615</text:p>
          </table:table-cell>
          <table:table-cell table:number-columns-repeated="2"/>
        </table:table-row>
        <table:table-row table:style-name="ro1">
          <table:table-cell office:value-type="float" office:value="0.989409967246137" calcext:value-type="float">
            <text:p>0.989409967246137</text:p>
          </table:table-cell>
          <table:table-cell office:value-type="float" office:value="0.6069729100948" calcext:value-type="float">
            <text:p>0.6069729100948</text:p>
          </table:table-cell>
          <table:table-cell table:formula="of:=IF(([.A457]-0.5)^2+([.B457]-0.5)^2&lt;=0.5^2;1;0)" office:value-type="float" office:value="0" calcext:value-type="float">
            <text:p>0</text:p>
          </table:table-cell>
          <table:table-cell table:formula="of:=AVERAGE([.$C$2:.C457])*4" office:value-type="float" office:value="3.21929824561404" calcext:value-type="float">
            <text:p>3.219298</text:p>
          </table:table-cell>
          <table:table-cell table:formula="of:=STDEV([.$C$2:.C457])*4" office:value-type="float" office:value="1.58708397711478" calcext:value-type="float">
            <text:p>1.587084</text:p>
          </table:table-cell>
          <table:table-cell table:number-columns-repeated="2"/>
        </table:table-row>
        <table:table-row table:style-name="ro1">
          <table:table-cell office:value-type="float" office:value="0.211087668536017" calcext:value-type="float">
            <text:p>0.211087668536017</text:p>
          </table:table-cell>
          <table:table-cell office:value-type="float" office:value="0.79182547108201" calcext:value-type="float">
            <text:p>0.79182547108201</text:p>
          </table:table-cell>
          <table:table-cell table:formula="of:=IF(([.A458]-0.5)^2+([.B458]-0.5)^2&lt;=0.5^2;1;0)" office:value-type="float" office:value="1" calcext:value-type="float">
            <text:p>1</text:p>
          </table:table-cell>
          <table:table-cell table:formula="of:=AVERAGE([.$C$2:.C458])*4" office:value-type="float" office:value="3.22100656455142" calcext:value-type="float">
            <text:p>3.221007</text:p>
          </table:table-cell>
          <table:table-cell table:formula="of:=STDEV([.$C$2:.C458])*4" office:value-type="float" office:value="1.5857633732162" calcext:value-type="float">
            <text:p>1.585763</text:p>
          </table:table-cell>
          <table:table-cell table:number-columns-repeated="2"/>
        </table:table-row>
        <table:table-row table:style-name="ro1">
          <table:table-cell office:value-type="float" office:value="0.31156716533938" calcext:value-type="float">
            <text:p>0.31156716533938</text:p>
          </table:table-cell>
          <table:table-cell office:value-type="float" office:value="0.929494480763761" calcext:value-type="float">
            <text:p>0.929494480763761</text:p>
          </table:table-cell>
          <table:table-cell table:formula="of:=IF(([.A459]-0.5)^2+([.B459]-0.5)^2&lt;=0.5^2;1;0)" office:value-type="float" office:value="1" calcext:value-type="float">
            <text:p>1</text:p>
          </table:table-cell>
          <table:table-cell table:formula="of:=AVERAGE([.$C$2:.C459])*4" office:value-type="float" office:value="3.22270742358079" calcext:value-type="float">
            <text:p>3.222707</text:p>
          </table:table-cell>
          <table:table-cell table:formula="of:=STDEV([.$C$2:.C459])*4" office:value-type="float" office:value="1.58444562145276" calcext:value-type="float">
            <text:p>1.584446</text:p>
          </table:table-cell>
          <table:table-cell table:number-columns-repeated="2"/>
        </table:table-row>
        <table:table-row table:style-name="ro1">
          <table:table-cell office:value-type="float" office:value="0.272779235829352" calcext:value-type="float">
            <text:p>0.272779235829352</text:p>
          </table:table-cell>
          <table:table-cell office:value-type="float" office:value="0.0332102880413711" calcext:value-type="float">
            <text:p>0.0332102880413711</text:p>
          </table:table-cell>
          <table:table-cell table:formula="of:=IF(([.A460]-0.5)^2+([.B460]-0.5)^2&lt;=0.5^2;1;0)" office:value-type="float" office:value="0" calcext:value-type="float">
            <text:p>0</text:p>
          </table:table-cell>
          <table:table-cell table:formula="of:=AVERAGE([.$C$2:.C460])*4" office:value-type="float" office:value="3.2156862745098" calcext:value-type="float">
            <text:p>3.215686</text:p>
          </table:table-cell>
          <table:table-cell table:formula="of:=STDEV([.$C$2:.C460])*4" office:value-type="float" office:value="1.58984705728367" calcext:value-type="float">
            <text:p>1.589847</text:p>
          </table:table-cell>
          <table:table-cell table:number-columns-repeated="2"/>
        </table:table-row>
        <table:table-row table:style-name="ro1">
          <table:table-cell office:value-type="float" office:value="0.0220054035692385" calcext:value-type="float">
            <text:p>0.0220054035692385</text:p>
          </table:table-cell>
          <table:table-cell office:value-type="float" office:value="0.334886100482095" calcext:value-type="float">
            <text:p>0.334886100482095</text:p>
          </table:table-cell>
          <table:table-cell table:formula="of:=IF(([.A461]-0.5)^2+([.B461]-0.5)^2&lt;=0.5^2;1;0)" office:value-type="float" office:value="0" calcext:value-type="float">
            <text:p>0</text:p>
          </table:table-cell>
          <table:table-cell table:formula="of:=AVERAGE([.$C$2:.C461])*4" office:value-type="float" office:value="3.20869565217391" calcext:value-type="float">
            <text:p>3.208696</text:p>
          </table:table-cell>
          <table:table-cell table:formula="of:=STDEV([.$C$2:.C461])*4" office:value-type="float" office:value="1.59517601858362" calcext:value-type="float">
            <text:p>1.595176</text:p>
          </table:table-cell>
          <table:table-cell table:number-columns-repeated="2"/>
        </table:table-row>
        <table:table-row table:style-name="ro1">
          <table:table-cell office:value-type="float" office:value="0.450073584762679" calcext:value-type="float">
            <text:p>0.450073584762679</text:p>
          </table:table-cell>
          <table:table-cell office:value-type="float" office:value="0.607509766172681" calcext:value-type="float">
            <text:p>0.607509766172681</text:p>
          </table:table-cell>
          <table:table-cell table:formula="of:=IF(([.A462]-0.5)^2+([.B462]-0.5)^2&lt;=0.5^2;1;0)" office:value-type="float" office:value="1" calcext:value-type="float">
            <text:p>1</text:p>
          </table:table-cell>
          <table:table-cell table:formula="of:=AVERAGE([.$C$2:.C462])*4" office:value-type="float" office:value="3.21041214750542" calcext:value-type="float">
            <text:p>3.210412</text:p>
          </table:table-cell>
          <table:table-cell table:formula="of:=STDEV([.$C$2:.C462])*4" office:value-type="float" office:value="1.59386733784049" calcext:value-type="float">
            <text:p>1.593867</text:p>
          </table:table-cell>
          <table:table-cell table:number-columns-repeated="2"/>
        </table:table-row>
        <table:table-row table:style-name="ro1">
          <table:table-cell office:value-type="float" office:value="0.121113501647318" calcext:value-type="float">
            <text:p>0.121113501647318</text:p>
          </table:table-cell>
          <table:table-cell office:value-type="float" office:value="0.173744387872046" calcext:value-type="float">
            <text:p>0.173744387872046</text:p>
          </table:table-cell>
          <table:table-cell table:formula="of:=IF(([.A463]-0.5)^2+([.B463]-0.5)^2&lt;=0.5^2;1;0)" office:value-type="float" office:value="1" calcext:value-type="float">
            <text:p>1</text:p>
          </table:table-cell>
          <table:table-cell table:formula="of:=AVERAGE([.$C$2:.C463])*4" office:value-type="float" office:value="3.21212121212121" calcext:value-type="float">
            <text:p>3.212121</text:p>
          </table:table-cell>
          <table:table-cell table:formula="of:=STDEV([.$C$2:.C463])*4" office:value-type="float" office:value="1.59256142419408" calcext:value-type="float">
            <text:p>1.592561</text:p>
          </table:table-cell>
          <table:table-cell table:number-columns-repeated="2"/>
        </table:table-row>
        <table:table-row table:style-name="ro1">
          <table:table-cell office:value-type="float" office:value="0.977096809773231" calcext:value-type="float">
            <text:p>0.977096809773231</text:p>
          </table:table-cell>
          <table:table-cell office:value-type="float" office:value="0.690828426753159" calcext:value-type="float">
            <text:p>0.690828426753159</text:p>
          </table:table-cell>
          <table:table-cell table:formula="of:=IF(([.A464]-0.5)^2+([.B464]-0.5)^2&lt;=0.5^2;1;0)" office:value-type="float" office:value="0" calcext:value-type="float">
            <text:p>0</text:p>
          </table:table-cell>
          <table:table-cell table:formula="of:=AVERAGE([.$C$2:.C464])*4" office:value-type="float" office:value="3.20518358531318" calcext:value-type="float">
            <text:p>3.205184</text:p>
          </table:table-cell>
          <table:table-cell table:formula="of:=STDEV([.$C$2:.C464])*4" office:value-type="float" office:value="1.59782560542685" calcext:value-type="float">
            <text:p>1.597826</text:p>
          </table:table-cell>
          <table:table-cell table:number-columns-repeated="2"/>
        </table:table-row>
        <table:table-row table:style-name="ro1">
          <table:table-cell office:value-type="float" office:value="0.911265220689808" calcext:value-type="float">
            <text:p>0.911265220689808</text:p>
          </table:table-cell>
          <table:table-cell office:value-type="float" office:value="0.585174693510924" calcext:value-type="float">
            <text:p>0.585174693510924</text:p>
          </table:table-cell>
          <table:table-cell table:formula="of:=IF(([.A465]-0.5)^2+([.B465]-0.5)^2&lt;=0.5^2;1;0)" office:value-type="float" office:value="1" calcext:value-type="float">
            <text:p>1</text:p>
          </table:table-cell>
          <table:table-cell table:formula="of:=AVERAGE([.$C$2:.C465])*4" office:value-type="float" office:value="3.20689655172414" calcext:value-type="float">
            <text:p>3.206897</text:p>
          </table:table-cell>
          <table:table-cell table:formula="of:=STDEV([.$C$2:.C465])*4" office:value-type="float" office:value="1.59652560878707" calcext:value-type="float">
            <text:p>1.596526</text:p>
          </table:table-cell>
          <table:table-cell table:number-columns-repeated="2"/>
        </table:table-row>
        <table:table-row table:style-name="ro1">
          <table:table-cell office:value-type="float" office:value="0.532757723759168" calcext:value-type="float">
            <text:p>0.532757723759168</text:p>
          </table:table-cell>
          <table:table-cell office:value-type="float" office:value="0.93608519097281" calcext:value-type="float">
            <text:p>0.93608519097281</text:p>
          </table:table-cell>
          <table:table-cell table:formula="of:=IF(([.A466]-0.5)^2+([.B466]-0.5)^2&lt;=0.5^2;1;0)" office:value-type="float" office:value="1" calcext:value-type="float">
            <text:p>1</text:p>
          </table:table-cell>
          <table:table-cell table:formula="of:=AVERAGE([.$C$2:.C466])*4" office:value-type="float" office:value="3.20860215053763" calcext:value-type="float">
            <text:p>3.208602</text:p>
          </table:table-cell>
          <table:table-cell table:formula="of:=STDEV([.$C$2:.C466])*4" office:value-type="float" office:value="1.5952283315365" calcext:value-type="float">
            <text:p>1.595228</text:p>
          </table:table-cell>
          <table:table-cell table:number-columns-repeated="2"/>
        </table:table-row>
        <table:table-row table:style-name="ro1">
          <table:table-cell office:value-type="float" office:value="0.48520991327632" calcext:value-type="float">
            <text:p>0.48520991327632</text:p>
          </table:table-cell>
          <table:table-cell office:value-type="float" office:value="0.30493860117106" calcext:value-type="float">
            <text:p>0.30493860117106</text:p>
          </table:table-cell>
          <table:table-cell table:formula="of:=IF(([.A467]-0.5)^2+([.B467]-0.5)^2&lt;=0.5^2;1;0)" office:value-type="float" office:value="1" calcext:value-type="float">
            <text:p>1</text:p>
          </table:table-cell>
          <table:table-cell table:formula="of:=AVERAGE([.$C$2:.C467])*4" office:value-type="float" office:value="3.21030042918455" calcext:value-type="float">
            <text:p>3.210300</text:p>
          </table:table-cell>
          <table:table-cell table:formula="of:=STDEV([.$C$2:.C467])*4" office:value-type="float" office:value="1.59393376769073" calcext:value-type="float">
            <text:p>1.593934</text:p>
          </table:table-cell>
          <table:table-cell table:number-columns-repeated="2"/>
        </table:table-row>
        <table:table-row table:style-name="ro1">
          <table:table-cell office:value-type="float" office:value="0.803643766181981" calcext:value-type="float">
            <text:p>0.803643766181981</text:p>
          </table:table-cell>
          <table:table-cell office:value-type="float" office:value="0.882040095390159" calcext:value-type="float">
            <text:p>0.882040095390159</text:p>
          </table:table-cell>
          <table:table-cell table:formula="of:=IF(([.A468]-0.5)^2+([.B468]-0.5)^2&lt;=0.5^2;1;0)" office:value-type="float" office:value="1" calcext:value-type="float">
            <text:p>1</text:p>
          </table:table-cell>
          <table:table-cell table:formula="of:=AVERAGE([.$C$2:.C468])*4" office:value-type="float" office:value="3.21199143468951" calcext:value-type="float">
            <text:p>3.211991</text:p>
          </table:table-cell>
          <table:table-cell table:formula="of:=STDEV([.$C$2:.C468])*4" office:value-type="float" office:value="1.59264191123969" calcext:value-type="float">
            <text:p>1.592642</text:p>
          </table:table-cell>
          <table:table-cell table:number-columns-repeated="2"/>
        </table:table-row>
        <table:table-row table:style-name="ro1">
          <table:table-cell office:value-type="float" office:value="0.532506714306123" calcext:value-type="float">
            <text:p>0.532506714306123</text:p>
          </table:table-cell>
          <table:table-cell office:value-type="float" office:value="0.441168236751624" calcext:value-type="float">
            <text:p>0.441168236751624</text:p>
          </table:table-cell>
          <table:table-cell table:formula="of:=IF(([.A469]-0.5)^2+([.B469]-0.5)^2&lt;=0.5^2;1;0)" office:value-type="float" office:value="1" calcext:value-type="float">
            <text:p>1</text:p>
          </table:table-cell>
          <table:table-cell table:formula="of:=AVERAGE([.$C$2:.C469])*4" office:value-type="float" office:value="3.21367521367521" calcext:value-type="float">
            <text:p>3.213675</text:p>
          </table:table-cell>
          <table:table-cell table:formula="of:=STDEV([.$C$2:.C469])*4" office:value-type="float" office:value="1.59135275614871" calcext:value-type="float">
            <text:p>1.591353</text:p>
          </table:table-cell>
          <table:table-cell table:number-columns-repeated="2"/>
        </table:table-row>
        <table:table-row table:style-name="ro1">
          <table:table-cell office:value-type="float" office:value="0.923682241479886" calcext:value-type="float">
            <text:p>0.923682241479886</text:p>
          </table:table-cell>
          <table:table-cell office:value-type="float" office:value="0.645314403886617" calcext:value-type="float">
            <text:p>0.645314403886617</text:p>
          </table:table-cell>
          <table:table-cell table:formula="of:=IF(([.A470]-0.5)^2+([.B470]-0.5)^2&lt;=0.5^2;1;0)" office:value-type="float" office:value="1" calcext:value-type="float">
            <text:p>1</text:p>
          </table:table-cell>
          <table:table-cell table:formula="of:=AVERAGE([.$C$2:.C470])*4" office:value-type="float" office:value="3.21535181236674" calcext:value-type="float">
            <text:p>3.215352</text:p>
          </table:table-cell>
          <table:table-cell table:formula="of:=STDEV([.$C$2:.C470])*4" office:value-type="float" office:value="1.59006629635946" calcext:value-type="float">
            <text:p>1.590066</text:p>
          </table:table-cell>
          <table:table-cell table:number-columns-repeated="2"/>
        </table:table-row>
        <table:table-row table:style-name="ro1">
          <table:table-cell office:value-type="float" office:value="0.583352967287896" calcext:value-type="float">
            <text:p>0.583352967287896</text:p>
          </table:table-cell>
          <table:table-cell office:value-type="float" office:value="0.439362843011155" calcext:value-type="float">
            <text:p>0.439362843011155</text:p>
          </table:table-cell>
          <table:table-cell table:formula="of:=IF(([.A471]-0.5)^2+([.B471]-0.5)^2&lt;=0.5^2;1;0)" office:value-type="float" office:value="1" calcext:value-type="float">
            <text:p>1</text:p>
          </table:table-cell>
          <table:table-cell table:formula="of:=AVERAGE([.$C$2:.C471])*4" office:value-type="float" office:value="3.21702127659575" calcext:value-type="float">
            <text:p>3.217021</text:p>
          </table:table-cell>
          <table:table-cell table:formula="of:=STDEV([.$C$2:.C471])*4" office:value-type="float" office:value="1.58878252579089" calcext:value-type="float">
            <text:p>1.588783</text:p>
          </table:table-cell>
          <table:table-cell table:number-columns-repeated="2"/>
        </table:table-row>
        <table:table-row table:style-name="ro1">
          <table:table-cell office:value-type="float" office:value="0.0168721910492279" calcext:value-type="float">
            <text:p>0.0168721910492279</text:p>
          </table:table-cell>
          <table:table-cell office:value-type="float" office:value="0.962079160762469" calcext:value-type="float">
            <text:p>0.962079160762469</text:p>
          </table:table-cell>
          <table:table-cell table:formula="of:=IF(([.A472]-0.5)^2+([.B472]-0.5)^2&lt;=0.5^2;1;0)" office:value-type="float" office:value="0" calcext:value-type="float">
            <text:p>0</text:p>
          </table:table-cell>
          <table:table-cell table:formula="of:=AVERAGE([.$C$2:.C472])*4" office:value-type="float" office:value="3.21019108280255" calcext:value-type="float">
            <text:p>3.210191</text:p>
          </table:table-cell>
          <table:table-cell table:formula="of:=STDEV([.$C$2:.C472])*4" office:value-type="float" office:value="1.59399877386065" calcext:value-type="float">
            <text:p>1.593999</text:p>
          </table:table-cell>
          <table:table-cell table:number-columns-repeated="2"/>
        </table:table-row>
        <table:table-row table:style-name="ro1">
          <table:table-cell office:value-type="float" office:value="0.0641239703826188" calcext:value-type="float">
            <text:p>0.0641239703826188</text:p>
          </table:table-cell>
          <table:table-cell office:value-type="float" office:value="0.35318665015579" calcext:value-type="float">
            <text:p>0.35318665015579</text:p>
          </table:table-cell>
          <table:table-cell table:formula="of:=IF(([.A473]-0.5)^2+([.B473]-0.5)^2&lt;=0.5^2;1;0)" office:value-type="float" office:value="1" calcext:value-type="float">
            <text:p>1</text:p>
          </table:table-cell>
          <table:table-cell table:formula="of:=AVERAGE([.$C$2:.C473])*4" office:value-type="float" office:value="3.21186440677966" calcext:value-type="float">
            <text:p>3.211864</text:p>
          </table:table-cell>
          <table:table-cell table:formula="of:=STDEV([.$C$2:.C473])*4" office:value-type="float" office:value="1.59272067522956" calcext:value-type="float">
            <text:p>1.592721</text:p>
          </table:table-cell>
          <table:table-cell table:number-columns-repeated="2"/>
        </table:table-row>
        <table:table-row table:style-name="ro1">
          <table:table-cell office:value-type="float" office:value="0.939844898598483" calcext:value-type="float">
            <text:p>0.939844898598483</text:p>
          </table:table-cell>
          <table:table-cell office:value-type="float" office:value="0.154736607119628" calcext:value-type="float">
            <text:p>0.154736607119628</text:p>
          </table:table-cell>
          <table:table-cell table:formula="of:=IF(([.A474]-0.5)^2+([.B474]-0.5)^2&lt;=0.5^2;1;0)" office:value-type="float" office:value="0" calcext:value-type="float">
            <text:p>0</text:p>
          </table:table-cell>
          <table:table-cell table:formula="of:=AVERAGE([.$C$2:.C474])*4" office:value-type="float" office:value="3.20507399577167" calcext:value-type="float">
            <text:p>3.205074</text:p>
          </table:table-cell>
          <table:table-cell table:formula="of:=STDEV([.$C$2:.C474])*4" office:value-type="float" office:value="1.59787187815686" calcext:value-type="float">
            <text:p>1.597872</text:p>
          </table:table-cell>
          <table:table-cell table:number-columns-repeated="2"/>
        </table:table-row>
        <table:table-row table:style-name="ro1">
          <table:table-cell office:value-type="float" office:value="0.436530902984564" calcext:value-type="float">
            <text:p>0.436530902984564</text:p>
          </table:table-cell>
          <table:table-cell office:value-type="float" office:value="0.860259248781349" calcext:value-type="float">
            <text:p>0.860259248781349</text:p>
          </table:table-cell>
          <table:table-cell table:formula="of:=IF(([.A475]-0.5)^2+([.B475]-0.5)^2&lt;=0.5^2;1;0)" office:value-type="float" office:value="1" calcext:value-type="float">
            <text:p>1</text:p>
          </table:table-cell>
          <table:table-cell table:formula="of:=AVERAGE([.$C$2:.C475])*4" office:value-type="float" office:value="3.20675105485232" calcext:value-type="float">
            <text:p>3.206751</text:p>
          </table:table-cell>
          <table:table-cell table:formula="of:=STDEV([.$C$2:.C475])*4" office:value-type="float" office:value="1.59659944963937" calcext:value-type="float">
            <text:p>1.596599</text:p>
          </table:table-cell>
          <table:table-cell table:number-columns-repeated="2"/>
        </table:table-row>
        <table:table-row table:style-name="ro1">
          <table:table-cell office:value-type="float" office:value="0.139611028705186" calcext:value-type="float">
            <text:p>0.139611028705186</text:p>
          </table:table-cell>
          <table:table-cell office:value-type="float" office:value="0.809102803604868" calcext:value-type="float">
            <text:p>0.809102803604868</text:p>
          </table:table-cell>
          <table:table-cell table:formula="of:=IF(([.A476]-0.5)^2+([.B476]-0.5)^2&lt;=0.5^2;1;0)" office:value-type="float" office:value="1" calcext:value-type="float">
            <text:p>1</text:p>
          </table:table-cell>
          <table:table-cell table:formula="of:=AVERAGE([.$C$2:.C476])*4" office:value-type="float" office:value="3.20842105263158" calcext:value-type="float">
            <text:p>3.208421</text:p>
          </table:table-cell>
          <table:table-cell table:formula="of:=STDEV([.$C$2:.C476])*4" office:value-type="float" office:value="1.59532962599884" calcext:value-type="float">
            <text:p>1.595330</text:p>
          </table:table-cell>
          <table:table-cell table:number-columns-repeated="2"/>
        </table:table-row>
        <table:table-row table:style-name="ro1">
          <table:table-cell office:value-type="float" office:value="0.779391679288609" calcext:value-type="float">
            <text:p>0.779391679288609</text:p>
          </table:table-cell>
          <table:table-cell office:value-type="float" office:value="0.44287095329259" calcext:value-type="float">
            <text:p>0.44287095329259</text:p>
          </table:table-cell>
          <table:table-cell table:formula="of:=IF(([.A477]-0.5)^2+([.B477]-0.5)^2&lt;=0.5^2;1;0)" office:value-type="float" office:value="1" calcext:value-type="float">
            <text:p>1</text:p>
          </table:table-cell>
          <table:table-cell table:formula="of:=AVERAGE([.$C$2:.C477])*4" office:value-type="float" office:value="3.21008403361345" calcext:value-type="float">
            <text:p>3.210084</text:p>
          </table:table-cell>
          <table:table-cell table:formula="of:=STDEV([.$C$2:.C477])*4" office:value-type="float" office:value="1.59406240163047" calcext:value-type="float">
            <text:p>1.594062</text:p>
          </table:table-cell>
          <table:table-cell table:number-columns-repeated="2"/>
        </table:table-row>
        <table:table-row table:style-name="ro1">
          <table:table-cell office:value-type="float" office:value="0.7733537488581" calcext:value-type="float">
            <text:p>0.7733537488581</text:p>
          </table:table-cell>
          <table:table-cell office:value-type="float" office:value="0.446008959372496" calcext:value-type="float">
            <text:p>0.446008959372496</text:p>
          </table:table-cell>
          <table:table-cell table:formula="of:=IF(([.A478]-0.5)^2+([.B478]-0.5)^2&lt;=0.5^2;1;0)" office:value-type="float" office:value="1" calcext:value-type="float">
            <text:p>1</text:p>
          </table:table-cell>
          <table:table-cell table:formula="of:=AVERAGE([.$C$2:.C478])*4" office:value-type="float" office:value="3.21174004192872" calcext:value-type="float">
            <text:p>3.211740</text:p>
          </table:table-cell>
          <table:table-cell table:formula="of:=STDEV([.$C$2:.C478])*4" office:value-type="float" office:value="1.59279777090581" calcext:value-type="float">
            <text:p>1.592798</text:p>
          </table:table-cell>
          <table:table-cell table:number-columns-repeated="2"/>
        </table:table-row>
        <table:table-row table:style-name="ro1">
          <table:table-cell office:value-type="float" office:value="0.0168951486753575" calcext:value-type="float">
            <text:p>0.0168951486753575</text:p>
          </table:table-cell>
          <table:table-cell office:value-type="float" office:value="0.688179286346026" calcext:value-type="float">
            <text:p>0.688179286346026</text:p>
          </table:table-cell>
          <table:table-cell table:formula="of:=IF(([.A479]-0.5)^2+([.B479]-0.5)^2&lt;=0.5^2;1;0)" office:value-type="float" office:value="0" calcext:value-type="float">
            <text:p>0</text:p>
          </table:table-cell>
          <table:table-cell table:formula="of:=AVERAGE([.$C$2:.C479])*4" office:value-type="float" office:value="3.20502092050209" calcext:value-type="float">
            <text:p>3.205021</text:p>
          </table:table-cell>
          <table:table-cell table:formula="of:=STDEV([.$C$2:.C479])*4" office:value-type="float" office:value="1.59789428377446" calcext:value-type="float">
            <text:p>1.597894</text:p>
          </table:table-cell>
          <table:table-cell table:number-columns-repeated="2"/>
        </table:table-row>
        <table:table-row table:style-name="ro1">
          <table:table-cell office:value-type="float" office:value="0.40485607755711" calcext:value-type="float">
            <text:p>0.40485607755711</text:p>
          </table:table-cell>
          <table:table-cell office:value-type="float" office:value="0.439280933478592" calcext:value-type="float">
            <text:p>0.439280933478592</text:p>
          </table:table-cell>
          <table:table-cell table:formula="of:=IF(([.A480]-0.5)^2+([.B480]-0.5)^2&lt;=0.5^2;1;0)" office:value-type="float" office:value="1" calcext:value-type="float">
            <text:p>1</text:p>
          </table:table-cell>
          <table:table-cell table:formula="of:=AVERAGE([.$C$2:.C480])*4" office:value-type="float" office:value="3.20668058455115" calcext:value-type="float">
            <text:p>3.206681</text:p>
          </table:table-cell>
          <table:table-cell table:formula="of:=STDEV([.$C$2:.C480])*4" office:value-type="float" office:value="1.59663520547127" calcext:value-type="float">
            <text:p>1.596635</text:p>
          </table:table-cell>
          <table:table-cell table:number-columns-repeated="2"/>
        </table:table-row>
        <table:table-row table:style-name="ro1">
          <table:table-cell office:value-type="float" office:value="0.777516525852045" calcext:value-type="float">
            <text:p>0.777516525852045</text:p>
          </table:table-cell>
          <table:table-cell office:value-type="float" office:value="0.68023939469876" calcext:value-type="float">
            <text:p>0.68023939469876</text:p>
          </table:table-cell>
          <table:table-cell table:formula="of:=IF(([.A481]-0.5)^2+([.B481]-0.5)^2&lt;=0.5^2;1;0)" office:value-type="float" office:value="1" calcext:value-type="float">
            <text:p>1</text:p>
          </table:table-cell>
          <table:table-cell table:formula="of:=AVERAGE([.$C$2:.C481])*4" office:value-type="float" office:value="3.20833333333333" calcext:value-type="float">
            <text:p>3.208333</text:p>
          </table:table-cell>
          <table:table-cell table:formula="of:=STDEV([.$C$2:.C481])*4" office:value-type="float" office:value="1.59537867748226" calcext:value-type="float">
            <text:p>1.595379</text:p>
          </table:table-cell>
          <table:table-cell table:number-columns-repeated="2"/>
        </table:table-row>
        <table:table-row table:style-name="ro1">
          <table:table-cell office:value-type="float" office:value="0.482119871146401" calcext:value-type="float">
            <text:p>0.482119871146401</text:p>
          </table:table-cell>
          <table:table-cell office:value-type="float" office:value="0.46530683769935" calcext:value-type="float">
            <text:p>0.46530683769935</text:p>
          </table:table-cell>
          <table:table-cell table:formula="of:=IF(([.A482]-0.5)^2+([.B482]-0.5)^2&lt;=0.5^2;1;0)" office:value-type="float" office:value="1" calcext:value-type="float">
            <text:p>1</text:p>
          </table:table-cell>
          <table:table-cell table:formula="of:=AVERAGE([.$C$2:.C482])*4" office:value-type="float" office:value="3.20997920997921" calcext:value-type="float">
            <text:p>3.209979</text:p>
          </table:table-cell>
          <table:table-cell table:formula="of:=STDEV([.$C$2:.C482])*4" office:value-type="float" office:value="1.59412469438045" calcext:value-type="float">
            <text:p>1.594125</text:p>
          </table:table-cell>
          <table:table-cell table:number-columns-repeated="2"/>
        </table:table-row>
        <table:table-row table:style-name="ro1">
          <table:table-cell office:value-type="float" office:value="0.6326114500634" calcext:value-type="float">
            <text:p>0.6326114500634</text:p>
          </table:table-cell>
          <table:table-cell office:value-type="float" office:value="0.0943913389160365" calcext:value-type="float">
            <text:p>0.0943913389160365</text:p>
          </table:table-cell>
          <table:table-cell table:formula="of:=IF(([.A483]-0.5)^2+([.B483]-0.5)^2&lt;=0.5^2;1;0)" office:value-type="float" office:value="1" calcext:value-type="float">
            <text:p>1</text:p>
          </table:table-cell>
          <table:table-cell table:formula="of:=AVERAGE([.$C$2:.C483])*4" office:value-type="float" office:value="3.21161825726141" calcext:value-type="float">
            <text:p>3.211618</text:p>
          </table:table-cell>
          <table:table-cell table:formula="of:=STDEV([.$C$2:.C483])*4" office:value-type="float" office:value="1.59287325071609" calcext:value-type="float">
            <text:p>1.592873</text:p>
          </table:table-cell>
          <table:table-cell table:number-columns-repeated="2"/>
        </table:table-row>
        <table:table-row table:style-name="ro1">
          <table:table-cell office:value-type="float" office:value="0.36097341821182" calcext:value-type="float">
            <text:p>0.36097341821182</text:p>
          </table:table-cell>
          <table:table-cell office:value-type="float" office:value="0.264316906450284" calcext:value-type="float">
            <text:p>0.264316906450284</text:p>
          </table:table-cell>
          <table:table-cell table:formula="of:=IF(([.A484]-0.5)^2+([.B484]-0.5)^2&lt;=0.5^2;1;0)" office:value-type="float" office:value="1" calcext:value-type="float">
            <text:p>1</text:p>
          </table:table-cell>
          <table:table-cell table:formula="of:=AVERAGE([.$C$2:.C484])*4" office:value-type="float" office:value="3.21325051759834" calcext:value-type="float">
            <text:p>3.213251</text:p>
          </table:table-cell>
          <table:table-cell table:formula="of:=STDEV([.$C$2:.C484])*4" office:value-type="float" office:value="1.59162434101765" calcext:value-type="float">
            <text:p>1.591624</text:p>
          </table:table-cell>
          <table:table-cell table:number-columns-repeated="2"/>
        </table:table-row>
        <table:table-row table:style-name="ro1">
          <table:table-cell office:value-type="float" office:value="0.639086699243834" calcext:value-type="float">
            <text:p>0.639086699243834</text:p>
          </table:table-cell>
          <table:table-cell office:value-type="float" office:value="0.754486650666091" calcext:value-type="float">
            <text:p>0.754486650666091</text:p>
          </table:table-cell>
          <table:table-cell table:formula="of:=IF(([.A485]-0.5)^2+([.B485]-0.5)^2&lt;=0.5^2;1;0)" office:value-type="float" office:value="1" calcext:value-type="float">
            <text:p>1</text:p>
          </table:table-cell>
          <table:table-cell table:formula="of:=AVERAGE([.$C$2:.C485])*4" office:value-type="float" office:value="3.21487603305785" calcext:value-type="float">
            <text:p>3.214876</text:p>
          </table:table-cell>
          <table:table-cell table:formula="of:=STDEV([.$C$2:.C485])*4" office:value-type="float" office:value="1.5903779597925" calcext:value-type="float">
            <text:p>1.590378</text:p>
          </table:table-cell>
          <table:table-cell table:number-columns-repeated="2"/>
        </table:table-row>
        <table:table-row table:style-name="ro1">
          <table:table-cell office:value-type="float" office:value="0.641834441527871" calcext:value-type="float">
            <text:p>0.641834441527871</text:p>
          </table:table-cell>
          <table:table-cell office:value-type="float" office:value="0.537358267587258" calcext:value-type="float">
            <text:p>0.537358267587258</text:p>
          </table:table-cell>
          <table:table-cell table:formula="of:=IF(([.A486]-0.5)^2+([.B486]-0.5)^2&lt;=0.5^2;1;0)" office:value-type="float" office:value="1" calcext:value-type="float">
            <text:p>1</text:p>
          </table:table-cell>
          <table:table-cell table:formula="of:=AVERAGE([.$C$2:.C486])*4" office:value-type="float" office:value="3.21649484536083" calcext:value-type="float">
            <text:p>3.216495</text:p>
          </table:table-cell>
          <table:table-cell table:formula="of:=STDEV([.$C$2:.C486])*4" office:value-type="float" office:value="1.58913410152783" calcext:value-type="float">
            <text:p>1.589134</text:p>
          </table:table-cell>
          <table:table-cell table:number-columns-repeated="2"/>
        </table:table-row>
        <table:table-row table:style-name="ro1">
          <table:table-cell office:value-type="float" office:value="0.668888804052784" calcext:value-type="float">
            <text:p>0.668888804052784</text:p>
          </table:table-cell>
          <table:table-cell office:value-type="float" office:value="0.0258647712680634" calcext:value-type="float">
            <text:p>0.0258647712680634</text:p>
          </table:table-cell>
          <table:table-cell table:formula="of:=IF(([.A487]-0.5)^2+([.B487]-0.5)^2&lt;=0.5^2;1;0)" office:value-type="float" office:value="0" calcext:value-type="float">
            <text:p>0</text:p>
          </table:table-cell>
          <table:table-cell table:formula="of:=AVERAGE([.$C$2:.C487])*4" office:value-type="float" office:value="3.20987654320988" calcext:value-type="float">
            <text:p>3.209877</text:p>
          </table:table-cell>
          <table:table-cell table:formula="of:=STDEV([.$C$2:.C487])*4" office:value-type="float" office:value="1.59418569368944" calcext:value-type="float">
            <text:p>1.594186</text:p>
          </table:table-cell>
          <table:table-cell table:number-columns-repeated="2"/>
        </table:table-row>
        <table:table-row table:style-name="ro1">
          <table:table-cell office:value-type="float" office:value="0.643537478244648" calcext:value-type="float">
            <text:p>0.643537478244648</text:p>
          </table:table-cell>
          <table:table-cell office:value-type="float" office:value="0.19288830702732" calcext:value-type="float">
            <text:p>0.19288830702732</text:p>
          </table:table-cell>
          <table:table-cell table:formula="of:=IF(([.A488]-0.5)^2+([.B488]-0.5)^2&lt;=0.5^2;1;0)" office:value-type="float" office:value="1" calcext:value-type="float">
            <text:p>1</text:p>
          </table:table-cell>
          <table:table-cell table:formula="of:=AVERAGE([.$C$2:.C488])*4" office:value-type="float" office:value="3.21149897330595" calcext:value-type="float">
            <text:p>3.211499</text:p>
          </table:table-cell>
          <table:table-cell table:formula="of:=STDEV([.$C$2:.C488])*4" office:value-type="float" office:value="1.59294716493248" calcext:value-type="float">
            <text:p>1.592947</text:p>
          </table:table-cell>
          <table:table-cell table:number-columns-repeated="2"/>
        </table:table-row>
        <table:table-row table:style-name="ro1">
          <table:table-cell office:value-type="float" office:value="0.968560523746874" calcext:value-type="float">
            <text:p>0.968560523746874</text:p>
          </table:table-cell>
          <table:table-cell office:value-type="float" office:value="0.0258960020243627" calcext:value-type="float">
            <text:p>0.0258960020243627</text:p>
          </table:table-cell>
          <table:table-cell table:formula="of:=IF(([.A489]-0.5)^2+([.B489]-0.5)^2&lt;=0.5^2;1;0)" office:value-type="float" office:value="0" calcext:value-type="float">
            <text:p>0</text:p>
          </table:table-cell>
          <table:table-cell table:formula="of:=AVERAGE([.$C$2:.C489])*4" office:value-type="float" office:value="3.20491803278689" calcext:value-type="float">
            <text:p>3.204918</text:p>
          </table:table-cell>
          <table:table-cell table:formula="of:=STDEV([.$C$2:.C489])*4" office:value-type="float" office:value="1.5979377088607" calcext:value-type="float">
            <text:p>1.597938</text:p>
          </table:table-cell>
          <table:table-cell table:number-columns-repeated="2"/>
        </table:table-row>
        <table:table-row table:style-name="ro1">
          <table:table-cell office:value-type="float" office:value="0.915214541620804" calcext:value-type="float">
            <text:p>0.915214541620804</text:p>
          </table:table-cell>
          <table:table-cell office:value-type="float" office:value="0.48576620909285" calcext:value-type="float">
            <text:p>0.48576620909285</text:p>
          </table:table-cell>
          <table:table-cell table:formula="of:=IF(([.A490]-0.5)^2+([.B490]-0.5)^2&lt;=0.5^2;1;0)" office:value-type="float" office:value="1" calcext:value-type="float">
            <text:p>1</text:p>
          </table:table-cell>
          <table:table-cell table:formula="of:=AVERAGE([.$C$2:.C490])*4" office:value-type="float" office:value="3.20654396728016" calcext:value-type="float">
            <text:p>3.206544</text:p>
          </table:table-cell>
          <table:table-cell table:formula="of:=STDEV([.$C$2:.C490])*4" office:value-type="float" office:value="1.59670450787253" calcext:value-type="float">
            <text:p>1.596705</text:p>
          </table:table-cell>
          <table:table-cell table:number-columns-repeated="2"/>
        </table:table-row>
        <table:table-row table:style-name="ro1">
          <table:table-cell office:value-type="float" office:value="0.131874113403548" calcext:value-type="float">
            <text:p>0.131874113403548</text:p>
          </table:table-cell>
          <table:table-cell office:value-type="float" office:value="0.392542587141136" calcext:value-type="float">
            <text:p>0.392542587141136</text:p>
          </table:table-cell>
          <table:table-cell table:formula="of:=IF(([.A491]-0.5)^2+([.B491]-0.5)^2&lt;=0.5^2;1;0)" office:value-type="float" office:value="1" calcext:value-type="float">
            <text:p>1</text:p>
          </table:table-cell>
          <table:table-cell table:formula="of:=AVERAGE([.$C$2:.C491])*4" office:value-type="float" office:value="3.20816326530612" calcext:value-type="float">
            <text:p>3.208163</text:p>
          </table:table-cell>
          <table:table-cell table:formula="of:=STDEV([.$C$2:.C491])*4" office:value-type="float" office:value="1.59547375309257" calcext:value-type="float">
            <text:p>1.595474</text:p>
          </table:table-cell>
          <table:table-cell table:number-columns-repeated="2"/>
        </table:table-row>
        <table:table-row table:style-name="ro1">
          <table:table-cell office:value-type="float" office:value="0.712192572618549" calcext:value-type="float">
            <text:p>0.712192572618549</text:p>
          </table:table-cell>
          <table:table-cell office:value-type="float" office:value="0.948213216096526" calcext:value-type="float">
            <text:p>0.948213216096526</text:p>
          </table:table-cell>
          <table:table-cell table:formula="of:=IF(([.A492]-0.5)^2+([.B492]-0.5)^2&lt;=0.5^2;1;0)" office:value-type="float" office:value="1" calcext:value-type="float">
            <text:p>1</text:p>
          </table:table-cell>
          <table:table-cell table:formula="of:=AVERAGE([.$C$2:.C492])*4" office:value-type="float" office:value="3.20977596741344" calcext:value-type="float">
            <text:p>3.209776</text:p>
          </table:table-cell>
          <table:table-cell table:formula="of:=STDEV([.$C$2:.C492])*4" office:value-type="float" office:value="1.59424543942755" calcext:value-type="float">
            <text:p>1.594245</text:p>
          </table:table-cell>
          <table:table-cell table:number-columns-repeated="2"/>
        </table:table-row>
        <table:table-row table:style-name="ro1">
          <table:table-cell office:value-type="float" office:value="0.574966705726784" calcext:value-type="float">
            <text:p>0.574966705726784</text:p>
          </table:table-cell>
          <table:table-cell office:value-type="float" office:value="0.018475367324658" calcext:value-type="float">
            <text:p>0.018475367324658</text:p>
          </table:table-cell>
          <table:table-cell table:formula="of:=IF(([.A493]-0.5)^2+([.B493]-0.5)^2&lt;=0.5^2;1;0)" office:value-type="float" office:value="1" calcext:value-type="float">
            <text:p>1</text:p>
          </table:table-cell>
          <table:table-cell table:formula="of:=AVERAGE([.$C$2:.C493])*4" office:value-type="float" office:value="3.21138211382114" calcext:value-type="float">
            <text:p>3.211382</text:p>
          </table:table-cell>
          <table:table-cell table:formula="of:=STDEV([.$C$2:.C493])*4" office:value-type="float" office:value="1.59301956176316" calcext:value-type="float">
            <text:p>1.593020</text:p>
          </table:table-cell>
          <table:table-cell table:number-columns-repeated="2"/>
        </table:table-row>
        <table:table-row table:style-name="ro1">
          <table:table-cell office:value-type="float" office:value="0.475775021988537" calcext:value-type="float">
            <text:p>0.475775021988537</text:p>
          </table:table-cell>
          <table:table-cell office:value-type="float" office:value="0.493266842785977" calcext:value-type="float">
            <text:p>0.493266842785977</text:p>
          </table:table-cell>
          <table:table-cell table:formula="of:=IF(([.A494]-0.5)^2+([.B494]-0.5)^2&lt;=0.5^2;1;0)" office:value-type="float" office:value="1" calcext:value-type="float">
            <text:p>1</text:p>
          </table:table-cell>
          <table:table-cell table:formula="of:=AVERAGE([.$C$2:.C494])*4" office:value-type="float" office:value="3.21298174442191" calcext:value-type="float">
            <text:p>3.212982</text:p>
          </table:table-cell>
          <table:table-cell table:formula="of:=STDEV([.$C$2:.C494])*4" office:value-type="float" office:value="1.59179611496487" calcext:value-type="float">
            <text:p>1.591796</text:p>
          </table:table-cell>
          <table:table-cell table:number-columns-repeated="2"/>
        </table:table-row>
        <table:table-row table:style-name="ro1">
          <table:table-cell office:value-type="float" office:value="0.331166635715525" calcext:value-type="float">
            <text:p>0.331166635715525</text:p>
          </table:table-cell>
          <table:table-cell office:value-type="float" office:value="0.974215773917167" calcext:value-type="float">
            <text:p>0.974215773917167</text:p>
          </table:table-cell>
          <table:table-cell table:formula="of:=IF(([.A495]-0.5)^2+([.B495]-0.5)^2&lt;=0.5^2;1;0)" office:value-type="float" office:value="0" calcext:value-type="float">
            <text:p>0</text:p>
          </table:table-cell>
          <table:table-cell table:formula="of:=AVERAGE([.$C$2:.C495])*4" office:value-type="float" office:value="3.20647773279352" calcext:value-type="float">
            <text:p>3.206478</text:p>
          </table:table-cell>
          <table:table-cell table:formula="of:=STDEV([.$C$2:.C495])*4" office:value-type="float" office:value="1.59673809947865" calcext:value-type="float">
            <text:p>1.596738</text:p>
          </table:table-cell>
          <table:table-cell table:number-columns-repeated="2"/>
        </table:table-row>
        <table:table-row table:style-name="ro1">
          <table:table-cell office:value-type="float" office:value="0.252092032799502" calcext:value-type="float">
            <text:p>0.252092032799502</text:p>
          </table:table-cell>
          <table:table-cell office:value-type="float" office:value="0.558702782018133" calcext:value-type="float">
            <text:p>0.558702782018133</text:p>
          </table:table-cell>
          <table:table-cell table:formula="of:=IF(([.A496]-0.5)^2+([.B496]-0.5)^2&lt;=0.5^2;1;0)" office:value-type="float" office:value="1" calcext:value-type="float">
            <text:p>1</text:p>
          </table:table-cell>
          <table:table-cell table:formula="of:=AVERAGE([.$C$2:.C496])*4" office:value-type="float" office:value="3.20808080808081" calcext:value-type="float">
            <text:p>3.208081</text:p>
          </table:table-cell>
          <table:table-cell table:formula="of:=STDEV([.$C$2:.C496])*4" office:value-type="float" office:value="1.59551983886439" calcext:value-type="float">
            <text:p>1.595520</text:p>
          </table:table-cell>
          <table:table-cell table:number-columns-repeated="2"/>
        </table:table-row>
        <table:table-row table:style-name="ro1">
          <table:table-cell office:value-type="float" office:value="0.76256503075192" calcext:value-type="float">
            <text:p>0.76256503075192</text:p>
          </table:table-cell>
          <table:table-cell office:value-type="float" office:value="0.127773085490554" calcext:value-type="float">
            <text:p>0.127773085490554</text:p>
          </table:table-cell>
          <table:table-cell table:formula="of:=IF(([.A497]-0.5)^2+([.B497]-0.5)^2&lt;=0.5^2;1;0)" office:value-type="float" office:value="1" calcext:value-type="float">
            <text:p>1</text:p>
          </table:table-cell>
          <table:table-cell table:formula="of:=AVERAGE([.$C$2:.C497])*4" office:value-type="float" office:value="3.20967741935484" calcext:value-type="float">
            <text:p>3.209677</text:p>
          </table:table-cell>
          <table:table-cell table:formula="of:=STDEV([.$C$2:.C497])*4" office:value-type="float" office:value="1.59430396984288" calcext:value-type="float">
            <text:p>1.594304</text:p>
          </table:table-cell>
          <table:table-cell table:number-columns-repeated="2"/>
        </table:table-row>
        <table:table-row table:style-name="ro1">
          <table:table-cell office:value-type="float" office:value="0.411915575114796" calcext:value-type="float">
            <text:p>0.411915575114796</text:p>
          </table:table-cell>
          <table:table-cell office:value-type="float" office:value="0.321552874964146" calcext:value-type="float">
            <text:p>0.321552874964146</text:p>
          </table:table-cell>
          <table:table-cell table:formula="of:=IF(([.A498]-0.5)^2+([.B498]-0.5)^2&lt;=0.5^2;1;0)" office:value-type="float" office:value="1" calcext:value-type="float">
            <text:p>1</text:p>
          </table:table-cell>
          <table:table-cell table:formula="of:=AVERAGE([.$C$2:.C498])*4" office:value-type="float" office:value="3.2112676056338" calcext:value-type="float">
            <text:p>3.211268</text:p>
          </table:table-cell>
          <table:table-cell table:formula="of:=STDEV([.$C$2:.C498])*4" office:value-type="float" office:value="1.59309048745723" calcext:value-type="float">
            <text:p>1.593090</text:p>
          </table:table-cell>
          <table:table-cell table:number-columns-repeated="2"/>
        </table:table-row>
        <table:table-row table:style-name="ro1">
          <table:table-cell office:value-type="float" office:value="0.0586122201492721" calcext:value-type="float">
            <text:p>0.0586122201492721</text:p>
          </table:table-cell>
          <table:table-cell office:value-type="float" office:value="0.421815470731325" calcext:value-type="float">
            <text:p>0.421815470731325</text:p>
          </table:table-cell>
          <table:table-cell table:formula="of:=IF(([.A499]-0.5)^2+([.B499]-0.5)^2&lt;=0.5^2;1;0)" office:value-type="float" office:value="1" calcext:value-type="float">
            <text:p>1</text:p>
          </table:table-cell>
          <table:table-cell table:formula="of:=AVERAGE([.$C$2:.C499])*4" office:value-type="float" office:value="3.21285140562249" calcext:value-type="float">
            <text:p>3.212851</text:p>
          </table:table-cell>
          <table:table-cell table:formula="of:=STDEV([.$C$2:.C499])*4" office:value-type="float" office:value="1.59187938673112" calcext:value-type="float">
            <text:p>1.591879</text:p>
          </table:table-cell>
          <table:table-cell table:number-columns-repeated="2"/>
        </table:table-row>
        <table:table-row table:style-name="ro1">
          <table:table-cell office:value-type="float" office:value="0.684696858526056" calcext:value-type="float">
            <text:p>0.684696858526056</text:p>
          </table:table-cell>
          <table:table-cell office:value-type="float" office:value="0.910803413264759" calcext:value-type="float">
            <text:p>0.910803413264759</text:p>
          </table:table-cell>
          <table:table-cell table:formula="of:=IF(([.A500]-0.5)^2+([.B500]-0.5)^2&lt;=0.5^2;1;0)" office:value-type="float" office:value="1" calcext:value-type="float">
            <text:p>1</text:p>
          </table:table-cell>
          <table:table-cell table:formula="of:=AVERAGE([.$C$2:.C500])*4" office:value-type="float" office:value="3.21442885771543" calcext:value-type="float">
            <text:p>3.214429</text:p>
          </table:table-cell>
          <table:table-cell table:formula="of:=STDEV([.$C$2:.C500])*4" office:value-type="float" office:value="1.59067066266943" calcext:value-type="float">
            <text:p>1.590671</text:p>
          </table:table-cell>
          <table:table-cell table:number-columns-repeated="2"/>
        </table:table-row>
        <table:table-row table:style-name="ro1">
          <table:table-cell office:value-type="float" office:value="0.556124984678287" calcext:value-type="float">
            <text:p>0.556124984678287</text:p>
          </table:table-cell>
          <table:table-cell office:value-type="float" office:value="0.843813100826793" calcext:value-type="float">
            <text:p>0.843813100826793</text:p>
          </table:table-cell>
          <table:table-cell table:formula="of:=IF(([.A501]-0.5)^2+([.B501]-0.5)^2&lt;=0.5^2;1;0)" office:value-type="float" office:value="1" calcext:value-type="float">
            <text:p>1</text:p>
          </table:table-cell>
          <table:table-cell table:formula="of:=AVERAGE([.$C$2:.C501])*4" office:value-type="float" office:value="3.216" calcext:value-type="float">
            <text:p>3.216000</text:p>
          </table:table-cell>
          <table:table-cell table:formula="of:=STDEV([.$C$2:.C501])*4" office:value-type="float" office:value="1.58946431025902" calcext:value-type="float">
            <text:p>1.589464</text:p>
          </table:table-cell>
          <table:table-cell table:number-columns-repeated="2"/>
        </table:table-row>
        <table:table-row table:style-name="ro1">
          <table:table-cell office:value-type="float" office:value="0.517425394538765" calcext:value-type="float">
            <text:p>0.517425394538765</text:p>
          </table:table-cell>
          <table:table-cell office:value-type="float" office:value="0.514049077609713" calcext:value-type="float">
            <text:p>0.514049077609713</text:p>
          </table:table-cell>
          <table:table-cell table:formula="of:=IF(([.A502]-0.5)^2+([.B502]-0.5)^2&lt;=0.5^2;1;0)" office:value-type="float" office:value="1" calcext:value-type="float">
            <text:p>1</text:p>
          </table:table-cell>
          <table:table-cell table:formula="of:=AVERAGE([.$C$2:.C502])*4" office:value-type="float" office:value="3.21756487025948" calcext:value-type="float">
            <text:p>3.217565</text:p>
          </table:table-cell>
          <table:table-cell table:formula="of:=STDEV([.$C$2:.C502])*4" office:value-type="float" office:value="1.58826032446934" calcext:value-type="float">
            <text:p>1.588260</text:p>
          </table:table-cell>
          <table:table-cell table:number-columns-repeated="2"/>
        </table:table-row>
        <table:table-row table:style-name="ro1">
          <table:table-cell office:value-type="float" office:value="0.700042309901613" calcext:value-type="float">
            <text:p>0.700042309901613</text:p>
          </table:table-cell>
          <table:table-cell office:value-type="float" office:value="0.77456666933932" calcext:value-type="float">
            <text:p>0.77456666933932</text:p>
          </table:table-cell>
          <table:table-cell table:formula="of:=IF(([.A503]-0.5)^2+([.B503]-0.5)^2&lt;=0.5^2;1;0)" office:value-type="float" office:value="1" calcext:value-type="float">
            <text:p>1</text:p>
          </table:table-cell>
          <table:table-cell table:formula="of:=AVERAGE([.$C$2:.C503])*4" office:value-type="float" office:value="3.2191235059761" calcext:value-type="float">
            <text:p>3.219124</text:p>
          </table:table-cell>
          <table:table-cell table:formula="of:=STDEV([.$C$2:.C503])*4" office:value-type="float" office:value="1.58705870025314" calcext:value-type="float">
            <text:p>1.587059</text:p>
          </table:table-cell>
          <table:table-cell table:number-columns-repeated="2"/>
        </table:table-row>
        <table:table-row table:style-name="ro1">
          <table:table-cell office:value-type="float" office:value="0.888488918314567" calcext:value-type="float">
            <text:p>0.888488918314567</text:p>
          </table:table-cell>
          <table:table-cell office:value-type="float" office:value="0.581639537302863" calcext:value-type="float">
            <text:p>0.581639537302863</text:p>
          </table:table-cell>
          <table:table-cell table:formula="of:=IF(([.A504]-0.5)^2+([.B504]-0.5)^2&lt;=0.5^2;1;0)" office:value-type="float" office:value="1" calcext:value-type="float">
            <text:p>1</text:p>
          </table:table-cell>
          <table:table-cell table:formula="of:=AVERAGE([.$C$2:.C504])*4" office:value-type="float" office:value="3.220675944334" calcext:value-type="float">
            <text:p>3.220676</text:p>
          </table:table-cell>
          <table:table-cell table:formula="of:=STDEV([.$C$2:.C504])*4" office:value-type="float" office:value="1.58585943254711" calcext:value-type="float">
            <text:p>1.585859</text:p>
          </table:table-cell>
          <table:table-cell table:number-columns-repeated="2"/>
        </table:table-row>
        <table:table-row table:style-name="ro1">
          <table:table-cell office:value-type="float" office:value="0.861362504981424" calcext:value-type="float">
            <text:p>0.861362504981424</text:p>
          </table:table-cell>
          <table:table-cell office:value-type="float" office:value="0.560761772038023" calcext:value-type="float">
            <text:p>0.560761772038023</text:p>
          </table:table-cell>
          <table:table-cell table:formula="of:=IF(([.A505]-0.5)^2+([.B505]-0.5)^2&lt;=0.5^2;1;0)" office:value-type="float" office:value="1" calcext:value-type="float">
            <text:p>1</text:p>
          </table:table-cell>
          <table:table-cell table:formula="of:=AVERAGE([.$C$2:.C505])*4" office:value-type="float" office:value="3.22222222222222" calcext:value-type="float">
            <text:p>3.222222</text:p>
          </table:table-cell>
          <table:table-cell table:formula="of:=STDEV([.$C$2:.C505])*4" office:value-type="float" office:value="1.58466251627258" calcext:value-type="float">
            <text:p>1.584663</text:p>
          </table:table-cell>
          <table:table-cell table:number-columns-repeated="2"/>
        </table:table-row>
        <table:table-row table:style-name="ro1">
          <table:table-cell office:value-type="float" office:value="0.751194178898885" calcext:value-type="float">
            <text:p>0.751194178898885</text:p>
          </table:table-cell>
          <table:table-cell office:value-type="float" office:value="0.490998845309025" calcext:value-type="float">
            <text:p>0.490998845309025</text:p>
          </table:table-cell>
          <table:table-cell table:formula="of:=IF(([.A506]-0.5)^2+([.B506]-0.5)^2&lt;=0.5^2;1;0)" office:value-type="float" office:value="1" calcext:value-type="float">
            <text:p>1</text:p>
          </table:table-cell>
          <table:table-cell table:formula="of:=AVERAGE([.$C$2:.C506])*4" office:value-type="float" office:value="3.22376237623762" calcext:value-type="float">
            <text:p>3.223762</text:p>
          </table:table-cell>
          <table:table-cell table:formula="of:=STDEV([.$C$2:.C506])*4" office:value-type="float" office:value="1.58346794633606" calcext:value-type="float">
            <text:p>1.583468</text:p>
          </table:table-cell>
          <table:table-cell table:number-columns-repeated="2"/>
        </table:table-row>
        <table:table-row table:style-name="ro1">
          <table:table-cell office:value-type="float" office:value="0.00405558190511426" calcext:value-type="float">
            <text:p>0.00405558190511426</text:p>
          </table:table-cell>
          <table:table-cell office:value-type="float" office:value="0.207216504642824" calcext:value-type="float">
            <text:p>0.207216504642824</text:p>
          </table:table-cell>
          <table:table-cell table:formula="of:=IF(([.A507]-0.5)^2+([.B507]-0.5)^2&lt;=0.5^2;1;0)" office:value-type="float" office:value="0" calcext:value-type="float">
            <text:p>0</text:p>
          </table:table-cell>
          <table:table-cell table:formula="of:=AVERAGE([.$C$2:.C507])*4" office:value-type="float" office:value="3.21739130434783" calcext:value-type="float">
            <text:p>3.217391</text:p>
          </table:table-cell>
          <table:table-cell table:formula="of:=STDEV([.$C$2:.C507])*4" office:value-type="float" office:value="1.58837793624814" calcext:value-type="float">
            <text:p>1.588378</text:p>
          </table:table-cell>
          <table:table-cell table:number-columns-repeated="2"/>
        </table:table-row>
        <table:table-row table:style-name="ro1">
          <table:table-cell office:value-type="float" office:value="0.511064379477199" calcext:value-type="float">
            <text:p>0.511064379477199</text:p>
          </table:table-cell>
          <table:table-cell office:value-type="float" office:value="0.991051292189655" calcext:value-type="float">
            <text:p>0.991051292189655</text:p>
          </table:table-cell>
          <table:table-cell table:formula="of:=IF(([.A508]-0.5)^2+([.B508]-0.5)^2&lt;=0.5^2;1;0)" office:value-type="float" office:value="1" calcext:value-type="float">
            <text:p>1</text:p>
          </table:table-cell>
          <table:table-cell table:formula="of:=AVERAGE([.$C$2:.C508])*4" office:value-type="float" office:value="3.2189349112426" calcext:value-type="float">
            <text:p>3.218935</text:p>
          </table:table-cell>
          <table:table-cell table:formula="of:=STDEV([.$C$2:.C508])*4" office:value-type="float" office:value="1.58718822206971" calcext:value-type="float">
            <text:p>1.587188</text:p>
          </table:table-cell>
          <table:table-cell table:number-columns-repeated="2"/>
        </table:table-row>
        <table:table-row table:style-name="ro1">
          <table:table-cell office:value-type="float" office:value="0.367398014536521" calcext:value-type="float">
            <text:p>0.367398014536521</text:p>
          </table:table-cell>
          <table:table-cell office:value-type="float" office:value="0.136714544391712" calcext:value-type="float">
            <text:p>0.136714544391712</text:p>
          </table:table-cell>
          <table:table-cell table:formula="of:=IF(([.A509]-0.5)^2+([.B509]-0.5)^2&lt;=0.5^2;1;0)" office:value-type="float" office:value="1" calcext:value-type="float">
            <text:p>1</text:p>
          </table:table-cell>
          <table:table-cell table:formula="of:=AVERAGE([.$C$2:.C509])*4" office:value-type="float" office:value="3.22047244094488" calcext:value-type="float">
            <text:p>3.220472</text:p>
          </table:table-cell>
          <table:table-cell table:formula="of:=STDEV([.$C$2:.C509])*4" office:value-type="float" office:value="1.58600081744221" calcext:value-type="float">
            <text:p>1.586001</text:p>
          </table:table-cell>
          <table:table-cell table:number-columns-repeated="2"/>
        </table:table-row>
        <table:table-row table:style-name="ro1">
          <table:table-cell office:value-type="float" office:value="0.26530069055215" calcext:value-type="float">
            <text:p>0.26530069055215</text:p>
          </table:table-cell>
          <table:table-cell office:value-type="float" office:value="0.643062740900156" calcext:value-type="float">
            <text:p>0.643062740900156</text:p>
          </table:table-cell>
          <table:table-cell table:formula="of:=IF(([.A510]-0.5)^2+([.B510]-0.5)^2&lt;=0.5^2;1;0)" office:value-type="float" office:value="1" calcext:value-type="float">
            <text:p>1</text:p>
          </table:table-cell>
          <table:table-cell table:formula="of:=AVERAGE([.$C$2:.C510])*4" office:value-type="float" office:value="3.22200392927308" calcext:value-type="float">
            <text:p>3.222004</text:p>
          </table:table-cell>
          <table:table-cell table:formula="of:=STDEV([.$C$2:.C510])*4" office:value-type="float" office:value="1.58481571744233" calcext:value-type="float">
            <text:p>1.584816</text:p>
          </table:table-cell>
          <table:table-cell table:number-columns-repeated="2"/>
        </table:table-row>
        <table:table-row table:style-name="ro1">
          <table:table-cell office:value-type="float" office:value="0.523652813703855" calcext:value-type="float">
            <text:p>0.523652813703855</text:p>
          </table:table-cell>
          <table:table-cell office:value-type="float" office:value="0.98008346301506" calcext:value-type="float">
            <text:p>0.98008346301506</text:p>
          </table:table-cell>
          <table:table-cell table:formula="of:=IF(([.A511]-0.5)^2+([.B511]-0.5)^2&lt;=0.5^2;1;0)" office:value-type="float" office:value="1" calcext:value-type="float">
            <text:p>1</text:p>
          </table:table-cell>
          <table:table-cell table:formula="of:=AVERAGE([.$C$2:.C511])*4" office:value-type="float" office:value="3.22352941176471" calcext:value-type="float">
            <text:p>3.223529</text:p>
          </table:table-cell>
          <table:table-cell table:formula="of:=STDEV([.$C$2:.C511])*4" office:value-type="float" office:value="1.58363291713249" calcext:value-type="float">
            <text:p>1.583633</text:p>
          </table:table-cell>
          <table:table-cell table:number-columns-repeated="2"/>
        </table:table-row>
        <table:table-row table:style-name="ro1">
          <table:table-cell office:value-type="float" office:value="0.122723125422242" calcext:value-type="float">
            <text:p>0.122723125422242</text:p>
          </table:table-cell>
          <table:table-cell office:value-type="float" office:value="0.793761125147449" calcext:value-type="float">
            <text:p>0.793761125147449</text:p>
          </table:table-cell>
          <table:table-cell table:formula="of:=IF(([.A512]-0.5)^2+([.B512]-0.5)^2&lt;=0.5^2;1;0)" office:value-type="float" office:value="1" calcext:value-type="float">
            <text:p>1</text:p>
          </table:table-cell>
          <table:table-cell table:formula="of:=AVERAGE([.$C$2:.C512])*4" office:value-type="float" office:value="3.22504892367906" calcext:value-type="float">
            <text:p>3.225049</text:p>
          </table:table-cell>
          <table:table-cell table:formula="of:=STDEV([.$C$2:.C512])*4" office:value-type="float" office:value="1.58245241156147" calcext:value-type="float">
            <text:p>1.582452</text:p>
          </table:table-cell>
          <table:table-cell table:number-columns-repeated="2"/>
        </table:table-row>
        <table:table-row table:style-name="ro1">
          <table:table-cell office:value-type="float" office:value="0.1515427507876" calcext:value-type="float">
            <text:p>0.1515427507876</text:p>
          </table:table-cell>
          <table:table-cell office:value-type="float" office:value="0.19148065040267" calcext:value-type="float">
            <text:p>0.19148065040267</text:p>
          </table:table-cell>
          <table:table-cell table:formula="of:=IF(([.A513]-0.5)^2+([.B513]-0.5)^2&lt;=0.5^2;1;0)" office:value-type="float" office:value="1" calcext:value-type="float">
            <text:p>1</text:p>
          </table:table-cell>
          <table:table-cell table:formula="of:=AVERAGE([.$C$2:.C513])*4" office:value-type="float" office:value="3.2265625" calcext:value-type="float">
            <text:p>3.226563</text:p>
          </table:table-cell>
          <table:table-cell table:formula="of:=STDEV([.$C$2:.C513])*4" office:value-type="float" office:value="1.58127419576485" calcext:value-type="float">
            <text:p>1.581274</text:p>
          </table:table-cell>
          <table:table-cell table:number-columns-repeated="2"/>
        </table:table-row>
        <table:table-row table:style-name="ro1">
          <table:table-cell office:value-type="float" office:value="0.727530998381269" calcext:value-type="float">
            <text:p>0.727530998381269</text:p>
          </table:table-cell>
          <table:table-cell office:value-type="float" office:value="0.87213236467177" calcext:value-type="float">
            <text:p>0.87213236467177</text:p>
          </table:table-cell>
          <table:table-cell table:formula="of:=IF(([.A514]-0.5)^2+([.B514]-0.5)^2&lt;=0.5^2;1;0)" office:value-type="float" office:value="1" calcext:value-type="float">
            <text:p>1</text:p>
          </table:table-cell>
          <table:table-cell table:formula="of:=AVERAGE([.$C$2:.C514])*4" office:value-type="float" office:value="3.2280701754386" calcext:value-type="float">
            <text:p>3.228070</text:p>
          </table:table-cell>
          <table:table-cell table:formula="of:=STDEV([.$C$2:.C514])*4" office:value-type="float" office:value="1.58009826476577" calcext:value-type="float">
            <text:p>1.580098</text:p>
          </table:table-cell>
          <table:table-cell table:number-columns-repeated="2"/>
        </table:table-row>
        <table:table-row table:style-name="ro1">
          <table:table-cell office:value-type="float" office:value="0.263951595986858" calcext:value-type="float">
            <text:p>0.263951595986858</text:p>
          </table:table-cell>
          <table:table-cell office:value-type="float" office:value="0.13185392501433" calcext:value-type="float">
            <text:p>0.13185392501433</text:p>
          </table:table-cell>
          <table:table-cell table:formula="of:=IF(([.A515]-0.5)^2+([.B515]-0.5)^2&lt;=0.5^2;1;0)" office:value-type="float" office:value="1" calcext:value-type="float">
            <text:p>1</text:p>
          </table:table-cell>
          <table:table-cell table:formula="of:=AVERAGE([.$C$2:.C515])*4" office:value-type="float" office:value="3.2295719844358" calcext:value-type="float">
            <text:p>3.229572</text:p>
          </table:table-cell>
          <table:table-cell table:formula="of:=STDEV([.$C$2:.C515])*4" office:value-type="float" office:value="1.57892461357532" calcext:value-type="float">
            <text:p>1.578925</text:p>
          </table:table-cell>
          <table:table-cell table:number-columns-repeated="2"/>
        </table:table-row>
        <table:table-row table:style-name="ro1">
          <table:table-cell office:value-type="float" office:value="0.17831135412846" calcext:value-type="float">
            <text:p>0.17831135412846</text:p>
          </table:table-cell>
          <table:table-cell office:value-type="float" office:value="0.782318612164194" calcext:value-type="float">
            <text:p>0.782318612164194</text:p>
          </table:table-cell>
          <table:table-cell table:formula="of:=IF(([.A516]-0.5)^2+([.B516]-0.5)^2&lt;=0.5^2;1;0)" office:value-type="float" office:value="1" calcext:value-type="float">
            <text:p>1</text:p>
          </table:table-cell>
          <table:table-cell table:formula="of:=AVERAGE([.$C$2:.C516])*4" office:value-type="float" office:value="3.23106796116505" calcext:value-type="float">
            <text:p>3.231068</text:p>
          </table:table-cell>
          <table:table-cell table:formula="of:=STDEV([.$C$2:.C516])*4" office:value-type="float" office:value="1.57775323719314" calcext:value-type="float">
            <text:p>1.577753</text:p>
          </table:table-cell>
          <table:table-cell table:number-columns-repeated="2"/>
        </table:table-row>
        <table:table-row table:style-name="ro1">
          <table:table-cell office:value-type="float" office:value="0.162227471830105" calcext:value-type="float">
            <text:p>0.162227471830105</text:p>
          </table:table-cell>
          <table:table-cell office:value-type="float" office:value="0.58265819050623" calcext:value-type="float">
            <text:p>0.58265819050623</text:p>
          </table:table-cell>
          <table:table-cell table:formula="of:=IF(([.A517]-0.5)^2+([.B517]-0.5)^2&lt;=0.5^2;1;0)" office:value-type="float" office:value="1" calcext:value-type="float">
            <text:p>1</text:p>
          </table:table-cell>
          <table:table-cell table:formula="of:=AVERAGE([.$C$2:.C517])*4" office:value-type="float" office:value="3.23255813953488" calcext:value-type="float">
            <text:p>3.232558</text:p>
          </table:table-cell>
          <table:table-cell table:formula="of:=STDEV([.$C$2:.C517])*4" office:value-type="float" office:value="1.57658413060803" calcext:value-type="float">
            <text:p>1.576584</text:p>
          </table:table-cell>
          <table:table-cell table:number-columns-repeated="2"/>
        </table:table-row>
        <table:table-row table:style-name="ro1">
          <table:table-cell office:value-type="float" office:value="0.969531019335798" calcext:value-type="float">
            <text:p>0.969531019335798</text:p>
          </table:table-cell>
          <table:table-cell office:value-type="float" office:value="0.957197032607654" calcext:value-type="float">
            <text:p>0.957197032607654</text:p>
          </table:table-cell>
          <table:table-cell table:formula="of:=IF(([.A518]-0.5)^2+([.B518]-0.5)^2&lt;=0.5^2;1;0)" office:value-type="float" office:value="0" calcext:value-type="float">
            <text:p>0</text:p>
          </table:table-cell>
          <table:table-cell table:formula="of:=AVERAGE([.$C$2:.C518])*4" office:value-type="float" office:value="3.22630560928433" calcext:value-type="float">
            <text:p>3.226306</text:p>
          </table:table-cell>
          <table:table-cell table:formula="of:=STDEV([.$C$2:.C518])*4" office:value-type="float" office:value="1.58145885188974" calcext:value-type="float">
            <text:p>1.581459</text:p>
          </table:table-cell>
          <table:table-cell table:number-columns-repeated="2"/>
        </table:table-row>
        <table:table-row table:style-name="ro1">
          <table:table-cell office:value-type="float" office:value="0.950086765026856" calcext:value-type="float">
            <text:p>0.950086765026856</text:p>
          </table:table-cell>
          <table:table-cell office:value-type="float" office:value="0.1103351911787" calcext:value-type="float">
            <text:p>0.1103351911787</text:p>
          </table:table-cell>
          <table:table-cell table:formula="of:=IF(([.A519]-0.5)^2+([.B519]-0.5)^2&lt;=0.5^2;1;0)" office:value-type="float" office:value="0" calcext:value-type="float">
            <text:p>0</text:p>
          </table:table-cell>
          <table:table-cell table:formula="of:=AVERAGE([.$C$2:.C519])*4" office:value-type="float" office:value="3.22007722007722" calcext:value-type="float">
            <text:p>3.220077</text:p>
          </table:table-cell>
          <table:table-cell table:formula="of:=STDEV([.$C$2:.C519])*4" office:value-type="float" office:value="1.58627527235139" calcext:value-type="float">
            <text:p>1.586275</text:p>
          </table:table-cell>
          <table:table-cell table:number-columns-repeated="2"/>
        </table:table-row>
        <table:table-row table:style-name="ro1">
          <table:table-cell office:value-type="float" office:value="0.228783665086945" calcext:value-type="float">
            <text:p>0.228783665086945</text:p>
          </table:table-cell>
          <table:table-cell office:value-type="float" office:value="0.183624667171843" calcext:value-type="float">
            <text:p>0.183624667171843</text:p>
          </table:table-cell>
          <table:table-cell table:formula="of:=IF(([.A520]-0.5)^2+([.B520]-0.5)^2&lt;=0.5^2;1;0)" office:value-type="float" office:value="1" calcext:value-type="float">
            <text:p>1</text:p>
          </table:table-cell>
          <table:table-cell table:formula="of:=AVERAGE([.$C$2:.C520])*4" office:value-type="float" office:value="3.22157996146435" calcext:value-type="float">
            <text:p>3.221580</text:p>
          </table:table-cell>
          <table:table-cell table:formula="of:=STDEV([.$C$2:.C520])*4" office:value-type="float" office:value="1.58511311876749" calcext:value-type="float">
            <text:p>1.585113</text:p>
          </table:table-cell>
          <table:table-cell table:number-columns-repeated="2"/>
        </table:table-row>
        <table:table-row table:style-name="ro1">
          <table:table-cell office:value-type="float" office:value="0.864002193119547" calcext:value-type="float">
            <text:p>0.864002193119547</text:p>
          </table:table-cell>
          <table:table-cell office:value-type="float" office:value="0.250670727043631" calcext:value-type="float">
            <text:p>0.250670727043631</text:p>
          </table:table-cell>
          <table:table-cell table:formula="of:=IF(([.A521]-0.5)^2+([.B521]-0.5)^2&lt;=0.5^2;1;0)" office:value-type="float" office:value="1" calcext:value-type="float">
            <text:p>1</text:p>
          </table:table-cell>
          <table:table-cell table:formula="of:=AVERAGE([.$C$2:.C521])*4" office:value-type="float" office:value="3.22307692307692" calcext:value-type="float">
            <text:p>3.223077</text:p>
          </table:table-cell>
          <table:table-cell table:formula="of:=STDEV([.$C$2:.C521])*4" office:value-type="float" office:value="1.58395317565416" calcext:value-type="float">
            <text:p>1.583953</text:p>
          </table:table-cell>
          <table:table-cell table:number-columns-repeated="2"/>
        </table:table-row>
        <table:table-row table:style-name="ro1">
          <table:table-cell office:value-type="float" office:value="0.105522655650211" calcext:value-type="float">
            <text:p>0.105522655650211</text:p>
          </table:table-cell>
          <table:table-cell office:value-type="float" office:value="0.677705558770061" calcext:value-type="float">
            <text:p>0.677705558770061</text:p>
          </table:table-cell>
          <table:table-cell table:formula="of:=IF(([.A522]-0.5)^2+([.B522]-0.5)^2&lt;=0.5^2;1;0)" office:value-type="float" office:value="1" calcext:value-type="float">
            <text:p>1</text:p>
          </table:table-cell>
          <table:table-cell table:formula="of:=AVERAGE([.$C$2:.C522])*4" office:value-type="float" office:value="3.22456813819578" calcext:value-type="float">
            <text:p>3.224568</text:p>
          </table:table-cell>
          <table:table-cell table:formula="of:=STDEV([.$C$2:.C522])*4" office:value-type="float" office:value="1.5827954383543" calcext:value-type="float">
            <text:p>1.582795</text:p>
          </table:table-cell>
          <table:table-cell table:number-columns-repeated="2"/>
        </table:table-row>
        <table:table-row table:style-name="ro1">
          <table:table-cell office:value-type="float" office:value="0.201277159912465" calcext:value-type="float">
            <text:p>0.201277159912465</text:p>
          </table:table-cell>
          <table:table-cell office:value-type="float" office:value="0.273951812482697" calcext:value-type="float">
            <text:p>0.273951812482697</text:p>
          </table:table-cell>
          <table:table-cell table:formula="of:=IF(([.A523]-0.5)^2+([.B523]-0.5)^2&lt;=0.5^2;1;0)" office:value-type="float" office:value="1" calcext:value-type="float">
            <text:p>1</text:p>
          </table:table-cell>
          <table:table-cell table:formula="of:=AVERAGE([.$C$2:.C523])*4" office:value-type="float" office:value="3.22605363984674" calcext:value-type="float">
            <text:p>3.226054</text:p>
          </table:table-cell>
          <table:table-cell table:formula="of:=STDEV([.$C$2:.C523])*4" office:value-type="float" office:value="1.58163990219855" calcext:value-type="float">
            <text:p>1.581640</text:p>
          </table:table-cell>
          <table:table-cell table:number-columns-repeated="2"/>
        </table:table-row>
        <table:table-row table:style-name="ro1">
          <table:table-cell office:value-type="float" office:value="0.302222978293438" calcext:value-type="float">
            <text:p>0.302222978293438</text:p>
          </table:table-cell>
          <table:table-cell office:value-type="float" office:value="0.70518090293992" calcext:value-type="float">
            <text:p>0.70518090293992</text:p>
          </table:table-cell>
          <table:table-cell table:formula="of:=IF(([.A524]-0.5)^2+([.B524]-0.5)^2&lt;=0.5^2;1;0)" office:value-type="float" office:value="1" calcext:value-type="float">
            <text:p>1</text:p>
          </table:table-cell>
          <table:table-cell table:formula="of:=AVERAGE([.$C$2:.C524])*4" office:value-type="float" office:value="3.22753346080306" calcext:value-type="float">
            <text:p>3.227533</text:p>
          </table:table-cell>
          <table:table-cell table:formula="of:=STDEV([.$C$2:.C524])*4" office:value-type="float" office:value="1.58048656250579" calcext:value-type="float">
            <text:p>1.580487</text:p>
          </table:table-cell>
          <table:table-cell table:number-columns-repeated="2"/>
        </table:table-row>
        <table:table-row table:style-name="ro1">
          <table:table-cell office:value-type="float" office:value="0.151165088752423" calcext:value-type="float">
            <text:p>0.151165088752423</text:p>
          </table:table-cell>
          <table:table-cell office:value-type="float" office:value="0.953618260809913" calcext:value-type="float">
            <text:p>0.953618260809913</text:p>
          </table:table-cell>
          <table:table-cell table:formula="of:=IF(([.A525]-0.5)^2+([.B525]-0.5)^2&lt;=0.5^2;1;0)" office:value-type="float" office:value="0" calcext:value-type="float">
            <text:p>0</text:p>
          </table:table-cell>
          <table:table-cell table:formula="of:=AVERAGE([.$C$2:.C525])*4" office:value-type="float" office:value="3.22137404580153" calcext:value-type="float">
            <text:p>3.221374</text:p>
          </table:table-cell>
          <table:table-cell table:formula="of:=STDEV([.$C$2:.C525])*4" office:value-type="float" office:value="1.5852574934771" calcext:value-type="float">
            <text:p>1.585257</text:p>
          </table:table-cell>
          <table:table-cell table:number-columns-repeated="2"/>
        </table:table-row>
        <table:table-row table:style-name="ro1">
          <table:table-cell office:value-type="float" office:value="0.413609119488397" calcext:value-type="float">
            <text:p>0.413609119488397</text:p>
          </table:table-cell>
          <table:table-cell office:value-type="float" office:value="0.2887702643762" calcext:value-type="float">
            <text:p>0.2887702643762</text:p>
          </table:table-cell>
          <table:table-cell table:formula="of:=IF(([.A526]-0.5)^2+([.B526]-0.5)^2&lt;=0.5^2;1;0)" office:value-type="float" office:value="1" calcext:value-type="float">
            <text:p>1</text:p>
          </table:table-cell>
          <table:table-cell table:formula="of:=AVERAGE([.$C$2:.C526])*4" office:value-type="float" office:value="3.22285714285714" calcext:value-type="float">
            <text:p>3.222857</text:p>
          </table:table-cell>
          <table:table-cell table:formula="of:=STDEV([.$C$2:.C526])*4" office:value-type="float" office:value="1.58410865097774" calcext:value-type="float">
            <text:p>1.584109</text:p>
          </table:table-cell>
          <table:table-cell table:number-columns-repeated="2"/>
        </table:table-row>
        <table:table-row table:style-name="ro1">
          <table:table-cell office:value-type="float" office:value="0.946564420037809" calcext:value-type="float">
            <text:p>0.946564420037809</text:p>
          </table:table-cell>
          <table:table-cell office:value-type="float" office:value="0.51090624328308" calcext:value-type="float">
            <text:p>0.51090624328308</text:p>
          </table:table-cell>
          <table:table-cell table:formula="of:=IF(([.A527]-0.5)^2+([.B527]-0.5)^2&lt;=0.5^2;1;0)" office:value-type="float" office:value="1" calcext:value-type="float">
            <text:p>1</text:p>
          </table:table-cell>
          <table:table-cell table:formula="of:=AVERAGE([.$C$2:.C527])*4" office:value-type="float" office:value="3.22433460076046" calcext:value-type="float">
            <text:p>3.224335</text:p>
          </table:table-cell>
          <table:table-cell table:formula="of:=STDEV([.$C$2:.C527])*4" office:value-type="float" office:value="1.58296197175407" calcext:value-type="float">
            <text:p>1.582962</text:p>
          </table:table-cell>
          <table:table-cell table:number-columns-repeated="2"/>
        </table:table-row>
        <table:table-row table:style-name="ro1">
          <table:table-cell office:value-type="float" office:value="0.50073999580233" calcext:value-type="float">
            <text:p>0.50073999580233</text:p>
          </table:table-cell>
          <table:table-cell office:value-type="float" office:value="0.106436678215826" calcext:value-type="float">
            <text:p>0.106436678215826</text:p>
          </table:table-cell>
          <table:table-cell table:formula="of:=IF(([.A528]-0.5)^2+([.B528]-0.5)^2&lt;=0.5^2;1;0)" office:value-type="float" office:value="1" calcext:value-type="float">
            <text:p>1</text:p>
          </table:table-cell>
          <table:table-cell table:formula="of:=AVERAGE([.$C$2:.C528])*4" office:value-type="float" office:value="3.2258064516129" calcext:value-type="float">
            <text:p>3.225806</text:p>
          </table:table-cell>
          <table:table-cell table:formula="of:=STDEV([.$C$2:.C528])*4" office:value-type="float" office:value="1.58181745127553" calcext:value-type="float">
            <text:p>1.581817</text:p>
          </table:table-cell>
          <table:table-cell table:number-columns-repeated="2"/>
        </table:table-row>
        <table:table-row table:style-name="ro1">
          <table:table-cell office:value-type="float" office:value="0.495516678912763" calcext:value-type="float">
            <text:p>0.495516678912763</text:p>
          </table:table-cell>
          <table:table-cell office:value-type="float" office:value="0.983275467891735" calcext:value-type="float">
            <text:p>0.983275467891735</text:p>
          </table:table-cell>
          <table:table-cell table:formula="of:=IF(([.A529]-0.5)^2+([.B529]-0.5)^2&lt;=0.5^2;1;0)" office:value-type="float" office:value="1" calcext:value-type="float">
            <text:p>1</text:p>
          </table:table-cell>
          <table:table-cell table:formula="of:=AVERAGE([.$C$2:.C529])*4" office:value-type="float" office:value="3.22727272727273" calcext:value-type="float">
            <text:p>3.227273</text:p>
          </table:table-cell>
          <table:table-cell table:formula="of:=STDEV([.$C$2:.C529])*4" office:value-type="float" office:value="1.58067508500014" calcext:value-type="float">
            <text:p>1.580675</text:p>
          </table:table-cell>
          <table:table-cell table:number-columns-repeated="2"/>
        </table:table-row>
        <table:table-row table:style-name="ro1">
          <table:table-cell office:value-type="float" office:value="0.451651174202504" calcext:value-type="float">
            <text:p>0.451651174202504</text:p>
          </table:table-cell>
          <table:table-cell office:value-type="float" office:value="0.781139105408239" calcext:value-type="float">
            <text:p>0.781139105408239</text:p>
          </table:table-cell>
          <table:table-cell table:formula="of:=IF(([.A530]-0.5)^2+([.B530]-0.5)^2&lt;=0.5^2;1;0)" office:value-type="float" office:value="1" calcext:value-type="float">
            <text:p>1</text:p>
          </table:table-cell>
          <table:table-cell table:formula="of:=AVERAGE([.$C$2:.C530])*4" office:value-type="float" office:value="3.22873345935728" calcext:value-type="float">
            <text:p>3.228733</text:p>
          </table:table-cell>
          <table:table-cell table:formula="of:=STDEV([.$C$2:.C530])*4" office:value-type="float" office:value="1.579534868375" calcext:value-type="float">
            <text:p>1.579535</text:p>
          </table:table-cell>
          <table:table-cell table:number-columns-repeated="2"/>
        </table:table-row>
        <table:table-row table:style-name="ro1">
          <table:table-cell office:value-type="float" office:value="0.787740100298841" calcext:value-type="float">
            <text:p>0.787740100298841</text:p>
          </table:table-cell>
          <table:table-cell office:value-type="float" office:value="0.485273028046417" calcext:value-type="float">
            <text:p>0.485273028046417</text:p>
          </table:table-cell>
          <table:table-cell table:formula="of:=IF(([.A531]-0.5)^2+([.B531]-0.5)^2&lt;=0.5^2;1;0)" office:value-type="float" office:value="1" calcext:value-type="float">
            <text:p>1</text:p>
          </table:table-cell>
          <table:table-cell table:formula="of:=AVERAGE([.$C$2:.C531])*4" office:value-type="float" office:value="3.23018867924528" calcext:value-type="float">
            <text:p>3.230189</text:p>
          </table:table-cell>
          <table:table-cell table:formula="of:=STDEV([.$C$2:.C531])*4" office:value-type="float" office:value="1.57839679683684" calcext:value-type="float">
            <text:p>1.578397</text:p>
          </table:table-cell>
          <table:table-cell table:number-columns-repeated="2"/>
        </table:table-row>
        <table:table-row table:style-name="ro1">
          <table:table-cell office:value-type="float" office:value="0.246888206346112" calcext:value-type="float">
            <text:p>0.246888206346112</text:p>
          </table:table-cell>
          <table:table-cell office:value-type="float" office:value="0.695906473042877" calcext:value-type="float">
            <text:p>0.695906473042877</text:p>
          </table:table-cell>
          <table:table-cell table:formula="of:=IF(([.A532]-0.5)^2+([.B532]-0.5)^2&lt;=0.5^2;1;0)" office:value-type="float" office:value="1" calcext:value-type="float">
            <text:p>1</text:p>
          </table:table-cell>
          <table:table-cell table:formula="of:=AVERAGE([.$C$2:.C532])*4" office:value-type="float" office:value="3.2316384180791" calcext:value-type="float">
            <text:p>3.231638</text:p>
          </table:table-cell>
          <table:table-cell table:formula="of:=STDEV([.$C$2:.C532])*4" office:value-type="float" office:value="1.57726086581236" calcext:value-type="float">
            <text:p>1.577261</text:p>
          </table:table-cell>
          <table:table-cell table:number-columns-repeated="2"/>
        </table:table-row>
        <table:table-row table:style-name="ro1">
          <table:table-cell office:value-type="float" office:value="0.592326901371836" calcext:value-type="float">
            <text:p>0.592326901371836</text:p>
          </table:table-cell>
          <table:table-cell office:value-type="float" office:value="0.194185024018523" calcext:value-type="float">
            <text:p>0.194185024018523</text:p>
          </table:table-cell>
          <table:table-cell table:formula="of:=IF(([.A533]-0.5)^2+([.B533]-0.5)^2&lt;=0.5^2;1;0)" office:value-type="float" office:value="1" calcext:value-type="float">
            <text:p>1</text:p>
          </table:table-cell>
          <table:table-cell table:formula="of:=AVERAGE([.$C$2:.C533])*4" office:value-type="float" office:value="3.23308270676692" calcext:value-type="float">
            <text:p>3.233083</text:p>
          </table:table-cell>
          <table:table-cell table:formula="of:=STDEV([.$C$2:.C533])*4" office:value-type="float" office:value="1.57612707071877" calcext:value-type="float">
            <text:p>1.576127</text:p>
          </table:table-cell>
          <table:table-cell table:number-columns-repeated="2"/>
        </table:table-row>
        <table:table-row table:style-name="ro1">
          <table:table-cell office:value-type="float" office:value="0.36948408128305" calcext:value-type="float">
            <text:p>0.36948408128305</text:p>
          </table:table-cell>
          <table:table-cell office:value-type="float" office:value="0.216665017613022" calcext:value-type="float">
            <text:p>0.216665017613022</text:p>
          </table:table-cell>
          <table:table-cell table:formula="of:=IF(([.A534]-0.5)^2+([.B534]-0.5)^2&lt;=0.5^2;1;0)" office:value-type="float" office:value="1" calcext:value-type="float">
            <text:p>1</text:p>
          </table:table-cell>
          <table:table-cell table:formula="of:=AVERAGE([.$C$2:.C534])*4" office:value-type="float" office:value="3.23452157598499" calcext:value-type="float">
            <text:p>3.234522</text:p>
          </table:table-cell>
          <table:table-cell table:formula="of:=STDEV([.$C$2:.C534])*4" office:value-type="float" office:value="1.57499540696423" calcext:value-type="float">
            <text:p>1.574995</text:p>
          </table:table-cell>
          <table:table-cell table:number-columns-repeated="2"/>
        </table:table-row>
        <table:table-row table:style-name="ro1">
          <table:table-cell office:value-type="float" office:value="0.831509772595676" calcext:value-type="float">
            <text:p>0.831509772595676</text:p>
          </table:table-cell>
          <table:table-cell office:value-type="float" office:value="0.688859377078251" calcext:value-type="float">
            <text:p>0.688859377078251</text:p>
          </table:table-cell>
          <table:table-cell table:formula="of:=IF(([.A535]-0.5)^2+([.B535]-0.5)^2&lt;=0.5^2;1;0)" office:value-type="float" office:value="1" calcext:value-type="float">
            <text:p>1</text:p>
          </table:table-cell>
          <table:table-cell table:formula="of:=AVERAGE([.$C$2:.C535])*4" office:value-type="float" office:value="3.23595505617978" calcext:value-type="float">
            <text:p>3.235955</text:p>
          </table:table-cell>
          <table:table-cell table:formula="of:=STDEV([.$C$2:.C535])*4" office:value-type="float" office:value="1.57386586994822" calcext:value-type="float">
            <text:p>1.573866</text:p>
          </table:table-cell>
          <table:table-cell table:number-columns-repeated="2"/>
        </table:table-row>
        <table:table-row table:style-name="ro1">
          <table:table-cell office:value-type="float" office:value="0.0411295146467173" calcext:value-type="float">
            <text:p>0.0411295146467173</text:p>
          </table:table-cell>
          <table:table-cell office:value-type="float" office:value="0.0216705644537975" calcext:value-type="float">
            <text:p>0.0216705644537975</text:p>
          </table:table-cell>
          <table:table-cell table:formula="of:=IF(([.A536]-0.5)^2+([.B536]-0.5)^2&lt;=0.5^2;1;0)" office:value-type="float" office:value="0" calcext:value-type="float">
            <text:p>0</text:p>
          </table:table-cell>
          <table:table-cell table:formula="of:=AVERAGE([.$C$2:.C536])*4" office:value-type="float" office:value="3.22990654205608" calcext:value-type="float">
            <text:p>3.229907</text:p>
          </table:table-cell>
          <table:table-cell table:formula="of:=STDEV([.$C$2:.C536])*4" office:value-type="float" office:value="1.57860312268936" calcext:value-type="float">
            <text:p>1.578603</text:p>
          </table:table-cell>
          <table:table-cell table:number-columns-repeated="2"/>
        </table:table-row>
        <table:table-row table:style-name="ro1">
          <table:table-cell office:value-type="float" office:value="0.31233722508981" calcext:value-type="float">
            <text:p>0.31233722508981</text:p>
          </table:table-cell>
          <table:table-cell office:value-type="float" office:value="0.651853110345016" calcext:value-type="float">
            <text:p>0.651853110345016</text:p>
          </table:table-cell>
          <table:table-cell table:formula="of:=IF(([.A537]-0.5)^2+([.B537]-0.5)^2&lt;=0.5^2;1;0)" office:value-type="float" office:value="1" calcext:value-type="float">
            <text:p>1</text:p>
          </table:table-cell>
          <table:table-cell table:formula="of:=AVERAGE([.$C$2:.C537])*4" office:value-type="float" office:value="3.23134328358209" calcext:value-type="float">
            <text:p>3.231343</text:p>
          </table:table-cell>
          <table:table-cell table:formula="of:=STDEV([.$C$2:.C537])*4" office:value-type="float" office:value="1.57747783599568" calcext:value-type="float">
            <text:p>1.577478</text:p>
          </table:table-cell>
          <table:table-cell table:number-columns-repeated="2"/>
        </table:table-row>
        <table:table-row table:style-name="ro1">
          <table:table-cell office:value-type="float" office:value="0.878609703878062" calcext:value-type="float">
            <text:p>0.878609703878062</text:p>
          </table:table-cell>
          <table:table-cell office:value-type="float" office:value="0.506338338157461" calcext:value-type="float">
            <text:p>0.506338338157461</text:p>
          </table:table-cell>
          <table:table-cell table:formula="of:=IF(([.A538]-0.5)^2+([.B538]-0.5)^2&lt;=0.5^2;1;0)" office:value-type="float" office:value="1" calcext:value-type="float">
            <text:p>1</text:p>
          </table:table-cell>
          <table:table-cell table:formula="of:=AVERAGE([.$C$2:.C538])*4" office:value-type="float" office:value="3.23277467411546" calcext:value-type="float">
            <text:p>3.232775</text:p>
          </table:table-cell>
          <table:table-cell table:formula="of:=STDEV([.$C$2:.C538])*4" office:value-type="float" office:value="1.57635464471817" calcext:value-type="float">
            <text:p>1.576355</text:p>
          </table:table-cell>
          <table:table-cell table:number-columns-repeated="2"/>
        </table:table-row>
        <table:table-row table:style-name="ro1">
          <table:table-cell office:value-type="float" office:value="0.712093399077385" calcext:value-type="float">
            <text:p>0.712093399077385</text:p>
          </table:table-cell>
          <table:table-cell office:value-type="float" office:value="0.0263653128683311" calcext:value-type="float">
            <text:p>0.0263653128683311</text:p>
          </table:table-cell>
          <table:table-cell table:formula="of:=IF(([.A539]-0.5)^2+([.B539]-0.5)^2&lt;=0.5^2;1;0)" office:value-type="float" office:value="0" calcext:value-type="float">
            <text:p>0</text:p>
          </table:table-cell>
          <table:table-cell table:formula="of:=AVERAGE([.$C$2:.C539])*4" office:value-type="float" office:value="3.22676579925651" calcext:value-type="float">
            <text:p>3.226766</text:p>
          </table:table-cell>
          <table:table-cell table:formula="of:=STDEV([.$C$2:.C539])*4" office:value-type="float" office:value="1.58104141037592" calcext:value-type="float">
            <text:p>1.581041</text:p>
          </table:table-cell>
          <table:table-cell table:number-columns-repeated="2"/>
        </table:table-row>
        <table:table-row table:style-name="ro1">
          <table:table-cell office:value-type="float" office:value="0.870987019533757" calcext:value-type="float">
            <text:p>0.870987019533757</text:p>
          </table:table-cell>
          <table:table-cell office:value-type="float" office:value="0.00650264325733131" calcext:value-type="float">
            <text:p>0.00650264325733131</text:p>
          </table:table-cell>
          <table:table-cell table:formula="of:=IF(([.A540]-0.5)^2+([.B540]-0.5)^2&lt;=0.5^2;1;0)" office:value-type="float" office:value="0" calcext:value-type="float">
            <text:p>0</text:p>
          </table:table-cell>
          <table:table-cell table:formula="of:=AVERAGE([.$C$2:.C540])*4" office:value-type="float" office:value="3.22077922077922" calcext:value-type="float">
            <text:p>3.220779</text:p>
          </table:table-cell>
          <table:table-cell table:formula="of:=STDEV([.$C$2:.C540])*4" office:value-type="float" office:value="1.58567429204727" calcext:value-type="float">
            <text:p>1.585674</text:p>
          </table:table-cell>
          <table:table-cell table:number-columns-repeated="2"/>
        </table:table-row>
        <table:table-row table:style-name="ro1">
          <table:table-cell office:value-type="float" office:value="0.161708063359473" calcext:value-type="float">
            <text:p>0.161708063359473</text:p>
          </table:table-cell>
          <table:table-cell office:value-type="float" office:value="0.997617902602353" calcext:value-type="float">
            <text:p>0.997617902602353</text:p>
          </table:table-cell>
          <table:table-cell table:formula="of:=IF(([.A541]-0.5)^2+([.B541]-0.5)^2&lt;=0.5^2;1;0)" office:value-type="float" office:value="0" calcext:value-type="float">
            <text:p>0</text:p>
          </table:table-cell>
          <table:table-cell table:formula="of:=AVERAGE([.$C$2:.C541])*4" office:value-type="float" office:value="3.21481481481482" calcext:value-type="float">
            <text:p>3.214815</text:p>
          </table:table-cell>
          <table:table-cell table:formula="of:=STDEV([.$C$2:.C541])*4" office:value-type="float" office:value="1.5902541082821" calcext:value-type="float">
            <text:p>1.590254</text:p>
          </table:table-cell>
          <table:table-cell table:number-columns-repeated="2"/>
        </table:table-row>
        <table:table-row table:style-name="ro1">
          <table:table-cell office:value-type="float" office:value="0.315086055770218" calcext:value-type="float">
            <text:p>0.315086055770218</text:p>
          </table:table-cell>
          <table:table-cell office:value-type="float" office:value="0.404182635811222" calcext:value-type="float">
            <text:p>0.404182635811222</text:p>
          </table:table-cell>
          <table:table-cell table:formula="of:=IF(([.A542]-0.5)^2+([.B542]-0.5)^2&lt;=0.5^2;1;0)" office:value-type="float" office:value="1" calcext:value-type="float">
            <text:p>1</text:p>
          </table:table-cell>
          <table:table-cell table:formula="of:=AVERAGE([.$C$2:.C542])*4" office:value-type="float" office:value="3.21626617375231" calcext:value-type="float">
            <text:p>3.216266</text:p>
          </table:table-cell>
          <table:table-cell table:formula="of:=STDEV([.$C$2:.C542])*4" office:value-type="float" office:value="1.58913956317328" calcext:value-type="float">
            <text:p>1.589140</text:p>
          </table:table-cell>
          <table:table-cell table:number-columns-repeated="2"/>
        </table:table-row>
        <table:table-row table:style-name="ro1">
          <table:table-cell office:value-type="float" office:value="0.770021959609275" calcext:value-type="float">
            <text:p>0.770021959609275</text:p>
          </table:table-cell>
          <table:table-cell office:value-type="float" office:value="0.45218649757946" calcext:value-type="float">
            <text:p>0.45218649757946</text:p>
          </table:table-cell>
          <table:table-cell table:formula="of:=IF(([.A543]-0.5)^2+([.B543]-0.5)^2&lt;=0.5^2;1;0)" office:value-type="float" office:value="1" calcext:value-type="float">
            <text:p>1</text:p>
          </table:table-cell>
          <table:table-cell table:formula="of:=AVERAGE([.$C$2:.C543])*4" office:value-type="float" office:value="3.21771217712177" calcext:value-type="float">
            <text:p>3.217712</text:p>
          </table:table-cell>
          <table:table-cell table:formula="of:=STDEV([.$C$2:.C543])*4" office:value-type="float" office:value="1.5880270389195" calcext:value-type="float">
            <text:p>1.588027</text:p>
          </table:table-cell>
          <table:table-cell table:number-columns-repeated="2"/>
        </table:table-row>
        <table:table-row table:style-name="ro1">
          <table:table-cell office:value-type="float" office:value="0.899488438859891" calcext:value-type="float">
            <text:p>0.899488438859891</text:p>
          </table:table-cell>
          <table:table-cell office:value-type="float" office:value="0.638952802796392" calcext:value-type="float">
            <text:p>0.638952802796392</text:p>
          </table:table-cell>
          <table:table-cell table:formula="of:=IF(([.A544]-0.5)^2+([.B544]-0.5)^2&lt;=0.5^2;1;0)" office:value-type="float" office:value="1" calcext:value-type="float">
            <text:p>1</text:p>
          </table:table-cell>
          <table:table-cell table:formula="of:=AVERAGE([.$C$2:.C544])*4" office:value-type="float" office:value="3.21915285451197" calcext:value-type="float">
            <text:p>3.219153</text:p>
          </table:table-cell>
          <table:table-cell table:formula="of:=STDEV([.$C$2:.C544])*4" office:value-type="float" office:value="1.58691653153794" calcext:value-type="float">
            <text:p>1.586917</text:p>
          </table:table-cell>
          <table:table-cell table:number-columns-repeated="2"/>
        </table:table-row>
        <table:table-row table:style-name="ro1">
          <table:table-cell office:value-type="float" office:value="0.0443329805782606" calcext:value-type="float">
            <text:p>0.0443329805782606</text:p>
          </table:table-cell>
          <table:table-cell office:value-type="float" office:value="0.791217473880937" calcext:value-type="float">
            <text:p>0.791217473880937</text:p>
          </table:table-cell>
          <table:table-cell table:formula="of:=IF(([.A545]-0.5)^2+([.B545]-0.5)^2&lt;=0.5^2;1;0)" office:value-type="float" office:value="0" calcext:value-type="float">
            <text:p>0</text:p>
          </table:table-cell>
          <table:table-cell table:formula="of:=AVERAGE([.$C$2:.C545])*4" office:value-type="float" office:value="3.21323529411765" calcext:value-type="float">
            <text:p>3.213235</text:p>
          </table:table-cell>
          <table:table-cell table:formula="of:=STDEV([.$C$2:.C545])*4" office:value-type="float" office:value="1.59145086281998" calcext:value-type="float">
            <text:p>1.591451</text:p>
          </table:table-cell>
          <table:table-cell table:number-columns-repeated="2"/>
        </table:table-row>
        <table:table-row table:style-name="ro1">
          <table:table-cell office:value-type="float" office:value="0.0493201177469002" calcext:value-type="float">
            <text:p>0.0493201177469002</text:p>
          </table:table-cell>
          <table:table-cell office:value-type="float" office:value="0.398679163074374" calcext:value-type="float">
            <text:p>0.398679163074374</text:p>
          </table:table-cell>
          <table:table-cell table:formula="of:=IF(([.A546]-0.5)^2+([.B546]-0.5)^2&lt;=0.5^2;1;0)" office:value-type="float" office:value="1" calcext:value-type="float">
            <text:p>1</text:p>
          </table:table-cell>
          <table:table-cell table:formula="of:=AVERAGE([.$C$2:.C546])*4" office:value-type="float" office:value="3.21467889908257" calcext:value-type="float">
            <text:p>3.214679</text:p>
          </table:table-cell>
          <table:table-cell table:formula="of:=STDEV([.$C$2:.C546])*4" office:value-type="float" office:value="1.59034458484408" calcext:value-type="float">
            <text:p>1.590345</text:p>
          </table:table-cell>
          <table:table-cell table:number-columns-repeated="2"/>
        </table:table-row>
        <table:table-row table:style-name="ro1">
          <table:table-cell office:value-type="float" office:value="0.36030671875485" calcext:value-type="float">
            <text:p>0.36030671875485</text:p>
          </table:table-cell>
          <table:table-cell office:value-type="float" office:value="0.900468968981132" calcext:value-type="float">
            <text:p>0.900468968981132</text:p>
          </table:table-cell>
          <table:table-cell table:formula="of:=IF(([.A547]-0.5)^2+([.B547]-0.5)^2&lt;=0.5^2;1;0)" office:value-type="float" office:value="1" calcext:value-type="float">
            <text:p>1</text:p>
          </table:table-cell>
          <table:table-cell table:formula="of:=AVERAGE([.$C$2:.C547])*4" office:value-type="float" office:value="3.21611721611722" calcext:value-type="float">
            <text:p>3.216117</text:p>
          </table:table-cell>
          <table:table-cell table:formula="of:=STDEV([.$C$2:.C547])*4" office:value-type="float" office:value="1.58924029424146" calcext:value-type="float">
            <text:p>1.589240</text:p>
          </table:table-cell>
          <table:table-cell table:number-columns-repeated="2"/>
        </table:table-row>
        <table:table-row table:style-name="ro1">
          <table:table-cell office:value-type="float" office:value="0.287702330140125" calcext:value-type="float">
            <text:p>0.287702330140125</text:p>
          </table:table-cell>
          <table:table-cell office:value-type="float" office:value="0.923390320300736" calcext:value-type="float">
            <text:p>0.923390320300736</text:p>
          </table:table-cell>
          <table:table-cell table:formula="of:=IF(([.A548]-0.5)^2+([.B548]-0.5)^2&lt;=0.5^2;1;0)" office:value-type="float" office:value="1" calcext:value-type="float">
            <text:p>1</text:p>
          </table:table-cell>
          <table:table-cell table:formula="of:=AVERAGE([.$C$2:.C548])*4" office:value-type="float" office:value="3.21755027422303" calcext:value-type="float">
            <text:p>3.217550</text:p>
          </table:table-cell>
          <table:table-cell table:formula="of:=STDEV([.$C$2:.C548])*4" office:value-type="float" office:value="1.58813798715376" calcext:value-type="float">
            <text:p>1.588138</text:p>
          </table:table-cell>
          <table:table-cell table:number-columns-repeated="2"/>
        </table:table-row>
        <table:table-row table:style-name="ro1">
          <table:table-cell office:value-type="float" office:value="0.0465926669966896" calcext:value-type="float">
            <text:p>0.0465926669966896</text:p>
          </table:table-cell>
          <table:table-cell office:value-type="float" office:value="0.361388757129705" calcext:value-type="float">
            <text:p>0.361388757129705</text:p>
          </table:table-cell>
          <table:table-cell table:formula="of:=IF(([.A549]-0.5)^2+([.B549]-0.5)^2&lt;=0.5^2;1;0)" office:value-type="float" office:value="1" calcext:value-type="float">
            <text:p>1</text:p>
          </table:table-cell>
          <table:table-cell table:formula="of:=AVERAGE([.$C$2:.C549])*4" office:value-type="float" office:value="3.21897810218978" calcext:value-type="float">
            <text:p>3.218978</text:p>
          </table:table-cell>
          <table:table-cell table:formula="of:=STDEV([.$C$2:.C549])*4" office:value-type="float" office:value="1.58703765971084" calcext:value-type="float">
            <text:p>1.587038</text:p>
          </table:table-cell>
          <table:table-cell table:number-columns-repeated="2"/>
        </table:table-row>
        <table:table-row table:style-name="ro1">
          <table:table-cell office:value-type="float" office:value="0.800584850244458" calcext:value-type="float">
            <text:p>0.800584850244458</text:p>
          </table:table-cell>
          <table:table-cell office:value-type="float" office:value="0.201012116930709" calcext:value-type="float">
            <text:p>0.201012116930709</text:p>
          </table:table-cell>
          <table:table-cell table:formula="of:=IF(([.A550]-0.5)^2+([.B550]-0.5)^2&lt;=0.5^2;1;0)" office:value-type="float" office:value="1" calcext:value-type="float">
            <text:p>1</text:p>
          </table:table-cell>
          <table:table-cell table:formula="of:=AVERAGE([.$C$2:.C550])*4" office:value-type="float" office:value="3.22040072859745" calcext:value-type="float">
            <text:p>3.220401</text:p>
          </table:table-cell>
          <table:table-cell table:formula="of:=STDEV([.$C$2:.C550])*4" office:value-type="float" office:value="1.58593930803124" calcext:value-type="float">
            <text:p>1.585939</text:p>
          </table:table-cell>
          <table:table-cell table:number-columns-repeated="2"/>
        </table:table-row>
        <table:table-row table:style-name="ro1">
          <table:table-cell office:value-type="float" office:value="0.00425894216840966" calcext:value-type="float">
            <text:p>0.00425894216840966</text:p>
          </table:table-cell>
          <table:table-cell office:value-type="float" office:value="0.653989498904774" calcext:value-type="float">
            <text:p>0.653989498904774</text:p>
          </table:table-cell>
          <table:table-cell table:formula="of:=IF(([.A551]-0.5)^2+([.B551]-0.5)^2&lt;=0.5^2;1;0)" office:value-type="float" office:value="0" calcext:value-type="float">
            <text:p>0</text:p>
          </table:table-cell>
          <table:table-cell table:formula="of:=AVERAGE([.$C$2:.C551])*4" office:value-type="float" office:value="3.21454545454545" calcext:value-type="float">
            <text:p>3.214545</text:p>
          </table:table-cell>
          <table:table-cell table:formula="of:=STDEV([.$C$2:.C551])*4" office:value-type="float" office:value="1.59043339705315" calcext:value-type="float">
            <text:p>1.590433</text:p>
          </table:table-cell>
          <table:table-cell table:number-columns-repeated="2"/>
        </table:table-row>
        <table:table-row table:style-name="ro1">
          <table:table-cell office:value-type="float" office:value="0.845914681049797" calcext:value-type="float">
            <text:p>0.845914681049797</text:p>
          </table:table-cell>
          <table:table-cell office:value-type="float" office:value="0.314615765645631" calcext:value-type="float">
            <text:p>0.314615765645631</text:p>
          </table:table-cell>
          <table:table-cell table:formula="of:=IF(([.A552]-0.5)^2+([.B552]-0.5)^2&lt;=0.5^2;1;0)" office:value-type="float" office:value="1" calcext:value-type="float">
            <text:p>1</text:p>
          </table:table-cell>
          <table:table-cell table:formula="of:=AVERAGE([.$C$2:.C552])*4" office:value-type="float" office:value="3.21597096188748" calcext:value-type="float">
            <text:p>3.215971</text:p>
          </table:table-cell>
          <table:table-cell table:formula="of:=STDEV([.$C$2:.C552])*4" office:value-type="float" office:value="1.58933917401679" calcext:value-type="float">
            <text:p>1.589339</text:p>
          </table:table-cell>
          <table:table-cell table:number-columns-repeated="2"/>
        </table:table-row>
        <table:table-row table:style-name="ro1">
          <table:table-cell office:value-type="float" office:value="0.9315999157673" calcext:value-type="float">
            <text:p>0.9315999157673</text:p>
          </table:table-cell>
          <table:table-cell office:value-type="float" office:value="0.473902468979103" calcext:value-type="float">
            <text:p>0.473902468979103</text:p>
          </table:table-cell>
          <table:table-cell table:formula="of:=IF(([.A553]-0.5)^2+([.B553]-0.5)^2&lt;=0.5^2;1;0)" office:value-type="float" office:value="1" calcext:value-type="float">
            <text:p>1</text:p>
          </table:table-cell>
          <table:table-cell table:formula="of:=AVERAGE([.$C$2:.C553])*4" office:value-type="float" office:value="3.21739130434783" calcext:value-type="float">
            <text:p>3.217391</text:p>
          </table:table-cell>
          <table:table-cell table:formula="of:=STDEV([.$C$2:.C553])*4" office:value-type="float" office:value="1.58824689818033" calcext:value-type="float">
            <text:p>1.588247</text:p>
          </table:table-cell>
          <table:table-cell table:number-columns-repeated="2"/>
        </table:table-row>
        <table:table-row table:style-name="ro1">
          <table:table-cell office:value-type="float" office:value="0.573257106485593" calcext:value-type="float">
            <text:p>0.573257106485593</text:p>
          </table:table-cell>
          <table:table-cell office:value-type="float" office:value="0.106514892936612" calcext:value-type="float">
            <text:p>0.106514892936612</text:p>
          </table:table-cell>
          <table:table-cell table:formula="of:=IF(([.A554]-0.5)^2+([.B554]-0.5)^2&lt;=0.5^2;1;0)" office:value-type="float" office:value="1" calcext:value-type="float">
            <text:p>1</text:p>
          </table:table-cell>
          <table:table-cell table:formula="of:=AVERAGE([.$C$2:.C554])*4" office:value-type="float" office:value="3.21880650994575" calcext:value-type="float">
            <text:p>3.218807</text:p>
          </table:table-cell>
          <table:table-cell table:formula="of:=STDEV([.$C$2:.C554])*4" office:value-type="float" office:value="1.58715656578214" calcext:value-type="float">
            <text:p>1.587157</text:p>
          </table:table-cell>
          <table:table-cell table:number-columns-repeated="2"/>
        </table:table-row>
        <table:table-row table:style-name="ro1">
          <table:table-cell office:value-type="float" office:value="0.42175143624794" calcext:value-type="float">
            <text:p>0.42175143624794</text:p>
          </table:table-cell>
          <table:table-cell office:value-type="float" office:value="0.952014018074439" calcext:value-type="float">
            <text:p>0.952014018074439</text:p>
          </table:table-cell>
          <table:table-cell table:formula="of:=IF(([.A555]-0.5)^2+([.B555]-0.5)^2&lt;=0.5^2;1;0)" office:value-type="float" office:value="1" calcext:value-type="float">
            <text:p>1</text:p>
          </table:table-cell>
          <table:table-cell table:formula="of:=AVERAGE([.$C$2:.C555])*4" office:value-type="float" office:value="3.2202166064982" calcext:value-type="float">
            <text:p>3.220217</text:p>
          </table:table-cell>
          <table:table-cell table:formula="of:=STDEV([.$C$2:.C555])*4" office:value-type="float" office:value="1.58606817304962" calcext:value-type="float">
            <text:p>1.586068</text:p>
          </table:table-cell>
          <table:table-cell table:number-columns-repeated="2"/>
        </table:table-row>
        <table:table-row table:style-name="ro1">
          <table:table-cell office:value-type="float" office:value="0.5937720417387" calcext:value-type="float">
            <text:p>0.5937720417387</text:p>
          </table:table-cell>
          <table:table-cell office:value-type="float" office:value="0.718728342001043" calcext:value-type="float">
            <text:p>0.718728342001043</text:p>
          </table:table-cell>
          <table:table-cell table:formula="of:=IF(([.A556]-0.5)^2+([.B556]-0.5)^2&lt;=0.5^2;1;0)" office:value-type="float" office:value="1" calcext:value-type="float">
            <text:p>1</text:p>
          </table:table-cell>
          <table:table-cell table:formula="of:=AVERAGE([.$C$2:.C556])*4" office:value-type="float" office:value="3.22162162162162" calcext:value-type="float">
            <text:p>3.221622</text:p>
          </table:table-cell>
          <table:table-cell table:formula="of:=STDEV([.$C$2:.C556])*4" office:value-type="float" office:value="1.58498171619955" calcext:value-type="float">
            <text:p>1.584982</text:p>
          </table:table-cell>
          <table:table-cell table:number-columns-repeated="2"/>
        </table:table-row>
        <table:table-row table:style-name="ro1">
          <table:table-cell office:value-type="float" office:value="0.503749694333822" calcext:value-type="float">
            <text:p>0.503749694333822</text:p>
          </table:table-cell>
          <table:table-cell office:value-type="float" office:value="0.16948502968542" calcext:value-type="float">
            <text:p>0.16948502968542</text:p>
          </table:table-cell>
          <table:table-cell table:formula="of:=IF(([.A557]-0.5)^2+([.B557]-0.5)^2&lt;=0.5^2;1;0)" office:value-type="float" office:value="1" calcext:value-type="float">
            <text:p>1</text:p>
          </table:table-cell>
          <table:table-cell table:formula="of:=AVERAGE([.$C$2:.C557])*4" office:value-type="float" office:value="3.22302158273381" calcext:value-type="float">
            <text:p>3.223022</text:p>
          </table:table-cell>
          <table:table-cell table:formula="of:=STDEV([.$C$2:.C557])*4" office:value-type="float" office:value="1.58389719143852" calcext:value-type="float">
            <text:p>1.583897</text:p>
          </table:table-cell>
          <table:table-cell table:number-columns-repeated="2"/>
        </table:table-row>
        <table:table-row table:style-name="ro1">
          <table:table-cell office:value-type="float" office:value="0.16817069634064" calcext:value-type="float">
            <text:p>0.16817069634064</text:p>
          </table:table-cell>
          <table:table-cell office:value-type="float" office:value="0.86811703481898" calcext:value-type="float">
            <text:p>0.86811703481898</text:p>
          </table:table-cell>
          <table:table-cell table:formula="of:=IF(([.A558]-0.5)^2+([.B558]-0.5)^2&lt;=0.5^2;1;0)" office:value-type="float" office:value="1" calcext:value-type="float">
            <text:p>1</text:p>
          </table:table-cell>
          <table:table-cell table:formula="of:=AVERAGE([.$C$2:.C558])*4" office:value-type="float" office:value="3.22441651705566" calcext:value-type="float">
            <text:p>3.224417</text:p>
          </table:table-cell>
          <table:table-cell table:formula="of:=STDEV([.$C$2:.C558])*4" office:value-type="float" office:value="1.58281459496331" calcext:value-type="float">
            <text:p>1.582815</text:p>
          </table:table-cell>
          <table:table-cell table:number-columns-repeated="2"/>
        </table:table-row>
        <table:table-row table:style-name="ro1">
          <table:table-cell office:value-type="float" office:value="0.753436321656692" calcext:value-type="float">
            <text:p>0.753436321656692</text:p>
          </table:table-cell>
          <table:table-cell office:value-type="float" office:value="0.156553762642193" calcext:value-type="float">
            <text:p>0.156553762642193</text:p>
          </table:table-cell>
          <table:table-cell table:formula="of:=IF(([.A559]-0.5)^2+([.B559]-0.5)^2&lt;=0.5^2;1;0)" office:value-type="float" office:value="1" calcext:value-type="float">
            <text:p>1</text:p>
          </table:table-cell>
          <table:table-cell table:formula="of:=AVERAGE([.$C$2:.C559])*4" office:value-type="float" office:value="3.2258064516129" calcext:value-type="float">
            <text:p>3.225806</text:p>
          </table:table-cell>
          <table:table-cell table:formula="of:=STDEV([.$C$2:.C559])*4" office:value-type="float" office:value="1.58173392296121" calcext:value-type="float">
            <text:p>1.581734</text:p>
          </table:table-cell>
          <table:table-cell table:number-columns-repeated="2"/>
        </table:table-row>
        <table:table-row table:style-name="ro1">
          <table:table-cell office:value-type="float" office:value="0.341559594398575" calcext:value-type="float">
            <text:p>0.341559594398575</text:p>
          </table:table-cell>
          <table:table-cell office:value-type="float" office:value="0.172264792151996" calcext:value-type="float">
            <text:p>0.172264792151996</text:p>
          </table:table-cell>
          <table:table-cell table:formula="of:=IF(([.A560]-0.5)^2+([.B560]-0.5)^2&lt;=0.5^2;1;0)" office:value-type="float" office:value="1" calcext:value-type="float">
            <text:p>1</text:p>
          </table:table-cell>
          <table:table-cell table:formula="of:=AVERAGE([.$C$2:.C560])*4" office:value-type="float" office:value="3.22719141323792" calcext:value-type="float">
            <text:p>3.227191</text:p>
          </table:table-cell>
          <table:table-cell table:formula="of:=STDEV([.$C$2:.C560])*4" office:value-type="float" office:value="1.58065517161051" calcext:value-type="float">
            <text:p>1.580655</text:p>
          </table:table-cell>
          <table:table-cell table:number-columns-repeated="2"/>
        </table:table-row>
        <table:table-row table:style-name="ro1">
          <table:table-cell office:value-type="float" office:value="0.941943251507081" calcext:value-type="float">
            <text:p>0.941943251507081</text:p>
          </table:table-cell>
          <table:table-cell office:value-type="float" office:value="0.740110700009932" calcext:value-type="float">
            <text:p>0.740110700009932</text:p>
          </table:table-cell>
          <table:table-cell table:formula="of:=IF(([.A561]-0.5)^2+([.B561]-0.5)^2&lt;=0.5^2;1;0)" office:value-type="float" office:value="0" calcext:value-type="float">
            <text:p>0</text:p>
          </table:table-cell>
          <table:table-cell table:formula="of:=AVERAGE([.$C$2:.C561])*4" office:value-type="float" office:value="3.22142857142857" calcext:value-type="float">
            <text:p>3.221429</text:p>
          </table:table-cell>
          <table:table-cell table:formula="of:=STDEV([.$C$2:.C561])*4" office:value-type="float" office:value="1.585117985791" calcext:value-type="float">
            <text:p>1.585118</text:p>
          </table:table-cell>
          <table:table-cell table:number-columns-repeated="2"/>
        </table:table-row>
        <table:table-row table:style-name="ro1">
          <table:table-cell office:value-type="float" office:value="0.809984721433059" calcext:value-type="float">
            <text:p>0.809984721433059</text:p>
          </table:table-cell>
          <table:table-cell office:value-type="float" office:value="0.72571507369473" calcext:value-type="float">
            <text:p>0.72571507369473</text:p>
          </table:table-cell>
          <table:table-cell table:formula="of:=IF(([.A562]-0.5)^2+([.B562]-0.5)^2&lt;=0.5^2;1;0)" office:value-type="float" office:value="1" calcext:value-type="float">
            <text:p>1</text:p>
          </table:table-cell>
          <table:table-cell table:formula="of:=AVERAGE([.$C$2:.C562])*4" office:value-type="float" office:value="3.22281639928699" calcext:value-type="float">
            <text:p>3.222816</text:p>
          </table:table-cell>
          <table:table-cell table:formula="of:=STDEV([.$C$2:.C562])*4" office:value-type="float" office:value="1.58404317113402" calcext:value-type="float">
            <text:p>1.584043</text:p>
          </table:table-cell>
          <table:table-cell table:number-columns-repeated="2"/>
        </table:table-row>
        <table:table-row table:style-name="ro1">
          <table:table-cell office:value-type="float" office:value="0.59425846868334" calcext:value-type="float">
            <text:p>0.59425846868334</text:p>
          </table:table-cell>
          <table:table-cell office:value-type="float" office:value="0.25480488266246" calcext:value-type="float">
            <text:p>0.25480488266246</text:p>
          </table:table-cell>
          <table:table-cell table:formula="of:=IF(([.A563]-0.5)^2+([.B563]-0.5)^2&lt;=0.5^2;1;0)" office:value-type="float" office:value="1" calcext:value-type="float">
            <text:p>1</text:p>
          </table:table-cell>
          <table:table-cell table:formula="of:=AVERAGE([.$C$2:.C563])*4" office:value-type="float" office:value="3.22419928825623" calcext:value-type="float">
            <text:p>3.224199</text:p>
          </table:table-cell>
          <table:table-cell table:formula="of:=STDEV([.$C$2:.C563])*4" office:value-type="float" office:value="1.58297024996154" calcext:value-type="float">
            <text:p>1.582970</text:p>
          </table:table-cell>
          <table:table-cell table:number-columns-repeated="2"/>
        </table:table-row>
        <table:table-row table:style-name="ro1">
          <table:table-cell office:value-type="float" office:value="0.823723193712366" calcext:value-type="float">
            <text:p>0.823723193712366</text:p>
          </table:table-cell>
          <table:table-cell office:value-type="float" office:value="0.0468927747778522" calcext:value-type="float">
            <text:p>0.0468927747778522</text:p>
          </table:table-cell>
          <table:table-cell table:formula="of:=IF(([.A564]-0.5)^2+([.B564]-0.5)^2&lt;=0.5^2;1;0)" office:value-type="float" office:value="0" calcext:value-type="float">
            <text:p>0</text:p>
          </table:table-cell>
          <table:table-cell table:formula="of:=AVERAGE([.$C$2:.C564])*4" office:value-type="float" office:value="3.21847246891652" calcext:value-type="float">
            <text:p>3.218472</text:p>
          </table:table-cell>
          <table:table-cell table:formula="of:=STDEV([.$C$2:.C564])*4" office:value-type="float" office:value="1.58738795178494" calcext:value-type="float">
            <text:p>1.587388</text:p>
          </table:table-cell>
          <table:table-cell table:number-columns-repeated="2"/>
        </table:table-row>
        <table:table-row table:style-name="ro1">
          <table:table-cell office:value-type="float" office:value="0.948584710218054" calcext:value-type="float">
            <text:p>0.948584710218054</text:p>
          </table:table-cell>
          <table:table-cell office:value-type="float" office:value="0.472713322757963" calcext:value-type="float">
            <text:p>0.472713322757963</text:p>
          </table:table-cell>
          <table:table-cell table:formula="of:=IF(([.A565]-0.5)^2+([.B565]-0.5)^2&lt;=0.5^2;1;0)" office:value-type="float" office:value="1" calcext:value-type="float">
            <text:p>1</text:p>
          </table:table-cell>
          <table:table-cell table:formula="of:=AVERAGE([.$C$2:.C565])*4" office:value-type="float" office:value="3.21985815602837" calcext:value-type="float">
            <text:p>3.219858</text:p>
          </table:table-cell>
          <table:table-cell table:formula="of:=STDEV([.$C$2:.C565])*4" office:value-type="float" office:value="1.58631894495397" calcext:value-type="float">
            <text:p>1.586319</text:p>
          </table:table-cell>
          <table:table-cell table:number-columns-repeated="2"/>
        </table:table-row>
        <table:table-row table:style-name="ro1">
          <table:table-cell office:value-type="float" office:value="0.827671272777984" calcext:value-type="float">
            <text:p>0.827671272777984</text:p>
          </table:table-cell>
          <table:table-cell office:value-type="float" office:value="0.869188804926271" calcext:value-type="float">
            <text:p>0.869188804926271</text:p>
          </table:table-cell>
          <table:table-cell table:formula="of:=IF(([.A566]-0.5)^2+([.B566]-0.5)^2&lt;=0.5^2;1;0)" office:value-type="float" office:value="1" calcext:value-type="float">
            <text:p>1</text:p>
          </table:table-cell>
          <table:table-cell table:formula="of:=AVERAGE([.$C$2:.C566])*4" office:value-type="float" office:value="3.2212389380531" calcext:value-type="float">
            <text:p>3.221239</text:p>
          </table:table-cell>
          <table:table-cell table:formula="of:=STDEV([.$C$2:.C566])*4" office:value-type="float" office:value="1.58525180492121" calcext:value-type="float">
            <text:p>1.585252</text:p>
          </table:table-cell>
          <table:table-cell table:number-columns-repeated="2"/>
        </table:table-row>
        <table:table-row table:style-name="ro1">
          <table:table-cell office:value-type="float" office:value="0.758501131320067" calcext:value-type="float">
            <text:p>0.758501131320067</text:p>
          </table:table-cell>
          <table:table-cell office:value-type="float" office:value="0.186527002610265" calcext:value-type="float">
            <text:p>0.186527002610265</text:p>
          </table:table-cell>
          <table:table-cell table:formula="of:=IF(([.A567]-0.5)^2+([.B567]-0.5)^2&lt;=0.5^2;1;0)" office:value-type="float" office:value="1" calcext:value-type="float">
            <text:p>1</text:p>
          </table:table-cell>
          <table:table-cell table:formula="of:=AVERAGE([.$C$2:.C567])*4" office:value-type="float" office:value="3.2226148409894" calcext:value-type="float">
            <text:p>3.222615</text:p>
          </table:table-cell>
          <table:table-cell table:formula="of:=STDEV([.$C$2:.C567])*4" office:value-type="float" office:value="1.58418652810039" calcext:value-type="float">
            <text:p>1.584187</text:p>
          </table:table-cell>
          <table:table-cell table:number-columns-repeated="2"/>
        </table:table-row>
        <table:table-row table:style-name="ro1">
          <table:table-cell office:value-type="float" office:value="0.501060535709247" calcext:value-type="float">
            <text:p>0.501060535709247</text:p>
          </table:table-cell>
          <table:table-cell office:value-type="float" office:value="0.556450802190701" calcext:value-type="float">
            <text:p>0.556450802190701</text:p>
          </table:table-cell>
          <table:table-cell table:formula="of:=IF(([.A568]-0.5)^2+([.B568]-0.5)^2&lt;=0.5^2;1;0)" office:value-type="float" office:value="1" calcext:value-type="float">
            <text:p>1</text:p>
          </table:table-cell>
          <table:table-cell table:formula="of:=AVERAGE([.$C$2:.C568])*4" office:value-type="float" office:value="3.22398589065256" calcext:value-type="float">
            <text:p>3.223986</text:p>
          </table:table-cell>
          <table:table-cell table:formula="of:=STDEV([.$C$2:.C568])*4" office:value-type="float" office:value="1.58312311089595" calcext:value-type="float">
            <text:p>1.583123</text:p>
          </table:table-cell>
          <table:table-cell table:number-columns-repeated="2"/>
        </table:table-row>
        <table:table-row table:style-name="ro1">
          <table:table-cell office:value-type="float" office:value="0.741504529720469" calcext:value-type="float">
            <text:p>0.741504529720469</text:p>
          </table:table-cell>
          <table:table-cell office:value-type="float" office:value="0.34419258633021" calcext:value-type="float">
            <text:p>0.34419258633021</text:p>
          </table:table-cell>
          <table:table-cell table:formula="of:=IF(([.A569]-0.5)^2+([.B569]-0.5)^2&lt;=0.5^2;1;0)" office:value-type="float" office:value="1" calcext:value-type="float">
            <text:p>1</text:p>
          </table:table-cell>
          <table:table-cell table:formula="of:=AVERAGE([.$C$2:.C569])*4" office:value-type="float" office:value="3.22535211267606" calcext:value-type="float">
            <text:p>3.225352</text:p>
          </table:table-cell>
          <table:table-cell table:formula="of:=STDEV([.$C$2:.C569])*4" office:value-type="float" office:value="1.58206154970349" calcext:value-type="float">
            <text:p>1.582062</text:p>
          </table:table-cell>
          <table:table-cell table:number-columns-repeated="2"/>
        </table:table-row>
        <table:table-row table:style-name="ro1">
          <table:table-cell office:value-type="float" office:value="0.74981548539536" calcext:value-type="float">
            <text:p>0.74981548539536</text:p>
          </table:table-cell>
          <table:table-cell office:value-type="float" office:value="0.782475457334311" calcext:value-type="float">
            <text:p>0.782475457334311</text:p>
          </table:table-cell>
          <table:table-cell table:formula="of:=IF(([.A570]-0.5)^2+([.B570]-0.5)^2&lt;=0.5^2;1;0)" office:value-type="float" office:value="1" calcext:value-type="float">
            <text:p>1</text:p>
          </table:table-cell>
          <table:table-cell table:formula="of:=AVERAGE([.$C$2:.C570])*4" office:value-type="float" office:value="3.22671353251318" calcext:value-type="float">
            <text:p>3.226714</text:p>
          </table:table-cell>
          <table:table-cell table:formula="of:=STDEV([.$C$2:.C570])*4" office:value-type="float" office:value="1.58100184091003" calcext:value-type="float">
            <text:p>1.581002</text:p>
          </table:table-cell>
          <table:table-cell table:number-columns-repeated="2"/>
        </table:table-row>
        <table:table-row table:style-name="ro1">
          <table:table-cell office:value-type="float" office:value="0.7672453133105" calcext:value-type="float">
            <text:p>0.7672453133105</text:p>
          </table:table-cell>
          <table:table-cell office:value-type="float" office:value="0.822287359722409" calcext:value-type="float">
            <text:p>0.822287359722409</text:p>
          </table:table-cell>
          <table:table-cell table:formula="of:=IF(([.A571]-0.5)^2+([.B571]-0.5)^2&lt;=0.5^2;1;0)" office:value-type="float" office:value="1" calcext:value-type="float">
            <text:p>1</text:p>
          </table:table-cell>
          <table:table-cell table:formula="of:=AVERAGE([.$C$2:.C571])*4" office:value-type="float" office:value="3.2280701754386" calcext:value-type="float">
            <text:p>3.228070</text:p>
          </table:table-cell>
          <table:table-cell table:formula="of:=STDEV([.$C$2:.C571])*4" office:value-type="float" office:value="1.57994398089441" calcext:value-type="float">
            <text:p>1.579944</text:p>
          </table:table-cell>
          <table:table-cell table:number-columns-repeated="2"/>
        </table:table-row>
        <table:table-row table:style-name="ro1">
          <table:table-cell office:value-type="float" office:value="0.0149273100015016" calcext:value-type="float">
            <text:p>0.0149273100015016</text:p>
          </table:table-cell>
          <table:table-cell office:value-type="float" office:value="0.194608101025322" calcext:value-type="float">
            <text:p>0.194608101025322</text:p>
          </table:table-cell>
          <table:table-cell table:formula="of:=IF(([.A572]-0.5)^2+([.B572]-0.5)^2&lt;=0.5^2;1;0)" office:value-type="float" office:value="0" calcext:value-type="float">
            <text:p>0</text:p>
          </table:table-cell>
          <table:table-cell table:formula="of:=AVERAGE([.$C$2:.C572])*4" office:value-type="float" office:value="3.22241681260946" calcext:value-type="float">
            <text:p>3.222417</text:p>
          </table:table-cell>
          <table:table-cell table:formula="of:=STDEV([.$C$2:.C572])*4" office:value-type="float" office:value="1.58432733238365" calcext:value-type="float">
            <text:p>1.584327</text:p>
          </table:table-cell>
          <table:table-cell table:number-columns-repeated="2"/>
        </table:table-row>
        <table:table-row table:style-name="ro1">
          <table:table-cell office:value-type="float" office:value="0.585815974909694" calcext:value-type="float">
            <text:p>0.585815974909694</text:p>
          </table:table-cell>
          <table:table-cell office:value-type="float" office:value="0.633505752896919" calcext:value-type="float">
            <text:p>0.633505752896919</text:p>
          </table:table-cell>
          <table:table-cell table:formula="of:=IF(([.A573]-0.5)^2+([.B573]-0.5)^2&lt;=0.5^2;1;0)" office:value-type="float" office:value="1" calcext:value-type="float">
            <text:p>1</text:p>
          </table:table-cell>
          <table:table-cell table:formula="of:=AVERAGE([.$C$2:.C573])*4" office:value-type="float" office:value="3.22377622377622" calcext:value-type="float">
            <text:p>3.223776</text:p>
          </table:table-cell>
          <table:table-cell table:formula="of:=STDEV([.$C$2:.C573])*4" office:value-type="float" office:value="1.58327325232183" calcext:value-type="float">
            <text:p>1.583273</text:p>
          </table:table-cell>
          <table:table-cell table:number-columns-repeated="2"/>
        </table:table-row>
        <table:table-row table:style-name="ro1">
          <table:table-cell office:value-type="float" office:value="0.836148086143032" calcext:value-type="float">
            <text:p>0.836148086143032</text:p>
          </table:table-cell>
          <table:table-cell office:value-type="float" office:value="0.00869884696532519" calcext:value-type="float">
            <text:p>0.00869884696532519</text:p>
          </table:table-cell>
          <table:table-cell table:formula="of:=IF(([.A574]-0.5)^2+([.B574]-0.5)^2&lt;=0.5^2;1;0)" office:value-type="float" office:value="0" calcext:value-type="float">
            <text:p>0</text:p>
          </table:table-cell>
          <table:table-cell table:formula="of:=AVERAGE([.$C$2:.C574])*4" office:value-type="float" office:value="3.21815008726004" calcext:value-type="float">
            <text:p>3.218150</text:p>
          </table:table-cell>
          <table:table-cell table:formula="of:=STDEV([.$C$2:.C574])*4" office:value-type="float" office:value="1.58761114862948" calcext:value-type="float">
            <text:p>1.587611</text:p>
          </table:table-cell>
          <table:table-cell table:number-columns-repeated="2"/>
        </table:table-row>
        <table:table-row table:style-name="ro1">
          <table:table-cell office:value-type="float" office:value="0.251993672968471" calcext:value-type="float">
            <text:p>0.251993672968471</text:p>
          </table:table-cell>
          <table:table-cell office:value-type="float" office:value="0.00263128516988551" calcext:value-type="float">
            <text:p>0.00263128516988551</text:p>
          </table:table-cell>
          <table:table-cell table:formula="of:=IF(([.A575]-0.5)^2+([.B575]-0.5)^2&lt;=0.5^2;1;0)" office:value-type="float" office:value="0" calcext:value-type="float">
            <text:p>0</text:p>
          </table:table-cell>
          <table:table-cell table:formula="of:=AVERAGE([.$C$2:.C575])*4" office:value-type="float" office:value="3.21254355400697" calcext:value-type="float">
            <text:p>3.212544</text:p>
          </table:table-cell>
          <table:table-cell table:formula="of:=STDEV([.$C$2:.C575])*4" office:value-type="float" office:value="1.59190233066792" calcext:value-type="float">
            <text:p>1.591902</text:p>
          </table:table-cell>
          <table:table-cell table:number-columns-repeated="2"/>
        </table:table-row>
        <table:table-row table:style-name="ro1">
          <table:table-cell office:value-type="float" office:value="0.481554186329728" calcext:value-type="float">
            <text:p>0.481554186329728</text:p>
          </table:table-cell>
          <table:table-cell office:value-type="float" office:value="0.537552381509746" calcext:value-type="float">
            <text:p>0.537552381509746</text:p>
          </table:table-cell>
          <table:table-cell table:formula="of:=IF(([.A576]-0.5)^2+([.B576]-0.5)^2&lt;=0.5^2;1;0)" office:value-type="float" office:value="1" calcext:value-type="float">
            <text:p>1</text:p>
          </table:table-cell>
          <table:table-cell table:formula="of:=AVERAGE([.$C$2:.C576])*4" office:value-type="float" office:value="3.21391304347826" calcext:value-type="float">
            <text:p>3.213913</text:p>
          </table:table-cell>
          <table:table-cell table:formula="of:=STDEV([.$C$2:.C576])*4" office:value-type="float" office:value="1.59085402942823" calcext:value-type="float">
            <text:p>1.590854</text:p>
          </table:table-cell>
          <table:table-cell table:number-columns-repeated="2"/>
        </table:table-row>
        <table:table-row table:style-name="ro1">
          <table:table-cell office:value-type="float" office:value="0.364558474026603" calcext:value-type="float">
            <text:p>0.364558474026603</text:p>
          </table:table-cell>
          <table:table-cell office:value-type="float" office:value="0.885097705290901" calcext:value-type="float">
            <text:p>0.885097705290901</text:p>
          </table:table-cell>
          <table:table-cell table:formula="of:=IF(([.A577]-0.5)^2+([.B577]-0.5)^2&lt;=0.5^2;1;0)" office:value-type="float" office:value="1" calcext:value-type="float">
            <text:p>1</text:p>
          </table:table-cell>
          <table:table-cell table:formula="of:=AVERAGE([.$C$2:.C577])*4" office:value-type="float" office:value="3.21527777777778" calcext:value-type="float">
            <text:p>3.215278</text:p>
          </table:table-cell>
          <table:table-cell table:formula="of:=STDEV([.$C$2:.C577])*4" office:value-type="float" office:value="1.58980751121176" calcext:value-type="float">
            <text:p>1.589808</text:p>
          </table:table-cell>
          <table:table-cell table:number-columns-repeated="2"/>
        </table:table-row>
        <table:table-row table:style-name="ro1">
          <table:table-cell office:value-type="float" office:value="0.148904305176549" calcext:value-type="float">
            <text:p>0.148904305176549</text:p>
          </table:table-cell>
          <table:table-cell office:value-type="float" office:value="0.470825836733362" calcext:value-type="float">
            <text:p>0.470825836733362</text:p>
          </table:table-cell>
          <table:table-cell table:formula="of:=IF(([.A578]-0.5)^2+([.B578]-0.5)^2&lt;=0.5^2;1;0)" office:value-type="float" office:value="1" calcext:value-type="float">
            <text:p>1</text:p>
          </table:table-cell>
          <table:table-cell table:formula="of:=AVERAGE([.$C$2:.C578])*4" office:value-type="float" office:value="3.21663778162912" calcext:value-type="float">
            <text:p>3.216638</text:p>
          </table:table-cell>
          <table:table-cell table:formula="of:=STDEV([.$C$2:.C578])*4" office:value-type="float" office:value="1.58876277275243" calcext:value-type="float">
            <text:p>1.588763</text:p>
          </table:table-cell>
          <table:table-cell table:number-columns-repeated="2"/>
        </table:table-row>
        <table:table-row table:style-name="ro1">
          <table:table-cell office:value-type="float" office:value="0.482045016626645" calcext:value-type="float">
            <text:p>0.482045016626645</text:p>
          </table:table-cell>
          <table:table-cell office:value-type="float" office:value="0.224246274470173" calcext:value-type="float">
            <text:p>0.224246274470173</text:p>
          </table:table-cell>
          <table:table-cell table:formula="of:=IF(([.A579]-0.5)^2+([.B579]-0.5)^2&lt;=0.5^2;1;0)" office:value-type="float" office:value="1" calcext:value-type="float">
            <text:p>1</text:p>
          </table:table-cell>
          <table:table-cell table:formula="of:=AVERAGE([.$C$2:.C579])*4" office:value-type="float" office:value="3.21799307958478" calcext:value-type="float">
            <text:p>3.217993</text:p>
          </table:table-cell>
          <table:table-cell table:formula="of:=STDEV([.$C$2:.C579])*4" office:value-type="float" office:value="1.58771981077447" calcext:value-type="float">
            <text:p>1.587720</text:p>
          </table:table-cell>
          <table:table-cell table:number-columns-repeated="2"/>
        </table:table-row>
        <table:table-row table:style-name="ro1">
          <table:table-cell office:value-type="float" office:value="0.595109457257866" calcext:value-type="float">
            <text:p>0.595109457257866</text:p>
          </table:table-cell>
          <table:table-cell office:value-type="float" office:value="0.439300769927533" calcext:value-type="float">
            <text:p>0.439300769927533</text:p>
          </table:table-cell>
          <table:table-cell table:formula="of:=IF(([.A580]-0.5)^2+([.B580]-0.5)^2&lt;=0.5^2;1;0)" office:value-type="float" office:value="1" calcext:value-type="float">
            <text:p>1</text:p>
          </table:table-cell>
          <table:table-cell table:formula="of:=AVERAGE([.$C$2:.C580])*4" office:value-type="float" office:value="3.21934369602763" calcext:value-type="float">
            <text:p>3.219344</text:p>
          </table:table-cell>
          <table:table-cell table:formula="of:=STDEV([.$C$2:.C580])*4" office:value-type="float" office:value="1.58667862199272" calcext:value-type="float">
            <text:p>1.586679</text:p>
          </table:table-cell>
          <table:table-cell table:number-columns-repeated="2"/>
        </table:table-row>
        <table:table-row table:style-name="ro1">
          <table:table-cell office:value-type="float" office:value="0.319393276151384" calcext:value-type="float">
            <text:p>0.319393276151384</text:p>
          </table:table-cell>
          <table:table-cell office:value-type="float" office:value="0.829374794391211" calcext:value-type="float">
            <text:p>0.829374794391211</text:p>
          </table:table-cell>
          <table:table-cell table:formula="of:=IF(([.A581]-0.5)^2+([.B581]-0.5)^2&lt;=0.5^2;1;0)" office:value-type="float" office:value="1" calcext:value-type="float">
            <text:p>1</text:p>
          </table:table-cell>
          <table:table-cell table:formula="of:=AVERAGE([.$C$2:.C581])*4" office:value-type="float" office:value="3.22068965517241" calcext:value-type="float">
            <text:p>3.220690</text:p>
          </table:table-cell>
          <table:table-cell table:formula="of:=STDEV([.$C$2:.C581])*4" office:value-type="float" office:value="1.58563920311303" calcext:value-type="float">
            <text:p>1.585639</text:p>
          </table:table-cell>
          <table:table-cell table:number-columns-repeated="2"/>
        </table:table-row>
        <table:table-row table:style-name="ro1">
          <table:table-cell office:value-type="float" office:value="0.438444013578393" calcext:value-type="float">
            <text:p>0.438444013578393</text:p>
          </table:table-cell>
          <table:table-cell office:value-type="float" office:value="0.051928080641649" calcext:value-type="float">
            <text:p>0.051928080641649</text:p>
          </table:table-cell>
          <table:table-cell table:formula="of:=IF(([.A582]-0.5)^2+([.B582]-0.5)^2&lt;=0.5^2;1;0)" office:value-type="float" office:value="1" calcext:value-type="float">
            <text:p>1</text:p>
          </table:table-cell>
          <table:table-cell table:formula="of:=AVERAGE([.$C$2:.C582])*4" office:value-type="float" office:value="3.22203098106713" calcext:value-type="float">
            <text:p>3.222031</text:p>
          </table:table-cell>
          <table:table-cell table:formula="of:=STDEV([.$C$2:.C582])*4" office:value-type="float" office:value="1.58460155083244" calcext:value-type="float">
            <text:p>1.584602</text:p>
          </table:table-cell>
          <table:table-cell table:number-columns-repeated="2"/>
        </table:table-row>
        <table:table-row table:style-name="ro1">
          <table:table-cell office:value-type="float" office:value="0.345804694853927" calcext:value-type="float">
            <text:p>0.345804694853927</text:p>
          </table:table-cell>
          <table:table-cell office:value-type="float" office:value="0.548745465497452" calcext:value-type="float">
            <text:p>0.548745465497452</text:p>
          </table:table-cell>
          <table:table-cell table:formula="of:=IF(([.A583]-0.5)^2+([.B583]-0.5)^2&lt;=0.5^2;1;0)" office:value-type="float" office:value="1" calcext:value-type="float">
            <text:p>1</text:p>
          </table:table-cell>
          <table:table-cell table:formula="of:=AVERAGE([.$C$2:.C583])*4" office:value-type="float" office:value="3.2233676975945" calcext:value-type="float">
            <text:p>3.223368</text:p>
          </table:table-cell>
          <table:table-cell table:formula="of:=STDEV([.$C$2:.C583])*4" office:value-type="float" office:value="1.58356566183961" calcext:value-type="float">
            <text:p>1.583566</text:p>
          </table:table-cell>
          <table:table-cell table:number-columns-repeated="2"/>
        </table:table-row>
        <table:table-row table:style-name="ro1">
          <table:table-cell office:value-type="float" office:value="0.345595325892278" calcext:value-type="float">
            <text:p>0.345595325892278</text:p>
          </table:table-cell>
          <table:table-cell office:value-type="float" office:value="0.151017897479322" calcext:value-type="float">
            <text:p>0.151017897479322</text:p>
          </table:table-cell>
          <table:table-cell table:formula="of:=IF(([.A584]-0.5)^2+([.B584]-0.5)^2&lt;=0.5^2;1;0)" office:value-type="float" office:value="1" calcext:value-type="float">
            <text:p>1</text:p>
          </table:table-cell>
          <table:table-cell table:formula="of:=AVERAGE([.$C$2:.C584])*4" office:value-type="float" office:value="3.22469982847341" calcext:value-type="float">
            <text:p>3.224700</text:p>
          </table:table-cell>
          <table:table-cell table:formula="of:=STDEV([.$C$2:.C584])*4" office:value-type="float" office:value="1.58253153281504" calcext:value-type="float">
            <text:p>1.582532</text:p>
          </table:table-cell>
          <table:table-cell table:number-columns-repeated="2"/>
        </table:table-row>
        <table:table-row table:style-name="ro1">
          <table:table-cell office:value-type="float" office:value="0.37615381035692" calcext:value-type="float">
            <text:p>0.37615381035692</text:p>
          </table:table-cell>
          <table:table-cell office:value-type="float" office:value="0.730397427591632" calcext:value-type="float">
            <text:p>0.730397427591632</text:p>
          </table:table-cell>
          <table:table-cell table:formula="of:=IF(([.A585]-0.5)^2+([.B585]-0.5)^2&lt;=0.5^2;1;0)" office:value-type="float" office:value="1" calcext:value-type="float">
            <text:p>1</text:p>
          </table:table-cell>
          <table:table-cell table:formula="of:=AVERAGE([.$C$2:.C585])*4" office:value-type="float" office:value="3.22602739726027" calcext:value-type="float">
            <text:p>3.226027</text:p>
          </table:table-cell>
          <table:table-cell table:formula="of:=STDEV([.$C$2:.C585])*4" office:value-type="float" office:value="1.58149916043145" calcext:value-type="float">
            <text:p>1.581499</text:p>
          </table:table-cell>
          <table:table-cell table:number-columns-repeated="2"/>
        </table:table-row>
        <table:table-row table:style-name="ro1">
          <table:table-cell office:value-type="float" office:value="0.378982893427974" calcext:value-type="float">
            <text:p>0.378982893427974</text:p>
          </table:table-cell>
          <table:table-cell office:value-type="float" office:value="0.318806366093681" calcext:value-type="float">
            <text:p>0.318806366093681</text:p>
          </table:table-cell>
          <table:table-cell table:formula="of:=IF(([.A586]-0.5)^2+([.B586]-0.5)^2&lt;=0.5^2;1;0)" office:value-type="float" office:value="1" calcext:value-type="float">
            <text:p>1</text:p>
          </table:table-cell>
          <table:table-cell table:formula="of:=AVERAGE([.$C$2:.C586])*4" office:value-type="float" office:value="3.22735042735043" calcext:value-type="float">
            <text:p>3.227350</text:p>
          </table:table-cell>
          <table:table-cell table:formula="of:=STDEV([.$C$2:.C586])*4" office:value-type="float" office:value="1.58046854135399" calcext:value-type="float">
            <text:p>1.580469</text:p>
          </table:table-cell>
          <table:table-cell table:number-columns-repeated="2"/>
        </table:table-row>
        <table:table-row table:style-name="ro1">
          <table:table-cell office:value-type="float" office:value="0.83419104438321" calcext:value-type="float">
            <text:p>0.83419104438321</text:p>
          </table:table-cell>
          <table:table-cell office:value-type="float" office:value="0.717617658851355" calcext:value-type="float">
            <text:p>0.717617658851355</text:p>
          </table:table-cell>
          <table:table-cell table:formula="of:=IF(([.A587]-0.5)^2+([.B587]-0.5)^2&lt;=0.5^2;1;0)" office:value-type="float" office:value="1" calcext:value-type="float">
            <text:p>1</text:p>
          </table:table-cell>
          <table:table-cell table:formula="of:=AVERAGE([.$C$2:.C587])*4" office:value-type="float" office:value="3.22866894197952" calcext:value-type="float">
            <text:p>3.228669</text:p>
          </table:table-cell>
          <table:table-cell table:formula="of:=STDEV([.$C$2:.C587])*4" office:value-type="float" office:value="1.57943967224057" calcext:value-type="float">
            <text:p>1.579440</text:p>
          </table:table-cell>
          <table:table-cell table:number-columns-repeated="2"/>
        </table:table-row>
        <table:table-row table:style-name="ro1">
          <table:table-cell office:value-type="float" office:value="0.968472873381345" calcext:value-type="float">
            <text:p>0.968472873381345</text:p>
          </table:table-cell>
          <table:table-cell office:value-type="float" office:value="0.785525003638059" calcext:value-type="float">
            <text:p>0.785525003638059</text:p>
          </table:table-cell>
          <table:table-cell table:formula="of:=IF(([.A588]-0.5)^2+([.B588]-0.5)^2&lt;=0.5^2;1;0)" office:value-type="float" office:value="0" calcext:value-type="float">
            <text:p>0</text:p>
          </table:table-cell>
          <table:table-cell table:formula="of:=AVERAGE([.$C$2:.C588])*4" office:value-type="float" office:value="3.22316865417376" calcext:value-type="float">
            <text:p>3.223169</text:p>
          </table:table-cell>
          <table:table-cell table:formula="of:=STDEV([.$C$2:.C588])*4" office:value-type="float" office:value="1.58370806635103" calcext:value-type="float">
            <text:p>1.583708</text:p>
          </table:table-cell>
          <table:table-cell table:number-columns-repeated="2"/>
        </table:table-row>
        <table:table-row table:style-name="ro1">
          <table:table-cell office:value-type="float" office:value="0.882532835672327" calcext:value-type="float">
            <text:p>0.882532835672327</text:p>
          </table:table-cell>
          <table:table-cell office:value-type="float" office:value="0.425089972211715" calcext:value-type="float">
            <text:p>0.425089972211715</text:p>
          </table:table-cell>
          <table:table-cell table:formula="of:=IF(([.A589]-0.5)^2+([.B589]-0.5)^2&lt;=0.5^2;1;0)" office:value-type="float" office:value="1" calcext:value-type="float">
            <text:p>1</text:p>
          </table:table-cell>
          <table:table-cell table:formula="of:=AVERAGE([.$C$2:.C589])*4" office:value-type="float" office:value="3.22448979591837" calcext:value-type="float">
            <text:p>3.224490</text:p>
          </table:table-cell>
          <table:table-cell table:formula="of:=STDEV([.$C$2:.C589])*4" office:value-type="float" office:value="1.58268276915061" calcext:value-type="float">
            <text:p>1.582683</text:p>
          </table:table-cell>
          <table:table-cell table:number-columns-repeated="2"/>
        </table:table-row>
        <table:table-row table:style-name="ro1">
          <table:table-cell office:value-type="float" office:value="0.541729138532879" calcext:value-type="float">
            <text:p>0.541729138532879</text:p>
          </table:table-cell>
          <table:table-cell office:value-type="float" office:value="0.584844404253226" calcext:value-type="float">
            <text:p>0.584844404253226</text:p>
          </table:table-cell>
          <table:table-cell table:formula="of:=IF(([.A590]-0.5)^2+([.B590]-0.5)^2&lt;=0.5^2;1;0)" office:value-type="float" office:value="1" calcext:value-type="float">
            <text:p>1</text:p>
          </table:table-cell>
          <table:table-cell table:formula="of:=AVERAGE([.$C$2:.C590])*4" office:value-type="float" office:value="3.2258064516129" calcext:value-type="float">
            <text:p>3.225806</text:p>
          </table:table-cell>
          <table:table-cell table:formula="of:=STDEV([.$C$2:.C590])*4" office:value-type="float" office:value="1.58165919831618" calcext:value-type="float">
            <text:p>1.581659</text:p>
          </table:table-cell>
          <table:table-cell table:number-columns-repeated="2"/>
        </table:table-row>
        <table:table-row table:style-name="ro1">
          <table:table-cell office:value-type="float" office:value="0.963766232370372" calcext:value-type="float">
            <text:p>0.963766232370372</text:p>
          </table:table-cell>
          <table:table-cell office:value-type="float" office:value="0.765723498897996" calcext:value-type="float">
            <text:p>0.765723498897996</text:p>
          </table:table-cell>
          <table:table-cell table:formula="of:=IF(([.A591]-0.5)^2+([.B591]-0.5)^2&lt;=0.5^2;1;0)" office:value-type="float" office:value="0" calcext:value-type="float">
            <text:p>0</text:p>
          </table:table-cell>
          <table:table-cell table:formula="of:=AVERAGE([.$C$2:.C591])*4" office:value-type="float" office:value="3.22033898305085" calcext:value-type="float">
            <text:p>3.220339</text:p>
          </table:table-cell>
          <table:table-cell table:formula="of:=STDEV([.$C$2:.C591])*4" office:value-type="float" office:value="1.58588635738682" calcext:value-type="float">
            <text:p>1.585886</text:p>
          </table:table-cell>
          <table:table-cell table:number-columns-repeated="2"/>
        </table:table-row>
        <table:table-row table:style-name="ro1">
          <table:table-cell office:value-type="float" office:value="0.725806878930201" calcext:value-type="float">
            <text:p>0.725806878930201</text:p>
          </table:table-cell>
          <table:table-cell office:value-type="float" office:value="0.143578299487327" calcext:value-type="float">
            <text:p>0.143578299487327</text:p>
          </table:table-cell>
          <table:table-cell table:formula="of:=IF(([.A592]-0.5)^2+([.B592]-0.5)^2&lt;=0.5^2;1;0)" office:value-type="float" office:value="1" calcext:value-type="float">
            <text:p>1</text:p>
          </table:table-cell>
          <table:table-cell table:formula="of:=AVERAGE([.$C$2:.C592])*4" office:value-type="float" office:value="3.22165820642978" calcext:value-type="float">
            <text:p>3.221658</text:p>
          </table:table-cell>
          <table:table-cell table:formula="of:=STDEV([.$C$2:.C592])*4" office:value-type="float" office:value="1.58486633931307" calcext:value-type="float">
            <text:p>1.584866</text:p>
          </table:table-cell>
          <table:table-cell table:number-columns-repeated="2"/>
        </table:table-row>
        <table:table-row table:style-name="ro1">
          <table:table-cell office:value-type="float" office:value="0.919283280868845" calcext:value-type="float">
            <text:p>0.919283280868845</text:p>
          </table:table-cell>
          <table:table-cell office:value-type="float" office:value="0.576936060314581" calcext:value-type="float">
            <text:p>0.576936060314581</text:p>
          </table:table-cell>
          <table:table-cell table:formula="of:=IF(([.A593]-0.5)^2+([.B593]-0.5)^2&lt;=0.5^2;1;0)" office:value-type="float" office:value="1" calcext:value-type="float">
            <text:p>1</text:p>
          </table:table-cell>
          <table:table-cell table:formula="of:=AVERAGE([.$C$2:.C593])*4" office:value-type="float" office:value="3.22297297297297" calcext:value-type="float">
            <text:p>3.222973</text:p>
          </table:table-cell>
          <table:table-cell table:formula="of:=STDEV([.$C$2:.C593])*4" office:value-type="float" office:value="1.58384802440516" calcext:value-type="float">
            <text:p>1.583848</text:p>
          </table:table-cell>
          <table:table-cell table:number-columns-repeated="2"/>
        </table:table-row>
        <table:table-row table:style-name="ro1">
          <table:table-cell office:value-type="float" office:value="0.115468024641487" calcext:value-type="float">
            <text:p>0.115468024641487</text:p>
          </table:table-cell>
          <table:table-cell office:value-type="float" office:value="0.0493750544324572" calcext:value-type="float">
            <text:p>0.0493750544324572</text:p>
          </table:table-cell>
          <table:table-cell table:formula="of:=IF(([.A594]-0.5)^2+([.B594]-0.5)^2&lt;=0.5^2;1;0)" office:value-type="float" office:value="0" calcext:value-type="float">
            <text:p>0</text:p>
          </table:table-cell>
          <table:table-cell table:formula="of:=AVERAGE([.$C$2:.C594])*4" office:value-type="float" office:value="3.21753794266442" calcext:value-type="float">
            <text:p>3.217538</text:p>
          </table:table-cell>
          <table:table-cell table:formula="of:=STDEV([.$C$2:.C594])*4" office:value-type="float" office:value="1.5880346542722" calcext:value-type="float">
            <text:p>1.588035</text:p>
          </table:table-cell>
          <table:table-cell table:number-columns-repeated="2"/>
        </table:table-row>
        <table:table-row table:style-name="ro1">
          <table:table-cell office:value-type="float" office:value="0.0751378139578308" calcext:value-type="float">
            <text:p>0.0751378139578308</text:p>
          </table:table-cell>
          <table:table-cell office:value-type="float" office:value="0.174689880257533" calcext:value-type="float">
            <text:p>0.174689880257533</text:p>
          </table:table-cell>
          <table:table-cell table:formula="of:=IF(([.A595]-0.5)^2+([.B595]-0.5)^2&lt;=0.5^2;1;0)" office:value-type="float" office:value="0" calcext:value-type="float">
            <text:p>0</text:p>
          </table:table-cell>
          <table:table-cell table:formula="of:=AVERAGE([.$C$2:.C595])*4" office:value-type="float" office:value="3.21212121212121" calcext:value-type="float">
            <text:p>3.212121</text:p>
          </table:table-cell>
          <table:table-cell table:formula="of:=STDEV([.$C$2:.C595])*4" office:value-type="float" office:value="1.59217772067708" calcext:value-type="float">
            <text:p>1.592178</text:p>
          </table:table-cell>
          <table:table-cell table:number-columns-repeated="2"/>
        </table:table-row>
        <table:table-row table:style-name="ro1">
          <table:table-cell office:value-type="float" office:value="0.200242828123937" calcext:value-type="float">
            <text:p>0.200242828123937</text:p>
          </table:table-cell>
          <table:table-cell office:value-type="float" office:value="0.515549987737024" calcext:value-type="float">
            <text:p>0.515549987737024</text:p>
          </table:table-cell>
          <table:table-cell table:formula="of:=IF(([.A596]-0.5)^2+([.B596]-0.5)^2&lt;=0.5^2;1;0)" office:value-type="float" office:value="1" calcext:value-type="float">
            <text:p>1</text:p>
          </table:table-cell>
          <table:table-cell table:formula="of:=AVERAGE([.$C$2:.C596])*4" office:value-type="float" office:value="3.21344537815126" calcext:value-type="float">
            <text:p>3.213445</text:p>
          </table:table-cell>
          <table:table-cell table:formula="of:=STDEV([.$C$2:.C596])*4" office:value-type="float" office:value="1.59116480901651" calcext:value-type="float">
            <text:p>1.591165</text:p>
          </table:table-cell>
          <table:table-cell table:number-columns-repeated="2"/>
        </table:table-row>
        <table:table-row table:style-name="ro1">
          <table:table-cell office:value-type="float" office:value="0.437502426947671" calcext:value-type="float">
            <text:p>0.437502426947671</text:p>
          </table:table-cell>
          <table:table-cell office:value-type="float" office:value="0.90913088833741" calcext:value-type="float">
            <text:p>0.90913088833741</text:p>
          </table:table-cell>
          <table:table-cell table:formula="of:=IF(([.A597]-0.5)^2+([.B597]-0.5)^2&lt;=0.5^2;1;0)" office:value-type="float" office:value="1" calcext:value-type="float">
            <text:p>1</text:p>
          </table:table-cell>
          <table:table-cell table:formula="of:=AVERAGE([.$C$2:.C597])*4" office:value-type="float" office:value="3.21476510067114" calcext:value-type="float">
            <text:p>3.214765</text:p>
          </table:table-cell>
          <table:table-cell table:formula="of:=STDEV([.$C$2:.C597])*4" office:value-type="float" office:value="1.59015356116664" calcext:value-type="float">
            <text:p>1.590154</text:p>
          </table:table-cell>
          <table:table-cell table:number-columns-repeated="2"/>
        </table:table-row>
        <table:table-row table:style-name="ro1">
          <table:table-cell office:value-type="float" office:value="0.418962453444503" calcext:value-type="float">
            <text:p>0.418962453444503</text:p>
          </table:table-cell>
          <table:table-cell office:value-type="float" office:value="0.14878044061226" calcext:value-type="float">
            <text:p>0.14878044061226</text:p>
          </table:table-cell>
          <table:table-cell table:formula="of:=IF(([.A598]-0.5)^2+([.B598]-0.5)^2&lt;=0.5^2;1;0)" office:value-type="float" office:value="1" calcext:value-type="float">
            <text:p>1</text:p>
          </table:table-cell>
          <table:table-cell table:formula="of:=AVERAGE([.$C$2:.C598])*4" office:value-type="float" office:value="3.21608040201005" calcext:value-type="float">
            <text:p>3.216080</text:p>
          </table:table-cell>
          <table:table-cell table:formula="of:=STDEV([.$C$2:.C598])*4" office:value-type="float" office:value="1.58914397419048" calcext:value-type="float">
            <text:p>1.589144</text:p>
          </table:table-cell>
          <table:table-cell table:number-columns-repeated="2"/>
        </table:table-row>
        <table:table-row table:style-name="ro1">
          <table:table-cell office:value-type="float" office:value="0.995933627407705" calcext:value-type="float">
            <text:p>0.995933627407705</text:p>
          </table:table-cell>
          <table:table-cell office:value-type="float" office:value="0.234989816630481" calcext:value-type="float">
            <text:p>0.234989816630481</text:p>
          </table:table-cell>
          <table:table-cell table:formula="of:=IF(([.A599]-0.5)^2+([.B599]-0.5)^2&lt;=0.5^2;1;0)" office:value-type="float" office:value="0" calcext:value-type="float">
            <text:p>0</text:p>
          </table:table-cell>
          <table:table-cell table:formula="of:=AVERAGE([.$C$2:.C599])*4" office:value-type="float" office:value="3.21070234113712" calcext:value-type="float">
            <text:p>3.210702</text:p>
          </table:table-cell>
          <table:table-cell table:formula="of:=STDEV([.$C$2:.C599])*4" office:value-type="float" office:value="1.59324973937588" calcext:value-type="float">
            <text:p>1.593250</text:p>
          </table:table-cell>
          <table:table-cell table:number-columns-repeated="2"/>
        </table:table-row>
        <table:table-row table:style-name="ro1">
          <table:table-cell office:value-type="float" office:value="0.721498792637472" calcext:value-type="float">
            <text:p>0.721498792637472</text:p>
          </table:table-cell>
          <table:table-cell office:value-type="float" office:value="0.0925059227131927" calcext:value-type="float">
            <text:p>0.0925059227131927</text:p>
          </table:table-cell>
          <table:table-cell table:formula="of:=IF(([.A600]-0.5)^2+([.B600]-0.5)^2&lt;=0.5^2;1;0)" office:value-type="float" office:value="1" calcext:value-type="float">
            <text:p>1</text:p>
          </table:table-cell>
          <table:table-cell table:formula="of:=AVERAGE([.$C$2:.C600])*4" office:value-type="float" office:value="3.21202003338898" calcext:value-type="float">
            <text:p>3.212020</text:p>
          </table:table-cell>
          <table:table-cell table:formula="of:=STDEV([.$C$2:.C600])*4" office:value-type="float" office:value="1.59224366620646" calcext:value-type="float">
            <text:p>1.592244</text:p>
          </table:table-cell>
          <table:table-cell table:number-columns-repeated="2"/>
        </table:table-row>
        <table:table-row table:style-name="ro1">
          <table:table-cell office:value-type="float" office:value="0.618497439026784" calcext:value-type="float">
            <text:p>0.618497439026784</text:p>
          </table:table-cell>
          <table:table-cell office:value-type="float" office:value="0.176111547861507" calcext:value-type="float">
            <text:p>0.176111547861507</text:p>
          </table:table-cell>
          <table:table-cell table:formula="of:=IF(([.A601]-0.5)^2+([.B601]-0.5)^2&lt;=0.5^2;1;0)" office:value-type="float" office:value="1" calcext:value-type="float">
            <text:p>1</text:p>
          </table:table-cell>
          <table:table-cell table:formula="of:=AVERAGE([.$C$2:.C601])*4" office:value-type="float" office:value="3.21333333333333" calcext:value-type="float">
            <text:p>3.213333</text:p>
          </table:table-cell>
          <table:table-cell table:formula="of:=STDEV([.$C$2:.C601])*4" office:value-type="float" office:value="1.59123923176563" calcext:value-type="float">
            <text:p>1.591239</text:p>
          </table:table-cell>
          <table:table-cell table:number-columns-repeated="2"/>
        </table:table-row>
        <table:table-row table:style-name="ro1">
          <table:table-cell office:value-type="float" office:value="0.637549991089275" calcext:value-type="float">
            <text:p>0.637549991089275</text:p>
          </table:table-cell>
          <table:table-cell office:value-type="float" office:value="0.361805971232098" calcext:value-type="float">
            <text:p>0.361805971232098</text:p>
          </table:table-cell>
          <table:table-cell table:formula="of:=IF(([.A602]-0.5)^2+([.B602]-0.5)^2&lt;=0.5^2;1;0)" office:value-type="float" office:value="1" calcext:value-type="float">
            <text:p>1</text:p>
          </table:table-cell>
          <table:table-cell table:formula="of:=AVERAGE([.$C$2:.C602])*4" office:value-type="float" office:value="3.21464226289517" calcext:value-type="float">
            <text:p>3.214642</text:p>
          </table:table-cell>
          <table:table-cell table:formula="of:=STDEV([.$C$2:.C602])*4" office:value-type="float" office:value="1.59023643320027" calcext:value-type="float">
            <text:p>1.590236</text:p>
          </table:table-cell>
          <table:table-cell table:number-columns-repeated="2"/>
        </table:table-row>
        <table:table-row table:style-name="ro1">
          <table:table-cell office:value-type="float" office:value="0.266544277013826" calcext:value-type="float">
            <text:p>0.266544277013826</text:p>
          </table:table-cell>
          <table:table-cell office:value-type="float" office:value="0.652584711184402" calcext:value-type="float">
            <text:p>0.652584711184402</text:p>
          </table:table-cell>
          <table:table-cell table:formula="of:=IF(([.A603]-0.5)^2+([.B603]-0.5)^2&lt;=0.5^2;1;0)" office:value-type="float" office:value="1" calcext:value-type="float">
            <text:p>1</text:p>
          </table:table-cell>
          <table:table-cell table:formula="of:=AVERAGE([.$C$2:.C603])*4" office:value-type="float" office:value="3.21594684385382" calcext:value-type="float">
            <text:p>3.215947</text:p>
          </table:table-cell>
          <table:table-cell table:formula="of:=STDEV([.$C$2:.C603])*4" office:value-type="float" office:value="1.58923526764871" calcext:value-type="float">
            <text:p>1.589235</text:p>
          </table:table-cell>
          <table:table-cell table:number-columns-repeated="2"/>
        </table:table-row>
        <table:table-row table:style-name="ro1">
          <table:table-cell office:value-type="float" office:value="0.460448663438717" calcext:value-type="float">
            <text:p>0.460448663438717</text:p>
          </table:table-cell>
          <table:table-cell office:value-type="float" office:value="0.0754987155334605" calcext:value-type="float">
            <text:p>0.0754987155334605</text:p>
          </table:table-cell>
          <table:table-cell table:formula="of:=IF(([.A604]-0.5)^2+([.B604]-0.5)^2&lt;=0.5^2;1;0)" office:value-type="float" office:value="1" calcext:value-type="float">
            <text:p>1</text:p>
          </table:table-cell>
          <table:table-cell table:formula="of:=AVERAGE([.$C$2:.C604])*4" office:value-type="float" office:value="3.21724709784411" calcext:value-type="float">
            <text:p>3.217247</text:p>
          </table:table-cell>
          <table:table-cell table:formula="of:=STDEV([.$C$2:.C604])*4" office:value-type="float" office:value="1.58823573224091" calcext:value-type="float">
            <text:p>1.588236</text:p>
          </table:table-cell>
          <table:table-cell table:number-columns-repeated="2"/>
        </table:table-row>
        <table:table-row table:style-name="ro1">
          <table:table-cell office:value-type="float" office:value="0.474323525432928" calcext:value-type="float">
            <text:p>0.474323525432928</text:p>
          </table:table-cell>
          <table:table-cell office:value-type="float" office:value="0.632776424764793" calcext:value-type="float">
            <text:p>0.632776424764793</text:p>
          </table:table-cell>
          <table:table-cell table:formula="of:=IF(([.A605]-0.5)^2+([.B605]-0.5)^2&lt;=0.5^2;1;0)" office:value-type="float" office:value="1" calcext:value-type="float">
            <text:p>1</text:p>
          </table:table-cell>
          <table:table-cell table:formula="of:=AVERAGE([.$C$2:.C605])*4" office:value-type="float" office:value="3.21854304635762" calcext:value-type="float">
            <text:p>3.218543</text:p>
          </table:table-cell>
          <table:table-cell table:formula="of:=STDEV([.$C$2:.C605])*4" office:value-type="float" office:value="1.58723782409886" calcext:value-type="float">
            <text:p>1.587238</text:p>
          </table:table-cell>
          <table:table-cell table:number-columns-repeated="2"/>
        </table:table-row>
        <table:table-row table:style-name="ro1">
          <table:table-cell office:value-type="float" office:value="0.39125209510909" calcext:value-type="float">
            <text:p>0.39125209510909</text:p>
          </table:table-cell>
          <table:table-cell office:value-type="float" office:value="0.0924201016965263" calcext:value-type="float">
            <text:p>0.0924201016965263</text:p>
          </table:table-cell>
          <table:table-cell table:formula="of:=IF(([.A606]-0.5)^2+([.B606]-0.5)^2&lt;=0.5^2;1;0)" office:value-type="float" office:value="1" calcext:value-type="float">
            <text:p>1</text:p>
          </table:table-cell>
          <table:table-cell table:formula="of:=AVERAGE([.$C$2:.C606])*4" office:value-type="float" office:value="3.2198347107438" calcext:value-type="float">
            <text:p>3.219835</text:p>
          </table:table-cell>
          <table:table-cell table:formula="of:=STDEV([.$C$2:.C606])*4" office:value-type="float" office:value="1.58624154033674" calcext:value-type="float">
            <text:p>1.586242</text:p>
          </table:table-cell>
          <table:table-cell table:number-columns-repeated="2"/>
        </table:table-row>
        <table:table-row table:style-name="ro1">
          <table:table-cell office:value-type="float" office:value="0.55637184373165" calcext:value-type="float">
            <text:p>0.55637184373165</text:p>
          </table:table-cell>
          <table:table-cell office:value-type="float" office:value="0.874580272678346" calcext:value-type="float">
            <text:p>0.874580272678346</text:p>
          </table:table-cell>
          <table:table-cell table:formula="of:=IF(([.A607]-0.5)^2+([.B607]-0.5)^2&lt;=0.5^2;1;0)" office:value-type="float" office:value="1" calcext:value-type="float">
            <text:p>1</text:p>
          </table:table-cell>
          <table:table-cell table:formula="of:=AVERAGE([.$C$2:.C607])*4" office:value-type="float" office:value="3.22112211221122" calcext:value-type="float">
            <text:p>3.221122</text:p>
          </table:table-cell>
          <table:table-cell table:formula="of:=STDEV([.$C$2:.C607])*4" office:value-type="float" office:value="1.5852468780612" calcext:value-type="float">
            <text:p>1.585247</text:p>
          </table:table-cell>
          <table:table-cell table:number-columns-repeated="2"/>
        </table:table-row>
        <table:table-row table:style-name="ro1">
          <table:table-cell office:value-type="float" office:value="0.243691934225308" calcext:value-type="float">
            <text:p>0.243691934225308</text:p>
          </table:table-cell>
          <table:table-cell office:value-type="float" office:value="0.103383481591967" calcext:value-type="float">
            <text:p>0.103383481591967</text:p>
          </table:table-cell>
          <table:table-cell table:formula="of:=IF(([.A608]-0.5)^2+([.B608]-0.5)^2&lt;=0.5^2;1;0)" office:value-type="float" office:value="1" calcext:value-type="float">
            <text:p>1</text:p>
          </table:table-cell>
          <table:table-cell table:formula="of:=AVERAGE([.$C$2:.C608])*4" office:value-type="float" office:value="3.22240527182867" calcext:value-type="float">
            <text:p>3.222405</text:p>
          </table:table-cell>
          <table:table-cell table:formula="of:=STDEV([.$C$2:.C608])*4" office:value-type="float" office:value="1.58425383437166" calcext:value-type="float">
            <text:p>1.584254</text:p>
          </table:table-cell>
          <table:table-cell table:number-columns-repeated="2"/>
        </table:table-row>
        <table:table-row table:style-name="ro1">
          <table:table-cell office:value-type="float" office:value="0.0701043328677448" calcext:value-type="float">
            <text:p>0.0701043328677448</text:p>
          </table:table-cell>
          <table:table-cell office:value-type="float" office:value="0.766815580730023" calcext:value-type="float">
            <text:p>0.766815580730023</text:p>
          </table:table-cell>
          <table:table-cell table:formula="of:=IF(([.A609]-0.5)^2+([.B609]-0.5)^2&lt;=0.5^2;1;0)" office:value-type="float" office:value="0" calcext:value-type="float">
            <text:p>0</text:p>
          </table:table-cell>
          <table:table-cell table:formula="of:=AVERAGE([.$C$2:.C609])*4" office:value-type="float" office:value="3.21710526315789" calcext:value-type="float">
            <text:p>3.217105</text:p>
          </table:table-cell>
          <table:table-cell table:formula="of:=STDEV([.$C$2:.C609])*4" office:value-type="float" office:value="1.58833375815252" calcext:value-type="float">
            <text:p>1.588334</text:p>
          </table:table-cell>
          <table:table-cell table:number-columns-repeated="2"/>
        </table:table-row>
        <table:table-row table:style-name="ro1">
          <table:table-cell office:value-type="float" office:value="0.59924754118317" calcext:value-type="float">
            <text:p>0.59924754118317</text:p>
          </table:table-cell>
          <table:table-cell office:value-type="float" office:value="0.490868318284036" calcext:value-type="float">
            <text:p>0.490868318284036</text:p>
          </table:table-cell>
          <table:table-cell table:formula="of:=IF(([.A610]-0.5)^2+([.B610]-0.5)^2&lt;=0.5^2;1;0)" office:value-type="float" office:value="1" calcext:value-type="float">
            <text:p>1</text:p>
          </table:table-cell>
          <table:table-cell table:formula="of:=AVERAGE([.$C$2:.C610])*4" office:value-type="float" office:value="3.2183908045977" calcext:value-type="float">
            <text:p>3.218391</text:p>
          </table:table-cell>
          <table:table-cell table:formula="of:=STDEV([.$C$2:.C610])*4" office:value-type="float" office:value="1.58734407801855" calcext:value-type="float">
            <text:p>1.587344</text:p>
          </table:table-cell>
          <table:table-cell table:number-columns-repeated="2"/>
        </table:table-row>
        <table:table-row table:style-name="ro1">
          <table:table-cell office:value-type="float" office:value="0.762350497761614" calcext:value-type="float">
            <text:p>0.762350497761614</text:p>
          </table:table-cell>
          <table:table-cell office:value-type="float" office:value="0.920722225024634" calcext:value-type="float">
            <text:p>0.920722225024634</text:p>
          </table:table-cell>
          <table:table-cell table:formula="of:=IF(([.A611]-0.5)^2+([.B611]-0.5)^2&lt;=0.5^2;1;0)" office:value-type="float" office:value="1" calcext:value-type="float">
            <text:p>1</text:p>
          </table:table-cell>
          <table:table-cell table:formula="of:=AVERAGE([.$C$2:.C611])*4" office:value-type="float" office:value="3.21967213114754" calcext:value-type="float">
            <text:p>3.219672</text:p>
          </table:table-cell>
          <table:table-cell table:formula="of:=STDEV([.$C$2:.C611])*4" office:value-type="float" office:value="1.58635599531929" calcext:value-type="float">
            <text:p>1.586356</text:p>
          </table:table-cell>
          <table:table-cell table:number-columns-repeated="2"/>
        </table:table-row>
        <table:table-row table:style-name="ro1">
          <table:table-cell office:value-type="float" office:value="0.0351613753598529" calcext:value-type="float">
            <text:p>0.0351613753598529</text:p>
          </table:table-cell>
          <table:table-cell office:value-type="float" office:value="0.589943028191753" calcext:value-type="float">
            <text:p>0.589943028191753</text:p>
          </table:table-cell>
          <table:table-cell table:formula="of:=IF(([.A612]-0.5)^2+([.B612]-0.5)^2&lt;=0.5^2;1;0)" office:value-type="float" office:value="1" calcext:value-type="float">
            <text:p>1</text:p>
          </table:table-cell>
          <table:table-cell table:formula="of:=AVERAGE([.$C$2:.C612])*4" office:value-type="float" office:value="3.22094926350246" calcext:value-type="float">
            <text:p>3.220949</text:p>
          </table:table-cell>
          <table:table-cell table:formula="of:=STDEV([.$C$2:.C612])*4" office:value-type="float" office:value="1.58536950723507" calcext:value-type="float">
            <text:p>1.585370</text:p>
          </table:table-cell>
          <table:table-cell table:number-columns-repeated="2"/>
        </table:table-row>
        <table:table-row table:style-name="ro1">
          <table:table-cell office:value-type="float" office:value="0.698311388438661" calcext:value-type="float">
            <text:p>0.698311388438661</text:p>
          </table:table-cell>
          <table:table-cell office:value-type="float" office:value="0.363836408364755" calcext:value-type="float">
            <text:p>0.363836408364755</text:p>
          </table:table-cell>
          <table:table-cell table:formula="of:=IF(([.A613]-0.5)^2+([.B613]-0.5)^2&lt;=0.5^2;1;0)" office:value-type="float" office:value="1" calcext:value-type="float">
            <text:p>1</text:p>
          </table:table-cell>
          <table:table-cell table:formula="of:=AVERAGE([.$C$2:.C613])*4" office:value-type="float" office:value="3.22222222222222" calcext:value-type="float">
            <text:p>3.222222</text:p>
          </table:table-cell>
          <table:table-cell table:formula="of:=STDEV([.$C$2:.C613])*4" office:value-type="float" office:value="1.5843846109392" calcext:value-type="float">
            <text:p>1.584385</text:p>
          </table:table-cell>
          <table:table-cell table:number-columns-repeated="2"/>
        </table:table-row>
        <table:table-row table:style-name="ro1">
          <table:table-cell office:value-type="float" office:value="0.837151282043937" calcext:value-type="float">
            <text:p>0.837151282043937</text:p>
          </table:table-cell>
          <table:table-cell office:value-type="float" office:value="0.748915423245364" calcext:value-type="float">
            <text:p>0.748915423245364</text:p>
          </table:table-cell>
          <table:table-cell table:formula="of:=IF(([.A614]-0.5)^2+([.B614]-0.5)^2&lt;=0.5^2;1;0)" office:value-type="float" office:value="1" calcext:value-type="float">
            <text:p>1</text:p>
          </table:table-cell>
          <table:table-cell table:formula="of:=AVERAGE([.$C$2:.C614])*4" office:value-type="float" office:value="3.22349102773246" calcext:value-type="float">
            <text:p>3.223491</text:p>
          </table:table-cell>
          <table:table-cell table:formula="of:=STDEV([.$C$2:.C614])*4" office:value-type="float" office:value="1.58340130359817" calcext:value-type="float">
            <text:p>1.583401</text:p>
          </table:table-cell>
          <table:table-cell table:number-columns-repeated="2"/>
        </table:table-row>
        <table:table-row table:style-name="ro1">
          <table:table-cell office:value-type="float" office:value="0.0425200442113927" calcext:value-type="float">
            <text:p>0.0425200442113927</text:p>
          </table:table-cell>
          <table:table-cell office:value-type="float" office:value="0.981190157794004" calcext:value-type="float">
            <text:p>0.981190157794004</text:p>
          </table:table-cell>
          <table:table-cell table:formula="of:=IF(([.A615]-0.5)^2+([.B615]-0.5)^2&lt;=0.5^2;1;0)" office:value-type="float" office:value="0" calcext:value-type="float">
            <text:p>0</text:p>
          </table:table-cell>
          <table:table-cell table:formula="of:=AVERAGE([.$C$2:.C615])*4" office:value-type="float" office:value="3.21824104234528" calcext:value-type="float">
            <text:p>3.218241</text:p>
          </table:table-cell>
          <table:table-cell table:formula="of:=STDEV([.$C$2:.C615])*4" office:value-type="float" office:value="1.58744857738746" calcext:value-type="float">
            <text:p>1.587449</text:p>
          </table:table-cell>
          <table:table-cell table:number-columns-repeated="2"/>
        </table:table-row>
        <table:table-row table:style-name="ro1">
          <table:table-cell office:value-type="float" office:value="0.444067589746474" calcext:value-type="float">
            <text:p>0.444067589746474</text:p>
          </table:table-cell>
          <table:table-cell office:value-type="float" office:value="0.406815917345871" calcext:value-type="float">
            <text:p>0.406815917345871</text:p>
          </table:table-cell>
          <table:table-cell table:formula="of:=IF(([.A616]-0.5)^2+([.B616]-0.5)^2&lt;=0.5^2;1;0)" office:value-type="float" office:value="1" calcext:value-type="float">
            <text:p>1</text:p>
          </table:table-cell>
          <table:table-cell table:formula="of:=AVERAGE([.$C$2:.C616])*4" office:value-type="float" office:value="3.21951219512195" calcext:value-type="float">
            <text:p>3.219512</text:p>
          </table:table-cell>
          <table:table-cell table:formula="of:=STDEV([.$C$2:.C616])*4" office:value-type="float" office:value="1.5864685618742" calcext:value-type="float">
            <text:p>1.586469</text:p>
          </table:table-cell>
          <table:table-cell table:number-columns-repeated="2"/>
        </table:table-row>
        <table:table-row table:style-name="ro1">
          <table:table-cell office:value-type="float" office:value="0.297976396788182" calcext:value-type="float">
            <text:p>0.297976396788182</text:p>
          </table:table-cell>
          <table:table-cell office:value-type="float" office:value="0.56149916879498" calcext:value-type="float">
            <text:p>0.56149916879498</text:p>
          </table:table-cell>
          <table:table-cell table:formula="of:=IF(([.A617]-0.5)^2+([.B617]-0.5)^2&lt;=0.5^2;1;0)" office:value-type="float" office:value="1" calcext:value-type="float">
            <text:p>1</text:p>
          </table:table-cell>
          <table:table-cell table:formula="of:=AVERAGE([.$C$2:.C617])*4" office:value-type="float" office:value="3.22077922077922" calcext:value-type="float">
            <text:p>3.220779</text:p>
          </table:table-cell>
          <table:table-cell table:formula="of:=STDEV([.$C$2:.C617])*4" office:value-type="float" office:value="1.58549011476666" calcext:value-type="float">
            <text:p>1.585490</text:p>
          </table:table-cell>
          <table:table-cell table:number-columns-repeated="2"/>
        </table:table-row>
        <table:table-row table:style-name="ro1">
          <table:table-cell office:value-type="float" office:value="0.475100870766097" calcext:value-type="float">
            <text:p>0.475100870766097</text:p>
          </table:table-cell>
          <table:table-cell office:value-type="float" office:value="0.400361139109204" calcext:value-type="float">
            <text:p>0.400361139109204</text:p>
          </table:table-cell>
          <table:table-cell table:formula="of:=IF(([.A618]-0.5)^2+([.B618]-0.5)^2&lt;=0.5^2;1;0)" office:value-type="float" office:value="1" calcext:value-type="float">
            <text:p>1</text:p>
          </table:table-cell>
          <table:table-cell table:formula="of:=AVERAGE([.$C$2:.C618])*4" office:value-type="float" office:value="3.22204213938412" calcext:value-type="float">
            <text:p>3.222042</text:p>
          </table:table-cell>
          <table:table-cell table:formula="of:=STDEV([.$C$2:.C618])*4" office:value-type="float" office:value="1.58451323330954" calcext:value-type="float">
            <text:p>1.584513</text:p>
          </table:table-cell>
          <table:table-cell table:number-columns-repeated="2"/>
        </table:table-row>
        <table:table-row table:style-name="ro1">
          <table:table-cell office:value-type="float" office:value="0.869593953687486" calcext:value-type="float">
            <text:p>0.869593953687486</text:p>
          </table:table-cell>
          <table:table-cell office:value-type="float" office:value="0.13393854050636" calcext:value-type="float">
            <text:p>0.13393854050636</text:p>
          </table:table-cell>
          <table:table-cell table:formula="of:=IF(([.A619]-0.5)^2+([.B619]-0.5)^2&lt;=0.5^2;1;0)" office:value-type="float" office:value="0" calcext:value-type="float">
            <text:p>0</text:p>
          </table:table-cell>
          <table:table-cell table:formula="of:=AVERAGE([.$C$2:.C619])*4" office:value-type="float" office:value="3.2168284789644" calcext:value-type="float">
            <text:p>3.216828</text:p>
          </table:table-cell>
          <table:table-cell table:formula="of:=STDEV([.$C$2:.C619])*4" office:value-type="float" office:value="1.58852498977581" calcext:value-type="float">
            <text:p>1.588525</text:p>
          </table:table-cell>
          <table:table-cell table:number-columns-repeated="2"/>
        </table:table-row>
        <table:table-row table:style-name="ro1">
          <table:table-cell office:value-type="float" office:value="0.955652803808562" calcext:value-type="float">
            <text:p>0.955652803808562</text:p>
          </table:table-cell>
          <table:table-cell office:value-type="float" office:value="0.376294973404476" calcext:value-type="float">
            <text:p>0.376294973404476</text:p>
          </table:table-cell>
          <table:table-cell table:formula="of:=IF(([.A620]-0.5)^2+([.B620]-0.5)^2&lt;=0.5^2;1;0)" office:value-type="float" office:value="1" calcext:value-type="float">
            <text:p>1</text:p>
          </table:table-cell>
          <table:table-cell table:formula="of:=AVERAGE([.$C$2:.C620])*4" office:value-type="float" office:value="3.21809369951535" calcext:value-type="float">
            <text:p>3.218094</text:p>
          </table:table-cell>
          <table:table-cell table:formula="of:=STDEV([.$C$2:.C620])*4" office:value-type="float" office:value="1.58755136530587" calcext:value-type="float">
            <text:p>1.587551</text:p>
          </table:table-cell>
          <table:table-cell table:number-columns-repeated="2"/>
        </table:table-row>
        <table:table-row table:style-name="ro1">
          <table:table-cell office:value-type="float" office:value="0.954137617976777" calcext:value-type="float">
            <text:p>0.954137617976777</text:p>
          </table:table-cell>
          <table:table-cell office:value-type="float" office:value="0.0808490345220122" calcext:value-type="float">
            <text:p>0.0808490345220122</text:p>
          </table:table-cell>
          <table:table-cell table:formula="of:=IF(([.A621]-0.5)^2+([.B621]-0.5)^2&lt;=0.5^2;1;0)" office:value-type="float" office:value="0" calcext:value-type="float">
            <text:p>0</text:p>
          </table:table-cell>
          <table:table-cell table:formula="of:=AVERAGE([.$C$2:.C621])*4" office:value-type="float" office:value="3.21290322580645" calcext:value-type="float">
            <text:p>3.212903</text:p>
          </table:table-cell>
          <table:table-cell table:formula="of:=STDEV([.$C$2:.C621])*4" office:value-type="float" office:value="1.59152479400765" calcext:value-type="float">
            <text:p>1.591525</text:p>
          </table:table-cell>
          <table:table-cell table:number-columns-repeated="2"/>
        </table:table-row>
        <table:table-row table:style-name="ro1">
          <table:table-cell office:value-type="float" office:value="0.460632465904216" calcext:value-type="float">
            <text:p>0.460632465904216</text:p>
          </table:table-cell>
          <table:table-cell office:value-type="float" office:value="0.943106243778732" calcext:value-type="float">
            <text:p>0.943106243778732</text:p>
          </table:table-cell>
          <table:table-cell table:formula="of:=IF(([.A622]-0.5)^2+([.B622]-0.5)^2&lt;=0.5^2;1;0)" office:value-type="float" office:value="1" calcext:value-type="float">
            <text:p>1</text:p>
          </table:table-cell>
          <table:table-cell table:formula="of:=AVERAGE([.$C$2:.C622])*4" office:value-type="float" office:value="3.21417069243156" calcext:value-type="float">
            <text:p>3.214171</text:p>
          </table:table-cell>
          <table:table-cell table:formula="of:=STDEV([.$C$2:.C622])*4" office:value-type="float" office:value="1.59055442651935" calcext:value-type="float">
            <text:p>1.590554</text:p>
          </table:table-cell>
          <table:table-cell table:number-columns-repeated="2"/>
        </table:table-row>
        <table:table-row table:style-name="ro1">
          <table:table-cell office:value-type="float" office:value="0.335328396302371" calcext:value-type="float">
            <text:p>0.335328396302371</text:p>
          </table:table-cell>
          <table:table-cell office:value-type="float" office:value="0.396594570714874" calcext:value-type="float">
            <text:p>0.396594570714874</text:p>
          </table:table-cell>
          <table:table-cell table:formula="of:=IF(([.A623]-0.5)^2+([.B623]-0.5)^2&lt;=0.5^2;1;0)" office:value-type="float" office:value="1" calcext:value-type="float">
            <text:p>1</text:p>
          </table:table-cell>
          <table:table-cell table:formula="of:=AVERAGE([.$C$2:.C623])*4" office:value-type="float" office:value="3.21543408360129" calcext:value-type="float">
            <text:p>3.215434</text:p>
          </table:table-cell>
          <table:table-cell table:formula="of:=STDEV([.$C$2:.C623])*4" office:value-type="float" office:value="1.58958558733035" calcext:value-type="float">
            <text:p>1.589586</text:p>
          </table:table-cell>
          <table:table-cell table:number-columns-repeated="2"/>
        </table:table-row>
        <table:table-row table:style-name="ro1">
          <table:table-cell office:value-type="float" office:value="0.158029670831764" calcext:value-type="float">
            <text:p>0.158029670831764</text:p>
          </table:table-cell>
          <table:table-cell office:value-type="float" office:value="0.873759251965049" calcext:value-type="float">
            <text:p>0.873759251965049</text:p>
          </table:table-cell>
          <table:table-cell table:formula="of:=IF(([.A624]-0.5)^2+([.B624]-0.5)^2&lt;=0.5^2;1;0)" office:value-type="float" office:value="0" calcext:value-type="float">
            <text:p>0</text:p>
          </table:table-cell>
          <table:table-cell table:formula="of:=AVERAGE([.$C$2:.C624])*4" office:value-type="float" office:value="3.21027287319422" calcext:value-type="float">
            <text:p>3.210273</text:p>
          </table:table-cell>
          <table:table-cell table:formula="of:=STDEV([.$C$2:.C624])*4" office:value-type="float" office:value="1.59352299019369" calcext:value-type="float">
            <text:p>1.593523</text:p>
          </table:table-cell>
          <table:table-cell table:number-columns-repeated="2"/>
        </table:table-row>
        <table:table-row table:style-name="ro1">
          <table:table-cell office:value-type="float" office:value="0.332374658583421" calcext:value-type="float">
            <text:p>0.332374658583421</text:p>
          </table:table-cell>
          <table:table-cell office:value-type="float" office:value="0.836713500964906" calcext:value-type="float">
            <text:p>0.836713500964906</text:p>
          </table:table-cell>
          <table:table-cell table:formula="of:=IF(([.A625]-0.5)^2+([.B625]-0.5)^2&lt;=0.5^2;1;0)" office:value-type="float" office:value="1" calcext:value-type="float">
            <text:p>1</text:p>
          </table:table-cell>
          <table:table-cell table:formula="of:=AVERAGE([.$C$2:.C625])*4" office:value-type="float" office:value="3.21153846153846" calcext:value-type="float">
            <text:p>3.211538</text:p>
          </table:table-cell>
          <table:table-cell table:formula="of:=STDEV([.$C$2:.C625])*4" office:value-type="float" office:value="1.59255739044376" calcext:value-type="float">
            <text:p>1.592557</text:p>
          </table:table-cell>
          <table:table-cell table:number-columns-repeated="2"/>
        </table:table-row>
        <table:table-row table:style-name="ro1">
          <table:table-cell office:value-type="float" office:value="0.434759488034043" calcext:value-type="float">
            <text:p>0.434759488034043</text:p>
          </table:table-cell>
          <table:table-cell office:value-type="float" office:value="0.695588452224235" calcext:value-type="float">
            <text:p>0.695588452224235</text:p>
          </table:table-cell>
          <table:table-cell table:formula="of:=IF(([.A626]-0.5)^2+([.B626]-0.5)^2&lt;=0.5^2;1;0)" office:value-type="float" office:value="1" calcext:value-type="float">
            <text:p>1</text:p>
          </table:table-cell>
          <table:table-cell table:formula="of:=AVERAGE([.$C$2:.C626])*4" office:value-type="float" office:value="3.2128" calcext:value-type="float">
            <text:p>3.212800</text:p>
          </table:table-cell>
          <table:table-cell table:formula="of:=STDEV([.$C$2:.C626])*4" office:value-type="float" office:value="1.59159329942333" calcext:value-type="float">
            <text:p>1.591593</text:p>
          </table:table-cell>
          <table:table-cell table:number-columns-repeated="2"/>
        </table:table-row>
        <table:table-row table:style-name="ro1">
          <table:table-cell office:value-type="float" office:value="0.287373656966868" calcext:value-type="float">
            <text:p>0.287373656966868</text:p>
          </table:table-cell>
          <table:table-cell office:value-type="float" office:value="0.228286106510411" calcext:value-type="float">
            <text:p>0.228286106510411</text:p>
          </table:table-cell>
          <table:table-cell table:formula="of:=IF(([.A627]-0.5)^2+([.B627]-0.5)^2&lt;=0.5^2;1;0)" office:value-type="float" office:value="1" calcext:value-type="float">
            <text:p>1</text:p>
          </table:table-cell>
          <table:table-cell table:formula="of:=AVERAGE([.$C$2:.C627])*4" office:value-type="float" office:value="3.21405750798722" calcext:value-type="float">
            <text:p>3.214058</text:p>
          </table:table-cell>
          <table:table-cell table:formula="of:=STDEV([.$C$2:.C627])*4" office:value-type="float" office:value="1.59063071461842" calcext:value-type="float">
            <text:p>1.590631</text:p>
          </table:table-cell>
          <table:table-cell table:number-columns-repeated="2"/>
        </table:table-row>
        <table:table-row table:style-name="ro1">
          <table:table-cell office:value-type="float" office:value="0.0225528805100212" calcext:value-type="float">
            <text:p>0.0225528805100212</text:p>
          </table:table-cell>
          <table:table-cell office:value-type="float" office:value="0.487970052130021" calcext:value-type="float">
            <text:p>0.487970052130021</text:p>
          </table:table-cell>
          <table:table-cell table:formula="of:=IF(([.A628]-0.5)^2+([.B628]-0.5)^2&lt;=0.5^2;1;0)" office:value-type="float" office:value="1" calcext:value-type="float">
            <text:p>1</text:p>
          </table:table-cell>
          <table:table-cell table:formula="of:=AVERAGE([.$C$2:.C628])*4" office:value-type="float" office:value="3.21531100478469" calcext:value-type="float">
            <text:p>3.215311</text:p>
          </table:table-cell>
          <table:table-cell table:formula="of:=STDEV([.$C$2:.C628])*4" office:value-type="float" office:value="1.58966963350773" calcext:value-type="float">
            <text:p>1.589670</text:p>
          </table:table-cell>
          <table:table-cell table:number-columns-repeated="2"/>
        </table:table-row>
        <table:table-row table:style-name="ro1">
          <table:table-cell office:value-type="float" office:value="0.198126676382039" calcext:value-type="float">
            <text:p>0.198126676382039</text:p>
          </table:table-cell>
          <table:table-cell office:value-type="float" office:value="0.155806965620268" calcext:value-type="float">
            <text:p>0.155806965620268</text:p>
          </table:table-cell>
          <table:table-cell table:formula="of:=IF(([.A629]-0.5)^2+([.B629]-0.5)^2&lt;=0.5^2;1;0)" office:value-type="float" office:value="1" calcext:value-type="float">
            <text:p>1</text:p>
          </table:table-cell>
          <table:table-cell table:formula="of:=AVERAGE([.$C$2:.C629])*4" office:value-type="float" office:value="3.21656050955414" calcext:value-type="float">
            <text:p>3.216561</text:p>
          </table:table-cell>
          <table:table-cell table:formula="of:=STDEV([.$C$2:.C629])*4" office:value-type="float" office:value="1.58871005356273" calcext:value-type="float">
            <text:p>1.588710</text:p>
          </table:table-cell>
          <table:table-cell table:number-columns-repeated="2"/>
        </table:table-row>
        <table:table-row table:style-name="ro1">
          <table:table-cell office:value-type="float" office:value="0.507952084496956" calcext:value-type="float">
            <text:p>0.507952084496956</text:p>
          </table:table-cell>
          <table:table-cell office:value-type="float" office:value="0.370174093618282" calcext:value-type="float">
            <text:p>0.370174093618282</text:p>
          </table:table-cell>
          <table:table-cell table:formula="of:=IF(([.A630]-0.5)^2+([.B630]-0.5)^2&lt;=0.5^2;1;0)" office:value-type="float" office:value="1" calcext:value-type="float">
            <text:p>1</text:p>
          </table:table-cell>
          <table:table-cell table:formula="of:=AVERAGE([.$C$2:.C630])*4" office:value-type="float" office:value="3.21780604133545" calcext:value-type="float">
            <text:p>3.217806</text:p>
          </table:table-cell>
          <table:table-cell table:formula="of:=STDEV([.$C$2:.C630])*4" office:value-type="float" office:value="1.58775197224801" calcext:value-type="float">
            <text:p>1.587752</text:p>
          </table:table-cell>
          <table:table-cell table:number-columns-repeated="2"/>
        </table:table-row>
        <table:table-row table:style-name="ro1">
          <table:table-cell office:value-type="float" office:value="0.216138067613809" calcext:value-type="float">
            <text:p>0.216138067613809</text:p>
          </table:table-cell>
          <table:table-cell office:value-type="float" office:value="0.0375559637469541" calcext:value-type="float">
            <text:p>0.0375559637469541</text:p>
          </table:table-cell>
          <table:table-cell table:formula="of:=IF(([.A631]-0.5)^2+([.B631]-0.5)^2&lt;=0.5^2;1;0)" office:value-type="float" office:value="0" calcext:value-type="float">
            <text:p>0</text:p>
          </table:table-cell>
          <table:table-cell table:formula="of:=AVERAGE([.$C$2:.C631])*4" office:value-type="float" office:value="3.21269841269841" calcext:value-type="float">
            <text:p>3.212698</text:p>
          </table:table-cell>
          <table:table-cell table:formula="of:=STDEV([.$C$2:.C631])*4" office:value-type="float" office:value="1.59166070629769" calcext:value-type="float">
            <text:p>1.591661</text:p>
          </table:table-cell>
          <table:table-cell table:number-columns-repeated="2"/>
        </table:table-row>
        <table:table-row table:style-name="ro1">
          <table:table-cell office:value-type="float" office:value="0.296115652002179" calcext:value-type="float">
            <text:p>0.296115652002179</text:p>
          </table:table-cell>
          <table:table-cell office:value-type="float" office:value="0.465066419695674" calcext:value-type="float">
            <text:p>0.465066419695674</text:p>
          </table:table-cell>
          <table:table-cell table:formula="of:=IF(([.A632]-0.5)^2+([.B632]-0.5)^2&lt;=0.5^2;1;0)" office:value-type="float" office:value="1" calcext:value-type="float">
            <text:p>1</text:p>
          </table:table-cell>
          <table:table-cell table:formula="of:=AVERAGE([.$C$2:.C632])*4" office:value-type="float" office:value="3.21394611727417" calcext:value-type="float">
            <text:p>3.213946</text:p>
          </table:table-cell>
          <table:table-cell table:formula="of:=STDEV([.$C$2:.C632])*4" office:value-type="float" office:value="1.59070578034774" calcext:value-type="float">
            <text:p>1.590706</text:p>
          </table:table-cell>
          <table:table-cell table:number-columns-repeated="2"/>
        </table:table-row>
        <table:table-row table:style-name="ro1">
          <table:table-cell office:value-type="float" office:value="0.971632876068101" calcext:value-type="float">
            <text:p>0.971632876068101</text:p>
          </table:table-cell>
          <table:table-cell office:value-type="float" office:value="0.0689623975725254" calcext:value-type="float">
            <text:p>0.0689623975725254</text:p>
          </table:table-cell>
          <table:table-cell table:formula="of:=IF(([.A633]-0.5)^2+([.B633]-0.5)^2&lt;=0.5^2;1;0)" office:value-type="float" office:value="0" calcext:value-type="float">
            <text:p>0</text:p>
          </table:table-cell>
          <table:table-cell table:formula="of:=AVERAGE([.$C$2:.C633])*4" office:value-type="float" office:value="3.20886075949367" calcext:value-type="float">
            <text:p>3.208861</text:p>
          </table:table-cell>
          <table:table-cell table:formula="of:=STDEV([.$C$2:.C633])*4" office:value-type="float" office:value="1.59457796618684" calcext:value-type="float">
            <text:p>1.594578</text:p>
          </table:table-cell>
          <table:table-cell table:number-columns-repeated="2"/>
        </table:table-row>
        <table:table-row table:style-name="ro1">
          <table:table-cell office:value-type="float" office:value="0.259025827495639" calcext:value-type="float">
            <text:p>0.259025827495639</text:p>
          </table:table-cell>
          <table:table-cell office:value-type="float" office:value="0.62152005861828" calcext:value-type="float">
            <text:p>0.62152005861828</text:p>
          </table:table-cell>
          <table:table-cell table:formula="of:=IF(([.A634]-0.5)^2+([.B634]-0.5)^2&lt;=0.5^2;1;0)" office:value-type="float" office:value="1" calcext:value-type="float">
            <text:p>1</text:p>
          </table:table-cell>
          <table:table-cell table:formula="of:=AVERAGE([.$C$2:.C634])*4" office:value-type="float" office:value="3.21011058451817" calcext:value-type="float">
            <text:p>3.210111</text:p>
          </table:table-cell>
          <table:table-cell table:formula="of:=STDEV([.$C$2:.C634])*4" office:value-type="float" office:value="1.59362619512138" calcext:value-type="float">
            <text:p>1.593626</text:p>
          </table:table-cell>
          <table:table-cell table:number-columns-repeated="2"/>
        </table:table-row>
        <table:table-row table:style-name="ro1">
          <table:table-cell office:value-type="float" office:value="0.852052309023275" calcext:value-type="float">
            <text:p>0.852052309023275</text:p>
          </table:table-cell>
          <table:table-cell office:value-type="float" office:value="0.432753006527041" calcext:value-type="float">
            <text:p>0.432753006527041</text:p>
          </table:table-cell>
          <table:table-cell table:formula="of:=IF(([.A635]-0.5)^2+([.B635]-0.5)^2&lt;=0.5^2;1;0)" office:value-type="float" office:value="1" calcext:value-type="float">
            <text:p>1</text:p>
          </table:table-cell>
          <table:table-cell table:formula="of:=AVERAGE([.$C$2:.C635])*4" office:value-type="float" office:value="3.21135646687697" calcext:value-type="float">
            <text:p>3.211356</text:p>
          </table:table-cell>
          <table:table-cell table:formula="of:=STDEV([.$C$2:.C635])*4" office:value-type="float" office:value="1.59267588746903" calcext:value-type="float">
            <text:p>1.592676</text:p>
          </table:table-cell>
          <table:table-cell table:number-columns-repeated="2"/>
        </table:table-row>
        <table:table-row table:style-name="ro1">
          <table:table-cell office:value-type="float" office:value="0.243605599693008" calcext:value-type="float">
            <text:p>0.243605599693008</text:p>
          </table:table-cell>
          <table:table-cell office:value-type="float" office:value="0.401692401819535" calcext:value-type="float">
            <text:p>0.401692401819535</text:p>
          </table:table-cell>
          <table:table-cell table:formula="of:=IF(([.A636]-0.5)^2+([.B636]-0.5)^2&lt;=0.5^2;1;0)" office:value-type="float" office:value="1" calcext:value-type="float">
            <text:p>1</text:p>
          </table:table-cell>
          <table:table-cell table:formula="of:=AVERAGE([.$C$2:.C636])*4" office:value-type="float" office:value="3.21259842519685" calcext:value-type="float">
            <text:p>3.212598</text:p>
          </table:table-cell>
          <table:table-cell table:formula="of:=STDEV([.$C$2:.C636])*4" office:value-type="float" office:value="1.5917270408436" calcext:value-type="float">
            <text:p>1.591727</text:p>
          </table:table-cell>
          <table:table-cell table:number-columns-repeated="2"/>
        </table:table-row>
        <table:table-row table:style-name="ro1">
          <table:table-cell office:value-type="float" office:value="0.400646692337093" calcext:value-type="float">
            <text:p>0.400646692337093</text:p>
          </table:table-cell>
          <table:table-cell office:value-type="float" office:value="0.450162614653364" calcext:value-type="float">
            <text:p>0.450162614653364</text:p>
          </table:table-cell>
          <table:table-cell table:formula="of:=IF(([.A637]-0.5)^2+([.B637]-0.5)^2&lt;=0.5^2;1;0)" office:value-type="float" office:value="1" calcext:value-type="float">
            <text:p>1</text:p>
          </table:table-cell>
          <table:table-cell table:formula="of:=AVERAGE([.$C$2:.C637])*4" office:value-type="float" office:value="3.21383647798742" calcext:value-type="float">
            <text:p>3.213836</text:p>
          </table:table-cell>
          <table:table-cell table:formula="of:=STDEV([.$C$2:.C637])*4" office:value-type="float" office:value="1.59077965285174" calcext:value-type="float">
            <text:p>1.590780</text:p>
          </table:table-cell>
          <table:table-cell table:number-columns-repeated="2"/>
        </table:table-row>
        <table:table-row table:style-name="ro1">
          <table:table-cell office:value-type="float" office:value="0.655053812387942" calcext:value-type="float">
            <text:p>0.655053812387942</text:p>
          </table:table-cell>
          <table:table-cell office:value-type="float" office:value="0.9450826398221" calcext:value-type="float">
            <text:p>0.9450826398221</text:p>
          </table:table-cell>
          <table:table-cell table:formula="of:=IF(([.A638]-0.5)^2+([.B638]-0.5)^2&lt;=0.5^2;1;0)" office:value-type="float" office:value="1" calcext:value-type="float">
            <text:p>1</text:p>
          </table:table-cell>
          <table:table-cell table:formula="of:=AVERAGE([.$C$2:.C638])*4" office:value-type="float" office:value="3.21507064364207" calcext:value-type="float">
            <text:p>3.215071</text:p>
          </table:table-cell>
          <table:table-cell table:formula="of:=STDEV([.$C$2:.C638])*4" office:value-type="float" office:value="1.58983372109316" calcext:value-type="float">
            <text:p>1.589834</text:p>
          </table:table-cell>
          <table:table-cell table:number-columns-repeated="2"/>
        </table:table-row>
        <table:table-row table:style-name="ro1">
          <table:table-cell office:value-type="float" office:value="0.748880781061995" calcext:value-type="float">
            <text:p>0.748880781061995</text:p>
          </table:table-cell>
          <table:table-cell office:value-type="float" office:value="0.817260056757384" calcext:value-type="float">
            <text:p>0.817260056757384</text:p>
          </table:table-cell>
          <table:table-cell table:formula="of:=IF(([.A639]-0.5)^2+([.B639]-0.5)^2&lt;=0.5^2;1;0)" office:value-type="float" office:value="1" calcext:value-type="float">
            <text:p>1</text:p>
          </table:table-cell>
          <table:table-cell table:formula="of:=AVERAGE([.$C$2:.C639])*4" office:value-type="float" office:value="3.21630094043887" calcext:value-type="float">
            <text:p>3.216301</text:p>
          </table:table-cell>
          <table:table-cell table:formula="of:=STDEV([.$C$2:.C639])*4" office:value-type="float" office:value="1.5888892431608" calcext:value-type="float">
            <text:p>1.588889</text:p>
          </table:table-cell>
          <table:table-cell table:number-columns-repeated="2"/>
        </table:table-row>
        <table:table-row table:style-name="ro1">
          <table:table-cell office:value-type="float" office:value="0.447694172874705" calcext:value-type="float">
            <text:p>0.447694172874705</text:p>
          </table:table-cell>
          <table:table-cell office:value-type="float" office:value="0.931708284568946" calcext:value-type="float">
            <text:p>0.931708284568946</text:p>
          </table:table-cell>
          <table:table-cell table:formula="of:=IF(([.A640]-0.5)^2+([.B640]-0.5)^2&lt;=0.5^2;1;0)" office:value-type="float" office:value="1" calcext:value-type="float">
            <text:p>1</text:p>
          </table:table-cell>
          <table:table-cell table:formula="of:=AVERAGE([.$C$2:.C640])*4" office:value-type="float" office:value="3.21752738654147" calcext:value-type="float">
            <text:p>3.217527</text:p>
          </table:table-cell>
          <table:table-cell table:formula="of:=STDEV([.$C$2:.C640])*4" office:value-type="float" office:value="1.58794621664108" calcext:value-type="float">
            <text:p>1.587946</text:p>
          </table:table-cell>
          <table:table-cell table:number-columns-repeated="2"/>
        </table:table-row>
        <table:table-row table:style-name="ro1">
          <table:table-cell office:value-type="float" office:value="0.7435920232557" calcext:value-type="float">
            <text:p>0.7435920232557</text:p>
          </table:table-cell>
          <table:table-cell office:value-type="float" office:value="0.447589167782963" calcext:value-type="float">
            <text:p>0.447589167782963</text:p>
          </table:table-cell>
          <table:table-cell table:formula="of:=IF(([.A641]-0.5)^2+([.B641]-0.5)^2&lt;=0.5^2;1;0)" office:value-type="float" office:value="1" calcext:value-type="float">
            <text:p>1</text:p>
          </table:table-cell>
          <table:table-cell table:formula="of:=AVERAGE([.$C$2:.C641])*4" office:value-type="float" office:value="3.21875" calcext:value-type="float">
            <text:p>3.218750</text:p>
          </table:table-cell>
          <table:table-cell table:formula="of:=STDEV([.$C$2:.C641])*4" office:value-type="float" office:value="1.58700463911409" calcext:value-type="float">
            <text:p>1.587005</text:p>
          </table:table-cell>
          <table:table-cell table:number-columns-repeated="2"/>
        </table:table-row>
        <table:table-row table:style-name="ro1">
          <table:table-cell office:value-type="float" office:value="0.991886614303625" calcext:value-type="float">
            <text:p>0.991886614303625</text:p>
          </table:table-cell>
          <table:table-cell office:value-type="float" office:value="0.63476409497959" calcext:value-type="float">
            <text:p>0.63476409497959</text:p>
          </table:table-cell>
          <table:table-cell table:formula="of:=IF(([.A642]-0.5)^2+([.B642]-0.5)^2&lt;=0.5^2;1;0)" office:value-type="float" office:value="0" calcext:value-type="float">
            <text:p>0</text:p>
          </table:table-cell>
          <table:table-cell table:formula="of:=AVERAGE([.$C$2:.C642])*4" office:value-type="float" office:value="3.21372854914197" calcext:value-type="float">
            <text:p>3.213729</text:p>
          </table:table-cell>
          <table:table-cell table:formula="of:=STDEV([.$C$2:.C642])*4" office:value-type="float" office:value="1.59085236035569" calcext:value-type="float">
            <text:p>1.590852</text:p>
          </table:table-cell>
          <table:table-cell table:number-columns-repeated="2"/>
        </table:table-row>
        <table:table-row table:style-name="ro1">
          <table:table-cell office:value-type="float" office:value="0.470391910695943" calcext:value-type="float">
            <text:p>0.470391910695943</text:p>
          </table:table-cell>
          <table:table-cell office:value-type="float" office:value="0.429242116397364" calcext:value-type="float">
            <text:p>0.429242116397364</text:p>
          </table:table-cell>
          <table:table-cell table:formula="of:=IF(([.A643]-0.5)^2+([.B643]-0.5)^2&lt;=0.5^2;1;0)" office:value-type="float" office:value="1" calcext:value-type="float">
            <text:p>1</text:p>
          </table:table-cell>
          <table:table-cell table:formula="of:=AVERAGE([.$C$2:.C643])*4" office:value-type="float" office:value="3.21495327102804" calcext:value-type="float">
            <text:p>3.214953</text:p>
          </table:table-cell>
          <table:table-cell table:formula="of:=STDEV([.$C$2:.C643])*4" office:value-type="float" office:value="1.58991382560564" calcext:value-type="float">
            <text:p>1.589914</text:p>
          </table:table-cell>
          <table:table-cell table:number-columns-repeated="2"/>
        </table:table-row>
        <table:table-row table:style-name="ro1">
          <table:table-cell office:value-type="float" office:value="0.55419023391903" calcext:value-type="float">
            <text:p>0.55419023391903</text:p>
          </table:table-cell>
          <table:table-cell office:value-type="float" office:value="0.244241711323407" calcext:value-type="float">
            <text:p>0.244241711323407</text:p>
          </table:table-cell>
          <table:table-cell table:formula="of:=IF(([.A644]-0.5)^2+([.B644]-0.5)^2&lt;=0.5^2;1;0)" office:value-type="float" office:value="1" calcext:value-type="float">
            <text:p>1</text:p>
          </table:table-cell>
          <table:table-cell table:formula="of:=AVERAGE([.$C$2:.C644])*4" office:value-type="float" office:value="3.21617418351477" calcext:value-type="float">
            <text:p>3.216174</text:p>
          </table:table-cell>
          <table:table-cell table:formula="of:=STDEV([.$C$2:.C644])*4" office:value-type="float" office:value="1.58897672184723" calcext:value-type="float">
            <text:p>1.588977</text:p>
          </table:table-cell>
          <table:table-cell table:number-columns-repeated="2"/>
        </table:table-row>
        <table:table-row table:style-name="ro1">
          <table:table-cell office:value-type="float" office:value="0.94721917430479" calcext:value-type="float">
            <text:p>0.94721917430479</text:p>
          </table:table-cell>
          <table:table-cell office:value-type="float" office:value="0.148753942470428" calcext:value-type="float">
            <text:p>0.148753942470428</text:p>
          </table:table-cell>
          <table:table-cell table:formula="of:=IF(([.A645]-0.5)^2+([.B645]-0.5)^2&lt;=0.5^2;1;0)" office:value-type="float" office:value="0" calcext:value-type="float">
            <text:p>0</text:p>
          </table:table-cell>
          <table:table-cell table:formula="of:=AVERAGE([.$C$2:.C645])*4" office:value-type="float" office:value="3.2111801242236" calcext:value-type="float">
            <text:p>3.211180</text:p>
          </table:table-cell>
          <table:table-cell table:formula="of:=STDEV([.$C$2:.C645])*4" office:value-type="float" office:value="1.59279067046344" calcext:value-type="float">
            <text:p>1.592791</text:p>
          </table:table-cell>
          <table:table-cell table:number-columns-repeated="2"/>
        </table:table-row>
        <table:table-row table:style-name="ro1">
          <table:table-cell office:value-type="float" office:value="0.930043796073361" calcext:value-type="float">
            <text:p>0.930043796073361</text:p>
          </table:table-cell>
          <table:table-cell office:value-type="float" office:value="0.855229469595233" calcext:value-type="float">
            <text:p>0.855229469595233</text:p>
          </table:table-cell>
          <table:table-cell table:formula="of:=IF(([.A646]-0.5)^2+([.B646]-0.5)^2&lt;=0.5^2;1;0)" office:value-type="float" office:value="0" calcext:value-type="float">
            <text:p>0</text:p>
          </table:table-cell>
          <table:table-cell table:formula="of:=AVERAGE([.$C$2:.C646])*4" office:value-type="float" office:value="3.2062015503876" calcext:value-type="float">
            <text:p>3.206202</text:p>
          </table:table-cell>
          <table:table-cell table:formula="of:=STDEV([.$C$2:.C646])*4" office:value-type="float" office:value="1.59656813322667" calcext:value-type="float">
            <text:p>1.596568</text:p>
          </table:table-cell>
          <table:table-cell table:number-columns-repeated="2"/>
        </table:table-row>
        <table:table-row table:style-name="ro1">
          <table:table-cell office:value-type="float" office:value="0.951297628922461" calcext:value-type="float">
            <text:p>0.951297628922461</text:p>
          </table:table-cell>
          <table:table-cell office:value-type="float" office:value="0.37732254107853" calcext:value-type="float">
            <text:p>0.37732254107853</text:p>
          </table:table-cell>
          <table:table-cell table:formula="of:=IF(([.A647]-0.5)^2+([.B647]-0.5)^2&lt;=0.5^2;1;0)" office:value-type="float" office:value="1" calcext:value-type="float">
            <text:p>1</text:p>
          </table:table-cell>
          <table:table-cell table:formula="of:=AVERAGE([.$C$2:.C647])*4" office:value-type="float" office:value="3.20743034055728" calcext:value-type="float">
            <text:p>3.207430</text:p>
          </table:table-cell>
          <table:table-cell table:formula="of:=STDEV([.$C$2:.C647])*4" office:value-type="float" office:value="1.59563568259616" calcext:value-type="float">
            <text:p>1.595636</text:p>
          </table:table-cell>
          <table:table-cell table:number-columns-repeated="2"/>
        </table:table-row>
        <table:table-row table:style-name="ro1">
          <table:table-cell office:value-type="float" office:value="0.53411947488825" calcext:value-type="float">
            <text:p>0.53411947488825</text:p>
          </table:table-cell>
          <table:table-cell office:value-type="float" office:value="0.559254261438253" calcext:value-type="float">
            <text:p>0.559254261438253</text:p>
          </table:table-cell>
          <table:table-cell table:formula="of:=IF(([.A648]-0.5)^2+([.B648]-0.5)^2&lt;=0.5^2;1;0)" office:value-type="float" office:value="1" calcext:value-type="float">
            <text:p>1</text:p>
          </table:table-cell>
          <table:table-cell table:formula="of:=AVERAGE([.$C$2:.C648])*4" office:value-type="float" office:value="3.20865533230294" calcext:value-type="float">
            <text:p>3.208655</text:p>
          </table:table-cell>
          <table:table-cell table:formula="of:=STDEV([.$C$2:.C648])*4" office:value-type="float" office:value="1.59470463221013" calcext:value-type="float">
            <text:p>1.594705</text:p>
          </table:table-cell>
          <table:table-cell table:number-columns-repeated="2"/>
        </table:table-row>
        <table:table-row table:style-name="ro1">
          <table:table-cell office:value-type="float" office:value="0.463389306178085" calcext:value-type="float">
            <text:p>0.463389306178085</text:p>
          </table:table-cell>
          <table:table-cell office:value-type="float" office:value="0.503462981527977" calcext:value-type="float">
            <text:p>0.503462981527977</text:p>
          </table:table-cell>
          <table:table-cell table:formula="of:=IF(([.A649]-0.5)^2+([.B649]-0.5)^2&lt;=0.5^2;1;0)" office:value-type="float" office:value="1" calcext:value-type="float">
            <text:p>1</text:p>
          </table:table-cell>
          <table:table-cell table:formula="of:=AVERAGE([.$C$2:.C649])*4" office:value-type="float" office:value="3.20987654320988" calcext:value-type="float">
            <text:p>3.209877</text:p>
          </table:table-cell>
          <table:table-cell table:formula="of:=STDEV([.$C$2:.C649])*4" office:value-type="float" office:value="1.59377497986227" calcext:value-type="float">
            <text:p>1.593775</text:p>
          </table:table-cell>
          <table:table-cell table:number-columns-repeated="2"/>
        </table:table-row>
        <table:table-row table:style-name="ro1">
          <table:table-cell office:value-type="float" office:value="0.216823949332081" calcext:value-type="float">
            <text:p>0.216823949332081</text:p>
          </table:table-cell>
          <table:table-cell office:value-type="float" office:value="0.93039055104957" calcext:value-type="float">
            <text:p>0.93039055104957</text:p>
          </table:table-cell>
          <table:table-cell table:formula="of:=IF(([.A650]-0.5)^2+([.B650]-0.5)^2&lt;=0.5^2;1;0)" office:value-type="float" office:value="0" calcext:value-type="float">
            <text:p>0</text:p>
          </table:table-cell>
          <table:table-cell table:formula="of:=AVERAGE([.$C$2:.C650])*4" office:value-type="float" office:value="3.20493066255778" calcext:value-type="float">
            <text:p>3.204931</text:p>
          </table:table-cell>
          <table:table-cell table:formula="of:=STDEV([.$C$2:.C650])*4" office:value-type="float" office:value="1.5975213352194" calcext:value-type="float">
            <text:p>1.597521</text:p>
          </table:table-cell>
          <table:table-cell table:number-columns-repeated="2"/>
        </table:table-row>
        <table:table-row table:style-name="ro1">
          <table:table-cell office:value-type="float" office:value="0.877760011580186" calcext:value-type="float">
            <text:p>0.877760011580186</text:p>
          </table:table-cell>
          <table:table-cell office:value-type="float" office:value="0.375456680769003" calcext:value-type="float">
            <text:p>0.375456680769003</text:p>
          </table:table-cell>
          <table:table-cell table:formula="of:=IF(([.A651]-0.5)^2+([.B651]-0.5)^2&lt;=0.5^2;1;0)" office:value-type="float" office:value="1" calcext:value-type="float">
            <text:p>1</text:p>
          </table:table-cell>
          <table:table-cell table:formula="of:=AVERAGE([.$C$2:.C651])*4" office:value-type="float" office:value="3.20615384615385" calcext:value-type="float">
            <text:p>3.206154</text:p>
          </table:table-cell>
          <table:table-cell table:formula="of:=STDEV([.$C$2:.C651])*4" office:value-type="float" office:value="1.59659469315144" calcext:value-type="float">
            <text:p>1.596595</text:p>
          </table:table-cell>
          <table:table-cell table:number-columns-repeated="2"/>
        </table:table-row>
        <table:table-row table:style-name="ro1">
          <table:table-cell office:value-type="float" office:value="0.327083287227257" calcext:value-type="float">
            <text:p>0.327083287227257</text:p>
          </table:table-cell>
          <table:table-cell office:value-type="float" office:value="0.802681922603057" calcext:value-type="float">
            <text:p>0.802681922603057</text:p>
          </table:table-cell>
          <table:table-cell table:formula="of:=IF(([.A652]-0.5)^2+([.B652]-0.5)^2&lt;=0.5^2;1;0)" office:value-type="float" office:value="1" calcext:value-type="float">
            <text:p>1</text:p>
          </table:table-cell>
          <table:table-cell table:formula="of:=AVERAGE([.$C$2:.C652])*4" office:value-type="float" office:value="3.2073732718894" calcext:value-type="float">
            <text:p>3.207373</text:p>
          </table:table-cell>
          <table:table-cell table:formula="of:=STDEV([.$C$2:.C652])*4" office:value-type="float" office:value="1.59566943188067" calcext:value-type="float">
            <text:p>1.595669</text:p>
          </table:table-cell>
          <table:table-cell table:number-columns-repeated="2"/>
        </table:table-row>
        <table:table-row table:style-name="ro1">
          <table:table-cell office:value-type="float" office:value="0.608400058361613" calcext:value-type="float">
            <text:p>0.608400058361613</text:p>
          </table:table-cell>
          <table:table-cell office:value-type="float" office:value="0.780601399370992" calcext:value-type="float">
            <text:p>0.780601399370992</text:p>
          </table:table-cell>
          <table:table-cell table:formula="of:=IF(([.A653]-0.5)^2+([.B653]-0.5)^2&lt;=0.5^2;1;0)" office:value-type="float" office:value="1" calcext:value-type="float">
            <text:p>1</text:p>
          </table:table-cell>
          <table:table-cell table:formula="of:=AVERAGE([.$C$2:.C653])*4" office:value-type="float" office:value="3.20858895705522" calcext:value-type="float">
            <text:p>3.208589</text:p>
          </table:table-cell>
          <table:table-cell table:formula="of:=STDEV([.$C$2:.C653])*4" office:value-type="float" office:value="1.59474554925935" calcext:value-type="float">
            <text:p>1.594746</text:p>
          </table:table-cell>
          <table:table-cell table:number-columns-repeated="2"/>
        </table:table-row>
        <table:table-row table:style-name="ro1">
          <table:table-cell office:value-type="float" office:value="0.964347852270604" calcext:value-type="float">
            <text:p>0.964347852270604</text:p>
          </table:table-cell>
          <table:table-cell office:value-type="float" office:value="0.110937903257292" calcext:value-type="float">
            <text:p>0.110937903257292</text:p>
          </table:table-cell>
          <table:table-cell table:formula="of:=IF(([.A654]-0.5)^2+([.B654]-0.5)^2&lt;=0.5^2;1;0)" office:value-type="float" office:value="0" calcext:value-type="float">
            <text:p>0</text:p>
          </table:table-cell>
          <table:table-cell table:formula="of:=AVERAGE([.$C$2:.C654])*4" office:value-type="float" office:value="3.20367534456355" calcext:value-type="float">
            <text:p>3.203675</text:p>
          </table:table-cell>
          <table:table-cell table:formula="of:=STDEV([.$C$2:.C654])*4" office:value-type="float" office:value="1.59846129001117" calcext:value-type="float">
            <text:p>1.598461</text:p>
          </table:table-cell>
          <table:table-cell table:number-columns-repeated="2"/>
        </table:table-row>
        <table:table-row table:style-name="ro1">
          <table:table-cell office:value-type="float" office:value="0.2523773389161" calcext:value-type="float">
            <text:p>0.2523773389161</text:p>
          </table:table-cell>
          <table:table-cell office:value-type="float" office:value="0.0590031510136014" calcext:value-type="float">
            <text:p>0.0590031510136014</text:p>
          </table:table-cell>
          <table:table-cell table:formula="of:=IF(([.A655]-0.5)^2+([.B655]-0.5)^2&lt;=0.5^2;1;0)" office:value-type="float" office:value="0" calcext:value-type="float">
            <text:p>0</text:p>
          </table:table-cell>
          <table:table-cell table:formula="of:=AVERAGE([.$C$2:.C655])*4" office:value-type="float" office:value="3.19877675840979" calcext:value-type="float">
            <text:p>3.198777</text:p>
          </table:table-cell>
          <table:table-cell table:formula="of:=STDEV([.$C$2:.C655])*4" office:value-type="float" office:value="1.60214204881273" calcext:value-type="float">
            <text:p>1.602142</text:p>
          </table:table-cell>
          <table:table-cell table:number-columns-repeated="2"/>
        </table:table-row>
        <table:table-row table:style-name="ro1">
          <table:table-cell office:value-type="float" office:value="0.943640625023963" calcext:value-type="float">
            <text:p>0.943640625023963</text:p>
          </table:table-cell>
          <table:table-cell office:value-type="float" office:value="0.00369847959049474" calcext:value-type="float">
            <text:p>0.00369847959049474</text:p>
          </table:table-cell>
          <table:table-cell table:formula="of:=IF(([.A656]-0.5)^2+([.B656]-0.5)^2&lt;=0.5^2;1;0)" office:value-type="float" office:value="0" calcext:value-type="float">
            <text:p>0</text:p>
          </table:table-cell>
          <table:table-cell table:formula="of:=AVERAGE([.$C$2:.C656])*4" office:value-type="float" office:value="3.19389312977099" calcext:value-type="float">
            <text:p>3.193893</text:p>
          </table:table-cell>
          <table:table-cell table:formula="of:=STDEV([.$C$2:.C656])*4" office:value-type="float" office:value="1.60578825543189" calcext:value-type="float">
            <text:p>1.605788</text:p>
          </table:table-cell>
          <table:table-cell table:number-columns-repeated="2"/>
        </table:table-row>
        <table:table-row table:style-name="ro1">
          <table:table-cell office:value-type="float" office:value="0.937415864478532" calcext:value-type="float">
            <text:p>0.937415864478532</text:p>
          </table:table-cell>
          <table:table-cell office:value-type="float" office:value="0.632531577083987" calcext:value-type="float">
            <text:p>0.632531577083987</text:p>
          </table:table-cell>
          <table:table-cell table:formula="of:=IF(([.A657]-0.5)^2+([.B657]-0.5)^2&lt;=0.5^2;1;0)" office:value-type="float" office:value="1" calcext:value-type="float">
            <text:p>1</text:p>
          </table:table-cell>
          <table:table-cell table:formula="of:=AVERAGE([.$C$2:.C657])*4" office:value-type="float" office:value="3.19512195121951" calcext:value-type="float">
            <text:p>3.195122</text:p>
          </table:table-cell>
          <table:table-cell table:formula="of:=STDEV([.$C$2:.C657])*4" office:value-type="float" office:value="1.60487063531536" calcext:value-type="float">
            <text:p>1.604871</text:p>
          </table:table-cell>
          <table:table-cell table:number-columns-repeated="2"/>
        </table:table-row>
        <table:table-row table:style-name="ro1">
          <table:table-cell office:value-type="float" office:value="0.473992636684628" calcext:value-type="float">
            <text:p>0.473992636684628</text:p>
          </table:table-cell>
          <table:table-cell office:value-type="float" office:value="0.0844035518536981" calcext:value-type="float">
            <text:p>0.0844035518536981</text:p>
          </table:table-cell>
          <table:table-cell table:formula="of:=IF(([.A658]-0.5)^2+([.B658]-0.5)^2&lt;=0.5^2;1;0)" office:value-type="float" office:value="1" calcext:value-type="float">
            <text:p>1</text:p>
          </table:table-cell>
          <table:table-cell table:formula="of:=AVERAGE([.$C$2:.C658])*4" office:value-type="float" office:value="3.19634703196347" calcext:value-type="float">
            <text:p>3.196347</text:p>
          </table:table-cell>
          <table:table-cell table:formula="of:=STDEV([.$C$2:.C658])*4" office:value-type="float" office:value="1.60395435169211" calcext:value-type="float">
            <text:p>1.603954</text:p>
          </table:table-cell>
          <table:table-cell table:number-columns-repeated="2"/>
        </table:table-row>
        <table:table-row table:style-name="ro1">
          <table:table-cell office:value-type="float" office:value="0.632297018632987" calcext:value-type="float">
            <text:p>0.632297018632987</text:p>
          </table:table-cell>
          <table:table-cell office:value-type="float" office:value="0.452633632268192" calcext:value-type="float">
            <text:p>0.452633632268192</text:p>
          </table:table-cell>
          <table:table-cell table:formula="of:=IF(([.A659]-0.5)^2+([.B659]-0.5)^2&lt;=0.5^2;1;0)" office:value-type="float" office:value="1" calcext:value-type="float">
            <text:p>1</text:p>
          </table:table-cell>
          <table:table-cell table:formula="of:=AVERAGE([.$C$2:.C659])*4" office:value-type="float" office:value="3.19756838905775" calcext:value-type="float">
            <text:p>3.197568</text:p>
          </table:table-cell>
          <table:table-cell table:formula="of:=STDEV([.$C$2:.C659])*4" office:value-type="float" office:value="1.60303940262429" calcext:value-type="float">
            <text:p>1.603039</text:p>
          </table:table-cell>
          <table:table-cell table:number-columns-repeated="2"/>
        </table:table-row>
        <table:table-row table:style-name="ro1">
          <table:table-cell office:value-type="float" office:value="0.714818260479743" calcext:value-type="float">
            <text:p>0.714818260479743</text:p>
          </table:table-cell>
          <table:table-cell office:value-type="float" office:value="0.0396028016526497" calcext:value-type="float">
            <text:p>0.0396028016526497</text:p>
          </table:table-cell>
          <table:table-cell table:formula="of:=IF(([.A660]-0.5)^2+([.B660]-0.5)^2&lt;=0.5^2;1;0)" office:value-type="float" office:value="0" calcext:value-type="float">
            <text:p>0</text:p>
          </table:table-cell>
          <table:table-cell table:formula="of:=AVERAGE([.$C$2:.C660])*4" office:value-type="float" office:value="3.19271623672231" calcext:value-type="float">
            <text:p>3.192716</text:p>
          </table:table-cell>
          <table:table-cell table:formula="of:=STDEV([.$C$2:.C660])*4" office:value-type="float" office:value="1.60665647929368" calcext:value-type="float">
            <text:p>1.606656</text:p>
          </table:table-cell>
          <table:table-cell table:number-columns-repeated="2"/>
        </table:table-row>
        <table:table-row table:style-name="ro1">
          <table:table-cell office:value-type="float" office:value="0.817494020542581" calcext:value-type="float">
            <text:p>0.817494020542581</text:p>
          </table:table-cell>
          <table:table-cell office:value-type="float" office:value="0.820084051457233" calcext:value-type="float">
            <text:p>0.820084051457233</text:p>
          </table:table-cell>
          <table:table-cell table:formula="of:=IF(([.A661]-0.5)^2+([.B661]-0.5)^2&lt;=0.5^2;1;0)" office:value-type="float" office:value="1" calcext:value-type="float">
            <text:p>1</text:p>
          </table:table-cell>
          <table:table-cell table:formula="of:=AVERAGE([.$C$2:.C661])*4" office:value-type="float" office:value="3.19393939393939" calcext:value-type="float">
            <text:p>3.193939</text:p>
          </table:table-cell>
          <table:table-cell table:formula="of:=STDEV([.$C$2:.C661])*4" office:value-type="float" office:value="1.60574450446523" calcext:value-type="float">
            <text:p>1.605745</text:p>
          </table:table-cell>
          <table:table-cell table:number-columns-repeated="2"/>
        </table:table-row>
        <table:table-row table:style-name="ro1">
          <table:table-cell office:value-type="float" office:value="0.0576416555575385" calcext:value-type="float">
            <text:p>0.0576416555575385</text:p>
          </table:table-cell>
          <table:table-cell office:value-type="float" office:value="0.634153404265135" calcext:value-type="float">
            <text:p>0.634153404265135</text:p>
          </table:table-cell>
          <table:table-cell table:formula="of:=IF(([.A662]-0.5)^2+([.B662]-0.5)^2&lt;=0.5^2;1;0)" office:value-type="float" office:value="1" calcext:value-type="float">
            <text:p>1</text:p>
          </table:table-cell>
          <table:table-cell table:formula="of:=AVERAGE([.$C$2:.C662])*4" office:value-type="float" office:value="3.19515885022693" calcext:value-type="float">
            <text:p>3.195159</text:p>
          </table:table-cell>
          <table:table-cell table:formula="of:=STDEV([.$C$2:.C662])*4" office:value-type="float" office:value="1.60483384787144" calcext:value-type="float">
            <text:p>1.604834</text:p>
          </table:table-cell>
          <table:table-cell table:number-columns-repeated="2"/>
        </table:table-row>
        <table:table-row table:style-name="ro1">
          <table:table-cell office:value-type="float" office:value="0.459698938489877" calcext:value-type="float">
            <text:p>0.459698938489877</text:p>
          </table:table-cell>
          <table:table-cell office:value-type="float" office:value="0.091590779291001" calcext:value-type="float">
            <text:p>0.091590779291001</text:p>
          </table:table-cell>
          <table:table-cell table:formula="of:=IF(([.A663]-0.5)^2+([.B663]-0.5)^2&lt;=0.5^2;1;0)" office:value-type="float" office:value="1" calcext:value-type="float">
            <text:p>1</text:p>
          </table:table-cell>
          <table:table-cell table:formula="of:=AVERAGE([.$C$2:.C663])*4" office:value-type="float" office:value="3.1963746223565" calcext:value-type="float">
            <text:p>3.196375</text:p>
          </table:table-cell>
          <table:table-cell table:formula="of:=STDEV([.$C$2:.C663])*4" office:value-type="float" office:value="1.60392450762587" calcext:value-type="float">
            <text:p>1.603925</text:p>
          </table:table-cell>
          <table:table-cell table:number-columns-repeated="2"/>
        </table:table-row>
        <table:table-row table:style-name="ro1">
          <table:table-cell office:value-type="float" office:value="0.6831234087858" calcext:value-type="float">
            <text:p>0.6831234087858</text:p>
          </table:table-cell>
          <table:table-cell office:value-type="float" office:value="0.776471451775797" calcext:value-type="float">
            <text:p>0.776471451775797</text:p>
          </table:table-cell>
          <table:table-cell table:formula="of:=IF(([.A664]-0.5)^2+([.B664]-0.5)^2&lt;=0.5^2;1;0)" office:value-type="float" office:value="1" calcext:value-type="float">
            <text:p>1</text:p>
          </table:table-cell>
          <table:table-cell table:formula="of:=AVERAGE([.$C$2:.C664])*4" office:value-type="float" office:value="3.19758672699849" calcext:value-type="float">
            <text:p>3.197587</text:p>
          </table:table-cell>
          <table:table-cell table:formula="of:=STDEV([.$C$2:.C664])*4" office:value-type="float" office:value="1.60301648183417" calcext:value-type="float">
            <text:p>1.603016</text:p>
          </table:table-cell>
          <table:table-cell table:number-columns-repeated="2"/>
        </table:table-row>
        <table:table-row table:style-name="ro1">
          <table:table-cell office:value-type="float" office:value="0.510796925498407" calcext:value-type="float">
            <text:p>0.510796925498407</text:p>
          </table:table-cell>
          <table:table-cell office:value-type="float" office:value="0.206401064730921" calcext:value-type="float">
            <text:p>0.206401064730921</text:p>
          </table:table-cell>
          <table:table-cell table:formula="of:=IF(([.A665]-0.5)^2+([.B665]-0.5)^2&lt;=0.5^2;1;0)" office:value-type="float" office:value="1" calcext:value-type="float">
            <text:p>1</text:p>
          </table:table-cell>
          <table:table-cell table:formula="of:=AVERAGE([.$C$2:.C665])*4" office:value-type="float" office:value="3.19879518072289" calcext:value-type="float">
            <text:p>3.198795</text:p>
          </table:table-cell>
          <table:table-cell table:formula="of:=STDEV([.$C$2:.C665])*4" office:value-type="float" office:value="1.60210976859432" calcext:value-type="float">
            <text:p>1.602110</text:p>
          </table:table-cell>
          <table:table-cell table:number-columns-repeated="2"/>
        </table:table-row>
        <table:table-row table:style-name="ro1">
          <table:table-cell office:value-type="float" office:value="0.491605378521361" calcext:value-type="float">
            <text:p>0.491605378521361</text:p>
          </table:table-cell>
          <table:table-cell office:value-type="float" office:value="0.585237005804208" calcext:value-type="float">
            <text:p>0.585237005804208</text:p>
          </table:table-cell>
          <table:table-cell table:formula="of:=IF(([.A666]-0.5)^2+([.B666]-0.5)^2&lt;=0.5^2;1;0)" office:value-type="float" office:value="1" calcext:value-type="float">
            <text:p>1</text:p>
          </table:table-cell>
          <table:table-cell table:formula="of:=AVERAGE([.$C$2:.C666])*4" office:value-type="float" office:value="3.2" calcext:value-type="float">
            <text:p>3.200000</text:p>
          </table:table-cell>
          <table:table-cell table:formula="of:=STDEV([.$C$2:.C666])*4" office:value-type="float" office:value="1.60120436599666" calcext:value-type="float">
            <text:p>1.601204</text:p>
          </table:table-cell>
          <table:table-cell table:number-columns-repeated="2"/>
        </table:table-row>
        <table:table-row table:style-name="ro1">
          <table:table-cell office:value-type="float" office:value="0.987367669652079" calcext:value-type="float">
            <text:p>0.987367669652079</text:p>
          </table:table-cell>
          <table:table-cell office:value-type="float" office:value="0.136244320558551" calcext:value-type="float">
            <text:p>0.136244320558551</text:p>
          </table:table-cell>
          <table:table-cell table:formula="of:=IF(([.A667]-0.5)^2+([.B667]-0.5)^2&lt;=0.5^2;1;0)" office:value-type="float" office:value="0" calcext:value-type="float">
            <text:p>0</text:p>
          </table:table-cell>
          <table:table-cell table:formula="of:=AVERAGE([.$C$2:.C667])*4" office:value-type="float" office:value="3.1951951951952" calcext:value-type="float">
            <text:p>3.195195</text:p>
          </table:table-cell>
          <table:table-cell table:formula="of:=STDEV([.$C$2:.C667])*4" office:value-type="float" office:value="1.60479761196713" calcext:value-type="float">
            <text:p>1.604798</text:p>
          </table:table-cell>
          <table:table-cell table:number-columns-repeated="2"/>
        </table:table-row>
        <table:table-row table:style-name="ro1">
          <table:table-cell office:value-type="float" office:value="0.906977299833172" calcext:value-type="float">
            <text:p>0.906977299833172</text:p>
          </table:table-cell>
          <table:table-cell office:value-type="float" office:value="0.920634708806782" calcext:value-type="float">
            <text:p>0.920634708806782</text:p>
          </table:table-cell>
          <table:table-cell table:formula="of:=IF(([.A668]-0.5)^2+([.B668]-0.5)^2&lt;=0.5^2;1;0)" office:value-type="float" office:value="0" calcext:value-type="float">
            <text:p>0</text:p>
          </table:table-cell>
          <table:table-cell table:formula="of:=AVERAGE([.$C$2:.C668])*4" office:value-type="float" office:value="3.1904047976012" calcext:value-type="float">
            <text:p>3.190405</text:p>
          </table:table-cell>
          <table:table-cell table:formula="of:=STDEV([.$C$2:.C668])*4" office:value-type="float" office:value="1.60835776516226" calcext:value-type="float">
            <text:p>1.608358</text:p>
          </table:table-cell>
          <table:table-cell table:number-columns-repeated="2"/>
        </table:table-row>
        <table:table-row table:style-name="ro1">
          <table:table-cell office:value-type="float" office:value="0.951634713025477" calcext:value-type="float">
            <text:p>0.951634713025477</text:p>
          </table:table-cell>
          <table:table-cell office:value-type="float" office:value="0.880751073503356" calcext:value-type="float">
            <text:p>0.880751073503356</text:p>
          </table:table-cell>
          <table:table-cell table:formula="of:=IF(([.A669]-0.5)^2+([.B669]-0.5)^2&lt;=0.5^2;1;0)" office:value-type="float" office:value="0" calcext:value-type="float">
            <text:p>0</text:p>
          </table:table-cell>
          <table:table-cell table:formula="of:=AVERAGE([.$C$2:.C669])*4" office:value-type="float" office:value="3.18562874251497" calcext:value-type="float">
            <text:p>3.185629</text:p>
          </table:table-cell>
          <table:table-cell table:formula="of:=STDEV([.$C$2:.C669])*4" office:value-type="float" office:value="1.61188522138171" calcext:value-type="float">
            <text:p>1.611885</text:p>
          </table:table-cell>
          <table:table-cell table:number-columns-repeated="2"/>
        </table:table-row>
        <table:table-row table:style-name="ro1">
          <table:table-cell office:value-type="float" office:value="0.148596305710334" calcext:value-type="float">
            <text:p>0.148596305710334</text:p>
          </table:table-cell>
          <table:table-cell office:value-type="float" office:value="0.443678349530184" calcext:value-type="float">
            <text:p>0.443678349530184</text:p>
          </table:table-cell>
          <table:table-cell table:formula="of:=IF(([.A670]-0.5)^2+([.B670]-0.5)^2&lt;=0.5^2;1;0)" office:value-type="float" office:value="1" calcext:value-type="float">
            <text:p>1</text:p>
          </table:table-cell>
          <table:table-cell table:formula="of:=AVERAGE([.$C$2:.C670])*4" office:value-type="float" office:value="3.18684603886398" calcext:value-type="float">
            <text:p>3.186846</text:p>
          </table:table-cell>
          <table:table-cell table:formula="of:=STDEV([.$C$2:.C670])*4" office:value-type="float" office:value="1.61098597637622" calcext:value-type="float">
            <text:p>1.610986</text:p>
          </table:table-cell>
          <table:table-cell table:number-columns-repeated="2"/>
        </table:table-row>
        <table:table-row table:style-name="ro1">
          <table:table-cell office:value-type="float" office:value="0.414111099391575" calcext:value-type="float">
            <text:p>0.414111099391575</text:p>
          </table:table-cell>
          <table:table-cell office:value-type="float" office:value="0.701485383336281" calcext:value-type="float">
            <text:p>0.701485383336281</text:p>
          </table:table-cell>
          <table:table-cell table:formula="of:=IF(([.A671]-0.5)^2+([.B671]-0.5)^2&lt;=0.5^2;1;0)" office:value-type="float" office:value="1" calcext:value-type="float">
            <text:p>1</text:p>
          </table:table-cell>
          <table:table-cell table:formula="of:=AVERAGE([.$C$2:.C671])*4" office:value-type="float" office:value="3.18805970149254" calcext:value-type="float">
            <text:p>3.188060</text:p>
          </table:table-cell>
          <table:table-cell table:formula="of:=STDEV([.$C$2:.C671])*4" office:value-type="float" office:value="1.61008800213118" calcext:value-type="float">
            <text:p>1.610088</text:p>
          </table:table-cell>
          <table:table-cell table:number-columns-repeated="2"/>
        </table:table-row>
        <table:table-row table:style-name="ro1">
          <table:table-cell office:value-type="float" office:value="0.669904367848638" calcext:value-type="float">
            <text:p>0.669904367848638</text:p>
          </table:table-cell>
          <table:table-cell office:value-type="float" office:value="0.261043122118966" calcext:value-type="float">
            <text:p>0.261043122118966</text:p>
          </table:table-cell>
          <table:table-cell table:formula="of:=IF(([.A672]-0.5)^2+([.B672]-0.5)^2&lt;=0.5^2;1;0)" office:value-type="float" office:value="1" calcext:value-type="float">
            <text:p>1</text:p>
          </table:table-cell>
          <table:table-cell table:formula="of:=AVERAGE([.$C$2:.C672])*4" office:value-type="float" office:value="3.1892697466468" calcext:value-type="float">
            <text:p>3.189270</text:p>
          </table:table-cell>
          <table:table-cell table:formula="of:=STDEV([.$C$2:.C672])*4" office:value-type="float" office:value="1.60919129692936" calcext:value-type="float">
            <text:p>1.609191</text:p>
          </table:table-cell>
          <table:table-cell table:number-columns-repeated="2"/>
        </table:table-row>
        <table:table-row table:style-name="ro1">
          <table:table-cell office:value-type="float" office:value="0.922188160325479" calcext:value-type="float">
            <text:p>0.922188160325479</text:p>
          </table:table-cell>
          <table:table-cell office:value-type="float" office:value="0.749285630113377" calcext:value-type="float">
            <text:p>0.749285630113377</text:p>
          </table:table-cell>
          <table:table-cell table:formula="of:=IF(([.A673]-0.5)^2+([.B673]-0.5)^2&lt;=0.5^2;1;0)" office:value-type="float" office:value="1" calcext:value-type="float">
            <text:p>1</text:p>
          </table:table-cell>
          <table:table-cell table:formula="of:=AVERAGE([.$C$2:.C673])*4" office:value-type="float" office:value="3.19047619047619" calcext:value-type="float">
            <text:p>3.190476</text:p>
          </table:table-cell>
          <table:table-cell table:formula="of:=STDEV([.$C$2:.C673])*4" office:value-type="float" office:value="1.60829585904526" calcext:value-type="float">
            <text:p>1.608296</text:p>
          </table:table-cell>
          <table:table-cell table:number-columns-repeated="2"/>
        </table:table-row>
        <table:table-row table:style-name="ro1">
          <table:table-cell office:value-type="float" office:value="0.349235281702156" calcext:value-type="float">
            <text:p>0.349235281702156</text:p>
          </table:table-cell>
          <table:table-cell office:value-type="float" office:value="0.0533829055568141" calcext:value-type="float">
            <text:p>0.0533829055568141</text:p>
          </table:table-cell>
          <table:table-cell table:formula="of:=IF(([.A674]-0.5)^2+([.B674]-0.5)^2&lt;=0.5^2;1;0)" office:value-type="float" office:value="1" calcext:value-type="float">
            <text:p>1</text:p>
          </table:table-cell>
          <table:table-cell table:formula="of:=AVERAGE([.$C$2:.C674])*4" office:value-type="float" office:value="3.19167904903418" calcext:value-type="float">
            <text:p>3.191679</text:p>
          </table:table-cell>
          <table:table-cell table:formula="of:=STDEV([.$C$2:.C674])*4" office:value-type="float" office:value="1.60740168674524" calcext:value-type="float">
            <text:p>1.607402</text:p>
          </table:table-cell>
          <table:table-cell table:number-columns-repeated="2"/>
        </table:table-row>
        <table:table-row table:style-name="ro1">
          <table:table-cell office:value-type="float" office:value="0.909574273753162" calcext:value-type="float">
            <text:p>0.909574273753162</text:p>
          </table:table-cell>
          <table:table-cell office:value-type="float" office:value="0.0569283683057098" calcext:value-type="float">
            <text:p>0.0569283683057098</text:p>
          </table:table-cell>
          <table:table-cell table:formula="of:=IF(([.A675]-0.5)^2+([.B675]-0.5)^2&lt;=0.5^2;1;0)" office:value-type="float" office:value="0" calcext:value-type="float">
            <text:p>0</text:p>
          </table:table-cell>
          <table:table-cell table:formula="of:=AVERAGE([.$C$2:.C675])*4" office:value-type="float" office:value="3.18694362017804" calcext:value-type="float">
            <text:p>3.186944</text:p>
          </table:table-cell>
          <table:table-cell table:formula="of:=STDEV([.$C$2:.C675])*4" office:value-type="float" office:value="1.61090502921846" calcext:value-type="float">
            <text:p>1.610905</text:p>
          </table:table-cell>
          <table:table-cell table:number-columns-repeated="2"/>
        </table:table-row>
        <table:table-row table:style-name="ro1">
          <table:table-cell office:value-type="float" office:value="0.264893999573193" calcext:value-type="float">
            <text:p>0.264893999573193</text:p>
          </table:table-cell>
          <table:table-cell office:value-type="float" office:value="0.243670780307806" calcext:value-type="float">
            <text:p>0.243670780307806</text:p>
          </table:table-cell>
          <table:table-cell table:formula="of:=IF(([.A676]-0.5)^2+([.B676]-0.5)^2&lt;=0.5^2;1;0)" office:value-type="float" office:value="1" calcext:value-type="float">
            <text:p>1</text:p>
          </table:table-cell>
          <table:table-cell table:formula="of:=AVERAGE([.$C$2:.C676])*4" office:value-type="float" office:value="3.18814814814815" calcext:value-type="float">
            <text:p>3.188148</text:p>
          </table:table-cell>
          <table:table-cell table:formula="of:=STDEV([.$C$2:.C676])*4" office:value-type="float" office:value="1.61001372406245" calcext:value-type="float">
            <text:p>1.610014</text:p>
          </table:table-cell>
          <table:table-cell table:number-columns-repeated="2"/>
        </table:table-row>
        <table:table-row table:style-name="ro1">
          <table:table-cell office:value-type="float" office:value="0.705960343206338" calcext:value-type="float">
            <text:p>0.705960343206338</text:p>
          </table:table-cell>
          <table:table-cell office:value-type="float" office:value="0.308173816254542" calcext:value-type="float">
            <text:p>0.308173816254542</text:p>
          </table:table-cell>
          <table:table-cell table:formula="of:=IF(([.A677]-0.5)^2+([.B677]-0.5)^2&lt;=0.5^2;1;0)" office:value-type="float" office:value="1" calcext:value-type="float">
            <text:p>1</text:p>
          </table:table-cell>
          <table:table-cell table:formula="of:=AVERAGE([.$C$2:.C677])*4" office:value-type="float" office:value="3.18934911242604" calcext:value-type="float">
            <text:p>3.189349</text:p>
          </table:table-cell>
          <table:table-cell table:formula="of:=STDEV([.$C$2:.C677])*4" office:value-type="float" office:value="1.60912366930735" calcext:value-type="float">
            <text:p>1.609124</text:p>
          </table:table-cell>
          <table:table-cell table:number-columns-repeated="2"/>
        </table:table-row>
        <table:table-row table:style-name="ro1">
          <table:table-cell office:value-type="float" office:value="0.474712727215845" calcext:value-type="float">
            <text:p>0.474712727215845</text:p>
          </table:table-cell>
          <table:table-cell office:value-type="float" office:value="0.0768943603732772" calcext:value-type="float">
            <text:p>0.0768943603732772</text:p>
          </table:table-cell>
          <table:table-cell table:formula="of:=IF(([.A678]-0.5)^2+([.B678]-0.5)^2&lt;=0.5^2;1;0)" office:value-type="float" office:value="1" calcext:value-type="float">
            <text:p>1</text:p>
          </table:table-cell>
          <table:table-cell table:formula="of:=AVERAGE([.$C$2:.C678])*4" office:value-type="float" office:value="3.19054652880355" calcext:value-type="float">
            <text:p>3.190547</text:p>
          </table:table-cell>
          <table:table-cell table:formula="of:=STDEV([.$C$2:.C678])*4" office:value-type="float" office:value="1.60823486326488" calcext:value-type="float">
            <text:p>1.608235</text:p>
          </table:table-cell>
          <table:table-cell table:number-columns-repeated="2"/>
        </table:table-row>
        <table:table-row table:style-name="ro1">
          <table:table-cell office:value-type="float" office:value="0.348987108063197" calcext:value-type="float">
            <text:p>0.348987108063197</text:p>
          </table:table-cell>
          <table:table-cell office:value-type="float" office:value="0.151189876758426" calcext:value-type="float">
            <text:p>0.151189876758426</text:p>
          </table:table-cell>
          <table:table-cell table:formula="of:=IF(([.A679]-0.5)^2+([.B679]-0.5)^2&lt;=0.5^2;1;0)" office:value-type="float" office:value="1" calcext:value-type="float">
            <text:p>1</text:p>
          </table:table-cell>
          <table:table-cell table:formula="of:=AVERAGE([.$C$2:.C679])*4" office:value-type="float" office:value="3.19174041297935" calcext:value-type="float">
            <text:p>3.191740</text:p>
          </table:table-cell>
          <table:table-cell table:formula="of:=STDEV([.$C$2:.C679])*4" office:value-type="float" office:value="1.60734730423892" calcext:value-type="float">
            <text:p>1.607347</text:p>
          </table:table-cell>
          <table:table-cell table:number-columns-repeated="2"/>
        </table:table-row>
        <table:table-row table:style-name="ro1">
          <table:table-cell office:value-type="float" office:value="0.984583852844617" calcext:value-type="float">
            <text:p>0.984583852844617</text:p>
          </table:table-cell>
          <table:table-cell office:value-type="float" office:value="0.18509159330602" calcext:value-type="float">
            <text:p>0.18509159330602</text:p>
          </table:table-cell>
          <table:table-cell table:formula="of:=IF(([.A680]-0.5)^2+([.B680]-0.5)^2&lt;=0.5^2;1;0)" office:value-type="float" office:value="0" calcext:value-type="float">
            <text:p>0</text:p>
          </table:table-cell>
          <table:table-cell table:formula="of:=AVERAGE([.$C$2:.C680])*4" office:value-type="float" office:value="3.18703976435935" calcext:value-type="float">
            <text:p>3.187040</text:p>
          </table:table-cell>
          <table:table-cell table:formula="of:=STDEV([.$C$2:.C680])*4" office:value-type="float" office:value="1.61082526620347" calcext:value-type="float">
            <text:p>1.610825</text:p>
          </table:table-cell>
          <table:table-cell table:number-columns-repeated="2"/>
        </table:table-row>
        <table:table-row table:style-name="ro1">
          <table:table-cell office:value-type="float" office:value="0.473828428978518" calcext:value-type="float">
            <text:p>0.473828428978518</text:p>
          </table:table-cell>
          <table:table-cell office:value-type="float" office:value="0.0200988098461166" calcext:value-type="float">
            <text:p>0.0200988098461166</text:p>
          </table:table-cell>
          <table:table-cell table:formula="of:=IF(([.A681]-0.5)^2+([.B681]-0.5)^2&lt;=0.5^2;1;0)" office:value-type="float" office:value="1" calcext:value-type="float">
            <text:p>1</text:p>
          </table:table-cell>
          <table:table-cell table:formula="of:=AVERAGE([.$C$2:.C681])*4" office:value-type="float" office:value="3.18823529411765" calcext:value-type="float">
            <text:p>3.188235</text:p>
          </table:table-cell>
          <table:table-cell table:formula="of:=STDEV([.$C$2:.C681])*4" office:value-type="float" office:value="1.60994053181591" calcext:value-type="float">
            <text:p>1.609941</text:p>
          </table:table-cell>
          <table:table-cell table:number-columns-repeated="2"/>
        </table:table-row>
        <table:table-row table:style-name="ro1">
          <table:table-cell office:value-type="float" office:value="0.86118115652531" calcext:value-type="float">
            <text:p>0.86118115652531</text:p>
          </table:table-cell>
          <table:table-cell office:value-type="float" office:value="0.192591868909987" calcext:value-type="float">
            <text:p>0.192591868909987</text:p>
          </table:table-cell>
          <table:table-cell table:formula="of:=IF(([.A682]-0.5)^2+([.B682]-0.5)^2&lt;=0.5^2;1;0)" office:value-type="float" office:value="1" calcext:value-type="float">
            <text:p>1</text:p>
          </table:table-cell>
          <table:table-cell table:formula="of:=AVERAGE([.$C$2:.C682])*4" office:value-type="float" office:value="3.18942731277533" calcext:value-type="float">
            <text:p>3.189427</text:p>
          </table:table-cell>
          <table:table-cell table:formula="of:=STDEV([.$C$2:.C682])*4" office:value-type="float" office:value="1.60905702959472" calcext:value-type="float">
            <text:p>1.609057</text:p>
          </table:table-cell>
          <table:table-cell table:number-columns-repeated="2"/>
        </table:table-row>
        <table:table-row table:style-name="ro1">
          <table:table-cell office:value-type="float" office:value="0.703842329469807" calcext:value-type="float">
            <text:p>0.703842329469807</text:p>
          </table:table-cell>
          <table:table-cell office:value-type="float" office:value="0.200829394371619" calcext:value-type="float">
            <text:p>0.200829394371619</text:p>
          </table:table-cell>
          <table:table-cell table:formula="of:=IF(([.A683]-0.5)^2+([.B683]-0.5)^2&lt;=0.5^2;1;0)" office:value-type="float" office:value="1" calcext:value-type="float">
            <text:p>1</text:p>
          </table:table-cell>
          <table:table-cell table:formula="of:=AVERAGE([.$C$2:.C683])*4" office:value-type="float" office:value="3.19061583577713" calcext:value-type="float">
            <text:p>3.190616</text:p>
          </table:table-cell>
          <table:table-cell table:formula="of:=STDEV([.$C$2:.C683])*4" office:value-type="float" office:value="1.60817475788778" calcext:value-type="float">
            <text:p>1.608175</text:p>
          </table:table-cell>
          <table:table-cell table:number-columns-repeated="2"/>
        </table:table-row>
        <table:table-row table:style-name="ro1">
          <table:table-cell office:value-type="float" office:value="0.231714102640889" calcext:value-type="float">
            <text:p>0.231714102640889</text:p>
          </table:table-cell>
          <table:table-cell office:value-type="float" office:value="0.632349437065313" calcext:value-type="float">
            <text:p>0.632349437065313</text:p>
          </table:table-cell>
          <table:table-cell table:formula="of:=IF(([.A684]-0.5)^2+([.B684]-0.5)^2&lt;=0.5^2;1;0)" office:value-type="float" office:value="1" calcext:value-type="float">
            <text:p>1</text:p>
          </table:table-cell>
          <table:table-cell table:formula="of:=AVERAGE([.$C$2:.C684])*4" office:value-type="float" office:value="3.19180087847731" calcext:value-type="float">
            <text:p>3.191801</text:p>
          </table:table-cell>
          <table:table-cell table:formula="of:=STDEV([.$C$2:.C684])*4" office:value-type="float" office:value="1.60729371503537" calcext:value-type="float">
            <text:p>1.607294</text:p>
          </table:table-cell>
          <table:table-cell table:number-columns-repeated="2"/>
        </table:table-row>
        <table:table-row table:style-name="ro1">
          <table:table-cell office:value-type="float" office:value="0.435110732170948" calcext:value-type="float">
            <text:p>0.435110732170948</text:p>
          </table:table-cell>
          <table:table-cell office:value-type="float" office:value="0.449034317555138" calcext:value-type="float">
            <text:p>0.449034317555138</text:p>
          </table:table-cell>
          <table:table-cell table:formula="of:=IF(([.A685]-0.5)^2+([.B685]-0.5)^2&lt;=0.5^2;1;0)" office:value-type="float" office:value="1" calcext:value-type="float">
            <text:p>1</text:p>
          </table:table-cell>
          <table:table-cell table:formula="of:=AVERAGE([.$C$2:.C685])*4" office:value-type="float" office:value="3.19298245614035" calcext:value-type="float">
            <text:p>3.192982</text:p>
          </table:table-cell>
          <table:table-cell table:formula="of:=STDEV([.$C$2:.C685])*4" office:value-type="float" office:value="1.60641389937028" calcext:value-type="float">
            <text:p>1.606414</text:p>
          </table:table-cell>
          <table:table-cell table:number-columns-repeated="2"/>
        </table:table-row>
        <table:table-row table:style-name="ro1">
          <table:table-cell office:value-type="float" office:value="0.881812498112191" calcext:value-type="float">
            <text:p>0.881812498112191</text:p>
          </table:table-cell>
          <table:table-cell office:value-type="float" office:value="0.433692085486398" calcext:value-type="float">
            <text:p>0.433692085486398</text:p>
          </table:table-cell>
          <table:table-cell table:formula="of:=IF(([.A686]-0.5)^2+([.B686]-0.5)^2&lt;=0.5^2;1;0)" office:value-type="float" office:value="1" calcext:value-type="float">
            <text:p>1</text:p>
          </table:table-cell>
          <table:table-cell table:formula="of:=AVERAGE([.$C$2:.C686])*4" office:value-type="float" office:value="3.19416058394161" calcext:value-type="float">
            <text:p>3.194161</text:p>
          </table:table-cell>
          <table:table-cell table:formula="of:=STDEV([.$C$2:.C686])*4" office:value-type="float" office:value="1.60553530921805" calcext:value-type="float">
            <text:p>1.605535</text:p>
          </table:table-cell>
          <table:table-cell table:number-columns-repeated="2"/>
        </table:table-row>
        <table:table-row table:style-name="ro1">
          <table:table-cell office:value-type="float" office:value="0.964352195802098" calcext:value-type="float">
            <text:p>0.964352195802098</text:p>
          </table:table-cell>
          <table:table-cell office:value-type="float" office:value="0.184667882712788" calcext:value-type="float">
            <text:p>0.184667882712788</text:p>
          </table:table-cell>
          <table:table-cell table:formula="of:=IF(([.A687]-0.5)^2+([.B687]-0.5)^2&lt;=0.5^2;1;0)" office:value-type="float" office:value="0" calcext:value-type="float">
            <text:p>0</text:p>
          </table:table-cell>
          <table:table-cell table:formula="of:=AVERAGE([.$C$2:.C687])*4" office:value-type="float" office:value="3.18950437317784" calcext:value-type="float">
            <text:p>3.189504</text:p>
          </table:table-cell>
          <table:table-cell table:formula="of:=STDEV([.$C$2:.C687])*4" office:value-type="float" office:value="1.60899135630134" calcext:value-type="float">
            <text:p>1.608991</text:p>
          </table:table-cell>
          <table:table-cell table:number-columns-repeated="2"/>
        </table:table-row>
        <table:table-row table:style-name="ro1">
          <table:table-cell office:value-type="float" office:value="0.958187317747038" calcext:value-type="float">
            <text:p>0.958187317747038</text:p>
          </table:table-cell>
          <table:table-cell office:value-type="float" office:value="0.5754739274924" calcext:value-type="float">
            <text:p>0.5754739274924</text:p>
          </table:table-cell>
          <table:table-cell table:formula="of:=IF(([.A688]-0.5)^2+([.B688]-0.5)^2&lt;=0.5^2;1;0)" office:value-type="float" office:value="1" calcext:value-type="float">
            <text:p>1</text:p>
          </table:table-cell>
          <table:table-cell table:formula="of:=AVERAGE([.$C$2:.C688])*4" office:value-type="float" office:value="3.19068413391558" calcext:value-type="float">
            <text:p>3.190684</text:p>
          </table:table-cell>
          <table:table-cell table:formula="of:=STDEV([.$C$2:.C688])*4" office:value-type="float" office:value="1.60811552355836" calcext:value-type="float">
            <text:p>1.608116</text:p>
          </table:table-cell>
          <table:table-cell table:number-columns-repeated="2"/>
        </table:table-row>
        <table:table-row table:style-name="ro1">
          <table:table-cell office:value-type="float" office:value="0.0946367147977036" calcext:value-type="float">
            <text:p>0.0946367147977036</text:p>
          </table:table-cell>
          <table:table-cell office:value-type="float" office:value="0.511450167044231" calcext:value-type="float">
            <text:p>0.511450167044231</text:p>
          </table:table-cell>
          <table:table-cell table:formula="of:=IF(([.A689]-0.5)^2+([.B689]-0.5)^2&lt;=0.5^2;1;0)" office:value-type="float" office:value="1" calcext:value-type="float">
            <text:p>1</text:p>
          </table:table-cell>
          <table:table-cell table:formula="of:=AVERAGE([.$C$2:.C689])*4" office:value-type="float" office:value="3.19186046511628" calcext:value-type="float">
            <text:p>3.191860</text:p>
          </table:table-cell>
          <table:table-cell table:formula="of:=STDEV([.$C$2:.C689])*4" office:value-type="float" office:value="1.60724090190182" calcext:value-type="float">
            <text:p>1.607241</text:p>
          </table:table-cell>
          <table:table-cell table:number-columns-repeated="2"/>
        </table:table-row>
        <table:table-row table:style-name="ro1">
          <table:table-cell office:value-type="float" office:value="0.532881532237785" calcext:value-type="float">
            <text:p>0.532881532237785</text:p>
          </table:table-cell>
          <table:table-cell office:value-type="float" office:value="0.360956550899461" calcext:value-type="float">
            <text:p>0.360956550899461</text:p>
          </table:table-cell>
          <table:table-cell table:formula="of:=IF(([.A690]-0.5)^2+([.B690]-0.5)^2&lt;=0.5^2;1;0)" office:value-type="float" office:value="1" calcext:value-type="float">
            <text:p>1</text:p>
          </table:table-cell>
          <table:table-cell table:formula="of:=AVERAGE([.$C$2:.C690])*4" office:value-type="float" office:value="3.19303338171263" calcext:value-type="float">
            <text:p>3.193033</text:p>
          </table:table-cell>
          <table:table-cell table:formula="of:=STDEV([.$C$2:.C690])*4" office:value-type="float" office:value="1.60636748970011" calcext:value-type="float">
            <text:p>1.606367</text:p>
          </table:table-cell>
          <table:table-cell table:number-columns-repeated="2"/>
        </table:table-row>
        <table:table-row table:style-name="ro1">
          <table:table-cell office:value-type="float" office:value="0.753618339557408" calcext:value-type="float">
            <text:p>0.753618339557408</text:p>
          </table:table-cell>
          <table:table-cell office:value-type="float" office:value="0.913150871709521" calcext:value-type="float">
            <text:p>0.913150871709521</text:p>
          </table:table-cell>
          <table:table-cell table:formula="of:=IF(([.A691]-0.5)^2+([.B691]-0.5)^2&lt;=0.5^2;1;0)" office:value-type="float" office:value="1" calcext:value-type="float">
            <text:p>1</text:p>
          </table:table-cell>
          <table:table-cell table:formula="of:=AVERAGE([.$C$2:.C691])*4" office:value-type="float" office:value="3.19420289855072" calcext:value-type="float">
            <text:p>3.194203</text:p>
          </table:table-cell>
          <table:table-cell table:formula="of:=STDEV([.$C$2:.C691])*4" office:value-type="float" office:value="1.60549528531453" calcext:value-type="float">
            <text:p>1.605495</text:p>
          </table:table-cell>
          <table:table-cell table:number-columns-repeated="2"/>
        </table:table-row>
        <table:table-row table:style-name="ro1">
          <table:table-cell office:value-type="float" office:value="0.938013504932637" calcext:value-type="float">
            <text:p>0.938013504932637</text:p>
          </table:table-cell>
          <table:table-cell office:value-type="float" office:value="0.123950441336805" calcext:value-type="float">
            <text:p>0.123950441336805</text:p>
          </table:table-cell>
          <table:table-cell table:formula="of:=IF(([.A692]-0.5)^2+([.B692]-0.5)^2&lt;=0.5^2;1;0)" office:value-type="float" office:value="0" calcext:value-type="float">
            <text:p>0</text:p>
          </table:table-cell>
          <table:table-cell table:formula="of:=AVERAGE([.$C$2:.C692])*4" office:value-type="float" office:value="3.18958031837916" calcext:value-type="float">
            <text:p>3.189580</text:p>
          </table:table-cell>
          <table:table-cell table:formula="of:=STDEV([.$C$2:.C692])*4" office:value-type="float" office:value="1.60892662855577" calcext:value-type="float">
            <text:p>1.608927</text:p>
          </table:table-cell>
          <table:table-cell table:number-columns-repeated="2"/>
        </table:table-row>
        <table:table-row table:style-name="ro1">
          <table:table-cell office:value-type="float" office:value="0.15726669349872" calcext:value-type="float">
            <text:p>0.15726669349872</text:p>
          </table:table-cell>
          <table:table-cell office:value-type="float" office:value="0.0365247526372347" calcext:value-type="float">
            <text:p>0.0365247526372347</text:p>
          </table:table-cell>
          <table:table-cell table:formula="of:=IF(([.A693]-0.5)^2+([.B693]-0.5)^2&lt;=0.5^2;1;0)" office:value-type="float" office:value="0" calcext:value-type="float">
            <text:p>0</text:p>
          </table:table-cell>
          <table:table-cell table:formula="of:=AVERAGE([.$C$2:.C693])*4" office:value-type="float" office:value="3.1849710982659" calcext:value-type="float">
            <text:p>3.184971</text:p>
          </table:table-cell>
          <table:table-cell table:formula="of:=STDEV([.$C$2:.C693])*4" office:value-type="float" office:value="1.61232755477331" calcext:value-type="float">
            <text:p>1.612328</text:p>
          </table:table-cell>
          <table:table-cell table:number-columns-repeated="2"/>
        </table:table-row>
        <table:table-row table:style-name="ro1">
          <table:table-cell office:value-type="float" office:value="0.923685096074862" calcext:value-type="float">
            <text:p>0.923685096074862</text:p>
          </table:table-cell>
          <table:table-cell office:value-type="float" office:value="0.380020615645754" calcext:value-type="float">
            <text:p>0.380020615645754</text:p>
          </table:table-cell>
          <table:table-cell table:formula="of:=IF(([.A694]-0.5)^2+([.B694]-0.5)^2&lt;=0.5^2;1;0)" office:value-type="float" office:value="1" calcext:value-type="float">
            <text:p>1</text:p>
          </table:table-cell>
          <table:table-cell table:formula="of:=AVERAGE([.$C$2:.C694])*4" office:value-type="float" office:value="3.18614718614719" calcext:value-type="float">
            <text:p>3.186147</text:p>
          </table:table-cell>
          <table:table-cell table:formula="of:=STDEV([.$C$2:.C694])*4" office:value-type="float" office:value="1.61145959983139" calcext:value-type="float">
            <text:p>1.611460</text:p>
          </table:table-cell>
          <table:table-cell table:number-columns-repeated="2"/>
        </table:table-row>
        <table:table-row table:style-name="ro1">
          <table:table-cell office:value-type="float" office:value="0.848151295999078" calcext:value-type="float">
            <text:p>0.848151295999078</text:p>
          </table:table-cell>
          <table:table-cell office:value-type="float" office:value="0.0140457616016989" calcext:value-type="float">
            <text:p>0.0140457616016989</text:p>
          </table:table-cell>
          <table:table-cell table:formula="of:=IF(([.A695]-0.5)^2+([.B695]-0.5)^2&lt;=0.5^2;1;0)" office:value-type="float" office:value="0" calcext:value-type="float">
            <text:p>0</text:p>
          </table:table-cell>
          <table:table-cell table:formula="of:=AVERAGE([.$C$2:.C695])*4" office:value-type="float" office:value="3.18155619596542" calcext:value-type="float">
            <text:p>3.181556</text:p>
          </table:table-cell>
          <table:table-cell table:formula="of:=STDEV([.$C$2:.C695])*4" office:value-type="float" office:value="1.61483201084336" calcext:value-type="float">
            <text:p>1.614832</text:p>
          </table:table-cell>
          <table:table-cell table:number-columns-repeated="2"/>
        </table:table-row>
        <table:table-row table:style-name="ro1">
          <table:table-cell office:value-type="float" office:value="0.0740072741291736" calcext:value-type="float">
            <text:p>0.0740072741291736</text:p>
          </table:table-cell>
          <table:table-cell office:value-type="float" office:value="0.133614939691124" calcext:value-type="float">
            <text:p>0.133614939691124</text:p>
          </table:table-cell>
          <table:table-cell table:formula="of:=IF(([.A696]-0.5)^2+([.B696]-0.5)^2&lt;=0.5^2;1;0)" office:value-type="float" office:value="0" calcext:value-type="float">
            <text:p>0</text:p>
          </table:table-cell>
          <table:table-cell table:formula="of:=AVERAGE([.$C$2:.C696])*4" office:value-type="float" office:value="3.17697841726619" calcext:value-type="float">
            <text:p>3.176978</text:p>
          </table:table-cell>
          <table:table-cell table:formula="of:=STDEV([.$C$2:.C696])*4" office:value-type="float" office:value="1.61817471737759" calcext:value-type="float">
            <text:p>1.618175</text:p>
          </table:table-cell>
          <table:table-cell table:number-columns-repeated="2"/>
        </table:table-row>
        <table:table-row table:style-name="ro1">
          <table:table-cell office:value-type="float" office:value="0.688510754608315" calcext:value-type="float">
            <text:p>0.688510754608315</text:p>
          </table:table-cell>
          <table:table-cell office:value-type="float" office:value="0.891323558108429" calcext:value-type="float">
            <text:p>0.891323558108429</text:p>
          </table:table-cell>
          <table:table-cell table:formula="of:=IF(([.A697]-0.5)^2+([.B697]-0.5)^2&lt;=0.5^2;1;0)" office:value-type="float" office:value="1" calcext:value-type="float">
            <text:p>1</text:p>
          </table:table-cell>
          <table:table-cell table:formula="of:=AVERAGE([.$C$2:.C697])*4" office:value-type="float" office:value="3.17816091954023" calcext:value-type="float">
            <text:p>3.178161</text:p>
          </table:table-cell>
          <table:table-cell table:formula="of:=STDEV([.$C$2:.C697])*4" office:value-type="float" office:value="1.61731104929841" calcext:value-type="float">
            <text:p>1.617311</text:p>
          </table:table-cell>
          <table:table-cell table:number-columns-repeated="2"/>
        </table:table-row>
        <table:table-row table:style-name="ro1">
          <table:table-cell office:value-type="float" office:value="0.161709868180791" calcext:value-type="float">
            <text:p>0.161709868180791</text:p>
          </table:table-cell>
          <table:table-cell office:value-type="float" office:value="0.612458323317406" calcext:value-type="float">
            <text:p>0.612458323317406</text:p>
          </table:table-cell>
          <table:table-cell table:formula="of:=IF(([.A698]-0.5)^2+([.B698]-0.5)^2&lt;=0.5^2;1;0)" office:value-type="float" office:value="1" calcext:value-type="float">
            <text:p>1</text:p>
          </table:table-cell>
          <table:table-cell table:formula="of:=AVERAGE([.$C$2:.C698])*4" office:value-type="float" office:value="3.1793400286944" calcext:value-type="float">
            <text:p>3.179340</text:p>
          </table:table-cell>
          <table:table-cell table:formula="of:=STDEV([.$C$2:.C698])*4" office:value-type="float" office:value="1.61644854098458" calcext:value-type="float">
            <text:p>1.616449</text:p>
          </table:table-cell>
          <table:table-cell table:number-columns-repeated="2"/>
        </table:table-row>
        <table:table-row table:style-name="ro1">
          <table:table-cell office:value-type="float" office:value="0.296776476353292" calcext:value-type="float">
            <text:p>0.296776476353292</text:p>
          </table:table-cell>
          <table:table-cell office:value-type="float" office:value="0.974215708940714" calcext:value-type="float">
            <text:p>0.974215708940714</text:p>
          </table:table-cell>
          <table:table-cell table:formula="of:=IF(([.A699]-0.5)^2+([.B699]-0.5)^2&lt;=0.5^2;1;0)" office:value-type="float" office:value="0" calcext:value-type="float">
            <text:p>0</text:p>
          </table:table-cell>
          <table:table-cell table:formula="of:=AVERAGE([.$C$2:.C699])*4" office:value-type="float" office:value="3.17478510028653" calcext:value-type="float">
            <text:p>3.174785</text:p>
          </table:table-cell>
          <table:table-cell table:formula="of:=STDEV([.$C$2:.C699])*4" office:value-type="float" office:value="1.61976503324836" calcext:value-type="float">
            <text:p>1.619765</text:p>
          </table:table-cell>
          <table:table-cell table:number-columns-repeated="2"/>
        </table:table-row>
        <table:table-row table:style-name="ro1">
          <table:table-cell office:value-type="float" office:value="0.528359453140307" calcext:value-type="float">
            <text:p>0.528359453140307</text:p>
          </table:table-cell>
          <table:table-cell office:value-type="float" office:value="0.814592667266074" calcext:value-type="float">
            <text:p>0.814592667266074</text:p>
          </table:table-cell>
          <table:table-cell table:formula="of:=IF(([.A700]-0.5)^2+([.B700]-0.5)^2&lt;=0.5^2;1;0)" office:value-type="float" office:value="1" calcext:value-type="float">
            <text:p>1</text:p>
          </table:table-cell>
          <table:table-cell table:formula="of:=AVERAGE([.$C$2:.C700])*4" office:value-type="float" office:value="3.17596566523605" calcext:value-type="float">
            <text:p>3.175966</text:p>
          </table:table-cell>
          <table:table-cell table:formula="of:=STDEV([.$C$2:.C700])*4" office:value-type="float" office:value="1.61890524365424" calcext:value-type="float">
            <text:p>1.618905</text:p>
          </table:table-cell>
          <table:table-cell table:number-columns-repeated="2"/>
        </table:table-row>
        <table:table-row table:style-name="ro1">
          <table:table-cell office:value-type="float" office:value="0.921416072623097" calcext:value-type="float">
            <text:p>0.921416072623097</text:p>
          </table:table-cell>
          <table:table-cell office:value-type="float" office:value="0.0350201099021074" calcext:value-type="float">
            <text:p>0.0350201099021074</text:p>
          </table:table-cell>
          <table:table-cell table:formula="of:=IF(([.A701]-0.5)^2+([.B701]-0.5)^2&lt;=0.5^2;1;0)" office:value-type="float" office:value="0" calcext:value-type="float">
            <text:p>0</text:p>
          </table:table-cell>
          <table:table-cell table:formula="of:=AVERAGE([.$C$2:.C701])*4" office:value-type="float" office:value="3.17142857142857" calcext:value-type="float">
            <text:p>3.171429</text:p>
          </table:table-cell>
          <table:table-cell table:formula="of:=STDEV([.$C$2:.C701])*4" office:value-type="float" office:value="1.62219431892067" calcext:value-type="float">
            <text:p>1.622194</text:p>
          </table:table-cell>
          <table:table-cell table:number-columns-repeated="2"/>
        </table:table-row>
        <table:table-row table:style-name="ro1">
          <table:table-cell office:value-type="float" office:value="0.962685646730813" calcext:value-type="float">
            <text:p>0.962685646730813</text:p>
          </table:table-cell>
          <table:table-cell office:value-type="float" office:value="0.0753131730444074" calcext:value-type="float">
            <text:p>0.0753131730444074</text:p>
          </table:table-cell>
          <table:table-cell table:formula="of:=IF(([.A702]-0.5)^2+([.B702]-0.5)^2&lt;=0.5^2;1;0)" office:value-type="float" office:value="0" calcext:value-type="float">
            <text:p>0</text:p>
          </table:table-cell>
          <table:table-cell table:formula="of:=AVERAGE([.$C$2:.C702])*4" office:value-type="float" office:value="3.16690442225392" calcext:value-type="float">
            <text:p>3.166904</text:p>
          </table:table-cell>
          <table:table-cell table:formula="of:=STDEV([.$C$2:.C702])*4" office:value-type="float" office:value="1.62545474190908" calcext:value-type="float">
            <text:p>1.625455</text:p>
          </table:table-cell>
          <table:table-cell table:number-columns-repeated="2"/>
        </table:table-row>
        <table:table-row table:style-name="ro1">
          <table:table-cell office:value-type="float" office:value="0.966967130873648" calcext:value-type="float">
            <text:p>0.966967130873648</text:p>
          </table:table-cell>
          <table:table-cell office:value-type="float" office:value="0.73024275873314" calcext:value-type="float">
            <text:p>0.73024275873314</text:p>
          </table:table-cell>
          <table:table-cell table:formula="of:=IF(([.A703]-0.5)^2+([.B703]-0.5)^2&lt;=0.5^2;1;0)" office:value-type="float" office:value="0" calcext:value-type="float">
            <text:p>0</text:p>
          </table:table-cell>
          <table:table-cell table:formula="of:=AVERAGE([.$C$2:.C703])*4" office:value-type="float" office:value="3.16239316239316" calcext:value-type="float">
            <text:p>3.162393</text:p>
          </table:table-cell>
          <table:table-cell table:formula="of:=STDEV([.$C$2:.C703])*4" office:value-type="float" office:value="1.62868683242888" calcext:value-type="float">
            <text:p>1.628687</text:p>
          </table:table-cell>
          <table:table-cell table:number-columns-repeated="2"/>
        </table:table-row>
        <table:table-row table:style-name="ro1">
          <table:table-cell office:value-type="float" office:value="0.337459007136758" calcext:value-type="float">
            <text:p>0.337459007136758</text:p>
          </table:table-cell>
          <table:table-cell office:value-type="float" office:value="0.420456346774941" calcext:value-type="float">
            <text:p>0.420456346774941</text:p>
          </table:table-cell>
          <table:table-cell table:formula="of:=IF(([.A704]-0.5)^2+([.B704]-0.5)^2&lt;=0.5^2;1;0)" office:value-type="float" office:value="1" calcext:value-type="float">
            <text:p>1</text:p>
          </table:table-cell>
          <table:table-cell table:formula="of:=AVERAGE([.$C$2:.C704])*4" office:value-type="float" office:value="3.16358463726885" calcext:value-type="float">
            <text:p>3.163585</text:p>
          </table:table-cell>
          <table:table-cell table:formula="of:=STDEV([.$C$2:.C704])*4" office:value-type="float" office:value="1.62783295320016" calcext:value-type="float">
            <text:p>1.627833</text:p>
          </table:table-cell>
          <table:table-cell table:number-columns-repeated="2"/>
        </table:table-row>
        <table:table-row table:style-name="ro1">
          <table:table-cell office:value-type="float" office:value="0.985297674878894" calcext:value-type="float">
            <text:p>0.985297674878894</text:p>
          </table:table-cell>
          <table:table-cell office:value-type="float" office:value="0.656235430113986" calcext:value-type="float">
            <text:p>0.656235430113986</text:p>
          </table:table-cell>
          <table:table-cell table:formula="of:=IF(([.A705]-0.5)^2+([.B705]-0.5)^2&lt;=0.5^2;1;0)" office:value-type="float" office:value="0" calcext:value-type="float">
            <text:p>0</text:p>
          </table:table-cell>
          <table:table-cell table:formula="of:=AVERAGE([.$C$2:.C705])*4" office:value-type="float" office:value="3.15909090909091" calcext:value-type="float">
            <text:p>3.159091</text:p>
          </table:table-cell>
          <table:table-cell table:formula="of:=STDEV([.$C$2:.C705])*4" office:value-type="float" office:value="1.63103865108701" calcext:value-type="float">
            <text:p>1.631039</text:p>
          </table:table-cell>
          <table:table-cell table:number-columns-repeated="2"/>
        </table:table-row>
        <table:table-row table:style-name="ro1">
          <table:table-cell office:value-type="float" office:value="0.667174242306091" calcext:value-type="float">
            <text:p>0.667174242306091</text:p>
          </table:table-cell>
          <table:table-cell office:value-type="float" office:value="0.405900076211856" calcext:value-type="float">
            <text:p>0.405900076211856</text:p>
          </table:table-cell>
          <table:table-cell table:formula="of:=IF(([.A706]-0.5)^2+([.B706]-0.5)^2&lt;=0.5^2;1;0)" office:value-type="float" office:value="1" calcext:value-type="float">
            <text:p>1</text:p>
          </table:table-cell>
          <table:table-cell table:formula="of:=AVERAGE([.$C$2:.C706])*4" office:value-type="float" office:value="3.16028368794326" calcext:value-type="float">
            <text:p>3.160284</text:p>
          </table:table-cell>
          <table:table-cell table:formula="of:=STDEV([.$C$2:.C706])*4" office:value-type="float" office:value="1.63018749935191" calcext:value-type="float">
            <text:p>1.630187</text:p>
          </table:table-cell>
          <table:table-cell table:number-columns-repeated="2"/>
        </table:table-row>
        <table:table-row table:style-name="ro1">
          <table:table-cell office:value-type="float" office:value="0.727926211406984" calcext:value-type="float">
            <text:p>0.727926211406984</text:p>
          </table:table-cell>
          <table:table-cell office:value-type="float" office:value="0.878356746546637" calcext:value-type="float">
            <text:p>0.878356746546637</text:p>
          </table:table-cell>
          <table:table-cell table:formula="of:=IF(([.A707]-0.5)^2+([.B707]-0.5)^2&lt;=0.5^2;1;0)" office:value-type="float" office:value="1" calcext:value-type="float">
            <text:p>1</text:p>
          </table:table-cell>
          <table:table-cell table:formula="of:=AVERAGE([.$C$2:.C707])*4" office:value-type="float" office:value="3.1614730878187" calcext:value-type="float">
            <text:p>3.161473</text:p>
          </table:table-cell>
          <table:table-cell table:formula="of:=STDEV([.$C$2:.C707])*4" office:value-type="float" office:value="1.62933744877166" calcext:value-type="float">
            <text:p>1.629337</text:p>
          </table:table-cell>
          <table:table-cell table:number-columns-repeated="2"/>
        </table:table-row>
        <table:table-row table:style-name="ro1">
          <table:table-cell office:value-type="float" office:value="0.695961120656742" calcext:value-type="float">
            <text:p>0.695961120656742</text:p>
          </table:table-cell>
          <table:table-cell office:value-type="float" office:value="0.110965136758762" calcext:value-type="float">
            <text:p>0.110965136758762</text:p>
          </table:table-cell>
          <table:table-cell table:formula="of:=IF(([.A708]-0.5)^2+([.B708]-0.5)^2&lt;=0.5^2;1;0)" office:value-type="float" office:value="1" calcext:value-type="float">
            <text:p>1</text:p>
          </table:table-cell>
          <table:table-cell table:formula="of:=AVERAGE([.$C$2:.C708])*4" office:value-type="float" office:value="3.16265912305516" calcext:value-type="float">
            <text:p>3.162659</text:p>
          </table:table-cell>
          <table:table-cell table:formula="of:=STDEV([.$C$2:.C708])*4" office:value-type="float" office:value="1.6284884981901" calcext:value-type="float">
            <text:p>1.628488</text:p>
          </table:table-cell>
          <table:table-cell table:number-columns-repeated="2"/>
        </table:table-row>
        <table:table-row table:style-name="ro1">
          <table:table-cell office:value-type="float" office:value="0.655639495247034" calcext:value-type="float">
            <text:p>0.655639495247034</text:p>
          </table:table-cell>
          <table:table-cell office:value-type="float" office:value="0.692506898289321" calcext:value-type="float">
            <text:p>0.692506898289321</text:p>
          </table:table-cell>
          <table:table-cell table:formula="of:=IF(([.A709]-0.5)^2+([.B709]-0.5)^2&lt;=0.5^2;1;0)" office:value-type="float" office:value="1" calcext:value-type="float">
            <text:p>1</text:p>
          </table:table-cell>
          <table:table-cell table:formula="of:=AVERAGE([.$C$2:.C709])*4" office:value-type="float" office:value="3.1638418079096" calcext:value-type="float">
            <text:p>3.163842</text:p>
          </table:table-cell>
          <table:table-cell table:formula="of:=STDEV([.$C$2:.C709])*4" office:value-type="float" office:value="1.62764064644189" calcext:value-type="float">
            <text:p>1.627641</text:p>
          </table:table-cell>
          <table:table-cell table:number-columns-repeated="2"/>
        </table:table-row>
        <table:table-row table:style-name="ro1">
          <table:table-cell office:value-type="float" office:value="0.727760456443046" calcext:value-type="float">
            <text:p>0.727760456443046</text:p>
          </table:table-cell>
          <table:table-cell office:value-type="float" office:value="0.518872197115716" calcext:value-type="float">
            <text:p>0.518872197115716</text:p>
          </table:table-cell>
          <table:table-cell table:formula="of:=IF(([.A710]-0.5)^2+([.B710]-0.5)^2&lt;=0.5^2;1;0)" office:value-type="float" office:value="1" calcext:value-type="float">
            <text:p>1</text:p>
          </table:table-cell>
          <table:table-cell table:formula="of:=AVERAGE([.$C$2:.C710])*4" office:value-type="float" office:value="3.16502115655853" calcext:value-type="float">
            <text:p>3.165021</text:p>
          </table:table-cell>
          <table:table-cell table:formula="of:=STDEV([.$C$2:.C710])*4" office:value-type="float" office:value="1.62679389235264" calcext:value-type="float">
            <text:p>1.626794</text:p>
          </table:table-cell>
          <table:table-cell table:number-columns-repeated="2"/>
        </table:table-row>
        <table:table-row table:style-name="ro1">
          <table:table-cell office:value-type="float" office:value="0.925371128104936" calcext:value-type="float">
            <text:p>0.925371128104936</text:p>
          </table:table-cell>
          <table:table-cell office:value-type="float" office:value="0.313511552373166" calcext:value-type="float">
            <text:p>0.313511552373166</text:p>
          </table:table-cell>
          <table:table-cell table:formula="of:=IF(([.A711]-0.5)^2+([.B711]-0.5)^2&lt;=0.5^2;1;0)" office:value-type="float" office:value="1" calcext:value-type="float">
            <text:p>1</text:p>
          </table:table-cell>
          <table:table-cell table:formula="of:=AVERAGE([.$C$2:.C711])*4" office:value-type="float" office:value="3.16619718309859" calcext:value-type="float">
            <text:p>3.166197</text:p>
          </table:table-cell>
          <table:table-cell table:formula="of:=STDEV([.$C$2:.C711])*4" office:value-type="float" office:value="1.62594823473913" calcext:value-type="float">
            <text:p>1.625948</text:p>
          </table:table-cell>
          <table:table-cell table:number-columns-repeated="2"/>
        </table:table-row>
        <table:table-row table:style-name="ro1">
          <table:table-cell office:value-type="float" office:value="0.898335440698403" calcext:value-type="float">
            <text:p>0.898335440698403</text:p>
          </table:table-cell>
          <table:table-cell office:value-type="float" office:value="0.335746007342021" calcext:value-type="float">
            <text:p>0.335746007342021</text:p>
          </table:table-cell>
          <table:table-cell table:formula="of:=IF(([.A712]-0.5)^2+([.B712]-0.5)^2&lt;=0.5^2;1;0)" office:value-type="float" office:value="1" calcext:value-type="float">
            <text:p>1</text:p>
          </table:table-cell>
          <table:table-cell table:formula="of:=AVERAGE([.$C$2:.C712])*4" office:value-type="float" office:value="3.16736990154712" calcext:value-type="float">
            <text:p>3.167370</text:p>
          </table:table-cell>
          <table:table-cell table:formula="of:=STDEV([.$C$2:.C712])*4" office:value-type="float" office:value="1.62510367240947" calcext:value-type="float">
            <text:p>1.625104</text:p>
          </table:table-cell>
          <table:table-cell table:number-columns-repeated="2"/>
        </table:table-row>
        <table:table-row table:style-name="ro1">
          <table:table-cell office:value-type="float" office:value="0.286916165321689" calcext:value-type="float">
            <text:p>0.286916165321689</text:p>
          </table:table-cell>
          <table:table-cell office:value-type="float" office:value="0.115570430578074" calcext:value-type="float">
            <text:p>0.115570430578074</text:p>
          </table:table-cell>
          <table:table-cell table:formula="of:=IF(([.A713]-0.5)^2+([.B713]-0.5)^2&lt;=0.5^2;1;0)" office:value-type="float" office:value="1" calcext:value-type="float">
            <text:p>1</text:p>
          </table:table-cell>
          <table:table-cell table:formula="of:=AVERAGE([.$C$2:.C713])*4" office:value-type="float" office:value="3.1685393258427" calcext:value-type="float">
            <text:p>3.168539</text:p>
          </table:table-cell>
          <table:table-cell table:formula="of:=STDEV([.$C$2:.C713])*4" office:value-type="float" office:value="1.62426020416318" calcext:value-type="float">
            <text:p>1.624260</text:p>
          </table:table-cell>
          <table:table-cell table:number-columns-repeated="2"/>
        </table:table-row>
        <table:table-row table:style-name="ro1">
          <table:table-cell office:value-type="float" office:value="0.114783635954112" calcext:value-type="float">
            <text:p>0.114783635954112</text:p>
          </table:table-cell>
          <table:table-cell office:value-type="float" office:value="0.850697377606772" calcext:value-type="float">
            <text:p>0.850697377606772</text:p>
          </table:table-cell>
          <table:table-cell table:formula="of:=IF(([.A714]-0.5)^2+([.B714]-0.5)^2&lt;=0.5^2;1;0)" office:value-type="float" office:value="0" calcext:value-type="float">
            <text:p>0</text:p>
          </table:table-cell>
          <table:table-cell table:formula="of:=AVERAGE([.$C$2:.C714])*4" office:value-type="float" office:value="3.164095371669" calcext:value-type="float">
            <text:p>3.164095</text:p>
          </table:table-cell>
          <table:table-cell table:formula="of:=STDEV([.$C$2:.C714])*4" office:value-type="float" office:value="1.62745097853075" calcext:value-type="float">
            <text:p>1.627451</text:p>
          </table:table-cell>
          <table:table-cell table:number-columns-repeated="2"/>
        </table:table-row>
        <table:table-row table:style-name="ro1">
          <table:table-cell office:value-type="float" office:value="0.933248555155017" calcext:value-type="float">
            <text:p>0.933248555155017</text:p>
          </table:table-cell>
          <table:table-cell office:value-type="float" office:value="0.445433189753054" calcext:value-type="float">
            <text:p>0.445433189753054</text:p>
          </table:table-cell>
          <table:table-cell table:formula="of:=IF(([.A715]-0.5)^2+([.B715]-0.5)^2&lt;=0.5^2;1;0)" office:value-type="float" office:value="1" calcext:value-type="float">
            <text:p>1</text:p>
          </table:table-cell>
          <table:table-cell table:formula="of:=AVERAGE([.$C$2:.C715])*4" office:value-type="float" office:value="3.16526610644258" calcext:value-type="float">
            <text:p>3.165266</text:p>
          </table:table-cell>
          <table:table-cell table:formula="of:=STDEV([.$C$2:.C715])*4" office:value-type="float" office:value="1.62661015251799" calcext:value-type="float">
            <text:p>1.626610</text:p>
          </table:table-cell>
          <table:table-cell table:number-columns-repeated="2"/>
        </table:table-row>
        <table:table-row table:style-name="ro1">
          <table:table-cell office:value-type="float" office:value="0.82052427969775" calcext:value-type="float">
            <text:p>0.82052427969775</text:p>
          </table:table-cell>
          <table:table-cell office:value-type="float" office:value="0.418145368936132" calcext:value-type="float">
            <text:p>0.418145368936132</text:p>
          </table:table-cell>
          <table:table-cell table:formula="of:=IF(([.A716]-0.5)^2+([.B716]-0.5)^2&lt;=0.5^2;1;0)" office:value-type="float" office:value="1" calcext:value-type="float">
            <text:p>1</text:p>
          </table:table-cell>
          <table:table-cell table:formula="of:=AVERAGE([.$C$2:.C716])*4" office:value-type="float" office:value="3.16643356643357" calcext:value-type="float">
            <text:p>3.166434</text:p>
          </table:table-cell>
          <table:table-cell table:formula="of:=STDEV([.$C$2:.C716])*4" office:value-type="float" office:value="1.625770408022" calcext:value-type="float">
            <text:p>1.625770</text:p>
          </table:table-cell>
          <table:table-cell table:number-columns-repeated="2"/>
        </table:table-row>
        <table:table-row table:style-name="ro1">
          <table:table-cell office:value-type="float" office:value="0.280038385639786" calcext:value-type="float">
            <text:p>0.280038385639786</text:p>
          </table:table-cell>
          <table:table-cell office:value-type="float" office:value="0.38204229641182" calcext:value-type="float">
            <text:p>0.38204229641182</text:p>
          </table:table-cell>
          <table:table-cell table:formula="of:=IF(([.A717]-0.5)^2+([.B717]-0.5)^2&lt;=0.5^2;1;0)" office:value-type="float" office:value="1" calcext:value-type="float">
            <text:p>1</text:p>
          </table:table-cell>
          <table:table-cell table:formula="of:=AVERAGE([.$C$2:.C717])*4" office:value-type="float" office:value="3.16759776536313" calcext:value-type="float">
            <text:p>3.167598</text:p>
          </table:table-cell>
          <table:table-cell table:formula="of:=STDEV([.$C$2:.C717])*4" office:value-type="float" office:value="1.62493174387318" calcext:value-type="float">
            <text:p>1.624932</text:p>
          </table:table-cell>
          <table:table-cell table:number-columns-repeated="2"/>
        </table:table-row>
        <table:table-row table:style-name="ro1">
          <table:table-cell office:value-type="float" office:value="0.32580675486413" calcext:value-type="float">
            <text:p>0.32580675486413</text:p>
          </table:table-cell>
          <table:table-cell office:value-type="float" office:value="0.666461328003872" calcext:value-type="float">
            <text:p>0.666461328003872</text:p>
          </table:table-cell>
          <table:table-cell table:formula="of:=IF(([.A718]-0.5)^2+([.B718]-0.5)^2&lt;=0.5^2;1;0)" office:value-type="float" office:value="1" calcext:value-type="float">
            <text:p>1</text:p>
          </table:table-cell>
          <table:table-cell table:formula="of:=AVERAGE([.$C$2:.C718])*4" office:value-type="float" office:value="3.16875871687587" calcext:value-type="float">
            <text:p>3.168759</text:p>
          </table:table-cell>
          <table:table-cell table:formula="of:=STDEV([.$C$2:.C718])*4" office:value-type="float" office:value="1.62409415889368" calcext:value-type="float">
            <text:p>1.624094</text:p>
          </table:table-cell>
          <table:table-cell table:number-columns-repeated="2"/>
        </table:table-row>
        <table:table-row table:style-name="ro1">
          <table:table-cell office:value-type="float" office:value="0.905798601758154" calcext:value-type="float">
            <text:p>0.905798601758154</text:p>
          </table:table-cell>
          <table:table-cell office:value-type="float" office:value="0.649661737505769" calcext:value-type="float">
            <text:p>0.649661737505769</text:p>
          </table:table-cell>
          <table:table-cell table:formula="of:=IF(([.A719]-0.5)^2+([.B719]-0.5)^2&lt;=0.5^2;1;0)" office:value-type="float" office:value="1" calcext:value-type="float">
            <text:p>1</text:p>
          </table:table-cell>
          <table:table-cell table:formula="of:=AVERAGE([.$C$2:.C719])*4" office:value-type="float" office:value="3.16991643454039" calcext:value-type="float">
            <text:p>3.169916</text:p>
          </table:table-cell>
          <table:table-cell table:formula="of:=STDEV([.$C$2:.C719])*4" office:value-type="float" office:value="1.62325765189746" calcext:value-type="float">
            <text:p>1.623258</text:p>
          </table:table-cell>
          <table:table-cell table:number-columns-repeated="2"/>
        </table:table-row>
        <table:table-row table:style-name="ro1">
          <table:table-cell office:value-type="float" office:value="0.433286230188153" calcext:value-type="float">
            <text:p>0.433286230188153</text:p>
          </table:table-cell>
          <table:table-cell office:value-type="float" office:value="0.385978799351136" calcext:value-type="float">
            <text:p>0.385978799351136</text:p>
          </table:table-cell>
          <table:table-cell table:formula="of:=IF(([.A720]-0.5)^2+([.B720]-0.5)^2&lt;=0.5^2;1;0)" office:value-type="float" office:value="1" calcext:value-type="float">
            <text:p>1</text:p>
          </table:table-cell>
          <table:table-cell table:formula="of:=AVERAGE([.$C$2:.C720])*4" office:value-type="float" office:value="3.17107093184979" calcext:value-type="float">
            <text:p>3.171071</text:p>
          </table:table-cell>
          <table:table-cell table:formula="of:=STDEV([.$C$2:.C720])*4" office:value-type="float" office:value="1.62242222169051" calcext:value-type="float">
            <text:p>1.622422</text:p>
          </table:table-cell>
          <table:table-cell table:number-columns-repeated="2"/>
        </table:table-row>
        <table:table-row table:style-name="ro1">
          <table:table-cell office:value-type="float" office:value="0.306890631543646" calcext:value-type="float">
            <text:p>0.306890631543646</text:p>
          </table:table-cell>
          <table:table-cell office:value-type="float" office:value="0.502851122227815" calcext:value-type="float">
            <text:p>0.502851122227815</text:p>
          </table:table-cell>
          <table:table-cell table:formula="of:=IF(([.A721]-0.5)^2+([.B721]-0.5)^2&lt;=0.5^2;1;0)" office:value-type="float" office:value="1" calcext:value-type="float">
            <text:p>1</text:p>
          </table:table-cell>
          <table:table-cell table:formula="of:=AVERAGE([.$C$2:.C721])*4" office:value-type="float" office:value="3.17222222222222" calcext:value-type="float">
            <text:p>3.172222</text:p>
          </table:table-cell>
          <table:table-cell table:formula="of:=STDEV([.$C$2:.C721])*4" office:value-type="float" office:value="1.62158786707105" calcext:value-type="float">
            <text:p>1.621588</text:p>
          </table:table-cell>
          <table:table-cell table:number-columns-repeated="2"/>
        </table:table-row>
        <table:table-row table:style-name="ro1">
          <table:table-cell office:value-type="float" office:value="0.773518619645669" calcext:value-type="float">
            <text:p>0.773518619645669</text:p>
          </table:table-cell>
          <table:table-cell office:value-type="float" office:value="0.652082073768071" calcext:value-type="float">
            <text:p>0.652082073768071</text:p>
          </table:table-cell>
          <table:table-cell table:formula="of:=IF(([.A722]-0.5)^2+([.B722]-0.5)^2&lt;=0.5^2;1;0)" office:value-type="float" office:value="1" calcext:value-type="float">
            <text:p>1</text:p>
          </table:table-cell>
          <table:table-cell table:formula="of:=AVERAGE([.$C$2:.C722])*4" office:value-type="float" office:value="3.17337031900139" calcext:value-type="float">
            <text:p>3.173370</text:p>
          </table:table-cell>
          <table:table-cell table:formula="of:=STDEV([.$C$2:.C722])*4" office:value-type="float" office:value="1.62075458682951" calcext:value-type="float">
            <text:p>1.620755</text:p>
          </table:table-cell>
          <table:table-cell table:number-columns-repeated="2"/>
        </table:table-row>
        <table:table-row table:style-name="ro1">
          <table:table-cell office:value-type="float" office:value="0.107446764565931" calcext:value-type="float">
            <text:p>0.107446764565931</text:p>
          </table:table-cell>
          <table:table-cell office:value-type="float" office:value="0.935574183835148" calcext:value-type="float">
            <text:p>0.935574183835148</text:p>
          </table:table-cell>
          <table:table-cell table:formula="of:=IF(([.A723]-0.5)^2+([.B723]-0.5)^2&lt;=0.5^2;1;0)" office:value-type="float" office:value="0" calcext:value-type="float">
            <text:p>0</text:p>
          </table:table-cell>
          <table:table-cell table:formula="of:=AVERAGE([.$C$2:.C723])*4" office:value-type="float" office:value="3.16897506925208" calcext:value-type="float">
            <text:p>3.168975</text:p>
          </table:table-cell>
          <table:table-cell table:formula="of:=STDEV([.$C$2:.C723])*4" office:value-type="float" office:value="1.6239303709167" calcext:value-type="float">
            <text:p>1.623930</text:p>
          </table:table-cell>
          <table:table-cell table:number-columns-repeated="2"/>
        </table:table-row>
        <table:table-row table:style-name="ro1">
          <table:table-cell office:value-type="float" office:value="0.932960093089063" calcext:value-type="float">
            <text:p>0.932960093089063</text:p>
          </table:table-cell>
          <table:table-cell office:value-type="float" office:value="0.640760156598003" calcext:value-type="float">
            <text:p>0.640760156598003</text:p>
          </table:table-cell>
          <table:table-cell table:formula="of:=IF(([.A724]-0.5)^2+([.B724]-0.5)^2&lt;=0.5^2;1;0)" office:value-type="float" office:value="1" calcext:value-type="float">
            <text:p>1</text:p>
          </table:table-cell>
          <table:table-cell table:formula="of:=AVERAGE([.$C$2:.C724])*4" office:value-type="float" office:value="3.1701244813278" calcext:value-type="float">
            <text:p>3.170124</text:p>
          </table:table-cell>
          <table:table-cell table:formula="of:=STDEV([.$C$2:.C724])*4" office:value-type="float" office:value="1.62309965114831" calcext:value-type="float">
            <text:p>1.623100</text:p>
          </table:table-cell>
          <table:table-cell table:number-columns-repeated="2"/>
        </table:table-row>
        <table:table-row table:style-name="ro1">
          <table:table-cell office:value-type="float" office:value="0.26037890254947" calcext:value-type="float">
            <text:p>0.26037890254947</text:p>
          </table:table-cell>
          <table:table-cell office:value-type="float" office:value="0.838746144491609" calcext:value-type="float">
            <text:p>0.838746144491609</text:p>
          </table:table-cell>
          <table:table-cell table:formula="of:=IF(([.A725]-0.5)^2+([.B725]-0.5)^2&lt;=0.5^2;1;0)" office:value-type="float" office:value="1" calcext:value-type="float">
            <text:p>1</text:p>
          </table:table-cell>
          <table:table-cell table:formula="of:=AVERAGE([.$C$2:.C725])*4" office:value-type="float" office:value="3.17127071823204" calcext:value-type="float">
            <text:p>3.171271</text:p>
          </table:table-cell>
          <table:table-cell table:formula="of:=STDEV([.$C$2:.C725])*4" office:value-type="float" office:value="1.62226999360242" calcext:value-type="float">
            <text:p>1.622270</text:p>
          </table:table-cell>
          <table:table-cell table:number-columns-repeated="2"/>
        </table:table-row>
        <table:table-row table:style-name="ro1">
          <table:table-cell office:value-type="float" office:value="0.892875063443013" calcext:value-type="float">
            <text:p>0.892875063443013</text:p>
          </table:table-cell>
          <table:table-cell office:value-type="float" office:value="0.673642913903067" calcext:value-type="float">
            <text:p>0.673642913903067</text:p>
          </table:table-cell>
          <table:table-cell table:formula="of:=IF(([.A726]-0.5)^2+([.B726]-0.5)^2&lt;=0.5^2;1;0)" office:value-type="float" office:value="1" calcext:value-type="float">
            <text:p>1</text:p>
          </table:table-cell>
          <table:table-cell table:formula="of:=AVERAGE([.$C$2:.C726])*4" office:value-type="float" office:value="3.17241379310345" calcext:value-type="float">
            <text:p>3.172414</text:p>
          </table:table-cell>
          <table:table-cell table:formula="of:=STDEV([.$C$2:.C726])*4" office:value-type="float" office:value="1.62144139709994" calcext:value-type="float">
            <text:p>1.621441</text:p>
          </table:table-cell>
          <table:table-cell table:number-columns-repeated="2"/>
        </table:table-row>
        <table:table-row table:style-name="ro1">
          <table:table-cell office:value-type="float" office:value="0.61567128108617" calcext:value-type="float">
            <text:p>0.61567128108617</text:p>
          </table:table-cell>
          <table:table-cell office:value-type="float" office:value="0.459736851694157" calcext:value-type="float">
            <text:p>0.459736851694157</text:p>
          </table:table-cell>
          <table:table-cell table:formula="of:=IF(([.A727]-0.5)^2+([.B727]-0.5)^2&lt;=0.5^2;1;0)" office:value-type="float" office:value="1" calcext:value-type="float">
            <text:p>1</text:p>
          </table:table-cell>
          <table:table-cell table:formula="of:=AVERAGE([.$C$2:.C727])*4" office:value-type="float" office:value="3.17355371900826" calcext:value-type="float">
            <text:p>3.173554</text:p>
          </table:table-cell>
          <table:table-cell table:formula="of:=STDEV([.$C$2:.C727])*4" office:value-type="float" office:value="1.62061386045426" calcext:value-type="float">
            <text:p>1.620614</text:p>
          </table:table-cell>
          <table:table-cell table:number-columns-repeated="2"/>
        </table:table-row>
        <table:table-row table:style-name="ro1">
          <table:table-cell office:value-type="float" office:value="0.765352995761882" calcext:value-type="float">
            <text:p>0.765352995761882</text:p>
          </table:table-cell>
          <table:table-cell office:value-type="float" office:value="0.181191703514558" calcext:value-type="float">
            <text:p>0.181191703514558</text:p>
          </table:table-cell>
          <table:table-cell table:formula="of:=IF(([.A728]-0.5)^2+([.B728]-0.5)^2&lt;=0.5^2;1;0)" office:value-type="float" office:value="1" calcext:value-type="float">
            <text:p>1</text:p>
          </table:table-cell>
          <table:table-cell table:formula="of:=AVERAGE([.$C$2:.C728])*4" office:value-type="float" office:value="3.17469050894085" calcext:value-type="float">
            <text:p>3.174691</text:p>
          </table:table-cell>
          <table:table-cell table:formula="of:=STDEV([.$C$2:.C728])*4" office:value-type="float" office:value="1.61978738247151" calcext:value-type="float">
            <text:p>1.619787</text:p>
          </table:table-cell>
          <table:table-cell table:number-columns-repeated="2"/>
        </table:table-row>
        <table:table-row table:style-name="ro1">
          <table:table-cell office:value-type="float" office:value="0.674967591103327" calcext:value-type="float">
            <text:p>0.674967591103327</text:p>
          </table:table-cell>
          <table:table-cell office:value-type="float" office:value="0.500980866493376" calcext:value-type="float">
            <text:p>0.500980866493376</text:p>
          </table:table-cell>
          <table:table-cell table:formula="of:=IF(([.A729]-0.5)^2+([.B729]-0.5)^2&lt;=0.5^2;1;0)" office:value-type="float" office:value="1" calcext:value-type="float">
            <text:p>1</text:p>
          </table:table-cell>
          <table:table-cell table:formula="of:=AVERAGE([.$C$2:.C729])*4" office:value-type="float" office:value="3.17582417582418" calcext:value-type="float">
            <text:p>3.175824</text:p>
          </table:table-cell>
          <table:table-cell table:formula="of:=STDEV([.$C$2:.C729])*4" office:value-type="float" office:value="1.61896196195054" calcext:value-type="float">
            <text:p>1.618962</text:p>
          </table:table-cell>
          <table:table-cell table:number-columns-repeated="2"/>
        </table:table-row>
        <table:table-row table:style-name="ro1">
          <table:table-cell office:value-type="float" office:value="0.668065958312191" calcext:value-type="float">
            <text:p>0.668065958312191</text:p>
          </table:table-cell>
          <table:table-cell office:value-type="float" office:value="0.235737533526011" calcext:value-type="float">
            <text:p>0.235737533526011</text:p>
          </table:table-cell>
          <table:table-cell table:formula="of:=IF(([.A730]-0.5)^2+([.B730]-0.5)^2&lt;=0.5^2;1;0)" office:value-type="float" office:value="1" calcext:value-type="float">
            <text:p>1</text:p>
          </table:table-cell>
          <table:table-cell table:formula="of:=AVERAGE([.$C$2:.C730])*4" office:value-type="float" office:value="3.17695473251029" calcext:value-type="float">
            <text:p>3.176955</text:p>
          </table:table-cell>
          <table:table-cell table:formula="of:=STDEV([.$C$2:.C730])*4" office:value-type="float" office:value="1.6181375976832" calcext:value-type="float">
            <text:p>1.618138</text:p>
          </table:table-cell>
          <table:table-cell table:number-columns-repeated="2"/>
        </table:table-row>
        <table:table-row table:style-name="ro1">
          <table:table-cell office:value-type="float" office:value="0.060106861611071" calcext:value-type="float">
            <text:p>0.060106861611071</text:p>
          </table:table-cell>
          <table:table-cell office:value-type="float" office:value="0.196122869537054" calcext:value-type="float">
            <text:p>0.196122869537054</text:p>
          </table:table-cell>
          <table:table-cell table:formula="of:=IF(([.A731]-0.5)^2+([.B731]-0.5)^2&lt;=0.5^2;1;0)" office:value-type="float" office:value="0" calcext:value-type="float">
            <text:p>0</text:p>
          </table:table-cell>
          <table:table-cell table:formula="of:=AVERAGE([.$C$2:.C731])*4" office:value-type="float" office:value="3.17260273972603" calcext:value-type="float">
            <text:p>3.172603</text:p>
          </table:table-cell>
          <table:table-cell table:formula="of:=STDEV([.$C$2:.C731])*4" office:value-type="float" office:value="1.62129690115459" calcext:value-type="float">
            <text:p>1.621297</text:p>
          </table:table-cell>
          <table:table-cell table:number-columns-repeated="2"/>
        </table:table-row>
        <table:table-row table:style-name="ro1">
          <table:table-cell office:value-type="float" office:value="0.997276610826885" calcext:value-type="float">
            <text:p>0.997276610826885</text:p>
          </table:table-cell>
          <table:table-cell office:value-type="float" office:value="0.232847392932023" calcext:value-type="float">
            <text:p>0.232847392932023</text:p>
          </table:table-cell>
          <table:table-cell table:formula="of:=IF(([.A732]-0.5)^2+([.B732]-0.5)^2&lt;=0.5^2;1;0)" office:value-type="float" office:value="0" calcext:value-type="float">
            <text:p>0</text:p>
          </table:table-cell>
          <table:table-cell table:formula="of:=AVERAGE([.$C$2:.C732])*4" office:value-type="float" office:value="3.16826265389877" calcext:value-type="float">
            <text:p>3.168263</text:p>
          </table:table-cell>
          <table:table-cell table:formula="of:=STDEV([.$C$2:.C732])*4" office:value-type="float" office:value="1.62442980241475" calcext:value-type="float">
            <text:p>1.624430</text:p>
          </table:table-cell>
          <table:table-cell table:number-columns-repeated="2"/>
        </table:table-row>
        <table:table-row table:style-name="ro1">
          <table:table-cell office:value-type="float" office:value="0.0224726557831197" calcext:value-type="float">
            <text:p>0.0224726557831197</text:p>
          </table:table-cell>
          <table:table-cell office:value-type="float" office:value="0.488443808481061" calcext:value-type="float">
            <text:p>0.488443808481061</text:p>
          </table:table-cell>
          <table:table-cell table:formula="of:=IF(([.A733]-0.5)^2+([.B733]-0.5)^2&lt;=0.5^2;1;0)" office:value-type="float" office:value="1" calcext:value-type="float">
            <text:p>1</text:p>
          </table:table-cell>
          <table:table-cell table:formula="of:=AVERAGE([.$C$2:.C733])*4" office:value-type="float" office:value="3.16939890710383" calcext:value-type="float">
            <text:p>3.169399</text:p>
          </table:table-cell>
          <table:table-cell table:formula="of:=STDEV([.$C$2:.C733])*4" office:value-type="float" office:value="1.62360938520651" calcext:value-type="float">
            <text:p>1.623609</text:p>
          </table:table-cell>
          <table:table-cell table:number-columns-repeated="2"/>
        </table:table-row>
        <table:table-row table:style-name="ro1">
          <table:table-cell office:value-type="float" office:value="0.726694259421448" calcext:value-type="float">
            <text:p>0.726694259421448</text:p>
          </table:table-cell>
          <table:table-cell office:value-type="float" office:value="0.246966702102721" calcext:value-type="float">
            <text:p>0.246966702102721</text:p>
          </table:table-cell>
          <table:table-cell table:formula="of:=IF(([.A734]-0.5)^2+([.B734]-0.5)^2&lt;=0.5^2;1;0)" office:value-type="float" office:value="1" calcext:value-type="float">
            <text:p>1</text:p>
          </table:table-cell>
          <table:table-cell table:formula="of:=AVERAGE([.$C$2:.C734])*4" office:value-type="float" office:value="3.17053206002729" calcext:value-type="float">
            <text:p>3.170532</text:p>
          </table:table-cell>
          <table:table-cell table:formula="of:=STDEV([.$C$2:.C734])*4" office:value-type="float" office:value="1.6227900030876" calcext:value-type="float">
            <text:p>1.622790</text:p>
          </table:table-cell>
          <table:table-cell table:number-columns-repeated="2"/>
        </table:table-row>
        <table:table-row table:style-name="ro1">
          <table:table-cell office:value-type="float" office:value="0.17664145640912" calcext:value-type="float">
            <text:p>0.17664145640912</text:p>
          </table:table-cell>
          <table:table-cell office:value-type="float" office:value="0.739116923891325" calcext:value-type="float">
            <text:p>0.739116923891325</text:p>
          </table:table-cell>
          <table:table-cell table:formula="of:=IF(([.A735]-0.5)^2+([.B735]-0.5)^2&lt;=0.5^2;1;0)" office:value-type="float" office:value="1" calcext:value-type="float">
            <text:p>1</text:p>
          </table:table-cell>
          <table:table-cell table:formula="of:=AVERAGE([.$C$2:.C735])*4" office:value-type="float" office:value="3.1716621253406" calcext:value-type="float">
            <text:p>3.171662</text:p>
          </table:table-cell>
          <table:table-cell table:formula="of:=STDEV([.$C$2:.C735])*4" office:value-type="float" office:value="1.62197165492981" calcext:value-type="float">
            <text:p>1.621972</text:p>
          </table:table-cell>
          <table:table-cell table:number-columns-repeated="2"/>
        </table:table-row>
        <table:table-row table:style-name="ro1">
          <table:table-cell office:value-type="float" office:value="0.730957189928574" calcext:value-type="float">
            <text:p>0.730957189928574</text:p>
          </table:table-cell>
          <table:table-cell office:value-type="float" office:value="0.526411552292783" calcext:value-type="float">
            <text:p>0.526411552292783</text:p>
          </table:table-cell>
          <table:table-cell table:formula="of:=IF(([.A736]-0.5)^2+([.B736]-0.5)^2&lt;=0.5^2;1;0)" office:value-type="float" office:value="1" calcext:value-type="float">
            <text:p>1</text:p>
          </table:table-cell>
          <table:table-cell table:formula="of:=AVERAGE([.$C$2:.C736])*4" office:value-type="float" office:value="3.17278911564626" calcext:value-type="float">
            <text:p>3.172789</text:p>
          </table:table-cell>
          <table:table-cell table:formula="of:=STDEV([.$C$2:.C736])*4" office:value-type="float" office:value="1.62115433959783" calcext:value-type="float">
            <text:p>1.621154</text:p>
          </table:table-cell>
          <table:table-cell table:number-columns-repeated="2"/>
        </table:table-row>
        <table:table-row table:style-name="ro1">
          <table:table-cell office:value-type="float" office:value="0.32810933373549" calcext:value-type="float">
            <text:p>0.32810933373549</text:p>
          </table:table-cell>
          <table:table-cell office:value-type="float" office:value="0.877649365739097" calcext:value-type="float">
            <text:p>0.877649365739097</text:p>
          </table:table-cell>
          <table:table-cell table:formula="of:=IF(([.A737]-0.5)^2+([.B737]-0.5)^2&lt;=0.5^2;1;0)" office:value-type="float" office:value="1" calcext:value-type="float">
            <text:p>1</text:p>
          </table:table-cell>
          <table:table-cell table:formula="of:=AVERAGE([.$C$2:.C737])*4" office:value-type="float" office:value="3.17391304347826" calcext:value-type="float">
            <text:p>3.173913</text:p>
          </table:table-cell>
          <table:table-cell table:formula="of:=STDEV([.$C$2:.C737])*4" office:value-type="float" office:value="1.6203380559493" calcext:value-type="float">
            <text:p>1.620338</text:p>
          </table:table-cell>
          <table:table-cell table:number-columns-repeated="2"/>
        </table:table-row>
        <table:table-row table:style-name="ro1">
          <table:table-cell office:value-type="float" office:value="0.175418956693156" calcext:value-type="float">
            <text:p>0.175418956693156</text:p>
          </table:table-cell>
          <table:table-cell office:value-type="float" office:value="0.945995088779659" calcext:value-type="float">
            <text:p>0.945995088779659</text:p>
          </table:table-cell>
          <table:table-cell table:formula="of:=IF(([.A738]-0.5)^2+([.B738]-0.5)^2&lt;=0.5^2;1;0)" office:value-type="float" office:value="0" calcext:value-type="float">
            <text:p>0</text:p>
          </table:table-cell>
          <table:table-cell table:formula="of:=AVERAGE([.$C$2:.C738])*4" office:value-type="float" office:value="3.16960651289009" calcext:value-type="float">
            <text:p>3.169607</text:p>
          </table:table-cell>
          <table:table-cell table:formula="of:=STDEV([.$C$2:.C738])*4" office:value-type="float" office:value="1.62345209968065" calcext:value-type="float">
            <text:p>1.623452</text:p>
          </table:table-cell>
          <table:table-cell table:number-columns-repeated="2"/>
        </table:table-row>
        <table:table-row table:style-name="ro1">
          <table:table-cell office:value-type="float" office:value="0.721211874298445" calcext:value-type="float">
            <text:p>0.721211874298445</text:p>
          </table:table-cell>
          <table:table-cell office:value-type="float" office:value="0.792886603940031" calcext:value-type="float">
            <text:p>0.792886603940031</text:p>
          </table:table-cell>
          <table:table-cell table:formula="of:=IF(([.A739]-0.5)^2+([.B739]-0.5)^2&lt;=0.5^2;1;0)" office:value-type="float" office:value="1" calcext:value-type="float">
            <text:p>1</text:p>
          </table:table-cell>
          <table:table-cell table:formula="of:=AVERAGE([.$C$2:.C739])*4" office:value-type="float" office:value="3.17073170731707" calcext:value-type="float">
            <text:p>3.170732</text:p>
          </table:table-cell>
          <table:table-cell table:formula="of:=STDEV([.$C$2:.C739])*4" office:value-type="float" office:value="1.62263827118954" calcext:value-type="float">
            <text:p>1.622638</text:p>
          </table:table-cell>
          <table:table-cell table:number-columns-repeated="2"/>
        </table:table-row>
        <table:table-row table:style-name="ro1">
          <table:table-cell office:value-type="float" office:value="0.203361573303382" calcext:value-type="float">
            <text:p>0.203361573303382</text:p>
          </table:table-cell>
          <table:table-cell office:value-type="float" office:value="0.766288984669331" calcext:value-type="float">
            <text:p>0.766288984669331</text:p>
          </table:table-cell>
          <table:table-cell table:formula="of:=IF(([.A740]-0.5)^2+([.B740]-0.5)^2&lt;=0.5^2;1;0)" office:value-type="float" office:value="1" calcext:value-type="float">
            <text:p>1</text:p>
          </table:table-cell>
          <table:table-cell table:formula="of:=AVERAGE([.$C$2:.C740])*4" office:value-type="float" office:value="3.17185385656292" calcext:value-type="float">
            <text:p>3.171854</text:p>
          </table:table-cell>
          <table:table-cell table:formula="of:=STDEV([.$C$2:.C740])*4" office:value-type="float" office:value="1.62182546294961" calcext:value-type="float">
            <text:p>1.621825</text:p>
          </table:table-cell>
          <table:table-cell table:number-columns-repeated="2"/>
        </table:table-row>
        <table:table-row table:style-name="ro1">
          <table:table-cell office:value-type="float" office:value="0.520929354022894" calcext:value-type="float">
            <text:p>0.520929354022894</text:p>
          </table:table-cell>
          <table:table-cell office:value-type="float" office:value="0.623037592027847" calcext:value-type="float">
            <text:p>0.623037592027847</text:p>
          </table:table-cell>
          <table:table-cell table:formula="of:=IF(([.A741]-0.5)^2+([.B741]-0.5)^2&lt;=0.5^2;1;0)" office:value-type="float" office:value="1" calcext:value-type="float">
            <text:p>1</text:p>
          </table:table-cell>
          <table:table-cell table:formula="of:=AVERAGE([.$C$2:.C741])*4" office:value-type="float" office:value="3.17297297297297" calcext:value-type="float">
            <text:p>3.172973</text:p>
          </table:table-cell>
          <table:table-cell table:formula="of:=STDEV([.$C$2:.C741])*4" office:value-type="float" office:value="1.6210136738466" calcext:value-type="float">
            <text:p>1.621014</text:p>
          </table:table-cell>
          <table:table-cell table:number-columns-repeated="2"/>
        </table:table-row>
        <table:table-row table:style-name="ro1">
          <table:table-cell office:value-type="float" office:value="0.652410289537585" calcext:value-type="float">
            <text:p>0.652410289537585</text:p>
          </table:table-cell>
          <table:table-cell office:value-type="float" office:value="0.403238214746452" calcext:value-type="float">
            <text:p>0.403238214746452</text:p>
          </table:table-cell>
          <table:table-cell table:formula="of:=IF(([.A742]-0.5)^2+([.B742]-0.5)^2&lt;=0.5^2;1;0)" office:value-type="float" office:value="1" calcext:value-type="float">
            <text:p>1</text:p>
          </table:table-cell>
          <table:table-cell table:formula="of:=AVERAGE([.$C$2:.C742])*4" office:value-type="float" office:value="3.17408906882591" calcext:value-type="float">
            <text:p>3.174089</text:p>
          </table:table-cell>
          <table:table-cell table:formula="of:=STDEV([.$C$2:.C742])*4" office:value-type="float" office:value="1.62020290275943" calcext:value-type="float">
            <text:p>1.620203</text:p>
          </table:table-cell>
          <table:table-cell table:number-columns-repeated="2"/>
        </table:table-row>
        <table:table-row table:style-name="ro1">
          <table:table-cell office:value-type="float" office:value="0.38645399642484" calcext:value-type="float">
            <text:p>0.38645399642484</text:p>
          </table:table-cell>
          <table:table-cell office:value-type="float" office:value="0.751317490758977" calcext:value-type="float">
            <text:p>0.751317490758977</text:p>
          </table:table-cell>
          <table:table-cell table:formula="of:=IF(([.A743]-0.5)^2+([.B743]-0.5)^2&lt;=0.5^2;1;0)" office:value-type="float" office:value="1" calcext:value-type="float">
            <text:p>1</text:p>
          </table:table-cell>
          <table:table-cell table:formula="of:=AVERAGE([.$C$2:.C743])*4" office:value-type="float" office:value="3.17520215633423" calcext:value-type="float">
            <text:p>3.175202</text:p>
          </table:table-cell>
          <table:table-cell table:formula="of:=STDEV([.$C$2:.C743])*4" office:value-type="float" office:value="1.61939314856027" calcext:value-type="float">
            <text:p>1.619393</text:p>
          </table:table-cell>
          <table:table-cell table:number-columns-repeated="2"/>
        </table:table-row>
        <table:table-row table:style-name="ro1">
          <table:table-cell office:value-type="float" office:value="0.4285317497337" calcext:value-type="float">
            <text:p>0.4285317497337</text:p>
          </table:table-cell>
          <table:table-cell office:value-type="float" office:value="0.690766660367195" calcext:value-type="float">
            <text:p>0.690766660367195</text:p>
          </table:table-cell>
          <table:table-cell table:formula="of:=IF(([.A744]-0.5)^2+([.B744]-0.5)^2&lt;=0.5^2;1;0)" office:value-type="float" office:value="1" calcext:value-type="float">
            <text:p>1</text:p>
          </table:table-cell>
          <table:table-cell table:formula="of:=AVERAGE([.$C$2:.C744])*4" office:value-type="float" office:value="3.17631224764468" calcext:value-type="float">
            <text:p>3.176312</text:p>
          </table:table-cell>
          <table:table-cell table:formula="of:=STDEV([.$C$2:.C744])*4" office:value-type="float" office:value="1.61858441011475" calcext:value-type="float">
            <text:p>1.618584</text:p>
          </table:table-cell>
          <table:table-cell table:number-columns-repeated="2"/>
        </table:table-row>
        <table:table-row table:style-name="ro1">
          <table:table-cell office:value-type="float" office:value="0.570314396475407" calcext:value-type="float">
            <text:p>0.570314396475407</text:p>
          </table:table-cell>
          <table:table-cell office:value-type="float" office:value="0.825846117295842" calcext:value-type="float">
            <text:p>0.825846117295842</text:p>
          </table:table-cell>
          <table:table-cell table:formula="of:=IF(([.A745]-0.5)^2+([.B745]-0.5)^2&lt;=0.5^2;1;0)" office:value-type="float" office:value="1" calcext:value-type="float">
            <text:p>1</text:p>
          </table:table-cell>
          <table:table-cell table:formula="of:=AVERAGE([.$C$2:.C745])*4" office:value-type="float" office:value="3.17741935483871" calcext:value-type="float">
            <text:p>3.177419</text:p>
          </table:table-cell>
          <table:table-cell table:formula="of:=STDEV([.$C$2:.C745])*4" office:value-type="float" office:value="1.61777668628195" calcext:value-type="float">
            <text:p>1.617777</text:p>
          </table:table-cell>
          <table:table-cell table:number-columns-repeated="2"/>
        </table:table-row>
        <table:table-row table:style-name="ro1">
          <table:table-cell office:value-type="float" office:value="0.368707377655196" calcext:value-type="float">
            <text:p>0.368707377655196</text:p>
          </table:table-cell>
          <table:table-cell office:value-type="float" office:value="0.0608859082535006" calcext:value-type="float">
            <text:p>0.0608859082535006</text:p>
          </table:table-cell>
          <table:table-cell table:formula="of:=IF(([.A746]-0.5)^2+([.B746]-0.5)^2&lt;=0.5^2;1;0)" office:value-type="float" office:value="1" calcext:value-type="float">
            <text:p>1</text:p>
          </table:table-cell>
          <table:table-cell table:formula="of:=AVERAGE([.$C$2:.C746])*4" office:value-type="float" office:value="3.17852348993289" calcext:value-type="float">
            <text:p>3.178523</text:p>
          </table:table-cell>
          <table:table-cell table:formula="of:=STDEV([.$C$2:.C746])*4" office:value-type="float" office:value="1.61696997591461" calcext:value-type="float">
            <text:p>1.616970</text:p>
          </table:table-cell>
          <table:table-cell table:number-columns-repeated="2"/>
        </table:table-row>
        <table:table-row table:style-name="ro1">
          <table:table-cell office:value-type="float" office:value="0.620275386421561" calcext:value-type="float">
            <text:p>0.620275386421561</text:p>
          </table:table-cell>
          <table:table-cell office:value-type="float" office:value="0.510758947313381" calcext:value-type="float">
            <text:p>0.510758947313381</text:p>
          </table:table-cell>
          <table:table-cell table:formula="of:=IF(([.A747]-0.5)^2+([.B747]-0.5)^2&lt;=0.5^2;1;0)" office:value-type="float" office:value="1" calcext:value-type="float">
            <text:p>1</text:p>
          </table:table-cell>
          <table:table-cell table:formula="of:=AVERAGE([.$C$2:.C747])*4" office:value-type="float" office:value="3.17962466487936" calcext:value-type="float">
            <text:p>3.179625</text:p>
          </table:table-cell>
          <table:table-cell table:formula="of:=STDEV([.$C$2:.C747])*4" office:value-type="float" office:value="1.61616427785929" calcext:value-type="float">
            <text:p>1.616164</text:p>
          </table:table-cell>
          <table:table-cell table:number-columns-repeated="2"/>
        </table:table-row>
        <table:table-row table:style-name="ro1">
          <table:table-cell office:value-type="float" office:value="0.821105547928045" calcext:value-type="float">
            <text:p>0.821105547928045</text:p>
          </table:table-cell>
          <table:table-cell office:value-type="float" office:value="0.859434158983295" calcext:value-type="float">
            <text:p>0.859434158983295</text:p>
          </table:table-cell>
          <table:table-cell table:formula="of:=IF(([.A748]-0.5)^2+([.B748]-0.5)^2&lt;=0.5^2;1;0)" office:value-type="float" office:value="1" calcext:value-type="float">
            <text:p>1</text:p>
          </table:table-cell>
          <table:table-cell table:formula="of:=AVERAGE([.$C$2:.C748])*4" office:value-type="float" office:value="3.18072289156627" calcext:value-type="float">
            <text:p>3.180723</text:p>
          </table:table-cell>
          <table:table-cell table:formula="of:=STDEV([.$C$2:.C748])*4" office:value-type="float" office:value="1.61535959095633" calcext:value-type="float">
            <text:p>1.615360</text:p>
          </table:table-cell>
          <table:table-cell table:number-columns-repeated="2"/>
        </table:table-row>
        <table:table-row table:style-name="ro1">
          <table:table-cell office:value-type="float" office:value="0.837761298694546" calcext:value-type="float">
            <text:p>0.837761298694546</text:p>
          </table:table-cell>
          <table:table-cell office:value-type="float" office:value="0.708538320103558" calcext:value-type="float">
            <text:p>0.708538320103558</text:p>
          </table:table-cell>
          <table:table-cell table:formula="of:=IF(([.A749]-0.5)^2+([.B749]-0.5)^2&lt;=0.5^2;1;0)" office:value-type="float" office:value="1" calcext:value-type="float">
            <text:p>1</text:p>
          </table:table-cell>
          <table:table-cell table:formula="of:=AVERAGE([.$C$2:.C749])*4" office:value-type="float" office:value="3.18181818181818" calcext:value-type="float">
            <text:p>3.181818</text:p>
          </table:table-cell>
          <table:table-cell table:formula="of:=STDEV([.$C$2:.C749])*4" office:value-type="float" office:value="1.61455591404012" calcext:value-type="float">
            <text:p>1.614556</text:p>
          </table:table-cell>
          <table:table-cell table:number-columns-repeated="2"/>
        </table:table-row>
        <table:table-row table:style-name="ro1">
          <table:table-cell office:value-type="float" office:value="0.190720361856165" calcext:value-type="float">
            <text:p>0.190720361856165</text:p>
          </table:table-cell>
          <table:table-cell office:value-type="float" office:value="0.181371262401307" calcext:value-type="float">
            <text:p>0.181371262401307</text:p>
          </table:table-cell>
          <table:table-cell table:formula="of:=IF(([.A750]-0.5)^2+([.B750]-0.5)^2&lt;=0.5^2;1;0)" office:value-type="float" office:value="1" calcext:value-type="float">
            <text:p>1</text:p>
          </table:table-cell>
          <table:table-cell table:formula="of:=AVERAGE([.$C$2:.C750])*4" office:value-type="float" office:value="3.18291054739653" calcext:value-type="float">
            <text:p>3.182911</text:p>
          </table:table-cell>
          <table:table-cell table:formula="of:=STDEV([.$C$2:.C750])*4" office:value-type="float" office:value="1.61375324593911" calcext:value-type="float">
            <text:p>1.613753</text:p>
          </table:table-cell>
          <table:table-cell table:number-columns-repeated="2"/>
        </table:table-row>
        <table:table-row table:style-name="ro1">
          <table:table-cell office:value-type="float" office:value="0.964101681376077" calcext:value-type="float">
            <text:p>0.964101681376077</text:p>
          </table:table-cell>
          <table:table-cell office:value-type="float" office:value="0.954053335364114" calcext:value-type="float">
            <text:p>0.954053335364114</text:p>
          </table:table-cell>
          <table:table-cell table:formula="of:=IF(([.A751]-0.5)^2+([.B751]-0.5)^2&lt;=0.5^2;1;0)" office:value-type="float" office:value="0" calcext:value-type="float">
            <text:p>0</text:p>
          </table:table-cell>
          <table:table-cell table:formula="of:=AVERAGE([.$C$2:.C751])*4" office:value-type="float" office:value="3.17866666666667" calcext:value-type="float">
            <text:p>3.178667</text:p>
          </table:table-cell>
          <table:table-cell table:formula="of:=STDEV([.$C$2:.C751])*4" office:value-type="float" office:value="1.61685822804444" calcext:value-type="float">
            <text:p>1.616858</text:p>
          </table:table-cell>
          <table:table-cell table:number-columns-repeated="2"/>
        </table:table-row>
        <table:table-row table:style-name="ro1">
          <table:table-cell office:value-type="float" office:value="0.816853814525823" calcext:value-type="float">
            <text:p>0.816853814525823</text:p>
          </table:table-cell>
          <table:table-cell office:value-type="float" office:value="0.121067499514579" calcext:value-type="float">
            <text:p>0.121067499514579</text:p>
          </table:table-cell>
          <table:table-cell table:formula="of:=IF(([.A752]-0.5)^2+([.B752]-0.5)^2&lt;=0.5^2;1;0)" office:value-type="float" office:value="1" calcext:value-type="float">
            <text:p>1</text:p>
          </table:table-cell>
          <table:table-cell table:formula="of:=AVERAGE([.$C$2:.C752])*4" office:value-type="float" office:value="3.1797603195739" calcext:value-type="float">
            <text:p>3.179760</text:p>
          </table:table-cell>
          <table:table-cell table:formula="of:=STDEV([.$C$2:.C752])*4" office:value-type="float" office:value="1.6160579019567" calcext:value-type="float">
            <text:p>1.616058</text:p>
          </table:table-cell>
          <table:table-cell table:number-columns-repeated="2"/>
        </table:table-row>
        <table:table-row table:style-name="ro1">
          <table:table-cell office:value-type="float" office:value="0.127630402939201" calcext:value-type="float">
            <text:p>0.127630402939201</text:p>
          </table:table-cell>
          <table:table-cell office:value-type="float" office:value="0.484093921993002" calcext:value-type="float">
            <text:p>0.484093921993002</text:p>
          </table:table-cell>
          <table:table-cell table:formula="of:=IF(([.A753]-0.5)^2+([.B753]-0.5)^2&lt;=0.5^2;1;0)" office:value-type="float" office:value="1" calcext:value-type="float">
            <text:p>1</text:p>
          </table:table-cell>
          <table:table-cell table:formula="of:=AVERAGE([.$C$2:.C753])*4" office:value-type="float" office:value="3.18085106382979" calcext:value-type="float">
            <text:p>3.180851</text:p>
          </table:table-cell>
          <table:table-cell table:formula="of:=STDEV([.$C$2:.C753])*4" office:value-type="float" office:value="1.61525857375182" calcext:value-type="float">
            <text:p>1.615259</text:p>
          </table:table-cell>
          <table:table-cell table:number-columns-repeated="2"/>
        </table:table-row>
        <table:table-row table:style-name="ro1">
          <table:table-cell office:value-type="float" office:value="0.0428062540921239" calcext:value-type="float">
            <text:p>0.0428062540921239</text:p>
          </table:table-cell>
          <table:table-cell office:value-type="float" office:value="0.529944192052584" calcext:value-type="float">
            <text:p>0.529944192052584</text:p>
          </table:table-cell>
          <table:table-cell table:formula="of:=IF(([.A754]-0.5)^2+([.B754]-0.5)^2&lt;=0.5^2;1;0)" office:value-type="float" office:value="1" calcext:value-type="float">
            <text:p>1</text:p>
          </table:table-cell>
          <table:table-cell table:formula="of:=AVERAGE([.$C$2:.C754])*4" office:value-type="float" office:value="3.18193891102258" calcext:value-type="float">
            <text:p>3.181939</text:p>
          </table:table-cell>
          <table:table-cell table:formula="of:=STDEV([.$C$2:.C754])*4" office:value-type="float" office:value="1.61446024228617" calcext:value-type="float">
            <text:p>1.614460</text:p>
          </table:table-cell>
          <table:table-cell table:number-columns-repeated="2"/>
        </table:table-row>
        <table:table-row table:style-name="ro1">
          <table:table-cell office:value-type="float" office:value="0.0945012723129566" calcext:value-type="float">
            <text:p>0.0945012723129566</text:p>
          </table:table-cell>
          <table:table-cell office:value-type="float" office:value="0.0335288520713105" calcext:value-type="float">
            <text:p>0.0335288520713105</text:p>
          </table:table-cell>
          <table:table-cell table:formula="of:=IF(([.A755]-0.5)^2+([.B755]-0.5)^2&lt;=0.5^2;1;0)" office:value-type="float" office:value="0" calcext:value-type="float">
            <text:p>0</text:p>
          </table:table-cell>
          <table:table-cell table:formula="of:=AVERAGE([.$C$2:.C755])*4" office:value-type="float" office:value="3.17771883289125" calcext:value-type="float">
            <text:p>3.177719</text:p>
          </table:table-cell>
          <table:table-cell table:formula="of:=STDEV([.$C$2:.C755])*4" office:value-type="float" office:value="1.61754395347527" calcext:value-type="float">
            <text:p>1.617544</text:p>
          </table:table-cell>
          <table:table-cell table:number-columns-repeated="2"/>
        </table:table-row>
        <table:table-row table:style-name="ro1">
          <table:table-cell office:value-type="float" office:value="0.658893345004266" calcext:value-type="float">
            <text:p>0.658893345004266</text:p>
          </table:table-cell>
          <table:table-cell office:value-type="float" office:value="0.642431035490866" calcext:value-type="float">
            <text:p>0.642431035490866</text:p>
          </table:table-cell>
          <table:table-cell table:formula="of:=IF(([.A756]-0.5)^2+([.B756]-0.5)^2&lt;=0.5^2;1;0)" office:value-type="float" office:value="1" calcext:value-type="float">
            <text:p>1</text:p>
          </table:table-cell>
          <table:table-cell table:formula="of:=AVERAGE([.$C$2:.C756])*4" office:value-type="float" office:value="3.17880794701987" calcext:value-type="float">
            <text:p>3.178808</text:p>
          </table:table-cell>
          <table:table-cell table:formula="of:=STDEV([.$C$2:.C756])*4" office:value-type="float" office:value="1.61674794222539" calcext:value-type="float">
            <text:p>1.616748</text:p>
          </table:table-cell>
          <table:table-cell table:number-columns-repeated="2"/>
        </table:table-row>
        <table:table-row table:style-name="ro1">
          <table:table-cell office:value-type="float" office:value="0.970806762435837" calcext:value-type="float">
            <text:p>0.970806762435837</text:p>
          </table:table-cell>
          <table:table-cell office:value-type="float" office:value="0.646852991225453" calcext:value-type="float">
            <text:p>0.646852991225453</text:p>
          </table:table-cell>
          <table:table-cell table:formula="of:=IF(([.A757]-0.5)^2+([.B757]-0.5)^2&lt;=0.5^2;1;0)" office:value-type="float" office:value="1" calcext:value-type="float">
            <text:p>1</text:p>
          </table:table-cell>
          <table:table-cell table:formula="of:=AVERAGE([.$C$2:.C757])*4" office:value-type="float" office:value="3.17989417989418" calcext:value-type="float">
            <text:p>3.179894</text:p>
          </table:table-cell>
          <table:table-cell table:formula="of:=STDEV([.$C$2:.C757])*4" office:value-type="float" office:value="1.61595291696476" calcext:value-type="float">
            <text:p>1.615953</text:p>
          </table:table-cell>
          <table:table-cell table:number-columns-repeated="2"/>
        </table:table-row>
        <table:table-row table:style-name="ro1">
          <table:table-cell office:value-type="float" office:value="0.403038747939963" calcext:value-type="float">
            <text:p>0.403038747939963</text:p>
          </table:table-cell>
          <table:table-cell office:value-type="float" office:value="0.052135721777883" calcext:value-type="float">
            <text:p>0.052135721777883</text:p>
          </table:table-cell>
          <table:table-cell table:formula="of:=IF(([.A758]-0.5)^2+([.B758]-0.5)^2&lt;=0.5^2;1;0)" office:value-type="float" office:value="1" calcext:value-type="float">
            <text:p>1</text:p>
          </table:table-cell>
          <table:table-cell table:formula="of:=AVERAGE([.$C$2:.C758])*4" office:value-type="float" office:value="3.18097754293263" calcext:value-type="float">
            <text:p>3.180978</text:p>
          </table:table-cell>
          <table:table-cell table:formula="of:=STDEV([.$C$2:.C758])*4" office:value-type="float" office:value="1.61515887657683" calcext:value-type="float">
            <text:p>1.615159</text:p>
          </table:table-cell>
          <table:table-cell table:number-columns-repeated="2"/>
        </table:table-row>
        <table:table-row table:style-name="ro1">
          <table:table-cell office:value-type="float" office:value="0.546887514296765" calcext:value-type="float">
            <text:p>0.546887514296765</text:p>
          </table:table-cell>
          <table:table-cell office:value-type="float" office:value="0.0258365067485096" calcext:value-type="float">
            <text:p>0.0258365067485096</text:p>
          </table:table-cell>
          <table:table-cell table:formula="of:=IF(([.A759]-0.5)^2+([.B759]-0.5)^2&lt;=0.5^2;1;0)" office:value-type="float" office:value="1" calcext:value-type="float">
            <text:p>1</text:p>
          </table:table-cell>
          <table:table-cell table:formula="of:=AVERAGE([.$C$2:.C759])*4" office:value-type="float" office:value="3.1820580474934" calcext:value-type="float">
            <text:p>3.182058</text:p>
          </table:table-cell>
          <table:table-cell table:formula="of:=STDEV([.$C$2:.C759])*4" office:value-type="float" office:value="1.61436581993953" calcext:value-type="float">
            <text:p>1.614366</text:p>
          </table:table-cell>
          <table:table-cell table:number-columns-repeated="2"/>
        </table:table-row>
        <table:table-row table:style-name="ro1">
          <table:table-cell office:value-type="float" office:value="0.883022422129594" calcext:value-type="float">
            <text:p>0.883022422129594</text:p>
          </table:table-cell>
          <table:table-cell office:value-type="float" office:value="0.817475494072692" calcext:value-type="float">
            <text:p>0.817475494072692</text:p>
          </table:table-cell>
          <table:table-cell table:formula="of:=IF(([.A760]-0.5)^2+([.B760]-0.5)^2&lt;=0.5^2;1;0)" office:value-type="float" office:value="1" calcext:value-type="float">
            <text:p>1</text:p>
          </table:table-cell>
          <table:table-cell table:formula="of:=AVERAGE([.$C$2:.C760])*4" office:value-type="float" office:value="3.18313570487484" calcext:value-type="float">
            <text:p>3.183136</text:p>
          </table:table-cell>
          <table:table-cell table:formula="of:=STDEV([.$C$2:.C760])*4" office:value-type="float" office:value="1.61357374592511" calcext:value-type="float">
            <text:p>1.613574</text:p>
          </table:table-cell>
          <table:table-cell table:number-columns-repeated="2"/>
        </table:table-row>
        <table:table-row table:style-name="ro1">
          <table:table-cell office:value-type="float" office:value="0.322123038683319" calcext:value-type="float">
            <text:p>0.322123038683319</text:p>
          </table:table-cell>
          <table:table-cell office:value-type="float" office:value="0.861346217929547" calcext:value-type="float">
            <text:p>0.861346217929547</text:p>
          </table:table-cell>
          <table:table-cell table:formula="of:=IF(([.A761]-0.5)^2+([.B761]-0.5)^2&lt;=0.5^2;1;0)" office:value-type="float" office:value="1" calcext:value-type="float">
            <text:p>1</text:p>
          </table:table-cell>
          <table:table-cell table:formula="of:=AVERAGE([.$C$2:.C761])*4" office:value-type="float" office:value="3.18421052631579" calcext:value-type="float">
            <text:p>3.184211</text:p>
          </table:table-cell>
          <table:table-cell table:formula="of:=STDEV([.$C$2:.C761])*4" office:value-type="float" office:value="1.61278265340034" calcext:value-type="float">
            <text:p>1.612783</text:p>
          </table:table-cell>
          <table:table-cell table:number-columns-repeated="2"/>
        </table:table-row>
        <table:table-row table:style-name="ro1">
          <table:table-cell office:value-type="float" office:value="0.0508849400122012" calcext:value-type="float">
            <text:p>0.0508849400122012</text:p>
          </table:table-cell>
          <table:table-cell office:value-type="float" office:value="0.764050254371364" calcext:value-type="float">
            <text:p>0.764050254371364</text:p>
          </table:table-cell>
          <table:table-cell table:formula="of:=IF(([.A762]-0.5)^2+([.B762]-0.5)^2&lt;=0.5^2;1;0)" office:value-type="float" office:value="0" calcext:value-type="float">
            <text:p>0</text:p>
          </table:table-cell>
          <table:table-cell table:formula="of:=AVERAGE([.$C$2:.C762])*4" office:value-type="float" office:value="3.18002628120894" calcext:value-type="float">
            <text:p>3.180026</text:p>
          </table:table-cell>
          <table:table-cell table:formula="of:=STDEV([.$C$2:.C762])*4" office:value-type="float" office:value="1.61584929578126" calcext:value-type="float">
            <text:p>1.615849</text:p>
          </table:table-cell>
          <table:table-cell table:number-columns-repeated="2"/>
        </table:table-row>
        <table:table-row table:style-name="ro1">
          <table:table-cell office:value-type="float" office:value="0.979434021021227" calcext:value-type="float">
            <text:p>0.979434021021227</text:p>
          </table:table-cell>
          <table:table-cell office:value-type="float" office:value="0.272544010094279" calcext:value-type="float">
            <text:p>0.272544010094279</text:p>
          </table:table-cell>
          <table:table-cell table:formula="of:=IF(([.A763]-0.5)^2+([.B763]-0.5)^2&lt;=0.5^2;1;0)" office:value-type="float" office:value="0" calcext:value-type="float">
            <text:p>0</text:p>
          </table:table-cell>
          <table:table-cell table:formula="of:=AVERAGE([.$C$2:.C763])*4" office:value-type="float" office:value="3.1758530183727" calcext:value-type="float">
            <text:p>3.175853</text:p>
          </table:table-cell>
          <table:table-cell table:formula="of:=STDEV([.$C$2:.C763])*4" office:value-type="float" office:value="1.61889130615797" calcext:value-type="float">
            <text:p>1.618891</text:p>
          </table:table-cell>
          <table:table-cell table:number-columns-repeated="2"/>
        </table:table-row>
        <table:table-row table:style-name="ro1">
          <table:table-cell office:value-type="float" office:value="0.207067504077175" calcext:value-type="float">
            <text:p>0.207067504077175</text:p>
          </table:table-cell>
          <table:table-cell office:value-type="float" office:value="0.0858719042094418" calcext:value-type="float">
            <text:p>0.0858719042094418</text:p>
          </table:table-cell>
          <table:table-cell table:formula="of:=IF(([.A764]-0.5)^2+([.B764]-0.5)^2&lt;=0.5^2;1;0)" office:value-type="float" office:value="0" calcext:value-type="float">
            <text:p>0</text:p>
          </table:table-cell>
          <table:table-cell table:formula="of:=AVERAGE([.$C$2:.C764])*4" office:value-type="float" office:value="3.17169069462647" calcext:value-type="float">
            <text:p>3.171691</text:p>
          </table:table-cell>
          <table:table-cell table:formula="of:=STDEV([.$C$2:.C764])*4" office:value-type="float" office:value="1.62190893937259" calcext:value-type="float">
            <text:p>1.621909</text:p>
          </table:table-cell>
          <table:table-cell table:number-columns-repeated="2"/>
        </table:table-row>
        <table:table-row table:style-name="ro1">
          <table:table-cell office:value-type="float" office:value="0.707104355994192" calcext:value-type="float">
            <text:p>0.707104355994192</text:p>
          </table:table-cell>
          <table:table-cell office:value-type="float" office:value="0.047723271436634" calcext:value-type="float">
            <text:p>0.047723271436634</text:p>
          </table:table-cell>
          <table:table-cell table:formula="of:=IF(([.A765]-0.5)^2+([.B765]-0.5)^2&lt;=0.5^2;1;0)" office:value-type="float" office:value="1" calcext:value-type="float">
            <text:p>1</text:p>
          </table:table-cell>
          <table:table-cell table:formula="of:=AVERAGE([.$C$2:.C765])*4" office:value-type="float" office:value="3.17277486910995" calcext:value-type="float">
            <text:p>3.172775</text:p>
          </table:table-cell>
          <table:table-cell table:formula="of:=STDEV([.$C$2:.C765])*4" office:value-type="float" office:value="1.62112274302073" calcext:value-type="float">
            <text:p>1.621123</text:p>
          </table:table-cell>
          <table:table-cell table:number-columns-repeated="2"/>
        </table:table-row>
        <table:table-row table:style-name="ro1">
          <table:table-cell office:value-type="float" office:value="0.578191542112713" calcext:value-type="float">
            <text:p>0.578191542112713</text:p>
          </table:table-cell>
          <table:table-cell office:value-type="float" office:value="0.82680809448016" calcext:value-type="float">
            <text:p>0.82680809448016</text:p>
          </table:table-cell>
          <table:table-cell table:formula="of:=IF(([.A766]-0.5)^2+([.B766]-0.5)^2&lt;=0.5^2;1;0)" office:value-type="float" office:value="1" calcext:value-type="float">
            <text:p>1</text:p>
          </table:table-cell>
          <table:table-cell table:formula="of:=AVERAGE([.$C$2:.C766])*4" office:value-type="float" office:value="3.17385620915033" calcext:value-type="float">
            <text:p>3.173856</text:p>
          </table:table-cell>
          <table:table-cell table:formula="of:=STDEV([.$C$2:.C766])*4" office:value-type="float" office:value="1.62033750127577" calcext:value-type="float">
            <text:p>1.620338</text:p>
          </table:table-cell>
          <table:table-cell table:number-columns-repeated="2"/>
        </table:table-row>
        <table:table-row table:style-name="ro1">
          <table:table-cell office:value-type="float" office:value="0.424663556587122" calcext:value-type="float">
            <text:p>0.424663556587122</text:p>
          </table:table-cell>
          <table:table-cell office:value-type="float" office:value="0.5462446629173" calcext:value-type="float">
            <text:p>0.5462446629173</text:p>
          </table:table-cell>
          <table:table-cell table:formula="of:=IF(([.A767]-0.5)^2+([.B767]-0.5)^2&lt;=0.5^2;1;0)" office:value-type="float" office:value="1" calcext:value-type="float">
            <text:p>1</text:p>
          </table:table-cell>
          <table:table-cell table:formula="of:=AVERAGE([.$C$2:.C767])*4" office:value-type="float" office:value="3.17493472584856" calcext:value-type="float">
            <text:p>3.174935</text:p>
          </table:table-cell>
          <table:table-cell table:formula="of:=STDEV([.$C$2:.C767])*4" office:value-type="float" office:value="1.61955321311552" calcext:value-type="float">
            <text:p>1.619553</text:p>
          </table:table-cell>
          <table:table-cell table:number-columns-repeated="2"/>
        </table:table-row>
        <table:table-row table:style-name="ro1">
          <table:table-cell office:value-type="float" office:value="0.681564553122193" calcext:value-type="float">
            <text:p>0.681564553122193</text:p>
          </table:table-cell>
          <table:table-cell office:value-type="float" office:value="0.604968230817701" calcext:value-type="float">
            <text:p>0.604968230817701</text:p>
          </table:table-cell>
          <table:table-cell table:formula="of:=IF(([.A768]-0.5)^2+([.B768]-0.5)^2&lt;=0.5^2;1;0)" office:value-type="float" office:value="1" calcext:value-type="float">
            <text:p>1</text:p>
          </table:table-cell>
          <table:table-cell table:formula="of:=AVERAGE([.$C$2:.C768])*4" office:value-type="float" office:value="3.17601043024772" calcext:value-type="float">
            <text:p>3.176010</text:p>
          </table:table-cell>
          <table:table-cell table:formula="of:=STDEV([.$C$2:.C768])*4" office:value-type="float" office:value="1.61876987751197" calcext:value-type="float">
            <text:p>1.618770</text:p>
          </table:table-cell>
          <table:table-cell table:number-columns-repeated="2"/>
        </table:table-row>
        <table:table-row table:style-name="ro1">
          <table:table-cell office:value-type="float" office:value="0.00355385958217689" calcext:value-type="float">
            <text:p>0.00355385958217689</text:p>
          </table:table-cell>
          <table:table-cell office:value-type="float" office:value="0.889591662405989" calcext:value-type="float">
            <text:p>0.889591662405989</text:p>
          </table:table-cell>
          <table:table-cell table:formula="of:=IF(([.A769]-0.5)^2+([.B769]-0.5)^2&lt;=0.5^2;1;0)" office:value-type="float" office:value="0" calcext:value-type="float">
            <text:p>0</text:p>
          </table:table-cell>
          <table:table-cell table:formula="of:=AVERAGE([.$C$2:.C769])*4" office:value-type="float" office:value="3.171875" calcext:value-type="float">
            <text:p>3.171875</text:p>
          </table:table-cell>
          <table:table-cell table:formula="of:=STDEV([.$C$2:.C769])*4" office:value-type="float" office:value="1.62176867572071" calcext:value-type="float">
            <text:p>1.621769</text:p>
          </table:table-cell>
          <table:table-cell table:number-columns-repeated="2"/>
        </table:table-row>
        <table:table-row table:style-name="ro1">
          <table:table-cell office:value-type="float" office:value="0.831918296400438" calcext:value-type="float">
            <text:p>0.831918296400438</text:p>
          </table:table-cell>
          <table:table-cell office:value-type="float" office:value="0.209439535873391" calcext:value-type="float">
            <text:p>0.209439535873391</text:p>
          </table:table-cell>
          <table:table-cell table:formula="of:=IF(([.A770]-0.5)^2+([.B770]-0.5)^2&lt;=0.5^2;1;0)" office:value-type="float" office:value="1" calcext:value-type="float">
            <text:p>1</text:p>
          </table:table-cell>
          <table:table-cell table:formula="of:=AVERAGE([.$C$2:.C770])*4" office:value-type="float" office:value="3.17295188556567" calcext:value-type="float">
            <text:p>3.172952</text:p>
          </table:table-cell>
          <table:table-cell table:formula="of:=STDEV([.$C$2:.C770])*4" office:value-type="float" office:value="1.62098759410245" calcext:value-type="float">
            <text:p>1.620988</text:p>
          </table:table-cell>
          <table:table-cell table:number-columns-repeated="2"/>
        </table:table-row>
        <table:table-row table:style-name="ro1">
          <table:table-cell office:value-type="float" office:value="0.144559045893608" calcext:value-type="float">
            <text:p>0.144559045893608</text:p>
          </table:table-cell>
          <table:table-cell office:value-type="float" office:value="0.82042760432952" calcext:value-type="float">
            <text:p>0.82042760432952</text:p>
          </table:table-cell>
          <table:table-cell table:formula="of:=IF(([.A771]-0.5)^2+([.B771]-0.5)^2&lt;=0.5^2;1;0)" office:value-type="float" office:value="1" calcext:value-type="float">
            <text:p>1</text:p>
          </table:table-cell>
          <table:table-cell table:formula="of:=AVERAGE([.$C$2:.C771])*4" office:value-type="float" office:value="3.17402597402597" calcext:value-type="float">
            <text:p>3.174026</text:p>
          </table:table-cell>
          <table:table-cell table:formula="of:=STDEV([.$C$2:.C771])*4" office:value-type="float" office:value="1.62020745492169" calcext:value-type="float">
            <text:p>1.620207</text:p>
          </table:table-cell>
          <table:table-cell table:number-columns-repeated="2"/>
        </table:table-row>
        <table:table-row table:style-name="ro1">
          <table:table-cell office:value-type="float" office:value="0.167694136442514" calcext:value-type="float">
            <text:p>0.167694136442514</text:p>
          </table:table-cell>
          <table:table-cell office:value-type="float" office:value="0.979106864405879" calcext:value-type="float">
            <text:p>0.979106864405879</text:p>
          </table:table-cell>
          <table:table-cell table:formula="of:=IF(([.A772]-0.5)^2+([.B772]-0.5)^2&lt;=0.5^2;1;0)" office:value-type="float" office:value="0" calcext:value-type="float">
            <text:p>0</text:p>
          </table:table-cell>
          <table:table-cell table:formula="of:=AVERAGE([.$C$2:.C772])*4" office:value-type="float" office:value="3.16990920881971" calcext:value-type="float">
            <text:p>3.169909</text:p>
          </table:table-cell>
          <table:table-cell table:formula="of:=STDEV([.$C$2:.C772])*4" office:value-type="float" office:value="1.62318505784338" calcext:value-type="float">
            <text:p>1.623185</text:p>
          </table:table-cell>
          <table:table-cell table:number-columns-repeated="2"/>
        </table:table-row>
        <table:table-row table:style-name="ro1">
          <table:table-cell office:value-type="float" office:value="0.423265478584454" calcext:value-type="float">
            <text:p>0.423265478584454</text:p>
          </table:table-cell>
          <table:table-cell office:value-type="float" office:value="0.498679120603015" calcext:value-type="float">
            <text:p>0.498679120603015</text:p>
          </table:table-cell>
          <table:table-cell table:formula="of:=IF(([.A773]-0.5)^2+([.B773]-0.5)^2&lt;=0.5^2;1;0)" office:value-type="float" office:value="1" calcext:value-type="float">
            <text:p>1</text:p>
          </table:table-cell>
          <table:table-cell table:formula="of:=AVERAGE([.$C$2:.C773])*4" office:value-type="float" office:value="3.17098445595855" calcext:value-type="float">
            <text:p>3.170984</text:p>
          </table:table-cell>
          <table:table-cell table:formula="of:=STDEV([.$C$2:.C773])*4" office:value-type="float" office:value="1.62240716093926" calcext:value-type="float">
            <text:p>1.622407</text:p>
          </table:table-cell>
          <table:table-cell table:number-columns-repeated="2"/>
        </table:table-row>
        <table:table-row table:style-name="ro1">
          <table:table-cell office:value-type="float" office:value="0.787741156918682" calcext:value-type="float">
            <text:p>0.787741156918682</text:p>
          </table:table-cell>
          <table:table-cell office:value-type="float" office:value="0.53741253279224" calcext:value-type="float">
            <text:p>0.53741253279224</text:p>
          </table:table-cell>
          <table:table-cell table:formula="of:=IF(([.A774]-0.5)^2+([.B774]-0.5)^2&lt;=0.5^2;1;0)" office:value-type="float" office:value="1" calcext:value-type="float">
            <text:p>1</text:p>
          </table:table-cell>
          <table:table-cell table:formula="of:=AVERAGE([.$C$2:.C774])*4" office:value-type="float" office:value="3.17205692108668" calcext:value-type="float">
            <text:p>3.172057</text:p>
          </table:table-cell>
          <table:table-cell table:formula="of:=STDEV([.$C$2:.C774])*4" office:value-type="float" office:value="1.62163019648905" calcext:value-type="float">
            <text:p>1.621630</text:p>
          </table:table-cell>
          <table:table-cell table:number-columns-repeated="2"/>
        </table:table-row>
        <table:table-row table:style-name="ro1">
          <table:table-cell office:value-type="float" office:value="0.355306478824022" calcext:value-type="float">
            <text:p>0.355306478824022</text:p>
          </table:table-cell>
          <table:table-cell office:value-type="float" office:value="0.474816886736663" calcext:value-type="float">
            <text:p>0.474816886736663</text:p>
          </table:table-cell>
          <table:table-cell table:formula="of:=IF(([.A775]-0.5)^2+([.B775]-0.5)^2&lt;=0.5^2;1;0)" office:value-type="float" office:value="1" calcext:value-type="float">
            <text:p>1</text:p>
          </table:table-cell>
          <table:table-cell table:formula="of:=AVERAGE([.$C$2:.C775])*4" office:value-type="float" office:value="3.17312661498708" calcext:value-type="float">
            <text:p>3.173127</text:p>
          </table:table-cell>
          <table:table-cell table:formula="of:=STDEV([.$C$2:.C775])*4" office:value-type="float" office:value="1.62085416351817" calcext:value-type="float">
            <text:p>1.620854</text:p>
          </table:table-cell>
          <table:table-cell table:number-columns-repeated="2"/>
        </table:table-row>
        <table:table-row table:style-name="ro1">
          <table:table-cell office:value-type="float" office:value="0.3382331851768" calcext:value-type="float">
            <text:p>0.3382331851768</text:p>
          </table:table-cell>
          <table:table-cell office:value-type="float" office:value="0.093222288590685" calcext:value-type="float">
            <text:p>0.093222288590685</text:p>
          </table:table-cell>
          <table:table-cell table:formula="of:=IF(([.A776]-0.5)^2+([.B776]-0.5)^2&lt;=0.5^2;1;0)" office:value-type="float" office:value="1" calcext:value-type="float">
            <text:p>1</text:p>
          </table:table-cell>
          <table:table-cell table:formula="of:=AVERAGE([.$C$2:.C776])*4" office:value-type="float" office:value="3.1741935483871" calcext:value-type="float">
            <text:p>3.174194</text:p>
          </table:table-cell>
          <table:table-cell table:formula="of:=STDEV([.$C$2:.C776])*4" office:value-type="float" office:value="1.6200790610464" calcext:value-type="float">
            <text:p>1.620079</text:p>
          </table:table-cell>
          <table:table-cell table:number-columns-repeated="2"/>
        </table:table-row>
        <table:table-row table:style-name="ro1">
          <table:table-cell office:value-type="float" office:value="0.579301832391281" calcext:value-type="float">
            <text:p>0.579301832391281</text:p>
          </table:table-cell>
          <table:table-cell office:value-type="float" office:value="0.312006465167759" calcext:value-type="float">
            <text:p>0.312006465167759</text:p>
          </table:table-cell>
          <table:table-cell table:formula="of:=IF(([.A777]-0.5)^2+([.B777]-0.5)^2&lt;=0.5^2;1;0)" office:value-type="float" office:value="1" calcext:value-type="float">
            <text:p>1</text:p>
          </table:table-cell>
          <table:table-cell table:formula="of:=AVERAGE([.$C$2:.C777])*4" office:value-type="float" office:value="3.17525773195876" calcext:value-type="float">
            <text:p>3.175258</text:p>
          </table:table-cell>
          <table:table-cell table:formula="of:=STDEV([.$C$2:.C777])*4" office:value-type="float" office:value="1.61930488808787" calcext:value-type="float">
            <text:p>1.619305</text:p>
          </table:table-cell>
          <table:table-cell table:number-columns-repeated="2"/>
        </table:table-row>
        <table:table-row table:style-name="ro1">
          <table:table-cell office:value-type="float" office:value="0.952167992878317" calcext:value-type="float">
            <text:p>0.952167992878317</text:p>
          </table:table-cell>
          <table:table-cell office:value-type="float" office:value="0.669536464598611" calcext:value-type="float">
            <text:p>0.669536464598611</text:p>
          </table:table-cell>
          <table:table-cell table:formula="of:=IF(([.A778]-0.5)^2+([.B778]-0.5)^2&lt;=0.5^2;1;0)" office:value-type="float" office:value="1" calcext:value-type="float">
            <text:p>1</text:p>
          </table:table-cell>
          <table:table-cell table:formula="of:=AVERAGE([.$C$2:.C778])*4" office:value-type="float" office:value="3.17631917631918" calcext:value-type="float">
            <text:p>3.176319</text:p>
          </table:table-cell>
          <table:table-cell table:formula="of:=STDEV([.$C$2:.C778])*4" office:value-type="float" office:value="1.61853164365122" calcext:value-type="float">
            <text:p>1.618532</text:p>
          </table:table-cell>
          <table:table-cell table:number-columns-repeated="2"/>
        </table:table-row>
        <table:table-row table:style-name="ro1">
          <table:table-cell office:value-type="float" office:value="0.00242796460082396" calcext:value-type="float">
            <text:p>0.00242796460082396</text:p>
          </table:table-cell>
          <table:table-cell office:value-type="float" office:value="0.146927387078741" calcext:value-type="float">
            <text:p>0.146927387078741</text:p>
          </table:table-cell>
          <table:table-cell table:formula="of:=IF(([.A779]-0.5)^2+([.B779]-0.5)^2&lt;=0.5^2;1;0)" office:value-type="float" office:value="0" calcext:value-type="float">
            <text:p>0</text:p>
          </table:table-cell>
          <table:table-cell table:formula="of:=AVERAGE([.$C$2:.C779])*4" office:value-type="float" office:value="3.17223650385604" calcext:value-type="float">
            <text:p>3.172237</text:p>
          </table:table-cell>
          <table:table-cell table:formula="of:=STDEV([.$C$2:.C779])*4" office:value-type="float" office:value="1.62149346784347" calcext:value-type="float">
            <text:p>1.621493</text:p>
          </table:table-cell>
          <table:table-cell table:number-columns-repeated="2"/>
        </table:table-row>
        <table:table-row table:style-name="ro1">
          <table:table-cell office:value-type="float" office:value="0.92994487261436" calcext:value-type="float">
            <text:p>0.92994487261436</text:p>
          </table:table-cell>
          <table:table-cell office:value-type="float" office:value="0.0349218886160519" calcext:value-type="float">
            <text:p>0.0349218886160519</text:p>
          </table:table-cell>
          <table:table-cell table:formula="of:=IF(([.A780]-0.5)^2+([.B780]-0.5)^2&lt;=0.5^2;1;0)" office:value-type="float" office:value="0" calcext:value-type="float">
            <text:p>0</text:p>
          </table:table-cell>
          <table:table-cell table:formula="of:=AVERAGE([.$C$2:.C780])*4" office:value-type="float" office:value="3.16816431322208" calcext:value-type="float">
            <text:p>3.168164</text:p>
          </table:table-cell>
          <table:table-cell table:formula="of:=STDEV([.$C$2:.C780])*4" office:value-type="float" office:value="1.62443206407873" calcext:value-type="float">
            <text:p>1.624432</text:p>
          </table:table-cell>
          <table:table-cell table:number-columns-repeated="2"/>
        </table:table-row>
        <table:table-row table:style-name="ro1">
          <table:table-cell office:value-type="float" office:value="0.215847281886089" calcext:value-type="float">
            <text:p>0.215847281886089</text:p>
          </table:table-cell>
          <table:table-cell office:value-type="float" office:value="0.52092061358322" calcext:value-type="float">
            <text:p>0.52092061358322</text:p>
          </table:table-cell>
          <table:table-cell table:formula="of:=IF(([.A781]-0.5)^2+([.B781]-0.5)^2&lt;=0.5^2;1;0)" office:value-type="float" office:value="1" calcext:value-type="float">
            <text:p>1</text:p>
          </table:table-cell>
          <table:table-cell table:formula="of:=AVERAGE([.$C$2:.C781])*4" office:value-type="float" office:value="3.16923076923077" calcext:value-type="float">
            <text:p>3.169231</text:p>
          </table:table-cell>
          <table:table-cell table:formula="of:=STDEV([.$C$2:.C781])*4" office:value-type="float" office:value="1.62366229662475" calcext:value-type="float">
            <text:p>1.623662</text:p>
          </table:table-cell>
          <table:table-cell table:number-columns-repeated="2"/>
        </table:table-row>
        <table:table-row table:style-name="ro1">
          <table:table-cell office:value-type="float" office:value="0.0189727124742424" calcext:value-type="float">
            <text:p>0.0189727124742424</text:p>
          </table:table-cell>
          <table:table-cell office:value-type="float" office:value="0.202246467390575" calcext:value-type="float">
            <text:p>0.202246467390575</text:p>
          </table:table-cell>
          <table:table-cell table:formula="of:=IF(([.A782]-0.5)^2+([.B782]-0.5)^2&lt;=0.5^2;1;0)" office:value-type="float" office:value="0" calcext:value-type="float">
            <text:p>0</text:p>
          </table:table-cell>
          <table:table-cell table:formula="of:=AVERAGE([.$C$2:.C782])*4" office:value-type="float" office:value="3.1651728553137" calcext:value-type="float">
            <text:p>3.165173</text:p>
          </table:table-cell>
          <table:table-cell table:formula="of:=STDEV([.$C$2:.C782])*4" office:value-type="float" office:value="1.62657919386942" calcext:value-type="float">
            <text:p>1.626579</text:p>
          </table:table-cell>
          <table:table-cell table:number-columns-repeated="2"/>
        </table:table-row>
        <table:table-row table:style-name="ro1">
          <table:table-cell office:value-type="float" office:value="0.86239819505181" calcext:value-type="float">
            <text:p>0.86239819505181</text:p>
          </table:table-cell>
          <table:table-cell office:value-type="float" office:value="0.117608689695288" calcext:value-type="float">
            <text:p>0.117608689695288</text:p>
          </table:table-cell>
          <table:table-cell table:formula="of:=IF(([.A783]-0.5)^2+([.B783]-0.5)^2&lt;=0.5^2;1;0)" office:value-type="float" office:value="0" calcext:value-type="float">
            <text:p>0</text:p>
          </table:table-cell>
          <table:table-cell table:formula="of:=AVERAGE([.$C$2:.C783])*4" office:value-type="float" office:value="3.1611253196931" calcext:value-type="float">
            <text:p>3.161125</text:p>
          </table:table-cell>
          <table:table-cell table:formula="of:=STDEV([.$C$2:.C783])*4" office:value-type="float" office:value="1.6294733404132" calcext:value-type="float">
            <text:p>1.629473</text:p>
          </table:table-cell>
          <table:table-cell table:number-columns-repeated="2"/>
        </table:table-row>
        <table:table-row table:style-name="ro1">
          <table:table-cell office:value-type="float" office:value="0.627579628228216" calcext:value-type="float">
            <text:p>0.627579628228216</text:p>
          </table:table-cell>
          <table:table-cell office:value-type="float" office:value="0.97893273120498" calcext:value-type="float">
            <text:p>0.97893273120498</text:p>
          </table:table-cell>
          <table:table-cell table:formula="of:=IF(([.A784]-0.5)^2+([.B784]-0.5)^2&lt;=0.5^2;1;0)" office:value-type="float" office:value="1" calcext:value-type="float">
            <text:p>1</text:p>
          </table:table-cell>
          <table:table-cell table:formula="of:=AVERAGE([.$C$2:.C784])*4" office:value-type="float" office:value="3.16219667943806" calcext:value-type="float">
            <text:p>3.162197</text:p>
          </table:table-cell>
          <table:table-cell table:formula="of:=STDEV([.$C$2:.C784])*4" office:value-type="float" office:value="1.62870707265952" calcext:value-type="float">
            <text:p>1.628707</text:p>
          </table:table-cell>
          <table:table-cell table:number-columns-repeated="2"/>
        </table:table-row>
        <table:table-row table:style-name="ro1">
          <table:table-cell office:value-type="float" office:value="0.488048505912152" calcext:value-type="float">
            <text:p>0.488048505912152</text:p>
          </table:table-cell>
          <table:table-cell office:value-type="float" office:value="0.556311649573519" calcext:value-type="float">
            <text:p>0.556311649573519</text:p>
          </table:table-cell>
          <table:table-cell table:formula="of:=IF(([.A785]-0.5)^2+([.B785]-0.5)^2&lt;=0.5^2;1;0)" office:value-type="float" office:value="1" calcext:value-type="float">
            <text:p>1</text:p>
          </table:table-cell>
          <table:table-cell table:formula="of:=AVERAGE([.$C$2:.C785])*4" office:value-type="float" office:value="3.16326530612245" calcext:value-type="float">
            <text:p>3.163265</text:p>
          </table:table-cell>
          <table:table-cell table:formula="of:=STDEV([.$C$2:.C785])*4" office:value-type="float" office:value="1.6279416995973" calcext:value-type="float">
            <text:p>1.627942</text:p>
          </table:table-cell>
          <table:table-cell table:number-columns-repeated="2"/>
        </table:table-row>
        <table:table-row table:style-name="ro1">
          <table:table-cell office:value-type="float" office:value="0.559531649327253" calcext:value-type="float">
            <text:p>0.559531649327253</text:p>
          </table:table-cell>
          <table:table-cell office:value-type="float" office:value="0.62037696527312" calcext:value-type="float">
            <text:p>0.62037696527312</text:p>
          </table:table-cell>
          <table:table-cell table:formula="of:=IF(([.A786]-0.5)^2+([.B786]-0.5)^2&lt;=0.5^2;1;0)" office:value-type="float" office:value="1" calcext:value-type="float">
            <text:p>1</text:p>
          </table:table-cell>
          <table:table-cell table:formula="of:=AVERAGE([.$C$2:.C786])*4" office:value-type="float" office:value="3.16433121019108" calcext:value-type="float">
            <text:p>3.164331</text:p>
          </table:table-cell>
          <table:table-cell table:formula="of:=STDEV([.$C$2:.C786])*4" office:value-type="float" office:value="1.62717722036857" calcext:value-type="float">
            <text:p>1.627177</text:p>
          </table:table-cell>
          <table:table-cell table:number-columns-repeated="2"/>
        </table:table-row>
        <table:table-row table:style-name="ro1">
          <table:table-cell office:value-type="float" office:value="0.882676034252749" calcext:value-type="float">
            <text:p>0.882676034252749</text:p>
          </table:table-cell>
          <table:table-cell office:value-type="float" office:value="0.789821583475003" calcext:value-type="float">
            <text:p>0.789821583475003</text:p>
          </table:table-cell>
          <table:table-cell table:formula="of:=IF(([.A787]-0.5)^2+([.B787]-0.5)^2&lt;=0.5^2;1;0)" office:value-type="float" office:value="1" calcext:value-type="float">
            <text:p>1</text:p>
          </table:table-cell>
          <table:table-cell table:formula="of:=AVERAGE([.$C$2:.C787])*4" office:value-type="float" office:value="3.16539440203562" calcext:value-type="float">
            <text:p>3.165394</text:p>
          </table:table-cell>
          <table:table-cell table:formula="of:=STDEV([.$C$2:.C787])*4" office:value-type="float" office:value="1.62641363410942" calcext:value-type="float">
            <text:p>1.626414</text:p>
          </table:table-cell>
          <table:table-cell table:number-columns-repeated="2"/>
        </table:table-row>
        <table:table-row table:style-name="ro1">
          <table:table-cell office:value-type="float" office:value="0.604222262935811" calcext:value-type="float">
            <text:p>0.604222262935811</text:p>
          </table:table-cell>
          <table:table-cell office:value-type="float" office:value="0.440719907611192" calcext:value-type="float">
            <text:p>0.440719907611192</text:p>
          </table:table-cell>
          <table:table-cell table:formula="of:=IF(([.A788]-0.5)^2+([.B788]-0.5)^2&lt;=0.5^2;1;0)" office:value-type="float" office:value="1" calcext:value-type="float">
            <text:p>1</text:p>
          </table:table-cell>
          <table:table-cell table:formula="of:=AVERAGE([.$C$2:.C788])*4" office:value-type="float" office:value="3.16645489199492" calcext:value-type="float">
            <text:p>3.166455</text:p>
          </table:table-cell>
          <table:table-cell table:formula="of:=STDEV([.$C$2:.C788])*4" office:value-type="float" office:value="1.6256509399501" calcext:value-type="float">
            <text:p>1.625651</text:p>
          </table:table-cell>
          <table:table-cell table:number-columns-repeated="2"/>
        </table:table-row>
        <table:table-row table:style-name="ro1">
          <table:table-cell office:value-type="float" office:value="0.257523734216656" calcext:value-type="float">
            <text:p>0.257523734216656</text:p>
          </table:table-cell>
          <table:table-cell office:value-type="float" office:value="0.540957428751854" calcext:value-type="float">
            <text:p>0.540957428751854</text:p>
          </table:table-cell>
          <table:table-cell table:formula="of:=IF(([.A789]-0.5)^2+([.B789]-0.5)^2&lt;=0.5^2;1;0)" office:value-type="float" office:value="1" calcext:value-type="float">
            <text:p>1</text:p>
          </table:table-cell>
          <table:table-cell table:formula="of:=AVERAGE([.$C$2:.C789])*4" office:value-type="float" office:value="3.16751269035533" calcext:value-type="float">
            <text:p>3.167513</text:p>
          </table:table-cell>
          <table:table-cell table:formula="of:=STDEV([.$C$2:.C789])*4" office:value-type="float" office:value="1.62488913701512" calcext:value-type="float">
            <text:p>1.624889</text:p>
          </table:table-cell>
          <table:table-cell table:number-columns-repeated="2"/>
        </table:table-row>
        <table:table-row table:style-name="ro1">
          <table:table-cell office:value-type="float" office:value="0.128087142248721" calcext:value-type="float">
            <text:p>0.128087142248721</text:p>
          </table:table-cell>
          <table:table-cell office:value-type="float" office:value="0.850004937995008" calcext:value-type="float">
            <text:p>0.850004937995008</text:p>
          </table:table-cell>
          <table:table-cell table:formula="of:=IF(([.A790]-0.5)^2+([.B790]-0.5)^2&lt;=0.5^2;1;0)" office:value-type="float" office:value="0" calcext:value-type="float">
            <text:p>0</text:p>
          </table:table-cell>
          <table:table-cell table:formula="of:=AVERAGE([.$C$2:.C790])*4" office:value-type="float" office:value="3.16349809885932" calcext:value-type="float">
            <text:p>3.163498</text:p>
          </table:table-cell>
          <table:table-cell table:formula="of:=STDEV([.$C$2:.C790])*4" office:value-type="float" office:value="1.62776853003414" calcext:value-type="float">
            <text:p>1.627769</text:p>
          </table:table-cell>
          <table:table-cell table:number-columns-repeated="2"/>
        </table:table-row>
        <table:table-row table:style-name="ro1">
          <table:table-cell office:value-type="float" office:value="0.875117713328763" calcext:value-type="float">
            <text:p>0.875117713328763</text:p>
          </table:table-cell>
          <table:table-cell office:value-type="float" office:value="0.230066671952848" calcext:value-type="float">
            <text:p>0.230066671952848</text:p>
          </table:table-cell>
          <table:table-cell table:formula="of:=IF(([.A791]-0.5)^2+([.B791]-0.5)^2&lt;=0.5^2;1;0)" office:value-type="float" office:value="1" calcext:value-type="float">
            <text:p>1</text:p>
          </table:table-cell>
          <table:table-cell table:formula="of:=AVERAGE([.$C$2:.C791])*4" office:value-type="float" office:value="3.16455696202532" calcext:value-type="float">
            <text:p>3.164557</text:p>
          </table:table-cell>
          <table:table-cell table:formula="of:=STDEV([.$C$2:.C791])*4" office:value-type="float" office:value="1.62700888596287" calcext:value-type="float">
            <text:p>1.627009</text:p>
          </table:table-cell>
          <table:table-cell table:number-columns-repeated="2"/>
        </table:table-row>
        <table:table-row table:style-name="ro1">
          <table:table-cell office:value-type="float" office:value="0.246595828923037" calcext:value-type="float">
            <text:p>0.246595828923037</text:p>
          </table:table-cell>
          <table:table-cell office:value-type="float" office:value="0.570063549080871" calcext:value-type="float">
            <text:p>0.570063549080871</text:p>
          </table:table-cell>
          <table:table-cell table:formula="of:=IF(([.A792]-0.5)^2+([.B792]-0.5)^2&lt;=0.5^2;1;0)" office:value-type="float" office:value="1" calcext:value-type="float">
            <text:p>1</text:p>
          </table:table-cell>
          <table:table-cell table:formula="of:=AVERAGE([.$C$2:.C792])*4" office:value-type="float" office:value="3.16561314791403" calcext:value-type="float">
            <text:p>3.165613</text:p>
          </table:table-cell>
          <table:table-cell table:formula="of:=STDEV([.$C$2:.C792])*4" office:value-type="float" office:value="1.6262501238573" calcext:value-type="float">
            <text:p>1.626250</text:p>
          </table:table-cell>
          <table:table-cell table:number-columns-repeated="2"/>
        </table:table-row>
        <table:table-row table:style-name="ro1">
          <table:table-cell office:value-type="float" office:value="0.924059900594638" calcext:value-type="float">
            <text:p>0.924059900594638</text:p>
          </table:table-cell>
          <table:table-cell office:value-type="float" office:value="0.637555104348621" calcext:value-type="float">
            <text:p>0.637555104348621</text:p>
          </table:table-cell>
          <table:table-cell table:formula="of:=IF(([.A793]-0.5)^2+([.B793]-0.5)^2&lt;=0.5^2;1;0)" office:value-type="float" office:value="1" calcext:value-type="float">
            <text:p>1</text:p>
          </table:table-cell>
          <table:table-cell table:formula="of:=AVERAGE([.$C$2:.C793])*4" office:value-type="float" office:value="3.16666666666667" calcext:value-type="float">
            <text:p>3.166667</text:p>
          </table:table-cell>
          <table:table-cell table:formula="of:=STDEV([.$C$2:.C793])*4" office:value-type="float" office:value="1.62549224286231" calcext:value-type="float">
            <text:p>1.625492</text:p>
          </table:table-cell>
          <table:table-cell table:number-columns-repeated="2"/>
        </table:table-row>
        <table:table-row table:style-name="ro1">
          <table:table-cell office:value-type="float" office:value="0.306329684780037" calcext:value-type="float">
            <text:p>0.306329684780037</text:p>
          </table:table-cell>
          <table:table-cell office:value-type="float" office:value="0.868927282098002" calcext:value-type="float">
            <text:p>0.868927282098002</text:p>
          </table:table-cell>
          <table:table-cell table:formula="of:=IF(([.A794]-0.5)^2+([.B794]-0.5)^2&lt;=0.5^2;1;0)" office:value-type="float" office:value="1" calcext:value-type="float">
            <text:p>1</text:p>
          </table:table-cell>
          <table:table-cell table:formula="of:=AVERAGE([.$C$2:.C794])*4" office:value-type="float" office:value="3.16771752837327" calcext:value-type="float">
            <text:p>3.167718</text:p>
          </table:table-cell>
          <table:table-cell table:formula="of:=STDEV([.$C$2:.C794])*4" office:value-type="float" office:value="1.62473524211722" calcext:value-type="float">
            <text:p>1.624735</text:p>
          </table:table-cell>
          <table:table-cell table:number-columns-repeated="2"/>
        </table:table-row>
        <table:table-row table:style-name="ro1">
          <table:table-cell office:value-type="float" office:value="0.122279212128267" calcext:value-type="float">
            <text:p>0.122279212128267</text:p>
          </table:table-cell>
          <table:table-cell office:value-type="float" office:value="0.691793081547192" calcext:value-type="float">
            <text:p>0.691793081547192</text:p>
          </table:table-cell>
          <table:table-cell table:formula="of:=IF(([.A795]-0.5)^2+([.B795]-0.5)^2&lt;=0.5^2;1;0)" office:value-type="float" office:value="1" calcext:value-type="float">
            <text:p>1</text:p>
          </table:table-cell>
          <table:table-cell table:formula="of:=AVERAGE([.$C$2:.C795])*4" office:value-type="float" office:value="3.16876574307305" calcext:value-type="float">
            <text:p>3.168766</text:p>
          </table:table-cell>
          <table:table-cell table:formula="of:=STDEV([.$C$2:.C795])*4" office:value-type="float" office:value="1.62397912075586" calcext:value-type="float">
            <text:p>1.623979</text:p>
          </table:table-cell>
          <table:table-cell table:number-columns-repeated="2"/>
        </table:table-row>
        <table:table-row table:style-name="ro1">
          <table:table-cell office:value-type="float" office:value="0.677705025103093" calcext:value-type="float">
            <text:p>0.677705025103093</text:p>
          </table:table-cell>
          <table:table-cell office:value-type="float" office:value="0.552715606755866" calcext:value-type="float">
            <text:p>0.552715606755866</text:p>
          </table:table-cell>
          <table:table-cell table:formula="of:=IF(([.A796]-0.5)^2+([.B796]-0.5)^2&lt;=0.5^2;1;0)" office:value-type="float" office:value="1" calcext:value-type="float">
            <text:p>1</text:p>
          </table:table-cell>
          <table:table-cell table:formula="of:=AVERAGE([.$C$2:.C796])*4" office:value-type="float" office:value="3.16981132075472" calcext:value-type="float">
            <text:p>3.169811</text:p>
          </table:table-cell>
          <table:table-cell table:formula="of:=STDEV([.$C$2:.C796])*4" office:value-type="float" office:value="1.6232238779066" calcext:value-type="float">
            <text:p>1.623224</text:p>
          </table:table-cell>
          <table:table-cell table:number-columns-repeated="2"/>
        </table:table-row>
        <table:table-row table:style-name="ro1">
          <table:table-cell office:value-type="float" office:value="0.330813283473736" calcext:value-type="float">
            <text:p>0.330813283473736</text:p>
          </table:table-cell>
          <table:table-cell office:value-type="float" office:value="0.659285412577928" calcext:value-type="float">
            <text:p>0.659285412577928</text:p>
          </table:table-cell>
          <table:table-cell table:formula="of:=IF(([.A797]-0.5)^2+([.B797]-0.5)^2&lt;=0.5^2;1;0)" office:value-type="float" office:value="1" calcext:value-type="float">
            <text:p>1</text:p>
          </table:table-cell>
          <table:table-cell table:formula="of:=AVERAGE([.$C$2:.C797])*4" office:value-type="float" office:value="3.17085427135678" calcext:value-type="float">
            <text:p>3.170854</text:p>
          </table:table-cell>
          <table:table-cell table:formula="of:=STDEV([.$C$2:.C797])*4" office:value-type="float" office:value="1.6224695126926" calcext:value-type="float">
            <text:p>1.622470</text:p>
          </table:table-cell>
          <table:table-cell table:number-columns-repeated="2"/>
        </table:table-row>
        <table:table-row table:style-name="ro1">
          <table:table-cell office:value-type="float" office:value="0.402331031174992" calcext:value-type="float">
            <text:p>0.402331031174992</text:p>
          </table:table-cell>
          <table:table-cell office:value-type="float" office:value="0.540075810312011" calcext:value-type="float">
            <text:p>0.540075810312011</text:p>
          </table:table-cell>
          <table:table-cell table:formula="of:=IF(([.A798]-0.5)^2+([.B798]-0.5)^2&lt;=0.5^2;1;0)" office:value-type="float" office:value="1" calcext:value-type="float">
            <text:p>1</text:p>
          </table:table-cell>
          <table:table-cell table:formula="of:=AVERAGE([.$C$2:.C798])*4" office:value-type="float" office:value="3.17189460476788" calcext:value-type="float">
            <text:p>3.171895</text:p>
          </table:table-cell>
          <table:table-cell table:formula="of:=STDEV([.$C$2:.C798])*4" office:value-type="float" office:value="1.62171602423166" calcext:value-type="float">
            <text:p>1.621716</text:p>
          </table:table-cell>
          <table:table-cell table:number-columns-repeated="2"/>
        </table:table-row>
        <table:table-row table:style-name="ro1">
          <table:table-cell office:value-type="float" office:value="0.409330860850764" calcext:value-type="float">
            <text:p>0.409330860850764</text:p>
          </table:table-cell>
          <table:table-cell office:value-type="float" office:value="0.42934149409914" calcext:value-type="float">
            <text:p>0.42934149409914</text:p>
          </table:table-cell>
          <table:table-cell table:formula="of:=IF(([.A799]-0.5)^2+([.B799]-0.5)^2&lt;=0.5^2;1;0)" office:value-type="float" office:value="1" calcext:value-type="float">
            <text:p>1</text:p>
          </table:table-cell>
          <table:table-cell table:formula="of:=AVERAGE([.$C$2:.C799])*4" office:value-type="float" office:value="3.17293233082707" calcext:value-type="float">
            <text:p>3.172932</text:p>
          </table:table-cell>
          <table:table-cell table:formula="of:=STDEV([.$C$2:.C799])*4" office:value-type="float" office:value="1.62096341163653" calcext:value-type="float">
            <text:p>1.620963</text:p>
          </table:table-cell>
          <table:table-cell table:number-columns-repeated="2"/>
        </table:table-row>
        <table:table-row table:style-name="ro1">
          <table:table-cell office:value-type="float" office:value="0.697431414802456" calcext:value-type="float">
            <text:p>0.697431414802456</text:p>
          </table:table-cell>
          <table:table-cell office:value-type="float" office:value="0.379948979695085" calcext:value-type="float">
            <text:p>0.379948979695085</text:p>
          </table:table-cell>
          <table:table-cell table:formula="of:=IF(([.A800]-0.5)^2+([.B800]-0.5)^2&lt;=0.5^2;1;0)" office:value-type="float" office:value="1" calcext:value-type="float">
            <text:p>1</text:p>
          </table:table-cell>
          <table:table-cell table:formula="of:=AVERAGE([.$C$2:.C800])*4" office:value-type="float" office:value="3.17396745932416" calcext:value-type="float">
            <text:p>3.173967</text:p>
          </table:table-cell>
          <table:table-cell table:formula="of:=STDEV([.$C$2:.C800])*4" office:value-type="float" office:value="1.62021167401485" calcext:value-type="float">
            <text:p>1.620212</text:p>
          </table:table-cell>
          <table:table-cell table:number-columns-repeated="2"/>
        </table:table-row>
        <table:table-row table:style-name="ro1">
          <table:table-cell office:value-type="float" office:value="0.683966948693072" calcext:value-type="float">
            <text:p>0.683966948693072</text:p>
          </table:table-cell>
          <table:table-cell office:value-type="float" office:value="0.74974305553439" calcext:value-type="float">
            <text:p>0.74974305553439</text:p>
          </table:table-cell>
          <table:table-cell table:formula="of:=IF(([.A801]-0.5)^2+([.B801]-0.5)^2&lt;=0.5^2;1;0)" office:value-type="float" office:value="1" calcext:value-type="float">
            <text:p>1</text:p>
          </table:table-cell>
          <table:table-cell table:formula="of:=AVERAGE([.$C$2:.C801])*4" office:value-type="float" office:value="3.175" calcext:value-type="float">
            <text:p>3.175000</text:p>
          </table:table-cell>
          <table:table-cell table:formula="of:=STDEV([.$C$2:.C801])*4" office:value-type="float" office:value="1.61946081046927" calcext:value-type="float">
            <text:p>1.619461</text:p>
          </table:table-cell>
          <table:table-cell table:number-columns-repeated="2"/>
        </table:table-row>
        <table:table-row table:style-name="ro1">
          <table:table-cell office:value-type="float" office:value="0.535593643765293" calcext:value-type="float">
            <text:p>0.535593643765293</text:p>
          </table:table-cell>
          <table:table-cell office:value-type="float" office:value="0.0996674693469618" calcext:value-type="float">
            <text:p>0.0996674693469618</text:p>
          </table:table-cell>
          <table:table-cell table:formula="of:=IF(([.A802]-0.5)^2+([.B802]-0.5)^2&lt;=0.5^2;1;0)" office:value-type="float" office:value="1" calcext:value-type="float">
            <text:p>1</text:p>
          </table:table-cell>
          <table:table-cell table:formula="of:=AVERAGE([.$C$2:.C802])*4" office:value-type="float" office:value="3.17602996254682" calcext:value-type="float">
            <text:p>3.176030</text:p>
          </table:table-cell>
          <table:table-cell table:formula="of:=STDEV([.$C$2:.C802])*4" office:value-type="float" office:value="1.61871082009762" calcext:value-type="float">
            <text:p>1.618711</text:p>
          </table:table-cell>
          <table:table-cell table:number-columns-repeated="2"/>
        </table:table-row>
        <table:table-row table:style-name="ro1">
          <table:table-cell office:value-type="float" office:value="0.136365814726269" calcext:value-type="float">
            <text:p>0.136365814726269</text:p>
          </table:table-cell>
          <table:table-cell office:value-type="float" office:value="0.556268027681374" calcext:value-type="float">
            <text:p>0.556268027681374</text:p>
          </table:table-cell>
          <table:table-cell table:formula="of:=IF(([.A803]-0.5)^2+([.B803]-0.5)^2&lt;=0.5^2;1;0)" office:value-type="float" office:value="1" calcext:value-type="float">
            <text:p>1</text:p>
          </table:table-cell>
          <table:table-cell table:formula="of:=AVERAGE([.$C$2:.C803])*4" office:value-type="float" office:value="3.17705735660848" calcext:value-type="float">
            <text:p>3.177057</text:p>
          </table:table-cell>
          <table:table-cell table:formula="of:=STDEV([.$C$2:.C803])*4" office:value-type="float" office:value="1.61796170199286" calcext:value-type="float">
            <text:p>1.617962</text:p>
          </table:table-cell>
          <table:table-cell table:number-columns-repeated="2"/>
        </table:table-row>
        <table:table-row table:style-name="ro1">
          <table:table-cell office:value-type="float" office:value="0.891233312587642" calcext:value-type="float">
            <text:p>0.891233312587642</text:p>
          </table:table-cell>
          <table:table-cell office:value-type="float" office:value="0.297057361092649" calcext:value-type="float">
            <text:p>0.297057361092649</text:p>
          </table:table-cell>
          <table:table-cell table:formula="of:=IF(([.A804]-0.5)^2+([.B804]-0.5)^2&lt;=0.5^2;1;0)" office:value-type="float" office:value="1" calcext:value-type="float">
            <text:p>1</text:p>
          </table:table-cell>
          <table:table-cell table:formula="of:=AVERAGE([.$C$2:.C804])*4" office:value-type="float" office:value="3.17808219178082" calcext:value-type="float">
            <text:p>3.178082</text:p>
          </table:table-cell>
          <table:table-cell table:formula="of:=STDEV([.$C$2:.C804])*4" office:value-type="float" office:value="1.6172134552432" calcext:value-type="float">
            <text:p>1.617213</text:p>
          </table:table-cell>
          <table:table-cell table:number-columns-repeated="2"/>
        </table:table-row>
        <table:table-row table:style-name="ro1">
          <table:table-cell office:value-type="float" office:value="0.645201699823391" calcext:value-type="float">
            <text:p>0.645201699823391</text:p>
          </table:table-cell>
          <table:table-cell office:value-type="float" office:value="0.320860823233911" calcext:value-type="float">
            <text:p>0.320860823233911</text:p>
          </table:table-cell>
          <table:table-cell table:formula="of:=IF(([.A805]-0.5)^2+([.B805]-0.5)^2&lt;=0.5^2;1;0)" office:value-type="float" office:value="1" calcext:value-type="float">
            <text:p>1</text:p>
          </table:table-cell>
          <table:table-cell table:formula="of:=AVERAGE([.$C$2:.C805])*4" office:value-type="float" office:value="3.17910447761194" calcext:value-type="float">
            <text:p>3.179104</text:p>
          </table:table-cell>
          <table:table-cell table:formula="of:=STDEV([.$C$2:.C805])*4" office:value-type="float" office:value="1.61646607893225" calcext:value-type="float">
            <text:p>1.616466</text:p>
          </table:table-cell>
          <table:table-cell table:number-columns-repeated="2"/>
        </table:table-row>
        <table:table-row table:style-name="ro1">
          <table:table-cell office:value-type="float" office:value="0.985506740286676" calcext:value-type="float">
            <text:p>0.985506740286676</text:p>
          </table:table-cell>
          <table:table-cell office:value-type="float" office:value="0.608841378294701" calcext:value-type="float">
            <text:p>0.608841378294701</text:p>
          </table:table-cell>
          <table:table-cell table:formula="of:=IF(([.A806]-0.5)^2+([.B806]-0.5)^2&lt;=0.5^2;1;0)" office:value-type="float" office:value="1" calcext:value-type="float">
            <text:p>1</text:p>
          </table:table-cell>
          <table:table-cell table:formula="of:=AVERAGE([.$C$2:.C806])*4" office:value-type="float" office:value="3.18012422360248" calcext:value-type="float">
            <text:p>3.180124</text:p>
          </table:table-cell>
          <table:table-cell table:formula="of:=STDEV([.$C$2:.C806])*4" office:value-type="float" office:value="1.61571957213901" calcext:value-type="float">
            <text:p>1.615720</text:p>
          </table:table-cell>
          <table:table-cell table:number-columns-repeated="2"/>
        </table:table-row>
        <table:table-row table:style-name="ro1">
          <table:table-cell office:value-type="float" office:value="0.585845803282655" calcext:value-type="float">
            <text:p>0.585845803282655</text:p>
          </table:table-cell>
          <table:table-cell office:value-type="float" office:value="0.31661162454887" calcext:value-type="float">
            <text:p>0.31661162454887</text:p>
          </table:table-cell>
          <table:table-cell table:formula="of:=IF(([.A807]-0.5)^2+([.B807]-0.5)^2&lt;=0.5^2;1;0)" office:value-type="float" office:value="1" calcext:value-type="float">
            <text:p>1</text:p>
          </table:table-cell>
          <table:table-cell table:formula="of:=AVERAGE([.$C$2:.C807])*4" office:value-type="float" office:value="3.18114143920596" calcext:value-type="float">
            <text:p>3.181141</text:p>
          </table:table-cell>
          <table:table-cell table:formula="of:=STDEV([.$C$2:.C807])*4" office:value-type="float" office:value="1.61497393393804" calcext:value-type="float">
            <text:p>1.614974</text:p>
          </table:table-cell>
          <table:table-cell table:number-columns-repeated="2"/>
        </table:table-row>
        <table:table-row table:style-name="ro1">
          <table:table-cell office:value-type="float" office:value="0.592747263278208" calcext:value-type="float">
            <text:p>0.592747263278208</text:p>
          </table:table-cell>
          <table:table-cell office:value-type="float" office:value="0.443350438415791" calcext:value-type="float">
            <text:p>0.443350438415791</text:p>
          </table:table-cell>
          <table:table-cell table:formula="of:=IF(([.A808]-0.5)^2+([.B808]-0.5)^2&lt;=0.5^2;1;0)" office:value-type="float" office:value="1" calcext:value-type="float">
            <text:p>1</text:p>
          </table:table-cell>
          <table:table-cell table:formula="of:=AVERAGE([.$C$2:.C808])*4" office:value-type="float" office:value="3.182156133829" calcext:value-type="float">
            <text:p>3.182156</text:p>
          </table:table-cell>
          <table:table-cell table:formula="of:=STDEV([.$C$2:.C808])*4" office:value-type="float" office:value="1.6142291633994" calcext:value-type="float">
            <text:p>1.614229</text:p>
          </table:table-cell>
          <table:table-cell table:number-columns-repeated="2"/>
        </table:table-row>
        <table:table-row table:style-name="ro1">
          <table:table-cell office:value-type="float" office:value="0.485269120849121" calcext:value-type="float">
            <text:p>0.485269120849121</text:p>
          </table:table-cell>
          <table:table-cell office:value-type="float" office:value="0.17006688538106" calcext:value-type="float">
            <text:p>0.17006688538106</text:p>
          </table:table-cell>
          <table:table-cell table:formula="of:=IF(([.A809]-0.5)^2+([.B809]-0.5)^2&lt;=0.5^2;1;0)" office:value-type="float" office:value="1" calcext:value-type="float">
            <text:p>1</text:p>
          </table:table-cell>
          <table:table-cell table:formula="of:=AVERAGE([.$C$2:.C809])*4" office:value-type="float" office:value="3.18316831683168" calcext:value-type="float">
            <text:p>3.183168</text:p>
          </table:table-cell>
          <table:table-cell table:formula="of:=STDEV([.$C$2:.C809])*4" office:value-type="float" office:value="1.61348525958891" calcext:value-type="float">
            <text:p>1.613485</text:p>
          </table:table-cell>
          <table:table-cell table:number-columns-repeated="2"/>
        </table:table-row>
        <table:table-row table:style-name="ro1">
          <table:table-cell office:value-type="float" office:value="0.535198605571671" calcext:value-type="float">
            <text:p>0.535198605571671</text:p>
          </table:table-cell>
          <table:table-cell office:value-type="float" office:value="0.766142900274483" calcext:value-type="float">
            <text:p>0.766142900274483</text:p>
          </table:table-cell>
          <table:table-cell table:formula="of:=IF(([.A810]-0.5)^2+([.B810]-0.5)^2&lt;=0.5^2;1;0)" office:value-type="float" office:value="1" calcext:value-type="float">
            <text:p>1</text:p>
          </table:table-cell>
          <table:table-cell table:formula="of:=AVERAGE([.$C$2:.C810])*4" office:value-type="float" office:value="3.18417799752781" calcext:value-type="float">
            <text:p>3.184178</text:p>
          </table:table-cell>
          <table:table-cell table:formula="of:=STDEV([.$C$2:.C810])*4" office:value-type="float" office:value="1.61274222156803" calcext:value-type="float">
            <text:p>1.612742</text:p>
          </table:table-cell>
          <table:table-cell table:number-columns-repeated="2"/>
        </table:table-row>
        <table:table-row table:style-name="ro1">
          <table:table-cell office:value-type="float" office:value="0.205675694499654" calcext:value-type="float">
            <text:p>0.205675694499654</text:p>
          </table:table-cell>
          <table:table-cell office:value-type="float" office:value="0.0499750416366449" calcext:value-type="float">
            <text:p>0.0499750416366449</text:p>
          </table:table-cell>
          <table:table-cell table:formula="of:=IF(([.A811]-0.5)^2+([.B811]-0.5)^2&lt;=0.5^2;1;0)" office:value-type="float" office:value="0" calcext:value-type="float">
            <text:p>0</text:p>
          </table:table-cell>
          <table:table-cell table:formula="of:=AVERAGE([.$C$2:.C811])*4" office:value-type="float" office:value="3.18024691358025" calcext:value-type="float">
            <text:p>3.180247</text:p>
          </table:table-cell>
          <table:table-cell table:formula="of:=STDEV([.$C$2:.C811])*4" office:value-type="float" office:value="1.61562363847007" calcext:value-type="float">
            <text:p>1.615624</text:p>
          </table:table-cell>
          <table:table-cell table:number-columns-repeated="2"/>
        </table:table-row>
        <table:table-row table:style-name="ro1">
          <table:table-cell office:value-type="float" office:value="0.165226196483398" calcext:value-type="float">
            <text:p>0.165226196483398</text:p>
          </table:table-cell>
          <table:table-cell office:value-type="float" office:value="0.379051632836233" calcext:value-type="float">
            <text:p>0.379051632836233</text:p>
          </table:table-cell>
          <table:table-cell table:formula="of:=IF(([.A812]-0.5)^2+([.B812]-0.5)^2&lt;=0.5^2;1;0)" office:value-type="float" office:value="1" calcext:value-type="float">
            <text:p>1</text:p>
          </table:table-cell>
          <table:table-cell table:formula="of:=AVERAGE([.$C$2:.C812])*4" office:value-type="float" office:value="3.18125770653514" calcext:value-type="float">
            <text:p>3.181258</text:p>
          </table:table-cell>
          <table:table-cell table:formula="of:=STDEV([.$C$2:.C812])*4" office:value-type="float" office:value="1.61488260366778" calcext:value-type="float">
            <text:p>1.614883</text:p>
          </table:table-cell>
          <table:table-cell table:number-columns-repeated="2"/>
        </table:table-row>
        <table:table-row table:style-name="ro1">
          <table:table-cell office:value-type="float" office:value="0.412821650299157" calcext:value-type="float">
            <text:p>0.412821650299157</text:p>
          </table:table-cell>
          <table:table-cell office:value-type="float" office:value="0.820030112325825" calcext:value-type="float">
            <text:p>0.820030112325825</text:p>
          </table:table-cell>
          <table:table-cell table:formula="of:=IF(([.A813]-0.5)^2+([.B813]-0.5)^2&lt;=0.5^2;1;0)" office:value-type="float" office:value="1" calcext:value-type="float">
            <text:p>1</text:p>
          </table:table-cell>
          <table:table-cell table:formula="of:=AVERAGE([.$C$2:.C813])*4" office:value-type="float" office:value="3.18226600985222" calcext:value-type="float">
            <text:p>3.182266</text:p>
          </table:table-cell>
          <table:table-cell table:formula="of:=STDEV([.$C$2:.C813])*4" office:value-type="float" office:value="1.61414242597166" calcext:value-type="float">
            <text:p>1.614142</text:p>
          </table:table-cell>
          <table:table-cell table:number-columns-repeated="2"/>
        </table:table-row>
        <table:table-row table:style-name="ro1">
          <table:table-cell office:value-type="float" office:value="0.142652035419715" calcext:value-type="float">
            <text:p>0.142652035419715</text:p>
          </table:table-cell>
          <table:table-cell office:value-type="float" office:value="0.250908449162116" calcext:value-type="float">
            <text:p>0.250908449162116</text:p>
          </table:table-cell>
          <table:table-cell table:formula="of:=IF(([.A814]-0.5)^2+([.B814]-0.5)^2&lt;=0.5^2;1;0)" office:value-type="float" office:value="1" calcext:value-type="float">
            <text:p>1</text:p>
          </table:table-cell>
          <table:table-cell table:formula="of:=AVERAGE([.$C$2:.C814])*4" office:value-type="float" office:value="3.18327183271833" calcext:value-type="float">
            <text:p>3.183272</text:p>
          </table:table-cell>
          <table:table-cell table:formula="of:=STDEV([.$C$2:.C814])*4" office:value-type="float" office:value="1.61340310446392" calcext:value-type="float">
            <text:p>1.613403</text:p>
          </table:table-cell>
          <table:table-cell table:number-columns-repeated="2"/>
        </table:table-row>
        <table:table-row table:style-name="ro1">
          <table:table-cell office:value-type="float" office:value="0.261862659223378" calcext:value-type="float">
            <text:p>0.261862659223378</text:p>
          </table:table-cell>
          <table:table-cell office:value-type="float" office:value="0.734928898145266" calcext:value-type="float">
            <text:p>0.734928898145266</text:p>
          </table:table-cell>
          <table:table-cell table:formula="of:=IF(([.A815]-0.5)^2+([.B815]-0.5)^2&lt;=0.5^2;1;0)" office:value-type="float" office:value="1" calcext:value-type="float">
            <text:p>1</text:p>
          </table:table-cell>
          <table:table-cell table:formula="of:=AVERAGE([.$C$2:.C815])*4" office:value-type="float" office:value="3.18427518427518" calcext:value-type="float">
            <text:p>3.184275</text:p>
          </table:table-cell>
          <table:table-cell table:formula="of:=STDEV([.$C$2:.C815])*4" office:value-type="float" office:value="1.61266463822259" calcext:value-type="float">
            <text:p>1.612665</text:p>
          </table:table-cell>
          <table:table-cell table:number-columns-repeated="2"/>
        </table:table-row>
        <table:table-row table:style-name="ro1">
          <table:table-cell office:value-type="float" office:value="0.227857706523316" calcext:value-type="float">
            <text:p>0.227857706523316</text:p>
          </table:table-cell>
          <table:table-cell office:value-type="float" office:value="0.721813192498331" calcext:value-type="float">
            <text:p>0.721813192498331</text:p>
          </table:table-cell>
          <table:table-cell table:formula="of:=IF(([.A816]-0.5)^2+([.B816]-0.5)^2&lt;=0.5^2;1;0)" office:value-type="float" office:value="1" calcext:value-type="float">
            <text:p>1</text:p>
          </table:table-cell>
          <table:table-cell table:formula="of:=AVERAGE([.$C$2:.C816])*4" office:value-type="float" office:value="3.18527607361963" calcext:value-type="float">
            <text:p>3.185276</text:p>
          </table:table-cell>
          <table:table-cell table:formula="of:=STDEV([.$C$2:.C816])*4" office:value-type="float" office:value="1.6119270263216" calcext:value-type="float">
            <text:p>1.611927</text:p>
          </table:table-cell>
          <table:table-cell table:number-columns-repeated="2"/>
        </table:table-row>
        <table:table-row table:style-name="ro1">
          <table:table-cell office:value-type="float" office:value="0.828208210592844" calcext:value-type="float">
            <text:p>0.828208210592844</text:p>
          </table:table-cell>
          <table:table-cell office:value-type="float" office:value="0.214868206475029" calcext:value-type="float">
            <text:p>0.214868206475029</text:p>
          </table:table-cell>
          <table:table-cell table:formula="of:=IF(([.A817]-0.5)^2+([.B817]-0.5)^2&lt;=0.5^2;1;0)" office:value-type="float" office:value="1" calcext:value-type="float">
            <text:p>1</text:p>
          </table:table-cell>
          <table:table-cell table:formula="of:=AVERAGE([.$C$2:.C817])*4" office:value-type="float" office:value="3.18627450980392" calcext:value-type="float">
            <text:p>3.186275</text:p>
          </table:table-cell>
          <table:table-cell table:formula="of:=STDEV([.$C$2:.C817])*4" office:value-type="float" office:value="1.61119026783095" calcext:value-type="float">
            <text:p>1.611190</text:p>
          </table:table-cell>
          <table:table-cell table:number-columns-repeated="2"/>
        </table:table-row>
        <table:table-row table:style-name="ro1">
          <table:table-cell office:value-type="float" office:value="0.0549363561360099" calcext:value-type="float">
            <text:p>0.0549363561360099</text:p>
          </table:table-cell>
          <table:table-cell office:value-type="float" office:value="0.618137264030779" calcext:value-type="float">
            <text:p>0.618137264030779</text:p>
          </table:table-cell>
          <table:table-cell table:formula="of:=IF(([.A818]-0.5)^2+([.B818]-0.5)^2&lt;=0.5^2;1;0)" office:value-type="float" office:value="1" calcext:value-type="float">
            <text:p>1</text:p>
          </table:table-cell>
          <table:table-cell table:formula="of:=AVERAGE([.$C$2:.C818])*4" office:value-type="float" office:value="3.18727050183599" calcext:value-type="float">
            <text:p>3.187271</text:p>
          </table:table-cell>
          <table:table-cell table:formula="of:=STDEV([.$C$2:.C818])*4" office:value-type="float" office:value="1.61045436181657" calcext:value-type="float">
            <text:p>1.610454</text:p>
          </table:table-cell>
          <table:table-cell table:number-columns-repeated="2"/>
        </table:table-row>
        <table:table-row table:style-name="ro1">
          <table:table-cell office:value-type="float" office:value="0.170850412922462" calcext:value-type="float">
            <text:p>0.170850412922462</text:p>
          </table:table-cell>
          <table:table-cell office:value-type="float" office:value="0.898027293849931" calcext:value-type="float">
            <text:p>0.898027293849931</text:p>
          </table:table-cell>
          <table:table-cell table:formula="of:=IF(([.A819]-0.5)^2+([.B819]-0.5)^2&lt;=0.5^2;1;0)" office:value-type="float" office:value="0" calcext:value-type="float">
            <text:p>0</text:p>
          </table:table-cell>
          <table:table-cell table:formula="of:=AVERAGE([.$C$2:.C819])*4" office:value-type="float" office:value="3.18337408312958" calcext:value-type="float">
            <text:p>3.183374</text:p>
          </table:table-cell>
          <table:table-cell table:formula="of:=STDEV([.$C$2:.C819])*4" office:value-type="float" office:value="1.61332194427393" calcext:value-type="float">
            <text:p>1.613322</text:p>
          </table:table-cell>
          <table:table-cell table:number-columns-repeated="2"/>
        </table:table-row>
        <table:table-row table:style-name="ro1">
          <table:table-cell office:value-type="float" office:value="0.703210253266306" calcext:value-type="float">
            <text:p>0.703210253266306</text:p>
          </table:table-cell>
          <table:table-cell office:value-type="float" office:value="0.0181142026215545" calcext:value-type="float">
            <text:p>0.0181142026215545</text:p>
          </table:table-cell>
          <table:table-cell table:formula="of:=IF(([.A820]-0.5)^2+([.B820]-0.5)^2&lt;=0.5^2;1;0)" office:value-type="float" office:value="0" calcext:value-type="float">
            <text:p>0</text:p>
          </table:table-cell>
          <table:table-cell table:formula="of:=AVERAGE([.$C$2:.C820])*4" office:value-type="float" office:value="3.17948717948718" calcext:value-type="float">
            <text:p>3.179487</text:p>
          </table:table-cell>
          <table:table-cell table:formula="of:=STDEV([.$C$2:.C820])*4" office:value-type="float" office:value="1.61616807532386" calcext:value-type="float">
            <text:p>1.616168</text:p>
          </table:table-cell>
          <table:table-cell table:number-columns-repeated="2"/>
        </table:table-row>
        <table:table-row table:style-name="ro1">
          <table:table-cell office:value-type="float" office:value="0.0784947797110766" calcext:value-type="float">
            <text:p>0.0784947797110766</text:p>
          </table:table-cell>
          <table:table-cell office:value-type="float" office:value="0.887974297385976" calcext:value-type="float">
            <text:p>0.887974297385976</text:p>
          </table:table-cell>
          <table:table-cell table:formula="of:=IF(([.A821]-0.5)^2+([.B821]-0.5)^2&lt;=0.5^2;1;0)" office:value-type="float" office:value="0" calcext:value-type="float">
            <text:p>0</text:p>
          </table:table-cell>
          <table:table-cell table:formula="of:=AVERAGE([.$C$2:.C821])*4" office:value-type="float" office:value="3.17560975609756" calcext:value-type="float">
            <text:p>3.175610</text:p>
          </table:table-cell>
          <table:table-cell table:formula="of:=STDEV([.$C$2:.C821])*4" office:value-type="float" office:value="1.6189929621163" calcext:value-type="float">
            <text:p>1.618993</text:p>
          </table:table-cell>
          <table:table-cell table:number-columns-repeated="2"/>
        </table:table-row>
        <table:table-row table:style-name="ro1">
          <table:table-cell office:value-type="float" office:value="0.116612334700228" calcext:value-type="float">
            <text:p>0.116612334700228</text:p>
          </table:table-cell>
          <table:table-cell office:value-type="float" office:value="0.11614145567072" calcext:value-type="float">
            <text:p>0.11614145567072</text:p>
          </table:table-cell>
          <table:table-cell table:formula="of:=IF(([.A822]-0.5)^2+([.B822]-0.5)^2&lt;=0.5^2;1;0)" office:value-type="float" office:value="0" calcext:value-type="float">
            <text:p>0</text:p>
          </table:table-cell>
          <table:table-cell table:formula="of:=AVERAGE([.$C$2:.C822])*4" office:value-type="float" office:value="3.17174177831912" calcext:value-type="float">
            <text:p>3.171742</text:p>
          </table:table-cell>
          <table:table-cell table:formula="of:=STDEV([.$C$2:.C822])*4" office:value-type="float" office:value="1.62179680889371" calcext:value-type="float">
            <text:p>1.621797</text:p>
          </table:table-cell>
          <table:table-cell table:number-columns-repeated="2"/>
        </table:table-row>
        <table:table-row table:style-name="ro1">
          <table:table-cell office:value-type="float" office:value="0.505805459309676" calcext:value-type="float">
            <text:p>0.505805459309676</text:p>
          </table:table-cell>
          <table:table-cell office:value-type="float" office:value="0.760978174206313" calcext:value-type="float">
            <text:p>0.760978174206313</text:p>
          </table:table-cell>
          <table:table-cell table:formula="of:=IF(([.A823]-0.5)^2+([.B823]-0.5)^2&lt;=0.5^2;1;0)" office:value-type="float" office:value="1" calcext:value-type="float">
            <text:p>1</text:p>
          </table:table-cell>
          <table:table-cell table:formula="of:=AVERAGE([.$C$2:.C823])*4" office:value-type="float" office:value="3.17274939172749" calcext:value-type="float">
            <text:p>3.172749</text:p>
          </table:table-cell>
          <table:table-cell table:formula="of:=STDEV([.$C$2:.C823])*4" office:value-type="float" office:value="1.62106624449197" calcext:value-type="float">
            <text:p>1.621066</text:p>
          </table:table-cell>
          <table:table-cell table:number-columns-repeated="2"/>
        </table:table-row>
        <table:table-row table:style-name="ro1">
          <table:table-cell office:value-type="float" office:value="0.390572190570176" calcext:value-type="float">
            <text:p>0.390572190570176</text:p>
          </table:table-cell>
          <table:table-cell office:value-type="float" office:value="0.745518652926685" calcext:value-type="float">
            <text:p>0.745518652926685</text:p>
          </table:table-cell>
          <table:table-cell table:formula="of:=IF(([.A824]-0.5)^2+([.B824]-0.5)^2&lt;=0.5^2;1;0)" office:value-type="float" office:value="1" calcext:value-type="float">
            <text:p>1</text:p>
          </table:table-cell>
          <table:table-cell table:formula="of:=AVERAGE([.$C$2:.C824])*4" office:value-type="float" office:value="3.17375455650061" calcext:value-type="float">
            <text:p>3.173755</text:p>
          </table:table-cell>
          <table:table-cell table:formula="of:=STDEV([.$C$2:.C824])*4" office:value-type="float" office:value="1.62033650436345" calcext:value-type="float">
            <text:p>1.620337</text:p>
          </table:table-cell>
          <table:table-cell table:number-columns-repeated="2"/>
        </table:table-row>
        <table:table-row table:style-name="ro1">
          <table:table-cell office:value-type="float" office:value="0.694688436480272" calcext:value-type="float">
            <text:p>0.694688436480272</text:p>
          </table:table-cell>
          <table:table-cell office:value-type="float" office:value="0.290134796347766" calcext:value-type="float">
            <text:p>0.290134796347766</text:p>
          </table:table-cell>
          <table:table-cell table:formula="of:=IF(([.A825]-0.5)^2+([.B825]-0.5)^2&lt;=0.5^2;1;0)" office:value-type="float" office:value="1" calcext:value-type="float">
            <text:p>1</text:p>
          </table:table-cell>
          <table:table-cell table:formula="of:=AVERAGE([.$C$2:.C825])*4" office:value-type="float" office:value="3.1747572815534" calcext:value-type="float">
            <text:p>3.174757</text:p>
          </table:table-cell>
          <table:table-cell table:formula="of:=STDEV([.$C$2:.C825])*4" office:value-type="float" office:value="1.61960758768906" calcext:value-type="float">
            <text:p>1.619608</text:p>
          </table:table-cell>
          <table:table-cell table:number-columns-repeated="2"/>
        </table:table-row>
        <table:table-row table:style-name="ro1">
          <table:table-cell office:value-type="float" office:value="0.599004477556456" calcext:value-type="float">
            <text:p>0.599004477556456</text:p>
          </table:table-cell>
          <table:table-cell office:value-type="float" office:value="0.691269739411449" calcext:value-type="float">
            <text:p>0.691269739411449</text:p>
          </table:table-cell>
          <table:table-cell table:formula="of:=IF(([.A826]-0.5)^2+([.B826]-0.5)^2&lt;=0.5^2;1;0)" office:value-type="float" office:value="1" calcext:value-type="float">
            <text:p>1</text:p>
          </table:table-cell>
          <table:table-cell table:formula="of:=AVERAGE([.$C$2:.C826])*4" office:value-type="float" office:value="3.17575757575758" calcext:value-type="float">
            <text:p>3.175758</text:p>
          </table:table-cell>
          <table:table-cell table:formula="of:=STDEV([.$C$2:.C826])*4" office:value-type="float" office:value="1.6188794936454" calcext:value-type="float">
            <text:p>1.618879</text:p>
          </table:table-cell>
          <table:table-cell table:number-columns-repeated="2"/>
        </table:table-row>
        <table:table-row table:style-name="ro1">
          <table:table-cell office:value-type="float" office:value="0.867968684587211" calcext:value-type="float">
            <text:p>0.867968684587211</text:p>
          </table:table-cell>
          <table:table-cell office:value-type="float" office:value="0.617273107984566" calcext:value-type="float">
            <text:p>0.617273107984566</text:p>
          </table:table-cell>
          <table:table-cell table:formula="of:=IF(([.A827]-0.5)^2+([.B827]-0.5)^2&lt;=0.5^2;1;0)" office:value-type="float" office:value="1" calcext:value-type="float">
            <text:p>1</text:p>
          </table:table-cell>
          <table:table-cell table:formula="of:=AVERAGE([.$C$2:.C827])*4" office:value-type="float" office:value="3.17675544794189" calcext:value-type="float">
            <text:p>3.176755</text:p>
          </table:table-cell>
          <table:table-cell table:formula="of:=STDEV([.$C$2:.C827])*4" office:value-type="float" office:value="1.61815222140469" calcext:value-type="float">
            <text:p>1.618152</text:p>
          </table:table-cell>
          <table:table-cell table:number-columns-repeated="2"/>
        </table:table-row>
        <table:table-row table:style-name="ro1">
          <table:table-cell office:value-type="float" office:value="0.258541453244278" calcext:value-type="float">
            <text:p>0.258541453244278</text:p>
          </table:table-cell>
          <table:table-cell office:value-type="float" office:value="0.468662737971484" calcext:value-type="float">
            <text:p>0.468662737971484</text:p>
          </table:table-cell>
          <table:table-cell table:formula="of:=IF(([.A828]-0.5)^2+([.B828]-0.5)^2&lt;=0.5^2;1;0)" office:value-type="float" office:value="1" calcext:value-type="float">
            <text:p>1</text:p>
          </table:table-cell>
          <table:table-cell table:formula="of:=AVERAGE([.$C$2:.C828])*4" office:value-type="float" office:value="3.17775090689238" calcext:value-type="float">
            <text:p>3.177751</text:p>
          </table:table-cell>
          <table:table-cell table:formula="of:=STDEV([.$C$2:.C828])*4" office:value-type="float" office:value="1.61742577013503" calcext:value-type="float">
            <text:p>1.617426</text:p>
          </table:table-cell>
          <table:table-cell table:number-columns-repeated="2"/>
        </table:table-row>
        <table:table-row table:style-name="ro1">
          <table:table-cell office:value-type="float" office:value="0.889566451650864" calcext:value-type="float">
            <text:p>0.889566451650864</text:p>
          </table:table-cell>
          <table:table-cell office:value-type="float" office:value="0.214851917886294" calcext:value-type="float">
            <text:p>0.214851917886294</text:p>
          </table:table-cell>
          <table:table-cell table:formula="of:=IF(([.A829]-0.5)^2+([.B829]-0.5)^2&lt;=0.5^2;1;0)" office:value-type="float" office:value="1" calcext:value-type="float">
            <text:p>1</text:p>
          </table:table-cell>
          <table:table-cell table:formula="of:=AVERAGE([.$C$2:.C829])*4" office:value-type="float" office:value="3.17874396135266" calcext:value-type="float">
            <text:p>3.178744</text:p>
          </table:table-cell>
          <table:table-cell table:formula="of:=STDEV([.$C$2:.C829])*4" office:value-type="float" office:value="1.61670013900029" calcext:value-type="float">
            <text:p>1.616700</text:p>
          </table:table-cell>
          <table:table-cell table:number-columns-repeated="2"/>
        </table:table-row>
        <table:table-row table:style-name="ro1">
          <table:table-cell office:value-type="float" office:value="0.490532641092713" calcext:value-type="float">
            <text:p>0.490532641092713</text:p>
          </table:table-cell>
          <table:table-cell office:value-type="float" office:value="0.176337048674495" calcext:value-type="float">
            <text:p>0.176337048674495</text:p>
          </table:table-cell>
          <table:table-cell table:formula="of:=IF(([.A830]-0.5)^2+([.B830]-0.5)^2&lt;=0.5^2;1;0)" office:value-type="float" office:value="1" calcext:value-type="float">
            <text:p>1</text:p>
          </table:table-cell>
          <table:table-cell table:formula="of:=AVERAGE([.$C$2:.C830])*4" office:value-type="float" office:value="3.17973462002413" calcext:value-type="float">
            <text:p>3.179735</text:p>
          </table:table-cell>
          <table:table-cell table:formula="of:=STDEV([.$C$2:.C830])*4" office:value-type="float" office:value="1.6159753271603" calcext:value-type="float">
            <text:p>1.615975</text:p>
          </table:table-cell>
          <table:table-cell table:number-columns-repeated="2"/>
        </table:table-row>
        <table:table-row table:style-name="ro1">
          <table:table-cell office:value-type="float" office:value="0.487465537413832" calcext:value-type="float">
            <text:p>0.487465537413832</text:p>
          </table:table-cell>
          <table:table-cell office:value-type="float" office:value="0.886566088057299" calcext:value-type="float">
            <text:p>0.886566088057299</text:p>
          </table:table-cell>
          <table:table-cell table:formula="of:=IF(([.A831]-0.5)^2+([.B831]-0.5)^2&lt;=0.5^2;1;0)" office:value-type="float" office:value="1" calcext:value-type="float">
            <text:p>1</text:p>
          </table:table-cell>
          <table:table-cell table:formula="of:=AVERAGE([.$C$2:.C831])*4" office:value-type="float" office:value="3.18072289156627" calcext:value-type="float">
            <text:p>3.180723</text:p>
          </table:table-cell>
          <table:table-cell table:formula="of:=STDEV([.$C$2:.C831])*4" office:value-type="float" office:value="1.61525133377088" calcext:value-type="float">
            <text:p>1.615251</text:p>
          </table:table-cell>
          <table:table-cell table:number-columns-repeated="2"/>
        </table:table-row>
        <table:table-row table:style-name="ro1">
          <table:table-cell office:value-type="float" office:value="0.0735377163832473" calcext:value-type="float">
            <text:p>0.0735377163832473</text:p>
          </table:table-cell>
          <table:table-cell office:value-type="float" office:value="0.125791430848343" calcext:value-type="float">
            <text:p>0.125791430848343</text:p>
          </table:table-cell>
          <table:table-cell table:formula="of:=IF(([.A832]-0.5)^2+([.B832]-0.5)^2&lt;=0.5^2;1;0)" office:value-type="float" office:value="0" calcext:value-type="float">
            <text:p>0</text:p>
          </table:table-cell>
          <table:table-cell table:formula="of:=AVERAGE([.$C$2:.C832])*4" office:value-type="float" office:value="3.17689530685921" calcext:value-type="float">
            <text:p>3.176895</text:p>
          </table:table-cell>
          <table:table-cell table:formula="of:=STDEV([.$C$2:.C832])*4" office:value-type="float" office:value="1.61804448011436" calcext:value-type="float">
            <text:p>1.618044</text:p>
          </table:table-cell>
          <table:table-cell table:number-columns-repeated="2"/>
        </table:table-row>
        <table:table-row table:style-name="ro1">
          <table:table-cell office:value-type="float" office:value="0.679121366812513" calcext:value-type="float">
            <text:p>0.679121366812513</text:p>
          </table:table-cell>
          <table:table-cell office:value-type="float" office:value="0.255725547103101" calcext:value-type="float">
            <text:p>0.255725547103101</text:p>
          </table:table-cell>
          <table:table-cell table:formula="of:=IF(([.A833]-0.5)^2+([.B833]-0.5)^2&lt;=0.5^2;1;0)" office:value-type="float" office:value="1" calcext:value-type="float">
            <text:p>1</text:p>
          </table:table-cell>
          <table:table-cell table:formula="of:=AVERAGE([.$C$2:.C833])*4" office:value-type="float" office:value="3.17788461538462" calcext:value-type="float">
            <text:p>3.177885</text:p>
          </table:table-cell>
          <table:table-cell table:formula="of:=STDEV([.$C$2:.C833])*4" office:value-type="float" office:value="1.61732239865248" calcext:value-type="float">
            <text:p>1.617322</text:p>
          </table:table-cell>
          <table:table-cell table:number-columns-repeated="2"/>
        </table:table-row>
        <table:table-row table:style-name="ro1">
          <table:table-cell office:value-type="float" office:value="0.50328807143475" calcext:value-type="float">
            <text:p>0.50328807143475</text:p>
          </table:table-cell>
          <table:table-cell office:value-type="float" office:value="0.824758033562559" calcext:value-type="float">
            <text:p>0.824758033562559</text:p>
          </table:table-cell>
          <table:table-cell table:formula="of:=IF(([.A834]-0.5)^2+([.B834]-0.5)^2&lt;=0.5^2;1;0)" office:value-type="float" office:value="1" calcext:value-type="float">
            <text:p>1</text:p>
          </table:table-cell>
          <table:table-cell table:formula="of:=AVERAGE([.$C$2:.C834])*4" office:value-type="float" office:value="3.17887154861945" calcext:value-type="float">
            <text:p>3.178872</text:p>
          </table:table-cell>
          <table:table-cell table:formula="of:=STDEV([.$C$2:.C834])*4" office:value-type="float" office:value="1.61660112762432" calcext:value-type="float">
            <text:p>1.616601</text:p>
          </table:table-cell>
          <table:table-cell table:number-columns-repeated="2"/>
        </table:table-row>
        <table:table-row table:style-name="ro1">
          <table:table-cell office:value-type="float" office:value="0.207833765095331" calcext:value-type="float">
            <text:p>0.207833765095331</text:p>
          </table:table-cell>
          <table:table-cell office:value-type="float" office:value="0.372748251092735" calcext:value-type="float">
            <text:p>0.372748251092735</text:p>
          </table:table-cell>
          <table:table-cell table:formula="of:=IF(([.A835]-0.5)^2+([.B835]-0.5)^2&lt;=0.5^2;1;0)" office:value-type="float" office:value="1" calcext:value-type="float">
            <text:p>1</text:p>
          </table:table-cell>
          <table:table-cell table:formula="of:=AVERAGE([.$C$2:.C835])*4" office:value-type="float" office:value="3.17985611510791" calcext:value-type="float">
            <text:p>3.179856</text:p>
          </table:table-cell>
          <table:table-cell table:formula="of:=STDEV([.$C$2:.C835])*4" office:value-type="float" office:value="1.6158806662039" calcext:value-type="float">
            <text:p>1.615881</text:p>
          </table:table-cell>
          <table:table-cell table:number-columns-repeated="2"/>
        </table:table-row>
        <table:table-row table:style-name="ro1">
          <table:table-cell office:value-type="float" office:value="0.101261986446837" calcext:value-type="float">
            <text:p>0.101261986446837</text:p>
          </table:table-cell>
          <table:table-cell office:value-type="float" office:value="0.682559584760556" calcext:value-type="float">
            <text:p>0.682559584760556</text:p>
          </table:table-cell>
          <table:table-cell table:formula="of:=IF(([.A836]-0.5)^2+([.B836]-0.5)^2&lt;=0.5^2;1;0)" office:value-type="float" office:value="1" calcext:value-type="float">
            <text:p>1</text:p>
          </table:table-cell>
          <table:table-cell table:formula="of:=AVERAGE([.$C$2:.C836])*4" office:value-type="float" office:value="3.18083832335329" calcext:value-type="float">
            <text:p>3.180838</text:p>
          </table:table-cell>
          <table:table-cell table:formula="of:=STDEV([.$C$2:.C836])*4" office:value-type="float" office:value="1.61516101356136" calcext:value-type="float">
            <text:p>1.615161</text:p>
          </table:table-cell>
          <table:table-cell table:number-columns-repeated="2"/>
        </table:table-row>
        <table:table-row table:style-name="ro1">
          <table:table-cell office:value-type="float" office:value="0.451955467464831" calcext:value-type="float">
            <text:p>0.451955467464831</text:p>
          </table:table-cell>
          <table:table-cell office:value-type="float" office:value="0.841235297491436" calcext:value-type="float">
            <text:p>0.841235297491436</text:p>
          </table:table-cell>
          <table:table-cell table:formula="of:=IF(([.A837]-0.5)^2+([.B837]-0.5)^2&lt;=0.5^2;1;0)" office:value-type="float" office:value="1" calcext:value-type="float">
            <text:p>1</text:p>
          </table:table-cell>
          <table:table-cell table:formula="of:=AVERAGE([.$C$2:.C837])*4" office:value-type="float" office:value="3.18181818181818" calcext:value-type="float">
            <text:p>3.181818</text:p>
          </table:table-cell>
          <table:table-cell table:formula="of:=STDEV([.$C$2:.C837])*4" office:value-type="float" office:value="1.61444216886304" calcext:value-type="float">
            <text:p>1.614442</text:p>
          </table:table-cell>
          <table:table-cell table:number-columns-repeated="2"/>
        </table:table-row>
        <table:table-row table:style-name="ro1">
          <table:table-cell office:value-type="float" office:value="0.630847051805728" calcext:value-type="float">
            <text:p>0.630847051805728</text:p>
          </table:table-cell>
          <table:table-cell office:value-type="float" office:value="0.120486335262688" calcext:value-type="float">
            <text:p>0.120486335262688</text:p>
          </table:table-cell>
          <table:table-cell table:formula="of:=IF(([.A838]-0.5)^2+([.B838]-0.5)^2&lt;=0.5^2;1;0)" office:value-type="float" office:value="1" calcext:value-type="float">
            <text:p>1</text:p>
          </table:table-cell>
          <table:table-cell table:formula="of:=AVERAGE([.$C$2:.C838])*4" office:value-type="float" office:value="3.18279569892473" calcext:value-type="float">
            <text:p>3.182796</text:p>
          </table:table-cell>
          <table:table-cell table:formula="of:=STDEV([.$C$2:.C838])*4" office:value-type="float" office:value="1.61372413127137" calcext:value-type="float">
            <text:p>1.613724</text:p>
          </table:table-cell>
          <table:table-cell table:number-columns-repeated="2"/>
        </table:table-row>
        <table:table-row table:style-name="ro1">
          <table:table-cell office:value-type="float" office:value="0.477122983842208" calcext:value-type="float">
            <text:p>0.477122983842208</text:p>
          </table:table-cell>
          <table:table-cell office:value-type="float" office:value="0.140744201194765" calcext:value-type="float">
            <text:p>0.140744201194765</text:p>
          </table:table-cell>
          <table:table-cell table:formula="of:=IF(([.A839]-0.5)^2+([.B839]-0.5)^2&lt;=0.5^2;1;0)" office:value-type="float" office:value="1" calcext:value-type="float">
            <text:p>1</text:p>
          </table:table-cell>
          <table:table-cell table:formula="of:=AVERAGE([.$C$2:.C839])*4" office:value-type="float" office:value="3.18377088305489" calcext:value-type="float">
            <text:p>3.183771</text:p>
          </table:table-cell>
          <table:table-cell table:formula="of:=STDEV([.$C$2:.C839])*4" office:value-type="float" office:value="1.61300689994514" calcext:value-type="float">
            <text:p>1.613007</text:p>
          </table:table-cell>
          <table:table-cell table:number-columns-repeated="2"/>
        </table:table-row>
        <table:table-row table:style-name="ro1">
          <table:table-cell office:value-type="float" office:value="0.795514461084377" calcext:value-type="float">
            <text:p>0.795514461084377</text:p>
          </table:table-cell>
          <table:table-cell office:value-type="float" office:value="0.835021370371712" calcext:value-type="float">
            <text:p>0.835021370371712</text:p>
          </table:table-cell>
          <table:table-cell table:formula="of:=IF(([.A840]-0.5)^2+([.B840]-0.5)^2&lt;=0.5^2;1;0)" office:value-type="float" office:value="1" calcext:value-type="float">
            <text:p>1</text:p>
          </table:table-cell>
          <table:table-cell table:formula="of:=AVERAGE([.$C$2:.C840])*4" office:value-type="float" office:value="3.18474374255066" calcext:value-type="float">
            <text:p>3.184744</text:p>
          </table:table-cell>
          <table:table-cell table:formula="of:=STDEV([.$C$2:.C840])*4" office:value-type="float" office:value="1.61229047403953" calcext:value-type="float">
            <text:p>1.612290</text:p>
          </table:table-cell>
          <table:table-cell table:number-columns-repeated="2"/>
        </table:table-row>
        <table:table-row table:style-name="ro1">
          <table:table-cell office:value-type="float" office:value="0.705441955172506" calcext:value-type="float">
            <text:p>0.705441955172506</text:p>
          </table:table-cell>
          <table:table-cell office:value-type="float" office:value="0.793341072593595" calcext:value-type="float">
            <text:p>0.793341072593595</text:p>
          </table:table-cell>
          <table:table-cell table:formula="of:=IF(([.A841]-0.5)^2+([.B841]-0.5)^2&lt;=0.5^2;1;0)" office:value-type="float" office:value="1" calcext:value-type="float">
            <text:p>1</text:p>
          </table:table-cell>
          <table:table-cell table:formula="of:=AVERAGE([.$C$2:.C841])*4" office:value-type="float" office:value="3.18571428571429" calcext:value-type="float">
            <text:p>3.185714</text:p>
          </table:table-cell>
          <table:table-cell table:formula="of:=STDEV([.$C$2:.C841])*4" office:value-type="float" office:value="1.611574852706" calcext:value-type="float">
            <text:p>1.611575</text:p>
          </table:table-cell>
          <table:table-cell table:number-columns-repeated="2"/>
        </table:table-row>
        <table:table-row table:style-name="ro1">
          <table:table-cell office:value-type="float" office:value="0.405479163769189" calcext:value-type="float">
            <text:p>0.405479163769189</text:p>
          </table:table-cell>
          <table:table-cell office:value-type="float" office:value="0.728488057856543" calcext:value-type="float">
            <text:p>0.728488057856543</text:p>
          </table:table-cell>
          <table:table-cell table:formula="of:=IF(([.A842]-0.5)^2+([.B842]-0.5)^2&lt;=0.5^2;1;0)" office:value-type="float" office:value="1" calcext:value-type="float">
            <text:p>1</text:p>
          </table:table-cell>
          <table:table-cell table:formula="of:=AVERAGE([.$C$2:.C842])*4" office:value-type="float" office:value="3.18668252080856" calcext:value-type="float">
            <text:p>3.186683</text:p>
          </table:table-cell>
          <table:table-cell table:formula="of:=STDEV([.$C$2:.C842])*4" office:value-type="float" office:value="1.61086003509256" calcext:value-type="float">
            <text:p>1.610860</text:p>
          </table:table-cell>
          <table:table-cell table:number-columns-repeated="2"/>
        </table:table-row>
        <table:table-row table:style-name="ro1">
          <table:table-cell office:value-type="float" office:value="0.0806463808589267" calcext:value-type="float">
            <text:p>0.0806463808589267</text:p>
          </table:table-cell>
          <table:table-cell office:value-type="float" office:value="0.840960425109368" calcext:value-type="float">
            <text:p>0.840960425109368</text:p>
          </table:table-cell>
          <table:table-cell table:formula="of:=IF(([.A843]-0.5)^2+([.B843]-0.5)^2&lt;=0.5^2;1;0)" office:value-type="float" office:value="0" calcext:value-type="float">
            <text:p>0</text:p>
          </table:table-cell>
          <table:table-cell table:formula="of:=AVERAGE([.$C$2:.C843])*4" office:value-type="float" office:value="3.18289786223278" calcext:value-type="float">
            <text:p>3.182898</text:p>
          </table:table-cell>
          <table:table-cell table:formula="of:=STDEV([.$C$2:.C843])*4" office:value-type="float" office:value="1.61364342409906" calcext:value-type="float">
            <text:p>1.613643</text:p>
          </table:table-cell>
          <table:table-cell table:number-columns-repeated="2"/>
        </table:table-row>
        <table:table-row table:style-name="ro1">
          <table:table-cell office:value-type="float" office:value="0.256501010175255" calcext:value-type="float">
            <text:p>0.256501010175255</text:p>
          </table:table-cell>
          <table:table-cell office:value-type="float" office:value="0.558926871890688" calcext:value-type="float">
            <text:p>0.558926871890688</text:p>
          </table:table-cell>
          <table:table-cell table:formula="of:=IF(([.A844]-0.5)^2+([.B844]-0.5)^2&lt;=0.5^2;1;0)" office:value-type="float" office:value="1" calcext:value-type="float">
            <text:p>1</text:p>
          </table:table-cell>
          <table:table-cell table:formula="of:=AVERAGE([.$C$2:.C844])*4" office:value-type="float" office:value="3.18386714116252" calcext:value-type="float">
            <text:p>3.183867</text:p>
          </table:table-cell>
          <table:table-cell table:formula="of:=STDEV([.$C$2:.C844])*4" office:value-type="float" office:value="1.61293045337072" calcext:value-type="float">
            <text:p>1.612930</text:p>
          </table:table-cell>
          <table:table-cell table:number-columns-repeated="2"/>
        </table:table-row>
        <table:table-row table:style-name="ro1">
          <table:table-cell office:value-type="float" office:value="0.919973762933046" calcext:value-type="float">
            <text:p>0.919973762933046</text:p>
          </table:table-cell>
          <table:table-cell office:value-type="float" office:value="0.76827051042439" calcext:value-type="float">
            <text:p>0.76827051042439</text:p>
          </table:table-cell>
          <table:table-cell table:formula="of:=IF(([.A845]-0.5)^2+([.B845]-0.5)^2&lt;=0.5^2;1;0)" office:value-type="float" office:value="1" calcext:value-type="float">
            <text:p>1</text:p>
          </table:table-cell>
          <table:table-cell table:formula="of:=AVERAGE([.$C$2:.C845])*4" office:value-type="float" office:value="3.18483412322275" calcext:value-type="float">
            <text:p>3.184834</text:p>
          </table:table-cell>
          <table:table-cell table:formula="of:=STDEV([.$C$2:.C845])*4" office:value-type="float" office:value="1.61221827861769" calcext:value-type="float">
            <text:p>1.612218</text:p>
          </table:table-cell>
          <table:table-cell table:number-columns-repeated="2"/>
        </table:table-row>
        <table:table-row table:style-name="ro1">
          <table:table-cell office:value-type="float" office:value="0.633243770971382" calcext:value-type="float">
            <text:p>0.633243770971382</text:p>
          </table:table-cell>
          <table:table-cell office:value-type="float" office:value="0.143936974097092" calcext:value-type="float">
            <text:p>0.143936974097092</text:p>
          </table:table-cell>
          <table:table-cell table:formula="of:=IF(([.A846]-0.5)^2+([.B846]-0.5)^2&lt;=0.5^2;1;0)" office:value-type="float" office:value="1" calcext:value-type="float">
            <text:p>1</text:p>
          </table:table-cell>
          <table:table-cell table:formula="of:=AVERAGE([.$C$2:.C846])*4" office:value-type="float" office:value="3.18579881656805" calcext:value-type="float">
            <text:p>3.185799</text:p>
          </table:table-cell>
          <table:table-cell table:formula="of:=STDEV([.$C$2:.C846])*4" office:value-type="float" office:value="1.61150689900591" calcext:value-type="float">
            <text:p>1.611507</text:p>
          </table:table-cell>
          <table:table-cell table:number-columns-repeated="2"/>
        </table:table-row>
        <table:table-row table:style-name="ro1">
          <table:table-cell office:value-type="float" office:value="0.631922048326196" calcext:value-type="float">
            <text:p>0.631922048326196</text:p>
          </table:table-cell>
          <table:table-cell office:value-type="float" office:value="0.0539307735750805" calcext:value-type="float">
            <text:p>0.0539307735750805</text:p>
          </table:table-cell>
          <table:table-cell table:formula="of:=IF(([.A847]-0.5)^2+([.B847]-0.5)^2&lt;=0.5^2;1;0)" office:value-type="float" office:value="1" calcext:value-type="float">
            <text:p>1</text:p>
          </table:table-cell>
          <table:table-cell table:formula="of:=AVERAGE([.$C$2:.C847])*4" office:value-type="float" office:value="3.18676122931442" calcext:value-type="float">
            <text:p>3.186761</text:p>
          </table:table-cell>
          <table:table-cell table:formula="of:=STDEV([.$C$2:.C847])*4" office:value-type="float" office:value="1.61079631369794" calcext:value-type="float">
            <text:p>1.610796</text:p>
          </table:table-cell>
          <table:table-cell table:number-columns-repeated="2"/>
        </table:table-row>
        <table:table-row table:style-name="ro1">
          <table:table-cell office:value-type="float" office:value="0.776595921706823" calcext:value-type="float">
            <text:p>0.776595921706823</text:p>
          </table:table-cell>
          <table:table-cell office:value-type="float" office:value="0.573054943835436" calcext:value-type="float">
            <text:p>0.573054943835436</text:p>
          </table:table-cell>
          <table:table-cell table:formula="of:=IF(([.A848]-0.5)^2+([.B848]-0.5)^2&lt;=0.5^2;1;0)" office:value-type="float" office:value="1" calcext:value-type="float">
            <text:p>1</text:p>
          </table:table-cell>
          <table:table-cell table:formula="of:=AVERAGE([.$C$2:.C848])*4" office:value-type="float" office:value="3.18772136953955" calcext:value-type="float">
            <text:p>3.187721</text:p>
          </table:table-cell>
          <table:table-cell table:formula="of:=STDEV([.$C$2:.C848])*4" office:value-type="float" office:value="1.61008652185294" calcext:value-type="float">
            <text:p>1.610087</text:p>
          </table:table-cell>
          <table:table-cell table:number-columns-repeated="2"/>
        </table:table-row>
        <table:table-row table:style-name="ro1">
          <table:table-cell office:value-type="float" office:value="0.654680846927098" calcext:value-type="float">
            <text:p>0.654680846927098</text:p>
          </table:table-cell>
          <table:table-cell office:value-type="float" office:value="0.468968424361964" calcext:value-type="float">
            <text:p>0.468968424361964</text:p>
          </table:table-cell>
          <table:table-cell table:formula="of:=IF(([.A849]-0.5)^2+([.B849]-0.5)^2&lt;=0.5^2;1;0)" office:value-type="float" office:value="1" calcext:value-type="float">
            <text:p>1</text:p>
          </table:table-cell>
          <table:table-cell table:formula="of:=AVERAGE([.$C$2:.C849])*4" office:value-type="float" office:value="3.18867924528302" calcext:value-type="float">
            <text:p>3.188679</text:p>
          </table:table-cell>
          <table:table-cell table:formula="of:=STDEV([.$C$2:.C849])*4" office:value-type="float" office:value="1.60937752262673" calcext:value-type="float">
            <text:p>1.609378</text:p>
          </table:table-cell>
          <table:table-cell table:number-columns-repeated="2"/>
        </table:table-row>
        <table:table-row table:style-name="ro1">
          <table:table-cell office:value-type="float" office:value="0.0816180362197134" calcext:value-type="float">
            <text:p>0.0816180362197134</text:p>
          </table:table-cell>
          <table:table-cell office:value-type="float" office:value="0.144888198638439" calcext:value-type="float">
            <text:p>0.144888198638439</text:p>
          </table:table-cell>
          <table:table-cell table:formula="of:=IF(([.A850]-0.5)^2+([.B850]-0.5)^2&lt;=0.5^2;1;0)" office:value-type="float" office:value="0" calcext:value-type="float">
            <text:p>0</text:p>
          </table:table-cell>
          <table:table-cell table:formula="of:=AVERAGE([.$C$2:.C850])*4" office:value-type="float" office:value="3.1849234393404" calcext:value-type="float">
            <text:p>3.184923</text:p>
          </table:table-cell>
          <table:table-cell table:formula="of:=STDEV([.$C$2:.C850])*4" office:value-type="float" office:value="1.61214692639721" calcext:value-type="float">
            <text:p>1.612147</text:p>
          </table:table-cell>
          <table:table-cell table:number-columns-repeated="2"/>
        </table:table-row>
        <table:table-row table:style-name="ro1">
          <table:table-cell office:value-type="float" office:value="0.436455662320796" calcext:value-type="float">
            <text:p>0.436455662320796</text:p>
          </table:table-cell>
          <table:table-cell office:value-type="float" office:value="0.345859128265176" calcext:value-type="float">
            <text:p>0.345859128265176</text:p>
          </table:table-cell>
          <table:table-cell table:formula="of:=IF(([.A851]-0.5)^2+([.B851]-0.5)^2&lt;=0.5^2;1;0)" office:value-type="float" office:value="1" calcext:value-type="float">
            <text:p>1</text:p>
          </table:table-cell>
          <table:table-cell table:formula="of:=AVERAGE([.$C$2:.C851])*4" office:value-type="float" office:value="3.18588235294118" calcext:value-type="float">
            <text:p>3.185882</text:p>
          </table:table-cell>
          <table:table-cell table:formula="of:=STDEV([.$C$2:.C851])*4" office:value-type="float" office:value="1.61143973852621" calcext:value-type="float">
            <text:p>1.611440</text:p>
          </table:table-cell>
          <table:table-cell table:number-columns-repeated="2"/>
        </table:table-row>
        <table:table-row table:style-name="ro1">
          <table:table-cell office:value-type="float" office:value="0.533807710251713" calcext:value-type="float">
            <text:p>0.533807710251713</text:p>
          </table:table-cell>
          <table:table-cell office:value-type="float" office:value="0.173442105961963" calcext:value-type="float">
            <text:p>0.173442105961963</text:p>
          </table:table-cell>
          <table:table-cell table:formula="of:=IF(([.A852]-0.5)^2+([.B852]-0.5)^2&lt;=0.5^2;1;0)" office:value-type="float" office:value="1" calcext:value-type="float">
            <text:p>1</text:p>
          </table:table-cell>
          <table:table-cell table:formula="of:=AVERAGE([.$C$2:.C852])*4" office:value-type="float" office:value="3.18683901292597" calcext:value-type="float">
            <text:p>3.186839</text:p>
          </table:table-cell>
          <table:table-cell table:formula="of:=STDEV([.$C$2:.C852])*4" office:value-type="float" office:value="1.61073333570723" calcext:value-type="float">
            <text:p>1.610733</text:p>
          </table:table-cell>
          <table:table-cell table:number-columns-repeated="2"/>
        </table:table-row>
        <table:table-row table:style-name="ro1">
          <table:table-cell office:value-type="float" office:value="0.192158981371234" calcext:value-type="float">
            <text:p>0.192158981371234</text:p>
          </table:table-cell>
          <table:table-cell office:value-type="float" office:value="0.917698517155361" calcext:value-type="float">
            <text:p>0.917698517155361</text:p>
          </table:table-cell>
          <table:table-cell table:formula="of:=IF(([.A853]-0.5)^2+([.B853]-0.5)^2&lt;=0.5^2;1;0)" office:value-type="float" office:value="0" calcext:value-type="float">
            <text:p>0</text:p>
          </table:table-cell>
          <table:table-cell table:formula="of:=AVERAGE([.$C$2:.C853])*4" office:value-type="float" office:value="3.1830985915493" calcext:value-type="float">
            <text:p>3.183099</text:p>
          </table:table-cell>
          <table:table-cell table:formula="of:=STDEV([.$C$2:.C853])*4" office:value-type="float" office:value="1.61348482427473" calcext:value-type="float">
            <text:p>1.613485</text:p>
          </table:table-cell>
          <table:table-cell table:number-columns-repeated="2"/>
        </table:table-row>
        <table:table-row table:style-name="ro1">
          <table:table-cell office:value-type="float" office:value="0.369503219397131" calcext:value-type="float">
            <text:p>0.369503219397131</text:p>
          </table:table-cell>
          <table:table-cell office:value-type="float" office:value="0.560170336582999" calcext:value-type="float">
            <text:p>0.560170336582999</text:p>
          </table:table-cell>
          <table:table-cell table:formula="of:=IF(([.A854]-0.5)^2+([.B854]-0.5)^2&lt;=0.5^2;1;0)" office:value-type="float" office:value="1" calcext:value-type="float">
            <text:p>1</text:p>
          </table:table-cell>
          <table:table-cell table:formula="of:=AVERAGE([.$C$2:.C854])*4" office:value-type="float" office:value="3.18405627198124" calcext:value-type="float">
            <text:p>3.184056</text:p>
          </table:table-cell>
          <table:table-cell table:formula="of:=STDEV([.$C$2:.C854])*4" office:value-type="float" office:value="1.61278022469517" calcext:value-type="float">
            <text:p>1.612780</text:p>
          </table:table-cell>
          <table:table-cell table:number-columns-repeated="2"/>
        </table:table-row>
        <table:table-row table:style-name="ro1">
          <table:table-cell office:value-type="float" office:value="0.845749631469571" calcext:value-type="float">
            <text:p>0.845749631469571</text:p>
          </table:table-cell>
          <table:table-cell office:value-type="float" office:value="0.970243960175563" calcext:value-type="float">
            <text:p>0.970243960175563</text:p>
          </table:table-cell>
          <table:table-cell table:formula="of:=IF(([.A855]-0.5)^2+([.B855]-0.5)^2&lt;=0.5^2;1;0)" office:value-type="float" office:value="0" calcext:value-type="float">
            <text:p>0</text:p>
          </table:table-cell>
          <table:table-cell table:formula="of:=AVERAGE([.$C$2:.C855])*4" office:value-type="float" office:value="3.18032786885246" calcext:value-type="float">
            <text:p>3.180328</text:p>
          </table:table-cell>
          <table:table-cell table:formula="of:=STDEV([.$C$2:.C855])*4" office:value-type="float" office:value="1.61551298049523" calcext:value-type="float">
            <text:p>1.615513</text:p>
          </table:table-cell>
          <table:table-cell table:number-columns-repeated="2"/>
        </table:table-row>
        <table:table-row table:style-name="ro1">
          <table:table-cell office:value-type="float" office:value="0.485838896851139" calcext:value-type="float">
            <text:p>0.485838896851139</text:p>
          </table:table-cell>
          <table:table-cell office:value-type="float" office:value="0.889417693428822" calcext:value-type="float">
            <text:p>0.889417693428822</text:p>
          </table:table-cell>
          <table:table-cell table:formula="of:=IF(([.A856]-0.5)^2+([.B856]-0.5)^2&lt;=0.5^2;1;0)" office:value-type="float" office:value="1" calcext:value-type="float">
            <text:p>1</text:p>
          </table:table-cell>
          <table:table-cell table:formula="of:=AVERAGE([.$C$2:.C856])*4" office:value-type="float" office:value="3.1812865497076" calcext:value-type="float">
            <text:p>3.181287</text:p>
          </table:table-cell>
          <table:table-cell table:formula="of:=STDEV([.$C$2:.C856])*4" office:value-type="float" office:value="1.61481018264991" calcext:value-type="float">
            <text:p>1.614810</text:p>
          </table:table-cell>
          <table:table-cell table:number-columns-repeated="2"/>
        </table:table-row>
        <table:table-row table:style-name="ro1">
          <table:table-cell office:value-type="float" office:value="0.420062549342167" calcext:value-type="float">
            <text:p>0.420062549342167</text:p>
          </table:table-cell>
          <table:table-cell office:value-type="float" office:value="0.0449063098621436" calcext:value-type="float">
            <text:p>0.0449063098621436</text:p>
          </table:table-cell>
          <table:table-cell table:formula="of:=IF(([.A857]-0.5)^2+([.B857]-0.5)^2&lt;=0.5^2;1;0)" office:value-type="float" office:value="1" calcext:value-type="float">
            <text:p>1</text:p>
          </table:table-cell>
          <table:table-cell table:formula="of:=AVERAGE([.$C$2:.C857])*4" office:value-type="float" office:value="3.18224299065421" calcext:value-type="float">
            <text:p>3.182243</text:p>
          </table:table-cell>
          <table:table-cell table:formula="of:=STDEV([.$C$2:.C857])*4" office:value-type="float" office:value="1.61410815577746" calcext:value-type="float">
            <text:p>1.614108</text:p>
          </table:table-cell>
          <table:table-cell table:number-columns-repeated="2"/>
        </table:table-row>
        <table:table-row table:style-name="ro1">
          <table:table-cell office:value-type="float" office:value="0.876930884646396" calcext:value-type="float">
            <text:p>0.876930884646396</text:p>
          </table:table-cell>
          <table:table-cell office:value-type="float" office:value="0.541866079864129" calcext:value-type="float">
            <text:p>0.541866079864129</text:p>
          </table:table-cell>
          <table:table-cell table:formula="of:=IF(([.A858]-0.5)^2+([.B858]-0.5)^2&lt;=0.5^2;1;0)" office:value-type="float" office:value="1" calcext:value-type="float">
            <text:p>1</text:p>
          </table:table-cell>
          <table:table-cell table:formula="of:=AVERAGE([.$C$2:.C858])*4" office:value-type="float" office:value="3.18319719953326" calcext:value-type="float">
            <text:p>3.183197</text:p>
          </table:table-cell>
          <table:table-cell table:formula="of:=STDEV([.$C$2:.C858])*4" office:value-type="float" office:value="1.61340689909528" calcext:value-type="float">
            <text:p>1.613407</text:p>
          </table:table-cell>
          <table:table-cell table:number-columns-repeated="2"/>
        </table:table-row>
        <table:table-row table:style-name="ro1">
          <table:table-cell office:value-type="float" office:value="0.564842912752721" calcext:value-type="float">
            <text:p>0.564842912752721</text:p>
          </table:table-cell>
          <table:table-cell office:value-type="float" office:value="0.669240097256947" calcext:value-type="float">
            <text:p>0.669240097256947</text:p>
          </table:table-cell>
          <table:table-cell table:formula="of:=IF(([.A859]-0.5)^2+([.B859]-0.5)^2&lt;=0.5^2;1;0)" office:value-type="float" office:value="1" calcext:value-type="float">
            <text:p>1</text:p>
          </table:table-cell>
          <table:table-cell table:formula="of:=AVERAGE([.$C$2:.C859])*4" office:value-type="float" office:value="3.18414918414918" calcext:value-type="float">
            <text:p>3.184149</text:p>
          </table:table-cell>
          <table:table-cell table:formula="of:=STDEV([.$C$2:.C859])*4" office:value-type="float" office:value="1.6127064118174" calcext:value-type="float">
            <text:p>1.612706</text:p>
          </table:table-cell>
          <table:table-cell table:number-columns-repeated="2"/>
        </table:table-row>
        <table:table-row table:style-name="ro1">
          <table:table-cell office:value-type="float" office:value="0.314247162871446" calcext:value-type="float">
            <text:p>0.314247162871446</text:p>
          </table:table-cell>
          <table:table-cell office:value-type="float" office:value="0.978997485737002" calcext:value-type="float">
            <text:p>0.978997485737002</text:p>
          </table:table-cell>
          <table:table-cell table:formula="of:=IF(([.A860]-0.5)^2+([.B860]-0.5)^2&lt;=0.5^2;1;0)" office:value-type="float" office:value="0" calcext:value-type="float">
            <text:p>0</text:p>
          </table:table-cell>
          <table:table-cell table:formula="of:=AVERAGE([.$C$2:.C860])*4" office:value-type="float" office:value="3.18044237485448" calcext:value-type="float">
            <text:p>3.180442</text:p>
          </table:table-cell>
          <table:table-cell table:formula="of:=STDEV([.$C$2:.C860])*4" office:value-type="float" office:value="1.61542370400781" calcext:value-type="float">
            <text:p>1.615424</text:p>
          </table:table-cell>
          <table:table-cell table:number-columns-repeated="2"/>
        </table:table-row>
        <table:table-row table:style-name="ro1">
          <table:table-cell office:value-type="float" office:value="0.287636604829613" calcext:value-type="float">
            <text:p>0.287636604829613</text:p>
          </table:table-cell>
          <table:table-cell office:value-type="float" office:value="0.403429656253236" calcext:value-type="float">
            <text:p>0.403429656253236</text:p>
          </table:table-cell>
          <table:table-cell table:formula="of:=IF(([.A861]-0.5)^2+([.B861]-0.5)^2&lt;=0.5^2;1;0)" office:value-type="float" office:value="1" calcext:value-type="float">
            <text:p>1</text:p>
          </table:table-cell>
          <table:table-cell table:formula="of:=AVERAGE([.$C$2:.C861])*4" office:value-type="float" office:value="3.18139534883721" calcext:value-type="float">
            <text:p>3.181395</text:p>
          </table:table-cell>
          <table:table-cell table:formula="of:=STDEV([.$C$2:.C861])*4" office:value-type="float" office:value="1.61472499724939" calcext:value-type="float">
            <text:p>1.614725</text:p>
          </table:table-cell>
          <table:table-cell table:number-columns-repeated="2"/>
        </table:table-row>
        <table:table-row table:style-name="ro1">
          <table:table-cell office:value-type="float" office:value="0.975565749537174" calcext:value-type="float">
            <text:p>0.975565749537174</text:p>
          </table:table-cell>
          <table:table-cell office:value-type="float" office:value="0.294117032363415" calcext:value-type="float">
            <text:p>0.294117032363415</text:p>
          </table:table-cell>
          <table:table-cell table:formula="of:=IF(([.A862]-0.5)^2+([.B862]-0.5)^2&lt;=0.5^2;1;0)" office:value-type="float" office:value="0" calcext:value-type="float">
            <text:p>0</text:p>
          </table:table-cell>
          <table:table-cell table:formula="of:=AVERAGE([.$C$2:.C862])*4" office:value-type="float" office:value="3.17770034843206" calcext:value-type="float">
            <text:p>3.177700</text:p>
          </table:table-cell>
          <table:table-cell table:formula="of:=STDEV([.$C$2:.C862])*4" office:value-type="float" office:value="1.61742396632692" calcext:value-type="float">
            <text:p>1.617424</text:p>
          </table:table-cell>
          <table:table-cell table:number-columns-repeated="2"/>
        </table:table-row>
        <table:table-row table:style-name="ro1">
          <table:table-cell office:value-type="float" office:value="0.504041785452943" calcext:value-type="float">
            <text:p>0.504041785452943</text:p>
          </table:table-cell>
          <table:table-cell office:value-type="float" office:value="0.974485632862878" calcext:value-type="float">
            <text:p>0.974485632862878</text:p>
          </table:table-cell>
          <table:table-cell table:formula="of:=IF(([.A863]-0.5)^2+([.B863]-0.5)^2&lt;=0.5^2;1;0)" office:value-type="float" office:value="1" calcext:value-type="float">
            <text:p>1</text:p>
          </table:table-cell>
          <table:table-cell table:formula="of:=AVERAGE([.$C$2:.C863])*4" office:value-type="float" office:value="3.17865429234339" calcext:value-type="float">
            <text:p>3.178654</text:p>
          </table:table-cell>
          <table:table-cell table:formula="of:=STDEV([.$C$2:.C863])*4" office:value-type="float" office:value="1.61672703850988" calcext:value-type="float">
            <text:p>1.616727</text:p>
          </table:table-cell>
          <table:table-cell table:number-columns-repeated="2"/>
        </table:table-row>
        <table:table-row table:style-name="ro1">
          <table:table-cell office:value-type="float" office:value="0.132107736632869" calcext:value-type="float">
            <text:p>0.132107736632869</text:p>
          </table:table-cell>
          <table:table-cell office:value-type="float" office:value="0.922515796092879" calcext:value-type="float">
            <text:p>0.922515796092879</text:p>
          </table:table-cell>
          <table:table-cell table:formula="of:=IF(([.A864]-0.5)^2+([.B864]-0.5)^2&lt;=0.5^2;1;0)" office:value-type="float" office:value="0" calcext:value-type="float">
            <text:p>0</text:p>
          </table:table-cell>
          <table:table-cell table:formula="of:=AVERAGE([.$C$2:.C864])*4" office:value-type="float" office:value="3.17497103128621" calcext:value-type="float">
            <text:p>3.174971</text:p>
          </table:table-cell>
          <table:table-cell table:formula="of:=STDEV([.$C$2:.C864])*4" office:value-type="float" office:value="1.61940787719144" calcext:value-type="float">
            <text:p>1.619408</text:p>
          </table:table-cell>
          <table:table-cell table:number-columns-repeated="2"/>
        </table:table-row>
        <table:table-row table:style-name="ro1">
          <table:table-cell office:value-type="float" office:value="0.00946953147284956" calcext:value-type="float">
            <text:p>0.00946953147284956</text:p>
          </table:table-cell>
          <table:table-cell office:value-type="float" office:value="0.985531920945352" calcext:value-type="float">
            <text:p>0.985531920945352</text:p>
          </table:table-cell>
          <table:table-cell table:formula="of:=IF(([.A865]-0.5)^2+([.B865]-0.5)^2&lt;=0.5^2;1;0)" office:value-type="float" office:value="0" calcext:value-type="float">
            <text:p>0</text:p>
          </table:table-cell>
          <table:table-cell table:formula="of:=AVERAGE([.$C$2:.C865])*4" office:value-type="float" office:value="3.1712962962963" calcext:value-type="float">
            <text:p>3.171296</text:p>
          </table:table-cell>
          <table:table-cell table:formula="of:=STDEV([.$C$2:.C865])*4" office:value-type="float" office:value="1.62206974350021" calcext:value-type="float">
            <text:p>1.622070</text:p>
          </table:table-cell>
          <table:table-cell table:number-columns-repeated="2"/>
        </table:table-row>
        <table:table-row table:style-name="ro1">
          <table:table-cell office:value-type="float" office:value="0.365059481067995" calcext:value-type="float">
            <text:p>0.365059481067995</text:p>
          </table:table-cell>
          <table:table-cell office:value-type="float" office:value="0.609036884536506" calcext:value-type="float">
            <text:p>0.609036884536506</text:p>
          </table:table-cell>
          <table:table-cell table:formula="of:=IF(([.A866]-0.5)^2+([.B866]-0.5)^2&lt;=0.5^2;1;0)" office:value-type="float" office:value="1" calcext:value-type="float">
            <text:p>1</text:p>
          </table:table-cell>
          <table:table-cell table:formula="of:=AVERAGE([.$C$2:.C866])*4" office:value-type="float" office:value="3.17225433526012" calcext:value-type="float">
            <text:p>3.172254</text:p>
          </table:table-cell>
          <table:table-cell table:formula="of:=STDEV([.$C$2:.C866])*4" office:value-type="float" office:value="1.62137562480758" calcext:value-type="float">
            <text:p>1.621376</text:p>
          </table:table-cell>
          <table:table-cell table:number-columns-repeated="2"/>
        </table:table-row>
        <table:table-row table:style-name="ro1">
          <table:table-cell office:value-type="float" office:value="0.621641316389484" calcext:value-type="float">
            <text:p>0.621641316389484</text:p>
          </table:table-cell>
          <table:table-cell office:value-type="float" office:value="0.81397885857207" calcext:value-type="float">
            <text:p>0.81397885857207</text:p>
          </table:table-cell>
          <table:table-cell table:formula="of:=IF(([.A867]-0.5)^2+([.B867]-0.5)^2&lt;=0.5^2;1;0)" office:value-type="float" office:value="1" calcext:value-type="float">
            <text:p>1</text:p>
          </table:table-cell>
          <table:table-cell table:formula="of:=AVERAGE([.$C$2:.C867])*4" office:value-type="float" office:value="3.17321016166282" calcext:value-type="float">
            <text:p>3.173210</text:p>
          </table:table-cell>
          <table:table-cell table:formula="of:=STDEV([.$C$2:.C867])*4" office:value-type="float" office:value="1.62068224974081" calcext:value-type="float">
            <text:p>1.620682</text:p>
          </table:table-cell>
          <table:table-cell table:number-columns-repeated="2"/>
        </table:table-row>
        <table:table-row table:style-name="ro1">
          <table:table-cell office:value-type="float" office:value="0.441154507313848" calcext:value-type="float">
            <text:p>0.441154507313848</text:p>
          </table:table-cell>
          <table:table-cell office:value-type="float" office:value="0.493976032461037" calcext:value-type="float">
            <text:p>0.493976032461037</text:p>
          </table:table-cell>
          <table:table-cell table:formula="of:=IF(([.A868]-0.5)^2+([.B868]-0.5)^2&lt;=0.5^2;1;0)" office:value-type="float" office:value="1" calcext:value-type="float">
            <text:p>1</text:p>
          </table:table-cell>
          <table:table-cell table:formula="of:=AVERAGE([.$C$2:.C868])*4" office:value-type="float" office:value="3.17416378316032" calcext:value-type="float">
            <text:p>3.174164</text:p>
          </table:table-cell>
          <table:table-cell table:formula="of:=STDEV([.$C$2:.C868])*4" office:value-type="float" office:value="1.61998961760095" calcext:value-type="float">
            <text:p>1.619990</text:p>
          </table:table-cell>
          <table:table-cell table:number-columns-repeated="2"/>
        </table:table-row>
        <table:table-row table:style-name="ro1">
          <table:table-cell office:value-type="float" office:value="0.667893233732353" calcext:value-type="float">
            <text:p>0.667893233732353</text:p>
          </table:table-cell>
          <table:table-cell office:value-type="float" office:value="0.328575432126651" calcext:value-type="float">
            <text:p>0.328575432126651</text:p>
          </table:table-cell>
          <table:table-cell table:formula="of:=IF(([.A869]-0.5)^2+([.B869]-0.5)^2&lt;=0.5^2;1;0)" office:value-type="float" office:value="1" calcext:value-type="float">
            <text:p>1</text:p>
          </table:table-cell>
          <table:table-cell table:formula="of:=AVERAGE([.$C$2:.C869])*4" office:value-type="float" office:value="3.17511520737327" calcext:value-type="float">
            <text:p>3.175115</text:p>
          </table:table-cell>
          <table:table-cell table:formula="of:=STDEV([.$C$2:.C869])*4" office:value-type="float" office:value="1.61929772768545" calcext:value-type="float">
            <text:p>1.619298</text:p>
          </table:table-cell>
          <table:table-cell table:number-columns-repeated="2"/>
        </table:table-row>
        <table:table-row table:style-name="ro1">
          <table:table-cell office:value-type="float" office:value="0.760073711621928" calcext:value-type="float">
            <text:p>0.760073711621928</text:p>
          </table:table-cell>
          <table:table-cell office:value-type="float" office:value="0.235654088148814" calcext:value-type="float">
            <text:p>0.235654088148814</text:p>
          </table:table-cell>
          <table:table-cell table:formula="of:=IF(([.A870]-0.5)^2+([.B870]-0.5)^2&lt;=0.5^2;1;0)" office:value-type="float" office:value="1" calcext:value-type="float">
            <text:p>1</text:p>
          </table:table-cell>
          <table:table-cell table:formula="of:=AVERAGE([.$C$2:.C870])*4" office:value-type="float" office:value="3.17606444188723" calcext:value-type="float">
            <text:p>3.176064</text:p>
          </table:table-cell>
          <table:table-cell table:formula="of:=STDEV([.$C$2:.C870])*4" office:value-type="float" office:value="1.61860657928827" calcext:value-type="float">
            <text:p>1.618607</text:p>
          </table:table-cell>
          <table:table-cell table:number-columns-repeated="2"/>
        </table:table-row>
        <table:table-row table:style-name="ro1">
          <table:table-cell office:value-type="float" office:value="0.144664826484525" calcext:value-type="float">
            <text:p>0.144664826484525</text:p>
          </table:table-cell>
          <table:table-cell office:value-type="float" office:value="0.726888047074817" calcext:value-type="float">
            <text:p>0.726888047074817</text:p>
          </table:table-cell>
          <table:table-cell table:formula="of:=IF(([.A871]-0.5)^2+([.B871]-0.5)^2&lt;=0.5^2;1;0)" office:value-type="float" office:value="1" calcext:value-type="float">
            <text:p>1</text:p>
          </table:table-cell>
          <table:table-cell table:formula="of:=AVERAGE([.$C$2:.C871])*4" office:value-type="float" office:value="3.17701149425287" calcext:value-type="float">
            <text:p>3.177011</text:p>
          </table:table-cell>
          <table:table-cell table:formula="of:=STDEV([.$C$2:.C871])*4" office:value-type="float" office:value="1.61791617169986" calcext:value-type="float">
            <text:p>1.617916</text:p>
          </table:table-cell>
          <table:table-cell table:number-columns-repeated="2"/>
        </table:table-row>
        <table:table-row table:style-name="ro1">
          <table:table-cell office:value-type="float" office:value="0.392858301236005" calcext:value-type="float">
            <text:p>0.392858301236005</text:p>
          </table:table-cell>
          <table:table-cell office:value-type="float" office:value="0.886836315622615" calcext:value-type="float">
            <text:p>0.886836315622615</text:p>
          </table:table-cell>
          <table:table-cell table:formula="of:=IF(([.A872]-0.5)^2+([.B872]-0.5)^2&lt;=0.5^2;1;0)" office:value-type="float" office:value="1" calcext:value-type="float">
            <text:p>1</text:p>
          </table:table-cell>
          <table:table-cell table:formula="of:=AVERAGE([.$C$2:.C872])*4" office:value-type="float" office:value="3.17795637198622" calcext:value-type="float">
            <text:p>3.177956</text:p>
          </table:table-cell>
          <table:table-cell table:formula="of:=STDEV([.$C$2:.C872])*4" office:value-type="float" office:value="1.61722650420729" calcext:value-type="float">
            <text:p>1.617227</text:p>
          </table:table-cell>
          <table:table-cell table:number-columns-repeated="2"/>
        </table:table-row>
        <table:table-row table:style-name="ro1">
          <table:table-cell office:value-type="float" office:value="0.296021352670062" calcext:value-type="float">
            <text:p>0.296021352670062</text:p>
          </table:table-cell>
          <table:table-cell office:value-type="float" office:value="0.058105532710716" calcext:value-type="float">
            <text:p>0.058105532710716</text:p>
          </table:table-cell>
          <table:table-cell table:formula="of:=IF(([.A873]-0.5)^2+([.B873]-0.5)^2&lt;=0.5^2;1;0)" office:value-type="float" office:value="1" calcext:value-type="float">
            <text:p>1</text:p>
          </table:table-cell>
          <table:table-cell table:formula="of:=AVERAGE([.$C$2:.C873])*4" office:value-type="float" office:value="3.17889908256881" calcext:value-type="float">
            <text:p>3.178899</text:p>
          </table:table-cell>
          <table:table-cell table:formula="of:=STDEV([.$C$2:.C873])*4" office:value-type="float" office:value="1.6165375760942" calcext:value-type="float">
            <text:p>1.616538</text:p>
          </table:table-cell>
          <table:table-cell table:number-columns-repeated="2"/>
        </table:table-row>
        <table:table-row table:style-name="ro1">
          <table:table-cell office:value-type="float" office:value="0.142721226604645" calcext:value-type="float">
            <text:p>0.142721226604645</text:p>
          </table:table-cell>
          <table:table-cell office:value-type="float" office:value="0.163381885724347" calcext:value-type="float">
            <text:p>0.163381885724347</text:p>
          </table:table-cell>
          <table:table-cell table:formula="of:=IF(([.A874]-0.5)^2+([.B874]-0.5)^2&lt;=0.5^2;1;0)" office:value-type="float" office:value="1" calcext:value-type="float">
            <text:p>1</text:p>
          </table:table-cell>
          <table:table-cell table:formula="of:=AVERAGE([.$C$2:.C874])*4" office:value-type="float" office:value="3.17983963344788" calcext:value-type="float">
            <text:p>3.179840</text:p>
          </table:table-cell>
          <table:table-cell table:formula="of:=STDEV([.$C$2:.C874])*4" office:value-type="float" office:value="1.61584938664101" calcext:value-type="float">
            <text:p>1.615849</text:p>
          </table:table-cell>
          <table:table-cell table:number-columns-repeated="2"/>
        </table:table-row>
        <table:table-row table:style-name="ro1">
          <table:table-cell office:value-type="float" office:value="0.691513947744514" calcext:value-type="float">
            <text:p>0.691513947744514</text:p>
          </table:table-cell>
          <table:table-cell office:value-type="float" office:value="0.998830255497708" calcext:value-type="float">
            <text:p>0.998830255497708</text:p>
          </table:table-cell>
          <table:table-cell table:formula="of:=IF(([.A875]-0.5)^2+([.B875]-0.5)^2&lt;=0.5^2;1;0)" office:value-type="float" office:value="0" calcext:value-type="float">
            <text:p>0</text:p>
          </table:table-cell>
          <table:table-cell table:formula="of:=AVERAGE([.$C$2:.C875])*4" office:value-type="float" office:value="3.17620137299771" calcext:value-type="float">
            <text:p>3.176201</text:p>
          </table:table-cell>
          <table:table-cell table:formula="of:=STDEV([.$C$2:.C875])*4" office:value-type="float" office:value="1.61850162932319" calcext:value-type="float">
            <text:p>1.618502</text:p>
          </table:table-cell>
          <table:table-cell table:number-columns-repeated="2"/>
        </table:table-row>
        <table:table-row table:style-name="ro1">
          <table:table-cell office:value-type="float" office:value="0.631479665887466" calcext:value-type="float">
            <text:p>0.631479665887466</text:p>
          </table:table-cell>
          <table:table-cell office:value-type="float" office:value="0.709472236271976" calcext:value-type="float">
            <text:p>0.709472236271976</text:p>
          </table:table-cell>
          <table:table-cell table:formula="of:=IF(([.A876]-0.5)^2+([.B876]-0.5)^2&lt;=0.5^2;1;0)" office:value-type="float" office:value="1" calcext:value-type="float">
            <text:p>1</text:p>
          </table:table-cell>
          <table:table-cell table:formula="of:=AVERAGE([.$C$2:.C876])*4" office:value-type="float" office:value="3.17714285714286" calcext:value-type="float">
            <text:p>3.177143</text:p>
          </table:table-cell>
          <table:table-cell table:formula="of:=STDEV([.$C$2:.C876])*4" office:value-type="float" office:value="1.61781516975964" calcext:value-type="float">
            <text:p>1.617815</text:p>
          </table:table-cell>
          <table:table-cell table:number-columns-repeated="2"/>
        </table:table-row>
        <table:table-row table:style-name="ro1">
          <table:table-cell office:value-type="float" office:value="0.949044244562824" calcext:value-type="float">
            <text:p>0.949044244562824</text:p>
          </table:table-cell>
          <table:table-cell office:value-type="float" office:value="0.400380623709064" calcext:value-type="float">
            <text:p>0.400380623709064</text:p>
          </table:table-cell>
          <table:table-cell table:formula="of:=IF(([.A877]-0.5)^2+([.B877]-0.5)^2&lt;=0.5^2;1;0)" office:value-type="float" office:value="1" calcext:value-type="float">
            <text:p>1</text:p>
          </table:table-cell>
          <table:table-cell table:formula="of:=AVERAGE([.$C$2:.C877])*4" office:value-type="float" office:value="3.17808219178082" calcext:value-type="float">
            <text:p>3.178082</text:p>
          </table:table-cell>
          <table:table-cell table:formula="of:=STDEV([.$C$2:.C877])*4" office:value-type="float" office:value="1.6171294419724" calcext:value-type="float">
            <text:p>1.617129</text:p>
          </table:table-cell>
          <table:table-cell table:number-columns-repeated="2"/>
        </table:table-row>
        <table:table-row table:style-name="ro1">
          <table:table-cell office:value-type="float" office:value="0.827475566086443" calcext:value-type="float">
            <text:p>0.827475566086443</text:p>
          </table:table-cell>
          <table:table-cell office:value-type="float" office:value="0.0604735517715615" calcext:value-type="float">
            <text:p>0.0604735517715615</text:p>
          </table:table-cell>
          <table:table-cell table:formula="of:=IF(([.A878]-0.5)^2+([.B878]-0.5)^2&lt;=0.5^2;1;0)" office:value-type="float" office:value="0" calcext:value-type="float">
            <text:p>0</text:p>
          </table:table-cell>
          <table:table-cell table:formula="of:=AVERAGE([.$C$2:.C878])*4" office:value-type="float" office:value="3.17445838084379" calcext:value-type="float">
            <text:p>3.174458</text:p>
          </table:table-cell>
          <table:table-cell table:formula="of:=STDEV([.$C$2:.C878])*4" office:value-type="float" office:value="1.61976514298038" calcext:value-type="float">
            <text:p>1.619765</text:p>
          </table:table-cell>
          <table:table-cell table:number-columns-repeated="2"/>
        </table:table-row>
        <table:table-row table:style-name="ro1">
          <table:table-cell office:value-type="float" office:value="0.522443481164452" calcext:value-type="float">
            <text:p>0.522443481164452</text:p>
          </table:table-cell>
          <table:table-cell office:value-type="float" office:value="0.263975642067714" calcext:value-type="float">
            <text:p>0.263975642067714</text:p>
          </table:table-cell>
          <table:table-cell table:formula="of:=IF(([.A879]-0.5)^2+([.B879]-0.5)^2&lt;=0.5^2;1;0)" office:value-type="float" office:value="1" calcext:value-type="float">
            <text:p>1</text:p>
          </table:table-cell>
          <table:table-cell table:formula="of:=AVERAGE([.$C$2:.C879])*4" office:value-type="float" office:value="3.1753986332574" calcext:value-type="float">
            <text:p>3.175399</text:p>
          </table:table-cell>
          <table:table-cell table:formula="of:=STDEV([.$C$2:.C879])*4" office:value-type="float" office:value="1.61908113730158" calcext:value-type="float">
            <text:p>1.619081</text:p>
          </table:table-cell>
          <table:table-cell table:number-columns-repeated="2"/>
        </table:table-row>
        <table:table-row table:style-name="ro1">
          <table:table-cell office:value-type="float" office:value="0.305784550053756" calcext:value-type="float">
            <text:p>0.305784550053756</text:p>
          </table:table-cell>
          <table:table-cell office:value-type="float" office:value="0.352125439244447" calcext:value-type="float">
            <text:p>0.352125439244447</text:p>
          </table:table-cell>
          <table:table-cell table:formula="of:=IF(([.A880]-0.5)^2+([.B880]-0.5)^2&lt;=0.5^2;1;0)" office:value-type="float" office:value="1" calcext:value-type="float">
            <text:p>1</text:p>
          </table:table-cell>
          <table:table-cell table:formula="of:=AVERAGE([.$C$2:.C880])*4" office:value-type="float" office:value="3.17633674630262" calcext:value-type="float">
            <text:p>3.176337</text:p>
          </table:table-cell>
          <table:table-cell table:formula="of:=STDEV([.$C$2:.C880])*4" office:value-type="float" office:value="1.61839785659642" calcext:value-type="float">
            <text:p>1.618398</text:p>
          </table:table-cell>
          <table:table-cell table:number-columns-repeated="2"/>
        </table:table-row>
        <table:table-row table:style-name="ro1">
          <table:table-cell office:value-type="float" office:value="0.251105521540171" calcext:value-type="float">
            <text:p>0.251105521540171</text:p>
          </table:table-cell>
          <table:table-cell office:value-type="float" office:value="0.353948613273249" calcext:value-type="float">
            <text:p>0.353948613273249</text:p>
          </table:table-cell>
          <table:table-cell table:formula="of:=IF(([.A881]-0.5)^2+([.B881]-0.5)^2&lt;=0.5^2;1;0)" office:value-type="float" office:value="1" calcext:value-type="float">
            <text:p>1</text:p>
          </table:table-cell>
          <table:table-cell table:formula="of:=AVERAGE([.$C$2:.C881])*4" office:value-type="float" office:value="3.17727272727273" calcext:value-type="float">
            <text:p>3.177273</text:p>
          </table:table-cell>
          <table:table-cell table:formula="of:=STDEV([.$C$2:.C881])*4" office:value-type="float" office:value="1.61771530017783" calcext:value-type="float">
            <text:p>1.617715</text:p>
          </table:table-cell>
          <table:table-cell table:number-columns-repeated="2"/>
        </table:table-row>
        <table:table-row table:style-name="ro1">
          <table:table-cell office:value-type="float" office:value="0.974006906603435" calcext:value-type="float">
            <text:p>0.974006906603435</text:p>
          </table:table-cell>
          <table:table-cell office:value-type="float" office:value="0.71446919070296" calcext:value-type="float">
            <text:p>0.71446919070296</text:p>
          </table:table-cell>
          <table:table-cell table:formula="of:=IF(([.A882]-0.5)^2+([.B882]-0.5)^2&lt;=0.5^2;1;0)" office:value-type="float" office:value="0" calcext:value-type="float">
            <text:p>0</text:p>
          </table:table-cell>
          <table:table-cell table:formula="of:=AVERAGE([.$C$2:.C882])*4" office:value-type="float" office:value="3.17366628830874" calcext:value-type="float">
            <text:p>3.173666</text:p>
          </table:table-cell>
          <table:table-cell table:formula="of:=STDEV([.$C$2:.C882])*4" office:value-type="float" office:value="1.62033563368294" calcext:value-type="float">
            <text:p>1.620336</text:p>
          </table:table-cell>
          <table:table-cell table:number-columns-repeated="2"/>
        </table:table-row>
        <table:table-row table:style-name="ro1">
          <table:table-cell office:value-type="float" office:value="0.77548355485722" calcext:value-type="float">
            <text:p>0.77548355485722</text:p>
          </table:table-cell>
          <table:table-cell office:value-type="float" office:value="0.051321114197219" calcext:value-type="float">
            <text:p>0.051321114197219</text:p>
          </table:table-cell>
          <table:table-cell table:formula="of:=IF(([.A883]-0.5)^2+([.B883]-0.5)^2&lt;=0.5^2;1;0)" office:value-type="float" office:value="0" calcext:value-type="float">
            <text:p>0</text:p>
          </table:table-cell>
          <table:table-cell table:formula="of:=AVERAGE([.$C$2:.C883])*4" office:value-type="float" office:value="3.17006802721088" calcext:value-type="float">
            <text:p>3.170068</text:p>
          </table:table-cell>
          <table:table-cell table:formula="of:=STDEV([.$C$2:.C883])*4" office:value-type="float" office:value="1.6229378064579" calcext:value-type="float">
            <text:p>1.622938</text:p>
          </table:table-cell>
          <table:table-cell table:number-columns-repeated="2"/>
        </table:table-row>
        <table:table-row table:style-name="ro1">
          <table:table-cell office:value-type="float" office:value="0.540477204398346" calcext:value-type="float">
            <text:p>0.540477204398346</text:p>
          </table:table-cell>
          <table:table-cell office:value-type="float" office:value="0.227752082853379" calcext:value-type="float">
            <text:p>0.227752082853379</text:p>
          </table:table-cell>
          <table:table-cell table:formula="of:=IF(([.A884]-0.5)^2+([.B884]-0.5)^2&lt;=0.5^2;1;0)" office:value-type="float" office:value="1" calcext:value-type="float">
            <text:p>1</text:p>
          </table:table-cell>
          <table:table-cell table:formula="of:=AVERAGE([.$C$2:.C884])*4" office:value-type="float" office:value="3.17100792751982" calcext:value-type="float">
            <text:p>3.171008</text:p>
          </table:table-cell>
          <table:table-cell table:formula="of:=STDEV([.$C$2:.C884])*4" office:value-type="float" office:value="1.62225795267475" calcext:value-type="float">
            <text:p>1.622258</text:p>
          </table:table-cell>
          <table:table-cell table:number-columns-repeated="2"/>
        </table:table-row>
        <table:table-row table:style-name="ro1">
          <table:table-cell office:value-type="float" office:value="0.045435979381373" calcext:value-type="float">
            <text:p>0.045435979381373</text:p>
          </table:table-cell>
          <table:table-cell office:value-type="float" office:value="0.158455525760999" calcext:value-type="float">
            <text:p>0.158455525760999</text:p>
          </table:table-cell>
          <table:table-cell table:formula="of:=IF(([.A885]-0.5)^2+([.B885]-0.5)^2&lt;=0.5^2;1;0)" office:value-type="float" office:value="0" calcext:value-type="float">
            <text:p>0</text:p>
          </table:table-cell>
          <table:table-cell table:formula="of:=AVERAGE([.$C$2:.C885])*4" office:value-type="float" office:value="3.16742081447964" calcext:value-type="float">
            <text:p>3.167421</text:p>
          </table:table-cell>
          <table:table-cell table:formula="of:=STDEV([.$C$2:.C885])*4" office:value-type="float" office:value="1.62484313014305" calcext:value-type="float">
            <text:p>1.624843</text:p>
          </table:table-cell>
          <table:table-cell table:number-columns-repeated="2"/>
        </table:table-row>
        <table:table-row table:style-name="ro1">
          <table:table-cell office:value-type="float" office:value="0.242678901880707" calcext:value-type="float">
            <text:p>0.242678901880707</text:p>
          </table:table-cell>
          <table:table-cell office:value-type="float" office:value="0.378716199626433" calcext:value-type="float">
            <text:p>0.378716199626433</text:p>
          </table:table-cell>
          <table:table-cell table:formula="of:=IF(([.A886]-0.5)^2+([.B886]-0.5)^2&lt;=0.5^2;1;0)" office:value-type="float" office:value="1" calcext:value-type="float">
            <text:p>1</text:p>
          </table:table-cell>
          <table:table-cell table:formula="of:=AVERAGE([.$C$2:.C886])*4" office:value-type="float" office:value="3.1683615819209" calcext:value-type="float">
            <text:p>3.168362</text:p>
          </table:table-cell>
          <table:table-cell table:formula="of:=STDEV([.$C$2:.C886])*4" office:value-type="float" office:value="1.62416498709637" calcext:value-type="float">
            <text:p>1.624165</text:p>
          </table:table-cell>
          <table:table-cell table:number-columns-repeated="2"/>
        </table:table-row>
        <table:table-row table:style-name="ro1">
          <table:table-cell office:value-type="float" office:value="0.359578565425668" calcext:value-type="float">
            <text:p>0.359578565425668</text:p>
          </table:table-cell>
          <table:table-cell office:value-type="float" office:value="0.390838114010817" calcext:value-type="float">
            <text:p>0.390838114010817</text:p>
          </table:table-cell>
          <table:table-cell table:formula="of:=IF(([.A887]-0.5)^2+([.B887]-0.5)^2&lt;=0.5^2;1;0)" office:value-type="float" office:value="1" calcext:value-type="float">
            <text:p>1</text:p>
          </table:table-cell>
          <table:table-cell table:formula="of:=AVERAGE([.$C$2:.C887])*4" office:value-type="float" office:value="3.16930022573363" calcext:value-type="float">
            <text:p>3.169300</text:p>
          </table:table-cell>
          <table:table-cell table:formula="of:=STDEV([.$C$2:.C887])*4" office:value-type="float" office:value="1.62348755035166" calcext:value-type="float">
            <text:p>1.623488</text:p>
          </table:table-cell>
          <table:table-cell table:number-columns-repeated="2"/>
        </table:table-row>
        <table:table-row table:style-name="ro1">
          <table:table-cell office:value-type="float" office:value="0.501114328571639" calcext:value-type="float">
            <text:p>0.501114328571639</text:p>
          </table:table-cell>
          <table:table-cell office:value-type="float" office:value="0.913527520960187" calcext:value-type="float">
            <text:p>0.913527520960187</text:p>
          </table:table-cell>
          <table:table-cell table:formula="of:=IF(([.A888]-0.5)^2+([.B888]-0.5)^2&lt;=0.5^2;1;0)" office:value-type="float" office:value="1" calcext:value-type="float">
            <text:p>1</text:p>
          </table:table-cell>
          <table:table-cell table:formula="of:=AVERAGE([.$C$2:.C888])*4" office:value-type="float" office:value="3.17023675310034" calcext:value-type="float">
            <text:p>3.170237</text:p>
          </table:table-cell>
          <table:table-cell table:formula="of:=STDEV([.$C$2:.C888])*4" office:value-type="float" office:value="1.62281081927975" calcext:value-type="float">
            <text:p>1.622811</text:p>
          </table:table-cell>
          <table:table-cell table:number-columns-repeated="2"/>
        </table:table-row>
        <table:table-row table:style-name="ro1">
          <table:table-cell office:value-type="float" office:value="0.0916739245101174" calcext:value-type="float">
            <text:p>0.0916739245101174</text:p>
          </table:table-cell>
          <table:table-cell office:value-type="float" office:value="0.0465955777208377" calcext:value-type="float">
            <text:p>0.0465955777208377</text:p>
          </table:table-cell>
          <table:table-cell table:formula="of:=IF(([.A889]-0.5)^2+([.B889]-0.5)^2&lt;=0.5^2;1;0)" office:value-type="float" office:value="0" calcext:value-type="float">
            <text:p>0</text:p>
          </table:table-cell>
          <table:table-cell table:formula="of:=AVERAGE([.$C$2:.C889])*4" office:value-type="float" office:value="3.16666666666667" calcext:value-type="float">
            <text:p>3.166667</text:p>
          </table:table-cell>
          <table:table-cell table:formula="of:=STDEV([.$C$2:.C889])*4" office:value-type="float" office:value="1.62538117403793" calcext:value-type="float">
            <text:p>1.625381</text:p>
          </table:table-cell>
          <table:table-cell table:number-columns-repeated="2"/>
        </table:table-row>
        <table:table-row table:style-name="ro1">
          <table:table-cell office:value-type="float" office:value="0.819391118445747" calcext:value-type="float">
            <text:p>0.819391118445747</text:p>
          </table:table-cell>
          <table:table-cell office:value-type="float" office:value="0.329804309128139" calcext:value-type="float">
            <text:p>0.329804309128139</text:p>
          </table:table-cell>
          <table:table-cell table:formula="of:=IF(([.A890]-0.5)^2+([.B890]-0.5)^2&lt;=0.5^2;1;0)" office:value-type="float" office:value="1" calcext:value-type="float">
            <text:p>1</text:p>
          </table:table-cell>
          <table:table-cell table:formula="of:=AVERAGE([.$C$2:.C890])*4" office:value-type="float" office:value="3.16760404949381" calcext:value-type="float">
            <text:p>3.167604</text:p>
          </table:table-cell>
          <table:table-cell table:formula="of:=STDEV([.$C$2:.C890])*4" office:value-type="float" office:value="1.6247061399665" calcext:value-type="float">
            <text:p>1.624706</text:p>
          </table:table-cell>
          <table:table-cell table:number-columns-repeated="2"/>
        </table:table-row>
        <table:table-row table:style-name="ro1">
          <table:table-cell office:value-type="float" office:value="0.618259915037671" calcext:value-type="float">
            <text:p>0.618259915037671</text:p>
          </table:table-cell>
          <table:table-cell office:value-type="float" office:value="0.306146963860816" calcext:value-type="float">
            <text:p>0.306146963860816</text:p>
          </table:table-cell>
          <table:table-cell table:formula="of:=IF(([.A891]-0.5)^2+([.B891]-0.5)^2&lt;=0.5^2;1;0)" office:value-type="float" office:value="1" calcext:value-type="float">
            <text:p>1</text:p>
          </table:table-cell>
          <table:table-cell table:formula="of:=AVERAGE([.$C$2:.C891])*4" office:value-type="float" office:value="3.1685393258427" calcext:value-type="float">
            <text:p>3.168539</text:p>
          </table:table-cell>
          <table:table-cell table:formula="of:=STDEV([.$C$2:.C891])*4" office:value-type="float" office:value="1.62403180506142" calcext:value-type="float">
            <text:p>1.624032</text:p>
          </table:table-cell>
          <table:table-cell table:number-columns-repeated="2"/>
        </table:table-row>
        <table:table-row table:style-name="ro1">
          <table:table-cell office:value-type="float" office:value="0.92847360629005" calcext:value-type="float">
            <text:p>0.92847360629005</text:p>
          </table:table-cell>
          <table:table-cell office:value-type="float" office:value="0.799276107790281" calcext:value-type="float">
            <text:p>0.799276107790281</text:p>
          </table:table-cell>
          <table:table-cell table:formula="of:=IF(([.A892]-0.5)^2+([.B892]-0.5)^2&lt;=0.5^2;1;0)" office:value-type="float" office:value="0" calcext:value-type="float">
            <text:p>0</text:p>
          </table:table-cell>
          <table:table-cell table:formula="of:=AVERAGE([.$C$2:.C892])*4" office:value-type="float" office:value="3.16498316498317" calcext:value-type="float">
            <text:p>3.164983</text:p>
          </table:table-cell>
          <table:table-cell table:formula="of:=STDEV([.$C$2:.C892])*4" office:value-type="float" office:value="1.62658651153006" calcext:value-type="float">
            <text:p>1.626587</text:p>
          </table:table-cell>
          <table:table-cell table:number-columns-repeated="2"/>
        </table:table-row>
        <table:table-row table:style-name="ro1">
          <table:table-cell office:value-type="float" office:value="0.547780023595342" calcext:value-type="float">
            <text:p>0.547780023595342</text:p>
          </table:table-cell>
          <table:table-cell office:value-type="float" office:value="0.434568748896613" calcext:value-type="float">
            <text:p>0.434568748896613</text:p>
          </table:table-cell>
          <table:table-cell table:formula="of:=IF(([.A893]-0.5)^2+([.B893]-0.5)^2&lt;=0.5^2;1;0)" office:value-type="float" office:value="1" calcext:value-type="float">
            <text:p>1</text:p>
          </table:table-cell>
          <table:table-cell table:formula="of:=AVERAGE([.$C$2:.C893])*4" office:value-type="float" office:value="3.16591928251121" calcext:value-type="float">
            <text:p>3.165919</text:p>
          </table:table-cell>
          <table:table-cell table:formula="of:=STDEV([.$C$2:.C893])*4" office:value-type="float" office:value="1.62591386586167" calcext:value-type="float">
            <text:p>1.625914</text:p>
          </table:table-cell>
          <table:table-cell table:number-columns-repeated="2"/>
        </table:table-row>
        <table:table-row table:style-name="ro1">
          <table:table-cell office:value-type="float" office:value="0.155022853198173" calcext:value-type="float">
            <text:p>0.155022853198173</text:p>
          </table:table-cell>
          <table:table-cell office:value-type="float" office:value="0.287457596324043" calcext:value-type="float">
            <text:p>0.287457596324043</text:p>
          </table:table-cell>
          <table:table-cell table:formula="of:=IF(([.A894]-0.5)^2+([.B894]-0.5)^2&lt;=0.5^2;1;0)" office:value-type="float" office:value="1" calcext:value-type="float">
            <text:p>1</text:p>
          </table:table-cell>
          <table:table-cell table:formula="of:=AVERAGE([.$C$2:.C894])*4" office:value-type="float" office:value="3.16685330347144" calcext:value-type="float">
            <text:p>3.166853</text:p>
          </table:table-cell>
          <table:table-cell table:formula="of:=STDEV([.$C$2:.C894])*4" office:value-type="float" office:value="1.62524191292902" calcext:value-type="float">
            <text:p>1.625242</text:p>
          </table:table-cell>
          <table:table-cell table:number-columns-repeated="2"/>
        </table:table-row>
        <table:table-row table:style-name="ro1">
          <table:table-cell office:value-type="float" office:value="0.942877127652008" calcext:value-type="float">
            <text:p>0.942877127652008</text:p>
          </table:table-cell>
          <table:table-cell office:value-type="float" office:value="0.652443416532161" calcext:value-type="float">
            <text:p>0.652443416532161</text:p>
          </table:table-cell>
          <table:table-cell table:formula="of:=IF(([.A895]-0.5)^2+([.B895]-0.5)^2&lt;=0.5^2;1;0)" office:value-type="float" office:value="1" calcext:value-type="float">
            <text:p>1</text:p>
          </table:table-cell>
          <table:table-cell table:formula="of:=AVERAGE([.$C$2:.C895])*4" office:value-type="float" office:value="3.16778523489933" calcext:value-type="float">
            <text:p>3.167785</text:p>
          </table:table-cell>
          <table:table-cell table:formula="of:=STDEV([.$C$2:.C895])*4" office:value-type="float" office:value="1.62457065213192" calcext:value-type="float">
            <text:p>1.624571</text:p>
          </table:table-cell>
          <table:table-cell table:number-columns-repeated="2"/>
        </table:table-row>
        <table:table-row table:style-name="ro1">
          <table:table-cell office:value-type="float" office:value="0.584017018793457" calcext:value-type="float">
            <text:p>0.584017018793457</text:p>
          </table:table-cell>
          <table:table-cell office:value-type="float" office:value="0.128302057176678" calcext:value-type="float">
            <text:p>0.128302057176678</text:p>
          </table:table-cell>
          <table:table-cell table:formula="of:=IF(([.A896]-0.5)^2+([.B896]-0.5)^2&lt;=0.5^2;1;0)" office:value-type="float" office:value="1" calcext:value-type="float">
            <text:p>1</text:p>
          </table:table-cell>
          <table:table-cell table:formula="of:=AVERAGE([.$C$2:.C896])*4" office:value-type="float" office:value="3.16871508379888" calcext:value-type="float">
            <text:p>3.168715</text:p>
          </table:table-cell>
          <table:table-cell table:formula="of:=STDEV([.$C$2:.C896])*4" office:value-type="float" office:value="1.62390008286675" calcext:value-type="float">
            <text:p>1.623900</text:p>
          </table:table-cell>
          <table:table-cell table:number-columns-repeated="2"/>
        </table:table-row>
        <table:table-row table:style-name="ro1">
          <table:table-cell office:value-type="float" office:value="0.448442517973995" calcext:value-type="float">
            <text:p>0.448442517973995</text:p>
          </table:table-cell>
          <table:table-cell office:value-type="float" office:value="0.178713527820162" calcext:value-type="float">
            <text:p>0.178713527820162</text:p>
          </table:table-cell>
          <table:table-cell table:formula="of:=IF(([.A897]-0.5)^2+([.B897]-0.5)^2&lt;=0.5^2;1;0)" office:value-type="float" office:value="1" calcext:value-type="float">
            <text:p>1</text:p>
          </table:table-cell>
          <table:table-cell table:formula="of:=AVERAGE([.$C$2:.C897])*4" office:value-type="float" office:value="3.16964285714286" calcext:value-type="float">
            <text:p>3.169643</text:p>
          </table:table-cell>
          <table:table-cell table:formula="of:=STDEV([.$C$2:.C897])*4" office:value-type="float" office:value="1.62323020452661" calcext:value-type="float">
            <text:p>1.623230</text:p>
          </table:table-cell>
          <table:table-cell table:number-columns-repeated="2"/>
        </table:table-row>
        <table:table-row table:style-name="ro1">
          <table:table-cell office:value-type="float" office:value="0.692299681923317" calcext:value-type="float">
            <text:p>0.692299681923317</text:p>
          </table:table-cell>
          <table:table-cell office:value-type="float" office:value="0.669142213775458" calcext:value-type="float">
            <text:p>0.669142213775458</text:p>
          </table:table-cell>
          <table:table-cell table:formula="of:=IF(([.A898]-0.5)^2+([.B898]-0.5)^2&lt;=0.5^2;1;0)" office:value-type="float" office:value="1" calcext:value-type="float">
            <text:p>1</text:p>
          </table:table-cell>
          <table:table-cell table:formula="of:=AVERAGE([.$C$2:.C898])*4" office:value-type="float" office:value="3.17056856187291" calcext:value-type="float">
            <text:p>3.170569</text:p>
          </table:table-cell>
          <table:table-cell table:formula="of:=STDEV([.$C$2:.C898])*4" office:value-type="float" office:value="1.62256101650122" calcext:value-type="float">
            <text:p>1.622561</text:p>
          </table:table-cell>
          <table:table-cell table:number-columns-repeated="2"/>
        </table:table-row>
        <table:table-row table:style-name="ro1">
          <table:table-cell office:value-type="float" office:value="0.883529772906432" calcext:value-type="float">
            <text:p>0.883529772906432</text:p>
          </table:table-cell>
          <table:table-cell office:value-type="float" office:value="0.12549355372735" calcext:value-type="float">
            <text:p>0.12549355372735</text:p>
          </table:table-cell>
          <table:table-cell table:formula="of:=IF(([.A899]-0.5)^2+([.B899]-0.5)^2&lt;=0.5^2;1;0)" office:value-type="float" office:value="0" calcext:value-type="float">
            <text:p>0</text:p>
          </table:table-cell>
          <table:table-cell table:formula="of:=AVERAGE([.$C$2:.C899])*4" office:value-type="float" office:value="3.16703786191537" calcext:value-type="float">
            <text:p>3.167038</text:p>
          </table:table-cell>
          <table:table-cell table:formula="of:=STDEV([.$C$2:.C899])*4" office:value-type="float" office:value="1.62510417150459" calcext:value-type="float">
            <text:p>1.625104</text:p>
          </table:table-cell>
          <table:table-cell table:number-columns-repeated="2"/>
        </table:table-row>
        <table:table-row table:style-name="ro1">
          <table:table-cell office:value-type="float" office:value="0.623308785937475" calcext:value-type="float">
            <text:p>0.623308785937475</text:p>
          </table:table-cell>
          <table:table-cell office:value-type="float" office:value="0.435374002779541" calcext:value-type="float">
            <text:p>0.435374002779541</text:p>
          </table:table-cell>
          <table:table-cell table:formula="of:=IF(([.A900]-0.5)^2+([.B900]-0.5)^2&lt;=0.5^2;1;0)" office:value-type="float" office:value="1" calcext:value-type="float">
            <text:p>1</text:p>
          </table:table-cell>
          <table:table-cell table:formula="of:=AVERAGE([.$C$2:.C900])*4" office:value-type="float" office:value="3.16796440489433" calcext:value-type="float">
            <text:p>3.167964</text:p>
          </table:table-cell>
          <table:table-cell table:formula="of:=STDEV([.$C$2:.C900])*4" office:value-type="float" office:value="1.62443664206296" calcext:value-type="float">
            <text:p>1.624437</text:p>
          </table:table-cell>
          <table:table-cell table:number-columns-repeated="2"/>
        </table:table-row>
        <table:table-row table:style-name="ro1">
          <table:table-cell office:value-type="float" office:value="0.779669204770977" calcext:value-type="float">
            <text:p>0.779669204770977</text:p>
          </table:table-cell>
          <table:table-cell office:value-type="float" office:value="0.153680027253086" calcext:value-type="float">
            <text:p>0.153680027253086</text:p>
          </table:table-cell>
          <table:table-cell table:formula="of:=IF(([.A901]-0.5)^2+([.B901]-0.5)^2&lt;=0.5^2;1;0)" office:value-type="float" office:value="1" calcext:value-type="float">
            <text:p>1</text:p>
          </table:table-cell>
          <table:table-cell table:formula="of:=AVERAGE([.$C$2:.C901])*4" office:value-type="float" office:value="3.16888888888889" calcext:value-type="float">
            <text:p>3.168889</text:p>
          </table:table-cell>
          <table:table-cell table:formula="of:=STDEV([.$C$2:.C901])*4" office:value-type="float" office:value="1.6237697966431" calcext:value-type="float">
            <text:p>1.623770</text:p>
          </table:table-cell>
          <table:table-cell table:number-columns-repeated="2"/>
        </table:table-row>
        <table:table-row table:style-name="ro1">
          <table:table-cell office:value-type="float" office:value="0.835542512529608" calcext:value-type="float">
            <text:p>0.835542512529608</text:p>
          </table:table-cell>
          <table:table-cell office:value-type="float" office:value="0.0474386752916404" calcext:value-type="float">
            <text:p>0.0474386752916404</text:p>
          </table:table-cell>
          <table:table-cell table:formula="of:=IF(([.A902]-0.5)^2+([.B902]-0.5)^2&lt;=0.5^2;1;0)" office:value-type="float" office:value="0" calcext:value-type="float">
            <text:p>0</text:p>
          </table:table-cell>
          <table:table-cell table:formula="of:=AVERAGE([.$C$2:.C902])*4" office:value-type="float" office:value="3.165371809101" calcext:value-type="float">
            <text:p>3.165372</text:p>
          </table:table-cell>
          <table:table-cell table:formula="of:=STDEV([.$C$2:.C902])*4" office:value-type="float" office:value="1.62629763588751" calcext:value-type="float">
            <text:p>1.626298</text:p>
          </table:table-cell>
          <table:table-cell table:number-columns-repeated="2"/>
        </table:table-row>
        <table:table-row table:style-name="ro1">
          <table:table-cell office:value-type="float" office:value="0.699623974925474" calcext:value-type="float">
            <text:p>0.699623974925474</text:p>
          </table:table-cell>
          <table:table-cell office:value-type="float" office:value="0.0311428060981082" calcext:value-type="float">
            <text:p>0.0311428060981082</text:p>
          </table:table-cell>
          <table:table-cell table:formula="of:=IF(([.A903]-0.5)^2+([.B903]-0.5)^2&lt;=0.5^2;1;0)" office:value-type="float" office:value="0" calcext:value-type="float">
            <text:p>0</text:p>
          </table:table-cell>
          <table:table-cell table:formula="of:=AVERAGE([.$C$2:.C903])*4" office:value-type="float" office:value="3.16186252771619" calcext:value-type="float">
            <text:p>3.161863</text:p>
          </table:table-cell>
          <table:table-cell table:formula="of:=STDEV([.$C$2:.C903])*4" office:value-type="float" office:value="1.62880837636549" calcext:value-type="float">
            <text:p>1.628808</text:p>
          </table:table-cell>
          <table:table-cell table:number-columns-repeated="2"/>
        </table:table-row>
        <table:table-row table:style-name="ro1">
          <table:table-cell office:value-type="float" office:value="0.743379899302016" calcext:value-type="float">
            <text:p>0.743379899302016</text:p>
          </table:table-cell>
          <table:table-cell office:value-type="float" office:value="0.696447013093771" calcext:value-type="float">
            <text:p>0.696447013093771</text:p>
          </table:table-cell>
          <table:table-cell table:formula="of:=IF(([.A904]-0.5)^2+([.B904]-0.5)^2&lt;=0.5^2;1;0)" office:value-type="float" office:value="1" calcext:value-type="float">
            <text:p>1</text:p>
          </table:table-cell>
          <table:table-cell table:formula="of:=AVERAGE([.$C$2:.C904])*4" office:value-type="float" office:value="3.16279069767442" calcext:value-type="float">
            <text:p>3.162791</text:p>
          </table:table-cell>
          <table:table-cell table:formula="of:=STDEV([.$C$2:.C904])*4" office:value-type="float" office:value="1.62814415845513" calcext:value-type="float">
            <text:p>1.628144</text:p>
          </table:table-cell>
          <table:table-cell table:number-columns-repeated="2"/>
        </table:table-row>
        <table:table-row table:style-name="ro1">
          <table:table-cell office:value-type="float" office:value="0.477874444808125" calcext:value-type="float">
            <text:p>0.477874444808125</text:p>
          </table:table-cell>
          <table:table-cell office:value-type="float" office:value="0.570343897068705" calcext:value-type="float">
            <text:p>0.570343897068705</text:p>
          </table:table-cell>
          <table:table-cell table:formula="of:=IF(([.A905]-0.5)^2+([.B905]-0.5)^2&lt;=0.5^2;1;0)" office:value-type="float" office:value="1" calcext:value-type="float">
            <text:p>1</text:p>
          </table:table-cell>
          <table:table-cell table:formula="of:=AVERAGE([.$C$2:.C905])*4" office:value-type="float" office:value="3.16371681415929" calcext:value-type="float">
            <text:p>3.163717</text:p>
          </table:table-cell>
          <table:table-cell table:formula="of:=STDEV([.$C$2:.C905])*4" office:value-type="float" office:value="1.62748061332171" calcext:value-type="float">
            <text:p>1.627481</text:p>
          </table:table-cell>
          <table:table-cell table:number-columns-repeated="2"/>
        </table:table-row>
        <table:table-row table:style-name="ro1">
          <table:table-cell office:value-type="float" office:value="0.26924655036296" calcext:value-type="float">
            <text:p>0.26924655036296</text:p>
          </table:table-cell>
          <table:table-cell office:value-type="float" office:value="0.758320815420305" calcext:value-type="float">
            <text:p>0.758320815420305</text:p>
          </table:table-cell>
          <table:table-cell table:formula="of:=IF(([.A906]-0.5)^2+([.B906]-0.5)^2&lt;=0.5^2;1;0)" office:value-type="float" office:value="1" calcext:value-type="float">
            <text:p>1</text:p>
          </table:table-cell>
          <table:table-cell table:formula="of:=AVERAGE([.$C$2:.C906])*4" office:value-type="float" office:value="3.1646408839779" calcext:value-type="float">
            <text:p>3.164641</text:p>
          </table:table-cell>
          <table:table-cell table:formula="of:=STDEV([.$C$2:.C906])*4" office:value-type="float" office:value="1.62681774040449" calcext:value-type="float">
            <text:p>1.626818</text:p>
          </table:table-cell>
          <table:table-cell table:number-columns-repeated="2"/>
        </table:table-row>
        <table:table-row table:style-name="ro1">
          <table:table-cell office:value-type="float" office:value="0.929888412685929" calcext:value-type="float">
            <text:p>0.929888412685929</text:p>
          </table:table-cell>
          <table:table-cell office:value-type="float" office:value="0.525879210434346" calcext:value-type="float">
            <text:p>0.525879210434346</text:p>
          </table:table-cell>
          <table:table-cell table:formula="of:=IF(([.A907]-0.5)^2+([.B907]-0.5)^2&lt;=0.5^2;1;0)" office:value-type="float" office:value="1" calcext:value-type="float">
            <text:p>1</text:p>
          </table:table-cell>
          <table:table-cell table:formula="of:=AVERAGE([.$C$2:.C907])*4" office:value-type="float" office:value="3.16556291390729" calcext:value-type="float">
            <text:p>3.165563</text:p>
          </table:table-cell>
          <table:table-cell table:formula="of:=STDEV([.$C$2:.C907])*4" office:value-type="float" office:value="1.62615553913946" calcext:value-type="float">
            <text:p>1.626156</text:p>
          </table:table-cell>
          <table:table-cell table:number-columns-repeated="2"/>
        </table:table-row>
        <table:table-row table:style-name="ro1">
          <table:table-cell office:value-type="float" office:value="0.423033409228889" calcext:value-type="float">
            <text:p>0.423033409228889</text:p>
          </table:table-cell>
          <table:table-cell office:value-type="float" office:value="0.496433119390522" calcext:value-type="float">
            <text:p>0.496433119390522</text:p>
          </table:table-cell>
          <table:table-cell table:formula="of:=IF(([.A908]-0.5)^2+([.B908]-0.5)^2&lt;=0.5^2;1;0)" office:value-type="float" office:value="1" calcext:value-type="float">
            <text:p>1</text:p>
          </table:table-cell>
          <table:table-cell table:formula="of:=AVERAGE([.$C$2:.C908])*4" office:value-type="float" office:value="3.1664829106946" calcext:value-type="float">
            <text:p>3.166483</text:p>
          </table:table-cell>
          <table:table-cell table:formula="of:=STDEV([.$C$2:.C908])*4" office:value-type="float" office:value="1.62549400895925" calcext:value-type="float">
            <text:p>1.625494</text:p>
          </table:table-cell>
          <table:table-cell table:number-columns-repeated="2"/>
        </table:table-row>
        <table:table-row table:style-name="ro1">
          <table:table-cell office:value-type="float" office:value="0.888399460423232" calcext:value-type="float">
            <text:p>0.888399460423232</text:p>
          </table:table-cell>
          <table:table-cell office:value-type="float" office:value="0.400867133251095" calcext:value-type="float">
            <text:p>0.400867133251095</text:p>
          </table:table-cell>
          <table:table-cell table:formula="of:=IF(([.A909]-0.5)^2+([.B909]-0.5)^2&lt;=0.5^2;1;0)" office:value-type="float" office:value="1" calcext:value-type="float">
            <text:p>1</text:p>
          </table:table-cell>
          <table:table-cell table:formula="of:=AVERAGE([.$C$2:.C909])*4" office:value-type="float" office:value="3.16740088105727" calcext:value-type="float">
            <text:p>3.167401</text:p>
          </table:table-cell>
          <table:table-cell table:formula="of:=STDEV([.$C$2:.C909])*4" office:value-type="float" office:value="1.62483314929324" calcext:value-type="float">
            <text:p>1.624833</text:p>
          </table:table-cell>
          <table:table-cell table:number-columns-repeated="2"/>
        </table:table-row>
        <table:table-row table:style-name="ro1">
          <table:table-cell office:value-type="float" office:value="0.208955843146928" calcext:value-type="float">
            <text:p>0.208955843146928</text:p>
          </table:table-cell>
          <table:table-cell office:value-type="float" office:value="0.577838027132857" calcext:value-type="float">
            <text:p>0.577838027132857</text:p>
          </table:table-cell>
          <table:table-cell table:formula="of:=IF(([.A910]-0.5)^2+([.B910]-0.5)^2&lt;=0.5^2;1;0)" office:value-type="float" office:value="1" calcext:value-type="float">
            <text:p>1</text:p>
          </table:table-cell>
          <table:table-cell table:formula="of:=AVERAGE([.$C$2:.C910])*4" office:value-type="float" office:value="3.16831683168317" calcext:value-type="float">
            <text:p>3.168317</text:p>
          </table:table-cell>
          <table:table-cell table:formula="of:=STDEV([.$C$2:.C910])*4" office:value-type="float" office:value="1.62417295956769" calcext:value-type="float">
            <text:p>1.624173</text:p>
          </table:table-cell>
          <table:table-cell table:number-columns-repeated="2"/>
        </table:table-row>
        <table:table-row table:style-name="ro1">
          <table:table-cell office:value-type="float" office:value="0.0263805836383472" calcext:value-type="float">
            <text:p>0.0263805836383472</text:p>
          </table:table-cell>
          <table:table-cell office:value-type="float" office:value="0.95175524145361" calcext:value-type="float">
            <text:p>0.95175524145361</text:p>
          </table:table-cell>
          <table:table-cell table:formula="of:=IF(([.A911]-0.5)^2+([.B911]-0.5)^2&lt;=0.5^2;1;0)" office:value-type="float" office:value="0" calcext:value-type="float">
            <text:p>0</text:p>
          </table:table-cell>
          <table:table-cell table:formula="of:=AVERAGE([.$C$2:.C911])*4" office:value-type="float" office:value="3.16483516483516" calcext:value-type="float">
            <text:p>3.164835</text:p>
          </table:table-cell>
          <table:table-cell table:formula="of:=STDEV([.$C$2:.C911])*4" office:value-type="float" office:value="1.62667353961471" calcext:value-type="float">
            <text:p>1.626674</text:p>
          </table:table-cell>
          <table:table-cell table:number-columns-repeated="2"/>
        </table:table-row>
        <table:table-row table:style-name="ro1">
          <table:table-cell office:value-type="float" office:value="0.567819761535429" calcext:value-type="float">
            <text:p>0.567819761535429</text:p>
          </table:table-cell>
          <table:table-cell office:value-type="float" office:value="0.888523360551471" calcext:value-type="float">
            <text:p>0.888523360551471</text:p>
          </table:table-cell>
          <table:table-cell table:formula="of:=IF(([.A912]-0.5)^2+([.B912]-0.5)^2&lt;=0.5^2;1;0)" office:value-type="float" office:value="1" calcext:value-type="float">
            <text:p>1</text:p>
          </table:table-cell>
          <table:table-cell table:formula="of:=AVERAGE([.$C$2:.C912])*4" office:value-type="float" office:value="3.16575192096597" calcext:value-type="float">
            <text:p>3.165752</text:p>
          </table:table-cell>
          <table:table-cell table:formula="of:=STDEV([.$C$2:.C912])*4" office:value-type="float" office:value="1.62601496956402" calcext:value-type="float">
            <text:p>1.626015</text:p>
          </table:table-cell>
          <table:table-cell table:number-columns-repeated="2"/>
        </table:table-row>
        <table:table-row table:style-name="ro1">
          <table:table-cell office:value-type="float" office:value="0.410452347399359" calcext:value-type="float">
            <text:p>0.410452347399359</text:p>
          </table:table-cell>
          <table:table-cell office:value-type="float" office:value="0.551447343380869" calcext:value-type="float">
            <text:p>0.551447343380869</text:p>
          </table:table-cell>
          <table:table-cell table:formula="of:=IF(([.A913]-0.5)^2+([.B913]-0.5)^2&lt;=0.5^2;1;0)" office:value-type="float" office:value="1" calcext:value-type="float">
            <text:p>1</text:p>
          </table:table-cell>
          <table:table-cell table:formula="of:=AVERAGE([.$C$2:.C913])*4" office:value-type="float" office:value="3.16666666666667" calcext:value-type="float">
            <text:p>3.166667</text:p>
          </table:table-cell>
          <table:table-cell table:formula="of:=STDEV([.$C$2:.C913])*4" office:value-type="float" office:value="1.62535706341952" calcext:value-type="float">
            <text:p>1.625357</text:p>
          </table:table-cell>
          <table:table-cell table:number-columns-repeated="2"/>
        </table:table-row>
        <table:table-row table:style-name="ro1">
          <table:table-cell office:value-type="float" office:value="0.715426308956723" calcext:value-type="float">
            <text:p>0.715426308956723</text:p>
          </table:table-cell>
          <table:table-cell office:value-type="float" office:value="0.750465611402556" calcext:value-type="float">
            <text:p>0.750465611402556</text:p>
          </table:table-cell>
          <table:table-cell table:formula="of:=IF(([.A914]-0.5)^2+([.B914]-0.5)^2&lt;=0.5^2;1;0)" office:value-type="float" office:value="1" calcext:value-type="float">
            <text:p>1</text:p>
          </table:table-cell>
          <table:table-cell table:formula="of:=AVERAGE([.$C$2:.C914])*4" office:value-type="float" office:value="3.16757940854326" calcext:value-type="float">
            <text:p>3.167579</text:p>
          </table:table-cell>
          <table:table-cell table:formula="of:=STDEV([.$C$2:.C914])*4" office:value-type="float" office:value="1.624699820619" calcext:value-type="float">
            <text:p>1.624700</text:p>
          </table:table-cell>
          <table:table-cell table:number-columns-repeated="2"/>
        </table:table-row>
        <table:table-row table:style-name="ro1">
          <table:table-cell office:value-type="float" office:value="0.631242504389434" calcext:value-type="float">
            <text:p>0.631242504389434</text:p>
          </table:table-cell>
          <table:table-cell office:value-type="float" office:value="0.155404121908262" calcext:value-type="float">
            <text:p>0.155404121908262</text:p>
          </table:table-cell>
          <table:table-cell table:formula="of:=IF(([.A915]-0.5)^2+([.B915]-0.5)^2&lt;=0.5^2;1;0)" office:value-type="float" office:value="1" calcext:value-type="float">
            <text:p>1</text:p>
          </table:table-cell>
          <table:table-cell table:formula="of:=AVERAGE([.$C$2:.C915])*4" office:value-type="float" office:value="3.16849015317287" calcext:value-type="float">
            <text:p>3.168490</text:p>
          </table:table-cell>
          <table:table-cell table:formula="of:=STDEV([.$C$2:.C915])*4" office:value-type="float" office:value="1.62404324059706" calcext:value-type="float">
            <text:p>1.624043</text:p>
          </table:table-cell>
          <table:table-cell table:number-columns-repeated="2"/>
        </table:table-row>
        <table:table-row table:style-name="ro1">
          <table:table-cell office:value-type="float" office:value="0.730060824165273" calcext:value-type="float">
            <text:p>0.730060824165273</text:p>
          </table:table-cell>
          <table:table-cell office:value-type="float" office:value="0.90232729951697" calcext:value-type="float">
            <text:p>0.90232729951697</text:p>
          </table:table-cell>
          <table:table-cell table:formula="of:=IF(([.A916]-0.5)^2+([.B916]-0.5)^2&lt;=0.5^2;1;0)" office:value-type="float" office:value="1" calcext:value-type="float">
            <text:p>1</text:p>
          </table:table-cell>
          <table:table-cell table:formula="of:=AVERAGE([.$C$2:.C916])*4" office:value-type="float" office:value="3.16939890710383" calcext:value-type="float">
            <text:p>3.169399</text:p>
          </table:table-cell>
          <table:table-cell table:formula="of:=STDEV([.$C$2:.C916])*4" office:value-type="float" office:value="1.62338732278528" calcext:value-type="float">
            <text:p>1.623387</text:p>
          </table:table-cell>
          <table:table-cell table:number-columns-repeated="2"/>
        </table:table-row>
        <table:table-row table:style-name="ro1">
          <table:table-cell office:value-type="float" office:value="0.627901830412222" calcext:value-type="float">
            <text:p>0.627901830412222</text:p>
          </table:table-cell>
          <table:table-cell office:value-type="float" office:value="0.446220640582241" calcext:value-type="float">
            <text:p>0.446220640582241</text:p>
          </table:table-cell>
          <table:table-cell table:formula="of:=IF(([.A917]-0.5)^2+([.B917]-0.5)^2&lt;=0.5^2;1;0)" office:value-type="float" office:value="1" calcext:value-type="float">
            <text:p>1</text:p>
          </table:table-cell>
          <table:table-cell table:formula="of:=AVERAGE([.$C$2:.C917])*4" office:value-type="float" office:value="3.1703056768559" calcext:value-type="float">
            <text:p>3.170306</text:p>
          </table:table-cell>
          <table:table-cell table:formula="of:=STDEV([.$C$2:.C917])*4" office:value-type="float" office:value="1.62273206661219" calcext:value-type="float">
            <text:p>1.622732</text:p>
          </table:table-cell>
          <table:table-cell table:number-columns-repeated="2"/>
        </table:table-row>
        <table:table-row table:style-name="ro1">
          <table:table-cell office:value-type="float" office:value="0.84181388172454" calcext:value-type="float">
            <text:p>0.84181388172454</text:p>
          </table:table-cell>
          <table:table-cell office:value-type="float" office:value="0.845246431419043" calcext:value-type="float">
            <text:p>0.845246431419043</text:p>
          </table:table-cell>
          <table:table-cell table:formula="of:=IF(([.A918]-0.5)^2+([.B918]-0.5)^2&lt;=0.5^2;1;0)" office:value-type="float" office:value="1" calcext:value-type="float">
            <text:p>1</text:p>
          </table:table-cell>
          <table:table-cell table:formula="of:=AVERAGE([.$C$2:.C918])*4" office:value-type="float" office:value="3.17121046892039" calcext:value-type="float">
            <text:p>3.171210</text:p>
          </table:table-cell>
          <table:table-cell table:formula="of:=STDEV([.$C$2:.C918])*4" office:value-type="float" office:value="1.62207747150326" calcext:value-type="float">
            <text:p>1.622077</text:p>
          </table:table-cell>
          <table:table-cell table:number-columns-repeated="2"/>
        </table:table-row>
        <table:table-row table:style-name="ro1">
          <table:table-cell office:value-type="float" office:value="0.246406477731898" calcext:value-type="float">
            <text:p>0.246406477731898</text:p>
          </table:table-cell>
          <table:table-cell office:value-type="float" office:value="0.268936662491852" calcext:value-type="float">
            <text:p>0.268936662491852</text:p>
          </table:table-cell>
          <table:table-cell table:formula="of:=IF(([.A919]-0.5)^2+([.B919]-0.5)^2&lt;=0.5^2;1;0)" office:value-type="float" office:value="1" calcext:value-type="float">
            <text:p>1</text:p>
          </table:table-cell>
          <table:table-cell table:formula="of:=AVERAGE([.$C$2:.C919])*4" office:value-type="float" office:value="3.17211328976035" calcext:value-type="float">
            <text:p>3.172113</text:p>
          </table:table-cell>
          <table:table-cell table:formula="of:=STDEV([.$C$2:.C919])*4" office:value-type="float" office:value="1.62142353688106" calcext:value-type="float">
            <text:p>1.621424</text:p>
          </table:table-cell>
          <table:table-cell table:number-columns-repeated="2"/>
        </table:table-row>
        <table:table-row table:style-name="ro1">
          <table:table-cell office:value-type="float" office:value="0.632676333591088" calcext:value-type="float">
            <text:p>0.632676333591088</text:p>
          </table:table-cell>
          <table:table-cell office:value-type="float" office:value="0.386073429892175" calcext:value-type="float">
            <text:p>0.386073429892175</text:p>
          </table:table-cell>
          <table:table-cell table:formula="of:=IF(([.A920]-0.5)^2+([.B920]-0.5)^2&lt;=0.5^2;1;0)" office:value-type="float" office:value="1" calcext:value-type="float">
            <text:p>1</text:p>
          </table:table-cell>
          <table:table-cell table:formula="of:=AVERAGE([.$C$2:.C920])*4" office:value-type="float" office:value="3.17301414581066" calcext:value-type="float">
            <text:p>3.173014</text:p>
          </table:table-cell>
          <table:table-cell table:formula="of:=STDEV([.$C$2:.C920])*4" office:value-type="float" office:value="1.62077026216521" calcext:value-type="float">
            <text:p>1.620770</text:p>
          </table:table-cell>
          <table:table-cell table:number-columns-repeated="2"/>
        </table:table-row>
        <table:table-row table:style-name="ro1">
          <table:table-cell office:value-type="float" office:value="0.636831832734259" calcext:value-type="float">
            <text:p>0.636831832734259</text:p>
          </table:table-cell>
          <table:table-cell office:value-type="float" office:value="0.278869076303012" calcext:value-type="float">
            <text:p>0.278869076303012</text:p>
          </table:table-cell>
          <table:table-cell table:formula="of:=IF(([.A921]-0.5)^2+([.B921]-0.5)^2&lt;=0.5^2;1;0)" office:value-type="float" office:value="1" calcext:value-type="float">
            <text:p>1</text:p>
          </table:table-cell>
          <table:table-cell table:formula="of:=AVERAGE([.$C$2:.C921])*4" office:value-type="float" office:value="3.17391304347826" calcext:value-type="float">
            <text:p>3.173913</text:p>
          </table:table-cell>
          <table:table-cell table:formula="of:=STDEV([.$C$2:.C921])*4" office:value-type="float" office:value="1.62011764677247" calcext:value-type="float">
            <text:p>1.620118</text:p>
          </table:table-cell>
          <table:table-cell table:number-columns-repeated="2"/>
        </table:table-row>
        <table:table-row table:style-name="ro1">
          <table:table-cell office:value-type="float" office:value="0.470397878899011" calcext:value-type="float">
            <text:p>0.470397878899011</text:p>
          </table:table-cell>
          <table:table-cell office:value-type="float" office:value="0.932783703120478" calcext:value-type="float">
            <text:p>0.932783703120478</text:p>
          </table:table-cell>
          <table:table-cell table:formula="of:=IF(([.A922]-0.5)^2+([.B922]-0.5)^2&lt;=0.5^2;1;0)" office:value-type="float" office:value="1" calcext:value-type="float">
            <text:p>1</text:p>
          </table:table-cell>
          <table:table-cell table:formula="of:=AVERAGE([.$C$2:.C922])*4" office:value-type="float" office:value="3.17480998914224" calcext:value-type="float">
            <text:p>3.174810</text:p>
          </table:table-cell>
          <table:table-cell table:formula="of:=STDEV([.$C$2:.C922])*4" office:value-type="float" office:value="1.61946569011675" calcext:value-type="float">
            <text:p>1.619466</text:p>
          </table:table-cell>
          <table:table-cell table:number-columns-repeated="2"/>
        </table:table-row>
        <table:table-row table:style-name="ro1">
          <table:table-cell office:value-type="float" office:value="0.953493106668718" calcext:value-type="float">
            <text:p>0.953493106668718</text:p>
          </table:table-cell>
          <table:table-cell office:value-type="float" office:value="0.293347451311216" calcext:value-type="float">
            <text:p>0.293347451311216</text:p>
          </table:table-cell>
          <table:table-cell table:formula="of:=IF(([.A923]-0.5)^2+([.B923]-0.5)^2&lt;=0.5^2;1;0)" office:value-type="float" office:value="1" calcext:value-type="float">
            <text:p>1</text:p>
          </table:table-cell>
          <table:table-cell table:formula="of:=AVERAGE([.$C$2:.C923])*4" office:value-type="float" office:value="3.17570498915401" calcext:value-type="float">
            <text:p>3.175705</text:p>
          </table:table-cell>
          <table:table-cell table:formula="of:=STDEV([.$C$2:.C923])*4" office:value-type="float" office:value="1.6188143916092" calcext:value-type="float">
            <text:p>1.618814</text:p>
          </table:table-cell>
          <table:table-cell table:number-columns-repeated="2"/>
        </table:table-row>
        <table:table-row table:style-name="ro1">
          <table:table-cell office:value-type="float" office:value="0.640706275623137" calcext:value-type="float">
            <text:p>0.640706275623137</text:p>
          </table:table-cell>
          <table:table-cell office:value-type="float" office:value="0.983496458493211" calcext:value-type="float">
            <text:p>0.983496458493211</text:p>
          </table:table-cell>
          <table:table-cell table:formula="of:=IF(([.A924]-0.5)^2+([.B924]-0.5)^2&lt;=0.5^2;1;0)" office:value-type="float" office:value="0" calcext:value-type="float">
            <text:p>0</text:p>
          </table:table-cell>
          <table:table-cell table:formula="of:=AVERAGE([.$C$2:.C924])*4" office:value-type="float" office:value="3.17226435536295" calcext:value-type="float">
            <text:p>3.172264</text:p>
          </table:table-cell>
          <table:table-cell table:formula="of:=STDEV([.$C$2:.C924])*4" office:value-type="float" office:value="1.62130941413862" calcext:value-type="float">
            <text:p>1.621309</text:p>
          </table:table-cell>
          <table:table-cell table:number-columns-repeated="2"/>
        </table:table-row>
        <table:table-row table:style-name="ro1">
          <table:table-cell office:value-type="float" office:value="0.934398773668856" calcext:value-type="float">
            <text:p>0.934398773668856</text:p>
          </table:table-cell>
          <table:table-cell office:value-type="float" office:value="0.0247710781147821" calcext:value-type="float">
            <text:p>0.0247710781147821</text:p>
          </table:table-cell>
          <table:table-cell table:formula="of:=IF(([.A925]-0.5)^2+([.B925]-0.5)^2&lt;=0.5^2;1;0)" office:value-type="float" office:value="0" calcext:value-type="float">
            <text:p>0</text:p>
          </table:table-cell>
          <table:table-cell table:formula="of:=AVERAGE([.$C$2:.C925])*4" office:value-type="float" office:value="3.16883116883117" calcext:value-type="float">
            <text:p>3.168831</text:p>
          </table:table-cell>
          <table:table-cell table:formula="of:=STDEV([.$C$2:.C925])*4" office:value-type="float" office:value="1.62378793455475" calcext:value-type="float">
            <text:p>1.623788</text:p>
          </table:table-cell>
          <table:table-cell table:number-columns-repeated="2"/>
        </table:table-row>
        <table:table-row table:style-name="ro1">
          <table:table-cell office:value-type="float" office:value="0.596873976868195" calcext:value-type="float">
            <text:p>0.596873976868195</text:p>
          </table:table-cell>
          <table:table-cell office:value-type="float" office:value="0.0693520056604288" calcext:value-type="float">
            <text:p>0.0693520056604288</text:p>
          </table:table-cell>
          <table:table-cell table:formula="of:=IF(([.A926]-0.5)^2+([.B926]-0.5)^2&lt;=0.5^2;1;0)" office:value-type="float" office:value="1" calcext:value-type="float">
            <text:p>1</text:p>
          </table:table-cell>
          <table:table-cell table:formula="of:=AVERAGE([.$C$2:.C926])*4" office:value-type="float" office:value="3.16972972972973" calcext:value-type="float">
            <text:p>3.169730</text:p>
          </table:table-cell>
          <table:table-cell table:formula="of:=STDEV([.$C$2:.C926])*4" office:value-type="float" office:value="1.62313910512332" calcext:value-type="float">
            <text:p>1.623139</text:p>
          </table:table-cell>
          <table:table-cell table:number-columns-repeated="2"/>
        </table:table-row>
        <table:table-row table:style-name="ro1">
          <table:table-cell office:value-type="float" office:value="0.775580829089545" calcext:value-type="float">
            <text:p>0.775580829089545</text:p>
          </table:table-cell>
          <table:table-cell office:value-type="float" office:value="0.383316889901669" calcext:value-type="float">
            <text:p>0.383316889901669</text:p>
          </table:table-cell>
          <table:table-cell table:formula="of:=IF(([.A927]-0.5)^2+([.B927]-0.5)^2&lt;=0.5^2;1;0)" office:value-type="float" office:value="1" calcext:value-type="float">
            <text:p>1</text:p>
          </table:table-cell>
          <table:table-cell table:formula="of:=AVERAGE([.$C$2:.C927])*4" office:value-type="float" office:value="3.17062634989201" calcext:value-type="float">
            <text:p>3.170626</text:p>
          </table:table-cell>
          <table:table-cell table:formula="of:=STDEV([.$C$2:.C927])*4" office:value-type="float" office:value="1.62249092338013" calcext:value-type="float">
            <text:p>1.622491</text:p>
          </table:table-cell>
          <table:table-cell table:number-columns-repeated="2"/>
        </table:table-row>
        <table:table-row table:style-name="ro1">
          <table:table-cell office:value-type="float" office:value="0.142008106887788" calcext:value-type="float">
            <text:p>0.142008106887788</text:p>
          </table:table-cell>
          <table:table-cell office:value-type="float" office:value="0.380501921478365" calcext:value-type="float">
            <text:p>0.380501921478365</text:p>
          </table:table-cell>
          <table:table-cell table:formula="of:=IF(([.A928]-0.5)^2+([.B928]-0.5)^2&lt;=0.5^2;1;0)" office:value-type="float" office:value="1" calcext:value-type="float">
            <text:p>1</text:p>
          </table:table-cell>
          <table:table-cell table:formula="of:=AVERAGE([.$C$2:.C928])*4" office:value-type="float" office:value="3.17152103559871" calcext:value-type="float">
            <text:p>3.171521</text:p>
          </table:table-cell>
          <table:table-cell table:formula="of:=STDEV([.$C$2:.C928])*4" office:value-type="float" office:value="1.62184338876748" calcext:value-type="float">
            <text:p>1.621843</text:p>
          </table:table-cell>
          <table:table-cell table:number-columns-repeated="2"/>
        </table:table-row>
        <table:table-row table:style-name="ro1">
          <table:table-cell office:value-type="float" office:value="0.200533823981346" calcext:value-type="float">
            <text:p>0.200533823981346</text:p>
          </table:table-cell>
          <table:table-cell office:value-type="float" office:value="0.23916042974035" calcext:value-type="float">
            <text:p>0.23916042974035</text:p>
          </table:table-cell>
          <table:table-cell table:formula="of:=IF(([.A929]-0.5)^2+([.B929]-0.5)^2&lt;=0.5^2;1;0)" office:value-type="float" office:value="1" calcext:value-type="float">
            <text:p>1</text:p>
          </table:table-cell>
          <table:table-cell table:formula="of:=AVERAGE([.$C$2:.C929])*4" office:value-type="float" office:value="3.17241379310345" calcext:value-type="float">
            <text:p>3.172414</text:p>
          </table:table-cell>
          <table:table-cell table:formula="of:=STDEV([.$C$2:.C929])*4" office:value-type="float" office:value="1.62119650072493" calcext:value-type="float">
            <text:p>1.621197</text:p>
          </table:table-cell>
          <table:table-cell table:number-columns-repeated="2"/>
        </table:table-row>
        <table:table-row table:style-name="ro1">
          <table:table-cell office:value-type="float" office:value="0.682167614234538" calcext:value-type="float">
            <text:p>0.682167614234538</text:p>
          </table:table-cell>
          <table:table-cell office:value-type="float" office:value="0.294131982926912" calcext:value-type="float">
            <text:p>0.294131982926912</text:p>
          </table:table-cell>
          <table:table-cell table:formula="of:=IF(([.A930]-0.5)^2+([.B930]-0.5)^2&lt;=0.5^2;1;0)" office:value-type="float" office:value="1" calcext:value-type="float">
            <text:p>1</text:p>
          </table:table-cell>
          <table:table-cell table:formula="of:=AVERAGE([.$C$2:.C930])*4" office:value-type="float" office:value="3.17330462863294" calcext:value-type="float">
            <text:p>3.173305</text:p>
          </table:table-cell>
          <table:table-cell table:formula="of:=STDEV([.$C$2:.C930])*4" office:value-type="float" office:value="1.62055025868918" calcext:value-type="float">
            <text:p>1.620550</text:p>
          </table:table-cell>
          <table:table-cell table:number-columns-repeated="2"/>
        </table:table-row>
        <table:table-row table:style-name="ro1">
          <table:table-cell office:value-type="float" office:value="0.877415850350255" calcext:value-type="float">
            <text:p>0.877415850350255</text:p>
          </table:table-cell>
          <table:table-cell office:value-type="float" office:value="0.0368824301971023" calcext:value-type="float">
            <text:p>0.0368824301971023</text:p>
          </table:table-cell>
          <table:table-cell table:formula="of:=IF(([.A931]-0.5)^2+([.B931]-0.5)^2&lt;=0.5^2;1;0)" office:value-type="float" office:value="0" calcext:value-type="float">
            <text:p>0</text:p>
          </table:table-cell>
          <table:table-cell table:formula="of:=AVERAGE([.$C$2:.C931])*4" office:value-type="float" office:value="3.16989247311828" calcext:value-type="float">
            <text:p>3.169892</text:p>
          </table:table-cell>
          <table:table-cell table:formula="of:=STDEV([.$C$2:.C931])*4" office:value-type="float" office:value="1.62301696150003" calcext:value-type="float">
            <text:p>1.623017</text:p>
          </table:table-cell>
          <table:table-cell table:number-columns-repeated="2"/>
        </table:table-row>
        <table:table-row table:style-name="ro1">
          <table:table-cell office:value-type="float" office:value="0.218981175477354" calcext:value-type="float">
            <text:p>0.218981175477354</text:p>
          </table:table-cell>
          <table:table-cell office:value-type="float" office:value="0.231242110981267" calcext:value-type="float">
            <text:p>0.231242110981267</text:p>
          </table:table-cell>
          <table:table-cell table:formula="of:=IF(([.A932]-0.5)^2+([.B932]-0.5)^2&lt;=0.5^2;1;0)" office:value-type="float" office:value="1" calcext:value-type="float">
            <text:p>1</text:p>
          </table:table-cell>
          <table:table-cell table:formula="of:=AVERAGE([.$C$2:.C932])*4" office:value-type="float" office:value="3.17078410311493" calcext:value-type="float">
            <text:p>3.170784</text:p>
          </table:table-cell>
          <table:table-cell table:formula="of:=STDEV([.$C$2:.C932])*4" office:value-type="float" office:value="1.62237226002932" calcext:value-type="float">
            <text:p>1.622372</text:p>
          </table:table-cell>
          <table:table-cell table:number-columns-repeated="2"/>
        </table:table-row>
        <table:table-row table:style-name="ro1">
          <table:table-cell office:value-type="float" office:value="0.684218949191348" calcext:value-type="float">
            <text:p>0.684218949191348</text:p>
          </table:table-cell>
          <table:table-cell office:value-type="float" office:value="0.531042780974828" calcext:value-type="float">
            <text:p>0.531042780974828</text:p>
          </table:table-cell>
          <table:table-cell table:formula="of:=IF(([.A933]-0.5)^2+([.B933]-0.5)^2&lt;=0.5^2;1;0)" office:value-type="float" office:value="1" calcext:value-type="float">
            <text:p>1</text:p>
          </table:table-cell>
          <table:table-cell table:formula="of:=AVERAGE([.$C$2:.C933])*4" office:value-type="float" office:value="3.17167381974249" calcext:value-type="float">
            <text:p>3.171674</text:p>
          </table:table-cell>
          <table:table-cell table:formula="of:=STDEV([.$C$2:.C933])*4" office:value-type="float" office:value="1.62172819888682" calcext:value-type="float">
            <text:p>1.621728</text:p>
          </table:table-cell>
          <table:table-cell table:number-columns-repeated="2"/>
        </table:table-row>
        <table:table-row table:style-name="ro1">
          <table:table-cell office:value-type="float" office:value="0.871165512096884" calcext:value-type="float">
            <text:p>0.871165512096884</text:p>
          </table:table-cell>
          <table:table-cell office:value-type="float" office:value="0.258901124677455" calcext:value-type="float">
            <text:p>0.258901124677455</text:p>
          </table:table-cell>
          <table:table-cell table:formula="of:=IF(([.A934]-0.5)^2+([.B934]-0.5)^2&lt;=0.5^2;1;0)" office:value-type="float" office:value="1" calcext:value-type="float">
            <text:p>1</text:p>
          </table:table-cell>
          <table:table-cell table:formula="of:=AVERAGE([.$C$2:.C934])*4" office:value-type="float" office:value="3.17256162915327" calcext:value-type="float">
            <text:p>3.172562</text:p>
          </table:table-cell>
          <table:table-cell table:formula="of:=STDEV([.$C$2:.C934])*4" office:value-type="float" office:value="1.62108477752031" calcext:value-type="float">
            <text:p>1.621085</text:p>
          </table:table-cell>
          <table:table-cell table:number-columns-repeated="2"/>
        </table:table-row>
        <table:table-row table:style-name="ro1">
          <table:table-cell office:value-type="float" office:value="0.786935445814375" calcext:value-type="float">
            <text:p>0.786935445814375</text:p>
          </table:table-cell>
          <table:table-cell office:value-type="float" office:value="0.15178603586399" calcext:value-type="float">
            <text:p>0.15178603586399</text:p>
          </table:table-cell>
          <table:table-cell table:formula="of:=IF(([.A935]-0.5)^2+([.B935]-0.5)^2&lt;=0.5^2;1;0)" office:value-type="float" office:value="1" calcext:value-type="float">
            <text:p>1</text:p>
          </table:table-cell>
          <table:table-cell table:formula="of:=AVERAGE([.$C$2:.C935])*4" office:value-type="float" office:value="3.17344753747323" calcext:value-type="float">
            <text:p>3.173448</text:p>
          </table:table-cell>
          <table:table-cell table:formula="of:=STDEV([.$C$2:.C935])*4" office:value-type="float" office:value="1.62044199537485" calcext:value-type="float">
            <text:p>1.620442</text:p>
          </table:table-cell>
          <table:table-cell table:number-columns-repeated="2"/>
        </table:table-row>
        <table:table-row table:style-name="ro1">
          <table:table-cell office:value-type="float" office:value="0.94044961885076" calcext:value-type="float">
            <text:p>0.94044961885076</text:p>
          </table:table-cell>
          <table:table-cell office:value-type="float" office:value="0.202557534497213" calcext:value-type="float">
            <text:p>0.202557534497213</text:p>
          </table:table-cell>
          <table:table-cell table:formula="of:=IF(([.A936]-0.5)^2+([.B936]-0.5)^2&lt;=0.5^2;1;0)" office:value-type="float" office:value="0" calcext:value-type="float">
            <text:p>0</text:p>
          </table:table-cell>
          <table:table-cell table:formula="of:=AVERAGE([.$C$2:.C936])*4" office:value-type="float" office:value="3.17005347593583" calcext:value-type="float">
            <text:p>3.170053</text:p>
          </table:table-cell>
          <table:table-cell table:formula="of:=STDEV([.$C$2:.C936])*4" office:value-type="float" office:value="1.62289610050241" calcext:value-type="float">
            <text:p>1.622896</text:p>
          </table:table-cell>
          <table:table-cell table:number-columns-repeated="2"/>
        </table:table-row>
        <table:table-row table:style-name="ro1">
          <table:table-cell office:value-type="float" office:value="0.180372893115546" calcext:value-type="float">
            <text:p>0.180372893115546</text:p>
          </table:table-cell>
          <table:table-cell office:value-type="float" office:value="0.443011074925097" calcext:value-type="float">
            <text:p>0.443011074925097</text:p>
          </table:table-cell>
          <table:table-cell table:formula="of:=IF(([.A937]-0.5)^2+([.B937]-0.5)^2&lt;=0.5^2;1;0)" office:value-type="float" office:value="1" calcext:value-type="float">
            <text:p>1</text:p>
          </table:table-cell>
          <table:table-cell table:formula="of:=AVERAGE([.$C$2:.C937])*4" office:value-type="float" office:value="3.17094017094017" calcext:value-type="float">
            <text:p>3.170940</text:p>
          </table:table-cell>
          <table:table-cell table:formula="of:=STDEV([.$C$2:.C937])*4" office:value-type="float" office:value="1.6222548421525" calcext:value-type="float">
            <text:p>1.622255</text:p>
          </table:table-cell>
          <table:table-cell table:number-columns-repeated="2"/>
        </table:table-row>
        <table:table-row table:style-name="ro1">
          <table:table-cell office:value-type="float" office:value="0.688694547056566" calcext:value-type="float">
            <text:p>0.688694547056566</text:p>
          </table:table-cell>
          <table:table-cell office:value-type="float" office:value="0.670284143892813" calcext:value-type="float">
            <text:p>0.670284143892813</text:p>
          </table:table-cell>
          <table:table-cell table:formula="of:=IF(([.A938]-0.5)^2+([.B938]-0.5)^2&lt;=0.5^2;1;0)" office:value-type="float" office:value="1" calcext:value-type="float">
            <text:p>1</text:p>
          </table:table-cell>
          <table:table-cell table:formula="of:=AVERAGE([.$C$2:.C938])*4" office:value-type="float" office:value="3.1718249733191" calcext:value-type="float">
            <text:p>3.171825</text:p>
          </table:table-cell>
          <table:table-cell table:formula="of:=STDEV([.$C$2:.C938])*4" office:value-type="float" office:value="1.62161421743509" calcext:value-type="float">
            <text:p>1.621614</text:p>
          </table:table-cell>
          <table:table-cell table:number-columns-repeated="2"/>
        </table:table-row>
        <table:table-row table:style-name="ro1">
          <table:table-cell office:value-type="float" office:value="0.113104096277993" calcext:value-type="float">
            <text:p>0.113104096277993</text:p>
          </table:table-cell>
          <table:table-cell office:value-type="float" office:value="0.525111604652106" calcext:value-type="float">
            <text:p>0.525111604652106</text:p>
          </table:table-cell>
          <table:table-cell table:formula="of:=IF(([.A939]-0.5)^2+([.B939]-0.5)^2&lt;=0.5^2;1;0)" office:value-type="float" office:value="1" calcext:value-type="float">
            <text:p>1</text:p>
          </table:table-cell>
          <table:table-cell table:formula="of:=AVERAGE([.$C$2:.C939])*4" office:value-type="float" office:value="3.1727078891258" calcext:value-type="float">
            <text:p>3.172708</text:p>
          </table:table-cell>
          <table:table-cell table:formula="of:=STDEV([.$C$2:.C939])*4" office:value-type="float" office:value="1.62097422580603" calcext:value-type="float">
            <text:p>1.620974</text:p>
          </table:table-cell>
          <table:table-cell table:number-columns-repeated="2"/>
        </table:table-row>
        <table:table-row table:style-name="ro1">
          <table:table-cell office:value-type="float" office:value="0.532877600676482" calcext:value-type="float">
            <text:p>0.532877600676482</text:p>
          </table:table-cell>
          <table:table-cell office:value-type="float" office:value="0.321819007961262" calcext:value-type="float">
            <text:p>0.321819007961262</text:p>
          </table:table-cell>
          <table:table-cell table:formula="of:=IF(([.A940]-0.5)^2+([.B940]-0.5)^2&lt;=0.5^2;1;0)" office:value-type="float" office:value="1" calcext:value-type="float">
            <text:p>1</text:p>
          </table:table-cell>
          <table:table-cell table:formula="of:=AVERAGE([.$C$2:.C940])*4" office:value-type="float" office:value="3.17358892438765" calcext:value-type="float">
            <text:p>3.173589</text:p>
          </table:table-cell>
          <table:table-cell table:formula="of:=STDEV([.$C$2:.C940])*4" office:value-type="float" office:value="1.6203348667185" calcext:value-type="float">
            <text:p>1.620335</text:p>
          </table:table-cell>
          <table:table-cell table:number-columns-repeated="2"/>
        </table:table-row>
        <table:table-row table:style-name="ro1">
          <table:table-cell office:value-type="float" office:value="0.0161298946282327" calcext:value-type="float">
            <text:p>0.0161298946282327</text:p>
          </table:table-cell>
          <table:table-cell office:value-type="float" office:value="0.888215856062636" calcext:value-type="float">
            <text:p>0.888215856062636</text:p>
          </table:table-cell>
          <table:table-cell table:formula="of:=IF(([.A941]-0.5)^2+([.B941]-0.5)^2&lt;=0.5^2;1;0)" office:value-type="float" office:value="0" calcext:value-type="float">
            <text:p>0</text:p>
          </table:table-cell>
          <table:table-cell table:formula="of:=AVERAGE([.$C$2:.C941])*4" office:value-type="float" office:value="3.17021276595745" calcext:value-type="float">
            <text:p>3.170213</text:p>
          </table:table-cell>
          <table:table-cell table:formula="of:=STDEV([.$C$2:.C941])*4" office:value-type="float" office:value="1.62277650203461" calcext:value-type="float">
            <text:p>1.622777</text:p>
          </table:table-cell>
          <table:table-cell table:number-columns-repeated="2"/>
        </table:table-row>
        <table:table-row table:style-name="ro1">
          <table:table-cell office:value-type="float" office:value="0.452838278191493" calcext:value-type="float">
            <text:p>0.452838278191493</text:p>
          </table:table-cell>
          <table:table-cell office:value-type="float" office:value="0.0417518401417287" calcext:value-type="float">
            <text:p>0.0417518401417287</text:p>
          </table:table-cell>
          <table:table-cell table:formula="of:=IF(([.A942]-0.5)^2+([.B942]-0.5)^2&lt;=0.5^2;1;0)" office:value-type="float" office:value="1" calcext:value-type="float">
            <text:p>1</text:p>
          </table:table-cell>
          <table:table-cell table:formula="of:=AVERAGE([.$C$2:.C942])*4" office:value-type="float" office:value="3.17109458023379" calcext:value-type="float">
            <text:p>3.171095</text:p>
          </table:table-cell>
          <table:table-cell table:formula="of:=STDEV([.$C$2:.C942])*4" office:value-type="float" office:value="1.62213865024526" calcext:value-type="float">
            <text:p>1.622139</text:p>
          </table:table-cell>
          <table:table-cell table:number-columns-repeated="2"/>
        </table:table-row>
        <table:table-row table:style-name="ro1">
          <table:table-cell office:value-type="float" office:value="0.457196169753764" calcext:value-type="float">
            <text:p>0.457196169753764</text:p>
          </table:table-cell>
          <table:table-cell office:value-type="float" office:value="0.399499510499625" calcext:value-type="float">
            <text:p>0.399499510499625</text:p>
          </table:table-cell>
          <table:table-cell table:formula="of:=IF(([.A943]-0.5)^2+([.B943]-0.5)^2&lt;=0.5^2;1;0)" office:value-type="float" office:value="1" calcext:value-type="float">
            <text:p>1</text:p>
          </table:table-cell>
          <table:table-cell table:formula="of:=AVERAGE([.$C$2:.C943])*4" office:value-type="float" office:value="3.17197452229299" calcext:value-type="float">
            <text:p>3.171975</text:p>
          </table:table-cell>
          <table:table-cell table:formula="of:=STDEV([.$C$2:.C943])*4" office:value-type="float" office:value="1.62150142549705" calcext:value-type="float">
            <text:p>1.621501</text:p>
          </table:table-cell>
          <table:table-cell table:number-columns-repeated="2"/>
        </table:table-row>
        <table:table-row table:style-name="ro1">
          <table:table-cell office:value-type="float" office:value="0.656313807289123" calcext:value-type="float">
            <text:p>0.656313807289123</text:p>
          </table:table-cell>
          <table:table-cell office:value-type="float" office:value="0.122100975908084" calcext:value-type="float">
            <text:p>0.122100975908084</text:p>
          </table:table-cell>
          <table:table-cell table:formula="of:=IF(([.A944]-0.5)^2+([.B944]-0.5)^2&lt;=0.5^2;1;0)" office:value-type="float" office:value="1" calcext:value-type="float">
            <text:p>1</text:p>
          </table:table-cell>
          <table:table-cell table:formula="of:=AVERAGE([.$C$2:.C944])*4" office:value-type="float" office:value="3.1728525980912" calcext:value-type="float">
            <text:p>3.172853</text:p>
          </table:table-cell>
          <table:table-cell table:formula="of:=STDEV([.$C$2:.C944])*4" office:value-type="float" office:value="1.62086482725376" calcext:value-type="float">
            <text:p>1.620865</text:p>
          </table:table-cell>
          <table:table-cell table:number-columns-repeated="2"/>
        </table:table-row>
        <table:table-row table:style-name="ro1">
          <table:table-cell office:value-type="float" office:value="0.0914776693390604" calcext:value-type="float">
            <text:p>0.0914776693390604</text:p>
          </table:table-cell>
          <table:table-cell office:value-type="float" office:value="0.942335567633645" calcext:value-type="float">
            <text:p>0.942335567633645</text:p>
          </table:table-cell>
          <table:table-cell table:formula="of:=IF(([.A945]-0.5)^2+([.B945]-0.5)^2&lt;=0.5^2;1;0)" office:value-type="float" office:value="0" calcext:value-type="float">
            <text:p>0</text:p>
          </table:table-cell>
          <table:table-cell table:formula="of:=AVERAGE([.$C$2:.C945])*4" office:value-type="float" office:value="3.16949152542373" calcext:value-type="float">
            <text:p>3.169492</text:p>
          </table:table-cell>
          <table:table-cell table:formula="of:=STDEV([.$C$2:.C945])*4" office:value-type="float" office:value="1.62329324870649" calcext:value-type="float">
            <text:p>1.623293</text:p>
          </table:table-cell>
          <table:table-cell table:number-columns-repeated="2"/>
        </table:table-row>
        <table:table-row table:style-name="ro1">
          <table:table-cell office:value-type="float" office:value="0.0459356157084887" calcext:value-type="float">
            <text:p>0.0459356157084887</text:p>
          </table:table-cell>
          <table:table-cell office:value-type="float" office:value="0.0289966019673043" calcext:value-type="float">
            <text:p>0.0289966019673043</text:p>
          </table:table-cell>
          <table:table-cell table:formula="of:=IF(([.A946]-0.5)^2+([.B946]-0.5)^2&lt;=0.5^2;1;0)" office:value-type="float" office:value="0" calcext:value-type="float">
            <text:p>0</text:p>
          </table:table-cell>
          <table:table-cell table:formula="of:=AVERAGE([.$C$2:.C946])*4" office:value-type="float" office:value="3.16613756613757" calcext:value-type="float">
            <text:p>3.166138</text:p>
          </table:table-cell>
          <table:table-cell table:formula="of:=STDEV([.$C$2:.C946])*4" office:value-type="float" office:value="1.62570597510625" calcext:value-type="float">
            <text:p>1.625706</text:p>
          </table:table-cell>
          <table:table-cell table:number-columns-repeated="2"/>
        </table:table-row>
        <table:table-row table:style-name="ro1">
          <table:table-cell office:value-type="float" office:value="0.609140910366874" calcext:value-type="float">
            <text:p>0.609140910366874</text:p>
          </table:table-cell>
          <table:table-cell office:value-type="float" office:value="0.857038818008322" calcext:value-type="float">
            <text:p>0.857038818008322</text:p>
          </table:table-cell>
          <table:table-cell table:formula="of:=IF(([.A947]-0.5)^2+([.B947]-0.5)^2&lt;=0.5^2;1;0)" office:value-type="float" office:value="1" calcext:value-type="float">
            <text:p>1</text:p>
          </table:table-cell>
          <table:table-cell table:formula="of:=AVERAGE([.$C$2:.C947])*4" office:value-type="float" office:value="3.16701902748414" calcext:value-type="float">
            <text:p>3.167019</text:p>
          </table:table-cell>
          <table:table-cell table:formula="of:=STDEV([.$C$2:.C947])*4" office:value-type="float" office:value="1.6250717505226" calcext:value-type="float">
            <text:p>1.625072</text:p>
          </table:table-cell>
          <table:table-cell table:number-columns-repeated="2"/>
        </table:table-row>
        <table:table-row table:style-name="ro1">
          <table:table-cell office:value-type="float" office:value="0.238004345489361" calcext:value-type="float">
            <text:p>0.238004345489361</text:p>
          </table:table-cell>
          <table:table-cell office:value-type="float" office:value="0.644166789399947" calcext:value-type="float">
            <text:p>0.644166789399947</text:p>
          </table:table-cell>
          <table:table-cell table:formula="of:=IF(([.A948]-0.5)^2+([.B948]-0.5)^2&lt;=0.5^2;1;0)" office:value-type="float" office:value="1" calcext:value-type="float">
            <text:p>1</text:p>
          </table:table-cell>
          <table:table-cell table:formula="of:=AVERAGE([.$C$2:.C948])*4" office:value-type="float" office:value="3.16789862724393" calcext:value-type="float">
            <text:p>3.167899</text:p>
          </table:table-cell>
          <table:table-cell table:formula="of:=STDEV([.$C$2:.C948])*4" office:value-type="float" office:value="1.62443814266758" calcext:value-type="float">
            <text:p>1.624438</text:p>
          </table:table-cell>
          <table:table-cell table:number-columns-repeated="2"/>
        </table:table-row>
        <table:table-row table:style-name="ro1">
          <table:table-cell office:value-type="float" office:value="0.00882708378292653" calcext:value-type="float">
            <text:p>0.00882708378292653</text:p>
          </table:table-cell>
          <table:table-cell office:value-type="float" office:value="0.776509817227688" calcext:value-type="float">
            <text:p>0.776509817227688</text:p>
          </table:table-cell>
          <table:table-cell table:formula="of:=IF(([.A949]-0.5)^2+([.B949]-0.5)^2&lt;=0.5^2;1;0)" office:value-type="float" office:value="0" calcext:value-type="float">
            <text:p>0</text:p>
          </table:table-cell>
          <table:table-cell table:formula="of:=AVERAGE([.$C$2:.C949])*4" office:value-type="float" office:value="3.16455696202532" calcext:value-type="float">
            <text:p>3.164557</text:p>
          </table:table-cell>
          <table:table-cell table:formula="of:=STDEV([.$C$2:.C949])*4" office:value-type="float" office:value="1.62683707025027" calcext:value-type="float">
            <text:p>1.626837</text:p>
          </table:table-cell>
          <table:table-cell table:number-columns-repeated="2"/>
        </table:table-row>
        <table:table-row table:style-name="ro1">
          <table:table-cell office:value-type="float" office:value="0.738238925583459" calcext:value-type="float">
            <text:p>0.738238925583459</text:p>
          </table:table-cell>
          <table:table-cell office:value-type="float" office:value="0.803602675190885" calcext:value-type="float">
            <text:p>0.803602675190885</text:p>
          </table:table-cell>
          <table:table-cell table:formula="of:=IF(([.A950]-0.5)^2+([.B950]-0.5)^2&lt;=0.5^2;1;0)" office:value-type="float" office:value="1" calcext:value-type="float">
            <text:p>1</text:p>
          </table:table-cell>
          <table:table-cell table:formula="of:=AVERAGE([.$C$2:.C950])*4" office:value-type="float" office:value="3.1654373024236" calcext:value-type="float">
            <text:p>3.165437</text:p>
          </table:table-cell>
          <table:table-cell table:formula="of:=STDEV([.$C$2:.C950])*4" office:value-type="float" office:value="1.62620495524247" calcext:value-type="float">
            <text:p>1.626205</text:p>
          </table:table-cell>
          <table:table-cell table:number-columns-repeated="2"/>
        </table:table-row>
        <table:table-row table:style-name="ro1">
          <table:table-cell office:value-type="float" office:value="0.0335267310222701" calcext:value-type="float">
            <text:p>0.0335267310222701</text:p>
          </table:table-cell>
          <table:table-cell office:value-type="float" office:value="0.970706284082489" calcext:value-type="float">
            <text:p>0.970706284082489</text:p>
          </table:table-cell>
          <table:table-cell table:formula="of:=IF(([.A951]-0.5)^2+([.B951]-0.5)^2&lt;=0.5^2;1;0)" office:value-type="float" office:value="0" calcext:value-type="float">
            <text:p>0</text:p>
          </table:table-cell>
          <table:table-cell table:formula="of:=AVERAGE([.$C$2:.C951])*4" office:value-type="float" office:value="3.16210526315789" calcext:value-type="float">
            <text:p>3.162105</text:p>
          </table:table-cell>
          <table:table-cell table:formula="of:=STDEV([.$C$2:.C951])*4" office:value-type="float" office:value="1.62858934526308" calcext:value-type="float">
            <text:p>1.628589</text:p>
          </table:table-cell>
          <table:table-cell table:number-columns-repeated="2"/>
        </table:table-row>
        <table:table-row table:style-name="ro1">
          <table:table-cell office:value-type="float" office:value="0.0192220351088651" calcext:value-type="float">
            <text:p>0.0192220351088651</text:p>
          </table:table-cell>
          <table:table-cell office:value-type="float" office:value="0.198641076485203" calcext:value-type="float">
            <text:p>0.198641076485203</text:p>
          </table:table-cell>
          <table:table-cell table:formula="of:=IF(([.A952]-0.5)^2+([.B952]-0.5)^2&lt;=0.5^2;1;0)" office:value-type="float" office:value="0" calcext:value-type="float">
            <text:p>0</text:p>
          </table:table-cell>
          <table:table-cell table:formula="of:=AVERAGE([.$C$2:.C952])*4" office:value-type="float" office:value="3.15878023133544" calcext:value-type="float">
            <text:p>3.158780</text:p>
          </table:table-cell>
          <table:table-cell table:formula="of:=STDEV([.$C$2:.C952])*4" office:value-type="float" office:value="1.63095844765178" calcext:value-type="float">
            <text:p>1.630958</text:p>
          </table:table-cell>
          <table:table-cell table:number-columns-repeated="2"/>
        </table:table-row>
        <table:table-row table:style-name="ro1">
          <table:table-cell office:value-type="float" office:value="0.940727044443601" calcext:value-type="float">
            <text:p>0.940727044443601</text:p>
          </table:table-cell>
          <table:table-cell office:value-type="float" office:value="0.333828115780435" calcext:value-type="float">
            <text:p>0.333828115780435</text:p>
          </table:table-cell>
          <table:table-cell table:formula="of:=IF(([.A953]-0.5)^2+([.B953]-0.5)^2&lt;=0.5^2;1;0)" office:value-type="float" office:value="1" calcext:value-type="float">
            <text:p>1</text:p>
          </table:table-cell>
          <table:table-cell table:formula="of:=AVERAGE([.$C$2:.C953])*4" office:value-type="float" office:value="3.15966386554622" calcext:value-type="float">
            <text:p>3.159664</text:p>
          </table:table-cell>
          <table:table-cell table:formula="of:=STDEV([.$C$2:.C953])*4" office:value-type="float" office:value="1.63032871103731" calcext:value-type="float">
            <text:p>1.630329</text:p>
          </table:table-cell>
          <table:table-cell table:number-columns-repeated="2"/>
        </table:table-row>
        <table:table-row table:style-name="ro1">
          <table:table-cell office:value-type="float" office:value="0.00566212858593658" calcext:value-type="float">
            <text:p>0.00566212858593658</text:p>
          </table:table-cell>
          <table:table-cell office:value-type="float" office:value="0.0931291605827346" calcext:value-type="float">
            <text:p>0.0931291605827346</text:p>
          </table:table-cell>
          <table:table-cell table:formula="of:=IF(([.A954]-0.5)^2+([.B954]-0.5)^2&lt;=0.5^2;1;0)" office:value-type="float" office:value="0" calcext:value-type="float">
            <text:p>0</text:p>
          </table:table-cell>
          <table:table-cell table:formula="of:=AVERAGE([.$C$2:.C954])*4" office:value-type="float" office:value="3.15634837355719" calcext:value-type="float">
            <text:p>3.156348</text:p>
          </table:table-cell>
          <table:table-cell table:formula="of:=STDEV([.$C$2:.C954])*4" office:value-type="float" office:value="1.63268354532674" calcext:value-type="float">
            <text:p>1.632684</text:p>
          </table:table-cell>
          <table:table-cell table:number-columns-repeated="2"/>
        </table:table-row>
        <table:table-row table:style-name="ro1">
          <table:table-cell office:value-type="float" office:value="0.632820190661719" calcext:value-type="float">
            <text:p>0.632820190661719</text:p>
          </table:table-cell>
          <table:table-cell office:value-type="float" office:value="0.531140903053184" calcext:value-type="float">
            <text:p>0.531140903053184</text:p>
          </table:table-cell>
          <table:table-cell table:formula="of:=IF(([.A955]-0.5)^2+([.B955]-0.5)^2&lt;=0.5^2;1;0)" office:value-type="float" office:value="1" calcext:value-type="float">
            <text:p>1</text:p>
          </table:table-cell>
          <table:table-cell table:formula="of:=AVERAGE([.$C$2:.C955])*4" office:value-type="float" office:value="3.15723270440252" calcext:value-type="float">
            <text:p>3.157233</text:p>
          </table:table-cell>
          <table:table-cell table:formula="of:=STDEV([.$C$2:.C955])*4" office:value-type="float" office:value="1.63205530118548" calcext:value-type="float">
            <text:p>1.632055</text:p>
          </table:table-cell>
          <table:table-cell table:number-columns-repeated="2"/>
        </table:table-row>
        <table:table-row table:style-name="ro1">
          <table:table-cell office:value-type="float" office:value="0.916949845756822" calcext:value-type="float">
            <text:p>0.916949845756822</text:p>
          </table:table-cell>
          <table:table-cell office:value-type="float" office:value="0.694864045639899" calcext:value-type="float">
            <text:p>0.694864045639899</text:p>
          </table:table-cell>
          <table:table-cell table:formula="of:=IF(([.A956]-0.5)^2+([.B956]-0.5)^2&lt;=0.5^2;1;0)" office:value-type="float" office:value="1" calcext:value-type="float">
            <text:p>1</text:p>
          </table:table-cell>
          <table:table-cell table:formula="of:=AVERAGE([.$C$2:.C956])*4" office:value-type="float" office:value="3.15811518324607" calcext:value-type="float">
            <text:p>3.158115</text:p>
          </table:table-cell>
          <table:table-cell table:formula="of:=STDEV([.$C$2:.C956])*4" office:value-type="float" office:value="1.63142765459264" calcext:value-type="float">
            <text:p>1.631428</text:p>
          </table:table-cell>
          <table:table-cell table:number-columns-repeated="2"/>
        </table:table-row>
        <table:table-row table:style-name="ro1">
          <table:table-cell office:value-type="float" office:value="0.594078244068378" calcext:value-type="float">
            <text:p>0.594078244068378</text:p>
          </table:table-cell>
          <table:table-cell office:value-type="float" office:value="0.46129465322037" calcext:value-type="float">
            <text:p>0.46129465322037</text:p>
          </table:table-cell>
          <table:table-cell table:formula="of:=IF(([.A957]-0.5)^2+([.B957]-0.5)^2&lt;=0.5^2;1;0)" office:value-type="float" office:value="1" calcext:value-type="float">
            <text:p>1</text:p>
          </table:table-cell>
          <table:table-cell table:formula="of:=AVERAGE([.$C$2:.C957])*4" office:value-type="float" office:value="3.15899581589958" calcext:value-type="float">
            <text:p>3.158996</text:p>
          </table:table-cell>
          <table:table-cell table:formula="of:=STDEV([.$C$2:.C957])*4" office:value-type="float" office:value="1.63080060510017" calcext:value-type="float">
            <text:p>1.630801</text:p>
          </table:table-cell>
          <table:table-cell table:number-columns-repeated="2"/>
        </table:table-row>
        <table:table-row table:style-name="ro1">
          <table:table-cell office:value-type="float" office:value="0.99263714231527" calcext:value-type="float">
            <text:p>0.99263714231527</text:p>
          </table:table-cell>
          <table:table-cell office:value-type="float" office:value="0.85984767695076" calcext:value-type="float">
            <text:p>0.85984767695076</text:p>
          </table:table-cell>
          <table:table-cell table:formula="of:=IF(([.A958]-0.5)^2+([.B958]-0.5)^2&lt;=0.5^2;1;0)" office:value-type="float" office:value="0" calcext:value-type="float">
            <text:p>0</text:p>
          </table:table-cell>
          <table:table-cell table:formula="of:=AVERAGE([.$C$2:.C958])*4" office:value-type="float" office:value="3.15569487983281" calcext:value-type="float">
            <text:p>3.155695</text:p>
          </table:table-cell>
          <table:table-cell table:formula="of:=STDEV([.$C$2:.C958])*4" office:value-type="float" office:value="1.63314308679637" calcext:value-type="float">
            <text:p>1.633143</text:p>
          </table:table-cell>
          <table:table-cell table:number-columns-repeated="2"/>
        </table:table-row>
        <table:table-row table:style-name="ro1">
          <table:table-cell office:value-type="float" office:value="0.139062653780426" calcext:value-type="float">
            <text:p>0.139062653780426</text:p>
          </table:table-cell>
          <table:table-cell office:value-type="float" office:value="0.963215312345015" calcext:value-type="float">
            <text:p>0.963215312345015</text:p>
          </table:table-cell>
          <table:table-cell table:formula="of:=IF(([.A959]-0.5)^2+([.B959]-0.5)^2&lt;=0.5^2;1;0)" office:value-type="float" office:value="0" calcext:value-type="float">
            <text:p>0</text:p>
          </table:table-cell>
          <table:table-cell table:formula="of:=AVERAGE([.$C$2:.C959])*4" office:value-type="float" office:value="3.15240083507307" calcext:value-type="float">
            <text:p>3.152401</text:p>
          </table:table-cell>
          <table:table-cell table:formula="of:=STDEV([.$C$2:.C959])*4" office:value-type="float" office:value="1.63547067992994" calcext:value-type="float">
            <text:p>1.635471</text:p>
          </table:table-cell>
          <table:table-cell table:number-columns-repeated="2"/>
        </table:table-row>
        <table:table-row table:style-name="ro1">
          <table:table-cell office:value-type="float" office:value="0.302008598740171" calcext:value-type="float">
            <text:p>0.302008598740171</text:p>
          </table:table-cell>
          <table:table-cell office:value-type="float" office:value="0.0326273726385918" calcext:value-type="float">
            <text:p>0.0326273726385918</text:p>
          </table:table-cell>
          <table:table-cell table:formula="of:=IF(([.A960]-0.5)^2+([.B960]-0.5)^2&lt;=0.5^2;1;0)" office:value-type="float" office:value="0" calcext:value-type="float">
            <text:p>0</text:p>
          </table:table-cell>
          <table:table-cell table:formula="of:=AVERAGE([.$C$2:.C960])*4" office:value-type="float" office:value="3.14911366006257" calcext:value-type="float">
            <text:p>3.149114</text:p>
          </table:table-cell>
          <table:table-cell table:formula="of:=STDEV([.$C$2:.C960])*4" office:value-type="float" office:value="1.63778350479269" calcext:value-type="float">
            <text:p>1.637784</text:p>
          </table:table-cell>
          <table:table-cell table:number-columns-repeated="2"/>
        </table:table-row>
        <table:table-row table:style-name="ro1">
          <table:table-cell office:value-type="float" office:value="0.904161659111539" calcext:value-type="float">
            <text:p>0.904161659111539</text:p>
          </table:table-cell>
          <table:table-cell office:value-type="float" office:value="0.523839849021749" calcext:value-type="float">
            <text:p>0.523839849021749</text:p>
          </table:table-cell>
          <table:table-cell table:formula="of:=IF(([.A961]-0.5)^2+([.B961]-0.5)^2&lt;=0.5^2;1;0)" office:value-type="float" office:value="1" calcext:value-type="float">
            <text:p>1</text:p>
          </table:table-cell>
          <table:table-cell table:formula="of:=AVERAGE([.$C$2:.C961])*4" office:value-type="float" office:value="3.15" calcext:value-type="float">
            <text:p>3.150000</text:p>
          </table:table-cell>
          <table:table-cell table:formula="of:=STDEV([.$C$2:.C961])*4" office:value-type="float" office:value="1.63715972672275" calcext:value-type="float">
            <text:p>1.637160</text:p>
          </table:table-cell>
          <table:table-cell table:number-columns-repeated="2"/>
        </table:table-row>
        <table:table-row table:style-name="ro1">
          <table:table-cell office:value-type="float" office:value="0.668398157894723" calcext:value-type="float">
            <text:p>0.668398157894723</text:p>
          </table:table-cell>
          <table:table-cell office:value-type="float" office:value="0.961549531307954" calcext:value-type="float">
            <text:p>0.961549531307954</text:p>
          </table:table-cell>
          <table:table-cell table:formula="of:=IF(([.A962]-0.5)^2+([.B962]-0.5)^2&lt;=0.5^2;1;0)" office:value-type="float" office:value="1" calcext:value-type="float">
            <text:p>1</text:p>
          </table:table-cell>
          <table:table-cell table:formula="of:=AVERAGE([.$C$2:.C962])*4" office:value-type="float" office:value="3.15088449531738" calcext:value-type="float">
            <text:p>3.150884</text:p>
          </table:table-cell>
          <table:table-cell table:formula="of:=STDEV([.$C$2:.C962])*4" office:value-type="float" office:value="1.63653653213724" calcext:value-type="float">
            <text:p>1.636537</text:p>
          </table:table-cell>
          <table:table-cell table:number-columns-repeated="2"/>
        </table:table-row>
        <table:table-row table:style-name="ro1">
          <table:table-cell office:value-type="float" office:value="0.582146259961589" calcext:value-type="float">
            <text:p>0.582146259961589</text:p>
          </table:table-cell>
          <table:table-cell office:value-type="float" office:value="0.26719135585191" calcext:value-type="float">
            <text:p>0.26719135585191</text:p>
          </table:table-cell>
          <table:table-cell table:formula="of:=IF(([.A963]-0.5)^2+([.B963]-0.5)^2&lt;=0.5^2;1;0)" office:value-type="float" office:value="1" calcext:value-type="float">
            <text:p>1</text:p>
          </table:table-cell>
          <table:table-cell table:formula="of:=AVERAGE([.$C$2:.C963])*4" office:value-type="float" office:value="3.15176715176715" calcext:value-type="float">
            <text:p>3.151767</text:p>
          </table:table-cell>
          <table:table-cell table:formula="of:=STDEV([.$C$2:.C963])*4" office:value-type="float" office:value="1.63591392063117" calcext:value-type="float">
            <text:p>1.635914</text:p>
          </table:table-cell>
          <table:table-cell table:number-columns-repeated="2"/>
        </table:table-row>
        <table:table-row table:style-name="ro1">
          <table:table-cell office:value-type="float" office:value="0.325431307193085" calcext:value-type="float">
            <text:p>0.325431307193085</text:p>
          </table:table-cell>
          <table:table-cell office:value-type="float" office:value="0.749043854531489" calcext:value-type="float">
            <text:p>0.749043854531489</text:p>
          </table:table-cell>
          <table:table-cell table:formula="of:=IF(([.A964]-0.5)^2+([.B964]-0.5)^2&lt;=0.5^2;1;0)" office:value-type="float" office:value="1" calcext:value-type="float">
            <text:p>1</text:p>
          </table:table-cell>
          <table:table-cell table:formula="of:=AVERAGE([.$C$2:.C964])*4" office:value-type="float" office:value="3.15264797507788" calcext:value-type="float">
            <text:p>3.152648</text:p>
          </table:table-cell>
          <table:table-cell table:formula="of:=STDEV([.$C$2:.C964])*4" office:value-type="float" office:value="1.63529189179663" calcext:value-type="float">
            <text:p>1.635292</text:p>
          </table:table-cell>
          <table:table-cell table:number-columns-repeated="2"/>
        </table:table-row>
        <table:table-row table:style-name="ro1">
          <table:table-cell office:value-type="float" office:value="0.609965696351271" calcext:value-type="float">
            <text:p>0.609965696351271</text:p>
          </table:table-cell>
          <table:table-cell office:value-type="float" office:value="0.549656173706874" calcext:value-type="float">
            <text:p>0.549656173706874</text:p>
          </table:table-cell>
          <table:table-cell table:formula="of:=IF(([.A965]-0.5)^2+([.B965]-0.5)^2&lt;=0.5^2;1;0)" office:value-type="float" office:value="1" calcext:value-type="float">
            <text:p>1</text:p>
          </table:table-cell>
          <table:table-cell table:formula="of:=AVERAGE([.$C$2:.C965])*4" office:value-type="float" office:value="3.15352697095436" calcext:value-type="float">
            <text:p>3.153527</text:p>
          </table:table-cell>
          <table:table-cell table:formula="of:=STDEV([.$C$2:.C965])*4" office:value-type="float" office:value="1.63467044522274" calcext:value-type="float">
            <text:p>1.634670</text:p>
          </table:table-cell>
          <table:table-cell table:number-columns-repeated="2"/>
        </table:table-row>
        <table:table-row table:style-name="ro1">
          <table:table-cell office:value-type="float" office:value="0.811336510876508" calcext:value-type="float">
            <text:p>0.811336510876508</text:p>
          </table:table-cell>
          <table:table-cell office:value-type="float" office:value="0.93583152522148" calcext:value-type="float">
            <text:p>0.93583152522148</text:p>
          </table:table-cell>
          <table:table-cell table:formula="of:=IF(([.A966]-0.5)^2+([.B966]-0.5)^2&lt;=0.5^2;1;0)" office:value-type="float" office:value="0" calcext:value-type="float">
            <text:p>0</text:p>
          </table:table-cell>
          <table:table-cell table:formula="of:=AVERAGE([.$C$2:.C966])*4" office:value-type="float" office:value="3.15025906735751" calcext:value-type="float">
            <text:p>3.150259</text:p>
          </table:table-cell>
          <table:table-cell table:formula="of:=STDEV([.$C$2:.C966])*4" office:value-type="float" office:value="1.63697310589147" calcext:value-type="float">
            <text:p>1.636973</text:p>
          </table:table-cell>
          <table:table-cell table:number-columns-repeated="2"/>
        </table:table-row>
        <table:table-row table:style-name="ro1">
          <table:table-cell office:value-type="float" office:value="0.0698709892583727" calcext:value-type="float">
            <text:p>0.0698709892583727</text:p>
          </table:table-cell>
          <table:table-cell office:value-type="float" office:value="0.553939133846741" calcext:value-type="float">
            <text:p>0.553939133846741</text:p>
          </table:table-cell>
          <table:table-cell table:formula="of:=IF(([.A967]-0.5)^2+([.B967]-0.5)^2&lt;=0.5^2;1;0)" office:value-type="float" office:value="1" calcext:value-type="float">
            <text:p>1</text:p>
          </table:table-cell>
          <table:table-cell table:formula="of:=AVERAGE([.$C$2:.C967])*4" office:value-type="float" office:value="3.15113871635611" calcext:value-type="float">
            <text:p>3.151139</text:p>
          </table:table-cell>
          <table:table-cell table:formula="of:=STDEV([.$C$2:.C967])*4" office:value-type="float" office:value="1.63635312561875" calcext:value-type="float">
            <text:p>1.636353</text:p>
          </table:table-cell>
          <table:table-cell table:number-columns-repeated="2"/>
        </table:table-row>
        <table:table-row table:style-name="ro1">
          <table:table-cell office:value-type="float" office:value="0.146053471049943" calcext:value-type="float">
            <text:p>0.146053471049943</text:p>
          </table:table-cell>
          <table:table-cell office:value-type="float" office:value="0.612574722512128" calcext:value-type="float">
            <text:p>0.612574722512128</text:p>
          </table:table-cell>
          <table:table-cell table:formula="of:=IF(([.A968]-0.5)^2+([.B968]-0.5)^2&lt;=0.5^2;1;0)" office:value-type="float" office:value="1" calcext:value-type="float">
            <text:p>1</text:p>
          </table:table-cell>
          <table:table-cell table:formula="of:=AVERAGE([.$C$2:.C968])*4" office:value-type="float" office:value="3.15201654601861" calcext:value-type="float">
            <text:p>3.152017</text:p>
          </table:table-cell>
          <table:table-cell table:formula="of:=STDEV([.$C$2:.C968])*4" office:value-type="float" office:value="1.63573372262118" calcext:value-type="float">
            <text:p>1.635734</text:p>
          </table:table-cell>
          <table:table-cell table:number-columns-repeated="2"/>
        </table:table-row>
        <table:table-row table:style-name="ro1">
          <table:table-cell office:value-type="float" office:value="0.926269463982498" calcext:value-type="float">
            <text:p>0.926269463982498</text:p>
          </table:table-cell>
          <table:table-cell office:value-type="float" office:value="0.192847708077137" calcext:value-type="float">
            <text:p>0.192847708077137</text:p>
          </table:table-cell>
          <table:table-cell table:formula="of:=IF(([.A969]-0.5)^2+([.B969]-0.5)^2&lt;=0.5^2;1;0)" office:value-type="float" office:value="0" calcext:value-type="float">
            <text:p>0</text:p>
          </table:table-cell>
          <table:table-cell table:formula="of:=AVERAGE([.$C$2:.C969])*4" office:value-type="float" office:value="3.14876033057851" calcext:value-type="float">
            <text:p>3.148760</text:p>
          </table:table-cell>
          <table:table-cell table:formula="of:=STDEV([.$C$2:.C969])*4" office:value-type="float" office:value="1.63802366363981" calcext:value-type="float">
            <text:p>1.638024</text:p>
          </table:table-cell>
          <table:table-cell table:number-columns-repeated="2"/>
        </table:table-row>
        <table:table-row table:style-name="ro1">
          <table:table-cell office:value-type="float" office:value="0.171433236278126" calcext:value-type="float">
            <text:p>0.171433236278126</text:p>
          </table:table-cell>
          <table:table-cell office:value-type="float" office:value="0.199938424538436" calcext:value-type="float">
            <text:p>0.199938424538436</text:p>
          </table:table-cell>
          <table:table-cell table:formula="of:=IF(([.A970]-0.5)^2+([.B970]-0.5)^2&lt;=0.5^2;1;0)" office:value-type="float" office:value="1" calcext:value-type="float">
            <text:p>1</text:p>
          </table:table-cell>
          <table:table-cell table:formula="of:=AVERAGE([.$C$2:.C970])*4" office:value-type="float" office:value="3.14963880288958" calcext:value-type="float">
            <text:p>3.149639</text:p>
          </table:table-cell>
          <table:table-cell table:formula="of:=STDEV([.$C$2:.C970])*4" office:value-type="float" office:value="1.63740572045197" calcext:value-type="float">
            <text:p>1.637406</text:p>
          </table:table-cell>
          <table:table-cell table:number-columns-repeated="2"/>
        </table:table-row>
        <table:table-row table:style-name="ro1">
          <table:table-cell office:value-type="float" office:value="0.758135920641286" calcext:value-type="float">
            <text:p>0.758135920641286</text:p>
          </table:table-cell>
          <table:table-cell office:value-type="float" office:value="0.653725551189389" calcext:value-type="float">
            <text:p>0.653725551189389</text:p>
          </table:table-cell>
          <table:table-cell table:formula="of:=IF(([.A971]-0.5)^2+([.B971]-0.5)^2&lt;=0.5^2;1;0)" office:value-type="float" office:value="1" calcext:value-type="float">
            <text:p>1</text:p>
          </table:table-cell>
          <table:table-cell table:formula="of:=AVERAGE([.$C$2:.C971])*4" office:value-type="float" office:value="3.15051546391753" calcext:value-type="float">
            <text:p>3.150515</text:p>
          </table:table-cell>
          <table:table-cell table:formula="of:=STDEV([.$C$2:.C971])*4" office:value-type="float" office:value="1.63678834960779" calcext:value-type="float">
            <text:p>1.636788</text:p>
          </table:table-cell>
          <table:table-cell table:number-columns-repeated="2"/>
        </table:table-row>
        <table:table-row table:style-name="ro1">
          <table:table-cell office:value-type="float" office:value="0.0999328061842794" calcext:value-type="float">
            <text:p>0.0999328061842794</text:p>
          </table:table-cell>
          <table:table-cell office:value-type="float" office:value="0.491298060000451" calcext:value-type="float">
            <text:p>0.491298060000451</text:p>
          </table:table-cell>
          <table:table-cell table:formula="of:=IF(([.A972]-0.5)^2+([.B972]-0.5)^2&lt;=0.5^2;1;0)" office:value-type="float" office:value="1" calcext:value-type="float">
            <text:p>1</text:p>
          </table:table-cell>
          <table:table-cell table:formula="of:=AVERAGE([.$C$2:.C972])*4" office:value-type="float" office:value="3.1513903192585" calcext:value-type="float">
            <text:p>3.151390</text:p>
          </table:table-cell>
          <table:table-cell table:formula="of:=STDEV([.$C$2:.C972])*4" office:value-type="float" office:value="1.63617155071531" calcext:value-type="float">
            <text:p>1.636172</text:p>
          </table:table-cell>
          <table:table-cell table:number-columns-repeated="2"/>
        </table:table-row>
        <table:table-row table:style-name="ro1">
          <table:table-cell office:value-type="float" office:value="0.421442799710095" calcext:value-type="float">
            <text:p>0.421442799710095</text:p>
          </table:table-cell>
          <table:table-cell office:value-type="float" office:value="0.380149876069006" calcext:value-type="float">
            <text:p>0.380149876069006</text:p>
          </table:table-cell>
          <table:table-cell table:formula="of:=IF(([.A973]-0.5)^2+([.B973]-0.5)^2&lt;=0.5^2;1;0)" office:value-type="float" office:value="1" calcext:value-type="float">
            <text:p>1</text:p>
          </table:table-cell>
          <table:table-cell table:formula="of:=AVERAGE([.$C$2:.C973])*4" office:value-type="float" office:value="3.1522633744856" calcext:value-type="float">
            <text:p>3.152263</text:p>
          </table:table-cell>
          <table:table-cell table:formula="of:=STDEV([.$C$2:.C973])*4" office:value-type="float" office:value="1.63555532337962" calcext:value-type="float">
            <text:p>1.635555</text:p>
          </table:table-cell>
          <table:table-cell table:number-columns-repeated="2"/>
        </table:table-row>
        <table:table-row table:style-name="ro1">
          <table:table-cell office:value-type="float" office:value="0.55470116655156" calcext:value-type="float">
            <text:p>0.55470116655156</text:p>
          </table:table-cell>
          <table:table-cell office:value-type="float" office:value="0.85130402715111" calcext:value-type="float">
            <text:p>0.85130402715111</text:p>
          </table:table-cell>
          <table:table-cell table:formula="of:=IF(([.A974]-0.5)^2+([.B974]-0.5)^2&lt;=0.5^2;1;0)" office:value-type="float" office:value="1" calcext:value-type="float">
            <text:p>1</text:p>
          </table:table-cell>
          <table:table-cell table:formula="of:=AVERAGE([.$C$2:.C974])*4" office:value-type="float" office:value="3.15313463514902" calcext:value-type="float">
            <text:p>3.153135</text:p>
          </table:table-cell>
          <table:table-cell table:formula="of:=STDEV([.$C$2:.C974])*4" office:value-type="float" office:value="1.634939667203" calcext:value-type="float">
            <text:p>1.634940</text:p>
          </table:table-cell>
          <table:table-cell table:number-columns-repeated="2"/>
        </table:table-row>
        <table:table-row table:style-name="ro1">
          <table:table-cell office:value-type="float" office:value="0.822106078766114" calcext:value-type="float">
            <text:p>0.822106078766114</text:p>
          </table:table-cell>
          <table:table-cell office:value-type="float" office:value="0.257328417097531" calcext:value-type="float">
            <text:p>0.257328417097531</text:p>
          </table:table-cell>
          <table:table-cell table:formula="of:=IF(([.A975]-0.5)^2+([.B975]-0.5)^2&lt;=0.5^2;1;0)" office:value-type="float" office:value="1" calcext:value-type="float">
            <text:p>1</text:p>
          </table:table-cell>
          <table:table-cell table:formula="of:=AVERAGE([.$C$2:.C975])*4" office:value-type="float" office:value="3.15400410677618" calcext:value-type="float">
            <text:p>3.154004</text:p>
          </table:table-cell>
          <table:table-cell table:formula="of:=STDEV([.$C$2:.C975])*4" office:value-type="float" office:value="1.63432458178493" calcext:value-type="float">
            <text:p>1.634325</text:p>
          </table:table-cell>
          <table:table-cell table:number-columns-repeated="2"/>
        </table:table-row>
        <table:table-row table:style-name="ro1">
          <table:table-cell office:value-type="float" office:value="0.796463477674415" calcext:value-type="float">
            <text:p>0.796463477674415</text:p>
          </table:table-cell>
          <table:table-cell office:value-type="float" office:value="0.164825883629052" calcext:value-type="float">
            <text:p>0.164825883629052</text:p>
          </table:table-cell>
          <table:table-cell table:formula="of:=IF(([.A976]-0.5)^2+([.B976]-0.5)^2&lt;=0.5^2;1;0)" office:value-type="float" office:value="1" calcext:value-type="float">
            <text:p>1</text:p>
          </table:table-cell>
          <table:table-cell table:formula="of:=AVERAGE([.$C$2:.C976])*4" office:value-type="float" office:value="3.1548717948718" calcext:value-type="float">
            <text:p>3.154872</text:p>
          </table:table-cell>
          <table:table-cell table:formula="of:=STDEV([.$C$2:.C976])*4" office:value-type="float" office:value="1.63371006672213" calcext:value-type="float">
            <text:p>1.633710</text:p>
          </table:table-cell>
          <table:table-cell table:number-columns-repeated="2"/>
        </table:table-row>
        <table:table-row table:style-name="ro1">
          <table:table-cell office:value-type="float" office:value="0.382513502591575" calcext:value-type="float">
            <text:p>0.382513502591575</text:p>
          </table:table-cell>
          <table:table-cell office:value-type="float" office:value="0.398377323017385" calcext:value-type="float">
            <text:p>0.398377323017385</text:p>
          </table:table-cell>
          <table:table-cell table:formula="of:=IF(([.A977]-0.5)^2+([.B977]-0.5)^2&lt;=0.5^2;1;0)" office:value-type="float" office:value="1" calcext:value-type="float">
            <text:p>1</text:p>
          </table:table-cell>
          <table:table-cell table:formula="of:=AVERAGE([.$C$2:.C977])*4" office:value-type="float" office:value="3.15573770491803" calcext:value-type="float">
            <text:p>3.155738</text:p>
          </table:table-cell>
          <table:table-cell table:formula="of:=STDEV([.$C$2:.C977])*4" office:value-type="float" office:value="1.63309612160852" calcext:value-type="float">
            <text:p>1.633096</text:p>
          </table:table-cell>
          <table:table-cell table:number-columns-repeated="2"/>
        </table:table-row>
        <table:table-row table:style-name="ro1">
          <table:table-cell office:value-type="float" office:value="0.719584069524119" calcext:value-type="float">
            <text:p>0.719584069524119</text:p>
          </table:table-cell>
          <table:table-cell office:value-type="float" office:value="0.966004440005097" calcext:value-type="float">
            <text:p>0.966004440005097</text:p>
          </table:table-cell>
          <table:table-cell table:formula="of:=IF(([.A978]-0.5)^2+([.B978]-0.5)^2&lt;=0.5^2;1;0)" office:value-type="float" office:value="0" calcext:value-type="float">
            <text:p>0</text:p>
          </table:table-cell>
          <table:table-cell table:formula="of:=AVERAGE([.$C$2:.C978])*4" office:value-type="float" office:value="3.1525076765609" calcext:value-type="float">
            <text:p>3.152508</text:p>
          </table:table-cell>
          <table:table-cell table:formula="of:=STDEV([.$C$2:.C978])*4" office:value-type="float" office:value="1.63537869611456" calcext:value-type="float">
            <text:p>1.635379</text:p>
          </table:table-cell>
          <table:table-cell table:number-columns-repeated="2"/>
        </table:table-row>
        <table:table-row table:style-name="ro1">
          <table:table-cell office:value-type="float" office:value="0.147749731127155" calcext:value-type="float">
            <text:p>0.147749731127155</text:p>
          </table:table-cell>
          <table:table-cell office:value-type="float" office:value="0.0889056000280221" calcext:value-type="float">
            <text:p>0.0889056000280221</text:p>
          </table:table-cell>
          <table:table-cell table:formula="of:=IF(([.A979]-0.5)^2+([.B979]-0.5)^2&lt;=0.5^2;1;0)" office:value-type="float" office:value="0" calcext:value-type="float">
            <text:p>0</text:p>
          </table:table-cell>
          <table:table-cell table:formula="of:=AVERAGE([.$C$2:.C979])*4" office:value-type="float" office:value="3.14928425357873" calcext:value-type="float">
            <text:p>3.149284</text:p>
          </table:table-cell>
          <table:table-cell table:formula="of:=STDEV([.$C$2:.C979])*4" office:value-type="float" office:value="1.63764706856034" calcext:value-type="float">
            <text:p>1.637647</text:p>
          </table:table-cell>
          <table:table-cell table:number-columns-repeated="2"/>
        </table:table-row>
        <table:table-row table:style-name="ro1">
          <table:table-cell office:value-type="float" office:value="0.296974610601492" calcext:value-type="float">
            <text:p>0.296974610601492</text:p>
          </table:table-cell>
          <table:table-cell office:value-type="float" office:value="0.389488816911243" calcext:value-type="float">
            <text:p>0.389488816911243</text:p>
          </table:table-cell>
          <table:table-cell table:formula="of:=IF(([.A980]-0.5)^2+([.B980]-0.5)^2&lt;=0.5^2;1;0)" office:value-type="float" office:value="1" calcext:value-type="float">
            <text:p>1</text:p>
          </table:table-cell>
          <table:table-cell table:formula="of:=AVERAGE([.$C$2:.C980])*4" office:value-type="float" office:value="3.15015321756895" calcext:value-type="float">
            <text:p>3.150153</text:p>
          </table:table-cell>
          <table:table-cell table:formula="of:=STDEV([.$C$2:.C980])*4" office:value-type="float" office:value="1.63703541373592" calcext:value-type="float">
            <text:p>1.637035</text:p>
          </table:table-cell>
          <table:table-cell table:number-columns-repeated="2"/>
        </table:table-row>
        <table:table-row table:style-name="ro1">
          <table:table-cell office:value-type="float" office:value="0.0202182872978413" calcext:value-type="float">
            <text:p>0.0202182872978413</text:p>
          </table:table-cell>
          <table:table-cell office:value-type="float" office:value="0.707858163455513" calcext:value-type="float">
            <text:p>0.707858163455513</text:p>
          </table:table-cell>
          <table:table-cell table:formula="of:=IF(([.A981]-0.5)^2+([.B981]-0.5)^2&lt;=0.5^2;1;0)" office:value-type="float" office:value="0" calcext:value-type="float">
            <text:p>0</text:p>
          </table:table-cell>
          <table:table-cell table:formula="of:=AVERAGE([.$C$2:.C981])*4" office:value-type="float" office:value="3.1469387755102" calcext:value-type="float">
            <text:p>3.146939</text:p>
          </table:table-cell>
          <table:table-cell table:formula="of:=STDEV([.$C$2:.C981])*4" office:value-type="float" office:value="1.63929056640665" calcext:value-type="float">
            <text:p>1.639291</text:p>
          </table:table-cell>
          <table:table-cell table:number-columns-repeated="2"/>
        </table:table-row>
        <table:table-row table:style-name="ro1">
          <table:table-cell office:value-type="float" office:value="0.0843755269438289" calcext:value-type="float">
            <text:p>0.0843755269438289</text:p>
          </table:table-cell>
          <table:table-cell office:value-type="float" office:value="0.192613595006059" calcext:value-type="float">
            <text:p>0.192613595006059</text:p>
          </table:table-cell>
          <table:table-cell table:formula="of:=IF(([.A982]-0.5)^2+([.B982]-0.5)^2&lt;=0.5^2;1;0)" office:value-type="float" office:value="0" calcext:value-type="float">
            <text:p>0</text:p>
          </table:table-cell>
          <table:table-cell table:formula="of:=AVERAGE([.$C$2:.C982])*4" office:value-type="float" office:value="3.14373088685015" calcext:value-type="float">
            <text:p>3.143731</text:p>
          </table:table-cell>
          <table:table-cell table:formula="of:=STDEV([.$C$2:.C982])*4" office:value-type="float" office:value="1.64153174640122" calcext:value-type="float">
            <text:p>1.641532</text:p>
          </table:table-cell>
          <table:table-cell table:number-columns-repeated="2"/>
        </table:table-row>
        <table:table-row table:style-name="ro1">
          <table:table-cell office:value-type="float" office:value="0.0449940854654643" calcext:value-type="float">
            <text:p>0.0449940854654643</text:p>
          </table:table-cell>
          <table:table-cell office:value-type="float" office:value="0.472544525308495" calcext:value-type="float">
            <text:p>0.472544525308495</text:p>
          </table:table-cell>
          <table:table-cell table:formula="of:=IF(([.A983]-0.5)^2+([.B983]-0.5)^2&lt;=0.5^2;1;0)" office:value-type="float" office:value="1" calcext:value-type="float">
            <text:p>1</text:p>
          </table:table-cell>
          <table:table-cell table:formula="of:=AVERAGE([.$C$2:.C983])*4" office:value-type="float" office:value="3.14460285132383" calcext:value-type="float">
            <text:p>3.144603</text:p>
          </table:table-cell>
          <table:table-cell table:formula="of:=STDEV([.$C$2:.C983])*4" office:value-type="float" office:value="1.64092239143462" calcext:value-type="float">
            <text:p>1.640922</text:p>
          </table:table-cell>
          <table:table-cell table:number-columns-repeated="2"/>
        </table:table-row>
        <table:table-row table:style-name="ro1">
          <table:table-cell office:value-type="float" office:value="0.820392499960102" calcext:value-type="float">
            <text:p>0.820392499960102</text:p>
          </table:table-cell>
          <table:table-cell office:value-type="float" office:value="0.342624497087841" calcext:value-type="float">
            <text:p>0.342624497087841</text:p>
          </table:table-cell>
          <table:table-cell table:formula="of:=IF(([.A984]-0.5)^2+([.B984]-0.5)^2&lt;=0.5^2;1;0)" office:value-type="float" office:value="1" calcext:value-type="float">
            <text:p>1</text:p>
          </table:table-cell>
          <table:table-cell table:formula="of:=AVERAGE([.$C$2:.C984])*4" office:value-type="float" office:value="3.14547304170905" calcext:value-type="float">
            <text:p>3.145473</text:p>
          </table:table-cell>
          <table:table-cell table:formula="of:=STDEV([.$C$2:.C984])*4" office:value-type="float" office:value="1.64031358926141" calcext:value-type="float">
            <text:p>1.640314</text:p>
          </table:table-cell>
          <table:table-cell table:number-columns-repeated="2"/>
        </table:table-row>
        <table:table-row table:style-name="ro1">
          <table:table-cell office:value-type="float" office:value="0.145008443300332" calcext:value-type="float">
            <text:p>0.145008443300332</text:p>
          </table:table-cell>
          <table:table-cell office:value-type="float" office:value="0.274499614147142" calcext:value-type="float">
            <text:p>0.274499614147142</text:p>
          </table:table-cell>
          <table:table-cell table:formula="of:=IF(([.A985]-0.5)^2+([.B985]-0.5)^2&lt;=0.5^2;1;0)" office:value-type="float" office:value="1" calcext:value-type="float">
            <text:p>1</text:p>
          </table:table-cell>
          <table:table-cell table:formula="of:=AVERAGE([.$C$2:.C985])*4" office:value-type="float" office:value="3.14634146341463" calcext:value-type="float">
            <text:p>3.146341</text:p>
          </table:table-cell>
          <table:table-cell table:formula="of:=STDEV([.$C$2:.C985])*4" office:value-type="float" office:value="1.63970533952793" calcext:value-type="float">
            <text:p>1.639705</text:p>
          </table:table-cell>
          <table:table-cell table:number-columns-repeated="2"/>
        </table:table-row>
        <table:table-row table:style-name="ro1">
          <table:table-cell office:value-type="float" office:value="0.334607067810057" calcext:value-type="float">
            <text:p>0.334607067810057</text:p>
          </table:table-cell>
          <table:table-cell office:value-type="float" office:value="0.757464111440446" calcext:value-type="float">
            <text:p>0.757464111440446</text:p>
          </table:table-cell>
          <table:table-cell table:formula="of:=IF(([.A986]-0.5)^2+([.B986]-0.5)^2&lt;=0.5^2;1;0)" office:value-type="float" office:value="1" calcext:value-type="float">
            <text:p>1</text:p>
          </table:table-cell>
          <table:table-cell table:formula="of:=AVERAGE([.$C$2:.C986])*4" office:value-type="float" office:value="3.14720812182741" calcext:value-type="float">
            <text:p>3.147208</text:p>
          </table:table-cell>
          <table:table-cell table:formula="of:=STDEV([.$C$2:.C986])*4" office:value-type="float" office:value="1.63909764187761" calcext:value-type="float">
            <text:p>1.639098</text:p>
          </table:table-cell>
          <table:table-cell table:number-columns-repeated="2"/>
        </table:table-row>
        <table:table-row table:style-name="ro1">
          <table:table-cell office:value-type="float" office:value="0.289764717994714" calcext:value-type="float">
            <text:p>0.289764717994714</text:p>
          </table:table-cell>
          <table:table-cell office:value-type="float" office:value="0.388112857698102" calcext:value-type="float">
            <text:p>0.388112857698102</text:p>
          </table:table-cell>
          <table:table-cell table:formula="of:=IF(([.A987]-0.5)^2+([.B987]-0.5)^2&lt;=0.5^2;1;0)" office:value-type="float" office:value="1" calcext:value-type="float">
            <text:p>1</text:p>
          </table:table-cell>
          <table:table-cell table:formula="of:=AVERAGE([.$C$2:.C987])*4" office:value-type="float" office:value="3.14807302231237" calcext:value-type="float">
            <text:p>3.148073</text:p>
          </table:table-cell>
          <table:table-cell table:formula="of:=STDEV([.$C$2:.C987])*4" office:value-type="float" office:value="1.63849049595115" calcext:value-type="float">
            <text:p>1.638490</text:p>
          </table:table-cell>
          <table:table-cell table:number-columns-repeated="2"/>
        </table:table-row>
        <table:table-row table:style-name="ro1">
          <table:table-cell office:value-type="float" office:value="0.892446693109691" calcext:value-type="float">
            <text:p>0.892446693109691</text:p>
          </table:table-cell>
          <table:table-cell office:value-type="float" office:value="0.910350804818829" calcext:value-type="float">
            <text:p>0.910350804818829</text:p>
          </table:table-cell>
          <table:table-cell table:formula="of:=IF(([.A988]-0.5)^2+([.B988]-0.5)^2&lt;=0.5^2;1;0)" office:value-type="float" office:value="0" calcext:value-type="float">
            <text:p>0</text:p>
          </table:table-cell>
          <table:table-cell table:formula="of:=AVERAGE([.$C$2:.C988])*4" office:value-type="float" office:value="3.14488348530902" calcext:value-type="float">
            <text:p>3.144883</text:p>
          </table:table-cell>
          <table:table-cell table:formula="of:=STDEV([.$C$2:.C988])*4" office:value-type="float" office:value="1.64072216747154" calcext:value-type="float">
            <text:p>1.640722</text:p>
          </table:table-cell>
          <table:table-cell table:number-columns-repeated="2"/>
        </table:table-row>
        <table:table-row table:style-name="ro1">
          <table:table-cell office:value-type="float" office:value="0.571030227325837" calcext:value-type="float">
            <text:p>0.571030227325837</text:p>
          </table:table-cell>
          <table:table-cell office:value-type="float" office:value="0.0801088361490704" calcext:value-type="float">
            <text:p>0.0801088361490704</text:p>
          </table:table-cell>
          <table:table-cell table:formula="of:=IF(([.A989]-0.5)^2+([.B989]-0.5)^2&lt;=0.5^2;1;0)" office:value-type="float" office:value="1" calcext:value-type="float">
            <text:p>1</text:p>
          </table:table-cell>
          <table:table-cell table:formula="of:=AVERAGE([.$C$2:.C989])*4" office:value-type="float" office:value="3.14574898785425" calcext:value-type="float">
            <text:p>3.145749</text:p>
          </table:table-cell>
          <table:table-cell table:formula="of:=STDEV([.$C$2:.C989])*4" office:value-type="float" office:value="1.6401164320214" calcext:value-type="float">
            <text:p>1.640116</text:p>
          </table:table-cell>
          <table:table-cell table:number-columns-repeated="2"/>
        </table:table-row>
        <table:table-row table:style-name="ro1">
          <table:table-cell office:value-type="float" office:value="0.471127783259767" calcext:value-type="float">
            <text:p>0.471127783259767</text:p>
          </table:table-cell>
          <table:table-cell office:value-type="float" office:value="0.771438940156586" calcext:value-type="float">
            <text:p>0.771438940156586</text:p>
          </table:table-cell>
          <table:table-cell table:formula="of:=IF(([.A990]-0.5)^2+([.B990]-0.5)^2&lt;=0.5^2;1;0)" office:value-type="float" office:value="1" calcext:value-type="float">
            <text:p>1</text:p>
          </table:table-cell>
          <table:table-cell table:formula="of:=AVERAGE([.$C$2:.C990])*4" office:value-type="float" office:value="3.14661274014156" calcext:value-type="float">
            <text:p>3.146613</text:p>
          </table:table-cell>
          <table:table-cell table:formula="of:=STDEV([.$C$2:.C990])*4" office:value-type="float" office:value="1.63951124366276" calcext:value-type="float">
            <text:p>1.639511</text:p>
          </table:table-cell>
          <table:table-cell table:number-columns-repeated="2"/>
        </table:table-row>
        <table:table-row table:style-name="ro1">
          <table:table-cell office:value-type="float" office:value="0.993242299537959" calcext:value-type="float">
            <text:p>0.993242299537959</text:p>
          </table:table-cell>
          <table:table-cell office:value-type="float" office:value="0.289093355272207" calcext:value-type="float">
            <text:p>0.289093355272207</text:p>
          </table:table-cell>
          <table:table-cell table:formula="of:=IF(([.A991]-0.5)^2+([.B991]-0.5)^2&lt;=0.5^2;1;0)" office:value-type="float" office:value="0" calcext:value-type="float">
            <text:p>0</text:p>
          </table:table-cell>
          <table:table-cell table:formula="of:=AVERAGE([.$C$2:.C991])*4" office:value-type="float" office:value="3.14343434343434" calcext:value-type="float">
            <text:p>3.143434</text:p>
          </table:table-cell>
          <table:table-cell table:formula="of:=STDEV([.$C$2:.C991])*4" office:value-type="float" office:value="1.64173091818276" calcext:value-type="float">
            <text:p>1.641731</text:p>
          </table:table-cell>
          <table:table-cell table:number-columns-repeated="2"/>
        </table:table-row>
        <table:table-row table:style-name="ro1">
          <table:table-cell office:value-type="float" office:value="0.0791562007739801" calcext:value-type="float">
            <text:p>0.0791562007739801</text:p>
          </table:table-cell>
          <table:table-cell office:value-type="float" office:value="0.769230554051041" calcext:value-type="float">
            <text:p>0.769230554051041</text:p>
          </table:table-cell>
          <table:table-cell table:formula="of:=IF(([.A992]-0.5)^2+([.B992]-0.5)^2&lt;=0.5^2;1;0)" office:value-type="float" office:value="1" calcext:value-type="float">
            <text:p>1</text:p>
          </table:table-cell>
          <table:table-cell table:formula="of:=AVERAGE([.$C$2:.C992])*4" office:value-type="float" office:value="3.14429868819374" calcext:value-type="float">
            <text:p>3.144299</text:p>
          </table:table-cell>
          <table:table-cell table:formula="of:=STDEV([.$C$2:.C992])*4" office:value-type="float" office:value="1.64112713410363" calcext:value-type="float">
            <text:p>1.641127</text:p>
          </table:table-cell>
          <table:table-cell table:number-columns-repeated="2"/>
        </table:table-row>
        <table:table-row table:style-name="ro1">
          <table:table-cell office:value-type="float" office:value="0.27025730682275" calcext:value-type="float">
            <text:p>0.27025730682275</text:p>
          </table:table-cell>
          <table:table-cell office:value-type="float" office:value="0.503008649354245" calcext:value-type="float">
            <text:p>0.503008649354245</text:p>
          </table:table-cell>
          <table:table-cell table:formula="of:=IF(([.A993]-0.5)^2+([.B993]-0.5)^2&lt;=0.5^2;1;0)" office:value-type="float" office:value="1" calcext:value-type="float">
            <text:p>1</text:p>
          </table:table-cell>
          <table:table-cell table:formula="of:=AVERAGE([.$C$2:.C993])*4" office:value-type="float" office:value="3.14516129032258" calcext:value-type="float">
            <text:p>3.145161</text:p>
          </table:table-cell>
          <table:table-cell table:formula="of:=STDEV([.$C$2:.C993])*4" office:value-type="float" office:value="1.64052389253289" calcext:value-type="float">
            <text:p>1.640524</text:p>
          </table:table-cell>
          <table:table-cell table:number-columns-repeated="2"/>
        </table:table-row>
        <table:table-row table:style-name="ro1">
          <table:table-cell office:value-type="float" office:value="0.234126364708815" calcext:value-type="float">
            <text:p>0.234126364708815</text:p>
          </table:table-cell>
          <table:table-cell office:value-type="float" office:value="0.816309611860088" calcext:value-type="float">
            <text:p>0.816309611860088</text:p>
          </table:table-cell>
          <table:table-cell table:formula="of:=IF(([.A994]-0.5)^2+([.B994]-0.5)^2&lt;=0.5^2;1;0)" office:value-type="float" office:value="1" calcext:value-type="float">
            <text:p>1</text:p>
          </table:table-cell>
          <table:table-cell table:formula="of:=AVERAGE([.$C$2:.C994])*4" office:value-type="float" office:value="3.1460221550856" calcext:value-type="float">
            <text:p>3.146022</text:p>
          </table:table-cell>
          <table:table-cell table:formula="of:=STDEV([.$C$2:.C994])*4" office:value-type="float" office:value="1.63992119312788" calcext:value-type="float">
            <text:p>1.639921</text:p>
          </table:table-cell>
          <table:table-cell table:number-columns-repeated="2"/>
        </table:table-row>
        <table:table-row table:style-name="ro1">
          <table:table-cell office:value-type="float" office:value="0.706846597508731" calcext:value-type="float">
            <text:p>0.706846597508731</text:p>
          </table:table-cell>
          <table:table-cell office:value-type="float" office:value="0.791908438669832" calcext:value-type="float">
            <text:p>0.791908438669832</text:p>
          </table:table-cell>
          <table:table-cell table:formula="of:=IF(([.A995]-0.5)^2+([.B995]-0.5)^2&lt;=0.5^2;1;0)" office:value-type="float" office:value="1" calcext:value-type="float">
            <text:p>1</text:p>
          </table:table-cell>
          <table:table-cell table:formula="of:=AVERAGE([.$C$2:.C995])*4" office:value-type="float" office:value="3.14688128772636" calcext:value-type="float">
            <text:p>3.146881</text:p>
          </table:table-cell>
          <table:table-cell table:formula="of:=STDEV([.$C$2:.C995])*4" office:value-type="float" office:value="1.63931903554311" calcext:value-type="float">
            <text:p>1.639319</text:p>
          </table:table-cell>
          <table:table-cell table:number-columns-repeated="2"/>
        </table:table-row>
        <table:table-row table:style-name="ro1">
          <table:table-cell office:value-type="float" office:value="0.988965021147061" calcext:value-type="float">
            <text:p>0.988965021147061</text:p>
          </table:table-cell>
          <table:table-cell office:value-type="float" office:value="0.193395899212856" calcext:value-type="float">
            <text:p>0.193395899212856</text:p>
          </table:table-cell>
          <table:table-cell table:formula="of:=IF(([.A996]-0.5)^2+([.B996]-0.5)^2&lt;=0.5^2;1;0)" office:value-type="float" office:value="0" calcext:value-type="float">
            <text:p>0</text:p>
          </table:table-cell>
          <table:table-cell table:formula="of:=AVERAGE([.$C$2:.C996])*4" office:value-type="float" office:value="3.14371859296482" calcext:value-type="float">
            <text:p>3.143719</text:p>
          </table:table-cell>
          <table:table-cell table:formula="of:=STDEV([.$C$2:.C996])*4" office:value-type="float" office:value="1.6415285367081" calcext:value-type="float">
            <text:p>1.641529</text:p>
          </table:table-cell>
          <table:table-cell table:number-columns-repeated="2"/>
        </table:table-row>
        <table:table-row table:style-name="ro1">
          <table:table-cell office:value-type="float" office:value="0.639951957217119" calcext:value-type="float">
            <text:p>0.639951957217119</text:p>
          </table:table-cell>
          <table:table-cell office:value-type="float" office:value="0.405870622132685" calcext:value-type="float">
            <text:p>0.405870622132685</text:p>
          </table:table-cell>
          <table:table-cell table:formula="of:=IF(([.A997]-0.5)^2+([.B997]-0.5)^2&lt;=0.5^2;1;0)" office:value-type="float" office:value="1" calcext:value-type="float">
            <text:p>1</text:p>
          </table:table-cell>
          <table:table-cell table:formula="of:=AVERAGE([.$C$2:.C997])*4" office:value-type="float" office:value="3.14457831325301" calcext:value-type="float">
            <text:p>3.144578</text:p>
          </table:table-cell>
          <table:table-cell table:formula="of:=STDEV([.$C$2:.C997])*4" office:value-type="float" office:value="1.64092776885657" calcext:value-type="float">
            <text:p>1.640928</text:p>
          </table:table-cell>
          <table:table-cell table:number-columns-repeated="2"/>
        </table:table-row>
        <table:table-row table:style-name="ro1">
          <table:table-cell office:value-type="float" office:value="0.928683128387189" calcext:value-type="float">
            <text:p>0.928683128387189</text:p>
          </table:table-cell>
          <table:table-cell office:value-type="float" office:value="0.235885921290175" calcext:value-type="float">
            <text:p>0.235885921290175</text:p>
          </table:table-cell>
          <table:table-cell table:formula="of:=IF(([.A998]-0.5)^2+([.B998]-0.5)^2&lt;=0.5^2;1;0)" office:value-type="float" office:value="0" calcext:value-type="float">
            <text:p>0</text:p>
          </table:table-cell>
          <table:table-cell table:formula="of:=AVERAGE([.$C$2:.C998])*4" office:value-type="float" office:value="3.14142427281846" calcext:value-type="float">
            <text:p>3.141424</text:p>
          </table:table-cell>
          <table:table-cell table:formula="of:=STDEV([.$C$2:.C998])*4" office:value-type="float" office:value="1.64312464894801" calcext:value-type="float">
            <text:p>1.643125</text:p>
          </table:table-cell>
          <table:table-cell table:number-columns-repeated="2"/>
        </table:table-row>
        <table:table-row table:style-name="ro1">
          <table:table-cell office:value-type="float" office:value="0.899861924669767" calcext:value-type="float">
            <text:p>0.899861924669767</text:p>
          </table:table-cell>
          <table:table-cell office:value-type="float" office:value="0.566817779283324" calcext:value-type="float">
            <text:p>0.566817779283324</text:p>
          </table:table-cell>
          <table:table-cell table:formula="of:=IF(([.A999]-0.5)^2+([.B999]-0.5)^2&lt;=0.5^2;1;0)" office:value-type="float" office:value="1" calcext:value-type="float">
            <text:p>1</text:p>
          </table:table-cell>
          <table:table-cell table:formula="of:=AVERAGE([.$C$2:.C999])*4" office:value-type="float" office:value="3.14228456913828" calcext:value-type="float">
            <text:p>3.142285</text:p>
          </table:table-cell>
          <table:table-cell table:formula="of:=STDEV([.$C$2:.C999])*4" office:value-type="float" office:value="1.64252526889521" calcext:value-type="float">
            <text:p>1.642525</text:p>
          </table:table-cell>
          <table:table-cell table:number-columns-repeated="2"/>
        </table:table-row>
        <table:table-row table:style-name="ro1">
          <table:table-cell office:value-type="float" office:value="0.256630314411077" calcext:value-type="float">
            <text:p>0.256630314411077</text:p>
          </table:table-cell>
          <table:table-cell office:value-type="float" office:value="0.233959271269" calcext:value-type="float">
            <text:p>0.233959271269</text:p>
          </table:table-cell>
          <table:table-cell table:formula="of:=IF(([.A1000]-0.5)^2+([.B1000]-0.5)^2&lt;=0.5^2;1;0)" office:value-type="float" office:value="1" calcext:value-type="float">
            <text:p>1</text:p>
          </table:table-cell>
          <table:table-cell table:formula="of:=AVERAGE([.$C$2:.C1000])*4" office:value-type="float" office:value="3.14314314314314" calcext:value-type="float">
            <text:p>3.143143</text:p>
          </table:table-cell>
          <table:table-cell table:formula="of:=STDEV([.$C$2:.C1000])*4" office:value-type="float" office:value="1.6419264220059" calcext:value-type="float">
            <text:p>1.641926</text:p>
          </table:table-cell>
          <table:table-cell table:number-columns-repeated="2"/>
        </table:table-row>
        <table:table-row table:style-name="ro1">
          <table:table-cell office:value-type="float" office:value="0.165578068571619" calcext:value-type="float">
            <text:p>0.165578068571619</text:p>
          </table:table-cell>
          <table:table-cell office:value-type="float" office:value="0.498833854657576" calcext:value-type="float">
            <text:p>0.498833854657576</text:p>
          </table:table-cell>
          <table:table-cell table:formula="of:=IF(([.A1001]-0.5)^2+([.B1001]-0.5)^2&lt;=0.5^2;1;0)" office:value-type="float" office:value="1" calcext:value-type="float">
            <text:p>1</text:p>
          </table:table-cell>
          <table:table-cell table:formula="of:=AVERAGE([.$C$2:.C1001])*4" office:value-type="float" office:value="3.144" calcext:value-type="float">
            <text:p>3.144000</text:p>
          </table:table-cell>
          <table:table-cell table:formula="of:=STDEV([.$C$2:.C1001])*4" office:value-type="float" office:value="1.64132810795341" calcext:value-type="float">
            <text:p>1.641328</text:p>
          </table:table-cell>
          <table:table-cell table:number-columns-repeated="2"/>
        </table:table-row>
        <table:table-row table:style-name="ro1" table:number-rows-repeated="10475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09:40:27.983615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08:32:04.641901799</meta:creation-date>
    <dc:date>2024-08-30T09:59:18.914307691</dc:date>
    <meta:editing-duration>PT14M39S</meta:editing-duration>
    <meta:editing-cycles>5</meta:editing-cycles>
    <meta:generator>LibreOffice/24.2.5.2$Linux_X86_64 LibreOffice_project/420$Build-2</meta:generator>
    <meta:document-statistic meta:table-count="1" meta:cell-count="5011" meta:object-count="0"/>
  </office:meta>
</office:document-meta>
</file>